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2" svg:font-family="'Ubuntu Mono'"/>
    <style:font-face style:name="Liberation Serif1" svg:font-family="'Liberation Serif'" style:font-family-generic="roman"/>
    <style:font-face style:name="Liberation Serif2" svg:font-family="'Liberation Serif'" style:font-adornments="Жирный курсив" style:font-family-generic="roman"/>
    <style:font-face style:name="Ubuntu Mono1" svg:font-family="'Ubuntu Mono'" style:font-pitch="fixed"/>
    <style:font-face style:name="Ubuntu Mono" svg:font-family="'Ubuntu Mono'" style:font-adornments="Жирный курсив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43" style:family="table">
      <style:table-properties style:width="18.002cm" table:align="margins"/>
    </style:style>
    <style:style style:name="Таблица43.A" style:family="table-column">
      <style:table-column-properties style:column-width="6.001cm" style:rel-column-width="21845*"/>
    </style:style>
    <style:style style:name="Таблица4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3.C1" style:family="table-cell">
      <style:table-cell-properties fo:padding="0.097cm" fo:border="0.05pt solid #000000"/>
    </style:style>
    <style:style style:name="Таблица43.A2" style:family="table-cell">
      <style:table-cell-properties fo:padding="0.097cm" fo:border-left="0.05pt solid #000000" fo:border-right="none" fo:border-top="none" fo:border-bottom="0.05pt solid #000000"/>
    </style:style>
    <style:style style:name="Таблица4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5.616cm" style:rel-column-width="20448*"/>
    </style:style>
    <style:style style:name="Таблица8.C" style:family="table-column">
      <style:table-column-properties style:column-width="6.768cm" style:rel-column-width="24639*"/>
    </style:style>
    <style:style style:name="Таблица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none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4" style:family="table">
      <style:table-properties style:width="18.002cm" table:align="margins"/>
    </style:style>
    <style:style style:name="Таблица44.A" style:family="table-column">
      <style:table-column-properties style:column-width="9.001cm" style:rel-column-width="32767*"/>
    </style:style>
    <style:style style:name="Таблица44.B" style:family="table-column">
      <style:table-column-properties style:column-width="9.001cm" style:rel-column-width="32768*"/>
    </style:style>
    <style:style style:name="Таблица4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4.B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4.A2" style:family="table-cell">
      <style:table-cell-properties fo:padding="0.097cm" fo:border-left="0.05pt solid #000000" fo:border-right="none" fo:border-top="none" fo:border-bottom="0.05pt solid #000000"/>
    </style:style>
    <style:style style:name="Таблица4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4.A3" style:family="table-cell">
      <style:table-cell-properties fo:padding="0.097cm" fo:border-left="0.05pt solid #000000" fo:border-right="none" fo:border-top="none" fo:border-bottom="0.05pt solid #000000"/>
    </style:style>
    <style:style style:name="Таблица4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023cm" fo:margin-left="0cm" table:align="left"/>
    </style:style>
    <style:style style:name="Таблица9.A" style:family="table-column">
      <style:table-column-properties style:column-width="0.942cm"/>
    </style:style>
    <style:style style:name="Таблица9.B" style:family="table-column">
      <style:table-column-properties style:column-width="1.154cm"/>
    </style:style>
    <style:style style:name="Таблица9.C" style:family="table-column">
      <style:table-column-properties style:column-width="1.702cm"/>
    </style:style>
    <style:style style:name="Таблица9.D" style:family="table-column">
      <style:table-column-properties style:column-width="2.411cm"/>
    </style:style>
    <style:style style:name="Таблица9.E" style:family="table-column">
      <style:table-column-properties style:column-width="0.7cm"/>
    </style:style>
    <style:style style:name="Таблица9.F" style:family="table-column">
      <style:table-column-properties style:column-width="1.683cm"/>
    </style:style>
    <style:style style:name="Таблица9.G" style:family="table-column">
      <style:table-column-properties style:column-width="2.803cm"/>
    </style:style>
    <style:style style:name="Таблица9.H" style:family="table-column">
      <style:table-column-properties style:column-width="2.909cm"/>
    </style:style>
    <style:style style:name="Таблица9.I" style:family="table-column">
      <style:table-column-properties style:column-width="3.72cm"/>
    </style:style>
    <style:style style:name="Таблица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9.F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9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I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none" fo:border-top="none" fo:border-bottom="0.05pt solid #000000"/>
    </style:style>
    <style:style style:name="Таблица9.H3" style:family="table-cell">
      <style:table-cell-properties fo:padding="0.097cm" fo:border-left="0.05pt solid #000000" fo:border-right="none" fo:border-top="none" fo:border-bottom="0.05pt solid #000000"/>
    </style:style>
    <style:style style:name="Таблица9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none" fo:border-top="none" fo:border-bottom="0.05pt solid #000000"/>
    </style:style>
    <style:style style:name="Таблица9.H4" style:family="table-cell">
      <style:table-cell-properties fo:padding="0.097cm" fo:border-left="0.05pt solid #000000" fo:border-right="none" fo:border-top="none" fo:border-bottom="0.05pt solid #000000"/>
    </style:style>
    <style:style style:name="Таблица9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5" style:family="table-cell">
      <style:table-cell-properties fo:padding="0.097cm" fo:border-left="0.05pt solid #000000" fo:border-right="none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none" fo:border-top="none" fo:border-bottom="0.05pt solid #000000"/>
    </style:style>
    <style:style style:name="Таблица9.H5" style:family="table-cell">
      <style:table-cell-properties fo:padding="0.097cm" fo:border-left="0.05pt solid #000000" fo:border-right="none" fo:border-top="none" fo:border-bottom="0.05pt solid #000000"/>
    </style:style>
    <style:style style:name="Таблица9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none" fo:border-top="none" fo:border-bottom="0.05pt solid #000000"/>
    </style:style>
    <style:style style:name="Таблица9.H6" style:family="table-cell">
      <style:table-cell-properties fo:padding="0.097cm" fo:border-left="0.05pt solid #000000" fo:border-right="none" fo:border-top="none" fo:border-bottom="0.05pt solid #000000"/>
    </style:style>
    <style:style style:name="Таблица9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7" style:family="table-cell">
      <style:table-cell-properties fo:padding="0.097cm" fo:border-left="0.05pt solid #000000" fo:border-right="none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none" fo:border-top="none" fo:border-bottom="0.05pt solid #000000"/>
    </style:style>
    <style:style style:name="Таблица9.H7" style:family="table-cell">
      <style:table-cell-properties fo:padding="0.097cm" fo:border-left="0.05pt solid #000000" fo:border-right="none" fo:border-top="none" fo:border-bottom="0.05pt solid #000000"/>
    </style:style>
    <style:style style:name="Таблица9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8" style:family="table-cell">
      <style:table-cell-properties fo:padding="0.097cm" fo:border-left="0.05pt solid #000000" fo:border-right="none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none" fo:border-top="none" fo:border-bottom="0.05pt solid #000000"/>
    </style:style>
    <style:style style:name="Таблица9.H8" style:family="table-cell">
      <style:table-cell-properties fo:padding="0.097cm" fo:border-left="0.05pt solid #000000" fo:border-right="none" fo:border-top="none" fo:border-bottom="0.05pt solid #000000"/>
    </style:style>
    <style:style style:name="Таблица9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004cm" fo:margin-left="0cm" table:align="left"/>
    </style:style>
    <style:style style:name="Таблица10.A" style:family="table-column">
      <style:table-column-properties style:column-width="0.995cm"/>
    </style:style>
    <style:style style:name="Таблица10.B" style:family="table-column">
      <style:table-column-properties style:column-width="1.598cm"/>
    </style:style>
    <style:style style:name="Таблица10.C" style:family="table-column">
      <style:table-column-properties style:column-width="1.912cm"/>
    </style:style>
    <style:style style:name="Таблица10.D" style:family="table-column">
      <style:table-column-properties style:column-width="1.887cm"/>
    </style:style>
    <style:style style:name="Таблица10.E" style:family="table-column">
      <style:table-column-properties style:column-width="1.173cm"/>
    </style:style>
    <style:style style:name="Таблица10.F" style:family="table-column">
      <style:table-column-properties style:column-width="1.132cm"/>
    </style:style>
    <style:style style:name="Таблица10.G" style:family="table-column">
      <style:table-column-properties style:column-width="2.697cm"/>
    </style:style>
    <style:style style:name="Таблица10.H" style:family="table-column">
      <style:table-column-properties style:column-width="2.909cm"/>
    </style:style>
    <style:style style:name="Таблица10.I" style:family="table-column">
      <style:table-column-properties style:column-width="3.701cm"/>
    </style:style>
    <style:style style:name="Таблица10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0.F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0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I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3" style:family="table-cell">
      <style:table-cell-properties fo:padding="0.097cm" fo:border-left="0.05pt solid #000000" fo:border-right="none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none" fo:border-top="none" fo:border-bottom="0.05pt solid #000000"/>
    </style:style>
    <style:style style:name="Таблица10.H3" style:family="table-cell">
      <style:table-cell-properties fo:padding="0.097cm" fo:border-left="0.05pt solid #000000" fo:border-right="none" fo:border-top="none" fo:border-bottom="0.05pt solid #000000"/>
    </style:style>
    <style:style style:name="Таблица1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none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none" fo:border-top="none" fo:border-bottom="0.05pt solid #000000"/>
    </style:style>
    <style:style style:name="Таблица10.H4" style:family="table-cell">
      <style:table-cell-properties fo:padding="0.097cm" fo:border-left="0.05pt solid #000000" fo:border-right="none" fo:border-top="none" fo:border-bottom="0.05pt solid #000000"/>
    </style:style>
    <style:style style:name="Таблица1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none" fo:border-top="none" fo:border-bottom="0.05pt solid #000000"/>
    </style:style>
    <style:style style:name="Таблица10.H5" style:family="table-cell">
      <style:table-cell-properties fo:padding="0.097cm" fo:border-left="0.05pt solid #000000" fo:border-right="none" fo:border-top="none" fo:border-bottom="0.05pt solid #000000"/>
    </style:style>
    <style:style style:name="Таблица1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none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none" fo:border-top="none" fo:border-bottom="0.05pt solid #000000"/>
    </style:style>
    <style:style style:name="Таблица10.H6" style:family="table-cell">
      <style:table-cell-properties fo:padding="0.097cm" fo:border-left="0.05pt solid #000000" fo:border-right="none" fo:border-top="none" fo:border-bottom="0.05pt solid #000000"/>
    </style:style>
    <style:style style:name="Таблица1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none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none" fo:border-top="none" fo:border-bottom="0.05pt solid #000000"/>
    </style:style>
    <style:style style:name="Таблица10.H7" style:family="table-cell">
      <style:table-cell-properties fo:padding="0.097cm" fo:border-left="0.05pt solid #000000" fo:border-right="none" fo:border-top="none" fo:border-bottom="0.05pt solid #000000"/>
    </style:style>
    <style:style style:name="Таблица1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none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none" fo:border-top="none" fo:border-bottom="0.05pt solid #000000"/>
    </style:style>
    <style:style style:name="Таблица10.H8" style:family="table-cell">
      <style:table-cell-properties fo:padding="0.097cm" fo:border-left="0.05pt solid #000000" fo:border-right="none" fo:border-top="none" fo:border-bottom="0.05pt solid #000000"/>
    </style:style>
    <style:style style:name="Таблица1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006cm" fo:margin-left="0cm" table:align="left"/>
    </style:style>
    <style:style style:name="Таблица11.A" style:family="table-column">
      <style:table-column-properties style:column-width="1.494cm"/>
    </style:style>
    <style:style style:name="Таблица11.B" style:family="table-column">
      <style:table-column-properties style:column-width="2.2cm"/>
    </style:style>
    <style:style style:name="Таблица11.C" style:family="table-column">
      <style:table-column-properties style:column-width="0.808cm"/>
    </style:style>
    <style:style style:name="Таблица11.D" style:family="table-column">
      <style:table-column-properties style:column-width="1.785cm"/>
    </style:style>
    <style:style style:name="Таблица11.E" style:family="table-column">
      <style:table-column-properties style:column-width="2.515cm"/>
    </style:style>
    <style:style style:name="Таблица11.F" style:family="table-column">
      <style:table-column-properties style:column-width="0.201cm"/>
    </style:style>
    <style:style style:name="Таблица11.G" style:family="table-column">
      <style:table-column-properties style:column-width="2.891cm"/>
    </style:style>
    <style:style style:name="Таблица11.H" style:family="table-column">
      <style:table-column-properties style:column-width="3.194cm"/>
    </style:style>
    <style:style style:name="Таблица11.I" style:family="table-column">
      <style:table-column-properties style:column-width="2.917cm"/>
    </style:style>
    <style:style style:name="Таблица1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1.G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I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.A3" style:family="table-cell">
      <style:table-cell-properties fo:padding="0.097cm" fo:border-left="0.05pt solid #000000" fo:border-right="none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H3" style:family="table-cell">
      <style:table-cell-properties fo:padding="0.097cm" fo:border-left="0.05pt solid #000000" fo:border-right="none" fo:border-top="none" fo:border-bottom="0.05pt solid #000000"/>
    </style:style>
    <style:style style:name="Таблица11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4" style:family="table-cell">
      <style:table-cell-properties fo:padding="0.097cm" fo:border-left="0.05pt solid #000000" fo:border-right="none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H4" style:family="table-cell">
      <style:table-cell-properties fo:padding="0.097cm" fo:border-left="0.05pt solid #000000" fo:border-right="none" fo:border-top="none" fo:border-bottom="0.05pt solid #000000"/>
    </style:style>
    <style:style style:name="Таблица11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5" style:family="table-cell">
      <style:table-cell-properties fo:padding="0.097cm" fo:border-left="0.05pt solid #000000" fo:border-right="none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H5" style:family="table-cell">
      <style:table-cell-properties fo:padding="0.097cm" fo:border-left="0.05pt solid #000000" fo:border-right="none" fo:border-top="none" fo:border-bottom="0.05pt solid #000000"/>
    </style:style>
    <style:style style:name="Таблица11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6" style:family="table-cell">
      <style:table-cell-properties fo:padding="0.097cm" fo:border-left="0.05pt solid #000000" fo:border-right="none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H6" style:family="table-cell">
      <style:table-cell-properties fo:padding="0.097cm" fo:border-left="0.05pt solid #000000" fo:border-right="none" fo:border-top="none" fo:border-bottom="0.05pt solid #000000"/>
    </style:style>
    <style:style style:name="Таблица11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7" style:family="table-cell">
      <style:table-cell-properties fo:padding="0.097cm" fo:border-left="0.05pt solid #000000" fo:border-right="none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H7" style:family="table-cell">
      <style:table-cell-properties fo:padding="0.097cm" fo:border-left="0.05pt solid #000000" fo:border-right="none" fo:border-top="none" fo:border-bottom="0.05pt solid #000000"/>
    </style:style>
    <style:style style:name="Таблица11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8" style:family="table-cell">
      <style:table-cell-properties fo:padding="0.097cm" fo:border-left="0.05pt solid #000000" fo:border-right="none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H8" style:family="table-cell">
      <style:table-cell-properties fo:padding="0.097cm" fo:border-left="0.05pt solid #000000" fo:border-right="none" fo:border-top="none" fo:border-bottom="0.05pt solid #000000"/>
    </style:style>
    <style:style style:name="Таблица11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9" style:family="table-cell">
      <style:table-cell-properties fo:padding="0.097cm" fo:border-left="0.05pt solid #000000" fo:border-right="none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H9" style:family="table-cell">
      <style:table-cell-properties fo:padding="0.097cm" fo:border-left="0.05pt solid #000000" fo:border-right="none" fo:border-top="none" fo:border-bottom="0.05pt solid #000000"/>
    </style:style>
    <style:style style:name="Таблица11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9.001cm" style:rel-column-width="32767*"/>
    </style:style>
    <style:style style:name="Таблица2.B" style:family="table-column">
      <style:table-column-properties style:column-width="9.001cm" style:rel-column-width="32768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1" style:family="table">
      <style:table-properties style:width="18.002cm" table:align="margins"/>
    </style:style>
    <style:style style:name="Таблица81.A" style:family="table-column">
      <style:table-column-properties style:column-width="6.001cm" style:rel-column-width="21845*"/>
    </style:style>
    <style:style style:name="Таблица8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1.C1" style:family="table-cell">
      <style:table-cell-properties fo:padding="0.097cm" fo:border="0.05pt solid #000000"/>
    </style:style>
    <style:style style:name="Таблица81.A2" style:family="table-cell">
      <style:table-cell-properties fo:padding="0.097cm" fo:border-left="0.05pt solid #000000" fo:border-right="none" fo:border-top="none" fo:border-bottom="0.05pt solid #000000"/>
    </style:style>
    <style:style style:name="Таблица8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5" style:family="table">
      <style:table-properties style:width="18.002cm" table:align="margins"/>
    </style:style>
    <style:style style:name="Таблица75.A" style:family="table-column">
      <style:table-column-properties style:column-width="1.912cm" style:rel-column-width="6960*"/>
    </style:style>
    <style:style style:name="Таблица75.B" style:family="table-column">
      <style:table-column-properties style:column-width="2.593cm" style:rel-column-width="9439*"/>
    </style:style>
    <style:style style:name="Таблица75.C" style:family="table-column">
      <style:table-column-properties style:column-width="7.493cm" style:rel-column-width="27277*"/>
    </style:style>
    <style:style style:name="Таблица75.D" style:family="table-column">
      <style:table-column-properties style:column-width="1.494cm" style:rel-column-width="5438*"/>
    </style:style>
    <style:style style:name="Таблица75.E" style:family="table-column">
      <style:table-column-properties style:column-width="0.208cm" style:rel-column-width="757*"/>
    </style:style>
    <style:style style:name="Таблица75.F" style:family="table-column">
      <style:table-column-properties style:column-width="0.891cm" style:rel-column-width="3242*"/>
    </style:style>
    <style:style style:name="Таблица75.G" style:family="table-column">
      <style:table-column-properties style:column-width="0.21cm" style:rel-column-width="764*"/>
    </style:style>
    <style:style style:name="Таблица75.H" style:family="table-column">
      <style:table-column-properties style:column-width="0.497cm" style:rel-column-width="1810*"/>
    </style:style>
    <style:style style:name="Таблица75.I" style:family="table-column">
      <style:table-column-properties style:column-width="0.106cm" style:rel-column-width="385*"/>
    </style:style>
    <style:style style:name="Таблица75.J" style:family="table-column">
      <style:table-column-properties style:column-width="0.104cm" style:rel-column-width="378*"/>
    </style:style>
    <style:style style:name="Таблица75.K" style:family="table-column">
      <style:table-column-properties style:column-width="2.496cm" style:rel-column-width="9085*"/>
    </style:style>
    <style:style style:name="Таблица75.1" style:family="table-row">
      <style:table-row-properties fo:keep-together="always"/>
    </style:style>
    <style:style style:name="Таблица7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5.I1" style:family="table-cell">
      <style:table-cell-properties fo:padding="0.097cm" fo:border="0.05pt solid #000000"/>
    </style:style>
    <style:style style:name="Таблица75.B2" style:family="table-cell">
      <style:table-cell-properties fo:padding="0.097cm" fo:border-left="0.05pt solid #000000" fo:border-right="none" fo:border-top="none" fo:border-bottom="0.05pt solid #000000"/>
    </style:style>
    <style:style style:name="Таблица7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2" style:family="table">
      <style:table-properties style:width="18.002cm" table:align="margins"/>
    </style:style>
    <style:style style:name="Таблица72.A" style:family="table-column">
      <style:table-column-properties style:column-width="1.598cm" style:rel-column-width="5817*"/>
    </style:style>
    <style:style style:name="Таблица72.B" style:family="table-column">
      <style:table-column-properties style:column-width="4.297cm" style:rel-column-width="15642*"/>
    </style:style>
    <style:style style:name="Таблица72.C" style:family="table-column">
      <style:table-column-properties style:column-width="5.212cm" style:rel-column-width="18974*"/>
    </style:style>
    <style:style style:name="Таблица72.D" style:family="table-column">
      <style:table-column-properties style:column-width="6.895cm" style:rel-column-width="25102*"/>
    </style:style>
    <style:style style:name="Таблица72.1" style:family="table-row">
      <style:table-row-properties fo:keep-together="always"/>
    </style:style>
    <style:style style:name="Таблица7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72.D1" style:family="table-cell">
      <style:table-cell-properties fo:background-color="#dddddd" fo:padding="0.097cm" fo:border="0.5pt solid #000000">
        <style:background-image/>
      </style:table-cell-properties>
    </style:style>
    <style:style style:name="Таблица72.A2" style:family="table-cell">
      <style:table-cell-properties fo:padding="0.097cm" fo:border-left="0.5pt solid #000000" fo:border-right="none" fo:border-top="none" fo:border-bottom="0.5pt solid #000000"/>
    </style:style>
    <style:style style:name="Таблица72.B2" style:family="table-cell">
      <style:table-cell-properties fo:padding="0.097cm" fo:border-left="0.5pt solid #000000" fo:border-right="none" fo:border-top="none" fo:border-bottom="0.5pt solid #000000"/>
    </style:style>
    <style:style style:name="Таблица72.C2" style:family="table-cell">
      <style:table-cell-properties fo:padding="0.097cm" fo:border-left="0.5pt solid #000000" fo:border-right="none" fo:border-top="none" fo:border-bottom="0.5pt solid #000000"/>
    </style:style>
    <style:style style:name="Таблица7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3" style:family="table-cell">
      <style:table-cell-properties fo:padding="0.097cm" fo:border-left="0.5pt solid #000000" fo:border-right="none" fo:border-top="none" fo:border-bottom="0.5pt solid #000000"/>
    </style:style>
    <style:style style:name="Таблица72.B3" style:family="table-cell">
      <style:table-cell-properties fo:padding="0.097cm" fo:border-left="0.5pt solid #000000" fo:border-right="none" fo:border-top="none" fo:border-bottom="0.5pt solid #000000"/>
    </style:style>
    <style:style style:name="Таблица72.C3" style:family="table-cell">
      <style:table-cell-properties fo:padding="0.097cm" fo:border-left="0.5pt solid #000000" fo:border-right="none" fo:border-top="none" fo:border-bottom="0.5pt solid #000000"/>
    </style:style>
    <style:style style:name="Таблица72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4" style:family="table-cell">
      <style:table-cell-properties fo:padding="0.097cm" fo:border-left="0.5pt solid #000000" fo:border-right="none" fo:border-top="none" fo:border-bottom="0.5pt solid #000000"/>
    </style:style>
    <style:style style:name="Таблица72.B4" style:family="table-cell">
      <style:table-cell-properties fo:padding="0.097cm" fo:border-left="0.5pt solid #000000" fo:border-right="none" fo:border-top="none" fo:border-bottom="0.5pt solid #000000"/>
    </style:style>
    <style:style style:name="Таблица72.C4" style:family="table-cell">
      <style:table-cell-properties fo:padding="0.097cm" fo:border-left="0.5pt solid #000000" fo:border-right="none" fo:border-top="none" fo:border-bottom="0.5pt solid #000000"/>
    </style:style>
    <style:style style:name="Таблица72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5" style:family="table-cell">
      <style:table-cell-properties fo:padding="0.097cm" fo:border-left="0.5pt solid #000000" fo:border-right="none" fo:border-top="none" fo:border-bottom="0.5pt solid #000000"/>
    </style:style>
    <style:style style:name="Таблица72.B5" style:family="table-cell">
      <style:table-cell-properties fo:padding="0.097cm" fo:border-left="0.5pt solid #000000" fo:border-right="none" fo:border-top="none" fo:border-bottom="0.5pt solid #000000"/>
    </style:style>
    <style:style style:name="Таблица72.C5" style:family="table-cell">
      <style:table-cell-properties fo:padding="0.097cm" fo:border-left="0.5pt solid #000000" fo:border-right="none" fo:border-top="none" fo:border-bottom="0.5pt solid #000000"/>
    </style:style>
    <style:style style:name="Таблица72.D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6" style:family="table-cell">
      <style:table-cell-properties fo:padding="0.097cm" fo:border-left="0.5pt solid #000000" fo:border-right="none" fo:border-top="none" fo:border-bottom="0.5pt solid #000000"/>
    </style:style>
    <style:style style:name="Таблица72.B6" style:family="table-cell">
      <style:table-cell-properties fo:padding="0.097cm" fo:border-left="0.5pt solid #000000" fo:border-right="none" fo:border-top="none" fo:border-bottom="0.5pt solid #000000"/>
    </style:style>
    <style:style style:name="Таблица72.C6" style:family="table-cell">
      <style:table-cell-properties fo:padding="0.097cm" fo:border-left="0.5pt solid #000000" fo:border-right="none" fo:border-top="none" fo:border-bottom="0.5pt solid #000000"/>
    </style:style>
    <style:style style:name="Таблица72.D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7" style:family="table-cell">
      <style:table-cell-properties fo:padding="0.097cm" fo:border-left="0.5pt solid #000000" fo:border-right="none" fo:border-top="none" fo:border-bottom="0.5pt solid #000000"/>
    </style:style>
    <style:style style:name="Таблица72.B7" style:family="table-cell">
      <style:table-cell-properties fo:padding="0.097cm" fo:border-left="0.5pt solid #000000" fo:border-right="none" fo:border-top="none" fo:border-bottom="0.5pt solid #000000"/>
    </style:style>
    <style:style style:name="Таблица72.C7" style:family="table-cell">
      <style:table-cell-properties fo:padding="0.097cm" fo:border-left="0.5pt solid #000000" fo:border-right="none" fo:border-top="none" fo:border-bottom="0.5pt solid #000000"/>
    </style:style>
    <style:style style:name="Таблица72.D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8" style:family="table-cell">
      <style:table-cell-properties fo:padding="0.097cm" fo:border-left="0.5pt solid #000000" fo:border-right="none" fo:border-top="none" fo:border-bottom="0.5pt solid #000000"/>
    </style:style>
    <style:style style:name="Таблица72.B8" style:family="table-cell">
      <style:table-cell-properties fo:padding="0.097cm" fo:border-left="0.5pt solid #000000" fo:border-right="none" fo:border-top="none" fo:border-bottom="0.5pt solid #000000"/>
    </style:style>
    <style:style style:name="Таблица72.C8" style:family="table-cell">
      <style:table-cell-properties fo:padding="0.097cm" fo:border-left="0.5pt solid #000000" fo:border-right="none" fo:border-top="none" fo:border-bottom="0.5pt solid #000000"/>
    </style:style>
    <style:style style:name="Таблица72.D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9" style:family="table-cell">
      <style:table-cell-properties fo:padding="0.097cm" fo:border-left="0.5pt solid #000000" fo:border-right="none" fo:border-top="none" fo:border-bottom="0.5pt solid #000000"/>
    </style:style>
    <style:style style:name="Таблица72.B9" style:family="table-cell">
      <style:table-cell-properties fo:padding="0.097cm" fo:border-left="0.5pt solid #000000" fo:border-right="none" fo:border-top="none" fo:border-bottom="0.5pt solid #000000"/>
    </style:style>
    <style:style style:name="Таблица72.C9" style:family="table-cell">
      <style:table-cell-properties fo:padding="0.097cm" fo:border-left="0.5pt solid #000000" fo:border-right="none" fo:border-top="none" fo:border-bottom="0.5pt solid #000000"/>
    </style:style>
    <style:style style:name="Таблица72.D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0" style:family="table-cell">
      <style:table-cell-properties fo:padding="0.097cm" fo:border-left="0.5pt solid #000000" fo:border-right="none" fo:border-top="none" fo:border-bottom="0.5pt solid #000000"/>
    </style:style>
    <style:style style:name="Таблица72.B10" style:family="table-cell">
      <style:table-cell-properties fo:padding="0.097cm" fo:border-left="0.5pt solid #000000" fo:border-right="none" fo:border-top="none" fo:border-bottom="0.5pt solid #000000"/>
    </style:style>
    <style:style style:name="Таблица72.C10" style:family="table-cell">
      <style:table-cell-properties fo:padding="0.097cm" fo:border-left="0.5pt solid #000000" fo:border-right="none" fo:border-top="none" fo:border-bottom="0.5pt solid #000000"/>
    </style:style>
    <style:style style:name="Таблица72.D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1" style:family="table-cell">
      <style:table-cell-properties fo:padding="0.097cm" fo:border-left="0.5pt solid #000000" fo:border-right="none" fo:border-top="none" fo:border-bottom="0.5pt solid #000000"/>
    </style:style>
    <style:style style:name="Таблица72.B11" style:family="table-cell">
      <style:table-cell-properties fo:padding="0.097cm" fo:border-left="0.5pt solid #000000" fo:border-right="none" fo:border-top="none" fo:border-bottom="0.5pt solid #000000"/>
    </style:style>
    <style:style style:name="Таблица72.C11" style:family="table-cell">
      <style:table-cell-properties fo:padding="0.097cm" fo:border-left="0.5pt solid #000000" fo:border-right="none" fo:border-top="none" fo:border-bottom="0.5pt solid #000000"/>
    </style:style>
    <style:style style:name="Таблица72.D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2" style:family="table-cell">
      <style:table-cell-properties fo:padding="0.097cm" fo:border-left="0.5pt solid #000000" fo:border-right="none" fo:border-top="none" fo:border-bottom="0.5pt solid #000000"/>
    </style:style>
    <style:style style:name="Таблица72.B12" style:family="table-cell">
      <style:table-cell-properties fo:padding="0.097cm" fo:border-left="0.5pt solid #000000" fo:border-right="none" fo:border-top="none" fo:border-bottom="0.5pt solid #000000"/>
    </style:style>
    <style:style style:name="Таблица72.C12" style:family="table-cell">
      <style:table-cell-properties fo:padding="0.097cm" fo:border-left="0.5pt solid #000000" fo:border-right="none" fo:border-top="none" fo:border-bottom="0.5pt solid #000000"/>
    </style:style>
    <style:style style:name="Таблица72.D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3" style:family="table-cell">
      <style:table-cell-properties fo:padding="0.097cm" fo:border-left="0.5pt solid #000000" fo:border-right="none" fo:border-top="none" fo:border-bottom="0.5pt solid #000000"/>
    </style:style>
    <style:style style:name="Таблица72.B13" style:family="table-cell">
      <style:table-cell-properties fo:padding="0.097cm" fo:border-left="0.5pt solid #000000" fo:border-right="none" fo:border-top="none" fo:border-bottom="0.5pt solid #000000"/>
    </style:style>
    <style:style style:name="Таблица72.C13" style:family="table-cell">
      <style:table-cell-properties fo:padding="0.097cm" fo:border-left="0.5pt solid #000000" fo:border-right="none" fo:border-top="none" fo:border-bottom="0.5pt solid #000000"/>
    </style:style>
    <style:style style:name="Таблица72.D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4" style:family="table-cell">
      <style:table-cell-properties fo:padding="0.097cm" fo:border-left="0.5pt solid #000000" fo:border-right="none" fo:border-top="none" fo:border-bottom="0.5pt solid #000000"/>
    </style:style>
    <style:style style:name="Таблица72.B14" style:family="table-cell">
      <style:table-cell-properties fo:padding="0.097cm" fo:border-left="0.5pt solid #000000" fo:border-right="none" fo:border-top="none" fo:border-bottom="0.5pt solid #000000"/>
    </style:style>
    <style:style style:name="Таблица72.C14" style:family="table-cell">
      <style:table-cell-properties fo:padding="0.097cm" fo:border-left="0.5pt solid #000000" fo:border-right="none" fo:border-top="none" fo:border-bottom="0.5pt solid #000000"/>
    </style:style>
    <style:style style:name="Таблица72.D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5" style:family="table-cell">
      <style:table-cell-properties fo:padding="0.097cm" fo:border-left="0.5pt solid #000000" fo:border-right="none" fo:border-top="none" fo:border-bottom="0.5pt solid #000000"/>
    </style:style>
    <style:style style:name="Таблица72.B15" style:family="table-cell">
      <style:table-cell-properties fo:padding="0.097cm" fo:border-left="0.5pt solid #000000" fo:border-right="none" fo:border-top="none" fo:border-bottom="0.5pt solid #000000"/>
    </style:style>
    <style:style style:name="Таблица72.C15" style:family="table-cell">
      <style:table-cell-properties fo:padding="0.097cm" fo:border-left="0.5pt solid #000000" fo:border-right="none" fo:border-top="none" fo:border-bottom="0.5pt solid #000000"/>
    </style:style>
    <style:style style:name="Таблица72.D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6" style:family="table-cell">
      <style:table-cell-properties fo:padding="0.097cm" fo:border-left="0.5pt solid #000000" fo:border-right="none" fo:border-top="none" fo:border-bottom="0.5pt solid #000000"/>
    </style:style>
    <style:style style:name="Таблица72.B16" style:family="table-cell">
      <style:table-cell-properties fo:padding="0.097cm" fo:border-left="0.5pt solid #000000" fo:border-right="none" fo:border-top="none" fo:border-bottom="0.5pt solid #000000"/>
    </style:style>
    <style:style style:name="Таблица72.C16" style:family="table-cell">
      <style:table-cell-properties fo:padding="0.097cm" fo:border-left="0.5pt solid #000000" fo:border-right="none" fo:border-top="none" fo:border-bottom="0.5pt solid #000000"/>
    </style:style>
    <style:style style:name="Таблица72.D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7" style:family="table-cell">
      <style:table-cell-properties fo:padding="0.097cm" fo:border-left="0.5pt solid #000000" fo:border-right="none" fo:border-top="none" fo:border-bottom="0.5pt solid #000000"/>
    </style:style>
    <style:style style:name="Таблица72.B17" style:family="table-cell">
      <style:table-cell-properties fo:padding="0.097cm" fo:border-left="0.5pt solid #000000" fo:border-right="none" fo:border-top="none" fo:border-bottom="0.5pt solid #000000"/>
    </style:style>
    <style:style style:name="Таблица72.C17" style:family="table-cell">
      <style:table-cell-properties fo:padding="0.097cm" fo:border-left="0.5pt solid #000000" fo:border-right="none" fo:border-top="none" fo:border-bottom="0.5pt solid #000000"/>
    </style:style>
    <style:style style:name="Таблица72.D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8" style:family="table-cell">
      <style:table-cell-properties fo:padding="0.097cm" fo:border-left="0.5pt solid #000000" fo:border-right="none" fo:border-top="none" fo:border-bottom="0.5pt solid #000000"/>
    </style:style>
    <style:style style:name="Таблица72.B18" style:family="table-cell">
      <style:table-cell-properties fo:padding="0.097cm" fo:border-left="0.5pt solid #000000" fo:border-right="none" fo:border-top="none" fo:border-bottom="0.5pt solid #000000"/>
    </style:style>
    <style:style style:name="Таблица72.C18" style:family="table-cell">
      <style:table-cell-properties fo:padding="0.097cm" fo:border-left="0.5pt solid #000000" fo:border-right="none" fo:border-top="none" fo:border-bottom="0.5pt solid #000000"/>
    </style:style>
    <style:style style:name="Таблица72.D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9" style:family="table-cell">
      <style:table-cell-properties fo:padding="0.097cm" fo:border-left="0.5pt solid #000000" fo:border-right="none" fo:border-top="none" fo:border-bottom="0.5pt solid #000000"/>
    </style:style>
    <style:style style:name="Таблица72.B19" style:family="table-cell">
      <style:table-cell-properties fo:padding="0.097cm" fo:border-left="0.5pt solid #000000" fo:border-right="none" fo:border-top="none" fo:border-bottom="0.5pt solid #000000"/>
    </style:style>
    <style:style style:name="Таблица72.C19" style:family="table-cell">
      <style:table-cell-properties fo:padding="0.097cm" fo:border-left="0.5pt solid #000000" fo:border-right="none" fo:border-top="none" fo:border-bottom="0.5pt solid #000000"/>
    </style:style>
    <style:style style:name="Таблица72.D1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7" style:family="table">
      <style:table-properties style:width="18.002cm" table:align="margins"/>
    </style:style>
    <style:style style:name="Таблица77.A" style:family="table-column">
      <style:table-column-properties style:column-width="3.196cm" style:rel-column-width="11635*"/>
    </style:style>
    <style:style style:name="Таблица77.B" style:family="table-column">
      <style:table-column-properties style:column-width="7.098cm" style:rel-column-width="25839*"/>
    </style:style>
    <style:style style:name="Таблица77.C" style:family="table-column">
      <style:table-column-properties style:column-width="7.708cm" style:rel-column-width="28061*"/>
    </style:style>
    <style:style style:name="Таблица7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7.C1" style:family="table-cell">
      <style:table-cell-properties fo:padding="0.097cm" fo:border="0.05pt solid #000000"/>
    </style:style>
    <style:style style:name="Таблица77.A2" style:family="table-cell">
      <style:table-cell-properties fo:padding="0.097cm" fo:border-left="0.05pt solid #000000" fo:border-right="none" fo:border-top="none" fo:border-bottom="0.05pt solid #000000"/>
    </style:style>
    <style:style style:name="Таблица7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8" style:family="table">
      <style:table-properties style:width="18.002cm" table:align="margins"/>
    </style:style>
    <style:style style:name="Таблица78.A" style:family="table-column">
      <style:table-column-properties style:column-width="3.013cm" style:rel-column-width="10967*"/>
    </style:style>
    <style:style style:name="Таблица78.B" style:family="table-column">
      <style:table-column-properties style:column-width="3.274cm" style:rel-column-width="11917*"/>
    </style:style>
    <style:style style:name="Таблица78.C" style:family="table-column">
      <style:table-column-properties style:column-width="4.221cm" style:rel-column-width="15365*"/>
    </style:style>
    <style:style style:name="Таблица78.D" style:family="table-column">
      <style:table-column-properties style:column-width="2.905cm" style:rel-column-width="10575*"/>
    </style:style>
    <style:style style:name="Таблица78.E" style:family="table-column">
      <style:table-column-properties style:column-width="4.59cm" style:rel-column-width="16711*"/>
    </style:style>
    <style:style style:name="Таблица78.A1" style:family="table-cell">
      <style:table-cell-properties fo:padding="0.097cm" fo:border="0.05pt solid #000000"/>
    </style:style>
    <style:style style:name="Таблица78.A2" style:family="table-cell">
      <style:table-cell-properties fo:padding="0.097cm" fo:border-left="0.05pt solid #000000" fo:border-right="none" fo:border-top="none" fo:border-bottom="0.05pt solid #000000"/>
    </style:style>
    <style:style style:name="Таблица7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1.492cm" style:rel-column-width="5432*"/>
    </style:style>
    <style:style style:name="Таблица12.B" style:family="table-column">
      <style:table-column-properties style:column-width="3.406cm" style:rel-column-width="12399*"/>
    </style:style>
    <style:style style:name="Таблица12.C" style:family="table-column">
      <style:table-column-properties style:column-width="2.489cm" style:rel-column-width="9060*"/>
    </style:style>
    <style:style style:name="Таблица12.D" style:family="table-column">
      <style:table-column-properties style:column-width="4.613cm" style:rel-column-width="16791*"/>
    </style:style>
    <style:style style:name="Таблица12.E" style:family="table-column">
      <style:table-column-properties style:column-width="2.2cm" style:rel-column-width="8007*"/>
    </style:style>
    <style:style style:name="Таблица12.F" style:family="table-column">
      <style:table-column-properties style:column-width="3.803cm" style:rel-column-width="13846*"/>
    </style:style>
    <style:style style:name="Таблица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2.F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none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none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none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none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none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none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none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10" style:family="table-cell">
      <style:table-cell-properties fo:padding="0.097cm" fo:border-left="0.05pt solid #000000" fo:border-right="none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11" style:family="table-cell">
      <style:table-cell-properties fo:padding="0.097cm" fo:border-left="0.05pt solid #000000" fo:border-right="none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12" style:family="table-cell">
      <style:table-cell-properties fo:padding="0.097cm" fo:border-left="0.05pt solid #000000" fo:border-right="none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13" style:family="table-cell">
      <style:table-cell-properties fo:padding="0.097cm" fo:border-left="0.05pt solid #000000" fo:border-right="none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3.586cm" style:rel-column-width="13054*"/>
    </style:style>
    <style:style style:name="Таблица13.B" style:family="table-column">
      <style:table-column-properties style:column-width="4.009cm" style:rel-column-width="14595*"/>
    </style:style>
    <style:style style:name="Таблица13.C" style:family="table-column">
      <style:table-column-properties style:column-width="0.316cm" style:rel-column-width="1149*"/>
    </style:style>
    <style:style style:name="Таблица13.D" style:family="table-column">
      <style:table-column-properties style:column-width="3.981cm" style:rel-column-width="14492*"/>
    </style:style>
    <style:style style:name="Таблица13.E" style:family="table-column">
      <style:table-column-properties style:column-width="6.11cm" style:rel-column-width="22245*"/>
    </style:style>
    <style:style style:name="Таблица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3.E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none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none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none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3.A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3.A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6.001cm" style:rel-column-width="21845*"/>
    </style:style>
    <style:style style:name="Таблица1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fo:padding="0.097cm" fo:border-left="0.05pt solid #000000" fo:border-right="none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fo:padding="0.097cm" fo:border-left="0.05pt solid #000000" fo:border-right="none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8.C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8.A6" style:family="table-cell">
      <style:table-cell-properties fo:padding="0.097cm" fo:border-left="0.05pt solid #000000" fo:border-right="none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fo:padding="0.097cm" fo:border-left="0.05pt solid #000000" fo:border-right="none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fo:padding="0.097cm" fo:border-left="0.05pt solid #000000" fo:border-right="none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0" style:family="table">
      <style:table-properties style:width="18.002cm" table:align="margins"/>
    </style:style>
    <style:style style:name="Таблица70.A" style:family="table-column">
      <style:table-column-properties style:column-width="6.001cm" style:rel-column-width="21845*"/>
    </style:style>
    <style:style style:name="Таблица7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0.C1" style:family="table-cell">
      <style:table-cell-properties fo:padding="0.097cm" fo:border="0.05pt solid #000000"/>
    </style:style>
    <style:style style:name="Таблица71" style:family="table">
      <style:table-properties style:width="18.002cm" table:align="margins"/>
    </style:style>
    <style:style style:name="Таблица71.A" style:family="table-column">
      <style:table-column-properties style:column-width="6.001cm" style:rel-column-width="21845*"/>
    </style:style>
    <style:style style:name="Таблица7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1.C1" style:family="table-cell">
      <style:table-cell-properties fo:padding="0.097cm" fo:border="0.05pt solid #000000"/>
    </style:style>
    <style:style style:name="Таблица80" style:family="table">
      <style:table-properties style:width="18.002cm" table:align="margins"/>
    </style:style>
    <style:style style:name="Таблица80.A" style:family="table-column">
      <style:table-column-properties style:column-width="3.59cm" style:rel-column-width="13067*"/>
    </style:style>
    <style:style style:name="Таблица80.B" style:family="table-column">
      <style:table-column-properties style:column-width="5.108cm" style:rel-column-width="18595*"/>
    </style:style>
    <style:style style:name="Таблица80.C" style:family="table-column">
      <style:table-column-properties style:column-width="4.008cm" style:rel-column-width="14589*"/>
    </style:style>
    <style:style style:name="Таблица80.D" style:family="table-column">
      <style:table-column-properties style:column-width="5.297cm" style:rel-column-width="19284*"/>
    </style:style>
    <style:style style:name="Таблица8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0.D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80.A2" style:family="table-cell">
      <style:table-cell-properties fo:padding="0.097cm" fo:border-left="0.05pt solid #000000" fo:border-right="none" fo:border-top="none" fo:border-bottom="0.05pt solid #000000"/>
    </style:style>
    <style:style style:name="Таблица80.B2" style:family="table-cell">
      <style:table-cell-properties fo:padding="0.097cm" fo:border-left="0.05pt solid #000000" fo:border-right="none" fo:border-top="none" fo:border-bottom="0.05pt solid #000000"/>
    </style:style>
    <style:style style:name="Таблица80.C2" style:family="table-cell">
      <style:table-cell-properties fo:padding="0.097cm" fo:border-left="0.05pt solid #000000" fo:border-right="none" fo:border-top="none" fo:border-bottom="0.05pt solid #000000"/>
    </style:style>
    <style:style style:name="Таблица8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3" style:family="table-cell">
      <style:table-cell-properties fo:padding="0.097cm" fo:border-left="0.05pt solid #000000" fo:border-right="none" fo:border-top="none" fo:border-bottom="0.05pt solid #000000"/>
    </style:style>
    <style:style style:name="Таблица80.B3" style:family="table-cell">
      <style:table-cell-properties fo:padding="0.097cm" fo:border-left="0.05pt solid #000000" fo:border-right="none" fo:border-top="none" fo:border-bottom="0.05pt solid #000000"/>
    </style:style>
    <style:style style:name="Таблица80.C3" style:family="table-cell">
      <style:table-cell-properties fo:padding="0.097cm" fo:border-left="0.05pt solid #000000" fo:border-right="none" fo:border-top="none" fo:border-bottom="0.05pt solid #000000"/>
    </style:style>
    <style:style style:name="Таблица80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4" style:family="table-cell">
      <style:table-cell-properties fo:padding="0.097cm" fo:border-left="0.05pt solid #000000" fo:border-right="none" fo:border-top="none" fo:border-bottom="0.05pt solid #000000"/>
    </style:style>
    <style:style style:name="Таблица80.B4" style:family="table-cell">
      <style:table-cell-properties fo:padding="0.097cm" fo:border-left="0.05pt solid #000000" fo:border-right="none" fo:border-top="none" fo:border-bottom="0.05pt solid #000000"/>
    </style:style>
    <style:style style:name="Таблица80.C4" style:family="table-cell">
      <style:table-cell-properties fo:padding="0.097cm" fo:border-left="0.05pt solid #000000" fo:border-right="none" fo:border-top="none" fo:border-bottom="0.05pt solid #000000"/>
    </style:style>
    <style:style style:name="Таблица80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5" style:family="table-cell">
      <style:table-cell-properties fo:padding="0.097cm" fo:border-left="0.05pt solid #000000" fo:border-right="none" fo:border-top="none" fo:border-bottom="0.05pt solid #000000"/>
    </style:style>
    <style:style style:name="Таблица80.B5" style:family="table-cell">
      <style:table-cell-properties fo:padding="0.097cm" fo:border-left="0.05pt solid #000000" fo:border-right="none" fo:border-top="none" fo:border-bottom="0.05pt solid #000000"/>
    </style:style>
    <style:style style:name="Таблица80.C5" style:family="table-cell">
      <style:table-cell-properties fo:padding="0.097cm" fo:border-left="0.05pt solid #000000" fo:border-right="none" fo:border-top="none" fo:border-bottom="0.05pt solid #000000"/>
    </style:style>
    <style:style style:name="Таблица80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6" style:family="table-cell">
      <style:table-cell-properties fo:padding="0.097cm" fo:border-left="0.05pt solid #000000" fo:border-right="none" fo:border-top="none" fo:border-bottom="0.05pt solid #000000"/>
    </style:style>
    <style:style style:name="Таблица80.B6" style:family="table-cell">
      <style:table-cell-properties fo:padding="0.097cm" fo:border-left="0.05pt solid #000000" fo:border-right="none" fo:border-top="none" fo:border-bottom="0.05pt solid #000000"/>
    </style:style>
    <style:style style:name="Таблица80.C6" style:family="table-cell">
      <style:table-cell-properties fo:padding="0.097cm" fo:border-left="0.05pt solid #000000" fo:border-right="none" fo:border-top="none" fo:border-bottom="0.05pt solid #000000"/>
    </style:style>
    <style:style style:name="Таблица80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7" style:family="table-cell">
      <style:table-cell-properties fo:padding="0.097cm" fo:border-left="0.05pt solid #000000" fo:border-right="none" fo:border-top="none" fo:border-bottom="0.05pt solid #000000"/>
    </style:style>
    <style:style style:name="Таблица80.B7" style:family="table-cell">
      <style:table-cell-properties fo:padding="0.097cm" fo:border-left="0.05pt solid #000000" fo:border-right="none" fo:border-top="none" fo:border-bottom="0.05pt solid #000000"/>
    </style:style>
    <style:style style:name="Таблица80.C7" style:family="table-cell">
      <style:table-cell-properties fo:padding="0.097cm" fo:border-left="0.05pt solid #000000" fo:border-right="none" fo:border-top="none" fo:border-bottom="0.05pt solid #000000"/>
    </style:style>
    <style:style style:name="Таблица80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8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0.D8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0.A9" style:family="table-cell">
      <style:table-cell-properties fo:padding="0.097cm" fo:border-left="0.05pt solid #000000" fo:border-right="none" fo:border-top="none" fo:border-bottom="0.05pt solid #000000"/>
    </style:style>
    <style:style style:name="Таблица80.B9" style:family="table-cell">
      <style:table-cell-properties fo:padding="0.097cm" fo:border-left="0.05pt solid #000000" fo:border-right="none" fo:border-top="none" fo:border-bottom="0.05pt solid #000000"/>
    </style:style>
    <style:style style:name="Таблица80.C9" style:family="table-cell">
      <style:table-cell-properties fo:padding="0.097cm" fo:border-left="0.05pt solid #000000" fo:border-right="none" fo:border-top="none" fo:border-bottom="0.05pt solid #000000"/>
    </style:style>
    <style:style style:name="Таблица80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10" style:family="table-cell">
      <style:table-cell-properties fo:padding="0.097cm" fo:border-left="0.05pt solid #000000" fo:border-right="none" fo:border-top="none" fo:border-bottom="0.05pt solid #000000"/>
    </style:style>
    <style:style style:name="Таблица80.B10" style:family="table-cell">
      <style:table-cell-properties fo:padding="0.097cm" fo:border-left="0.05pt solid #000000" fo:border-right="none" fo:border-top="none" fo:border-bottom="0.05pt solid #000000"/>
    </style:style>
    <style:style style:name="Таблица80.C10" style:family="table-cell">
      <style:table-cell-properties fo:padding="0.097cm" fo:border-left="0.05pt solid #000000" fo:border-right="none" fo:border-top="none" fo:border-bottom="0.05pt solid #000000"/>
    </style:style>
    <style:style style:name="Таблица80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11" style:family="table-cell">
      <style:table-cell-properties fo:padding="0.097cm" fo:border-left="0.05pt solid #000000" fo:border-right="none" fo:border-top="none" fo:border-bottom="0.05pt solid #000000"/>
    </style:style>
    <style:style style:name="Таблица80.B11" style:family="table-cell">
      <style:table-cell-properties fo:padding="0.097cm" fo:border-left="0.05pt solid #000000" fo:border-right="none" fo:border-top="none" fo:border-bottom="0.05pt solid #000000"/>
    </style:style>
    <style:style style:name="Таблица80.C11" style:family="table-cell">
      <style:table-cell-properties fo:padding="0.097cm" fo:border-left="0.05pt solid #000000" fo:border-right="none" fo:border-top="none" fo:border-bottom="0.05pt solid #000000"/>
    </style:style>
    <style:style style:name="Таблица80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7.99cm" style:rel-column-width="29088*"/>
    </style:style>
    <style:style style:name="Таблица6.B" style:family="table-column">
      <style:table-column-properties style:column-width="2.503cm" style:rel-column-width="9111*"/>
    </style:style>
    <style:style style:name="Таблица6.C" style:family="table-column">
      <style:table-column-properties style:column-width="2.316cm" style:rel-column-width="8431*"/>
    </style:style>
    <style:style style:name="Таблица6.D" style:family="table-column">
      <style:table-column-properties style:column-width="0.187cm" style:rel-column-width="680*"/>
    </style:style>
    <style:style style:name="Таблица6.F" style:family="table-column">
      <style:table-column-properties style:column-width="2.503cm" style:rel-column-width="9114*"/>
    </style:style>
    <style:style style:name="Таблица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B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none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none" fo:border-top="none" fo:border-bottom="0.05pt solid #000000"/>
    </style:style>
    <style:style style:name="Таблица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D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A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A7" style:family="table-cell">
      <style:table-cell-properties fo:padding="0.097cm" fo:border-left="0.05pt solid #000000" fo:border-right="none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none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10" style:family="table-cell">
      <style:table-cell-properties fo:padding="0.097cm" fo:border-left="0.05pt solid #000000" fo:border-right="none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11" style:family="table-cell">
      <style:table-cell-properties fo:padding="0.097cm" fo:border-left="0.05pt solid #000000" fo:border-right="none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14" style:family="table-cell">
      <style:table-cell-properties fo:padding="0.097cm" fo:border-left="0.05pt solid #000000" fo:border-right="none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18.002cm" table:align="margins"/>
    </style:style>
    <style:style style:name="Таблица39.A" style:family="table-column">
      <style:table-column-properties style:column-width="1.598cm" style:rel-column-width="5817*"/>
    </style:style>
    <style:style style:name="Таблица39.B" style:family="table-column">
      <style:table-column-properties style:column-width="2.096cm" style:rel-column-width="7628*"/>
    </style:style>
    <style:style style:name="Таблица39.C" style:family="table-column">
      <style:table-column-properties style:column-width="1.519cm" style:rel-column-width="5528*"/>
    </style:style>
    <style:style style:name="Таблица39.D" style:family="table-column">
      <style:table-column-properties style:column-width="2.778cm" style:rel-column-width="10113*"/>
    </style:style>
    <style:style style:name="Таблица39.E" style:family="table-column">
      <style:table-column-properties style:column-width="3.221cm" style:rel-column-width="11725*"/>
    </style:style>
    <style:style style:name="Таблица39.F" style:family="table-column">
      <style:table-column-properties style:column-width="3.59cm" style:rel-column-width="13067*"/>
    </style:style>
    <style:style style:name="Таблица39.G" style:family="table-column">
      <style:table-column-properties style:column-width="3.201cm" style:rel-column-width="11657*"/>
    </style:style>
    <style:style style:name="Таблица3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9.G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39.A2" style:family="table-cell">
      <style:table-cell-properties fo:padding="0.097cm" fo:border-left="0.05pt solid #000000" fo:border-right="none" fo:border-top="none" fo:border-bottom="0.05pt solid #000000"/>
    </style:style>
    <style:style style:name="Таблица39.B2" style:family="table-cell">
      <style:table-cell-properties fo:padding="0.097cm" fo:border-left="0.05pt solid #000000" fo:border-right="none" fo:border-top="none" fo:border-bottom="0.05pt solid #000000"/>
    </style:style>
    <style:style style:name="Таблица39.C2" style:family="table-cell">
      <style:table-cell-properties fo:padding="0.097cm" fo:border-left="0.05pt solid #000000" fo:border-right="none" fo:border-top="none" fo:border-bottom="0.05pt solid #000000"/>
    </style:style>
    <style:style style:name="Таблица39.D2" style:family="table-cell">
      <style:table-cell-properties fo:padding="0.097cm" fo:border-left="0.05pt solid #000000" fo:border-right="none" fo:border-top="none" fo:border-bottom="0.05pt solid #000000"/>
    </style:style>
    <style:style style:name="Таблица39.E2" style:family="table-cell">
      <style:table-cell-properties fo:padding="0.097cm" fo:border-left="0.05pt solid #000000" fo:border-right="none" fo:border-top="none" fo:border-bottom="0.05pt solid #000000"/>
    </style:style>
    <style:style style:name="Таблица39.F2" style:family="table-cell">
      <style:table-cell-properties fo:padding="0.097cm" fo:border-left="0.05pt solid #000000" fo:border-right="none" fo:border-top="none" fo:border-bottom="0.05pt solid #000000"/>
    </style:style>
    <style:style style:name="Таблица3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" style:family="table">
      <style:table-properties style:width="18.002cm" table:align="margins"/>
    </style:style>
    <style:style style:name="Таблица60.A" style:family="table-column">
      <style:table-column-properties style:column-width="1.702cm" style:rel-column-width="6196*"/>
    </style:style>
    <style:style style:name="Таблица60.B" style:family="table-column">
      <style:table-column-properties style:column-width="7.31cm" style:rel-column-width="26609*"/>
    </style:style>
    <style:style style:name="Таблица60.C" style:family="table-column">
      <style:table-column-properties style:column-width="8.991cm" style:rel-column-width="32730*"/>
    </style:style>
    <style:style style:name="Таблица60.A1" style:family="table-cell">
      <style:table-cell-properties fo:padding="0.097cm" fo:border="0.05pt solid #000000"/>
    </style:style>
    <style:style style:name="Таблица6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A3" style:family="table-cell">
      <style:table-cell-properties fo:padding="0.097cm" fo:border-left="0.05pt solid #000000" fo:border-right="none" fo:border-top="none" fo:border-bottom="0.05pt solid #000000"/>
    </style:style>
    <style:style style:name="Таблица61" style:family="table">
      <style:table-properties style:width="18.002cm" table:align="margins"/>
    </style:style>
    <style:style style:name="Таблица61.A" style:family="table-column">
      <style:table-column-properties style:column-width="3.51cm" style:rel-column-width="12778*"/>
    </style:style>
    <style:style style:name="Таблица61.B" style:family="table-column">
      <style:table-column-properties style:column-width="2.986cm" style:rel-column-width="10871*"/>
    </style:style>
    <style:style style:name="Таблица61.C" style:family="table-column">
      <style:table-column-properties style:column-width="2.752cm" style:rel-column-width="10017*"/>
    </style:style>
    <style:style style:name="Таблица61.D" style:family="table-column">
      <style:table-column-properties style:column-width="1.046cm" style:rel-column-width="3807*"/>
    </style:style>
    <style:style style:name="Таблица61.E" style:family="table-column">
      <style:table-column-properties style:column-width="1.706cm" style:rel-column-width="6209*"/>
    </style:style>
    <style:style style:name="Таблица61.F" style:family="table-column">
      <style:table-column-properties style:column-width="0.31cm" style:rel-column-width="1130*"/>
    </style:style>
    <style:style style:name="Таблица61.G" style:family="table-column">
      <style:table-column-properties style:column-width="2.69cm" style:rel-column-width="9792*"/>
    </style:style>
    <style:style style:name="Таблица61.H" style:family="table-column">
      <style:table-column-properties style:column-width="3.002cm" style:rel-column-width="10931*"/>
    </style:style>
    <style:style style:name="Таблица6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1.G1" style:family="table-cell">
      <style:table-cell-properties fo:padding="0.097cm" fo:border="0.05pt solid #000000"/>
    </style:style>
    <style:style style:name="Таблица61.A2" style:family="table-cell">
      <style:table-cell-properties fo:padding="0.097cm" fo:border-left="0.05pt solid #000000" fo:border-right="none" fo:border-top="none" fo:border-bottom="0.05pt solid #000000"/>
    </style:style>
    <style:style style:name="Таблица6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2" style:family="table">
      <style:table-properties style:width="18.002cm" table:align="margins"/>
    </style:style>
    <style:style style:name="Таблица62.A" style:family="table-column">
      <style:table-column-properties style:column-width="4.503cm" style:rel-column-width="16393*"/>
    </style:style>
    <style:style style:name="Таблица62.B" style:family="table-column">
      <style:table-column-properties style:column-width="0.639cm" style:rel-column-width="2324*"/>
    </style:style>
    <style:style style:name="Таблица62.C" style:family="table-column">
      <style:table-column-properties style:column-width="4.445cm" style:rel-column-width="16181*"/>
    </style:style>
    <style:style style:name="Таблица62.D" style:family="table-column">
      <style:table-column-properties style:column-width="0.699cm" style:rel-column-width="2542*"/>
    </style:style>
    <style:style style:name="Таблица62.E" style:family="table-column">
      <style:table-column-properties style:column-width="3.205cm" style:rel-column-width="11667*"/>
    </style:style>
    <style:style style:name="Таблица62.F" style:family="table-column">
      <style:table-column-properties style:column-width="0.917cm" style:rel-column-width="3339*"/>
    </style:style>
    <style:style style:name="Таблица62.G" style:family="table-column">
      <style:table-column-properties style:column-width="3.595cm" style:rel-column-width="13089*"/>
    </style:style>
    <style:style style:name="Таблица6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2.F1" style:family="table-cell">
      <style:table-cell-properties fo:padding="0.097cm" fo:border="0.05pt solid #000000"/>
    </style:style>
    <style:style style:name="Таблица6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2.A3" style:family="table-cell">
      <style:table-cell-properties fo:padding="0.097cm" fo:border-left="0.05pt solid #000000" fo:border-right="none" fo:border-top="none" fo:border-bottom="0.05pt solid #000000"/>
    </style:style>
    <style:style style:name="Таблица62.C3" style:family="table-cell">
      <style:table-cell-properties fo:padding="0.097cm" fo:border-left="0.05pt solid #000000" fo:border-right="none" fo:border-top="none" fo:border-bottom="0.05pt solid #000000"/>
    </style:style>
    <style:style style:name="Таблица62.E3" style:family="table-cell">
      <style:table-cell-properties fo:padding="0.097cm" fo:border-left="0.05pt solid #000000" fo:border-right="none" fo:border-top="none" fo:border-bottom="0.05pt solid #000000"/>
    </style:style>
    <style:style style:name="Таблица6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4" style:family="table">
      <style:table-properties style:width="18.002cm" table:align="margins"/>
    </style:style>
    <style:style style:name="Таблица74.A" style:family="table-column">
      <style:table-column-properties style:column-width="6.001cm" style:rel-column-width="21845*"/>
    </style:style>
    <style:style style:name="Таблица7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74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74.A2" style:family="table-cell">
      <style:table-cell-properties fo:padding="0.097cm" fo:border-left="0.05pt solid #000000" fo:border-right="none" fo:border-top="none" fo:border-bottom="0.05pt solid #000000"/>
    </style:style>
    <style:style style:name="Таблица74.B2" style:family="table-cell">
      <style:table-cell-properties fo:padding="0.097cm" fo:border-left="0.05pt solid #000000" fo:border-right="none" fo:border-top="none" fo:border-bottom="0.05pt solid #000000"/>
    </style:style>
    <style:style style:name="Таблица7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4.A4" style:family="table-cell">
      <style:table-cell-properties fo:padding="0.097cm" fo:border-left="0.05pt solid #000000" fo:border-right="none" fo:border-top="none" fo:border-bottom="0.05pt solid #000000"/>
    </style:style>
    <style:style style:name="Таблица74.B4" style:family="table-cell">
      <style:table-cell-properties fo:padding="0.097cm" fo:border-left="0.05pt solid #000000" fo:border-right="none" fo:border-top="none" fo:border-bottom="0.05pt solid #000000"/>
    </style:style>
    <style:style style:name="Таблица7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" style:family="table">
      <style:table-properties style:width="18.002cm" table:align="margins"/>
    </style:style>
    <style:style style:name="Таблица46.A" style:family="table-column">
      <style:table-column-properties style:column-width="1.808cm" style:rel-column-width="6581*"/>
    </style:style>
    <style:style style:name="Таблица46.B" style:family="table-column">
      <style:table-column-properties style:column-width="0.889cm" style:rel-column-width="3239*"/>
    </style:style>
    <style:style style:name="Таблица46.C" style:family="table-column">
      <style:table-column-properties style:column-width="2.697cm" style:rel-column-width="9821*"/>
    </style:style>
    <style:style style:name="Таблица46.D" style:family="table-column">
      <style:table-column-properties style:column-width="4.009cm" style:rel-column-width="14595*"/>
    </style:style>
    <style:style style:name="Таблица46.E" style:family="table-column">
      <style:table-column-properties style:column-width="2.596cm" style:rel-column-width="9452*"/>
    </style:style>
    <style:style style:name="Таблица46.F" style:family="table-column">
      <style:table-column-properties style:column-width="6.001cm" style:rel-column-width="21847*"/>
    </style:style>
    <style:style style:name="Таблица46.1" style:family="table-row">
      <style:table-row-properties fo:keep-together="always"/>
    </style:style>
    <style:style style:name="Таблица4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6.F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6.A2" style:family="table-cell">
      <style:table-cell-properties fo:padding="0.097cm" fo:border-left="0.05pt solid #000000" fo:border-right="none" fo:border-top="none" fo:border-bottom="0.05pt solid #000000"/>
    </style:style>
    <style:style style:name="Таблица46.D2" style:family="table-cell">
      <style:table-cell-properties fo:padding="0.097cm" fo:border-left="0.05pt solid #000000" fo:border-right="none" fo:border-top="none" fo:border-bottom="0.05pt solid #000000"/>
    </style:style>
    <style:style style:name="Таблица46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" style:family="table-cell">
      <style:table-cell-properties fo:padding="0.097cm" fo:border-left="0.05pt solid #000000" fo:border-right="none" fo:border-top="none" fo:border-bottom="0.05pt solid #000000"/>
    </style:style>
    <style:style style:name="Таблица46.D3" style:family="table-cell">
      <style:table-cell-properties fo:padding="0.097cm" fo:border-left="0.05pt solid #000000" fo:border-right="none" fo:border-top="none" fo:border-bottom="0.05pt solid #000000"/>
    </style:style>
    <style:style style:name="Таблица46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6.F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6.A5" style:family="table-cell">
      <style:table-cell-properties fo:padding="0.097cm" fo:border-left="0.05pt solid #000000" fo:border-right="none" fo:border-top="none" fo:border-bottom="0.05pt solid #000000"/>
    </style:style>
    <style:style style:name="Таблица46.D5" style:family="table-cell">
      <style:table-cell-properties fo:padding="0.097cm" fo:border-left="0.05pt solid #000000" fo:border-right="none" fo:border-top="none" fo:border-bottom="0.05pt solid #000000"/>
    </style:style>
    <style:style style:name="Таблица46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6" style:family="table-cell">
      <style:table-cell-properties fo:padding="0.097cm" fo:border-left="0.05pt solid #000000" fo:border-right="none" fo:border-top="none" fo:border-bottom="0.05pt solid #000000"/>
    </style:style>
    <style:style style:name="Таблица46.B6" style:family="table-cell">
      <style:table-cell-properties fo:padding="0.097cm" fo:border-left="0.05pt solid #000000" fo:border-right="none" fo:border-top="none" fo:border-bottom="0.05pt solid #000000"/>
    </style:style>
    <style:style style:name="Таблица46.D6" style:family="table-cell">
      <style:table-cell-properties fo:padding="0.097cm" fo:border-left="0.05pt solid #000000" fo:border-right="none" fo:border-top="none" fo:border-bottom="0.05pt solid #000000"/>
    </style:style>
    <style:style style:name="Таблица46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7" style:family="table-cell">
      <style:table-cell-properties fo:padding="0.097cm" fo:border-left="0.05pt solid #000000" fo:border-right="none" fo:border-top="none" fo:border-bottom="0.05pt solid #000000"/>
    </style:style>
    <style:style style:name="Таблица46.B7" style:family="table-cell">
      <style:table-cell-properties fo:padding="0.097cm" fo:border-left="0.05pt solid #000000" fo:border-right="none" fo:border-top="none" fo:border-bottom="0.05pt solid #000000"/>
    </style:style>
    <style:style style:name="Таблица46.D7" style:family="table-cell">
      <style:table-cell-properties fo:padding="0.097cm" fo:border-left="0.05pt solid #000000" fo:border-right="none" fo:border-top="none" fo:border-bottom="0.05pt solid #000000"/>
    </style:style>
    <style:style style:name="Таблица46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8" style:family="table-cell">
      <style:table-cell-properties fo:padding="0.097cm" fo:border-left="0.05pt solid #000000" fo:border-right="none" fo:border-top="none" fo:border-bottom="0.05pt solid #000000"/>
    </style:style>
    <style:style style:name="Таблица46.B8" style:family="table-cell">
      <style:table-cell-properties fo:padding="0.097cm" fo:border-left="0.05pt solid #000000" fo:border-right="none" fo:border-top="none" fo:border-bottom="0.05pt solid #000000"/>
    </style:style>
    <style:style style:name="Таблица46.D8" style:family="table-cell">
      <style:table-cell-properties fo:padding="0.097cm" fo:border-left="0.05pt solid #000000" fo:border-right="none" fo:border-top="none" fo:border-bottom="0.05pt solid #000000"/>
    </style:style>
    <style:style style:name="Таблица46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9" style:family="table-cell">
      <style:table-cell-properties fo:padding="0.097cm" fo:border-left="0.05pt solid #000000" fo:border-right="none" fo:border-top="none" fo:border-bottom="0.05pt solid #000000"/>
    </style:style>
    <style:style style:name="Таблица46.D9" style:family="table-cell">
      <style:table-cell-properties fo:padding="0.097cm" fo:border-left="0.05pt solid #000000" fo:border-right="none" fo:border-top="none" fo:border-bottom="0.05pt solid #000000"/>
    </style:style>
    <style:style style:name="Таблица46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0" style:family="table-cell">
      <style:table-cell-properties fo:padding="0.097cm" fo:border-left="0.05pt solid #000000" fo:border-right="none" fo:border-top="none" fo:border-bottom="0.05pt solid #000000"/>
    </style:style>
    <style:style style:name="Таблица46.D10" style:family="table-cell">
      <style:table-cell-properties fo:padding="0.097cm" fo:border-left="0.05pt solid #000000" fo:border-right="none" fo:border-top="none" fo:border-bottom="0.05pt solid #000000"/>
    </style:style>
    <style:style style:name="Таблица46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1" style:family="table-cell">
      <style:table-cell-properties fo:padding="0.097cm" fo:border-left="0.05pt solid #000000" fo:border-right="none" fo:border-top="none" fo:border-bottom="0.05pt solid #000000"/>
    </style:style>
    <style:style style:name="Таблица46.D11" style:family="table-cell">
      <style:table-cell-properties fo:padding="0.097cm" fo:border-left="0.05pt solid #000000" fo:border-right="none" fo:border-top="none" fo:border-bottom="0.05pt solid #000000"/>
    </style:style>
    <style:style style:name="Таблица46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2" style:family="table-cell">
      <style:table-cell-properties fo:padding="0.097cm" fo:border-left="0.05pt solid #000000" fo:border-right="none" fo:border-top="none" fo:border-bottom="0.05pt solid #000000"/>
    </style:style>
    <style:style style:name="Таблица46.D12" style:family="table-cell">
      <style:table-cell-properties fo:padding="0.097cm" fo:border-left="0.05pt solid #000000" fo:border-right="none" fo:border-top="none" fo:border-bottom="0.05pt solid #000000"/>
    </style:style>
    <style:style style:name="Таблица46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3" style:family="table-cell">
      <style:table-cell-properties fo:padding="0.097cm" fo:border-left="0.05pt solid #000000" fo:border-right="none" fo:border-top="none" fo:border-bottom="0.05pt solid #000000"/>
    </style:style>
    <style:style style:name="Таблица46.D13" style:family="table-cell">
      <style:table-cell-properties fo:padding="0.097cm" fo:border-left="0.05pt solid #000000" fo:border-right="none" fo:border-top="none" fo:border-bottom="0.05pt solid #000000"/>
    </style:style>
    <style:style style:name="Таблица46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4" style:family="table-cell">
      <style:table-cell-properties fo:padding="0.097cm" fo:border-left="0.05pt solid #000000" fo:border-right="none" fo:border-top="none" fo:border-bottom="0.05pt solid #000000"/>
    </style:style>
    <style:style style:name="Таблица46.D14" style:family="table-cell">
      <style:table-cell-properties fo:padding="0.097cm" fo:border-left="0.05pt solid #000000" fo:border-right="none" fo:border-top="none" fo:border-bottom="0.05pt solid #000000"/>
    </style:style>
    <style:style style:name="Таблица46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6" style:family="table-cell">
      <style:table-cell-properties fo:padding="0.097cm" fo:border-left="0.05pt solid #000000" fo:border-right="none" fo:border-top="none" fo:border-bottom="0.05pt solid #000000"/>
    </style:style>
    <style:style style:name="Таблица46.D16" style:family="table-cell">
      <style:table-cell-properties fo:padding="0.097cm" fo:border-left="0.05pt solid #000000" fo:border-right="none" fo:border-top="none" fo:border-bottom="0.05pt solid #000000"/>
    </style:style>
    <style:style style:name="Таблица46.E16" style:family="table-cell">
      <style:table-cell-properties fo:padding="0.097cm" fo:border-left="0.05pt solid #000000" fo:border-right="none" fo:border-top="none" fo:border-bottom="0.05pt solid #000000"/>
    </style:style>
    <style:style style:name="Таблица46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7" style:family="table-cell">
      <style:table-cell-properties fo:padding="0.097cm" fo:border-left="0.05pt solid #000000" fo:border-right="none" fo:border-top="none" fo:border-bottom="0.05pt solid #000000"/>
    </style:style>
    <style:style style:name="Таблица46.D17" style:family="table-cell">
      <style:table-cell-properties fo:padding="0.097cm" fo:border-left="0.05pt solid #000000" fo:border-right="none" fo:border-top="none" fo:border-bottom="0.05pt solid #000000"/>
    </style:style>
    <style:style style:name="Таблица46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8" style:family="table-cell">
      <style:table-cell-properties fo:padding="0.097cm" fo:border-left="0.05pt solid #000000" fo:border-right="none" fo:border-top="none" fo:border-bottom="0.05pt solid #000000"/>
    </style:style>
    <style:style style:name="Таблица46.D18" style:family="table-cell">
      <style:table-cell-properties fo:padding="0.097cm" fo:border-left="0.05pt solid #000000" fo:border-right="none" fo:border-top="none" fo:border-bottom="0.05pt solid #000000"/>
    </style:style>
    <style:style style:name="Таблица46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9" style:family="table-cell">
      <style:table-cell-properties fo:padding="0.097cm" fo:border-left="0.05pt solid #000000" fo:border-right="none" fo:border-top="none" fo:border-bottom="0.05pt solid #000000"/>
    </style:style>
    <style:style style:name="Таблица46.D19" style:family="table-cell">
      <style:table-cell-properties fo:padding="0.097cm" fo:border-left="0.05pt solid #000000" fo:border-right="none" fo:border-top="none" fo:border-bottom="0.05pt solid #000000"/>
    </style:style>
    <style:style style:name="Таблица46.F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0" style:family="table-cell">
      <style:table-cell-properties fo:padding="0.097cm" fo:border-left="0.05pt solid #000000" fo:border-right="none" fo:border-top="none" fo:border-bottom="0.05pt solid #000000"/>
    </style:style>
    <style:style style:name="Таблица46.D20" style:family="table-cell">
      <style:table-cell-properties fo:padding="0.097cm" fo:border-left="0.05pt solid #000000" fo:border-right="none" fo:border-top="none" fo:border-bottom="0.05pt solid #000000"/>
    </style:style>
    <style:style style:name="Таблица46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1" style:family="table-cell">
      <style:table-cell-properties fo:padding="0.097cm" fo:border-left="0.05pt solid #000000" fo:border-right="none" fo:border-top="none" fo:border-bottom="0.05pt solid #000000"/>
    </style:style>
    <style:style style:name="Таблица46.D21" style:family="table-cell">
      <style:table-cell-properties fo:padding="0.097cm" fo:border-left="0.05pt solid #000000" fo:border-right="none" fo:border-top="none" fo:border-bottom="0.05pt solid #000000"/>
    </style:style>
    <style:style style:name="Таблица46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2" style:family="table-cell">
      <style:table-cell-properties fo:padding="0.097cm" fo:border-left="0.05pt solid #000000" fo:border-right="none" fo:border-top="none" fo:border-bottom="0.05pt solid #000000"/>
    </style:style>
    <style:style style:name="Таблица46.D22" style:family="table-cell">
      <style:table-cell-properties fo:padding="0.097cm" fo:border-left="0.05pt solid #000000" fo:border-right="none" fo:border-top="none" fo:border-bottom="0.05pt solid #000000"/>
    </style:style>
    <style:style style:name="Таблица46.F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3" style:family="table-cell">
      <style:table-cell-properties fo:padding="0.097cm" fo:border-left="0.05pt solid #000000" fo:border-right="none" fo:border-top="none" fo:border-bottom="0.05pt solid #000000"/>
    </style:style>
    <style:style style:name="Таблица46.D23" style:family="table-cell">
      <style:table-cell-properties fo:padding="0.097cm" fo:border-left="0.05pt solid #000000" fo:border-right="none" fo:border-top="none" fo:border-bottom="0.05pt solid #000000"/>
    </style:style>
    <style:style style:name="Таблица46.F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4" style:family="table-cell">
      <style:table-cell-properties fo:padding="0.097cm" fo:border-left="0.05pt solid #000000" fo:border-right="none" fo:border-top="none" fo:border-bottom="0.05pt solid #000000"/>
    </style:style>
    <style:style style:name="Таблица46.D24" style:family="table-cell">
      <style:table-cell-properties fo:padding="0.097cm" fo:border-left="0.05pt solid #000000" fo:border-right="none" fo:border-top="none" fo:border-bottom="0.05pt solid #000000"/>
    </style:style>
    <style:style style:name="Таблица46.F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5" style:family="table-cell">
      <style:table-cell-properties fo:padding="0.097cm" fo:border-left="0.05pt solid #000000" fo:border-right="none" fo:border-top="none" fo:border-bottom="0.05pt solid #000000"/>
    </style:style>
    <style:style style:name="Таблица46.D25" style:family="table-cell">
      <style:table-cell-properties fo:padding="0.097cm" fo:border-left="0.05pt solid #000000" fo:border-right="none" fo:border-top="none" fo:border-bottom="0.05pt solid #000000"/>
    </style:style>
    <style:style style:name="Таблица46.F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6" style:family="table-cell">
      <style:table-cell-properties fo:padding="0.097cm" fo:border-left="0.05pt solid #000000" fo:border-right="none" fo:border-top="none" fo:border-bottom="0.05pt solid #000000"/>
    </style:style>
    <style:style style:name="Таблица46.D26" style:family="table-cell">
      <style:table-cell-properties fo:padding="0.097cm" fo:border-left="0.05pt solid #000000" fo:border-right="none" fo:border-top="none" fo:border-bottom="0.05pt solid #000000"/>
    </style:style>
    <style:style style:name="Таблица46.F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7" style:family="table-cell">
      <style:table-cell-properties fo:padding="0.097cm" fo:border-left="0.05pt solid #000000" fo:border-right="none" fo:border-top="none" fo:border-bottom="0.05pt solid #000000"/>
    </style:style>
    <style:style style:name="Таблица46.D27" style:family="table-cell">
      <style:table-cell-properties fo:padding="0.097cm" fo:border-left="0.05pt solid #000000" fo:border-right="none" fo:border-top="none" fo:border-bottom="0.05pt solid #000000"/>
    </style:style>
    <style:style style:name="Таблица46.F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8" style:family="table-cell">
      <style:table-cell-properties fo:padding="0.097cm" fo:border-left="0.05pt solid #000000" fo:border-right="none" fo:border-top="none" fo:border-bottom="0.05pt solid #000000"/>
    </style:style>
    <style:style style:name="Таблица46.D28" style:family="table-cell">
      <style:table-cell-properties fo:padding="0.097cm" fo:border-left="0.05pt solid #000000" fo:border-right="none" fo:border-top="none" fo:border-bottom="0.05pt solid #000000"/>
    </style:style>
    <style:style style:name="Таблица46.F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9" style:family="table-cell">
      <style:table-cell-properties fo:padding="0.097cm" fo:border-left="0.05pt solid #000000" fo:border-right="none" fo:border-top="none" fo:border-bottom="0.05pt solid #000000"/>
    </style:style>
    <style:style style:name="Таблица46.D29" style:family="table-cell">
      <style:table-cell-properties fo:padding="0.097cm" fo:border-left="0.05pt solid #000000" fo:border-right="none" fo:border-top="none" fo:border-bottom="0.05pt solid #000000"/>
    </style:style>
    <style:style style:name="Таблица46.F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0" style:family="table-cell">
      <style:table-cell-properties fo:padding="0.097cm" fo:border-left="0.05pt solid #000000" fo:border-right="none" fo:border-top="none" fo:border-bottom="0.05pt solid #000000"/>
    </style:style>
    <style:style style:name="Таблица46.D30" style:family="table-cell">
      <style:table-cell-properties fo:padding="0.097cm" fo:border-left="0.05pt solid #000000" fo:border-right="none" fo:border-top="none" fo:border-bottom="0.05pt solid #000000"/>
    </style:style>
    <style:style style:name="Таблица46.F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1" style:family="table-cell">
      <style:table-cell-properties fo:padding="0.097cm" fo:border-left="0.05pt solid #000000" fo:border-right="none" fo:border-top="none" fo:border-bottom="0.05pt solid #000000"/>
    </style:style>
    <style:style style:name="Таблица46.D31" style:family="table-cell">
      <style:table-cell-properties fo:padding="0.097cm" fo:border-left="0.05pt solid #000000" fo:border-right="none" fo:border-top="none" fo:border-bottom="0.05pt solid #000000"/>
    </style:style>
    <style:style style:name="Таблица46.F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2" style:family="table-cell">
      <style:table-cell-properties fo:padding="0.097cm" fo:border-left="0.05pt solid #000000" fo:border-right="none" fo:border-top="none" fo:border-bottom="0.05pt solid #000000"/>
    </style:style>
    <style:style style:name="Таблица46.D32" style:family="table-cell">
      <style:table-cell-properties fo:padding="0.097cm" fo:border-left="0.05pt solid #000000" fo:border-right="none" fo:border-top="none" fo:border-bottom="0.05pt solid #000000"/>
    </style:style>
    <style:style style:name="Таблица46.F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3" style:family="table-cell">
      <style:table-cell-properties fo:padding="0.097cm" fo:border-left="0.05pt solid #000000" fo:border-right="none" fo:border-top="none" fo:border-bottom="0.05pt solid #000000"/>
    </style:style>
    <style:style style:name="Таблица46.D33" style:family="table-cell">
      <style:table-cell-properties fo:padding="0.097cm" fo:border-left="0.05pt solid #000000" fo:border-right="none" fo:border-top="none" fo:border-bottom="0.05pt solid #000000"/>
    </style:style>
    <style:style style:name="Таблица46.F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4" style:family="table-cell">
      <style:table-cell-properties fo:padding="0.097cm" fo:border-left="0.05pt solid #000000" fo:border-right="none" fo:border-top="none" fo:border-bottom="0.05pt solid #000000"/>
    </style:style>
    <style:style style:name="Таблица46.D34" style:family="table-cell">
      <style:table-cell-properties fo:padding="0.097cm" fo:border-left="0.05pt solid #000000" fo:border-right="none" fo:border-top="none" fo:border-bottom="0.05pt solid #000000"/>
    </style:style>
    <style:style style:name="Таблица46.F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5" style:family="table-cell">
      <style:table-cell-properties fo:padding="0.097cm" fo:border-left="0.05pt solid #000000" fo:border-right="none" fo:border-top="none" fo:border-bottom="0.05pt solid #000000"/>
    </style:style>
    <style:style style:name="Таблица46.D35" style:family="table-cell">
      <style:table-cell-properties fo:padding="0.097cm" fo:border-left="0.05pt solid #000000" fo:border-right="none" fo:border-top="none" fo:border-bottom="0.05pt solid #000000"/>
    </style:style>
    <style:style style:name="Таблица46.F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6" style:family="table-cell">
      <style:table-cell-properties fo:padding="0.097cm" fo:border-left="0.05pt solid #000000" fo:border-right="none" fo:border-top="none" fo:border-bottom="0.05pt solid #000000"/>
    </style:style>
    <style:style style:name="Таблица46.D36" style:family="table-cell">
      <style:table-cell-properties fo:padding="0.097cm" fo:border-left="0.05pt solid #000000" fo:border-right="none" fo:border-top="none" fo:border-bottom="0.05pt solid #000000"/>
    </style:style>
    <style:style style:name="Таблица46.F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7" style:family="table-cell">
      <style:table-cell-properties fo:padding="0.097cm" fo:border-left="0.05pt solid #000000" fo:border-right="none" fo:border-top="none" fo:border-bottom="0.05pt solid #000000"/>
    </style:style>
    <style:style style:name="Таблица46.D37" style:family="table-cell">
      <style:table-cell-properties fo:padding="0.097cm" fo:border-left="0.05pt solid #000000" fo:border-right="none" fo:border-top="none" fo:border-bottom="0.05pt solid #000000"/>
    </style:style>
    <style:style style:name="Таблица46.F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8" style:family="table-cell">
      <style:table-cell-properties fo:padding="0.097cm" fo:border-left="0.05pt solid #000000" fo:border-right="none" fo:border-top="none" fo:border-bottom="0.05pt solid #000000"/>
    </style:style>
    <style:style style:name="Таблица46.D38" style:family="table-cell">
      <style:table-cell-properties fo:padding="0.097cm" fo:border-left="0.05pt solid #000000" fo:border-right="none" fo:border-top="none" fo:border-bottom="0.05pt solid #000000"/>
    </style:style>
    <style:style style:name="Таблица46.F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9" style:family="table-cell">
      <style:table-cell-properties fo:padding="0.097cm" fo:border-left="0.05pt solid #000000" fo:border-right="none" fo:border-top="none" fo:border-bottom="0.05pt solid #000000"/>
    </style:style>
    <style:style style:name="Таблица46.D39" style:family="table-cell">
      <style:table-cell-properties fo:padding="0.097cm" fo:border-left="0.05pt solid #000000" fo:border-right="none" fo:border-top="none" fo:border-bottom="0.05pt solid #000000"/>
    </style:style>
    <style:style style:name="Таблица46.F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0" style:family="table-cell">
      <style:table-cell-properties fo:padding="0.097cm" fo:border-left="0.05pt solid #000000" fo:border-right="none" fo:border-top="none" fo:border-bottom="0.05pt solid #000000"/>
    </style:style>
    <style:style style:name="Таблица46.D40" style:family="table-cell">
      <style:table-cell-properties fo:padding="0.097cm" fo:border-left="0.05pt solid #000000" fo:border-right="none" fo:border-top="none" fo:border-bottom="0.05pt solid #000000"/>
    </style:style>
    <style:style style:name="Таблица46.F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1" style:family="table-cell">
      <style:table-cell-properties fo:padding="0.097cm" fo:border-left="0.05pt solid #000000" fo:border-right="none" fo:border-top="none" fo:border-bottom="0.05pt solid #000000"/>
    </style:style>
    <style:style style:name="Таблица46.D41" style:family="table-cell">
      <style:table-cell-properties fo:padding="0.097cm" fo:border-left="0.05pt solid #000000" fo:border-right="none" fo:border-top="none" fo:border-bottom="0.05pt solid #000000"/>
    </style:style>
    <style:style style:name="Таблица46.F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2" style:family="table-cell">
      <style:table-cell-properties fo:padding="0.097cm" fo:border-left="0.05pt solid #000000" fo:border-right="none" fo:border-top="none" fo:border-bottom="0.05pt solid #000000"/>
    </style:style>
    <style:style style:name="Таблица46.D42" style:family="table-cell">
      <style:table-cell-properties fo:padding="0.097cm" fo:border-left="0.05pt solid #000000" fo:border-right="none" fo:border-top="none" fo:border-bottom="0.05pt solid #000000"/>
    </style:style>
    <style:style style:name="Таблица46.F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3" style:family="table-cell">
      <style:table-cell-properties fo:padding="0.097cm" fo:border-left="0.05pt solid #000000" fo:border-right="none" fo:border-top="none" fo:border-bottom="0.05pt solid #000000"/>
    </style:style>
    <style:style style:name="Таблица46.D43" style:family="table-cell">
      <style:table-cell-properties fo:padding="0.097cm" fo:border-left="0.05pt solid #000000" fo:border-right="none" fo:border-top="none" fo:border-bottom="0.05pt solid #000000"/>
    </style:style>
    <style:style style:name="Таблица46.F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4" style:family="table-cell">
      <style:table-cell-properties fo:padding="0.097cm" fo:border-left="0.05pt solid #000000" fo:border-right="none" fo:border-top="none" fo:border-bottom="0.05pt solid #000000"/>
    </style:style>
    <style:style style:name="Таблица46.D44" style:family="table-cell">
      <style:table-cell-properties fo:padding="0.097cm" fo:border-left="0.05pt solid #000000" fo:border-right="none" fo:border-top="none" fo:border-bottom="0.05pt solid #000000"/>
    </style:style>
    <style:style style:name="Таблица46.F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5" style:family="table-cell">
      <style:table-cell-properties fo:padding="0.097cm" fo:border-left="0.05pt solid #000000" fo:border-right="none" fo:border-top="none" fo:border-bottom="0.05pt solid #000000"/>
    </style:style>
    <style:style style:name="Таблица46.D45" style:family="table-cell">
      <style:table-cell-properties fo:padding="0.097cm" fo:border-left="0.05pt solid #000000" fo:border-right="none" fo:border-top="none" fo:border-bottom="0.05pt solid #000000"/>
    </style:style>
    <style:style style:name="Таблица46.F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6" style:family="table-cell">
      <style:table-cell-properties fo:padding="0.097cm" fo:border-left="0.05pt solid #000000" fo:border-right="none" fo:border-top="none" fo:border-bottom="0.05pt solid #000000"/>
    </style:style>
    <style:style style:name="Таблица46.D46" style:family="table-cell">
      <style:table-cell-properties fo:padding="0.097cm" fo:border-left="0.05pt solid #000000" fo:border-right="none" fo:border-top="none" fo:border-bottom="0.05pt solid #000000"/>
    </style:style>
    <style:style style:name="Таблица46.F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7" style:family="table-cell">
      <style:table-cell-properties fo:padding="0.097cm" fo:border-left="0.05pt solid #000000" fo:border-right="none" fo:border-top="none" fo:border-bottom="0.05pt solid #000000"/>
    </style:style>
    <style:style style:name="Таблица46.D47" style:family="table-cell">
      <style:table-cell-properties fo:padding="0.097cm" fo:border-left="0.05pt solid #000000" fo:border-right="none" fo:border-top="none" fo:border-bottom="0.05pt solid #000000"/>
    </style:style>
    <style:style style:name="Таблица46.F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50" style:family="table-cell">
      <style:table-cell-properties fo:padding="0.097cm" fo:border-left="0.05pt solid #000000" fo:border-right="none" fo:border-top="none" fo:border-bottom="0.05pt solid #000000"/>
    </style:style>
    <style:style style:name="Таблица46.C50" style:family="table-cell">
      <style:table-cell-properties fo:padding="0.097cm" fo:border-left="0.05pt solid #000000" fo:border-right="none" fo:border-top="none" fo:border-bottom="0.05pt solid #000000"/>
    </style:style>
    <style:style style:name="Таблица46.D50" style:family="table-cell">
      <style:table-cell-properties fo:padding="0.097cm" fo:border-left="0.05pt solid #000000" fo:border-right="none" fo:border-top="none" fo:border-bottom="0.05pt solid #000000"/>
    </style:style>
    <style:style style:name="Таблица46.F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51" style:family="table-cell">
      <style:table-cell-properties fo:padding="0.097cm" fo:border-left="0.05pt solid #000000" fo:border-right="none" fo:border-top="none" fo:border-bottom="0.05pt solid #000000"/>
    </style:style>
    <style:style style:name="Таблица46.D51" style:family="table-cell">
      <style:table-cell-properties fo:padding="0.097cm" fo:border-left="0.05pt solid #000000" fo:border-right="none" fo:border-top="none" fo:border-bottom="0.05pt solid #000000"/>
    </style:style>
    <style:style style:name="Таблица46.F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" style:family="table">
      <style:table-properties style:width="18.002cm" table:align="margins"/>
    </style:style>
    <style:style style:name="Таблица57.A" style:family="table-column">
      <style:table-column-properties style:column-width="2.302cm" style:rel-column-width="8379*"/>
    </style:style>
    <style:style style:name="Таблица57.B" style:family="table-column">
      <style:table-column-properties style:column-width="0.893cm" style:rel-column-width="3249*"/>
    </style:style>
    <style:style style:name="Таблица57.C" style:family="table-column">
      <style:table-column-properties style:column-width="2.201cm" style:rel-column-width="8013*"/>
    </style:style>
    <style:style style:name="Таблица57.D" style:family="table-column">
      <style:table-column-properties style:column-width="3.011cm" style:rel-column-width="10961*"/>
    </style:style>
    <style:style style:name="Таблица57.E" style:family="table-column">
      <style:table-column-properties style:column-width="2.805cm" style:rel-column-width="10209*"/>
    </style:style>
    <style:style style:name="Таблица57.F" style:family="table-column">
      <style:table-column-properties style:column-width="6.791cm" style:rel-column-width="24724*"/>
    </style:style>
    <style:style style:name="Таблица57.1" style:family="table-row">
      <style:table-row-properties fo:keep-together="always"/>
    </style:style>
    <style:style style:name="Таблица5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7.F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57.A2" style:family="table-cell">
      <style:table-cell-properties fo:padding="0.097cm" fo:border-left="0.05pt solid #000000" fo:border-right="none" fo:border-top="none" fo:border-bottom="0.05pt solid #000000"/>
    </style:style>
    <style:style style:name="Таблица57.B2" style:family="table-cell">
      <style:table-cell-properties fo:padding="0.097cm" fo:border-left="0.05pt solid #000000" fo:border-right="none" fo:border-top="none" fo:border-bottom="0.05pt solid #000000"/>
    </style:style>
    <style:style style:name="Таблица57.C2" style:family="table-cell">
      <style:table-cell-properties fo:padding="0.097cm" fo:border-left="0.05pt solid #000000" fo:border-right="none" fo:border-top="none" fo:border-bottom="0.05pt solid #000000"/>
    </style:style>
    <style:style style:name="Таблица57.D2" style:family="table-cell">
      <style:table-cell-properties fo:padding="0.097cm" fo:border-left="0.05pt solid #000000" fo:border-right="none" fo:border-top="none" fo:border-bottom="0.05pt solid #000000"/>
    </style:style>
    <style:style style:name="Таблица57.E2" style:family="table-cell">
      <style:table-cell-properties fo:padding="0.097cm" fo:border-left="0.05pt solid #000000" fo:border-right="none" fo:border-top="none" fo:border-bottom="0.05pt solid #000000"/>
    </style:style>
    <style:style style:name="Таблица57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" style:family="table-cell">
      <style:table-cell-properties fo:padding="0.097cm" fo:border-left="0.05pt solid #000000" fo:border-right="none" fo:border-top="none" fo:border-bottom="0.05pt solid #000000"/>
    </style:style>
    <style:style style:name="Таблица57.B3" style:family="table-cell">
      <style:table-cell-properties fo:padding="0.097cm" fo:border-left="0.05pt solid #000000" fo:border-right="none" fo:border-top="none" fo:border-bottom="0.05pt solid #000000"/>
    </style:style>
    <style:style style:name="Таблица57.C3" style:family="table-cell">
      <style:table-cell-properties fo:padding="0.097cm" fo:border-left="0.05pt solid #000000" fo:border-right="none" fo:border-top="none" fo:border-bottom="0.05pt solid #000000"/>
    </style:style>
    <style:style style:name="Таблица57.D3" style:family="table-cell">
      <style:table-cell-properties fo:padding="0.097cm" fo:border-left="0.05pt solid #000000" fo:border-right="none" fo:border-top="none" fo:border-bottom="0.05pt solid #000000"/>
    </style:style>
    <style:style style:name="Таблица57.E3" style:family="table-cell">
      <style:table-cell-properties fo:padding="0.097cm" fo:border-left="0.05pt solid #000000" fo:border-right="none" fo:border-top="none" fo:border-bottom="0.05pt solid #000000"/>
    </style:style>
    <style:style style:name="Таблица57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" style:family="table-cell">
      <style:table-cell-properties fo:padding="0.097cm" fo:border-left="0.05pt solid #000000" fo:border-right="none" fo:border-top="none" fo:border-bottom="0.05pt solid #000000"/>
    </style:style>
    <style:style style:name="Таблица57.B4" style:family="table-cell">
      <style:table-cell-properties fo:padding="0.097cm" fo:border-left="0.05pt solid #000000" fo:border-right="none" fo:border-top="none" fo:border-bottom="0.05pt solid #000000"/>
    </style:style>
    <style:style style:name="Таблица57.C4" style:family="table-cell">
      <style:table-cell-properties fo:padding="0.097cm" fo:border-left="0.05pt solid #000000" fo:border-right="none" fo:border-top="none" fo:border-bottom="0.05pt solid #000000"/>
    </style:style>
    <style:style style:name="Таблица57.D4" style:family="table-cell">
      <style:table-cell-properties fo:padding="0.097cm" fo:border-left="0.05pt solid #000000" fo:border-right="none" fo:border-top="none" fo:border-bottom="0.05pt solid #000000"/>
    </style:style>
    <style:style style:name="Таблица57.E4" style:family="table-cell">
      <style:table-cell-properties fo:padding="0.097cm" fo:border-left="0.05pt solid #000000" fo:border-right="none" fo:border-top="none" fo:border-bottom="0.05pt solid #000000"/>
    </style:style>
    <style:style style:name="Таблица57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" style:family="table-cell">
      <style:table-cell-properties fo:padding="0.097cm" fo:border-left="0.05pt solid #000000" fo:border-right="none" fo:border-top="none" fo:border-bottom="0.05pt solid #000000"/>
    </style:style>
    <style:style style:name="Таблица57.B5" style:family="table-cell">
      <style:table-cell-properties fo:padding="0.097cm" fo:border-left="0.05pt solid #000000" fo:border-right="none" fo:border-top="none" fo:border-bottom="0.05pt solid #000000"/>
    </style:style>
    <style:style style:name="Таблица57.C5" style:family="table-cell">
      <style:table-cell-properties fo:padding="0.097cm" fo:border-left="0.05pt solid #000000" fo:border-right="none" fo:border-top="none" fo:border-bottom="0.05pt solid #000000"/>
    </style:style>
    <style:style style:name="Таблица57.D5" style:family="table-cell">
      <style:table-cell-properties fo:padding="0.097cm" fo:border-left="0.05pt solid #000000" fo:border-right="none" fo:border-top="none" fo:border-bottom="0.05pt solid #000000"/>
    </style:style>
    <style:style style:name="Таблица57.E5" style:family="table-cell">
      <style:table-cell-properties fo:padding="0.097cm" fo:border-left="0.05pt solid #000000" fo:border-right="none" fo:border-top="none" fo:border-bottom="0.05pt solid #000000"/>
    </style:style>
    <style:style style:name="Таблица57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" style:family="table-cell">
      <style:table-cell-properties fo:padding="0.097cm" fo:border-left="0.05pt solid #000000" fo:border-right="none" fo:border-top="none" fo:border-bottom="0.05pt solid #000000"/>
    </style:style>
    <style:style style:name="Таблица57.B6" style:family="table-cell">
      <style:table-cell-properties fo:padding="0.097cm" fo:border-left="0.05pt solid #000000" fo:border-right="none" fo:border-top="none" fo:border-bottom="0.05pt solid #000000"/>
    </style:style>
    <style:style style:name="Таблица57.C6" style:family="table-cell">
      <style:table-cell-properties fo:padding="0.097cm" fo:border-left="0.05pt solid #000000" fo:border-right="none" fo:border-top="none" fo:border-bottom="0.05pt solid #000000"/>
    </style:style>
    <style:style style:name="Таблица57.D6" style:family="table-cell">
      <style:table-cell-properties fo:padding="0.097cm" fo:border-left="0.05pt solid #000000" fo:border-right="none" fo:border-top="none" fo:border-bottom="0.05pt solid #000000"/>
    </style:style>
    <style:style style:name="Таблица57.E6" style:family="table-cell">
      <style:table-cell-properties fo:padding="0.097cm" fo:border-left="0.05pt solid #000000" fo:border-right="none" fo:border-top="none" fo:border-bottom="0.05pt solid #000000"/>
    </style:style>
    <style:style style:name="Таблица57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" style:family="table-cell">
      <style:table-cell-properties fo:padding="0.097cm" fo:border-left="0.05pt solid #000000" fo:border-right="none" fo:border-top="none" fo:border-bottom="0.05pt solid #000000"/>
    </style:style>
    <style:style style:name="Таблица57.B7" style:family="table-cell">
      <style:table-cell-properties fo:padding="0.097cm" fo:border-left="0.05pt solid #000000" fo:border-right="none" fo:border-top="none" fo:border-bottom="0.05pt solid #000000"/>
    </style:style>
    <style:style style:name="Таблица57.C7" style:family="table-cell">
      <style:table-cell-properties fo:padding="0.097cm" fo:border-left="0.05pt solid #000000" fo:border-right="none" fo:border-top="none" fo:border-bottom="0.05pt solid #000000"/>
    </style:style>
    <style:style style:name="Таблица57.D7" style:family="table-cell">
      <style:table-cell-properties fo:padding="0.097cm" fo:border-left="0.05pt solid #000000" fo:border-right="none" fo:border-top="none" fo:border-bottom="0.05pt solid #000000"/>
    </style:style>
    <style:style style:name="Таблица57.E7" style:family="table-cell">
      <style:table-cell-properties fo:padding="0.097cm" fo:border-left="0.05pt solid #000000" fo:border-right="none" fo:border-top="none" fo:border-bottom="0.05pt solid #000000"/>
    </style:style>
    <style:style style:name="Таблица57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" style:family="table-cell">
      <style:table-cell-properties fo:padding="0.097cm" fo:border-left="0.05pt solid #000000" fo:border-right="none" fo:border-top="none" fo:border-bottom="0.05pt solid #000000"/>
    </style:style>
    <style:style style:name="Таблица57.B8" style:family="table-cell">
      <style:table-cell-properties fo:padding="0.097cm" fo:border-left="0.05pt solid #000000" fo:border-right="none" fo:border-top="none" fo:border-bottom="0.05pt solid #000000"/>
    </style:style>
    <style:style style:name="Таблица57.C8" style:family="table-cell">
      <style:table-cell-properties fo:padding="0.097cm" fo:border-left="0.05pt solid #000000" fo:border-right="none" fo:border-top="none" fo:border-bottom="0.05pt solid #000000"/>
    </style:style>
    <style:style style:name="Таблица57.D8" style:family="table-cell">
      <style:table-cell-properties fo:padding="0.097cm" fo:border-left="0.05pt solid #000000" fo:border-right="none" fo:border-top="none" fo:border-bottom="0.05pt solid #000000"/>
    </style:style>
    <style:style style:name="Таблица57.E8" style:family="table-cell">
      <style:table-cell-properties fo:padding="0.097cm" fo:border-left="0.05pt solid #000000" fo:border-right="none" fo:border-top="none" fo:border-bottom="0.05pt solid #000000"/>
    </style:style>
    <style:style style:name="Таблица57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" style:family="table-cell">
      <style:table-cell-properties fo:padding="0.097cm" fo:border-left="0.05pt solid #000000" fo:border-right="none" fo:border-top="none" fo:border-bottom="0.05pt solid #000000"/>
    </style:style>
    <style:style style:name="Таблица57.B9" style:family="table-cell">
      <style:table-cell-properties fo:padding="0.097cm" fo:border-left="0.05pt solid #000000" fo:border-right="none" fo:border-top="none" fo:border-bottom="0.05pt solid #000000"/>
    </style:style>
    <style:style style:name="Таблица57.C9" style:family="table-cell">
      <style:table-cell-properties fo:padding="0.097cm" fo:border-left="0.05pt solid #000000" fo:border-right="none" fo:border-top="none" fo:border-bottom="0.05pt solid #000000"/>
    </style:style>
    <style:style style:name="Таблица57.D9" style:family="table-cell">
      <style:table-cell-properties fo:padding="0.097cm" fo:border-left="0.05pt solid #000000" fo:border-right="none" fo:border-top="none" fo:border-bottom="0.05pt solid #000000"/>
    </style:style>
    <style:style style:name="Таблица57.E9" style:family="table-cell">
      <style:table-cell-properties fo:padding="0.097cm" fo:border-left="0.05pt solid #000000" fo:border-right="none" fo:border-top="none" fo:border-bottom="0.05pt solid #000000"/>
    </style:style>
    <style:style style:name="Таблица57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" style:family="table-cell">
      <style:table-cell-properties fo:padding="0.097cm" fo:border-left="0.05pt solid #000000" fo:border-right="none" fo:border-top="none" fo:border-bottom="0.05pt solid #000000"/>
    </style:style>
    <style:style style:name="Таблица57.B10" style:family="table-cell">
      <style:table-cell-properties fo:padding="0.097cm" fo:border-left="0.05pt solid #000000" fo:border-right="none" fo:border-top="none" fo:border-bottom="0.05pt solid #000000"/>
    </style:style>
    <style:style style:name="Таблица57.C10" style:family="table-cell">
      <style:table-cell-properties fo:padding="0.097cm" fo:border-left="0.05pt solid #000000" fo:border-right="none" fo:border-top="none" fo:border-bottom="0.05pt solid #000000"/>
    </style:style>
    <style:style style:name="Таблица57.D10" style:family="table-cell">
      <style:table-cell-properties fo:padding="0.097cm" fo:border-left="0.05pt solid #000000" fo:border-right="none" fo:border-top="none" fo:border-bottom="0.05pt solid #000000"/>
    </style:style>
    <style:style style:name="Таблица57.E10" style:family="table-cell">
      <style:table-cell-properties fo:padding="0.097cm" fo:border-left="0.05pt solid #000000" fo:border-right="none" fo:border-top="none" fo:border-bottom="0.05pt solid #000000"/>
    </style:style>
    <style:style style:name="Таблица57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" style:family="table-cell">
      <style:table-cell-properties fo:padding="0.097cm" fo:border-left="0.05pt solid #000000" fo:border-right="none" fo:border-top="none" fo:border-bottom="0.05pt solid #000000"/>
    </style:style>
    <style:style style:name="Таблица57.B11" style:family="table-cell">
      <style:table-cell-properties fo:padding="0.097cm" fo:border-left="0.05pt solid #000000" fo:border-right="none" fo:border-top="none" fo:border-bottom="0.05pt solid #000000"/>
    </style:style>
    <style:style style:name="Таблица57.C11" style:family="table-cell">
      <style:table-cell-properties fo:padding="0.097cm" fo:border-left="0.05pt solid #000000" fo:border-right="none" fo:border-top="none" fo:border-bottom="0.05pt solid #000000"/>
    </style:style>
    <style:style style:name="Таблица57.D11" style:family="table-cell">
      <style:table-cell-properties fo:padding="0.097cm" fo:border-left="0.05pt solid #000000" fo:border-right="none" fo:border-top="none" fo:border-bottom="0.05pt solid #000000"/>
    </style:style>
    <style:style style:name="Таблица57.E11" style:family="table-cell">
      <style:table-cell-properties fo:padding="0.097cm" fo:border-left="0.05pt solid #000000" fo:border-right="none" fo:border-top="none" fo:border-bottom="0.05pt solid #000000"/>
    </style:style>
    <style:style style:name="Таблица57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" style:family="table-cell">
      <style:table-cell-properties fo:padding="0.097cm" fo:border-left="0.05pt solid #000000" fo:border-right="none" fo:border-top="none" fo:border-bottom="0.05pt solid #000000"/>
    </style:style>
    <style:style style:name="Таблица57.B12" style:family="table-cell">
      <style:table-cell-properties fo:padding="0.097cm" fo:border-left="0.05pt solid #000000" fo:border-right="none" fo:border-top="none" fo:border-bottom="0.05pt solid #000000"/>
    </style:style>
    <style:style style:name="Таблица57.C12" style:family="table-cell">
      <style:table-cell-properties fo:padding="0.097cm" fo:border-left="0.05pt solid #000000" fo:border-right="none" fo:border-top="none" fo:border-bottom="0.05pt solid #000000"/>
    </style:style>
    <style:style style:name="Таблица57.D12" style:family="table-cell">
      <style:table-cell-properties fo:padding="0.097cm" fo:border-left="0.05pt solid #000000" fo:border-right="none" fo:border-top="none" fo:border-bottom="0.05pt solid #000000"/>
    </style:style>
    <style:style style:name="Таблица57.E12" style:family="table-cell">
      <style:table-cell-properties fo:padding="0.097cm" fo:border-left="0.05pt solid #000000" fo:border-right="none" fo:border-top="none" fo:border-bottom="0.05pt solid #000000"/>
    </style:style>
    <style:style style:name="Таблица57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" style:family="table-cell">
      <style:table-cell-properties fo:padding="0.097cm" fo:border-left="0.05pt solid #000000" fo:border-right="none" fo:border-top="none" fo:border-bottom="0.05pt solid #000000"/>
    </style:style>
    <style:style style:name="Таблица57.B13" style:family="table-cell">
      <style:table-cell-properties fo:padding="0.097cm" fo:border-left="0.05pt solid #000000" fo:border-right="none" fo:border-top="none" fo:border-bottom="0.05pt solid #000000"/>
    </style:style>
    <style:style style:name="Таблица57.C13" style:family="table-cell">
      <style:table-cell-properties fo:padding="0.097cm" fo:border-left="0.05pt solid #000000" fo:border-right="none" fo:border-top="none" fo:border-bottom="0.05pt solid #000000"/>
    </style:style>
    <style:style style:name="Таблица57.D13" style:family="table-cell">
      <style:table-cell-properties fo:padding="0.097cm" fo:border-left="0.05pt solid #000000" fo:border-right="none" fo:border-top="none" fo:border-bottom="0.05pt solid #000000"/>
    </style:style>
    <style:style style:name="Таблица57.E13" style:family="table-cell">
      <style:table-cell-properties fo:padding="0.097cm" fo:border-left="0.05pt solid #000000" fo:border-right="none" fo:border-top="none" fo:border-bottom="0.05pt solid #000000"/>
    </style:style>
    <style:style style:name="Таблица57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" style:family="table-cell">
      <style:table-cell-properties fo:padding="0.097cm" fo:border-left="0.05pt solid #000000" fo:border-right="none" fo:border-top="none" fo:border-bottom="0.05pt solid #000000"/>
    </style:style>
    <style:style style:name="Таблица57.B14" style:family="table-cell">
      <style:table-cell-properties fo:padding="0.097cm" fo:border-left="0.05pt solid #000000" fo:border-right="none" fo:border-top="none" fo:border-bottom="0.05pt solid #000000"/>
    </style:style>
    <style:style style:name="Таблица57.C14" style:family="table-cell">
      <style:table-cell-properties fo:padding="0.097cm" fo:border-left="0.05pt solid #000000" fo:border-right="none" fo:border-top="none" fo:border-bottom="0.05pt solid #000000"/>
    </style:style>
    <style:style style:name="Таблица57.D14" style:family="table-cell">
      <style:table-cell-properties fo:padding="0.097cm" fo:border-left="0.05pt solid #000000" fo:border-right="none" fo:border-top="none" fo:border-bottom="0.05pt solid #000000"/>
    </style:style>
    <style:style style:name="Таблица57.E14" style:family="table-cell">
      <style:table-cell-properties fo:padding="0.097cm" fo:border-left="0.05pt solid #000000" fo:border-right="none" fo:border-top="none" fo:border-bottom="0.05pt solid #000000"/>
    </style:style>
    <style:style style:name="Таблица57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" style:family="table-cell">
      <style:table-cell-properties fo:padding="0.097cm" fo:border-left="0.05pt solid #000000" fo:border-right="none" fo:border-top="none" fo:border-bottom="0.05pt solid #000000"/>
    </style:style>
    <style:style style:name="Таблица57.B15" style:family="table-cell">
      <style:table-cell-properties fo:padding="0.097cm" fo:border-left="0.05pt solid #000000" fo:border-right="none" fo:border-top="none" fo:border-bottom="0.05pt solid #000000"/>
    </style:style>
    <style:style style:name="Таблица57.C15" style:family="table-cell">
      <style:table-cell-properties fo:padding="0.097cm" fo:border-left="0.05pt solid #000000" fo:border-right="none" fo:border-top="none" fo:border-bottom="0.05pt solid #000000"/>
    </style:style>
    <style:style style:name="Таблица57.D15" style:family="table-cell">
      <style:table-cell-properties fo:padding="0.097cm" fo:border-left="0.05pt solid #000000" fo:border-right="none" fo:border-top="none" fo:border-bottom="0.05pt solid #000000"/>
    </style:style>
    <style:style style:name="Таблица57.E15" style:family="table-cell">
      <style:table-cell-properties fo:padding="0.097cm" fo:border-left="0.05pt solid #000000" fo:border-right="none" fo:border-top="none" fo:border-bottom="0.05pt solid #000000"/>
    </style:style>
    <style:style style:name="Таблица57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" style:family="table-cell">
      <style:table-cell-properties fo:padding="0.097cm" fo:border-left="0.05pt solid #000000" fo:border-right="none" fo:border-top="none" fo:border-bottom="0.05pt solid #000000"/>
    </style:style>
    <style:style style:name="Таблица57.B16" style:family="table-cell">
      <style:table-cell-properties fo:padding="0.097cm" fo:border-left="0.05pt solid #000000" fo:border-right="none" fo:border-top="none" fo:border-bottom="0.05pt solid #000000"/>
    </style:style>
    <style:style style:name="Таблица57.C16" style:family="table-cell">
      <style:table-cell-properties fo:padding="0.097cm" fo:border-left="0.05pt solid #000000" fo:border-right="none" fo:border-top="none" fo:border-bottom="0.05pt solid #000000"/>
    </style:style>
    <style:style style:name="Таблица57.D16" style:family="table-cell">
      <style:table-cell-properties fo:padding="0.097cm" fo:border-left="0.05pt solid #000000" fo:border-right="none" fo:border-top="none" fo:border-bottom="0.05pt solid #000000"/>
    </style:style>
    <style:style style:name="Таблица57.E16" style:family="table-cell">
      <style:table-cell-properties fo:padding="0.097cm" fo:border-left="0.05pt solid #000000" fo:border-right="none" fo:border-top="none" fo:border-bottom="0.05pt solid #000000"/>
    </style:style>
    <style:style style:name="Таблица57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" style:family="table-cell">
      <style:table-cell-properties fo:padding="0.097cm" fo:border-left="0.05pt solid #000000" fo:border-right="none" fo:border-top="none" fo:border-bottom="0.05pt solid #000000"/>
    </style:style>
    <style:style style:name="Таблица57.B17" style:family="table-cell">
      <style:table-cell-properties fo:padding="0.097cm" fo:border-left="0.05pt solid #000000" fo:border-right="none" fo:border-top="none" fo:border-bottom="0.05pt solid #000000"/>
    </style:style>
    <style:style style:name="Таблица57.C17" style:family="table-cell">
      <style:table-cell-properties fo:padding="0.097cm" fo:border-left="0.05pt solid #000000" fo:border-right="none" fo:border-top="none" fo:border-bottom="0.05pt solid #000000"/>
    </style:style>
    <style:style style:name="Таблица57.D17" style:family="table-cell">
      <style:table-cell-properties fo:padding="0.097cm" fo:border-left="0.05pt solid #000000" fo:border-right="none" fo:border-top="none" fo:border-bottom="0.05pt solid #000000"/>
    </style:style>
    <style:style style:name="Таблица57.E17" style:family="table-cell">
      <style:table-cell-properties fo:padding="0.097cm" fo:border-left="0.05pt solid #000000" fo:border-right="none" fo:border-top="none" fo:border-bottom="0.05pt solid #000000"/>
    </style:style>
    <style:style style:name="Таблица57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" style:family="table-cell">
      <style:table-cell-properties fo:padding="0.097cm" fo:border-left="0.05pt solid #000000" fo:border-right="none" fo:border-top="none" fo:border-bottom="0.05pt solid #000000"/>
    </style:style>
    <style:style style:name="Таблица57.B18" style:family="table-cell">
      <style:table-cell-properties fo:padding="0.097cm" fo:border-left="0.05pt solid #000000" fo:border-right="none" fo:border-top="none" fo:border-bottom="0.05pt solid #000000"/>
    </style:style>
    <style:style style:name="Таблица57.C18" style:family="table-cell">
      <style:table-cell-properties fo:padding="0.097cm" fo:border-left="0.05pt solid #000000" fo:border-right="none" fo:border-top="none" fo:border-bottom="0.05pt solid #000000"/>
    </style:style>
    <style:style style:name="Таблица57.D18" style:family="table-cell">
      <style:table-cell-properties fo:padding="0.097cm" fo:border-left="0.05pt solid #000000" fo:border-right="none" fo:border-top="none" fo:border-bottom="0.05pt solid #000000"/>
    </style:style>
    <style:style style:name="Таблица57.E18" style:family="table-cell">
      <style:table-cell-properties fo:padding="0.097cm" fo:border-left="0.05pt solid #000000" fo:border-right="none" fo:border-top="none" fo:border-bottom="0.05pt solid #000000"/>
    </style:style>
    <style:style style:name="Таблица57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" style:family="table-cell">
      <style:table-cell-properties fo:padding="0.097cm" fo:border-left="0.05pt solid #000000" fo:border-right="none" fo:border-top="none" fo:border-bottom="0.05pt solid #000000"/>
    </style:style>
    <style:style style:name="Таблица57.B19" style:family="table-cell">
      <style:table-cell-properties fo:padding="0.097cm" fo:border-left="0.05pt solid #000000" fo:border-right="none" fo:border-top="none" fo:border-bottom="0.05pt solid #000000"/>
    </style:style>
    <style:style style:name="Таблица57.C19" style:family="table-cell">
      <style:table-cell-properties fo:padding="0.097cm" fo:border-left="0.05pt solid #000000" fo:border-right="none" fo:border-top="none" fo:border-bottom="0.05pt solid #000000"/>
    </style:style>
    <style:style style:name="Таблица57.D19" style:family="table-cell">
      <style:table-cell-properties fo:padding="0.097cm" fo:border-left="0.05pt solid #000000" fo:border-right="none" fo:border-top="none" fo:border-bottom="0.05pt solid #000000"/>
    </style:style>
    <style:style style:name="Таблица57.E19" style:family="table-cell">
      <style:table-cell-properties fo:padding="0.097cm" fo:border-left="0.05pt solid #000000" fo:border-right="none" fo:border-top="none" fo:border-bottom="0.05pt solid #000000"/>
    </style:style>
    <style:style style:name="Таблица57.F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0" style:family="table-cell">
      <style:table-cell-properties fo:padding="0.097cm" fo:border-left="0.05pt solid #000000" fo:border-right="none" fo:border-top="none" fo:border-bottom="0.05pt solid #000000"/>
    </style:style>
    <style:style style:name="Таблица57.B20" style:family="table-cell">
      <style:table-cell-properties fo:padding="0.097cm" fo:border-left="0.05pt solid #000000" fo:border-right="none" fo:border-top="none" fo:border-bottom="0.05pt solid #000000"/>
    </style:style>
    <style:style style:name="Таблица57.C20" style:family="table-cell">
      <style:table-cell-properties fo:padding="0.097cm" fo:border-left="0.05pt solid #000000" fo:border-right="none" fo:border-top="none" fo:border-bottom="0.05pt solid #000000"/>
    </style:style>
    <style:style style:name="Таблица57.D20" style:family="table-cell">
      <style:table-cell-properties fo:padding="0.097cm" fo:border-left="0.05pt solid #000000" fo:border-right="none" fo:border-top="none" fo:border-bottom="0.05pt solid #000000"/>
    </style:style>
    <style:style style:name="Таблица57.E20" style:family="table-cell">
      <style:table-cell-properties fo:padding="0.097cm" fo:border-left="0.05pt solid #000000" fo:border-right="none" fo:border-top="none" fo:border-bottom="0.05pt solid #000000"/>
    </style:style>
    <style:style style:name="Таблица57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1" style:family="table-cell">
      <style:table-cell-properties fo:padding="0.097cm" fo:border-left="0.05pt solid #000000" fo:border-right="none" fo:border-top="none" fo:border-bottom="0.05pt solid #000000"/>
    </style:style>
    <style:style style:name="Таблица57.B21" style:family="table-cell">
      <style:table-cell-properties fo:padding="0.097cm" fo:border-left="0.05pt solid #000000" fo:border-right="none" fo:border-top="none" fo:border-bottom="0.05pt solid #000000"/>
    </style:style>
    <style:style style:name="Таблица57.C21" style:family="table-cell">
      <style:table-cell-properties fo:padding="0.097cm" fo:border-left="0.05pt solid #000000" fo:border-right="none" fo:border-top="none" fo:border-bottom="0.05pt solid #000000"/>
    </style:style>
    <style:style style:name="Таблица57.D21" style:family="table-cell">
      <style:table-cell-properties fo:padding="0.097cm" fo:border-left="0.05pt solid #000000" fo:border-right="none" fo:border-top="none" fo:border-bottom="0.05pt solid #000000"/>
    </style:style>
    <style:style style:name="Таблица57.E21" style:family="table-cell">
      <style:table-cell-properties fo:padding="0.097cm" fo:border-left="0.05pt solid #000000" fo:border-right="none" fo:border-top="none" fo:border-bottom="0.05pt solid #000000"/>
    </style:style>
    <style:style style:name="Таблица57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2" style:family="table-cell">
      <style:table-cell-properties fo:padding="0.097cm" fo:border-left="0.05pt solid #000000" fo:border-right="none" fo:border-top="none" fo:border-bottom="0.05pt solid #000000"/>
    </style:style>
    <style:style style:name="Таблица57.B22" style:family="table-cell">
      <style:table-cell-properties fo:padding="0.097cm" fo:border-left="0.05pt solid #000000" fo:border-right="none" fo:border-top="none" fo:border-bottom="0.05pt solid #000000"/>
    </style:style>
    <style:style style:name="Таблица57.C22" style:family="table-cell">
      <style:table-cell-properties fo:padding="0.097cm" fo:border-left="0.05pt solid #000000" fo:border-right="none" fo:border-top="none" fo:border-bottom="0.05pt solid #000000"/>
    </style:style>
    <style:style style:name="Таблица57.D22" style:family="table-cell">
      <style:table-cell-properties fo:padding="0.097cm" fo:border-left="0.05pt solid #000000" fo:border-right="none" fo:border-top="none" fo:border-bottom="0.05pt solid #000000"/>
    </style:style>
    <style:style style:name="Таблица57.E22" style:family="table-cell">
      <style:table-cell-properties fo:padding="0.097cm" fo:border-left="0.05pt solid #000000" fo:border-right="none" fo:border-top="none" fo:border-bottom="0.05pt solid #000000"/>
    </style:style>
    <style:style style:name="Таблица57.F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3" style:family="table-cell">
      <style:table-cell-properties fo:padding="0.097cm" fo:border-left="0.05pt solid #000000" fo:border-right="none" fo:border-top="none" fo:border-bottom="0.05pt solid #000000"/>
    </style:style>
    <style:style style:name="Таблица57.B23" style:family="table-cell">
      <style:table-cell-properties fo:padding="0.097cm" fo:border-left="0.05pt solid #000000" fo:border-right="none" fo:border-top="none" fo:border-bottom="0.05pt solid #000000"/>
    </style:style>
    <style:style style:name="Таблица57.C23" style:family="table-cell">
      <style:table-cell-properties fo:padding="0.097cm" fo:border-left="0.05pt solid #000000" fo:border-right="none" fo:border-top="none" fo:border-bottom="0.05pt solid #000000"/>
    </style:style>
    <style:style style:name="Таблица57.D23" style:family="table-cell">
      <style:table-cell-properties fo:padding="0.097cm" fo:border-left="0.05pt solid #000000" fo:border-right="none" fo:border-top="none" fo:border-bottom="0.05pt solid #000000"/>
    </style:style>
    <style:style style:name="Таблица57.E23" style:family="table-cell">
      <style:table-cell-properties fo:padding="0.097cm" fo:border-left="0.05pt solid #000000" fo:border-right="none" fo:border-top="none" fo:border-bottom="0.05pt solid #000000"/>
    </style:style>
    <style:style style:name="Таблица57.F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4" style:family="table-cell">
      <style:table-cell-properties fo:padding="0.097cm" fo:border-left="0.05pt solid #000000" fo:border-right="none" fo:border-top="none" fo:border-bottom="0.05pt solid #000000"/>
    </style:style>
    <style:style style:name="Таблица57.B24" style:family="table-cell">
      <style:table-cell-properties fo:padding="0.097cm" fo:border-left="0.05pt solid #000000" fo:border-right="none" fo:border-top="none" fo:border-bottom="0.05pt solid #000000"/>
    </style:style>
    <style:style style:name="Таблица57.C24" style:family="table-cell">
      <style:table-cell-properties fo:padding="0.097cm" fo:border-left="0.05pt solid #000000" fo:border-right="none" fo:border-top="none" fo:border-bottom="0.05pt solid #000000"/>
    </style:style>
    <style:style style:name="Таблица57.D24" style:family="table-cell">
      <style:table-cell-properties fo:padding="0.097cm" fo:border-left="0.05pt solid #000000" fo:border-right="none" fo:border-top="none" fo:border-bottom="0.05pt solid #000000"/>
    </style:style>
    <style:style style:name="Таблица57.E24" style:family="table-cell">
      <style:table-cell-properties fo:padding="0.097cm" fo:border-left="0.05pt solid #000000" fo:border-right="none" fo:border-top="none" fo:border-bottom="0.05pt solid #000000"/>
    </style:style>
    <style:style style:name="Таблица57.F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5" style:family="table-cell">
      <style:table-cell-properties fo:padding="0.097cm" fo:border-left="0.05pt solid #000000" fo:border-right="none" fo:border-top="none" fo:border-bottom="0.05pt solid #000000"/>
    </style:style>
    <style:style style:name="Таблица57.B25" style:family="table-cell">
      <style:table-cell-properties fo:padding="0.097cm" fo:border-left="0.05pt solid #000000" fo:border-right="none" fo:border-top="none" fo:border-bottom="0.05pt solid #000000"/>
    </style:style>
    <style:style style:name="Таблица57.C25" style:family="table-cell">
      <style:table-cell-properties fo:padding="0.097cm" fo:border-left="0.05pt solid #000000" fo:border-right="none" fo:border-top="none" fo:border-bottom="0.05pt solid #000000"/>
    </style:style>
    <style:style style:name="Таблица57.D25" style:family="table-cell">
      <style:table-cell-properties fo:padding="0.097cm" fo:border-left="0.05pt solid #000000" fo:border-right="none" fo:border-top="none" fo:border-bottom="0.05pt solid #000000"/>
    </style:style>
    <style:style style:name="Таблица57.E25" style:family="table-cell">
      <style:table-cell-properties fo:padding="0.097cm" fo:border-left="0.05pt solid #000000" fo:border-right="none" fo:border-top="none" fo:border-bottom="0.05pt solid #000000"/>
    </style:style>
    <style:style style:name="Таблица57.F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6" style:family="table-cell">
      <style:table-cell-properties fo:padding="0.097cm" fo:border-left="0.05pt solid #000000" fo:border-right="none" fo:border-top="none" fo:border-bottom="0.05pt solid #000000"/>
    </style:style>
    <style:style style:name="Таблица57.B26" style:family="table-cell">
      <style:table-cell-properties fo:padding="0.097cm" fo:border-left="0.05pt solid #000000" fo:border-right="none" fo:border-top="none" fo:border-bottom="0.05pt solid #000000"/>
    </style:style>
    <style:style style:name="Таблица57.C26" style:family="table-cell">
      <style:table-cell-properties fo:padding="0.097cm" fo:border-left="0.05pt solid #000000" fo:border-right="none" fo:border-top="none" fo:border-bottom="0.05pt solid #000000"/>
    </style:style>
    <style:style style:name="Таблица57.D26" style:family="table-cell">
      <style:table-cell-properties fo:padding="0.097cm" fo:border-left="0.05pt solid #000000" fo:border-right="none" fo:border-top="none" fo:border-bottom="0.05pt solid #000000"/>
    </style:style>
    <style:style style:name="Таблица57.E26" style:family="table-cell">
      <style:table-cell-properties fo:padding="0.097cm" fo:border-left="0.05pt solid #000000" fo:border-right="none" fo:border-top="none" fo:border-bottom="0.05pt solid #000000"/>
    </style:style>
    <style:style style:name="Таблица57.F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7" style:family="table-cell">
      <style:table-cell-properties fo:padding="0.097cm" fo:border-left="0.05pt solid #000000" fo:border-right="none" fo:border-top="none" fo:border-bottom="0.05pt solid #000000"/>
    </style:style>
    <style:style style:name="Таблица57.B27" style:family="table-cell">
      <style:table-cell-properties fo:padding="0.097cm" fo:border-left="0.05pt solid #000000" fo:border-right="none" fo:border-top="none" fo:border-bottom="0.05pt solid #000000"/>
    </style:style>
    <style:style style:name="Таблица57.C27" style:family="table-cell">
      <style:table-cell-properties fo:padding="0.097cm" fo:border-left="0.05pt solid #000000" fo:border-right="none" fo:border-top="none" fo:border-bottom="0.05pt solid #000000"/>
    </style:style>
    <style:style style:name="Таблица57.D27" style:family="table-cell">
      <style:table-cell-properties fo:padding="0.097cm" fo:border-left="0.05pt solid #000000" fo:border-right="none" fo:border-top="none" fo:border-bottom="0.05pt solid #000000"/>
    </style:style>
    <style:style style:name="Таблица57.E27" style:family="table-cell">
      <style:table-cell-properties fo:padding="0.097cm" fo:border-left="0.05pt solid #000000" fo:border-right="none" fo:border-top="none" fo:border-bottom="0.05pt solid #000000"/>
    </style:style>
    <style:style style:name="Таблица57.F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8" style:family="table-cell">
      <style:table-cell-properties fo:padding="0.097cm" fo:border-left="0.05pt solid #000000" fo:border-right="none" fo:border-top="none" fo:border-bottom="0.05pt solid #000000"/>
    </style:style>
    <style:style style:name="Таблица57.B28" style:family="table-cell">
      <style:table-cell-properties fo:padding="0.097cm" fo:border-left="0.05pt solid #000000" fo:border-right="none" fo:border-top="none" fo:border-bottom="0.05pt solid #000000"/>
    </style:style>
    <style:style style:name="Таблица57.C28" style:family="table-cell">
      <style:table-cell-properties fo:padding="0.097cm" fo:border-left="0.05pt solid #000000" fo:border-right="none" fo:border-top="none" fo:border-bottom="0.05pt solid #000000"/>
    </style:style>
    <style:style style:name="Таблица57.D28" style:family="table-cell">
      <style:table-cell-properties fo:padding="0.097cm" fo:border-left="0.05pt solid #000000" fo:border-right="none" fo:border-top="none" fo:border-bottom="0.05pt solid #000000"/>
    </style:style>
    <style:style style:name="Таблица57.E28" style:family="table-cell">
      <style:table-cell-properties fo:padding="0.097cm" fo:border-left="0.05pt solid #000000" fo:border-right="none" fo:border-top="none" fo:border-bottom="0.05pt solid #000000"/>
    </style:style>
    <style:style style:name="Таблица57.F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9" style:family="table-cell">
      <style:table-cell-properties fo:padding="0.097cm" fo:border-left="0.05pt solid #000000" fo:border-right="none" fo:border-top="none" fo:border-bottom="0.05pt solid #000000"/>
    </style:style>
    <style:style style:name="Таблица57.B29" style:family="table-cell">
      <style:table-cell-properties fo:padding="0.097cm" fo:border-left="0.05pt solid #000000" fo:border-right="none" fo:border-top="none" fo:border-bottom="0.05pt solid #000000"/>
    </style:style>
    <style:style style:name="Таблица57.C29" style:family="table-cell">
      <style:table-cell-properties fo:padding="0.097cm" fo:border-left="0.05pt solid #000000" fo:border-right="none" fo:border-top="none" fo:border-bottom="0.05pt solid #000000"/>
    </style:style>
    <style:style style:name="Таблица57.D29" style:family="table-cell">
      <style:table-cell-properties fo:padding="0.097cm" fo:border-left="0.05pt solid #000000" fo:border-right="none" fo:border-top="none" fo:border-bottom="0.05pt solid #000000"/>
    </style:style>
    <style:style style:name="Таблица57.E29" style:family="table-cell">
      <style:table-cell-properties fo:padding="0.097cm" fo:border-left="0.05pt solid #000000" fo:border-right="none" fo:border-top="none" fo:border-bottom="0.05pt solid #000000"/>
    </style:style>
    <style:style style:name="Таблица57.F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0" style:family="table-cell">
      <style:table-cell-properties fo:padding="0.097cm" fo:border-left="0.05pt solid #000000" fo:border-right="none" fo:border-top="none" fo:border-bottom="0.05pt solid #000000"/>
    </style:style>
    <style:style style:name="Таблица57.B30" style:family="table-cell">
      <style:table-cell-properties fo:padding="0.097cm" fo:border-left="0.05pt solid #000000" fo:border-right="none" fo:border-top="none" fo:border-bottom="0.05pt solid #000000"/>
    </style:style>
    <style:style style:name="Таблица57.C30" style:family="table-cell">
      <style:table-cell-properties fo:padding="0.097cm" fo:border-left="0.05pt solid #000000" fo:border-right="none" fo:border-top="none" fo:border-bottom="0.05pt solid #000000"/>
    </style:style>
    <style:style style:name="Таблица57.D30" style:family="table-cell">
      <style:table-cell-properties fo:padding="0.097cm" fo:border-left="0.05pt solid #000000" fo:border-right="none" fo:border-top="none" fo:border-bottom="0.05pt solid #000000"/>
    </style:style>
    <style:style style:name="Таблица57.E30" style:family="table-cell">
      <style:table-cell-properties fo:padding="0.097cm" fo:border-left="0.05pt solid #000000" fo:border-right="none" fo:border-top="none" fo:border-bottom="0.05pt solid #000000"/>
    </style:style>
    <style:style style:name="Таблица57.F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1" style:family="table-cell">
      <style:table-cell-properties fo:padding="0.097cm" fo:border-left="0.05pt solid #000000" fo:border-right="none" fo:border-top="none" fo:border-bottom="0.05pt solid #000000"/>
    </style:style>
    <style:style style:name="Таблица57.B31" style:family="table-cell">
      <style:table-cell-properties fo:padding="0.097cm" fo:border-left="0.05pt solid #000000" fo:border-right="none" fo:border-top="none" fo:border-bottom="0.05pt solid #000000"/>
    </style:style>
    <style:style style:name="Таблица57.C31" style:family="table-cell">
      <style:table-cell-properties fo:padding="0.097cm" fo:border-left="0.05pt solid #000000" fo:border-right="none" fo:border-top="none" fo:border-bottom="0.05pt solid #000000"/>
    </style:style>
    <style:style style:name="Таблица57.D31" style:family="table-cell">
      <style:table-cell-properties fo:padding="0.097cm" fo:border-left="0.05pt solid #000000" fo:border-right="none" fo:border-top="none" fo:border-bottom="0.05pt solid #000000"/>
    </style:style>
    <style:style style:name="Таблица57.E31" style:family="table-cell">
      <style:table-cell-properties fo:padding="0.097cm" fo:border-left="0.05pt solid #000000" fo:border-right="none" fo:border-top="none" fo:border-bottom="0.05pt solid #000000"/>
    </style:style>
    <style:style style:name="Таблица57.F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2" style:family="table-cell">
      <style:table-cell-properties fo:padding="0.097cm" fo:border-left="0.05pt solid #000000" fo:border-right="none" fo:border-top="none" fo:border-bottom="0.05pt solid #000000"/>
    </style:style>
    <style:style style:name="Таблица57.B32" style:family="table-cell">
      <style:table-cell-properties fo:padding="0.097cm" fo:border-left="0.05pt solid #000000" fo:border-right="none" fo:border-top="none" fo:border-bottom="0.05pt solid #000000"/>
    </style:style>
    <style:style style:name="Таблица57.C32" style:family="table-cell">
      <style:table-cell-properties fo:padding="0.097cm" fo:border-left="0.05pt solid #000000" fo:border-right="none" fo:border-top="none" fo:border-bottom="0.05pt solid #000000"/>
    </style:style>
    <style:style style:name="Таблица57.D32" style:family="table-cell">
      <style:table-cell-properties fo:padding="0.097cm" fo:border-left="0.05pt solid #000000" fo:border-right="none" fo:border-top="none" fo:border-bottom="0.05pt solid #000000"/>
    </style:style>
    <style:style style:name="Таблица57.E32" style:family="table-cell">
      <style:table-cell-properties fo:padding="0.097cm" fo:border-left="0.05pt solid #000000" fo:border-right="none" fo:border-top="none" fo:border-bottom="0.05pt solid #000000"/>
    </style:style>
    <style:style style:name="Таблица57.F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3" style:family="table-cell">
      <style:table-cell-properties fo:padding="0.097cm" fo:border-left="0.05pt solid #000000" fo:border-right="none" fo:border-top="none" fo:border-bottom="0.05pt solid #000000"/>
    </style:style>
    <style:style style:name="Таблица57.B33" style:family="table-cell">
      <style:table-cell-properties fo:padding="0.097cm" fo:border-left="0.05pt solid #000000" fo:border-right="none" fo:border-top="none" fo:border-bottom="0.05pt solid #000000"/>
    </style:style>
    <style:style style:name="Таблица57.C33" style:family="table-cell">
      <style:table-cell-properties fo:padding="0.097cm" fo:border-left="0.05pt solid #000000" fo:border-right="none" fo:border-top="none" fo:border-bottom="0.05pt solid #000000"/>
    </style:style>
    <style:style style:name="Таблица57.D33" style:family="table-cell">
      <style:table-cell-properties fo:padding="0.097cm" fo:border-left="0.05pt solid #000000" fo:border-right="none" fo:border-top="none" fo:border-bottom="0.05pt solid #000000"/>
    </style:style>
    <style:style style:name="Таблица57.E33" style:family="table-cell">
      <style:table-cell-properties fo:padding="0.097cm" fo:border-left="0.05pt solid #000000" fo:border-right="none" fo:border-top="none" fo:border-bottom="0.05pt solid #000000"/>
    </style:style>
    <style:style style:name="Таблица57.F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4" style:family="table-cell">
      <style:table-cell-properties fo:padding="0.097cm" fo:border-left="0.05pt solid #000000" fo:border-right="none" fo:border-top="none" fo:border-bottom="0.05pt solid #000000"/>
    </style:style>
    <style:style style:name="Таблица57.B34" style:family="table-cell">
      <style:table-cell-properties fo:padding="0.097cm" fo:border-left="0.05pt solid #000000" fo:border-right="none" fo:border-top="none" fo:border-bottom="0.05pt solid #000000"/>
    </style:style>
    <style:style style:name="Таблица57.C34" style:family="table-cell">
      <style:table-cell-properties fo:padding="0.097cm" fo:border-left="0.05pt solid #000000" fo:border-right="none" fo:border-top="none" fo:border-bottom="0.05pt solid #000000"/>
    </style:style>
    <style:style style:name="Таблица57.D34" style:family="table-cell">
      <style:table-cell-properties fo:padding="0.097cm" fo:border-left="0.05pt solid #000000" fo:border-right="none" fo:border-top="none" fo:border-bottom="0.05pt solid #000000"/>
    </style:style>
    <style:style style:name="Таблица57.E34" style:family="table-cell">
      <style:table-cell-properties fo:padding="0.097cm" fo:border-left="0.05pt solid #000000" fo:border-right="none" fo:border-top="none" fo:border-bottom="0.05pt solid #000000"/>
    </style:style>
    <style:style style:name="Таблица57.F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5" style:family="table-cell">
      <style:table-cell-properties fo:padding="0.097cm" fo:border-left="0.05pt solid #000000" fo:border-right="none" fo:border-top="none" fo:border-bottom="0.05pt solid #000000"/>
    </style:style>
    <style:style style:name="Таблица57.B35" style:family="table-cell">
      <style:table-cell-properties fo:padding="0.097cm" fo:border-left="0.05pt solid #000000" fo:border-right="none" fo:border-top="none" fo:border-bottom="0.05pt solid #000000"/>
    </style:style>
    <style:style style:name="Таблица57.C35" style:family="table-cell">
      <style:table-cell-properties fo:padding="0.097cm" fo:border-left="0.05pt solid #000000" fo:border-right="none" fo:border-top="none" fo:border-bottom="0.05pt solid #000000"/>
    </style:style>
    <style:style style:name="Таблица57.D35" style:family="table-cell">
      <style:table-cell-properties fo:padding="0.097cm" fo:border-left="0.05pt solid #000000" fo:border-right="none" fo:border-top="none" fo:border-bottom="0.05pt solid #000000"/>
    </style:style>
    <style:style style:name="Таблица57.E35" style:family="table-cell">
      <style:table-cell-properties fo:padding="0.097cm" fo:border-left="0.05pt solid #000000" fo:border-right="none" fo:border-top="none" fo:border-bottom="0.05pt solid #000000"/>
    </style:style>
    <style:style style:name="Таблица57.F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6" style:family="table-cell">
      <style:table-cell-properties fo:padding="0.097cm" fo:border-left="0.05pt solid #000000" fo:border-right="none" fo:border-top="none" fo:border-bottom="0.05pt solid #000000"/>
    </style:style>
    <style:style style:name="Таблица57.B36" style:family="table-cell">
      <style:table-cell-properties fo:padding="0.097cm" fo:border-left="0.05pt solid #000000" fo:border-right="none" fo:border-top="none" fo:border-bottom="0.05pt solid #000000"/>
    </style:style>
    <style:style style:name="Таблица57.C36" style:family="table-cell">
      <style:table-cell-properties fo:padding="0.097cm" fo:border-left="0.05pt solid #000000" fo:border-right="none" fo:border-top="none" fo:border-bottom="0.05pt solid #000000"/>
    </style:style>
    <style:style style:name="Таблица57.D36" style:family="table-cell">
      <style:table-cell-properties fo:padding="0.097cm" fo:border-left="0.05pt solid #000000" fo:border-right="none" fo:border-top="none" fo:border-bottom="0.05pt solid #000000"/>
    </style:style>
    <style:style style:name="Таблица57.E36" style:family="table-cell">
      <style:table-cell-properties fo:padding="0.097cm" fo:border-left="0.05pt solid #000000" fo:border-right="none" fo:border-top="none" fo:border-bottom="0.05pt solid #000000"/>
    </style:style>
    <style:style style:name="Таблица57.F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7" style:family="table-cell">
      <style:table-cell-properties fo:padding="0.097cm" fo:border-left="0.05pt solid #000000" fo:border-right="none" fo:border-top="none" fo:border-bottom="0.05pt solid #000000"/>
    </style:style>
    <style:style style:name="Таблица57.B37" style:family="table-cell">
      <style:table-cell-properties fo:padding="0.097cm" fo:border-left="0.05pt solid #000000" fo:border-right="none" fo:border-top="none" fo:border-bottom="0.05pt solid #000000"/>
    </style:style>
    <style:style style:name="Таблица57.C37" style:family="table-cell">
      <style:table-cell-properties fo:padding="0.097cm" fo:border-left="0.05pt solid #000000" fo:border-right="none" fo:border-top="none" fo:border-bottom="0.05pt solid #000000"/>
    </style:style>
    <style:style style:name="Таблица57.D37" style:family="table-cell">
      <style:table-cell-properties fo:padding="0.097cm" fo:border-left="0.05pt solid #000000" fo:border-right="none" fo:border-top="none" fo:border-bottom="0.05pt solid #000000"/>
    </style:style>
    <style:style style:name="Таблица57.E37" style:family="table-cell">
      <style:table-cell-properties fo:padding="0.097cm" fo:border-left="0.05pt solid #000000" fo:border-right="none" fo:border-top="none" fo:border-bottom="0.05pt solid #000000"/>
    </style:style>
    <style:style style:name="Таблица57.F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8" style:family="table-cell">
      <style:table-cell-properties fo:padding="0.097cm" fo:border-left="0.05pt solid #000000" fo:border-right="none" fo:border-top="none" fo:border-bottom="0.05pt solid #000000"/>
    </style:style>
    <style:style style:name="Таблица57.B38" style:family="table-cell">
      <style:table-cell-properties fo:padding="0.097cm" fo:border-left="0.05pt solid #000000" fo:border-right="none" fo:border-top="none" fo:border-bottom="0.05pt solid #000000"/>
    </style:style>
    <style:style style:name="Таблица57.C38" style:family="table-cell">
      <style:table-cell-properties fo:padding="0.097cm" fo:border-left="0.05pt solid #000000" fo:border-right="none" fo:border-top="none" fo:border-bottom="0.05pt solid #000000"/>
    </style:style>
    <style:style style:name="Таблица57.D38" style:family="table-cell">
      <style:table-cell-properties fo:padding="0.097cm" fo:border-left="0.05pt solid #000000" fo:border-right="none" fo:border-top="none" fo:border-bottom="0.05pt solid #000000"/>
    </style:style>
    <style:style style:name="Таблица57.E38" style:family="table-cell">
      <style:table-cell-properties fo:padding="0.097cm" fo:border-left="0.05pt solid #000000" fo:border-right="none" fo:border-top="none" fo:border-bottom="0.05pt solid #000000"/>
    </style:style>
    <style:style style:name="Таблица57.F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9" style:family="table-cell">
      <style:table-cell-properties fo:padding="0.097cm" fo:border-left="0.05pt solid #000000" fo:border-right="none" fo:border-top="none" fo:border-bottom="0.05pt solid #000000"/>
    </style:style>
    <style:style style:name="Таблица57.B39" style:family="table-cell">
      <style:table-cell-properties fo:padding="0.097cm" fo:border-left="0.05pt solid #000000" fo:border-right="none" fo:border-top="none" fo:border-bottom="0.05pt solid #000000"/>
    </style:style>
    <style:style style:name="Таблица57.C39" style:family="table-cell">
      <style:table-cell-properties fo:padding="0.097cm" fo:border-left="0.05pt solid #000000" fo:border-right="none" fo:border-top="none" fo:border-bottom="0.05pt solid #000000"/>
    </style:style>
    <style:style style:name="Таблица57.D39" style:family="table-cell">
      <style:table-cell-properties fo:padding="0.097cm" fo:border-left="0.05pt solid #000000" fo:border-right="none" fo:border-top="none" fo:border-bottom="0.05pt solid #000000"/>
    </style:style>
    <style:style style:name="Таблица57.E39" style:family="table-cell">
      <style:table-cell-properties fo:padding="0.097cm" fo:border-left="0.05pt solid #000000" fo:border-right="none" fo:border-top="none" fo:border-bottom="0.05pt solid #000000"/>
    </style:style>
    <style:style style:name="Таблица57.F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0" style:family="table-cell">
      <style:table-cell-properties fo:padding="0.097cm" fo:border-left="0.05pt solid #000000" fo:border-right="none" fo:border-top="none" fo:border-bottom="0.05pt solid #000000"/>
    </style:style>
    <style:style style:name="Таблица57.B40" style:family="table-cell">
      <style:table-cell-properties fo:padding="0.097cm" fo:border-left="0.05pt solid #000000" fo:border-right="none" fo:border-top="none" fo:border-bottom="0.05pt solid #000000"/>
    </style:style>
    <style:style style:name="Таблица57.C40" style:family="table-cell">
      <style:table-cell-properties fo:padding="0.097cm" fo:border-left="0.05pt solid #000000" fo:border-right="none" fo:border-top="none" fo:border-bottom="0.05pt solid #000000"/>
    </style:style>
    <style:style style:name="Таблица57.D40" style:family="table-cell">
      <style:table-cell-properties fo:padding="0.097cm" fo:border-left="0.05pt solid #000000" fo:border-right="none" fo:border-top="none" fo:border-bottom="0.05pt solid #000000"/>
    </style:style>
    <style:style style:name="Таблица57.E40" style:family="table-cell">
      <style:table-cell-properties fo:padding="0.097cm" fo:border-left="0.05pt solid #000000" fo:border-right="none" fo:border-top="none" fo:border-bottom="0.05pt solid #000000"/>
    </style:style>
    <style:style style:name="Таблица57.F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1" style:family="table-cell">
      <style:table-cell-properties fo:padding="0.097cm" fo:border-left="0.05pt solid #000000" fo:border-right="none" fo:border-top="none" fo:border-bottom="0.05pt solid #000000"/>
    </style:style>
    <style:style style:name="Таблица57.B41" style:family="table-cell">
      <style:table-cell-properties fo:padding="0.097cm" fo:border-left="0.05pt solid #000000" fo:border-right="none" fo:border-top="none" fo:border-bottom="0.05pt solid #000000"/>
    </style:style>
    <style:style style:name="Таблица57.C41" style:family="table-cell">
      <style:table-cell-properties fo:padding="0.097cm" fo:border-left="0.05pt solid #000000" fo:border-right="none" fo:border-top="none" fo:border-bottom="0.05pt solid #000000"/>
    </style:style>
    <style:style style:name="Таблица57.D41" style:family="table-cell">
      <style:table-cell-properties fo:padding="0.097cm" fo:border-left="0.05pt solid #000000" fo:border-right="none" fo:border-top="none" fo:border-bottom="0.05pt solid #000000"/>
    </style:style>
    <style:style style:name="Таблица57.E41" style:family="table-cell">
      <style:table-cell-properties fo:padding="0.097cm" fo:border-left="0.05pt solid #000000" fo:border-right="none" fo:border-top="none" fo:border-bottom="0.05pt solid #000000"/>
    </style:style>
    <style:style style:name="Таблица57.F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2" style:family="table-cell">
      <style:table-cell-properties fo:padding="0.097cm" fo:border-left="0.05pt solid #000000" fo:border-right="none" fo:border-top="none" fo:border-bottom="0.05pt solid #000000"/>
    </style:style>
    <style:style style:name="Таблица57.B42" style:family="table-cell">
      <style:table-cell-properties fo:padding="0.097cm" fo:border-left="0.05pt solid #000000" fo:border-right="none" fo:border-top="none" fo:border-bottom="0.05pt solid #000000"/>
    </style:style>
    <style:style style:name="Таблица57.C42" style:family="table-cell">
      <style:table-cell-properties fo:padding="0.097cm" fo:border-left="0.05pt solid #000000" fo:border-right="none" fo:border-top="none" fo:border-bottom="0.05pt solid #000000"/>
    </style:style>
    <style:style style:name="Таблица57.D42" style:family="table-cell">
      <style:table-cell-properties fo:padding="0.097cm" fo:border-left="0.05pt solid #000000" fo:border-right="none" fo:border-top="none" fo:border-bottom="0.05pt solid #000000"/>
    </style:style>
    <style:style style:name="Таблица57.E42" style:family="table-cell">
      <style:table-cell-properties fo:padding="0.097cm" fo:border-left="0.05pt solid #000000" fo:border-right="none" fo:border-top="none" fo:border-bottom="0.05pt solid #000000"/>
    </style:style>
    <style:style style:name="Таблица57.F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3" style:family="table-cell">
      <style:table-cell-properties fo:padding="0.097cm" fo:border-left="0.05pt solid #000000" fo:border-right="none" fo:border-top="none" fo:border-bottom="0.05pt solid #000000"/>
    </style:style>
    <style:style style:name="Таблица57.B43" style:family="table-cell">
      <style:table-cell-properties fo:padding="0.097cm" fo:border-left="0.05pt solid #000000" fo:border-right="none" fo:border-top="none" fo:border-bottom="0.05pt solid #000000"/>
    </style:style>
    <style:style style:name="Таблица57.C43" style:family="table-cell">
      <style:table-cell-properties fo:padding="0.097cm" fo:border-left="0.05pt solid #000000" fo:border-right="none" fo:border-top="none" fo:border-bottom="0.05pt solid #000000"/>
    </style:style>
    <style:style style:name="Таблица57.D43" style:family="table-cell">
      <style:table-cell-properties fo:padding="0.097cm" fo:border-left="0.05pt solid #000000" fo:border-right="none" fo:border-top="none" fo:border-bottom="0.05pt solid #000000"/>
    </style:style>
    <style:style style:name="Таблица57.E43" style:family="table-cell">
      <style:table-cell-properties fo:padding="0.097cm" fo:border-left="0.05pt solid #000000" fo:border-right="none" fo:border-top="none" fo:border-bottom="0.05pt solid #000000"/>
    </style:style>
    <style:style style:name="Таблица57.F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4" style:family="table-cell">
      <style:table-cell-properties fo:padding="0.097cm" fo:border-left="0.05pt solid #000000" fo:border-right="none" fo:border-top="none" fo:border-bottom="0.05pt solid #000000"/>
    </style:style>
    <style:style style:name="Таблица57.B44" style:family="table-cell">
      <style:table-cell-properties fo:padding="0.097cm" fo:border-left="0.05pt solid #000000" fo:border-right="none" fo:border-top="none" fo:border-bottom="0.05pt solid #000000"/>
    </style:style>
    <style:style style:name="Таблица57.C44" style:family="table-cell">
      <style:table-cell-properties fo:padding="0.097cm" fo:border-left="0.05pt solid #000000" fo:border-right="none" fo:border-top="none" fo:border-bottom="0.05pt solid #000000"/>
    </style:style>
    <style:style style:name="Таблица57.D44" style:family="table-cell">
      <style:table-cell-properties fo:padding="0.097cm" fo:border-left="0.05pt solid #000000" fo:border-right="none" fo:border-top="none" fo:border-bottom="0.05pt solid #000000"/>
    </style:style>
    <style:style style:name="Таблица57.E44" style:family="table-cell">
      <style:table-cell-properties fo:padding="0.097cm" fo:border-left="0.05pt solid #000000" fo:border-right="none" fo:border-top="none" fo:border-bottom="0.05pt solid #000000"/>
    </style:style>
    <style:style style:name="Таблица57.F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5" style:family="table-cell">
      <style:table-cell-properties fo:padding="0.097cm" fo:border-left="0.05pt solid #000000" fo:border-right="none" fo:border-top="none" fo:border-bottom="0.05pt solid #000000"/>
    </style:style>
    <style:style style:name="Таблица57.B45" style:family="table-cell">
      <style:table-cell-properties fo:padding="0.097cm" fo:border-left="0.05pt solid #000000" fo:border-right="none" fo:border-top="none" fo:border-bottom="0.05pt solid #000000"/>
    </style:style>
    <style:style style:name="Таблица57.C45" style:family="table-cell">
      <style:table-cell-properties fo:padding="0.097cm" fo:border-left="0.05pt solid #000000" fo:border-right="none" fo:border-top="none" fo:border-bottom="0.05pt solid #000000"/>
    </style:style>
    <style:style style:name="Таблица57.D45" style:family="table-cell">
      <style:table-cell-properties fo:padding="0.097cm" fo:border-left="0.05pt solid #000000" fo:border-right="none" fo:border-top="none" fo:border-bottom="0.05pt solid #000000"/>
    </style:style>
    <style:style style:name="Таблица57.E45" style:family="table-cell">
      <style:table-cell-properties fo:padding="0.097cm" fo:border-left="0.05pt solid #000000" fo:border-right="none" fo:border-top="none" fo:border-bottom="0.05pt solid #000000"/>
    </style:style>
    <style:style style:name="Таблица57.F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6" style:family="table-cell">
      <style:table-cell-properties fo:padding="0.097cm" fo:border-left="0.05pt solid #000000" fo:border-right="none" fo:border-top="none" fo:border-bottom="0.05pt solid #000000"/>
    </style:style>
    <style:style style:name="Таблица57.B46" style:family="table-cell">
      <style:table-cell-properties fo:padding="0.097cm" fo:border-left="0.05pt solid #000000" fo:border-right="none" fo:border-top="none" fo:border-bottom="0.05pt solid #000000"/>
    </style:style>
    <style:style style:name="Таблица57.C46" style:family="table-cell">
      <style:table-cell-properties fo:padding="0.097cm" fo:border-left="0.05pt solid #000000" fo:border-right="none" fo:border-top="none" fo:border-bottom="0.05pt solid #000000"/>
    </style:style>
    <style:style style:name="Таблица57.D46" style:family="table-cell">
      <style:table-cell-properties fo:padding="0.097cm" fo:border-left="0.05pt solid #000000" fo:border-right="none" fo:border-top="none" fo:border-bottom="0.05pt solid #000000"/>
    </style:style>
    <style:style style:name="Таблица57.E46" style:family="table-cell">
      <style:table-cell-properties fo:padding="0.097cm" fo:border-left="0.05pt solid #000000" fo:border-right="none" fo:border-top="none" fo:border-bottom="0.05pt solid #000000"/>
    </style:style>
    <style:style style:name="Таблица57.F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7" style:family="table-cell">
      <style:table-cell-properties fo:padding="0.097cm" fo:border-left="0.05pt solid #000000" fo:border-right="none" fo:border-top="none" fo:border-bottom="0.05pt solid #000000"/>
    </style:style>
    <style:style style:name="Таблица57.B47" style:family="table-cell">
      <style:table-cell-properties fo:padding="0.097cm" fo:border-left="0.05pt solid #000000" fo:border-right="none" fo:border-top="none" fo:border-bottom="0.05pt solid #000000"/>
    </style:style>
    <style:style style:name="Таблица57.C47" style:family="table-cell">
      <style:table-cell-properties fo:padding="0.097cm" fo:border-left="0.05pt solid #000000" fo:border-right="none" fo:border-top="none" fo:border-bottom="0.05pt solid #000000"/>
    </style:style>
    <style:style style:name="Таблица57.D47" style:family="table-cell">
      <style:table-cell-properties fo:padding="0.097cm" fo:border-left="0.05pt solid #000000" fo:border-right="none" fo:border-top="none" fo:border-bottom="0.05pt solid #000000"/>
    </style:style>
    <style:style style:name="Таблица57.E47" style:family="table-cell">
      <style:table-cell-properties fo:padding="0.097cm" fo:border-left="0.05pt solid #000000" fo:border-right="none" fo:border-top="none" fo:border-bottom="0.05pt solid #000000"/>
    </style:style>
    <style:style style:name="Таблица57.F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8" style:family="table-cell">
      <style:table-cell-properties fo:padding="0.097cm" fo:border-left="0.05pt solid #000000" fo:border-right="none" fo:border-top="none" fo:border-bottom="0.05pt solid #000000"/>
    </style:style>
    <style:style style:name="Таблица57.B48" style:family="table-cell">
      <style:table-cell-properties fo:padding="0.097cm" fo:border-left="0.05pt solid #000000" fo:border-right="none" fo:border-top="none" fo:border-bottom="0.05pt solid #000000"/>
    </style:style>
    <style:style style:name="Таблица57.C48" style:family="table-cell">
      <style:table-cell-properties fo:padding="0.097cm" fo:border-left="0.05pt solid #000000" fo:border-right="none" fo:border-top="none" fo:border-bottom="0.05pt solid #000000"/>
    </style:style>
    <style:style style:name="Таблица57.D48" style:family="table-cell">
      <style:table-cell-properties fo:padding="0.097cm" fo:border-left="0.05pt solid #000000" fo:border-right="none" fo:border-top="none" fo:border-bottom="0.05pt solid #000000"/>
    </style:style>
    <style:style style:name="Таблица57.E48" style:family="table-cell">
      <style:table-cell-properties fo:padding="0.097cm" fo:border-left="0.05pt solid #000000" fo:border-right="none" fo:border-top="none" fo:border-bottom="0.05pt solid #000000"/>
    </style:style>
    <style:style style:name="Таблица57.F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9" style:family="table-cell">
      <style:table-cell-properties fo:padding="0.097cm" fo:border-left="0.05pt solid #000000" fo:border-right="none" fo:border-top="none" fo:border-bottom="0.05pt solid #000000"/>
    </style:style>
    <style:style style:name="Таблица57.B49" style:family="table-cell">
      <style:table-cell-properties fo:padding="0.097cm" fo:border-left="0.05pt solid #000000" fo:border-right="none" fo:border-top="none" fo:border-bottom="0.05pt solid #000000"/>
    </style:style>
    <style:style style:name="Таблица57.C49" style:family="table-cell">
      <style:table-cell-properties fo:padding="0.097cm" fo:border-left="0.05pt solid #000000" fo:border-right="none" fo:border-top="none" fo:border-bottom="0.05pt solid #000000"/>
    </style:style>
    <style:style style:name="Таблица57.D49" style:family="table-cell">
      <style:table-cell-properties fo:padding="0.097cm" fo:border-left="0.05pt solid #000000" fo:border-right="none" fo:border-top="none" fo:border-bottom="0.05pt solid #000000"/>
    </style:style>
    <style:style style:name="Таблица57.E49" style:family="table-cell">
      <style:table-cell-properties fo:padding="0.097cm" fo:border-left="0.05pt solid #000000" fo:border-right="none" fo:border-top="none" fo:border-bottom="0.05pt solid #000000"/>
    </style:style>
    <style:style style:name="Таблица57.F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0" style:family="table-cell">
      <style:table-cell-properties fo:padding="0.097cm" fo:border-left="0.05pt solid #000000" fo:border-right="none" fo:border-top="none" fo:border-bottom="0.05pt solid #000000"/>
    </style:style>
    <style:style style:name="Таблица57.B50" style:family="table-cell">
      <style:table-cell-properties fo:padding="0.097cm" fo:border-left="0.05pt solid #000000" fo:border-right="none" fo:border-top="none" fo:border-bottom="0.05pt solid #000000"/>
    </style:style>
    <style:style style:name="Таблица57.C50" style:family="table-cell">
      <style:table-cell-properties fo:padding="0.097cm" fo:border-left="0.05pt solid #000000" fo:border-right="none" fo:border-top="none" fo:border-bottom="0.05pt solid #000000"/>
    </style:style>
    <style:style style:name="Таблица57.D50" style:family="table-cell">
      <style:table-cell-properties fo:padding="0.097cm" fo:border-left="0.05pt solid #000000" fo:border-right="none" fo:border-top="none" fo:border-bottom="0.05pt solid #000000"/>
    </style:style>
    <style:style style:name="Таблица57.E50" style:family="table-cell">
      <style:table-cell-properties fo:padding="0.097cm" fo:border-left="0.05pt solid #000000" fo:border-right="none" fo:border-top="none" fo:border-bottom="0.05pt solid #000000"/>
    </style:style>
    <style:style style:name="Таблица57.F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1" style:family="table-cell">
      <style:table-cell-properties fo:padding="0.097cm" fo:border-left="0.05pt solid #000000" fo:border-right="none" fo:border-top="none" fo:border-bottom="0.05pt solid #000000"/>
    </style:style>
    <style:style style:name="Таблица57.B51" style:family="table-cell">
      <style:table-cell-properties fo:padding="0.097cm" fo:border-left="0.05pt solid #000000" fo:border-right="none" fo:border-top="none" fo:border-bottom="0.05pt solid #000000"/>
    </style:style>
    <style:style style:name="Таблица57.C51" style:family="table-cell">
      <style:table-cell-properties fo:padding="0.097cm" fo:border-left="0.05pt solid #000000" fo:border-right="none" fo:border-top="none" fo:border-bottom="0.05pt solid #000000"/>
    </style:style>
    <style:style style:name="Таблица57.D51" style:family="table-cell">
      <style:table-cell-properties fo:padding="0.097cm" fo:border-left="0.05pt solid #000000" fo:border-right="none" fo:border-top="none" fo:border-bottom="0.05pt solid #000000"/>
    </style:style>
    <style:style style:name="Таблица57.E51" style:family="table-cell">
      <style:table-cell-properties fo:padding="0.097cm" fo:border-left="0.05pt solid #000000" fo:border-right="none" fo:border-top="none" fo:border-bottom="0.05pt solid #000000"/>
    </style:style>
    <style:style style:name="Таблица57.F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2" style:family="table-cell">
      <style:table-cell-properties fo:padding="0.097cm" fo:border-left="0.05pt solid #000000" fo:border-right="none" fo:border-top="none" fo:border-bottom="0.05pt solid #000000"/>
    </style:style>
    <style:style style:name="Таблица57.B52" style:family="table-cell">
      <style:table-cell-properties fo:padding="0.097cm" fo:border-left="0.05pt solid #000000" fo:border-right="none" fo:border-top="none" fo:border-bottom="0.05pt solid #000000"/>
    </style:style>
    <style:style style:name="Таблица57.C52" style:family="table-cell">
      <style:table-cell-properties fo:padding="0.097cm" fo:border-left="0.05pt solid #000000" fo:border-right="none" fo:border-top="none" fo:border-bottom="0.05pt solid #000000"/>
    </style:style>
    <style:style style:name="Таблица57.D52" style:family="table-cell">
      <style:table-cell-properties fo:padding="0.097cm" fo:border-left="0.05pt solid #000000" fo:border-right="none" fo:border-top="none" fo:border-bottom="0.05pt solid #000000"/>
    </style:style>
    <style:style style:name="Таблица57.E52" style:family="table-cell">
      <style:table-cell-properties fo:padding="0.097cm" fo:border-left="0.05pt solid #000000" fo:border-right="none" fo:border-top="none" fo:border-bottom="0.05pt solid #000000"/>
    </style:style>
    <style:style style:name="Таблица57.F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3" style:family="table-cell">
      <style:table-cell-properties fo:padding="0.097cm" fo:border-left="0.05pt solid #000000" fo:border-right="none" fo:border-top="none" fo:border-bottom="0.05pt solid #000000"/>
    </style:style>
    <style:style style:name="Таблица57.B53" style:family="table-cell">
      <style:table-cell-properties fo:padding="0.097cm" fo:border-left="0.05pt solid #000000" fo:border-right="none" fo:border-top="none" fo:border-bottom="0.05pt solid #000000"/>
    </style:style>
    <style:style style:name="Таблица57.C53" style:family="table-cell">
      <style:table-cell-properties fo:padding="0.097cm" fo:border-left="0.05pt solid #000000" fo:border-right="none" fo:border-top="none" fo:border-bottom="0.05pt solid #000000"/>
    </style:style>
    <style:style style:name="Таблица57.D53" style:family="table-cell">
      <style:table-cell-properties fo:padding="0.097cm" fo:border-left="0.05pt solid #000000" fo:border-right="none" fo:border-top="none" fo:border-bottom="0.05pt solid #000000"/>
    </style:style>
    <style:style style:name="Таблица57.E53" style:family="table-cell">
      <style:table-cell-properties fo:padding="0.097cm" fo:border-left="0.05pt solid #000000" fo:border-right="none" fo:border-top="none" fo:border-bottom="0.05pt solid #000000"/>
    </style:style>
    <style:style style:name="Таблица57.F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4" style:family="table-cell">
      <style:table-cell-properties fo:padding="0.097cm" fo:border-left="0.05pt solid #000000" fo:border-right="none" fo:border-top="none" fo:border-bottom="0.05pt solid #000000"/>
    </style:style>
    <style:style style:name="Таблица57.B54" style:family="table-cell">
      <style:table-cell-properties fo:padding="0.097cm" fo:border-left="0.05pt solid #000000" fo:border-right="none" fo:border-top="none" fo:border-bottom="0.05pt solid #000000"/>
    </style:style>
    <style:style style:name="Таблица57.C54" style:family="table-cell">
      <style:table-cell-properties fo:padding="0.097cm" fo:border-left="0.05pt solid #000000" fo:border-right="none" fo:border-top="none" fo:border-bottom="0.05pt solid #000000"/>
    </style:style>
    <style:style style:name="Таблица57.D54" style:family="table-cell">
      <style:table-cell-properties fo:padding="0.097cm" fo:border-left="0.05pt solid #000000" fo:border-right="none" fo:border-top="none" fo:border-bottom="0.05pt solid #000000"/>
    </style:style>
    <style:style style:name="Таблица57.E54" style:family="table-cell">
      <style:table-cell-properties fo:padding="0.097cm" fo:border-left="0.05pt solid #000000" fo:border-right="none" fo:border-top="none" fo:border-bottom="0.05pt solid #000000"/>
    </style:style>
    <style:style style:name="Таблица57.F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5" style:family="table-cell">
      <style:table-cell-properties fo:padding="0.097cm" fo:border-left="0.05pt solid #000000" fo:border-right="none" fo:border-top="none" fo:border-bottom="0.05pt solid #000000"/>
    </style:style>
    <style:style style:name="Таблица57.B55" style:family="table-cell">
      <style:table-cell-properties fo:padding="0.097cm" fo:border-left="0.05pt solid #000000" fo:border-right="none" fo:border-top="none" fo:border-bottom="0.05pt solid #000000"/>
    </style:style>
    <style:style style:name="Таблица57.C55" style:family="table-cell">
      <style:table-cell-properties fo:padding="0.097cm" fo:border-left="0.05pt solid #000000" fo:border-right="none" fo:border-top="none" fo:border-bottom="0.05pt solid #000000"/>
    </style:style>
    <style:style style:name="Таблица57.D55" style:family="table-cell">
      <style:table-cell-properties fo:padding="0.097cm" fo:border-left="0.05pt solid #000000" fo:border-right="none" fo:border-top="none" fo:border-bottom="0.05pt solid #000000"/>
    </style:style>
    <style:style style:name="Таблица57.E55" style:family="table-cell">
      <style:table-cell-properties fo:padding="0.097cm" fo:border-left="0.05pt solid #000000" fo:border-right="none" fo:border-top="none" fo:border-bottom="0.05pt solid #000000"/>
    </style:style>
    <style:style style:name="Таблица57.F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6" style:family="table-cell">
      <style:table-cell-properties fo:padding="0.097cm" fo:border-left="0.05pt solid #000000" fo:border-right="none" fo:border-top="none" fo:border-bottom="0.05pt solid #000000"/>
    </style:style>
    <style:style style:name="Таблица57.B56" style:family="table-cell">
      <style:table-cell-properties fo:padding="0.097cm" fo:border-left="0.05pt solid #000000" fo:border-right="none" fo:border-top="none" fo:border-bottom="0.05pt solid #000000"/>
    </style:style>
    <style:style style:name="Таблица57.C56" style:family="table-cell">
      <style:table-cell-properties fo:padding="0.097cm" fo:border-left="0.05pt solid #000000" fo:border-right="none" fo:border-top="none" fo:border-bottom="0.05pt solid #000000"/>
    </style:style>
    <style:style style:name="Таблица57.D56" style:family="table-cell">
      <style:table-cell-properties fo:padding="0.097cm" fo:border-left="0.05pt solid #000000" fo:border-right="none" fo:border-top="none" fo:border-bottom="0.05pt solid #000000"/>
    </style:style>
    <style:style style:name="Таблица57.E56" style:family="table-cell">
      <style:table-cell-properties fo:padding="0.097cm" fo:border-left="0.05pt solid #000000" fo:border-right="none" fo:border-top="none" fo:border-bottom="0.05pt solid #000000"/>
    </style:style>
    <style:style style:name="Таблица57.F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7" style:family="table-cell">
      <style:table-cell-properties fo:padding="0.097cm" fo:border-left="0.05pt solid #000000" fo:border-right="none" fo:border-top="none" fo:border-bottom="0.05pt solid #000000"/>
    </style:style>
    <style:style style:name="Таблица57.B57" style:family="table-cell">
      <style:table-cell-properties fo:padding="0.097cm" fo:border-left="0.05pt solid #000000" fo:border-right="none" fo:border-top="none" fo:border-bottom="0.05pt solid #000000"/>
    </style:style>
    <style:style style:name="Таблица57.C57" style:family="table-cell">
      <style:table-cell-properties fo:padding="0.097cm" fo:border-left="0.05pt solid #000000" fo:border-right="none" fo:border-top="none" fo:border-bottom="0.05pt solid #000000"/>
    </style:style>
    <style:style style:name="Таблица57.D57" style:family="table-cell">
      <style:table-cell-properties fo:padding="0.097cm" fo:border-left="0.05pt solid #000000" fo:border-right="none" fo:border-top="none" fo:border-bottom="0.05pt solid #000000"/>
    </style:style>
    <style:style style:name="Таблица57.E57" style:family="table-cell">
      <style:table-cell-properties fo:padding="0.097cm" fo:border-left="0.05pt solid #000000" fo:border-right="none" fo:border-top="none" fo:border-bottom="0.05pt solid #000000"/>
    </style:style>
    <style:style style:name="Таблица57.F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8" style:family="table-cell">
      <style:table-cell-properties fo:padding="0.097cm" fo:border-left="0.05pt solid #000000" fo:border-right="none" fo:border-top="none" fo:border-bottom="0.05pt solid #000000"/>
    </style:style>
    <style:style style:name="Таблица57.B58" style:family="table-cell">
      <style:table-cell-properties fo:padding="0.097cm" fo:border-left="0.05pt solid #000000" fo:border-right="none" fo:border-top="none" fo:border-bottom="0.05pt solid #000000"/>
    </style:style>
    <style:style style:name="Таблица57.C58" style:family="table-cell">
      <style:table-cell-properties fo:padding="0.097cm" fo:border-left="0.05pt solid #000000" fo:border-right="none" fo:border-top="none" fo:border-bottom="0.05pt solid #000000"/>
    </style:style>
    <style:style style:name="Таблица57.D58" style:family="table-cell">
      <style:table-cell-properties fo:padding="0.097cm" fo:border-left="0.05pt solid #000000" fo:border-right="none" fo:border-top="none" fo:border-bottom="0.05pt solid #000000"/>
    </style:style>
    <style:style style:name="Таблица57.E58" style:family="table-cell">
      <style:table-cell-properties fo:padding="0.097cm" fo:border-left="0.05pt solid #000000" fo:border-right="none" fo:border-top="none" fo:border-bottom="0.05pt solid #000000"/>
    </style:style>
    <style:style style:name="Таблица57.F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9" style:family="table-cell">
      <style:table-cell-properties fo:padding="0.097cm" fo:border-left="0.05pt solid #000000" fo:border-right="none" fo:border-top="none" fo:border-bottom="0.05pt solid #000000"/>
    </style:style>
    <style:style style:name="Таблица57.B59" style:family="table-cell">
      <style:table-cell-properties fo:padding="0.097cm" fo:border-left="0.05pt solid #000000" fo:border-right="none" fo:border-top="none" fo:border-bottom="0.05pt solid #000000"/>
    </style:style>
    <style:style style:name="Таблица57.C59" style:family="table-cell">
      <style:table-cell-properties fo:padding="0.097cm" fo:border-left="0.05pt solid #000000" fo:border-right="none" fo:border-top="none" fo:border-bottom="0.05pt solid #000000"/>
    </style:style>
    <style:style style:name="Таблица57.D59" style:family="table-cell">
      <style:table-cell-properties fo:padding="0.097cm" fo:border-left="0.05pt solid #000000" fo:border-right="none" fo:border-top="none" fo:border-bottom="0.05pt solid #000000"/>
    </style:style>
    <style:style style:name="Таблица57.E59" style:family="table-cell">
      <style:table-cell-properties fo:padding="0.097cm" fo:border-left="0.05pt solid #000000" fo:border-right="none" fo:border-top="none" fo:border-bottom="0.05pt solid #000000"/>
    </style:style>
    <style:style style:name="Таблица57.F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0" style:family="table-cell">
      <style:table-cell-properties fo:padding="0.097cm" fo:border-left="0.05pt solid #000000" fo:border-right="none" fo:border-top="none" fo:border-bottom="0.05pt solid #000000"/>
    </style:style>
    <style:style style:name="Таблица57.B60" style:family="table-cell">
      <style:table-cell-properties fo:padding="0.097cm" fo:border-left="0.05pt solid #000000" fo:border-right="none" fo:border-top="none" fo:border-bottom="0.05pt solid #000000"/>
    </style:style>
    <style:style style:name="Таблица57.C60" style:family="table-cell">
      <style:table-cell-properties fo:padding="0.097cm" fo:border-left="0.05pt solid #000000" fo:border-right="none" fo:border-top="none" fo:border-bottom="0.05pt solid #000000"/>
    </style:style>
    <style:style style:name="Таблица57.D60" style:family="table-cell">
      <style:table-cell-properties fo:padding="0.097cm" fo:border-left="0.05pt solid #000000" fo:border-right="none" fo:border-top="none" fo:border-bottom="0.05pt solid #000000"/>
    </style:style>
    <style:style style:name="Таблица57.E60" style:family="table-cell">
      <style:table-cell-properties fo:padding="0.097cm" fo:border-left="0.05pt solid #000000" fo:border-right="none" fo:border-top="none" fo:border-bottom="0.05pt solid #000000"/>
    </style:style>
    <style:style style:name="Таблица57.F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1" style:family="table-cell">
      <style:table-cell-properties fo:padding="0.097cm" fo:border-left="0.05pt solid #000000" fo:border-right="none" fo:border-top="none" fo:border-bottom="0.05pt solid #000000"/>
    </style:style>
    <style:style style:name="Таблица57.B61" style:family="table-cell">
      <style:table-cell-properties fo:padding="0.097cm" fo:border-left="0.05pt solid #000000" fo:border-right="none" fo:border-top="none" fo:border-bottom="0.05pt solid #000000"/>
    </style:style>
    <style:style style:name="Таблица57.C61" style:family="table-cell">
      <style:table-cell-properties fo:padding="0.097cm" fo:border-left="0.05pt solid #000000" fo:border-right="none" fo:border-top="none" fo:border-bottom="0.05pt solid #000000"/>
    </style:style>
    <style:style style:name="Таблица57.D61" style:family="table-cell">
      <style:table-cell-properties fo:padding="0.097cm" fo:border-left="0.05pt solid #000000" fo:border-right="none" fo:border-top="none" fo:border-bottom="0.05pt solid #000000"/>
    </style:style>
    <style:style style:name="Таблица57.E61" style:family="table-cell">
      <style:table-cell-properties fo:padding="0.097cm" fo:border-left="0.05pt solid #000000" fo:border-right="none" fo:border-top="none" fo:border-bottom="0.05pt solid #000000"/>
    </style:style>
    <style:style style:name="Таблица57.F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2" style:family="table-cell">
      <style:table-cell-properties fo:padding="0.097cm" fo:border-left="0.05pt solid #000000" fo:border-right="none" fo:border-top="none" fo:border-bottom="0.05pt solid #000000"/>
    </style:style>
    <style:style style:name="Таблица57.B62" style:family="table-cell">
      <style:table-cell-properties fo:padding="0.097cm" fo:border-left="0.05pt solid #000000" fo:border-right="none" fo:border-top="none" fo:border-bottom="0.05pt solid #000000"/>
    </style:style>
    <style:style style:name="Таблица57.C62" style:family="table-cell">
      <style:table-cell-properties fo:padding="0.097cm" fo:border-left="0.05pt solid #000000" fo:border-right="none" fo:border-top="none" fo:border-bottom="0.05pt solid #000000"/>
    </style:style>
    <style:style style:name="Таблица57.D62" style:family="table-cell">
      <style:table-cell-properties fo:padding="0.097cm" fo:border-left="0.05pt solid #000000" fo:border-right="none" fo:border-top="none" fo:border-bottom="0.05pt solid #000000"/>
    </style:style>
    <style:style style:name="Таблица57.E62" style:family="table-cell">
      <style:table-cell-properties fo:padding="0.097cm" fo:border-left="0.05pt solid #000000" fo:border-right="none" fo:border-top="none" fo:border-bottom="0.05pt solid #000000"/>
    </style:style>
    <style:style style:name="Таблица57.F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3" style:family="table-cell">
      <style:table-cell-properties fo:padding="0.097cm" fo:border-left="0.05pt solid #000000" fo:border-right="none" fo:border-top="none" fo:border-bottom="0.05pt solid #000000"/>
    </style:style>
    <style:style style:name="Таблица57.B63" style:family="table-cell">
      <style:table-cell-properties fo:padding="0.097cm" fo:border-left="0.05pt solid #000000" fo:border-right="none" fo:border-top="none" fo:border-bottom="0.05pt solid #000000"/>
    </style:style>
    <style:style style:name="Таблица57.C63" style:family="table-cell">
      <style:table-cell-properties fo:padding="0.097cm" fo:border-left="0.05pt solid #000000" fo:border-right="none" fo:border-top="none" fo:border-bottom="0.05pt solid #000000"/>
    </style:style>
    <style:style style:name="Таблица57.D63" style:family="table-cell">
      <style:table-cell-properties fo:padding="0.097cm" fo:border-left="0.05pt solid #000000" fo:border-right="none" fo:border-top="none" fo:border-bottom="0.05pt solid #000000"/>
    </style:style>
    <style:style style:name="Таблица57.E63" style:family="table-cell">
      <style:table-cell-properties fo:padding="0.097cm" fo:border-left="0.05pt solid #000000" fo:border-right="none" fo:border-top="none" fo:border-bottom="0.05pt solid #000000"/>
    </style:style>
    <style:style style:name="Таблица57.F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4" style:family="table-cell">
      <style:table-cell-properties fo:padding="0.097cm" fo:border-left="0.05pt solid #000000" fo:border-right="none" fo:border-top="none" fo:border-bottom="0.05pt solid #000000"/>
    </style:style>
    <style:style style:name="Таблица57.B64" style:family="table-cell">
      <style:table-cell-properties fo:padding="0.097cm" fo:border-left="0.05pt solid #000000" fo:border-right="none" fo:border-top="none" fo:border-bottom="0.05pt solid #000000"/>
    </style:style>
    <style:style style:name="Таблица57.C64" style:family="table-cell">
      <style:table-cell-properties fo:padding="0.097cm" fo:border-left="0.05pt solid #000000" fo:border-right="none" fo:border-top="none" fo:border-bottom="0.05pt solid #000000"/>
    </style:style>
    <style:style style:name="Таблица57.D64" style:family="table-cell">
      <style:table-cell-properties fo:padding="0.097cm" fo:border-left="0.05pt solid #000000" fo:border-right="none" fo:border-top="none" fo:border-bottom="0.05pt solid #000000"/>
    </style:style>
    <style:style style:name="Таблица57.E64" style:family="table-cell">
      <style:table-cell-properties fo:padding="0.097cm" fo:border-left="0.05pt solid #000000" fo:border-right="none" fo:border-top="none" fo:border-bottom="0.05pt solid #000000"/>
    </style:style>
    <style:style style:name="Таблица57.F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5" style:family="table-cell">
      <style:table-cell-properties fo:padding="0.097cm" fo:border-left="0.05pt solid #000000" fo:border-right="none" fo:border-top="none" fo:border-bottom="0.05pt solid #000000"/>
    </style:style>
    <style:style style:name="Таблица57.B65" style:family="table-cell">
      <style:table-cell-properties fo:padding="0.097cm" fo:border-left="0.05pt solid #000000" fo:border-right="none" fo:border-top="none" fo:border-bottom="0.05pt solid #000000"/>
    </style:style>
    <style:style style:name="Таблица57.C65" style:family="table-cell">
      <style:table-cell-properties fo:padding="0.097cm" fo:border-left="0.05pt solid #000000" fo:border-right="none" fo:border-top="none" fo:border-bottom="0.05pt solid #000000"/>
    </style:style>
    <style:style style:name="Таблица57.D65" style:family="table-cell">
      <style:table-cell-properties fo:padding="0.097cm" fo:border-left="0.05pt solid #000000" fo:border-right="none" fo:border-top="none" fo:border-bottom="0.05pt solid #000000"/>
    </style:style>
    <style:style style:name="Таблица57.E65" style:family="table-cell">
      <style:table-cell-properties fo:padding="0.097cm" fo:border-left="0.05pt solid #000000" fo:border-right="none" fo:border-top="none" fo:border-bottom="0.05pt solid #000000"/>
    </style:style>
    <style:style style:name="Таблица57.F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6" style:family="table-cell">
      <style:table-cell-properties fo:padding="0.097cm" fo:border-left="0.05pt solid #000000" fo:border-right="none" fo:border-top="none" fo:border-bottom="0.05pt solid #000000"/>
    </style:style>
    <style:style style:name="Таблица57.B66" style:family="table-cell">
      <style:table-cell-properties fo:padding="0.097cm" fo:border-left="0.05pt solid #000000" fo:border-right="none" fo:border-top="none" fo:border-bottom="0.05pt solid #000000"/>
    </style:style>
    <style:style style:name="Таблица57.C66" style:family="table-cell">
      <style:table-cell-properties fo:padding="0.097cm" fo:border-left="0.05pt solid #000000" fo:border-right="none" fo:border-top="none" fo:border-bottom="0.05pt solid #000000"/>
    </style:style>
    <style:style style:name="Таблица57.D66" style:family="table-cell">
      <style:table-cell-properties fo:padding="0.097cm" fo:border-left="0.05pt solid #000000" fo:border-right="none" fo:border-top="none" fo:border-bottom="0.05pt solid #000000"/>
    </style:style>
    <style:style style:name="Таблица57.E66" style:family="table-cell">
      <style:table-cell-properties fo:padding="0.097cm" fo:border-left="0.05pt solid #000000" fo:border-right="none" fo:border-top="none" fo:border-bottom="0.05pt solid #000000"/>
    </style:style>
    <style:style style:name="Таблица57.F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7" style:family="table-cell">
      <style:table-cell-properties fo:padding="0.097cm" fo:border-left="0.05pt solid #000000" fo:border-right="none" fo:border-top="none" fo:border-bottom="0.05pt solid #000000"/>
    </style:style>
    <style:style style:name="Таблица57.B67" style:family="table-cell">
      <style:table-cell-properties fo:padding="0.097cm" fo:border-left="0.05pt solid #000000" fo:border-right="none" fo:border-top="none" fo:border-bottom="0.05pt solid #000000"/>
    </style:style>
    <style:style style:name="Таблица57.C67" style:family="table-cell">
      <style:table-cell-properties fo:padding="0.097cm" fo:border-left="0.05pt solid #000000" fo:border-right="none" fo:border-top="none" fo:border-bottom="0.05pt solid #000000"/>
    </style:style>
    <style:style style:name="Таблица57.D67" style:family="table-cell">
      <style:table-cell-properties fo:padding="0.097cm" fo:border-left="0.05pt solid #000000" fo:border-right="none" fo:border-top="none" fo:border-bottom="0.05pt solid #000000"/>
    </style:style>
    <style:style style:name="Таблица57.E67" style:family="table-cell">
      <style:table-cell-properties fo:padding="0.097cm" fo:border-left="0.05pt solid #000000" fo:border-right="none" fo:border-top="none" fo:border-bottom="0.05pt solid #000000"/>
    </style:style>
    <style:style style:name="Таблица57.F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8" style:family="table-cell">
      <style:table-cell-properties fo:padding="0.097cm" fo:border-left="0.05pt solid #000000" fo:border-right="none" fo:border-top="none" fo:border-bottom="0.05pt solid #000000"/>
    </style:style>
    <style:style style:name="Таблица57.B68" style:family="table-cell">
      <style:table-cell-properties fo:padding="0.097cm" fo:border-left="0.05pt solid #000000" fo:border-right="none" fo:border-top="none" fo:border-bottom="0.05pt solid #000000"/>
    </style:style>
    <style:style style:name="Таблица57.C68" style:family="table-cell">
      <style:table-cell-properties fo:padding="0.097cm" fo:border-left="0.05pt solid #000000" fo:border-right="none" fo:border-top="none" fo:border-bottom="0.05pt solid #000000"/>
    </style:style>
    <style:style style:name="Таблица57.D68" style:family="table-cell">
      <style:table-cell-properties fo:padding="0.097cm" fo:border-left="0.05pt solid #000000" fo:border-right="none" fo:border-top="none" fo:border-bottom="0.05pt solid #000000"/>
    </style:style>
    <style:style style:name="Таблица57.E68" style:family="table-cell">
      <style:table-cell-properties fo:padding="0.097cm" fo:border-left="0.05pt solid #000000" fo:border-right="none" fo:border-top="none" fo:border-bottom="0.05pt solid #000000"/>
    </style:style>
    <style:style style:name="Таблица57.F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9" style:family="table-cell">
      <style:table-cell-properties fo:padding="0.097cm" fo:border-left="0.05pt solid #000000" fo:border-right="none" fo:border-top="none" fo:border-bottom="0.05pt solid #000000"/>
    </style:style>
    <style:style style:name="Таблица57.B69" style:family="table-cell">
      <style:table-cell-properties fo:padding="0.097cm" fo:border-left="0.05pt solid #000000" fo:border-right="none" fo:border-top="none" fo:border-bottom="0.05pt solid #000000"/>
    </style:style>
    <style:style style:name="Таблица57.C69" style:family="table-cell">
      <style:table-cell-properties fo:padding="0.097cm" fo:border-left="0.05pt solid #000000" fo:border-right="none" fo:border-top="none" fo:border-bottom="0.05pt solid #000000"/>
    </style:style>
    <style:style style:name="Таблица57.D69" style:family="table-cell">
      <style:table-cell-properties fo:padding="0.097cm" fo:border-left="0.05pt solid #000000" fo:border-right="none" fo:border-top="none" fo:border-bottom="0.05pt solid #000000"/>
    </style:style>
    <style:style style:name="Таблица57.E69" style:family="table-cell">
      <style:table-cell-properties fo:padding="0.097cm" fo:border-left="0.05pt solid #000000" fo:border-right="none" fo:border-top="none" fo:border-bottom="0.05pt solid #000000"/>
    </style:style>
    <style:style style:name="Таблица57.F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0" style:family="table-cell">
      <style:table-cell-properties fo:padding="0.097cm" fo:border-left="0.05pt solid #000000" fo:border-right="none" fo:border-top="none" fo:border-bottom="0.05pt solid #000000"/>
    </style:style>
    <style:style style:name="Таблица57.B70" style:family="table-cell">
      <style:table-cell-properties fo:padding="0.097cm" fo:border-left="0.05pt solid #000000" fo:border-right="none" fo:border-top="none" fo:border-bottom="0.05pt solid #000000"/>
    </style:style>
    <style:style style:name="Таблица57.C70" style:family="table-cell">
      <style:table-cell-properties fo:padding="0.097cm" fo:border-left="0.05pt solid #000000" fo:border-right="none" fo:border-top="none" fo:border-bottom="0.05pt solid #000000"/>
    </style:style>
    <style:style style:name="Таблица57.D70" style:family="table-cell">
      <style:table-cell-properties fo:padding="0.097cm" fo:border-left="0.05pt solid #000000" fo:border-right="none" fo:border-top="none" fo:border-bottom="0.05pt solid #000000"/>
    </style:style>
    <style:style style:name="Таблица57.E70" style:family="table-cell">
      <style:table-cell-properties fo:padding="0.097cm" fo:border-left="0.05pt solid #000000" fo:border-right="none" fo:border-top="none" fo:border-bottom="0.05pt solid #000000"/>
    </style:style>
    <style:style style:name="Таблица57.F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1" style:family="table-cell">
      <style:table-cell-properties fo:padding="0.097cm" fo:border-left="0.05pt solid #000000" fo:border-right="none" fo:border-top="none" fo:border-bottom="0.05pt solid #000000"/>
    </style:style>
    <style:style style:name="Таблица57.B71" style:family="table-cell">
      <style:table-cell-properties fo:padding="0.097cm" fo:border-left="0.05pt solid #000000" fo:border-right="none" fo:border-top="none" fo:border-bottom="0.05pt solid #000000"/>
    </style:style>
    <style:style style:name="Таблица57.C71" style:family="table-cell">
      <style:table-cell-properties fo:padding="0.097cm" fo:border-left="0.05pt solid #000000" fo:border-right="none" fo:border-top="none" fo:border-bottom="0.05pt solid #000000"/>
    </style:style>
    <style:style style:name="Таблица57.D71" style:family="table-cell">
      <style:table-cell-properties fo:padding="0.097cm" fo:border-left="0.05pt solid #000000" fo:border-right="none" fo:border-top="none" fo:border-bottom="0.05pt solid #000000"/>
    </style:style>
    <style:style style:name="Таблица57.E71" style:family="table-cell">
      <style:table-cell-properties fo:padding="0.097cm" fo:border-left="0.05pt solid #000000" fo:border-right="none" fo:border-top="none" fo:border-bottom="0.05pt solid #000000"/>
    </style:style>
    <style:style style:name="Таблица57.F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2" style:family="table-cell">
      <style:table-cell-properties fo:padding="0.097cm" fo:border-left="0.05pt solid #000000" fo:border-right="none" fo:border-top="none" fo:border-bottom="0.05pt solid #000000"/>
    </style:style>
    <style:style style:name="Таблица57.B72" style:family="table-cell">
      <style:table-cell-properties fo:padding="0.097cm" fo:border-left="0.05pt solid #000000" fo:border-right="none" fo:border-top="none" fo:border-bottom="0.05pt solid #000000"/>
    </style:style>
    <style:style style:name="Таблица57.C72" style:family="table-cell">
      <style:table-cell-properties fo:padding="0.097cm" fo:border-left="0.05pt solid #000000" fo:border-right="none" fo:border-top="none" fo:border-bottom="0.05pt solid #000000"/>
    </style:style>
    <style:style style:name="Таблица57.D72" style:family="table-cell">
      <style:table-cell-properties fo:padding="0.097cm" fo:border-left="0.05pt solid #000000" fo:border-right="none" fo:border-top="none" fo:border-bottom="0.05pt solid #000000"/>
    </style:style>
    <style:style style:name="Таблица57.E72" style:family="table-cell">
      <style:table-cell-properties fo:padding="0.097cm" fo:border-left="0.05pt solid #000000" fo:border-right="none" fo:border-top="none" fo:border-bottom="0.05pt solid #000000"/>
    </style:style>
    <style:style style:name="Таблица57.F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3" style:family="table-cell">
      <style:table-cell-properties fo:padding="0.097cm" fo:border-left="0.05pt solid #000000" fo:border-right="none" fo:border-top="none" fo:border-bottom="0.05pt solid #000000"/>
    </style:style>
    <style:style style:name="Таблица57.B73" style:family="table-cell">
      <style:table-cell-properties fo:padding="0.097cm" fo:border-left="0.05pt solid #000000" fo:border-right="none" fo:border-top="none" fo:border-bottom="0.05pt solid #000000"/>
    </style:style>
    <style:style style:name="Таблица57.C73" style:family="table-cell">
      <style:table-cell-properties fo:padding="0.097cm" fo:border-left="0.05pt solid #000000" fo:border-right="none" fo:border-top="none" fo:border-bottom="0.05pt solid #000000"/>
    </style:style>
    <style:style style:name="Таблица57.D73" style:family="table-cell">
      <style:table-cell-properties fo:padding="0.097cm" fo:border-left="0.05pt solid #000000" fo:border-right="none" fo:border-top="none" fo:border-bottom="0.05pt solid #000000"/>
    </style:style>
    <style:style style:name="Таблица57.E73" style:family="table-cell">
      <style:table-cell-properties fo:padding="0.097cm" fo:border-left="0.05pt solid #000000" fo:border-right="none" fo:border-top="none" fo:border-bottom="0.05pt solid #000000"/>
    </style:style>
    <style:style style:name="Таблица57.F7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4" style:family="table-cell">
      <style:table-cell-properties fo:padding="0.097cm" fo:border-left="0.05pt solid #000000" fo:border-right="none" fo:border-top="none" fo:border-bottom="0.05pt solid #000000"/>
    </style:style>
    <style:style style:name="Таблица57.B74" style:family="table-cell">
      <style:table-cell-properties fo:padding="0.097cm" fo:border-left="0.05pt solid #000000" fo:border-right="none" fo:border-top="none" fo:border-bottom="0.05pt solid #000000"/>
    </style:style>
    <style:style style:name="Таблица57.C74" style:family="table-cell">
      <style:table-cell-properties fo:padding="0.097cm" fo:border-left="0.05pt solid #000000" fo:border-right="none" fo:border-top="none" fo:border-bottom="0.05pt solid #000000"/>
    </style:style>
    <style:style style:name="Таблица57.D74" style:family="table-cell">
      <style:table-cell-properties fo:padding="0.097cm" fo:border-left="0.05pt solid #000000" fo:border-right="none" fo:border-top="none" fo:border-bottom="0.05pt solid #000000"/>
    </style:style>
    <style:style style:name="Таблица57.E74" style:family="table-cell">
      <style:table-cell-properties fo:padding="0.097cm" fo:border-left="0.05pt solid #000000" fo:border-right="none" fo:border-top="none" fo:border-bottom="0.05pt solid #000000"/>
    </style:style>
    <style:style style:name="Таблица57.F7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5" style:family="table-cell">
      <style:table-cell-properties fo:padding="0.097cm" fo:border-left="0.05pt solid #000000" fo:border-right="none" fo:border-top="none" fo:border-bottom="0.05pt solid #000000"/>
    </style:style>
    <style:style style:name="Таблица57.B75" style:family="table-cell">
      <style:table-cell-properties fo:padding="0.097cm" fo:border-left="0.05pt solid #000000" fo:border-right="none" fo:border-top="none" fo:border-bottom="0.05pt solid #000000"/>
    </style:style>
    <style:style style:name="Таблица57.C75" style:family="table-cell">
      <style:table-cell-properties fo:padding="0.097cm" fo:border-left="0.05pt solid #000000" fo:border-right="none" fo:border-top="none" fo:border-bottom="0.05pt solid #000000"/>
    </style:style>
    <style:style style:name="Таблица57.D75" style:family="table-cell">
      <style:table-cell-properties fo:padding="0.097cm" fo:border-left="0.05pt solid #000000" fo:border-right="none" fo:border-top="none" fo:border-bottom="0.05pt solid #000000"/>
    </style:style>
    <style:style style:name="Таблица57.E75" style:family="table-cell">
      <style:table-cell-properties fo:padding="0.097cm" fo:border-left="0.05pt solid #000000" fo:border-right="none" fo:border-top="none" fo:border-bottom="0.05pt solid #000000"/>
    </style:style>
    <style:style style:name="Таблица57.F7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6" style:family="table-cell">
      <style:table-cell-properties fo:padding="0.097cm" fo:border-left="0.05pt solid #000000" fo:border-right="none" fo:border-top="none" fo:border-bottom="0.05pt solid #000000"/>
    </style:style>
    <style:style style:name="Таблица57.B76" style:family="table-cell">
      <style:table-cell-properties fo:padding="0.097cm" fo:border-left="0.05pt solid #000000" fo:border-right="none" fo:border-top="none" fo:border-bottom="0.05pt solid #000000"/>
    </style:style>
    <style:style style:name="Таблица57.C76" style:family="table-cell">
      <style:table-cell-properties fo:padding="0.097cm" fo:border-left="0.05pt solid #000000" fo:border-right="none" fo:border-top="none" fo:border-bottom="0.05pt solid #000000"/>
    </style:style>
    <style:style style:name="Таблица57.D76" style:family="table-cell">
      <style:table-cell-properties fo:padding="0.097cm" fo:border-left="0.05pt solid #000000" fo:border-right="none" fo:border-top="none" fo:border-bottom="0.05pt solid #000000"/>
    </style:style>
    <style:style style:name="Таблица57.E76" style:family="table-cell">
      <style:table-cell-properties fo:padding="0.097cm" fo:border-left="0.05pt solid #000000" fo:border-right="none" fo:border-top="none" fo:border-bottom="0.05pt solid #000000"/>
    </style:style>
    <style:style style:name="Таблица57.F7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7" style:family="table-cell">
      <style:table-cell-properties fo:padding="0.097cm" fo:border-left="0.05pt solid #000000" fo:border-right="none" fo:border-top="none" fo:border-bottom="0.05pt solid #000000"/>
    </style:style>
    <style:style style:name="Таблица57.B77" style:family="table-cell">
      <style:table-cell-properties fo:padding="0.097cm" fo:border-left="0.05pt solid #000000" fo:border-right="none" fo:border-top="none" fo:border-bottom="0.05pt solid #000000"/>
    </style:style>
    <style:style style:name="Таблица57.C77" style:family="table-cell">
      <style:table-cell-properties fo:padding="0.097cm" fo:border-left="0.05pt solid #000000" fo:border-right="none" fo:border-top="none" fo:border-bottom="0.05pt solid #000000"/>
    </style:style>
    <style:style style:name="Таблица57.D77" style:family="table-cell">
      <style:table-cell-properties fo:padding="0.097cm" fo:border-left="0.05pt solid #000000" fo:border-right="none" fo:border-top="none" fo:border-bottom="0.05pt solid #000000"/>
    </style:style>
    <style:style style:name="Таблица57.E77" style:family="table-cell">
      <style:table-cell-properties fo:padding="0.097cm" fo:border-left="0.05pt solid #000000" fo:border-right="none" fo:border-top="none" fo:border-bottom="0.05pt solid #000000"/>
    </style:style>
    <style:style style:name="Таблица57.F7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8" style:family="table-cell">
      <style:table-cell-properties fo:padding="0.097cm" fo:border-left="0.05pt solid #000000" fo:border-right="none" fo:border-top="none" fo:border-bottom="0.05pt solid #000000"/>
    </style:style>
    <style:style style:name="Таблица57.B78" style:family="table-cell">
      <style:table-cell-properties fo:padding="0.097cm" fo:border-left="0.05pt solid #000000" fo:border-right="none" fo:border-top="none" fo:border-bottom="0.05pt solid #000000"/>
    </style:style>
    <style:style style:name="Таблица57.C78" style:family="table-cell">
      <style:table-cell-properties fo:padding="0.097cm" fo:border-left="0.05pt solid #000000" fo:border-right="none" fo:border-top="none" fo:border-bottom="0.05pt solid #000000"/>
    </style:style>
    <style:style style:name="Таблица57.D78" style:family="table-cell">
      <style:table-cell-properties fo:padding="0.097cm" fo:border-left="0.05pt solid #000000" fo:border-right="none" fo:border-top="none" fo:border-bottom="0.05pt solid #000000"/>
    </style:style>
    <style:style style:name="Таблица57.E78" style:family="table-cell">
      <style:table-cell-properties fo:padding="0.097cm" fo:border-left="0.05pt solid #000000" fo:border-right="none" fo:border-top="none" fo:border-bottom="0.05pt solid #000000"/>
    </style:style>
    <style:style style:name="Таблица57.F7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9" style:family="table-cell">
      <style:table-cell-properties fo:padding="0.097cm" fo:border-left="0.05pt solid #000000" fo:border-right="none" fo:border-top="none" fo:border-bottom="0.05pt solid #000000"/>
    </style:style>
    <style:style style:name="Таблица57.B79" style:family="table-cell">
      <style:table-cell-properties fo:padding="0.097cm" fo:border-left="0.05pt solid #000000" fo:border-right="none" fo:border-top="none" fo:border-bottom="0.05pt solid #000000"/>
    </style:style>
    <style:style style:name="Таблица57.C79" style:family="table-cell">
      <style:table-cell-properties fo:padding="0.097cm" fo:border-left="0.05pt solid #000000" fo:border-right="none" fo:border-top="none" fo:border-bottom="0.05pt solid #000000"/>
    </style:style>
    <style:style style:name="Таблица57.D79" style:family="table-cell">
      <style:table-cell-properties fo:padding="0.097cm" fo:border-left="0.05pt solid #000000" fo:border-right="none" fo:border-top="none" fo:border-bottom="0.05pt solid #000000"/>
    </style:style>
    <style:style style:name="Таблица57.E79" style:family="table-cell">
      <style:table-cell-properties fo:padding="0.097cm" fo:border-left="0.05pt solid #000000" fo:border-right="none" fo:border-top="none" fo:border-bottom="0.05pt solid #000000"/>
    </style:style>
    <style:style style:name="Таблица57.F7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0" style:family="table-cell">
      <style:table-cell-properties fo:padding="0.097cm" fo:border-left="0.05pt solid #000000" fo:border-right="none" fo:border-top="none" fo:border-bottom="0.05pt solid #000000"/>
    </style:style>
    <style:style style:name="Таблица57.B80" style:family="table-cell">
      <style:table-cell-properties fo:padding="0.097cm" fo:border-left="0.05pt solid #000000" fo:border-right="none" fo:border-top="none" fo:border-bottom="0.05pt solid #000000"/>
    </style:style>
    <style:style style:name="Таблица57.C80" style:family="table-cell">
      <style:table-cell-properties fo:padding="0.097cm" fo:border-left="0.05pt solid #000000" fo:border-right="none" fo:border-top="none" fo:border-bottom="0.05pt solid #000000"/>
    </style:style>
    <style:style style:name="Таблица57.D80" style:family="table-cell">
      <style:table-cell-properties fo:padding="0.097cm" fo:border-left="0.05pt solid #000000" fo:border-right="none" fo:border-top="none" fo:border-bottom="0.05pt solid #000000"/>
    </style:style>
    <style:style style:name="Таблица57.E80" style:family="table-cell">
      <style:table-cell-properties fo:padding="0.097cm" fo:border-left="0.05pt solid #000000" fo:border-right="none" fo:border-top="none" fo:border-bottom="0.05pt solid #000000"/>
    </style:style>
    <style:style style:name="Таблица57.F8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1" style:family="table-cell">
      <style:table-cell-properties fo:padding="0.097cm" fo:border-left="0.05pt solid #000000" fo:border-right="none" fo:border-top="none" fo:border-bottom="0.05pt solid #000000"/>
    </style:style>
    <style:style style:name="Таблица57.B81" style:family="table-cell">
      <style:table-cell-properties fo:padding="0.097cm" fo:border-left="0.05pt solid #000000" fo:border-right="none" fo:border-top="none" fo:border-bottom="0.05pt solid #000000"/>
    </style:style>
    <style:style style:name="Таблица57.C81" style:family="table-cell">
      <style:table-cell-properties fo:padding="0.097cm" fo:border-left="0.05pt solid #000000" fo:border-right="none" fo:border-top="none" fo:border-bottom="0.05pt solid #000000"/>
    </style:style>
    <style:style style:name="Таблица57.D81" style:family="table-cell">
      <style:table-cell-properties fo:padding="0.097cm" fo:border-left="0.05pt solid #000000" fo:border-right="none" fo:border-top="none" fo:border-bottom="0.05pt solid #000000"/>
    </style:style>
    <style:style style:name="Таблица57.E81" style:family="table-cell">
      <style:table-cell-properties fo:padding="0.097cm" fo:border-left="0.05pt solid #000000" fo:border-right="none" fo:border-top="none" fo:border-bottom="0.05pt solid #000000"/>
    </style:style>
    <style:style style:name="Таблица57.F8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2" style:family="table-cell">
      <style:table-cell-properties fo:padding="0.097cm" fo:border-left="0.05pt solid #000000" fo:border-right="none" fo:border-top="none" fo:border-bottom="0.05pt solid #000000"/>
    </style:style>
    <style:style style:name="Таблица57.B82" style:family="table-cell">
      <style:table-cell-properties fo:padding="0.097cm" fo:border-left="0.05pt solid #000000" fo:border-right="none" fo:border-top="none" fo:border-bottom="0.05pt solid #000000"/>
    </style:style>
    <style:style style:name="Таблица57.C82" style:family="table-cell">
      <style:table-cell-properties fo:padding="0.097cm" fo:border-left="0.05pt solid #000000" fo:border-right="none" fo:border-top="none" fo:border-bottom="0.05pt solid #000000"/>
    </style:style>
    <style:style style:name="Таблица57.D82" style:family="table-cell">
      <style:table-cell-properties fo:padding="0.097cm" fo:border-left="0.05pt solid #000000" fo:border-right="none" fo:border-top="none" fo:border-bottom="0.05pt solid #000000"/>
    </style:style>
    <style:style style:name="Таблица57.E82" style:family="table-cell">
      <style:table-cell-properties fo:padding="0.097cm" fo:border-left="0.05pt solid #000000" fo:border-right="none" fo:border-top="none" fo:border-bottom="0.05pt solid #000000"/>
    </style:style>
    <style:style style:name="Таблица57.F8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3" style:family="table-cell">
      <style:table-cell-properties fo:padding="0.097cm" fo:border-left="0.05pt solid #000000" fo:border-right="none" fo:border-top="none" fo:border-bottom="0.05pt solid #000000"/>
    </style:style>
    <style:style style:name="Таблица57.B83" style:family="table-cell">
      <style:table-cell-properties fo:padding="0.097cm" fo:border-left="0.05pt solid #000000" fo:border-right="none" fo:border-top="none" fo:border-bottom="0.05pt solid #000000"/>
    </style:style>
    <style:style style:name="Таблица57.C83" style:family="table-cell">
      <style:table-cell-properties fo:padding="0.097cm" fo:border-left="0.05pt solid #000000" fo:border-right="none" fo:border-top="none" fo:border-bottom="0.05pt solid #000000"/>
    </style:style>
    <style:style style:name="Таблица57.D83" style:family="table-cell">
      <style:table-cell-properties fo:padding="0.097cm" fo:border-left="0.05pt solid #000000" fo:border-right="none" fo:border-top="none" fo:border-bottom="0.05pt solid #000000"/>
    </style:style>
    <style:style style:name="Таблица57.E83" style:family="table-cell">
      <style:table-cell-properties fo:padding="0.097cm" fo:border-left="0.05pt solid #000000" fo:border-right="none" fo:border-top="none" fo:border-bottom="0.05pt solid #000000"/>
    </style:style>
    <style:style style:name="Таблица57.F8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4" style:family="table-cell">
      <style:table-cell-properties fo:padding="0.097cm" fo:border-left="0.05pt solid #000000" fo:border-right="none" fo:border-top="none" fo:border-bottom="0.05pt solid #000000"/>
    </style:style>
    <style:style style:name="Таблица57.B84" style:family="table-cell">
      <style:table-cell-properties fo:padding="0.097cm" fo:border-left="0.05pt solid #000000" fo:border-right="none" fo:border-top="none" fo:border-bottom="0.05pt solid #000000"/>
    </style:style>
    <style:style style:name="Таблица57.C84" style:family="table-cell">
      <style:table-cell-properties fo:padding="0.097cm" fo:border-left="0.05pt solid #000000" fo:border-right="none" fo:border-top="none" fo:border-bottom="0.05pt solid #000000"/>
    </style:style>
    <style:style style:name="Таблица57.D84" style:family="table-cell">
      <style:table-cell-properties fo:padding="0.097cm" fo:border-left="0.05pt solid #000000" fo:border-right="none" fo:border-top="none" fo:border-bottom="0.05pt solid #000000"/>
    </style:style>
    <style:style style:name="Таблица57.E84" style:family="table-cell">
      <style:table-cell-properties fo:padding="0.097cm" fo:border-left="0.05pt solid #000000" fo:border-right="none" fo:border-top="none" fo:border-bottom="0.05pt solid #000000"/>
    </style:style>
    <style:style style:name="Таблица57.F8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5" style:family="table-cell">
      <style:table-cell-properties fo:padding="0.097cm" fo:border-left="0.05pt solid #000000" fo:border-right="none" fo:border-top="none" fo:border-bottom="0.05pt solid #000000"/>
    </style:style>
    <style:style style:name="Таблица57.B85" style:family="table-cell">
      <style:table-cell-properties fo:padding="0.097cm" fo:border-left="0.05pt solid #000000" fo:border-right="none" fo:border-top="none" fo:border-bottom="0.05pt solid #000000"/>
    </style:style>
    <style:style style:name="Таблица57.C85" style:family="table-cell">
      <style:table-cell-properties fo:padding="0.097cm" fo:border-left="0.05pt solid #000000" fo:border-right="none" fo:border-top="none" fo:border-bottom="0.05pt solid #000000"/>
    </style:style>
    <style:style style:name="Таблица57.D85" style:family="table-cell">
      <style:table-cell-properties fo:padding="0.097cm" fo:border-left="0.05pt solid #000000" fo:border-right="none" fo:border-top="none" fo:border-bottom="0.05pt solid #000000"/>
    </style:style>
    <style:style style:name="Таблица57.E85" style:family="table-cell">
      <style:table-cell-properties fo:padding="0.097cm" fo:border-left="0.05pt solid #000000" fo:border-right="none" fo:border-top="none" fo:border-bottom="0.05pt solid #000000"/>
    </style:style>
    <style:style style:name="Таблица57.F8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6" style:family="table-cell">
      <style:table-cell-properties fo:padding="0.097cm" fo:border-left="0.05pt solid #000000" fo:border-right="none" fo:border-top="none" fo:border-bottom="0.05pt solid #000000"/>
    </style:style>
    <style:style style:name="Таблица57.B86" style:family="table-cell">
      <style:table-cell-properties fo:padding="0.097cm" fo:border-left="0.05pt solid #000000" fo:border-right="none" fo:border-top="none" fo:border-bottom="0.05pt solid #000000"/>
    </style:style>
    <style:style style:name="Таблица57.C86" style:family="table-cell">
      <style:table-cell-properties fo:padding="0.097cm" fo:border-left="0.05pt solid #000000" fo:border-right="none" fo:border-top="none" fo:border-bottom="0.05pt solid #000000"/>
    </style:style>
    <style:style style:name="Таблица57.D86" style:family="table-cell">
      <style:table-cell-properties fo:padding="0.097cm" fo:border-left="0.05pt solid #000000" fo:border-right="none" fo:border-top="none" fo:border-bottom="0.05pt solid #000000"/>
    </style:style>
    <style:style style:name="Таблица57.E86" style:family="table-cell">
      <style:table-cell-properties fo:padding="0.097cm" fo:border-left="0.05pt solid #000000" fo:border-right="none" fo:border-top="none" fo:border-bottom="0.05pt solid #000000"/>
    </style:style>
    <style:style style:name="Таблица57.F8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7" style:family="table-cell">
      <style:table-cell-properties fo:padding="0.097cm" fo:border-left="0.05pt solid #000000" fo:border-right="none" fo:border-top="none" fo:border-bottom="0.05pt solid #000000"/>
    </style:style>
    <style:style style:name="Таблица57.B87" style:family="table-cell">
      <style:table-cell-properties fo:padding="0.097cm" fo:border-left="0.05pt solid #000000" fo:border-right="none" fo:border-top="none" fo:border-bottom="0.05pt solid #000000"/>
    </style:style>
    <style:style style:name="Таблица57.C87" style:family="table-cell">
      <style:table-cell-properties fo:padding="0.097cm" fo:border-left="0.05pt solid #000000" fo:border-right="none" fo:border-top="none" fo:border-bottom="0.05pt solid #000000"/>
    </style:style>
    <style:style style:name="Таблица57.D87" style:family="table-cell">
      <style:table-cell-properties fo:padding="0.097cm" fo:border-left="0.05pt solid #000000" fo:border-right="none" fo:border-top="none" fo:border-bottom="0.05pt solid #000000"/>
    </style:style>
    <style:style style:name="Таблица57.E87" style:family="table-cell">
      <style:table-cell-properties fo:padding="0.097cm" fo:border-left="0.05pt solid #000000" fo:border-right="none" fo:border-top="none" fo:border-bottom="0.05pt solid #000000"/>
    </style:style>
    <style:style style:name="Таблица57.F8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8" style:family="table-cell">
      <style:table-cell-properties fo:padding="0.097cm" fo:border-left="0.05pt solid #000000" fo:border-right="none" fo:border-top="none" fo:border-bottom="0.05pt solid #000000"/>
    </style:style>
    <style:style style:name="Таблица57.B88" style:family="table-cell">
      <style:table-cell-properties fo:padding="0.097cm" fo:border-left="0.05pt solid #000000" fo:border-right="none" fo:border-top="none" fo:border-bottom="0.05pt solid #000000"/>
    </style:style>
    <style:style style:name="Таблица57.C88" style:family="table-cell">
      <style:table-cell-properties fo:padding="0.097cm" fo:border-left="0.05pt solid #000000" fo:border-right="none" fo:border-top="none" fo:border-bottom="0.05pt solid #000000"/>
    </style:style>
    <style:style style:name="Таблица57.D88" style:family="table-cell">
      <style:table-cell-properties fo:padding="0.097cm" fo:border-left="0.05pt solid #000000" fo:border-right="none" fo:border-top="none" fo:border-bottom="0.05pt solid #000000"/>
    </style:style>
    <style:style style:name="Таблица57.E88" style:family="table-cell">
      <style:table-cell-properties fo:padding="0.097cm" fo:border-left="0.05pt solid #000000" fo:border-right="none" fo:border-top="none" fo:border-bottom="0.05pt solid #000000"/>
    </style:style>
    <style:style style:name="Таблица57.F8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9" style:family="table-cell">
      <style:table-cell-properties fo:padding="0.097cm" fo:border-left="0.05pt solid #000000" fo:border-right="none" fo:border-top="none" fo:border-bottom="0.05pt solid #000000"/>
    </style:style>
    <style:style style:name="Таблица57.B89" style:family="table-cell">
      <style:table-cell-properties fo:padding="0.097cm" fo:border-left="0.05pt solid #000000" fo:border-right="none" fo:border-top="none" fo:border-bottom="0.05pt solid #000000"/>
    </style:style>
    <style:style style:name="Таблица57.C89" style:family="table-cell">
      <style:table-cell-properties fo:padding="0.097cm" fo:border-left="0.05pt solid #000000" fo:border-right="none" fo:border-top="none" fo:border-bottom="0.05pt solid #000000"/>
    </style:style>
    <style:style style:name="Таблица57.D89" style:family="table-cell">
      <style:table-cell-properties fo:padding="0.097cm" fo:border-left="0.05pt solid #000000" fo:border-right="none" fo:border-top="none" fo:border-bottom="0.05pt solid #000000"/>
    </style:style>
    <style:style style:name="Таблица57.E89" style:family="table-cell">
      <style:table-cell-properties fo:padding="0.097cm" fo:border-left="0.05pt solid #000000" fo:border-right="none" fo:border-top="none" fo:border-bottom="0.05pt solid #000000"/>
    </style:style>
    <style:style style:name="Таблица57.F8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0" style:family="table-cell">
      <style:table-cell-properties fo:padding="0.097cm" fo:border-left="0.05pt solid #000000" fo:border-right="none" fo:border-top="none" fo:border-bottom="0.05pt solid #000000"/>
    </style:style>
    <style:style style:name="Таблица57.B90" style:family="table-cell">
      <style:table-cell-properties fo:padding="0.097cm" fo:border-left="0.05pt solid #000000" fo:border-right="none" fo:border-top="none" fo:border-bottom="0.05pt solid #000000"/>
    </style:style>
    <style:style style:name="Таблица57.C90" style:family="table-cell">
      <style:table-cell-properties fo:padding="0.097cm" fo:border-left="0.05pt solid #000000" fo:border-right="none" fo:border-top="none" fo:border-bottom="0.05pt solid #000000"/>
    </style:style>
    <style:style style:name="Таблица57.D90" style:family="table-cell">
      <style:table-cell-properties fo:padding="0.097cm" fo:border-left="0.05pt solid #000000" fo:border-right="none" fo:border-top="none" fo:border-bottom="0.05pt solid #000000"/>
    </style:style>
    <style:style style:name="Таблица57.E90" style:family="table-cell">
      <style:table-cell-properties fo:padding="0.097cm" fo:border-left="0.05pt solid #000000" fo:border-right="none" fo:border-top="none" fo:border-bottom="0.05pt solid #000000"/>
    </style:style>
    <style:style style:name="Таблица57.F9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1" style:family="table-cell">
      <style:table-cell-properties fo:padding="0.097cm" fo:border-left="0.05pt solid #000000" fo:border-right="none" fo:border-top="none" fo:border-bottom="0.05pt solid #000000"/>
    </style:style>
    <style:style style:name="Таблица57.B91" style:family="table-cell">
      <style:table-cell-properties fo:padding="0.097cm" fo:border-left="0.05pt solid #000000" fo:border-right="none" fo:border-top="none" fo:border-bottom="0.05pt solid #000000"/>
    </style:style>
    <style:style style:name="Таблица57.C91" style:family="table-cell">
      <style:table-cell-properties fo:padding="0.097cm" fo:border-left="0.05pt solid #000000" fo:border-right="none" fo:border-top="none" fo:border-bottom="0.05pt solid #000000"/>
    </style:style>
    <style:style style:name="Таблица57.D91" style:family="table-cell">
      <style:table-cell-properties fo:padding="0.097cm" fo:border-left="0.05pt solid #000000" fo:border-right="none" fo:border-top="none" fo:border-bottom="0.05pt solid #000000"/>
    </style:style>
    <style:style style:name="Таблица57.E91" style:family="table-cell">
      <style:table-cell-properties fo:padding="0.097cm" fo:border-left="0.05pt solid #000000" fo:border-right="none" fo:border-top="none" fo:border-bottom="0.05pt solid #000000"/>
    </style:style>
    <style:style style:name="Таблица57.F9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2" style:family="table-cell">
      <style:table-cell-properties fo:padding="0.097cm" fo:border-left="0.05pt solid #000000" fo:border-right="none" fo:border-top="none" fo:border-bottom="0.05pt solid #000000"/>
    </style:style>
    <style:style style:name="Таблица57.B92" style:family="table-cell">
      <style:table-cell-properties fo:padding="0.097cm" fo:border-left="0.05pt solid #000000" fo:border-right="none" fo:border-top="none" fo:border-bottom="0.05pt solid #000000"/>
    </style:style>
    <style:style style:name="Таблица57.C92" style:family="table-cell">
      <style:table-cell-properties fo:padding="0.097cm" fo:border-left="0.05pt solid #000000" fo:border-right="none" fo:border-top="none" fo:border-bottom="0.05pt solid #000000"/>
    </style:style>
    <style:style style:name="Таблица57.D92" style:family="table-cell">
      <style:table-cell-properties fo:padding="0.097cm" fo:border-left="0.05pt solid #000000" fo:border-right="none" fo:border-top="none" fo:border-bottom="0.05pt solid #000000"/>
    </style:style>
    <style:style style:name="Таблица57.E92" style:family="table-cell">
      <style:table-cell-properties fo:padding="0.097cm" fo:border-left="0.05pt solid #000000" fo:border-right="none" fo:border-top="none" fo:border-bottom="0.05pt solid #000000"/>
    </style:style>
    <style:style style:name="Таблица57.F9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3" style:family="table-cell">
      <style:table-cell-properties fo:padding="0.097cm" fo:border-left="0.05pt solid #000000" fo:border-right="none" fo:border-top="none" fo:border-bottom="0.05pt solid #000000"/>
    </style:style>
    <style:style style:name="Таблица57.B93" style:family="table-cell">
      <style:table-cell-properties fo:padding="0.097cm" fo:border-left="0.05pt solid #000000" fo:border-right="none" fo:border-top="none" fo:border-bottom="0.05pt solid #000000"/>
    </style:style>
    <style:style style:name="Таблица57.C93" style:family="table-cell">
      <style:table-cell-properties fo:padding="0.097cm" fo:border-left="0.05pt solid #000000" fo:border-right="none" fo:border-top="none" fo:border-bottom="0.05pt solid #000000"/>
    </style:style>
    <style:style style:name="Таблица57.D93" style:family="table-cell">
      <style:table-cell-properties fo:padding="0.097cm" fo:border-left="0.05pt solid #000000" fo:border-right="none" fo:border-top="none" fo:border-bottom="0.05pt solid #000000"/>
    </style:style>
    <style:style style:name="Таблица57.E93" style:family="table-cell">
      <style:table-cell-properties fo:padding="0.097cm" fo:border-left="0.05pt solid #000000" fo:border-right="none" fo:border-top="none" fo:border-bottom="0.05pt solid #000000"/>
    </style:style>
    <style:style style:name="Таблица57.F9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4" style:family="table-cell">
      <style:table-cell-properties fo:padding="0.097cm" fo:border-left="0.05pt solid #000000" fo:border-right="none" fo:border-top="none" fo:border-bottom="0.05pt solid #000000"/>
    </style:style>
    <style:style style:name="Таблица57.B94" style:family="table-cell">
      <style:table-cell-properties fo:padding="0.097cm" fo:border-left="0.05pt solid #000000" fo:border-right="none" fo:border-top="none" fo:border-bottom="0.05pt solid #000000"/>
    </style:style>
    <style:style style:name="Таблица57.C94" style:family="table-cell">
      <style:table-cell-properties fo:padding="0.097cm" fo:border-left="0.05pt solid #000000" fo:border-right="none" fo:border-top="none" fo:border-bottom="0.05pt solid #000000"/>
    </style:style>
    <style:style style:name="Таблица57.D94" style:family="table-cell">
      <style:table-cell-properties fo:padding="0.097cm" fo:border-left="0.05pt solid #000000" fo:border-right="none" fo:border-top="none" fo:border-bottom="0.05pt solid #000000"/>
    </style:style>
    <style:style style:name="Таблица57.E94" style:family="table-cell">
      <style:table-cell-properties fo:padding="0.097cm" fo:border-left="0.05pt solid #000000" fo:border-right="none" fo:border-top="none" fo:border-bottom="0.05pt solid #000000"/>
    </style:style>
    <style:style style:name="Таблица57.F9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5" style:family="table-cell">
      <style:table-cell-properties fo:padding="0.097cm" fo:border-left="0.05pt solid #000000" fo:border-right="none" fo:border-top="none" fo:border-bottom="0.05pt solid #000000"/>
    </style:style>
    <style:style style:name="Таблица57.B95" style:family="table-cell">
      <style:table-cell-properties fo:padding="0.097cm" fo:border-left="0.05pt solid #000000" fo:border-right="none" fo:border-top="none" fo:border-bottom="0.05pt solid #000000"/>
    </style:style>
    <style:style style:name="Таблица57.C95" style:family="table-cell">
      <style:table-cell-properties fo:padding="0.097cm" fo:border-left="0.05pt solid #000000" fo:border-right="none" fo:border-top="none" fo:border-bottom="0.05pt solid #000000"/>
    </style:style>
    <style:style style:name="Таблица57.D95" style:family="table-cell">
      <style:table-cell-properties fo:padding="0.097cm" fo:border-left="0.05pt solid #000000" fo:border-right="none" fo:border-top="none" fo:border-bottom="0.05pt solid #000000"/>
    </style:style>
    <style:style style:name="Таблица57.E95" style:family="table-cell">
      <style:table-cell-properties fo:padding="0.097cm" fo:border-left="0.05pt solid #000000" fo:border-right="none" fo:border-top="none" fo:border-bottom="0.05pt solid #000000"/>
    </style:style>
    <style:style style:name="Таблица57.F9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6" style:family="table-cell">
      <style:table-cell-properties fo:padding="0.097cm" fo:border-left="0.05pt solid #000000" fo:border-right="none" fo:border-top="none" fo:border-bottom="0.05pt solid #000000"/>
    </style:style>
    <style:style style:name="Таблица57.B96" style:family="table-cell">
      <style:table-cell-properties fo:padding="0.097cm" fo:border-left="0.05pt solid #000000" fo:border-right="none" fo:border-top="none" fo:border-bottom="0.05pt solid #000000"/>
    </style:style>
    <style:style style:name="Таблица57.C96" style:family="table-cell">
      <style:table-cell-properties fo:padding="0.097cm" fo:border-left="0.05pt solid #000000" fo:border-right="none" fo:border-top="none" fo:border-bottom="0.05pt solid #000000"/>
    </style:style>
    <style:style style:name="Таблица57.D96" style:family="table-cell">
      <style:table-cell-properties fo:padding="0.097cm" fo:border-left="0.05pt solid #000000" fo:border-right="none" fo:border-top="none" fo:border-bottom="0.05pt solid #000000"/>
    </style:style>
    <style:style style:name="Таблица57.E96" style:family="table-cell">
      <style:table-cell-properties fo:padding="0.097cm" fo:border-left="0.05pt solid #000000" fo:border-right="none" fo:border-top="none" fo:border-bottom="0.05pt solid #000000"/>
    </style:style>
    <style:style style:name="Таблица57.F9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7" style:family="table-cell">
      <style:table-cell-properties fo:padding="0.097cm" fo:border-left="0.05pt solid #000000" fo:border-right="none" fo:border-top="none" fo:border-bottom="0.05pt solid #000000"/>
    </style:style>
    <style:style style:name="Таблица57.B97" style:family="table-cell">
      <style:table-cell-properties fo:padding="0.097cm" fo:border-left="0.05pt solid #000000" fo:border-right="none" fo:border-top="none" fo:border-bottom="0.05pt solid #000000"/>
    </style:style>
    <style:style style:name="Таблица57.C97" style:family="table-cell">
      <style:table-cell-properties fo:padding="0.097cm" fo:border-left="0.05pt solid #000000" fo:border-right="none" fo:border-top="none" fo:border-bottom="0.05pt solid #000000"/>
    </style:style>
    <style:style style:name="Таблица57.D97" style:family="table-cell">
      <style:table-cell-properties fo:padding="0.097cm" fo:border-left="0.05pt solid #000000" fo:border-right="none" fo:border-top="none" fo:border-bottom="0.05pt solid #000000"/>
    </style:style>
    <style:style style:name="Таблица57.E97" style:family="table-cell">
      <style:table-cell-properties fo:padding="0.097cm" fo:border-left="0.05pt solid #000000" fo:border-right="none" fo:border-top="none" fo:border-bottom="0.05pt solid #000000"/>
    </style:style>
    <style:style style:name="Таблица57.F9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8" style:family="table-cell">
      <style:table-cell-properties fo:padding="0.097cm" fo:border-left="0.05pt solid #000000" fo:border-right="none" fo:border-top="none" fo:border-bottom="0.05pt solid #000000"/>
    </style:style>
    <style:style style:name="Таблица57.B98" style:family="table-cell">
      <style:table-cell-properties fo:padding="0.097cm" fo:border-left="0.05pt solid #000000" fo:border-right="none" fo:border-top="none" fo:border-bottom="0.05pt solid #000000"/>
    </style:style>
    <style:style style:name="Таблица57.C98" style:family="table-cell">
      <style:table-cell-properties fo:padding="0.097cm" fo:border-left="0.05pt solid #000000" fo:border-right="none" fo:border-top="none" fo:border-bottom="0.05pt solid #000000"/>
    </style:style>
    <style:style style:name="Таблица57.D98" style:family="table-cell">
      <style:table-cell-properties fo:padding="0.097cm" fo:border-left="0.05pt solid #000000" fo:border-right="none" fo:border-top="none" fo:border-bottom="0.05pt solid #000000"/>
    </style:style>
    <style:style style:name="Таблица57.E98" style:family="table-cell">
      <style:table-cell-properties fo:padding="0.097cm" fo:border-left="0.05pt solid #000000" fo:border-right="none" fo:border-top="none" fo:border-bottom="0.05pt solid #000000"/>
    </style:style>
    <style:style style:name="Таблица57.F9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9" style:family="table-cell">
      <style:table-cell-properties fo:padding="0.097cm" fo:border-left="0.05pt solid #000000" fo:border-right="none" fo:border-top="none" fo:border-bottom="0.05pt solid #000000"/>
    </style:style>
    <style:style style:name="Таблица57.B99" style:family="table-cell">
      <style:table-cell-properties fo:padding="0.097cm" fo:border-left="0.05pt solid #000000" fo:border-right="none" fo:border-top="none" fo:border-bottom="0.05pt solid #000000"/>
    </style:style>
    <style:style style:name="Таблица57.C99" style:family="table-cell">
      <style:table-cell-properties fo:padding="0.097cm" fo:border-left="0.05pt solid #000000" fo:border-right="none" fo:border-top="none" fo:border-bottom="0.05pt solid #000000"/>
    </style:style>
    <style:style style:name="Таблица57.D99" style:family="table-cell">
      <style:table-cell-properties fo:padding="0.097cm" fo:border-left="0.05pt solid #000000" fo:border-right="none" fo:border-top="none" fo:border-bottom="0.05pt solid #000000"/>
    </style:style>
    <style:style style:name="Таблица57.E99" style:family="table-cell">
      <style:table-cell-properties fo:padding="0.097cm" fo:border-left="0.05pt solid #000000" fo:border-right="none" fo:border-top="none" fo:border-bottom="0.05pt solid #000000"/>
    </style:style>
    <style:style style:name="Таблица57.F9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0" style:family="table-cell">
      <style:table-cell-properties fo:padding="0.097cm" fo:border-left="0.05pt solid #000000" fo:border-right="none" fo:border-top="none" fo:border-bottom="0.05pt solid #000000"/>
    </style:style>
    <style:style style:name="Таблица57.B100" style:family="table-cell">
      <style:table-cell-properties fo:padding="0.097cm" fo:border-left="0.05pt solid #000000" fo:border-right="none" fo:border-top="none" fo:border-bottom="0.05pt solid #000000"/>
    </style:style>
    <style:style style:name="Таблица57.C100" style:family="table-cell">
      <style:table-cell-properties fo:padding="0.097cm" fo:border-left="0.05pt solid #000000" fo:border-right="none" fo:border-top="none" fo:border-bottom="0.05pt solid #000000"/>
    </style:style>
    <style:style style:name="Таблица57.D100" style:family="table-cell">
      <style:table-cell-properties fo:padding="0.097cm" fo:border-left="0.05pt solid #000000" fo:border-right="none" fo:border-top="none" fo:border-bottom="0.05pt solid #000000"/>
    </style:style>
    <style:style style:name="Таблица57.E100" style:family="table-cell">
      <style:table-cell-properties fo:padding="0.097cm" fo:border-left="0.05pt solid #000000" fo:border-right="none" fo:border-top="none" fo:border-bottom="0.05pt solid #000000"/>
    </style:style>
    <style:style style:name="Таблица57.F10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1" style:family="table-cell">
      <style:table-cell-properties fo:padding="0.097cm" fo:border-left="0.05pt solid #000000" fo:border-right="none" fo:border-top="none" fo:border-bottom="0.05pt solid #000000"/>
    </style:style>
    <style:style style:name="Таблица57.B101" style:family="table-cell">
      <style:table-cell-properties fo:padding="0.097cm" fo:border-left="0.05pt solid #000000" fo:border-right="none" fo:border-top="none" fo:border-bottom="0.05pt solid #000000"/>
    </style:style>
    <style:style style:name="Таблица57.C101" style:family="table-cell">
      <style:table-cell-properties fo:padding="0.097cm" fo:border-left="0.05pt solid #000000" fo:border-right="none" fo:border-top="none" fo:border-bottom="0.05pt solid #000000"/>
    </style:style>
    <style:style style:name="Таблица57.D101" style:family="table-cell">
      <style:table-cell-properties fo:padding="0.097cm" fo:border-left="0.05pt solid #000000" fo:border-right="none" fo:border-top="none" fo:border-bottom="0.05pt solid #000000"/>
    </style:style>
    <style:style style:name="Таблица57.E101" style:family="table-cell">
      <style:table-cell-properties fo:padding="0.097cm" fo:border-left="0.05pt solid #000000" fo:border-right="none" fo:border-top="none" fo:border-bottom="0.05pt solid #000000"/>
    </style:style>
    <style:style style:name="Таблица57.F10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2" style:family="table-cell">
      <style:table-cell-properties fo:padding="0.097cm" fo:border-left="0.05pt solid #000000" fo:border-right="none" fo:border-top="none" fo:border-bottom="0.05pt solid #000000"/>
    </style:style>
    <style:style style:name="Таблица57.B102" style:family="table-cell">
      <style:table-cell-properties fo:padding="0.097cm" fo:border-left="0.05pt solid #000000" fo:border-right="none" fo:border-top="none" fo:border-bottom="0.05pt solid #000000"/>
    </style:style>
    <style:style style:name="Таблица57.C102" style:family="table-cell">
      <style:table-cell-properties fo:padding="0.097cm" fo:border-left="0.05pt solid #000000" fo:border-right="none" fo:border-top="none" fo:border-bottom="0.05pt solid #000000"/>
    </style:style>
    <style:style style:name="Таблица57.D102" style:family="table-cell">
      <style:table-cell-properties fo:padding="0.097cm" fo:border-left="0.05pt solid #000000" fo:border-right="none" fo:border-top="none" fo:border-bottom="0.05pt solid #000000"/>
    </style:style>
    <style:style style:name="Таблица57.E102" style:family="table-cell">
      <style:table-cell-properties fo:padding="0.097cm" fo:border-left="0.05pt solid #000000" fo:border-right="none" fo:border-top="none" fo:border-bottom="0.05pt solid #000000"/>
    </style:style>
    <style:style style:name="Таблица57.F10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3" style:family="table-cell">
      <style:table-cell-properties fo:padding="0.097cm" fo:border-left="0.05pt solid #000000" fo:border-right="none" fo:border-top="none" fo:border-bottom="0.05pt solid #000000"/>
    </style:style>
    <style:style style:name="Таблица57.B103" style:family="table-cell">
      <style:table-cell-properties fo:padding="0.097cm" fo:border-left="0.05pt solid #000000" fo:border-right="none" fo:border-top="none" fo:border-bottom="0.05pt solid #000000"/>
    </style:style>
    <style:style style:name="Таблица57.C103" style:family="table-cell">
      <style:table-cell-properties fo:padding="0.097cm" fo:border-left="0.05pt solid #000000" fo:border-right="none" fo:border-top="none" fo:border-bottom="0.05pt solid #000000"/>
    </style:style>
    <style:style style:name="Таблица57.D103" style:family="table-cell">
      <style:table-cell-properties fo:padding="0.097cm" fo:border-left="0.05pt solid #000000" fo:border-right="none" fo:border-top="none" fo:border-bottom="0.05pt solid #000000"/>
    </style:style>
    <style:style style:name="Таблица57.E103" style:family="table-cell">
      <style:table-cell-properties fo:padding="0.097cm" fo:border-left="0.05pt solid #000000" fo:border-right="none" fo:border-top="none" fo:border-bottom="0.05pt solid #000000"/>
    </style:style>
    <style:style style:name="Таблица57.F10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4" style:family="table-cell">
      <style:table-cell-properties fo:padding="0.097cm" fo:border-left="0.05pt solid #000000" fo:border-right="none" fo:border-top="none" fo:border-bottom="0.05pt solid #000000"/>
    </style:style>
    <style:style style:name="Таблица57.B104" style:family="table-cell">
      <style:table-cell-properties fo:padding="0.097cm" fo:border-left="0.05pt solid #000000" fo:border-right="none" fo:border-top="none" fo:border-bottom="0.05pt solid #000000"/>
    </style:style>
    <style:style style:name="Таблица57.C104" style:family="table-cell">
      <style:table-cell-properties fo:padding="0.097cm" fo:border-left="0.05pt solid #000000" fo:border-right="none" fo:border-top="none" fo:border-bottom="0.05pt solid #000000"/>
    </style:style>
    <style:style style:name="Таблица57.D104" style:family="table-cell">
      <style:table-cell-properties fo:padding="0.097cm" fo:border-left="0.05pt solid #000000" fo:border-right="none" fo:border-top="none" fo:border-bottom="0.05pt solid #000000"/>
    </style:style>
    <style:style style:name="Таблица57.E104" style:family="table-cell">
      <style:table-cell-properties fo:padding="0.097cm" fo:border-left="0.05pt solid #000000" fo:border-right="none" fo:border-top="none" fo:border-bottom="0.05pt solid #000000"/>
    </style:style>
    <style:style style:name="Таблица57.F10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5" style:family="table-cell">
      <style:table-cell-properties fo:padding="0.097cm" fo:border-left="0.05pt solid #000000" fo:border-right="none" fo:border-top="none" fo:border-bottom="0.05pt solid #000000"/>
    </style:style>
    <style:style style:name="Таблица57.B105" style:family="table-cell">
      <style:table-cell-properties fo:padding="0.097cm" fo:border-left="0.05pt solid #000000" fo:border-right="none" fo:border-top="none" fo:border-bottom="0.05pt solid #000000"/>
    </style:style>
    <style:style style:name="Таблица57.C105" style:family="table-cell">
      <style:table-cell-properties fo:padding="0.097cm" fo:border-left="0.05pt solid #000000" fo:border-right="none" fo:border-top="none" fo:border-bottom="0.05pt solid #000000"/>
    </style:style>
    <style:style style:name="Таблица57.D105" style:family="table-cell">
      <style:table-cell-properties fo:padding="0.097cm" fo:border-left="0.05pt solid #000000" fo:border-right="none" fo:border-top="none" fo:border-bottom="0.05pt solid #000000"/>
    </style:style>
    <style:style style:name="Таблица57.E105" style:family="table-cell">
      <style:table-cell-properties fo:padding="0.097cm" fo:border-left="0.05pt solid #000000" fo:border-right="none" fo:border-top="none" fo:border-bottom="0.05pt solid #000000"/>
    </style:style>
    <style:style style:name="Таблица57.F10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6" style:family="table-cell">
      <style:table-cell-properties fo:padding="0.097cm" fo:border-left="0.05pt solid #000000" fo:border-right="none" fo:border-top="none" fo:border-bottom="0.05pt solid #000000"/>
    </style:style>
    <style:style style:name="Таблица57.B106" style:family="table-cell">
      <style:table-cell-properties fo:padding="0.097cm" fo:border-left="0.05pt solid #000000" fo:border-right="none" fo:border-top="none" fo:border-bottom="0.05pt solid #000000"/>
    </style:style>
    <style:style style:name="Таблица57.C106" style:family="table-cell">
      <style:table-cell-properties fo:padding="0.097cm" fo:border-left="0.05pt solid #000000" fo:border-right="none" fo:border-top="none" fo:border-bottom="0.05pt solid #000000"/>
    </style:style>
    <style:style style:name="Таблица57.D106" style:family="table-cell">
      <style:table-cell-properties fo:padding="0.097cm" fo:border-left="0.05pt solid #000000" fo:border-right="none" fo:border-top="none" fo:border-bottom="0.05pt solid #000000"/>
    </style:style>
    <style:style style:name="Таблица57.E106" style:family="table-cell">
      <style:table-cell-properties fo:padding="0.097cm" fo:border-left="0.05pt solid #000000" fo:border-right="none" fo:border-top="none" fo:border-bottom="0.05pt solid #000000"/>
    </style:style>
    <style:style style:name="Таблица57.F10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7" style:family="table-cell">
      <style:table-cell-properties fo:padding="0.097cm" fo:border-left="0.05pt solid #000000" fo:border-right="none" fo:border-top="none" fo:border-bottom="0.05pt solid #000000"/>
    </style:style>
    <style:style style:name="Таблица57.B107" style:family="table-cell">
      <style:table-cell-properties fo:padding="0.097cm" fo:border-left="0.05pt solid #000000" fo:border-right="none" fo:border-top="none" fo:border-bottom="0.05pt solid #000000"/>
    </style:style>
    <style:style style:name="Таблица57.C107" style:family="table-cell">
      <style:table-cell-properties fo:padding="0.097cm" fo:border-left="0.05pt solid #000000" fo:border-right="none" fo:border-top="none" fo:border-bottom="0.05pt solid #000000"/>
    </style:style>
    <style:style style:name="Таблица57.D107" style:family="table-cell">
      <style:table-cell-properties fo:padding="0.097cm" fo:border-left="0.05pt solid #000000" fo:border-right="none" fo:border-top="none" fo:border-bottom="0.05pt solid #000000"/>
    </style:style>
    <style:style style:name="Таблица57.E107" style:family="table-cell">
      <style:table-cell-properties fo:padding="0.097cm" fo:border-left="0.05pt solid #000000" fo:border-right="none" fo:border-top="none" fo:border-bottom="0.05pt solid #000000"/>
    </style:style>
    <style:style style:name="Таблица57.F10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8" style:family="table-cell">
      <style:table-cell-properties fo:padding="0.097cm" fo:border-left="0.05pt solid #000000" fo:border-right="none" fo:border-top="none" fo:border-bottom="0.05pt solid #000000"/>
    </style:style>
    <style:style style:name="Таблица57.B108" style:family="table-cell">
      <style:table-cell-properties fo:padding="0.097cm" fo:border-left="0.05pt solid #000000" fo:border-right="none" fo:border-top="none" fo:border-bottom="0.05pt solid #000000"/>
    </style:style>
    <style:style style:name="Таблица57.C108" style:family="table-cell">
      <style:table-cell-properties fo:padding="0.097cm" fo:border-left="0.05pt solid #000000" fo:border-right="none" fo:border-top="none" fo:border-bottom="0.05pt solid #000000"/>
    </style:style>
    <style:style style:name="Таблица57.D108" style:family="table-cell">
      <style:table-cell-properties fo:padding="0.097cm" fo:border-left="0.05pt solid #000000" fo:border-right="none" fo:border-top="none" fo:border-bottom="0.05pt solid #000000"/>
    </style:style>
    <style:style style:name="Таблица57.E108" style:family="table-cell">
      <style:table-cell-properties fo:padding="0.097cm" fo:border-left="0.05pt solid #000000" fo:border-right="none" fo:border-top="none" fo:border-bottom="0.05pt solid #000000"/>
    </style:style>
    <style:style style:name="Таблица57.F10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9" style:family="table-cell">
      <style:table-cell-properties fo:padding="0.097cm" fo:border-left="0.05pt solid #000000" fo:border-right="none" fo:border-top="none" fo:border-bottom="0.05pt solid #000000"/>
    </style:style>
    <style:style style:name="Таблица57.B109" style:family="table-cell">
      <style:table-cell-properties fo:padding="0.097cm" fo:border-left="0.05pt solid #000000" fo:border-right="none" fo:border-top="none" fo:border-bottom="0.05pt solid #000000"/>
    </style:style>
    <style:style style:name="Таблица57.C109" style:family="table-cell">
      <style:table-cell-properties fo:padding="0.097cm" fo:border-left="0.05pt solid #000000" fo:border-right="none" fo:border-top="none" fo:border-bottom="0.05pt solid #000000"/>
    </style:style>
    <style:style style:name="Таблица57.D109" style:family="table-cell">
      <style:table-cell-properties fo:padding="0.097cm" fo:border-left="0.05pt solid #000000" fo:border-right="none" fo:border-top="none" fo:border-bottom="0.05pt solid #000000"/>
    </style:style>
    <style:style style:name="Таблица57.E109" style:family="table-cell">
      <style:table-cell-properties fo:padding="0.097cm" fo:border-left="0.05pt solid #000000" fo:border-right="none" fo:border-top="none" fo:border-bottom="0.05pt solid #000000"/>
    </style:style>
    <style:style style:name="Таблица57.F10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0" style:family="table-cell">
      <style:table-cell-properties fo:padding="0.097cm" fo:border-left="0.05pt solid #000000" fo:border-right="none" fo:border-top="none" fo:border-bottom="0.05pt solid #000000"/>
    </style:style>
    <style:style style:name="Таблица57.B110" style:family="table-cell">
      <style:table-cell-properties fo:padding="0.097cm" fo:border-left="0.05pt solid #000000" fo:border-right="none" fo:border-top="none" fo:border-bottom="0.05pt solid #000000"/>
    </style:style>
    <style:style style:name="Таблица57.C110" style:family="table-cell">
      <style:table-cell-properties fo:padding="0.097cm" fo:border-left="0.05pt solid #000000" fo:border-right="none" fo:border-top="none" fo:border-bottom="0.05pt solid #000000"/>
    </style:style>
    <style:style style:name="Таблица57.D110" style:family="table-cell">
      <style:table-cell-properties fo:padding="0.097cm" fo:border-left="0.05pt solid #000000" fo:border-right="none" fo:border-top="none" fo:border-bottom="0.05pt solid #000000"/>
    </style:style>
    <style:style style:name="Таблица57.E110" style:family="table-cell">
      <style:table-cell-properties fo:padding="0.097cm" fo:border-left="0.05pt solid #000000" fo:border-right="none" fo:border-top="none" fo:border-bottom="0.05pt solid #000000"/>
    </style:style>
    <style:style style:name="Таблица57.F1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1" style:family="table-cell">
      <style:table-cell-properties fo:padding="0.097cm" fo:border-left="0.05pt solid #000000" fo:border-right="none" fo:border-top="none" fo:border-bottom="0.05pt solid #000000"/>
    </style:style>
    <style:style style:name="Таблица57.B111" style:family="table-cell">
      <style:table-cell-properties fo:padding="0.097cm" fo:border-left="0.05pt solid #000000" fo:border-right="none" fo:border-top="none" fo:border-bottom="0.05pt solid #000000"/>
    </style:style>
    <style:style style:name="Таблица57.C111" style:family="table-cell">
      <style:table-cell-properties fo:padding="0.097cm" fo:border-left="0.05pt solid #000000" fo:border-right="none" fo:border-top="none" fo:border-bottom="0.05pt solid #000000"/>
    </style:style>
    <style:style style:name="Таблица57.D111" style:family="table-cell">
      <style:table-cell-properties fo:padding="0.097cm" fo:border-left="0.05pt solid #000000" fo:border-right="none" fo:border-top="none" fo:border-bottom="0.05pt solid #000000"/>
    </style:style>
    <style:style style:name="Таблица57.E111" style:family="table-cell">
      <style:table-cell-properties fo:padding="0.097cm" fo:border-left="0.05pt solid #000000" fo:border-right="none" fo:border-top="none" fo:border-bottom="0.05pt solid #000000"/>
    </style:style>
    <style:style style:name="Таблица57.F1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2" style:family="table-cell">
      <style:table-cell-properties fo:padding="0.097cm" fo:border-left="0.05pt solid #000000" fo:border-right="none" fo:border-top="none" fo:border-bottom="0.05pt solid #000000"/>
    </style:style>
    <style:style style:name="Таблица57.B112" style:family="table-cell">
      <style:table-cell-properties fo:padding="0.097cm" fo:border-left="0.05pt solid #000000" fo:border-right="none" fo:border-top="none" fo:border-bottom="0.05pt solid #000000"/>
    </style:style>
    <style:style style:name="Таблица57.C112" style:family="table-cell">
      <style:table-cell-properties fo:padding="0.097cm" fo:border-left="0.05pt solid #000000" fo:border-right="none" fo:border-top="none" fo:border-bottom="0.05pt solid #000000"/>
    </style:style>
    <style:style style:name="Таблица57.D112" style:family="table-cell">
      <style:table-cell-properties fo:padding="0.097cm" fo:border-left="0.05pt solid #000000" fo:border-right="none" fo:border-top="none" fo:border-bottom="0.05pt solid #000000"/>
    </style:style>
    <style:style style:name="Таблица57.E112" style:family="table-cell">
      <style:table-cell-properties fo:padding="0.097cm" fo:border-left="0.05pt solid #000000" fo:border-right="none" fo:border-top="none" fo:border-bottom="0.05pt solid #000000"/>
    </style:style>
    <style:style style:name="Таблица57.F1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3" style:family="table-cell">
      <style:table-cell-properties fo:padding="0.097cm" fo:border-left="0.05pt solid #000000" fo:border-right="none" fo:border-top="none" fo:border-bottom="0.05pt solid #000000"/>
    </style:style>
    <style:style style:name="Таблица57.B113" style:family="table-cell">
      <style:table-cell-properties fo:padding="0.097cm" fo:border-left="0.05pt solid #000000" fo:border-right="none" fo:border-top="none" fo:border-bottom="0.05pt solid #000000"/>
    </style:style>
    <style:style style:name="Таблица57.C113" style:family="table-cell">
      <style:table-cell-properties fo:padding="0.097cm" fo:border-left="0.05pt solid #000000" fo:border-right="none" fo:border-top="none" fo:border-bottom="0.05pt solid #000000"/>
    </style:style>
    <style:style style:name="Таблица57.D113" style:family="table-cell">
      <style:table-cell-properties fo:padding="0.097cm" fo:border-left="0.05pt solid #000000" fo:border-right="none" fo:border-top="none" fo:border-bottom="0.05pt solid #000000"/>
    </style:style>
    <style:style style:name="Таблица57.E113" style:family="table-cell">
      <style:table-cell-properties fo:padding="0.097cm" fo:border-left="0.05pt solid #000000" fo:border-right="none" fo:border-top="none" fo:border-bottom="0.05pt solid #000000"/>
    </style:style>
    <style:style style:name="Таблица57.F1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4" style:family="table-cell">
      <style:table-cell-properties fo:padding="0.097cm" fo:border-left="0.05pt solid #000000" fo:border-right="none" fo:border-top="none" fo:border-bottom="0.05pt solid #000000"/>
    </style:style>
    <style:style style:name="Таблица57.B114" style:family="table-cell">
      <style:table-cell-properties fo:padding="0.097cm" fo:border-left="0.05pt solid #000000" fo:border-right="none" fo:border-top="none" fo:border-bottom="0.05pt solid #000000"/>
    </style:style>
    <style:style style:name="Таблица57.C114" style:family="table-cell">
      <style:table-cell-properties fo:padding="0.097cm" fo:border-left="0.05pt solid #000000" fo:border-right="none" fo:border-top="none" fo:border-bottom="0.05pt solid #000000"/>
    </style:style>
    <style:style style:name="Таблица57.D114" style:family="table-cell">
      <style:table-cell-properties fo:padding="0.097cm" fo:border-left="0.05pt solid #000000" fo:border-right="none" fo:border-top="none" fo:border-bottom="0.05pt solid #000000"/>
    </style:style>
    <style:style style:name="Таблица57.E114" style:family="table-cell">
      <style:table-cell-properties fo:padding="0.097cm" fo:border-left="0.05pt solid #000000" fo:border-right="none" fo:border-top="none" fo:border-bottom="0.05pt solid #000000"/>
    </style:style>
    <style:style style:name="Таблица57.F1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5" style:family="table-cell">
      <style:table-cell-properties fo:padding="0.097cm" fo:border-left="0.05pt solid #000000" fo:border-right="none" fo:border-top="none" fo:border-bottom="0.05pt solid #000000"/>
    </style:style>
    <style:style style:name="Таблица57.B115" style:family="table-cell">
      <style:table-cell-properties fo:padding="0.097cm" fo:border-left="0.05pt solid #000000" fo:border-right="none" fo:border-top="none" fo:border-bottom="0.05pt solid #000000"/>
    </style:style>
    <style:style style:name="Таблица57.C115" style:family="table-cell">
      <style:table-cell-properties fo:padding="0.097cm" fo:border-left="0.05pt solid #000000" fo:border-right="none" fo:border-top="none" fo:border-bottom="0.05pt solid #000000"/>
    </style:style>
    <style:style style:name="Таблица57.D115" style:family="table-cell">
      <style:table-cell-properties fo:padding="0.097cm" fo:border-left="0.05pt solid #000000" fo:border-right="none" fo:border-top="none" fo:border-bottom="0.05pt solid #000000"/>
    </style:style>
    <style:style style:name="Таблица57.E115" style:family="table-cell">
      <style:table-cell-properties fo:padding="0.097cm" fo:border-left="0.05pt solid #000000" fo:border-right="none" fo:border-top="none" fo:border-bottom="0.05pt solid #000000"/>
    </style:style>
    <style:style style:name="Таблица57.F1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6" style:family="table-cell">
      <style:table-cell-properties fo:padding="0.097cm" fo:border-left="0.05pt solid #000000" fo:border-right="none" fo:border-top="none" fo:border-bottom="0.05pt solid #000000"/>
    </style:style>
    <style:style style:name="Таблица57.B116" style:family="table-cell">
      <style:table-cell-properties fo:padding="0.097cm" fo:border-left="0.05pt solid #000000" fo:border-right="none" fo:border-top="none" fo:border-bottom="0.05pt solid #000000"/>
    </style:style>
    <style:style style:name="Таблица57.C116" style:family="table-cell">
      <style:table-cell-properties fo:padding="0.097cm" fo:border-left="0.05pt solid #000000" fo:border-right="none" fo:border-top="none" fo:border-bottom="0.05pt solid #000000"/>
    </style:style>
    <style:style style:name="Таблица57.D116" style:family="table-cell">
      <style:table-cell-properties fo:padding="0.097cm" fo:border-left="0.05pt solid #000000" fo:border-right="none" fo:border-top="none" fo:border-bottom="0.05pt solid #000000"/>
    </style:style>
    <style:style style:name="Таблица57.E116" style:family="table-cell">
      <style:table-cell-properties fo:padding="0.097cm" fo:border-left="0.05pt solid #000000" fo:border-right="none" fo:border-top="none" fo:border-bottom="0.05pt solid #000000"/>
    </style:style>
    <style:style style:name="Таблица57.F1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7" style:family="table-cell">
      <style:table-cell-properties fo:padding="0.097cm" fo:border-left="0.05pt solid #000000" fo:border-right="none" fo:border-top="none" fo:border-bottom="0.05pt solid #000000"/>
    </style:style>
    <style:style style:name="Таблица57.B117" style:family="table-cell">
      <style:table-cell-properties fo:padding="0.097cm" fo:border-left="0.05pt solid #000000" fo:border-right="none" fo:border-top="none" fo:border-bottom="0.05pt solid #000000"/>
    </style:style>
    <style:style style:name="Таблица57.C117" style:family="table-cell">
      <style:table-cell-properties fo:padding="0.097cm" fo:border-left="0.05pt solid #000000" fo:border-right="none" fo:border-top="none" fo:border-bottom="0.05pt solid #000000"/>
    </style:style>
    <style:style style:name="Таблица57.D117" style:family="table-cell">
      <style:table-cell-properties fo:padding="0.097cm" fo:border-left="0.05pt solid #000000" fo:border-right="none" fo:border-top="none" fo:border-bottom="0.05pt solid #000000"/>
    </style:style>
    <style:style style:name="Таблица57.E117" style:family="table-cell">
      <style:table-cell-properties fo:padding="0.097cm" fo:border-left="0.05pt solid #000000" fo:border-right="none" fo:border-top="none" fo:border-bottom="0.05pt solid #000000"/>
    </style:style>
    <style:style style:name="Таблица57.F1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8" style:family="table-cell">
      <style:table-cell-properties fo:padding="0.097cm" fo:border-left="0.05pt solid #000000" fo:border-right="none" fo:border-top="none" fo:border-bottom="0.05pt solid #000000"/>
    </style:style>
    <style:style style:name="Таблица57.B118" style:family="table-cell">
      <style:table-cell-properties fo:padding="0.097cm" fo:border-left="0.05pt solid #000000" fo:border-right="none" fo:border-top="none" fo:border-bottom="0.05pt solid #000000"/>
    </style:style>
    <style:style style:name="Таблица57.C118" style:family="table-cell">
      <style:table-cell-properties fo:padding="0.097cm" fo:border-left="0.05pt solid #000000" fo:border-right="none" fo:border-top="none" fo:border-bottom="0.05pt solid #000000"/>
    </style:style>
    <style:style style:name="Таблица57.D118" style:family="table-cell">
      <style:table-cell-properties fo:padding="0.097cm" fo:border-left="0.05pt solid #000000" fo:border-right="none" fo:border-top="none" fo:border-bottom="0.05pt solid #000000"/>
    </style:style>
    <style:style style:name="Таблица57.E118" style:family="table-cell">
      <style:table-cell-properties fo:padding="0.097cm" fo:border-left="0.05pt solid #000000" fo:border-right="none" fo:border-top="none" fo:border-bottom="0.05pt solid #000000"/>
    </style:style>
    <style:style style:name="Таблица57.F1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9" style:family="table-cell">
      <style:table-cell-properties fo:padding="0.097cm" fo:border-left="0.05pt solid #000000" fo:border-right="none" fo:border-top="none" fo:border-bottom="0.05pt solid #000000"/>
    </style:style>
    <style:style style:name="Таблица57.B119" style:family="table-cell">
      <style:table-cell-properties fo:padding="0.097cm" fo:border-left="0.05pt solid #000000" fo:border-right="none" fo:border-top="none" fo:border-bottom="0.05pt solid #000000"/>
    </style:style>
    <style:style style:name="Таблица57.C119" style:family="table-cell">
      <style:table-cell-properties fo:padding="0.097cm" fo:border-left="0.05pt solid #000000" fo:border-right="none" fo:border-top="none" fo:border-bottom="0.05pt solid #000000"/>
    </style:style>
    <style:style style:name="Таблица57.D119" style:family="table-cell">
      <style:table-cell-properties fo:padding="0.097cm" fo:border-left="0.05pt solid #000000" fo:border-right="none" fo:border-top="none" fo:border-bottom="0.05pt solid #000000"/>
    </style:style>
    <style:style style:name="Таблица57.E119" style:family="table-cell">
      <style:table-cell-properties fo:padding="0.097cm" fo:border-left="0.05pt solid #000000" fo:border-right="none" fo:border-top="none" fo:border-bottom="0.05pt solid #000000"/>
    </style:style>
    <style:style style:name="Таблица57.F1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0" style:family="table-cell">
      <style:table-cell-properties fo:padding="0.097cm" fo:border-left="0.05pt solid #000000" fo:border-right="none" fo:border-top="none" fo:border-bottom="0.05pt solid #000000"/>
    </style:style>
    <style:style style:name="Таблица57.B120" style:family="table-cell">
      <style:table-cell-properties fo:padding="0.097cm" fo:border-left="0.05pt solid #000000" fo:border-right="none" fo:border-top="none" fo:border-bottom="0.05pt solid #000000"/>
    </style:style>
    <style:style style:name="Таблица57.C120" style:family="table-cell">
      <style:table-cell-properties fo:padding="0.097cm" fo:border-left="0.05pt solid #000000" fo:border-right="none" fo:border-top="none" fo:border-bottom="0.05pt solid #000000"/>
    </style:style>
    <style:style style:name="Таблица57.D120" style:family="table-cell">
      <style:table-cell-properties fo:padding="0.097cm" fo:border-left="0.05pt solid #000000" fo:border-right="none" fo:border-top="none" fo:border-bottom="0.05pt solid #000000"/>
    </style:style>
    <style:style style:name="Таблица57.E120" style:family="table-cell">
      <style:table-cell-properties fo:padding="0.097cm" fo:border-left="0.05pt solid #000000" fo:border-right="none" fo:border-top="none" fo:border-bottom="0.05pt solid #000000"/>
    </style:style>
    <style:style style:name="Таблица57.F1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1" style:family="table-cell">
      <style:table-cell-properties fo:padding="0.097cm" fo:border-left="0.05pt solid #000000" fo:border-right="none" fo:border-top="none" fo:border-bottom="0.05pt solid #000000"/>
    </style:style>
    <style:style style:name="Таблица57.B121" style:family="table-cell">
      <style:table-cell-properties fo:padding="0.097cm" fo:border-left="0.05pt solid #000000" fo:border-right="none" fo:border-top="none" fo:border-bottom="0.05pt solid #000000"/>
    </style:style>
    <style:style style:name="Таблица57.C121" style:family="table-cell">
      <style:table-cell-properties fo:padding="0.097cm" fo:border-left="0.05pt solid #000000" fo:border-right="none" fo:border-top="none" fo:border-bottom="0.05pt solid #000000"/>
    </style:style>
    <style:style style:name="Таблица57.D121" style:family="table-cell">
      <style:table-cell-properties fo:padding="0.097cm" fo:border-left="0.05pt solid #000000" fo:border-right="none" fo:border-top="none" fo:border-bottom="0.05pt solid #000000"/>
    </style:style>
    <style:style style:name="Таблица57.E121" style:family="table-cell">
      <style:table-cell-properties fo:padding="0.097cm" fo:border-left="0.05pt solid #000000" fo:border-right="none" fo:border-top="none" fo:border-bottom="0.05pt solid #000000"/>
    </style:style>
    <style:style style:name="Таблица57.F1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2" style:family="table-cell">
      <style:table-cell-properties fo:padding="0.097cm" fo:border-left="0.05pt solid #000000" fo:border-right="none" fo:border-top="none" fo:border-bottom="0.05pt solid #000000"/>
    </style:style>
    <style:style style:name="Таблица57.B122" style:family="table-cell">
      <style:table-cell-properties fo:padding="0.097cm" fo:border-left="0.05pt solid #000000" fo:border-right="none" fo:border-top="none" fo:border-bottom="0.05pt solid #000000"/>
    </style:style>
    <style:style style:name="Таблица57.C122" style:family="table-cell">
      <style:table-cell-properties fo:padding="0.097cm" fo:border-left="0.05pt solid #000000" fo:border-right="none" fo:border-top="none" fo:border-bottom="0.05pt solid #000000"/>
    </style:style>
    <style:style style:name="Таблица57.D122" style:family="table-cell">
      <style:table-cell-properties fo:padding="0.097cm" fo:border-left="0.05pt solid #000000" fo:border-right="none" fo:border-top="none" fo:border-bottom="0.05pt solid #000000"/>
    </style:style>
    <style:style style:name="Таблица57.E122" style:family="table-cell">
      <style:table-cell-properties fo:padding="0.097cm" fo:border-left="0.05pt solid #000000" fo:border-right="none" fo:border-top="none" fo:border-bottom="0.05pt solid #000000"/>
    </style:style>
    <style:style style:name="Таблица57.F1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3" style:family="table-cell">
      <style:table-cell-properties fo:padding="0.097cm" fo:border-left="0.05pt solid #000000" fo:border-right="none" fo:border-top="none" fo:border-bottom="0.05pt solid #000000"/>
    </style:style>
    <style:style style:name="Таблица57.B123" style:family="table-cell">
      <style:table-cell-properties fo:padding="0.097cm" fo:border-left="0.05pt solid #000000" fo:border-right="none" fo:border-top="none" fo:border-bottom="0.05pt solid #000000"/>
    </style:style>
    <style:style style:name="Таблица57.C123" style:family="table-cell">
      <style:table-cell-properties fo:padding="0.097cm" fo:border-left="0.05pt solid #000000" fo:border-right="none" fo:border-top="none" fo:border-bottom="0.05pt solid #000000"/>
    </style:style>
    <style:style style:name="Таблица57.D123" style:family="table-cell">
      <style:table-cell-properties fo:padding="0.097cm" fo:border-left="0.05pt solid #000000" fo:border-right="none" fo:border-top="none" fo:border-bottom="0.05pt solid #000000"/>
    </style:style>
    <style:style style:name="Таблица57.E123" style:family="table-cell">
      <style:table-cell-properties fo:padding="0.097cm" fo:border-left="0.05pt solid #000000" fo:border-right="none" fo:border-top="none" fo:border-bottom="0.05pt solid #000000"/>
    </style:style>
    <style:style style:name="Таблица57.F1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4" style:family="table-cell">
      <style:table-cell-properties fo:padding="0.097cm" fo:border-left="0.05pt solid #000000" fo:border-right="none" fo:border-top="none" fo:border-bottom="0.05pt solid #000000"/>
    </style:style>
    <style:style style:name="Таблица57.B124" style:family="table-cell">
      <style:table-cell-properties fo:padding="0.097cm" fo:border-left="0.05pt solid #000000" fo:border-right="none" fo:border-top="none" fo:border-bottom="0.05pt solid #000000"/>
    </style:style>
    <style:style style:name="Таблица57.C124" style:family="table-cell">
      <style:table-cell-properties fo:padding="0.097cm" fo:border-left="0.05pt solid #000000" fo:border-right="none" fo:border-top="none" fo:border-bottom="0.05pt solid #000000"/>
    </style:style>
    <style:style style:name="Таблица57.D124" style:family="table-cell">
      <style:table-cell-properties fo:padding="0.097cm" fo:border-left="0.05pt solid #000000" fo:border-right="none" fo:border-top="none" fo:border-bottom="0.05pt solid #000000"/>
    </style:style>
    <style:style style:name="Таблица57.E124" style:family="table-cell">
      <style:table-cell-properties fo:padding="0.097cm" fo:border-left="0.05pt solid #000000" fo:border-right="none" fo:border-top="none" fo:border-bottom="0.05pt solid #000000"/>
    </style:style>
    <style:style style:name="Таблица57.F1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5" style:family="table-cell">
      <style:table-cell-properties fo:padding="0.097cm" fo:border-left="0.05pt solid #000000" fo:border-right="none" fo:border-top="none" fo:border-bottom="0.05pt solid #000000"/>
    </style:style>
    <style:style style:name="Таблица57.B125" style:family="table-cell">
      <style:table-cell-properties fo:padding="0.097cm" fo:border-left="0.05pt solid #000000" fo:border-right="none" fo:border-top="none" fo:border-bottom="0.05pt solid #000000"/>
    </style:style>
    <style:style style:name="Таблица57.C125" style:family="table-cell">
      <style:table-cell-properties fo:padding="0.097cm" fo:border-left="0.05pt solid #000000" fo:border-right="none" fo:border-top="none" fo:border-bottom="0.05pt solid #000000"/>
    </style:style>
    <style:style style:name="Таблица57.D125" style:family="table-cell">
      <style:table-cell-properties fo:padding="0.097cm" fo:border-left="0.05pt solid #000000" fo:border-right="none" fo:border-top="none" fo:border-bottom="0.05pt solid #000000"/>
    </style:style>
    <style:style style:name="Таблица57.E125" style:family="table-cell">
      <style:table-cell-properties fo:padding="0.097cm" fo:border-left="0.05pt solid #000000" fo:border-right="none" fo:border-top="none" fo:border-bottom="0.05pt solid #000000"/>
    </style:style>
    <style:style style:name="Таблица57.F1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6" style:family="table-cell">
      <style:table-cell-properties fo:padding="0.097cm" fo:border-left="0.05pt solid #000000" fo:border-right="none" fo:border-top="none" fo:border-bottom="0.05pt solid #000000"/>
    </style:style>
    <style:style style:name="Таблица57.B126" style:family="table-cell">
      <style:table-cell-properties fo:padding="0.097cm" fo:border-left="0.05pt solid #000000" fo:border-right="none" fo:border-top="none" fo:border-bottom="0.05pt solid #000000"/>
    </style:style>
    <style:style style:name="Таблица57.C126" style:family="table-cell">
      <style:table-cell-properties fo:padding="0.097cm" fo:border-left="0.05pt solid #000000" fo:border-right="none" fo:border-top="none" fo:border-bottom="0.05pt solid #000000"/>
    </style:style>
    <style:style style:name="Таблица57.D126" style:family="table-cell">
      <style:table-cell-properties fo:padding="0.097cm" fo:border-left="0.05pt solid #000000" fo:border-right="none" fo:border-top="none" fo:border-bottom="0.05pt solid #000000"/>
    </style:style>
    <style:style style:name="Таблица57.E126" style:family="table-cell">
      <style:table-cell-properties fo:padding="0.097cm" fo:border-left="0.05pt solid #000000" fo:border-right="none" fo:border-top="none" fo:border-bottom="0.05pt solid #000000"/>
    </style:style>
    <style:style style:name="Таблица57.F1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7" style:family="table-cell">
      <style:table-cell-properties fo:padding="0.097cm" fo:border-left="0.05pt solid #000000" fo:border-right="none" fo:border-top="none" fo:border-bottom="0.05pt solid #000000"/>
    </style:style>
    <style:style style:name="Таблица57.B127" style:family="table-cell">
      <style:table-cell-properties fo:padding="0.097cm" fo:border-left="0.05pt solid #000000" fo:border-right="none" fo:border-top="none" fo:border-bottom="0.05pt solid #000000"/>
    </style:style>
    <style:style style:name="Таблица57.C127" style:family="table-cell">
      <style:table-cell-properties fo:padding="0.097cm" fo:border-left="0.05pt solid #000000" fo:border-right="none" fo:border-top="none" fo:border-bottom="0.05pt solid #000000"/>
    </style:style>
    <style:style style:name="Таблица57.D127" style:family="table-cell">
      <style:table-cell-properties fo:padding="0.097cm" fo:border-left="0.05pt solid #000000" fo:border-right="none" fo:border-top="none" fo:border-bottom="0.05pt solid #000000"/>
    </style:style>
    <style:style style:name="Таблица57.E127" style:family="table-cell">
      <style:table-cell-properties fo:padding="0.097cm" fo:border-left="0.05pt solid #000000" fo:border-right="none" fo:border-top="none" fo:border-bottom="0.05pt solid #000000"/>
    </style:style>
    <style:style style:name="Таблица57.F1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8" style:family="table-cell">
      <style:table-cell-properties fo:padding="0.097cm" fo:border-left="0.05pt solid #000000" fo:border-right="none" fo:border-top="none" fo:border-bottom="0.05pt solid #000000"/>
    </style:style>
    <style:style style:name="Таблица57.B128" style:family="table-cell">
      <style:table-cell-properties fo:padding="0.097cm" fo:border-left="0.05pt solid #000000" fo:border-right="none" fo:border-top="none" fo:border-bottom="0.05pt solid #000000"/>
    </style:style>
    <style:style style:name="Таблица57.C128" style:family="table-cell">
      <style:table-cell-properties fo:padding="0.097cm" fo:border-left="0.05pt solid #000000" fo:border-right="none" fo:border-top="none" fo:border-bottom="0.05pt solid #000000"/>
    </style:style>
    <style:style style:name="Таблица57.D128" style:family="table-cell">
      <style:table-cell-properties fo:padding="0.097cm" fo:border-left="0.05pt solid #000000" fo:border-right="none" fo:border-top="none" fo:border-bottom="0.05pt solid #000000"/>
    </style:style>
    <style:style style:name="Таблица57.E128" style:family="table-cell">
      <style:table-cell-properties fo:padding="0.097cm" fo:border-left="0.05pt solid #000000" fo:border-right="none" fo:border-top="none" fo:border-bottom="0.05pt solid #000000"/>
    </style:style>
    <style:style style:name="Таблица57.F1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9" style:family="table-cell">
      <style:table-cell-properties fo:padding="0.097cm" fo:border-left="0.05pt solid #000000" fo:border-right="none" fo:border-top="none" fo:border-bottom="0.05pt solid #000000"/>
    </style:style>
    <style:style style:name="Таблица57.B129" style:family="table-cell">
      <style:table-cell-properties fo:padding="0.097cm" fo:border-left="0.05pt solid #000000" fo:border-right="none" fo:border-top="none" fo:border-bottom="0.05pt solid #000000"/>
    </style:style>
    <style:style style:name="Таблица57.C129" style:family="table-cell">
      <style:table-cell-properties fo:padding="0.097cm" fo:border-left="0.05pt solid #000000" fo:border-right="none" fo:border-top="none" fo:border-bottom="0.05pt solid #000000"/>
    </style:style>
    <style:style style:name="Таблица57.D129" style:family="table-cell">
      <style:table-cell-properties fo:padding="0.097cm" fo:border-left="0.05pt solid #000000" fo:border-right="none" fo:border-top="none" fo:border-bottom="0.05pt solid #000000"/>
    </style:style>
    <style:style style:name="Таблица57.E129" style:family="table-cell">
      <style:table-cell-properties fo:padding="0.097cm" fo:border-left="0.05pt solid #000000" fo:border-right="none" fo:border-top="none" fo:border-bottom="0.05pt solid #000000"/>
    </style:style>
    <style:style style:name="Таблица57.F1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0" style:family="table-cell">
      <style:table-cell-properties fo:padding="0.097cm" fo:border-left="0.05pt solid #000000" fo:border-right="none" fo:border-top="none" fo:border-bottom="0.05pt solid #000000"/>
    </style:style>
    <style:style style:name="Таблица57.B130" style:family="table-cell">
      <style:table-cell-properties fo:padding="0.097cm" fo:border-left="0.05pt solid #000000" fo:border-right="none" fo:border-top="none" fo:border-bottom="0.05pt solid #000000"/>
    </style:style>
    <style:style style:name="Таблица57.C130" style:family="table-cell">
      <style:table-cell-properties fo:padding="0.097cm" fo:border-left="0.05pt solid #000000" fo:border-right="none" fo:border-top="none" fo:border-bottom="0.05pt solid #000000"/>
    </style:style>
    <style:style style:name="Таблица57.D130" style:family="table-cell">
      <style:table-cell-properties fo:padding="0.097cm" fo:border-left="0.05pt solid #000000" fo:border-right="none" fo:border-top="none" fo:border-bottom="0.05pt solid #000000"/>
    </style:style>
    <style:style style:name="Таблица57.E130" style:family="table-cell">
      <style:table-cell-properties fo:padding="0.097cm" fo:border-left="0.05pt solid #000000" fo:border-right="none" fo:border-top="none" fo:border-bottom="0.05pt solid #000000"/>
    </style:style>
    <style:style style:name="Таблица57.F1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1" style:family="table-cell">
      <style:table-cell-properties fo:padding="0.097cm" fo:border-left="0.05pt solid #000000" fo:border-right="none" fo:border-top="none" fo:border-bottom="0.05pt solid #000000"/>
    </style:style>
    <style:style style:name="Таблица57.B131" style:family="table-cell">
      <style:table-cell-properties fo:padding="0.097cm" fo:border-left="0.05pt solid #000000" fo:border-right="none" fo:border-top="none" fo:border-bottom="0.05pt solid #000000"/>
    </style:style>
    <style:style style:name="Таблица57.C131" style:family="table-cell">
      <style:table-cell-properties fo:padding="0.097cm" fo:border-left="0.05pt solid #000000" fo:border-right="none" fo:border-top="none" fo:border-bottom="0.05pt solid #000000"/>
    </style:style>
    <style:style style:name="Таблица57.D131" style:family="table-cell">
      <style:table-cell-properties fo:padding="0.097cm" fo:border-left="0.05pt solid #000000" fo:border-right="none" fo:border-top="none" fo:border-bottom="0.05pt solid #000000"/>
    </style:style>
    <style:style style:name="Таблица57.E131" style:family="table-cell">
      <style:table-cell-properties fo:padding="0.097cm" fo:border-left="0.05pt solid #000000" fo:border-right="none" fo:border-top="none" fo:border-bottom="0.05pt solid #000000"/>
    </style:style>
    <style:style style:name="Таблица57.F1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2" style:family="table-cell">
      <style:table-cell-properties fo:padding="0.097cm" fo:border-left="0.05pt solid #000000" fo:border-right="none" fo:border-top="none" fo:border-bottom="0.05pt solid #000000"/>
    </style:style>
    <style:style style:name="Таблица57.B132" style:family="table-cell">
      <style:table-cell-properties fo:padding="0.097cm" fo:border-left="0.05pt solid #000000" fo:border-right="none" fo:border-top="none" fo:border-bottom="0.05pt solid #000000"/>
    </style:style>
    <style:style style:name="Таблица57.C132" style:family="table-cell">
      <style:table-cell-properties fo:padding="0.097cm" fo:border-left="0.05pt solid #000000" fo:border-right="none" fo:border-top="none" fo:border-bottom="0.05pt solid #000000"/>
    </style:style>
    <style:style style:name="Таблица57.D132" style:family="table-cell">
      <style:table-cell-properties fo:padding="0.097cm" fo:border-left="0.05pt solid #000000" fo:border-right="none" fo:border-top="none" fo:border-bottom="0.05pt solid #000000"/>
    </style:style>
    <style:style style:name="Таблица57.E132" style:family="table-cell">
      <style:table-cell-properties fo:padding="0.097cm" fo:border-left="0.05pt solid #000000" fo:border-right="none" fo:border-top="none" fo:border-bottom="0.05pt solid #000000"/>
    </style:style>
    <style:style style:name="Таблица57.F1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3" style:family="table-cell">
      <style:table-cell-properties fo:padding="0.097cm" fo:border-left="0.05pt solid #000000" fo:border-right="none" fo:border-top="none" fo:border-bottom="0.05pt solid #000000"/>
    </style:style>
    <style:style style:name="Таблица57.B133" style:family="table-cell">
      <style:table-cell-properties fo:padding="0.097cm" fo:border-left="0.05pt solid #000000" fo:border-right="none" fo:border-top="none" fo:border-bottom="0.05pt solid #000000"/>
    </style:style>
    <style:style style:name="Таблица57.C133" style:family="table-cell">
      <style:table-cell-properties fo:padding="0.097cm" fo:border-left="0.05pt solid #000000" fo:border-right="none" fo:border-top="none" fo:border-bottom="0.05pt solid #000000"/>
    </style:style>
    <style:style style:name="Таблица57.D133" style:family="table-cell">
      <style:table-cell-properties fo:padding="0.097cm" fo:border-left="0.05pt solid #000000" fo:border-right="none" fo:border-top="none" fo:border-bottom="0.05pt solid #000000"/>
    </style:style>
    <style:style style:name="Таблица57.E133" style:family="table-cell">
      <style:table-cell-properties fo:padding="0.097cm" fo:border-left="0.05pt solid #000000" fo:border-right="none" fo:border-top="none" fo:border-bottom="0.05pt solid #000000"/>
    </style:style>
    <style:style style:name="Таблица57.F1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4" style:family="table-cell">
      <style:table-cell-properties fo:padding="0.097cm" fo:border-left="0.05pt solid #000000" fo:border-right="none" fo:border-top="none" fo:border-bottom="0.05pt solid #000000"/>
    </style:style>
    <style:style style:name="Таблица57.B134" style:family="table-cell">
      <style:table-cell-properties fo:padding="0.097cm" fo:border-left="0.05pt solid #000000" fo:border-right="none" fo:border-top="none" fo:border-bottom="0.05pt solid #000000"/>
    </style:style>
    <style:style style:name="Таблица57.C134" style:family="table-cell">
      <style:table-cell-properties fo:padding="0.097cm" fo:border-left="0.05pt solid #000000" fo:border-right="none" fo:border-top="none" fo:border-bottom="0.05pt solid #000000"/>
    </style:style>
    <style:style style:name="Таблица57.D134" style:family="table-cell">
      <style:table-cell-properties fo:padding="0.097cm" fo:border-left="0.05pt solid #000000" fo:border-right="none" fo:border-top="none" fo:border-bottom="0.05pt solid #000000"/>
    </style:style>
    <style:style style:name="Таблица57.E134" style:family="table-cell">
      <style:table-cell-properties fo:padding="0.097cm" fo:border-left="0.05pt solid #000000" fo:border-right="none" fo:border-top="none" fo:border-bottom="0.05pt solid #000000"/>
    </style:style>
    <style:style style:name="Таблица57.F1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5" style:family="table-cell">
      <style:table-cell-properties fo:padding="0.097cm" fo:border-left="0.05pt solid #000000" fo:border-right="none" fo:border-top="none" fo:border-bottom="0.05pt solid #000000"/>
    </style:style>
    <style:style style:name="Таблица57.B135" style:family="table-cell">
      <style:table-cell-properties fo:padding="0.097cm" fo:border-left="0.05pt solid #000000" fo:border-right="none" fo:border-top="none" fo:border-bottom="0.05pt solid #000000"/>
    </style:style>
    <style:style style:name="Таблица57.C135" style:family="table-cell">
      <style:table-cell-properties fo:padding="0.097cm" fo:border-left="0.05pt solid #000000" fo:border-right="none" fo:border-top="none" fo:border-bottom="0.05pt solid #000000"/>
    </style:style>
    <style:style style:name="Таблица57.D135" style:family="table-cell">
      <style:table-cell-properties fo:padding="0.097cm" fo:border-left="0.05pt solid #000000" fo:border-right="none" fo:border-top="none" fo:border-bottom="0.05pt solid #000000"/>
    </style:style>
    <style:style style:name="Таблица57.E135" style:family="table-cell">
      <style:table-cell-properties fo:padding="0.097cm" fo:border-left="0.05pt solid #000000" fo:border-right="none" fo:border-top="none" fo:border-bottom="0.05pt solid #000000"/>
    </style:style>
    <style:style style:name="Таблица57.F1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6" style:family="table-cell">
      <style:table-cell-properties fo:padding="0.097cm" fo:border-left="0.05pt solid #000000" fo:border-right="none" fo:border-top="none" fo:border-bottom="0.05pt solid #000000"/>
    </style:style>
    <style:style style:name="Таблица57.B136" style:family="table-cell">
      <style:table-cell-properties fo:padding="0.097cm" fo:border-left="0.05pt solid #000000" fo:border-right="none" fo:border-top="none" fo:border-bottom="0.05pt solid #000000"/>
    </style:style>
    <style:style style:name="Таблица57.C136" style:family="table-cell">
      <style:table-cell-properties fo:padding="0.097cm" fo:border-left="0.05pt solid #000000" fo:border-right="none" fo:border-top="none" fo:border-bottom="0.05pt solid #000000"/>
    </style:style>
    <style:style style:name="Таблица57.D136" style:family="table-cell">
      <style:table-cell-properties fo:padding="0.097cm" fo:border-left="0.05pt solid #000000" fo:border-right="none" fo:border-top="none" fo:border-bottom="0.05pt solid #000000"/>
    </style:style>
    <style:style style:name="Таблица57.E136" style:family="table-cell">
      <style:table-cell-properties fo:padding="0.097cm" fo:border-left="0.05pt solid #000000" fo:border-right="none" fo:border-top="none" fo:border-bottom="0.05pt solid #000000"/>
    </style:style>
    <style:style style:name="Таблица57.F1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7" style:family="table-cell">
      <style:table-cell-properties fo:padding="0.097cm" fo:border-left="0.05pt solid #000000" fo:border-right="none" fo:border-top="none" fo:border-bottom="0.05pt solid #000000"/>
    </style:style>
    <style:style style:name="Таблица57.B137" style:family="table-cell">
      <style:table-cell-properties fo:padding="0.097cm" fo:border-left="0.05pt solid #000000" fo:border-right="none" fo:border-top="none" fo:border-bottom="0.05pt solid #000000"/>
    </style:style>
    <style:style style:name="Таблица57.C137" style:family="table-cell">
      <style:table-cell-properties fo:padding="0.097cm" fo:border-left="0.05pt solid #000000" fo:border-right="none" fo:border-top="none" fo:border-bottom="0.05pt solid #000000"/>
    </style:style>
    <style:style style:name="Таблица57.D137" style:family="table-cell">
      <style:table-cell-properties fo:padding="0.097cm" fo:border-left="0.05pt solid #000000" fo:border-right="none" fo:border-top="none" fo:border-bottom="0.05pt solid #000000"/>
    </style:style>
    <style:style style:name="Таблица57.E137" style:family="table-cell">
      <style:table-cell-properties fo:padding="0.097cm" fo:border-left="0.05pt solid #000000" fo:border-right="none" fo:border-top="none" fo:border-bottom="0.05pt solid #000000"/>
    </style:style>
    <style:style style:name="Таблица57.F1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8" style:family="table-cell">
      <style:table-cell-properties fo:padding="0.097cm" fo:border-left="0.05pt solid #000000" fo:border-right="none" fo:border-top="none" fo:border-bottom="0.05pt solid #000000"/>
    </style:style>
    <style:style style:name="Таблица57.B138" style:family="table-cell">
      <style:table-cell-properties fo:padding="0.097cm" fo:border-left="0.05pt solid #000000" fo:border-right="none" fo:border-top="none" fo:border-bottom="0.05pt solid #000000"/>
    </style:style>
    <style:style style:name="Таблица57.C138" style:family="table-cell">
      <style:table-cell-properties fo:padding="0.097cm" fo:border-left="0.05pt solid #000000" fo:border-right="none" fo:border-top="none" fo:border-bottom="0.05pt solid #000000"/>
    </style:style>
    <style:style style:name="Таблица57.D138" style:family="table-cell">
      <style:table-cell-properties fo:padding="0.097cm" fo:border-left="0.05pt solid #000000" fo:border-right="none" fo:border-top="none" fo:border-bottom="0.05pt solid #000000"/>
    </style:style>
    <style:style style:name="Таблица57.E138" style:family="table-cell">
      <style:table-cell-properties fo:padding="0.097cm" fo:border-left="0.05pt solid #000000" fo:border-right="none" fo:border-top="none" fo:border-bottom="0.05pt solid #000000"/>
    </style:style>
    <style:style style:name="Таблица57.F1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9" style:family="table-cell">
      <style:table-cell-properties fo:padding="0.097cm" fo:border-left="0.05pt solid #000000" fo:border-right="none" fo:border-top="none" fo:border-bottom="0.05pt solid #000000"/>
    </style:style>
    <style:style style:name="Таблица57.B139" style:family="table-cell">
      <style:table-cell-properties fo:padding="0.097cm" fo:border-left="0.05pt solid #000000" fo:border-right="none" fo:border-top="none" fo:border-bottom="0.05pt solid #000000"/>
    </style:style>
    <style:style style:name="Таблица57.C139" style:family="table-cell">
      <style:table-cell-properties fo:padding="0.097cm" fo:border-left="0.05pt solid #000000" fo:border-right="none" fo:border-top="none" fo:border-bottom="0.05pt solid #000000"/>
    </style:style>
    <style:style style:name="Таблица57.D139" style:family="table-cell">
      <style:table-cell-properties fo:padding="0.097cm" fo:border-left="0.05pt solid #000000" fo:border-right="none" fo:border-top="none" fo:border-bottom="0.05pt solid #000000"/>
    </style:style>
    <style:style style:name="Таблица57.E139" style:family="table-cell">
      <style:table-cell-properties fo:padding="0.097cm" fo:border-left="0.05pt solid #000000" fo:border-right="none" fo:border-top="none" fo:border-bottom="0.05pt solid #000000"/>
    </style:style>
    <style:style style:name="Таблица57.F1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0" style:family="table-cell">
      <style:table-cell-properties fo:padding="0.097cm" fo:border-left="0.05pt solid #000000" fo:border-right="none" fo:border-top="none" fo:border-bottom="0.05pt solid #000000"/>
    </style:style>
    <style:style style:name="Таблица57.B140" style:family="table-cell">
      <style:table-cell-properties fo:padding="0.097cm" fo:border-left="0.05pt solid #000000" fo:border-right="none" fo:border-top="none" fo:border-bottom="0.05pt solid #000000"/>
    </style:style>
    <style:style style:name="Таблица57.C140" style:family="table-cell">
      <style:table-cell-properties fo:padding="0.097cm" fo:border-left="0.05pt solid #000000" fo:border-right="none" fo:border-top="none" fo:border-bottom="0.05pt solid #000000"/>
    </style:style>
    <style:style style:name="Таблица57.D140" style:family="table-cell">
      <style:table-cell-properties fo:padding="0.097cm" fo:border-left="0.05pt solid #000000" fo:border-right="none" fo:border-top="none" fo:border-bottom="0.05pt solid #000000"/>
    </style:style>
    <style:style style:name="Таблица57.E140" style:family="table-cell">
      <style:table-cell-properties fo:padding="0.097cm" fo:border-left="0.05pt solid #000000" fo:border-right="none" fo:border-top="none" fo:border-bottom="0.05pt solid #000000"/>
    </style:style>
    <style:style style:name="Таблица57.F1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1" style:family="table-cell">
      <style:table-cell-properties fo:padding="0.097cm" fo:border-left="0.05pt solid #000000" fo:border-right="none" fo:border-top="none" fo:border-bottom="0.05pt solid #000000"/>
    </style:style>
    <style:style style:name="Таблица57.B141" style:family="table-cell">
      <style:table-cell-properties fo:padding="0.097cm" fo:border-left="0.05pt solid #000000" fo:border-right="none" fo:border-top="none" fo:border-bottom="0.05pt solid #000000"/>
    </style:style>
    <style:style style:name="Таблица57.C141" style:family="table-cell">
      <style:table-cell-properties fo:padding="0.097cm" fo:border-left="0.05pt solid #000000" fo:border-right="none" fo:border-top="none" fo:border-bottom="0.05pt solid #000000"/>
    </style:style>
    <style:style style:name="Таблица57.D141" style:family="table-cell">
      <style:table-cell-properties fo:padding="0.097cm" fo:border-left="0.05pt solid #000000" fo:border-right="none" fo:border-top="none" fo:border-bottom="0.05pt solid #000000"/>
    </style:style>
    <style:style style:name="Таблица57.E141" style:family="table-cell">
      <style:table-cell-properties fo:padding="0.097cm" fo:border-left="0.05pt solid #000000" fo:border-right="none" fo:border-top="none" fo:border-bottom="0.05pt solid #000000"/>
    </style:style>
    <style:style style:name="Таблица57.F1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2" style:family="table-cell">
      <style:table-cell-properties fo:padding="0.097cm" fo:border-left="0.05pt solid #000000" fo:border-right="none" fo:border-top="none" fo:border-bottom="0.05pt solid #000000"/>
    </style:style>
    <style:style style:name="Таблица57.B142" style:family="table-cell">
      <style:table-cell-properties fo:padding="0.097cm" fo:border-left="0.05pt solid #000000" fo:border-right="none" fo:border-top="none" fo:border-bottom="0.05pt solid #000000"/>
    </style:style>
    <style:style style:name="Таблица57.C142" style:family="table-cell">
      <style:table-cell-properties fo:padding="0.097cm" fo:border-left="0.05pt solid #000000" fo:border-right="none" fo:border-top="none" fo:border-bottom="0.05pt solid #000000"/>
    </style:style>
    <style:style style:name="Таблица57.D142" style:family="table-cell">
      <style:table-cell-properties fo:padding="0.097cm" fo:border-left="0.05pt solid #000000" fo:border-right="none" fo:border-top="none" fo:border-bottom="0.05pt solid #000000"/>
    </style:style>
    <style:style style:name="Таблица57.E142" style:family="table-cell">
      <style:table-cell-properties fo:padding="0.097cm" fo:border-left="0.05pt solid #000000" fo:border-right="none" fo:border-top="none" fo:border-bottom="0.05pt solid #000000"/>
    </style:style>
    <style:style style:name="Таблица57.F1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3" style:family="table-cell">
      <style:table-cell-properties fo:padding="0.097cm" fo:border-left="0.05pt solid #000000" fo:border-right="none" fo:border-top="none" fo:border-bottom="0.05pt solid #000000"/>
    </style:style>
    <style:style style:name="Таблица57.B143" style:family="table-cell">
      <style:table-cell-properties fo:padding="0.097cm" fo:border-left="0.05pt solid #000000" fo:border-right="none" fo:border-top="none" fo:border-bottom="0.05pt solid #000000"/>
    </style:style>
    <style:style style:name="Таблица57.C143" style:family="table-cell">
      <style:table-cell-properties fo:padding="0.097cm" fo:border-left="0.05pt solid #000000" fo:border-right="none" fo:border-top="none" fo:border-bottom="0.05pt solid #000000"/>
    </style:style>
    <style:style style:name="Таблица57.D143" style:family="table-cell">
      <style:table-cell-properties fo:padding="0.097cm" fo:border-left="0.05pt solid #000000" fo:border-right="none" fo:border-top="none" fo:border-bottom="0.05pt solid #000000"/>
    </style:style>
    <style:style style:name="Таблица57.E143" style:family="table-cell">
      <style:table-cell-properties fo:padding="0.097cm" fo:border-left="0.05pt solid #000000" fo:border-right="none" fo:border-top="none" fo:border-bottom="0.05pt solid #000000"/>
    </style:style>
    <style:style style:name="Таблица57.F1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4" style:family="table-cell">
      <style:table-cell-properties fo:padding="0.097cm" fo:border-left="0.05pt solid #000000" fo:border-right="none" fo:border-top="none" fo:border-bottom="0.05pt solid #000000"/>
    </style:style>
    <style:style style:name="Таблица57.B144" style:family="table-cell">
      <style:table-cell-properties fo:padding="0.097cm" fo:border-left="0.05pt solid #000000" fo:border-right="none" fo:border-top="none" fo:border-bottom="0.05pt solid #000000"/>
    </style:style>
    <style:style style:name="Таблица57.C144" style:family="table-cell">
      <style:table-cell-properties fo:padding="0.097cm" fo:border-left="0.05pt solid #000000" fo:border-right="none" fo:border-top="none" fo:border-bottom="0.05pt solid #000000"/>
    </style:style>
    <style:style style:name="Таблица57.D144" style:family="table-cell">
      <style:table-cell-properties fo:padding="0.097cm" fo:border-left="0.05pt solid #000000" fo:border-right="none" fo:border-top="none" fo:border-bottom="0.05pt solid #000000"/>
    </style:style>
    <style:style style:name="Таблица57.E144" style:family="table-cell">
      <style:table-cell-properties fo:padding="0.097cm" fo:border-left="0.05pt solid #000000" fo:border-right="none" fo:border-top="none" fo:border-bottom="0.05pt solid #000000"/>
    </style:style>
    <style:style style:name="Таблица57.F1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5" style:family="table-cell">
      <style:table-cell-properties fo:padding="0.097cm" fo:border-left="0.05pt solid #000000" fo:border-right="none" fo:border-top="none" fo:border-bottom="0.05pt solid #000000"/>
    </style:style>
    <style:style style:name="Таблица57.B145" style:family="table-cell">
      <style:table-cell-properties fo:padding="0.097cm" fo:border-left="0.05pt solid #000000" fo:border-right="none" fo:border-top="none" fo:border-bottom="0.05pt solid #000000"/>
    </style:style>
    <style:style style:name="Таблица57.C145" style:family="table-cell">
      <style:table-cell-properties fo:padding="0.097cm" fo:border-left="0.05pt solid #000000" fo:border-right="none" fo:border-top="none" fo:border-bottom="0.05pt solid #000000"/>
    </style:style>
    <style:style style:name="Таблица57.D145" style:family="table-cell">
      <style:table-cell-properties fo:padding="0.097cm" fo:border-left="0.05pt solid #000000" fo:border-right="none" fo:border-top="none" fo:border-bottom="0.05pt solid #000000"/>
    </style:style>
    <style:style style:name="Таблица57.E145" style:family="table-cell">
      <style:table-cell-properties fo:padding="0.097cm" fo:border-left="0.05pt solid #000000" fo:border-right="none" fo:border-top="none" fo:border-bottom="0.05pt solid #000000"/>
    </style:style>
    <style:style style:name="Таблица57.F1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6" style:family="table-cell">
      <style:table-cell-properties fo:padding="0.097cm" fo:border-left="0.05pt solid #000000" fo:border-right="none" fo:border-top="none" fo:border-bottom="0.05pt solid #000000"/>
    </style:style>
    <style:style style:name="Таблица57.B146" style:family="table-cell">
      <style:table-cell-properties fo:padding="0.097cm" fo:border-left="0.05pt solid #000000" fo:border-right="none" fo:border-top="none" fo:border-bottom="0.05pt solid #000000"/>
    </style:style>
    <style:style style:name="Таблица57.C146" style:family="table-cell">
      <style:table-cell-properties fo:padding="0.097cm" fo:border-left="0.05pt solid #000000" fo:border-right="none" fo:border-top="none" fo:border-bottom="0.05pt solid #000000"/>
    </style:style>
    <style:style style:name="Таблица57.D146" style:family="table-cell">
      <style:table-cell-properties fo:padding="0.097cm" fo:border-left="0.05pt solid #000000" fo:border-right="none" fo:border-top="none" fo:border-bottom="0.05pt solid #000000"/>
    </style:style>
    <style:style style:name="Таблица57.E146" style:family="table-cell">
      <style:table-cell-properties fo:padding="0.097cm" fo:border-left="0.05pt solid #000000" fo:border-right="none" fo:border-top="none" fo:border-bottom="0.05pt solid #000000"/>
    </style:style>
    <style:style style:name="Таблица57.F1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7" style:family="table-cell">
      <style:table-cell-properties fo:padding="0.097cm" fo:border-left="0.05pt solid #000000" fo:border-right="none" fo:border-top="none" fo:border-bottom="0.05pt solid #000000"/>
    </style:style>
    <style:style style:name="Таблица57.B147" style:family="table-cell">
      <style:table-cell-properties fo:padding="0.097cm" fo:border-left="0.05pt solid #000000" fo:border-right="none" fo:border-top="none" fo:border-bottom="0.05pt solid #000000"/>
    </style:style>
    <style:style style:name="Таблица57.C147" style:family="table-cell">
      <style:table-cell-properties fo:padding="0.097cm" fo:border-left="0.05pt solid #000000" fo:border-right="none" fo:border-top="none" fo:border-bottom="0.05pt solid #000000"/>
    </style:style>
    <style:style style:name="Таблица57.D147" style:family="table-cell">
      <style:table-cell-properties fo:padding="0.097cm" fo:border-left="0.05pt solid #000000" fo:border-right="none" fo:border-top="none" fo:border-bottom="0.05pt solid #000000"/>
    </style:style>
    <style:style style:name="Таблица57.E147" style:family="table-cell">
      <style:table-cell-properties fo:padding="0.097cm" fo:border-left="0.05pt solid #000000" fo:border-right="none" fo:border-top="none" fo:border-bottom="0.05pt solid #000000"/>
    </style:style>
    <style:style style:name="Таблица57.F1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8" style:family="table-cell">
      <style:table-cell-properties fo:padding="0.097cm" fo:border-left="0.05pt solid #000000" fo:border-right="none" fo:border-top="none" fo:border-bottom="0.05pt solid #000000"/>
    </style:style>
    <style:style style:name="Таблица57.B148" style:family="table-cell">
      <style:table-cell-properties fo:padding="0.097cm" fo:border-left="0.05pt solid #000000" fo:border-right="none" fo:border-top="none" fo:border-bottom="0.05pt solid #000000"/>
    </style:style>
    <style:style style:name="Таблица57.C148" style:family="table-cell">
      <style:table-cell-properties fo:padding="0.097cm" fo:border-left="0.05pt solid #000000" fo:border-right="none" fo:border-top="none" fo:border-bottom="0.05pt solid #000000"/>
    </style:style>
    <style:style style:name="Таблица57.D148" style:family="table-cell">
      <style:table-cell-properties fo:padding="0.097cm" fo:border-left="0.05pt solid #000000" fo:border-right="none" fo:border-top="none" fo:border-bottom="0.05pt solid #000000"/>
    </style:style>
    <style:style style:name="Таблица57.E148" style:family="table-cell">
      <style:table-cell-properties fo:padding="0.097cm" fo:border-left="0.05pt solid #000000" fo:border-right="none" fo:border-top="none" fo:border-bottom="0.05pt solid #000000"/>
    </style:style>
    <style:style style:name="Таблица57.F1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9" style:family="table-cell">
      <style:table-cell-properties fo:padding="0.097cm" fo:border-left="0.05pt solid #000000" fo:border-right="none" fo:border-top="none" fo:border-bottom="0.05pt solid #000000"/>
    </style:style>
    <style:style style:name="Таблица57.B149" style:family="table-cell">
      <style:table-cell-properties fo:padding="0.097cm" fo:border-left="0.05pt solid #000000" fo:border-right="none" fo:border-top="none" fo:border-bottom="0.05pt solid #000000"/>
    </style:style>
    <style:style style:name="Таблица57.C149" style:family="table-cell">
      <style:table-cell-properties fo:padding="0.097cm" fo:border-left="0.05pt solid #000000" fo:border-right="none" fo:border-top="none" fo:border-bottom="0.05pt solid #000000"/>
    </style:style>
    <style:style style:name="Таблица57.D149" style:family="table-cell">
      <style:table-cell-properties fo:padding="0.097cm" fo:border-left="0.05pt solid #000000" fo:border-right="none" fo:border-top="none" fo:border-bottom="0.05pt solid #000000"/>
    </style:style>
    <style:style style:name="Таблица57.E149" style:family="table-cell">
      <style:table-cell-properties fo:padding="0.097cm" fo:border-left="0.05pt solid #000000" fo:border-right="none" fo:border-top="none" fo:border-bottom="0.05pt solid #000000"/>
    </style:style>
    <style:style style:name="Таблица57.F1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0" style:family="table-cell">
      <style:table-cell-properties fo:padding="0.097cm" fo:border-left="0.05pt solid #000000" fo:border-right="none" fo:border-top="none" fo:border-bottom="0.05pt solid #000000"/>
    </style:style>
    <style:style style:name="Таблица57.B150" style:family="table-cell">
      <style:table-cell-properties fo:padding="0.097cm" fo:border-left="0.05pt solid #000000" fo:border-right="none" fo:border-top="none" fo:border-bottom="0.05pt solid #000000"/>
    </style:style>
    <style:style style:name="Таблица57.C150" style:family="table-cell">
      <style:table-cell-properties fo:padding="0.097cm" fo:border-left="0.05pt solid #000000" fo:border-right="none" fo:border-top="none" fo:border-bottom="0.05pt solid #000000"/>
    </style:style>
    <style:style style:name="Таблица57.D150" style:family="table-cell">
      <style:table-cell-properties fo:padding="0.097cm" fo:border-left="0.05pt solid #000000" fo:border-right="none" fo:border-top="none" fo:border-bottom="0.05pt solid #000000"/>
    </style:style>
    <style:style style:name="Таблица57.E150" style:family="table-cell">
      <style:table-cell-properties fo:padding="0.097cm" fo:border-left="0.05pt solid #000000" fo:border-right="none" fo:border-top="none" fo:border-bottom="0.05pt solid #000000"/>
    </style:style>
    <style:style style:name="Таблица57.F1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1" style:family="table-cell">
      <style:table-cell-properties fo:padding="0.097cm" fo:border-left="0.05pt solid #000000" fo:border-right="none" fo:border-top="none" fo:border-bottom="0.05pt solid #000000"/>
    </style:style>
    <style:style style:name="Таблица57.B151" style:family="table-cell">
      <style:table-cell-properties fo:padding="0.097cm" fo:border-left="0.05pt solid #000000" fo:border-right="none" fo:border-top="none" fo:border-bottom="0.05pt solid #000000"/>
    </style:style>
    <style:style style:name="Таблица57.C151" style:family="table-cell">
      <style:table-cell-properties fo:padding="0.097cm" fo:border-left="0.05pt solid #000000" fo:border-right="none" fo:border-top="none" fo:border-bottom="0.05pt solid #000000"/>
    </style:style>
    <style:style style:name="Таблица57.D151" style:family="table-cell">
      <style:table-cell-properties fo:padding="0.097cm" fo:border-left="0.05pt solid #000000" fo:border-right="none" fo:border-top="none" fo:border-bottom="0.05pt solid #000000"/>
    </style:style>
    <style:style style:name="Таблица57.E151" style:family="table-cell">
      <style:table-cell-properties fo:padding="0.097cm" fo:border-left="0.05pt solid #000000" fo:border-right="none" fo:border-top="none" fo:border-bottom="0.05pt solid #000000"/>
    </style:style>
    <style:style style:name="Таблица57.F1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2" style:family="table-cell">
      <style:table-cell-properties fo:padding="0.097cm" fo:border-left="0.05pt solid #000000" fo:border-right="none" fo:border-top="none" fo:border-bottom="0.05pt solid #000000"/>
    </style:style>
    <style:style style:name="Таблица57.B152" style:family="table-cell">
      <style:table-cell-properties fo:padding="0.097cm" fo:border-left="0.05pt solid #000000" fo:border-right="none" fo:border-top="none" fo:border-bottom="0.05pt solid #000000"/>
    </style:style>
    <style:style style:name="Таблица57.C152" style:family="table-cell">
      <style:table-cell-properties fo:padding="0.097cm" fo:border-left="0.05pt solid #000000" fo:border-right="none" fo:border-top="none" fo:border-bottom="0.05pt solid #000000"/>
    </style:style>
    <style:style style:name="Таблица57.D152" style:family="table-cell">
      <style:table-cell-properties fo:padding="0.097cm" fo:border-left="0.05pt solid #000000" fo:border-right="none" fo:border-top="none" fo:border-bottom="0.05pt solid #000000"/>
    </style:style>
    <style:style style:name="Таблица57.E152" style:family="table-cell">
      <style:table-cell-properties fo:padding="0.097cm" fo:border-left="0.05pt solid #000000" fo:border-right="none" fo:border-top="none" fo:border-bottom="0.05pt solid #000000"/>
    </style:style>
    <style:style style:name="Таблица57.F1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3" style:family="table-cell">
      <style:table-cell-properties fo:padding="0.097cm" fo:border-left="0.05pt solid #000000" fo:border-right="none" fo:border-top="none" fo:border-bottom="0.05pt solid #000000"/>
    </style:style>
    <style:style style:name="Таблица57.B153" style:family="table-cell">
      <style:table-cell-properties fo:padding="0.097cm" fo:border-left="0.05pt solid #000000" fo:border-right="none" fo:border-top="none" fo:border-bottom="0.05pt solid #000000"/>
    </style:style>
    <style:style style:name="Таблица57.C153" style:family="table-cell">
      <style:table-cell-properties fo:padding="0.097cm" fo:border-left="0.05pt solid #000000" fo:border-right="none" fo:border-top="none" fo:border-bottom="0.05pt solid #000000"/>
    </style:style>
    <style:style style:name="Таблица57.D153" style:family="table-cell">
      <style:table-cell-properties fo:padding="0.097cm" fo:border-left="0.05pt solid #000000" fo:border-right="none" fo:border-top="none" fo:border-bottom="0.05pt solid #000000"/>
    </style:style>
    <style:style style:name="Таблица57.E153" style:family="table-cell">
      <style:table-cell-properties fo:padding="0.097cm" fo:border-left="0.05pt solid #000000" fo:border-right="none" fo:border-top="none" fo:border-bottom="0.05pt solid #000000"/>
    </style:style>
    <style:style style:name="Таблица57.F1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4" style:family="table-cell">
      <style:table-cell-properties fo:padding="0.097cm" fo:border-left="0.05pt solid #000000" fo:border-right="none" fo:border-top="none" fo:border-bottom="0.05pt solid #000000"/>
    </style:style>
    <style:style style:name="Таблица57.B154" style:family="table-cell">
      <style:table-cell-properties fo:padding="0.097cm" fo:border-left="0.05pt solid #000000" fo:border-right="none" fo:border-top="none" fo:border-bottom="0.05pt solid #000000"/>
    </style:style>
    <style:style style:name="Таблица57.C154" style:family="table-cell">
      <style:table-cell-properties fo:padding="0.097cm" fo:border-left="0.05pt solid #000000" fo:border-right="none" fo:border-top="none" fo:border-bottom="0.05pt solid #000000"/>
    </style:style>
    <style:style style:name="Таблица57.D154" style:family="table-cell">
      <style:table-cell-properties fo:padding="0.097cm" fo:border-left="0.05pt solid #000000" fo:border-right="none" fo:border-top="none" fo:border-bottom="0.05pt solid #000000"/>
    </style:style>
    <style:style style:name="Таблица57.E154" style:family="table-cell">
      <style:table-cell-properties fo:padding="0.097cm" fo:border-left="0.05pt solid #000000" fo:border-right="none" fo:border-top="none" fo:border-bottom="0.05pt solid #000000"/>
    </style:style>
    <style:style style:name="Таблица57.F1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5" style:family="table-cell">
      <style:table-cell-properties fo:padding="0.097cm" fo:border-left="0.05pt solid #000000" fo:border-right="none" fo:border-top="none" fo:border-bottom="0.05pt solid #000000"/>
    </style:style>
    <style:style style:name="Таблица57.B155" style:family="table-cell">
      <style:table-cell-properties fo:padding="0.097cm" fo:border-left="0.05pt solid #000000" fo:border-right="none" fo:border-top="none" fo:border-bottom="0.05pt solid #000000"/>
    </style:style>
    <style:style style:name="Таблица57.C155" style:family="table-cell">
      <style:table-cell-properties fo:padding="0.097cm" fo:border-left="0.05pt solid #000000" fo:border-right="none" fo:border-top="none" fo:border-bottom="0.05pt solid #000000"/>
    </style:style>
    <style:style style:name="Таблица57.D155" style:family="table-cell">
      <style:table-cell-properties fo:padding="0.097cm" fo:border-left="0.05pt solid #000000" fo:border-right="none" fo:border-top="none" fo:border-bottom="0.05pt solid #000000"/>
    </style:style>
    <style:style style:name="Таблица57.E155" style:family="table-cell">
      <style:table-cell-properties fo:padding="0.097cm" fo:border-left="0.05pt solid #000000" fo:border-right="none" fo:border-top="none" fo:border-bottom="0.05pt solid #000000"/>
    </style:style>
    <style:style style:name="Таблица57.F1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6" style:family="table-cell">
      <style:table-cell-properties fo:padding="0.097cm" fo:border-left="0.05pt solid #000000" fo:border-right="none" fo:border-top="none" fo:border-bottom="0.05pt solid #000000"/>
    </style:style>
    <style:style style:name="Таблица57.B156" style:family="table-cell">
      <style:table-cell-properties fo:padding="0.097cm" fo:border-left="0.05pt solid #000000" fo:border-right="none" fo:border-top="none" fo:border-bottom="0.05pt solid #000000"/>
    </style:style>
    <style:style style:name="Таблица57.C156" style:family="table-cell">
      <style:table-cell-properties fo:padding="0.097cm" fo:border-left="0.05pt solid #000000" fo:border-right="none" fo:border-top="none" fo:border-bottom="0.05pt solid #000000"/>
    </style:style>
    <style:style style:name="Таблица57.D156" style:family="table-cell">
      <style:table-cell-properties fo:padding="0.097cm" fo:border-left="0.05pt solid #000000" fo:border-right="none" fo:border-top="none" fo:border-bottom="0.05pt solid #000000"/>
    </style:style>
    <style:style style:name="Таблица57.E156" style:family="table-cell">
      <style:table-cell-properties fo:padding="0.097cm" fo:border-left="0.05pt solid #000000" fo:border-right="none" fo:border-top="none" fo:border-bottom="0.05pt solid #000000"/>
    </style:style>
    <style:style style:name="Таблица57.F1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7" style:family="table-cell">
      <style:table-cell-properties fo:padding="0.097cm" fo:border-left="0.05pt solid #000000" fo:border-right="none" fo:border-top="none" fo:border-bottom="0.05pt solid #000000"/>
    </style:style>
    <style:style style:name="Таблица57.B157" style:family="table-cell">
      <style:table-cell-properties fo:padding="0.097cm" fo:border-left="0.05pt solid #000000" fo:border-right="none" fo:border-top="none" fo:border-bottom="0.05pt solid #000000"/>
    </style:style>
    <style:style style:name="Таблица57.C157" style:family="table-cell">
      <style:table-cell-properties fo:padding="0.097cm" fo:border-left="0.05pt solid #000000" fo:border-right="none" fo:border-top="none" fo:border-bottom="0.05pt solid #000000"/>
    </style:style>
    <style:style style:name="Таблица57.D157" style:family="table-cell">
      <style:table-cell-properties fo:padding="0.097cm" fo:border-left="0.05pt solid #000000" fo:border-right="none" fo:border-top="none" fo:border-bottom="0.05pt solid #000000"/>
    </style:style>
    <style:style style:name="Таблица57.E157" style:family="table-cell">
      <style:table-cell-properties fo:padding="0.097cm" fo:border-left="0.05pt solid #000000" fo:border-right="none" fo:border-top="none" fo:border-bottom="0.05pt solid #000000"/>
    </style:style>
    <style:style style:name="Таблица57.F1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8" style:family="table-cell">
      <style:table-cell-properties fo:padding="0.097cm" fo:border-left="0.05pt solid #000000" fo:border-right="none" fo:border-top="none" fo:border-bottom="0.05pt solid #000000"/>
    </style:style>
    <style:style style:name="Таблица57.B158" style:family="table-cell">
      <style:table-cell-properties fo:padding="0.097cm" fo:border-left="0.05pt solid #000000" fo:border-right="none" fo:border-top="none" fo:border-bottom="0.05pt solid #000000"/>
    </style:style>
    <style:style style:name="Таблица57.C158" style:family="table-cell">
      <style:table-cell-properties fo:padding="0.097cm" fo:border-left="0.05pt solid #000000" fo:border-right="none" fo:border-top="none" fo:border-bottom="0.05pt solid #000000"/>
    </style:style>
    <style:style style:name="Таблица57.D158" style:family="table-cell">
      <style:table-cell-properties fo:padding="0.097cm" fo:border-left="0.05pt solid #000000" fo:border-right="none" fo:border-top="none" fo:border-bottom="0.05pt solid #000000"/>
    </style:style>
    <style:style style:name="Таблица57.E158" style:family="table-cell">
      <style:table-cell-properties fo:padding="0.097cm" fo:border-left="0.05pt solid #000000" fo:border-right="none" fo:border-top="none" fo:border-bottom="0.05pt solid #000000"/>
    </style:style>
    <style:style style:name="Таблица57.F1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9" style:family="table-cell">
      <style:table-cell-properties fo:padding="0.097cm" fo:border-left="0.05pt solid #000000" fo:border-right="none" fo:border-top="none" fo:border-bottom="0.05pt solid #000000"/>
    </style:style>
    <style:style style:name="Таблица57.B159" style:family="table-cell">
      <style:table-cell-properties fo:padding="0.097cm" fo:border-left="0.05pt solid #000000" fo:border-right="none" fo:border-top="none" fo:border-bottom="0.05pt solid #000000"/>
    </style:style>
    <style:style style:name="Таблица57.C159" style:family="table-cell">
      <style:table-cell-properties fo:padding="0.097cm" fo:border-left="0.05pt solid #000000" fo:border-right="none" fo:border-top="none" fo:border-bottom="0.05pt solid #000000"/>
    </style:style>
    <style:style style:name="Таблица57.D159" style:family="table-cell">
      <style:table-cell-properties fo:padding="0.097cm" fo:border-left="0.05pt solid #000000" fo:border-right="none" fo:border-top="none" fo:border-bottom="0.05pt solid #000000"/>
    </style:style>
    <style:style style:name="Таблица57.E159" style:family="table-cell">
      <style:table-cell-properties fo:padding="0.097cm" fo:border-left="0.05pt solid #000000" fo:border-right="none" fo:border-top="none" fo:border-bottom="0.05pt solid #000000"/>
    </style:style>
    <style:style style:name="Таблица57.F1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0" style:family="table-cell">
      <style:table-cell-properties fo:padding="0.097cm" fo:border-left="0.05pt solid #000000" fo:border-right="none" fo:border-top="none" fo:border-bottom="0.05pt solid #000000"/>
    </style:style>
    <style:style style:name="Таблица57.B160" style:family="table-cell">
      <style:table-cell-properties fo:padding="0.097cm" fo:border-left="0.05pt solid #000000" fo:border-right="none" fo:border-top="none" fo:border-bottom="0.05pt solid #000000"/>
    </style:style>
    <style:style style:name="Таблица57.C160" style:family="table-cell">
      <style:table-cell-properties fo:padding="0.097cm" fo:border-left="0.05pt solid #000000" fo:border-right="none" fo:border-top="none" fo:border-bottom="0.05pt solid #000000"/>
    </style:style>
    <style:style style:name="Таблица57.D160" style:family="table-cell">
      <style:table-cell-properties fo:padding="0.097cm" fo:border-left="0.05pt solid #000000" fo:border-right="none" fo:border-top="none" fo:border-bottom="0.05pt solid #000000"/>
    </style:style>
    <style:style style:name="Таблица57.E160" style:family="table-cell">
      <style:table-cell-properties fo:padding="0.097cm" fo:border-left="0.05pt solid #000000" fo:border-right="none" fo:border-top="none" fo:border-bottom="0.05pt solid #000000"/>
    </style:style>
    <style:style style:name="Таблица57.F1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1" style:family="table-cell">
      <style:table-cell-properties fo:padding="0.097cm" fo:border-left="0.05pt solid #000000" fo:border-right="none" fo:border-top="none" fo:border-bottom="0.05pt solid #000000"/>
    </style:style>
    <style:style style:name="Таблица57.B161" style:family="table-cell">
      <style:table-cell-properties fo:padding="0.097cm" fo:border-left="0.05pt solid #000000" fo:border-right="none" fo:border-top="none" fo:border-bottom="0.05pt solid #000000"/>
    </style:style>
    <style:style style:name="Таблица57.C161" style:family="table-cell">
      <style:table-cell-properties fo:padding="0.097cm" fo:border-left="0.05pt solid #000000" fo:border-right="none" fo:border-top="none" fo:border-bottom="0.05pt solid #000000"/>
    </style:style>
    <style:style style:name="Таблица57.D161" style:family="table-cell">
      <style:table-cell-properties fo:padding="0.097cm" fo:border-left="0.05pt solid #000000" fo:border-right="none" fo:border-top="none" fo:border-bottom="0.05pt solid #000000"/>
    </style:style>
    <style:style style:name="Таблица57.E161" style:family="table-cell">
      <style:table-cell-properties fo:padding="0.097cm" fo:border-left="0.05pt solid #000000" fo:border-right="none" fo:border-top="none" fo:border-bottom="0.05pt solid #000000"/>
    </style:style>
    <style:style style:name="Таблица57.F1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2" style:family="table-cell">
      <style:table-cell-properties fo:padding="0.097cm" fo:border-left="0.05pt solid #000000" fo:border-right="none" fo:border-top="none" fo:border-bottom="0.05pt solid #000000"/>
    </style:style>
    <style:style style:name="Таблица57.B162" style:family="table-cell">
      <style:table-cell-properties fo:padding="0.097cm" fo:border-left="0.05pt solid #000000" fo:border-right="none" fo:border-top="none" fo:border-bottom="0.05pt solid #000000"/>
    </style:style>
    <style:style style:name="Таблица57.C162" style:family="table-cell">
      <style:table-cell-properties fo:padding="0.097cm" fo:border-left="0.05pt solid #000000" fo:border-right="none" fo:border-top="none" fo:border-bottom="0.05pt solid #000000"/>
    </style:style>
    <style:style style:name="Таблица57.D162" style:family="table-cell">
      <style:table-cell-properties fo:padding="0.097cm" fo:border-left="0.05pt solid #000000" fo:border-right="none" fo:border-top="none" fo:border-bottom="0.05pt solid #000000"/>
    </style:style>
    <style:style style:name="Таблица57.E162" style:family="table-cell">
      <style:table-cell-properties fo:padding="0.097cm" fo:border-left="0.05pt solid #000000" fo:border-right="none" fo:border-top="none" fo:border-bottom="0.05pt solid #000000"/>
    </style:style>
    <style:style style:name="Таблица57.F1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3" style:family="table-cell">
      <style:table-cell-properties fo:padding="0.097cm" fo:border-left="0.05pt solid #000000" fo:border-right="none" fo:border-top="none" fo:border-bottom="0.05pt solid #000000"/>
    </style:style>
    <style:style style:name="Таблица57.B163" style:family="table-cell">
      <style:table-cell-properties fo:padding="0.097cm" fo:border-left="0.05pt solid #000000" fo:border-right="none" fo:border-top="none" fo:border-bottom="0.05pt solid #000000"/>
    </style:style>
    <style:style style:name="Таблица57.C163" style:family="table-cell">
      <style:table-cell-properties fo:padding="0.097cm" fo:border-left="0.05pt solid #000000" fo:border-right="none" fo:border-top="none" fo:border-bottom="0.05pt solid #000000"/>
    </style:style>
    <style:style style:name="Таблица57.D163" style:family="table-cell">
      <style:table-cell-properties fo:padding="0.097cm" fo:border-left="0.05pt solid #000000" fo:border-right="none" fo:border-top="none" fo:border-bottom="0.05pt solid #000000"/>
    </style:style>
    <style:style style:name="Таблица57.E163" style:family="table-cell">
      <style:table-cell-properties fo:padding="0.097cm" fo:border-left="0.05pt solid #000000" fo:border-right="none" fo:border-top="none" fo:border-bottom="0.05pt solid #000000"/>
    </style:style>
    <style:style style:name="Таблица57.F1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4" style:family="table-cell">
      <style:table-cell-properties fo:padding="0.097cm" fo:border-left="0.05pt solid #000000" fo:border-right="none" fo:border-top="none" fo:border-bottom="0.05pt solid #000000"/>
    </style:style>
    <style:style style:name="Таблица57.B164" style:family="table-cell">
      <style:table-cell-properties fo:padding="0.097cm" fo:border-left="0.05pt solid #000000" fo:border-right="none" fo:border-top="none" fo:border-bottom="0.05pt solid #000000"/>
    </style:style>
    <style:style style:name="Таблица57.C164" style:family="table-cell">
      <style:table-cell-properties fo:padding="0.097cm" fo:border-left="0.05pt solid #000000" fo:border-right="none" fo:border-top="none" fo:border-bottom="0.05pt solid #000000"/>
    </style:style>
    <style:style style:name="Таблица57.D164" style:family="table-cell">
      <style:table-cell-properties fo:padding="0.097cm" fo:border-left="0.05pt solid #000000" fo:border-right="none" fo:border-top="none" fo:border-bottom="0.05pt solid #000000"/>
    </style:style>
    <style:style style:name="Таблица57.E164" style:family="table-cell">
      <style:table-cell-properties fo:padding="0.097cm" fo:border-left="0.05pt solid #000000" fo:border-right="none" fo:border-top="none" fo:border-bottom="0.05pt solid #000000"/>
    </style:style>
    <style:style style:name="Таблица57.F1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5" style:family="table-cell">
      <style:table-cell-properties fo:padding="0.097cm" fo:border-left="0.05pt solid #000000" fo:border-right="none" fo:border-top="none" fo:border-bottom="0.05pt solid #000000"/>
    </style:style>
    <style:style style:name="Таблица57.B165" style:family="table-cell">
      <style:table-cell-properties fo:padding="0.097cm" fo:border-left="0.05pt solid #000000" fo:border-right="none" fo:border-top="none" fo:border-bottom="0.05pt solid #000000"/>
    </style:style>
    <style:style style:name="Таблица57.C165" style:family="table-cell">
      <style:table-cell-properties fo:padding="0.097cm" fo:border-left="0.05pt solid #000000" fo:border-right="none" fo:border-top="none" fo:border-bottom="0.05pt solid #000000"/>
    </style:style>
    <style:style style:name="Таблица57.D165" style:family="table-cell">
      <style:table-cell-properties fo:padding="0.097cm" fo:border-left="0.05pt solid #000000" fo:border-right="none" fo:border-top="none" fo:border-bottom="0.05pt solid #000000"/>
    </style:style>
    <style:style style:name="Таблица57.E165" style:family="table-cell">
      <style:table-cell-properties fo:padding="0.097cm" fo:border-left="0.05pt solid #000000" fo:border-right="none" fo:border-top="none" fo:border-bottom="0.05pt solid #000000"/>
    </style:style>
    <style:style style:name="Таблица57.F1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6" style:family="table-cell">
      <style:table-cell-properties fo:padding="0.097cm" fo:border-left="0.05pt solid #000000" fo:border-right="none" fo:border-top="none" fo:border-bottom="0.05pt solid #000000"/>
    </style:style>
    <style:style style:name="Таблица57.B166" style:family="table-cell">
      <style:table-cell-properties fo:padding="0.097cm" fo:border-left="0.05pt solid #000000" fo:border-right="none" fo:border-top="none" fo:border-bottom="0.05pt solid #000000"/>
    </style:style>
    <style:style style:name="Таблица57.C166" style:family="table-cell">
      <style:table-cell-properties fo:padding="0.097cm" fo:border-left="0.05pt solid #000000" fo:border-right="none" fo:border-top="none" fo:border-bottom="0.05pt solid #000000"/>
    </style:style>
    <style:style style:name="Таблица57.D166" style:family="table-cell">
      <style:table-cell-properties fo:padding="0.097cm" fo:border-left="0.05pt solid #000000" fo:border-right="none" fo:border-top="none" fo:border-bottom="0.05pt solid #000000"/>
    </style:style>
    <style:style style:name="Таблица57.E166" style:family="table-cell">
      <style:table-cell-properties fo:padding="0.097cm" fo:border-left="0.05pt solid #000000" fo:border-right="none" fo:border-top="none" fo:border-bottom="0.05pt solid #000000"/>
    </style:style>
    <style:style style:name="Таблица57.F1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7" style:family="table-cell">
      <style:table-cell-properties fo:padding="0.097cm" fo:border-left="0.05pt solid #000000" fo:border-right="none" fo:border-top="none" fo:border-bottom="0.05pt solid #000000"/>
    </style:style>
    <style:style style:name="Таблица57.B167" style:family="table-cell">
      <style:table-cell-properties fo:padding="0.097cm" fo:border-left="0.05pt solid #000000" fo:border-right="none" fo:border-top="none" fo:border-bottom="0.05pt solid #000000"/>
    </style:style>
    <style:style style:name="Таблица57.C167" style:family="table-cell">
      <style:table-cell-properties fo:padding="0.097cm" fo:border-left="0.05pt solid #000000" fo:border-right="none" fo:border-top="none" fo:border-bottom="0.05pt solid #000000"/>
    </style:style>
    <style:style style:name="Таблица57.D167" style:family="table-cell">
      <style:table-cell-properties fo:padding="0.097cm" fo:border-left="0.05pt solid #000000" fo:border-right="none" fo:border-top="none" fo:border-bottom="0.05pt solid #000000"/>
    </style:style>
    <style:style style:name="Таблица57.E167" style:family="table-cell">
      <style:table-cell-properties fo:padding="0.097cm" fo:border-left="0.05pt solid #000000" fo:border-right="none" fo:border-top="none" fo:border-bottom="0.05pt solid #000000"/>
    </style:style>
    <style:style style:name="Таблица57.F1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8" style:family="table-cell">
      <style:table-cell-properties fo:padding="0.097cm" fo:border-left="0.05pt solid #000000" fo:border-right="none" fo:border-top="none" fo:border-bottom="0.05pt solid #000000"/>
    </style:style>
    <style:style style:name="Таблица57.B168" style:family="table-cell">
      <style:table-cell-properties fo:padding="0.097cm" fo:border-left="0.05pt solid #000000" fo:border-right="none" fo:border-top="none" fo:border-bottom="0.05pt solid #000000"/>
    </style:style>
    <style:style style:name="Таблица57.C168" style:family="table-cell">
      <style:table-cell-properties fo:padding="0.097cm" fo:border-left="0.05pt solid #000000" fo:border-right="none" fo:border-top="none" fo:border-bottom="0.05pt solid #000000"/>
    </style:style>
    <style:style style:name="Таблица57.D168" style:family="table-cell">
      <style:table-cell-properties fo:padding="0.097cm" fo:border-left="0.05pt solid #000000" fo:border-right="none" fo:border-top="none" fo:border-bottom="0.05pt solid #000000"/>
    </style:style>
    <style:style style:name="Таблица57.E168" style:family="table-cell">
      <style:table-cell-properties fo:padding="0.097cm" fo:border-left="0.05pt solid #000000" fo:border-right="none" fo:border-top="none" fo:border-bottom="0.05pt solid #000000"/>
    </style:style>
    <style:style style:name="Таблица57.F1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9" style:family="table-cell">
      <style:table-cell-properties fo:padding="0.097cm" fo:border-left="0.05pt solid #000000" fo:border-right="none" fo:border-top="none" fo:border-bottom="0.05pt solid #000000"/>
    </style:style>
    <style:style style:name="Таблица57.B169" style:family="table-cell">
      <style:table-cell-properties fo:padding="0.097cm" fo:border-left="0.05pt solid #000000" fo:border-right="none" fo:border-top="none" fo:border-bottom="0.05pt solid #000000"/>
    </style:style>
    <style:style style:name="Таблица57.C169" style:family="table-cell">
      <style:table-cell-properties fo:padding="0.097cm" fo:border-left="0.05pt solid #000000" fo:border-right="none" fo:border-top="none" fo:border-bottom="0.05pt solid #000000"/>
    </style:style>
    <style:style style:name="Таблица57.D169" style:family="table-cell">
      <style:table-cell-properties fo:padding="0.097cm" fo:border-left="0.05pt solid #000000" fo:border-right="none" fo:border-top="none" fo:border-bottom="0.05pt solid #000000"/>
    </style:style>
    <style:style style:name="Таблица57.E169" style:family="table-cell">
      <style:table-cell-properties fo:padding="0.097cm" fo:border-left="0.05pt solid #000000" fo:border-right="none" fo:border-top="none" fo:border-bottom="0.05pt solid #000000"/>
    </style:style>
    <style:style style:name="Таблица57.F1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0" style:family="table-cell">
      <style:table-cell-properties fo:padding="0.097cm" fo:border-left="0.05pt solid #000000" fo:border-right="none" fo:border-top="none" fo:border-bottom="0.05pt solid #000000"/>
    </style:style>
    <style:style style:name="Таблица57.B170" style:family="table-cell">
      <style:table-cell-properties fo:padding="0.097cm" fo:border-left="0.05pt solid #000000" fo:border-right="none" fo:border-top="none" fo:border-bottom="0.05pt solid #000000"/>
    </style:style>
    <style:style style:name="Таблица57.C170" style:family="table-cell">
      <style:table-cell-properties fo:padding="0.097cm" fo:border-left="0.05pt solid #000000" fo:border-right="none" fo:border-top="none" fo:border-bottom="0.05pt solid #000000"/>
    </style:style>
    <style:style style:name="Таблица57.D170" style:family="table-cell">
      <style:table-cell-properties fo:padding="0.097cm" fo:border-left="0.05pt solid #000000" fo:border-right="none" fo:border-top="none" fo:border-bottom="0.05pt solid #000000"/>
    </style:style>
    <style:style style:name="Таблица57.E170" style:family="table-cell">
      <style:table-cell-properties fo:padding="0.097cm" fo:border-left="0.05pt solid #000000" fo:border-right="none" fo:border-top="none" fo:border-bottom="0.05pt solid #000000"/>
    </style:style>
    <style:style style:name="Таблица57.F1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1" style:family="table-cell">
      <style:table-cell-properties fo:padding="0.097cm" fo:border-left="0.05pt solid #000000" fo:border-right="none" fo:border-top="none" fo:border-bottom="0.05pt solid #000000"/>
    </style:style>
    <style:style style:name="Таблица57.B171" style:family="table-cell">
      <style:table-cell-properties fo:padding="0.097cm" fo:border-left="0.05pt solid #000000" fo:border-right="none" fo:border-top="none" fo:border-bottom="0.05pt solid #000000"/>
    </style:style>
    <style:style style:name="Таблица57.C171" style:family="table-cell">
      <style:table-cell-properties fo:padding="0.097cm" fo:border-left="0.05pt solid #000000" fo:border-right="none" fo:border-top="none" fo:border-bottom="0.05pt solid #000000"/>
    </style:style>
    <style:style style:name="Таблица57.D171" style:family="table-cell">
      <style:table-cell-properties fo:padding="0.097cm" fo:border-left="0.05pt solid #000000" fo:border-right="none" fo:border-top="none" fo:border-bottom="0.05pt solid #000000"/>
    </style:style>
    <style:style style:name="Таблица57.E171" style:family="table-cell">
      <style:table-cell-properties fo:padding="0.097cm" fo:border-left="0.05pt solid #000000" fo:border-right="none" fo:border-top="none" fo:border-bottom="0.05pt solid #000000"/>
    </style:style>
    <style:style style:name="Таблица57.F1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2" style:family="table-cell">
      <style:table-cell-properties fo:padding="0.097cm" fo:border-left="0.05pt solid #000000" fo:border-right="none" fo:border-top="none" fo:border-bottom="0.05pt solid #000000"/>
    </style:style>
    <style:style style:name="Таблица57.B172" style:family="table-cell">
      <style:table-cell-properties fo:padding="0.097cm" fo:border-left="0.05pt solid #000000" fo:border-right="none" fo:border-top="none" fo:border-bottom="0.05pt solid #000000"/>
    </style:style>
    <style:style style:name="Таблица57.C172" style:family="table-cell">
      <style:table-cell-properties fo:padding="0.097cm" fo:border-left="0.05pt solid #000000" fo:border-right="none" fo:border-top="none" fo:border-bottom="0.05pt solid #000000"/>
    </style:style>
    <style:style style:name="Таблица57.D172" style:family="table-cell">
      <style:table-cell-properties fo:padding="0.097cm" fo:border-left="0.05pt solid #000000" fo:border-right="none" fo:border-top="none" fo:border-bottom="0.05pt solid #000000"/>
    </style:style>
    <style:style style:name="Таблица57.E172" style:family="table-cell">
      <style:table-cell-properties fo:padding="0.097cm" fo:border-left="0.05pt solid #000000" fo:border-right="none" fo:border-top="none" fo:border-bottom="0.05pt solid #000000"/>
    </style:style>
    <style:style style:name="Таблица57.F1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3" style:family="table-cell">
      <style:table-cell-properties fo:padding="0.097cm" fo:border-left="0.05pt solid #000000" fo:border-right="none" fo:border-top="none" fo:border-bottom="0.05pt solid #000000"/>
    </style:style>
    <style:style style:name="Таблица57.B173" style:family="table-cell">
      <style:table-cell-properties fo:padding="0.097cm" fo:border-left="0.05pt solid #000000" fo:border-right="none" fo:border-top="none" fo:border-bottom="0.05pt solid #000000"/>
    </style:style>
    <style:style style:name="Таблица57.C173" style:family="table-cell">
      <style:table-cell-properties fo:padding="0.097cm" fo:border-left="0.05pt solid #000000" fo:border-right="none" fo:border-top="none" fo:border-bottom="0.05pt solid #000000"/>
    </style:style>
    <style:style style:name="Таблица57.D173" style:family="table-cell">
      <style:table-cell-properties fo:padding="0.097cm" fo:border-left="0.05pt solid #000000" fo:border-right="none" fo:border-top="none" fo:border-bottom="0.05pt solid #000000"/>
    </style:style>
    <style:style style:name="Таблица57.E173" style:family="table-cell">
      <style:table-cell-properties fo:padding="0.097cm" fo:border-left="0.05pt solid #000000" fo:border-right="none" fo:border-top="none" fo:border-bottom="0.05pt solid #000000"/>
    </style:style>
    <style:style style:name="Таблица57.F17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4" style:family="table-cell">
      <style:table-cell-properties fo:padding="0.097cm" fo:border-left="0.05pt solid #000000" fo:border-right="none" fo:border-top="none" fo:border-bottom="0.05pt solid #000000"/>
    </style:style>
    <style:style style:name="Таблица57.B174" style:family="table-cell">
      <style:table-cell-properties fo:padding="0.097cm" fo:border-left="0.05pt solid #000000" fo:border-right="none" fo:border-top="none" fo:border-bottom="0.05pt solid #000000"/>
    </style:style>
    <style:style style:name="Таблица57.C174" style:family="table-cell">
      <style:table-cell-properties fo:padding="0.097cm" fo:border-left="0.05pt solid #000000" fo:border-right="none" fo:border-top="none" fo:border-bottom="0.05pt solid #000000"/>
    </style:style>
    <style:style style:name="Таблица57.D174" style:family="table-cell">
      <style:table-cell-properties fo:padding="0.097cm" fo:border-left="0.05pt solid #000000" fo:border-right="none" fo:border-top="none" fo:border-bottom="0.05pt solid #000000"/>
    </style:style>
    <style:style style:name="Таблица57.E174" style:family="table-cell">
      <style:table-cell-properties fo:padding="0.097cm" fo:border-left="0.05pt solid #000000" fo:border-right="none" fo:border-top="none" fo:border-bottom="0.05pt solid #000000"/>
    </style:style>
    <style:style style:name="Таблица57.F17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5" style:family="table-cell">
      <style:table-cell-properties fo:padding="0.097cm" fo:border-left="0.05pt solid #000000" fo:border-right="none" fo:border-top="none" fo:border-bottom="0.05pt solid #000000"/>
    </style:style>
    <style:style style:name="Таблица57.B175" style:family="table-cell">
      <style:table-cell-properties fo:padding="0.097cm" fo:border-left="0.05pt solid #000000" fo:border-right="none" fo:border-top="none" fo:border-bottom="0.05pt solid #000000"/>
    </style:style>
    <style:style style:name="Таблица57.C175" style:family="table-cell">
      <style:table-cell-properties fo:padding="0.097cm" fo:border-left="0.05pt solid #000000" fo:border-right="none" fo:border-top="none" fo:border-bottom="0.05pt solid #000000"/>
    </style:style>
    <style:style style:name="Таблица57.D175" style:family="table-cell">
      <style:table-cell-properties fo:padding="0.097cm" fo:border-left="0.05pt solid #000000" fo:border-right="none" fo:border-top="none" fo:border-bottom="0.05pt solid #000000"/>
    </style:style>
    <style:style style:name="Таблица57.E175" style:family="table-cell">
      <style:table-cell-properties fo:padding="0.097cm" fo:border-left="0.05pt solid #000000" fo:border-right="none" fo:border-top="none" fo:border-bottom="0.05pt solid #000000"/>
    </style:style>
    <style:style style:name="Таблица57.F17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6" style:family="table-cell">
      <style:table-cell-properties fo:padding="0.097cm" fo:border-left="0.05pt solid #000000" fo:border-right="none" fo:border-top="none" fo:border-bottom="0.05pt solid #000000"/>
    </style:style>
    <style:style style:name="Таблица57.B176" style:family="table-cell">
      <style:table-cell-properties fo:padding="0.097cm" fo:border-left="0.05pt solid #000000" fo:border-right="none" fo:border-top="none" fo:border-bottom="0.05pt solid #000000"/>
    </style:style>
    <style:style style:name="Таблица57.C176" style:family="table-cell">
      <style:table-cell-properties fo:padding="0.097cm" fo:border-left="0.05pt solid #000000" fo:border-right="none" fo:border-top="none" fo:border-bottom="0.05pt solid #000000"/>
    </style:style>
    <style:style style:name="Таблица57.D176" style:family="table-cell">
      <style:table-cell-properties fo:padding="0.097cm" fo:border-left="0.05pt solid #000000" fo:border-right="none" fo:border-top="none" fo:border-bottom="0.05pt solid #000000"/>
    </style:style>
    <style:style style:name="Таблица57.E176" style:family="table-cell">
      <style:table-cell-properties fo:padding="0.097cm" fo:border-left="0.05pt solid #000000" fo:border-right="none" fo:border-top="none" fo:border-bottom="0.05pt solid #000000"/>
    </style:style>
    <style:style style:name="Таблица57.F17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7" style:family="table-cell">
      <style:table-cell-properties fo:padding="0.097cm" fo:border-left="0.05pt solid #000000" fo:border-right="none" fo:border-top="none" fo:border-bottom="0.05pt solid #000000"/>
    </style:style>
    <style:style style:name="Таблица57.B177" style:family="table-cell">
      <style:table-cell-properties fo:padding="0.097cm" fo:border-left="0.05pt solid #000000" fo:border-right="none" fo:border-top="none" fo:border-bottom="0.05pt solid #000000"/>
    </style:style>
    <style:style style:name="Таблица57.C177" style:family="table-cell">
      <style:table-cell-properties fo:padding="0.097cm" fo:border-left="0.05pt solid #000000" fo:border-right="none" fo:border-top="none" fo:border-bottom="0.05pt solid #000000"/>
    </style:style>
    <style:style style:name="Таблица57.D177" style:family="table-cell">
      <style:table-cell-properties fo:padding="0.097cm" fo:border-left="0.05pt solid #000000" fo:border-right="none" fo:border-top="none" fo:border-bottom="0.05pt solid #000000"/>
    </style:style>
    <style:style style:name="Таблица57.E177" style:family="table-cell">
      <style:table-cell-properties fo:padding="0.097cm" fo:border-left="0.05pt solid #000000" fo:border-right="none" fo:border-top="none" fo:border-bottom="0.05pt solid #000000"/>
    </style:style>
    <style:style style:name="Таблица57.F17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8" style:family="table-cell">
      <style:table-cell-properties fo:padding="0.097cm" fo:border-left="0.05pt solid #000000" fo:border-right="none" fo:border-top="none" fo:border-bottom="0.05pt solid #000000"/>
    </style:style>
    <style:style style:name="Таблица57.B178" style:family="table-cell">
      <style:table-cell-properties fo:padding="0.097cm" fo:border-left="0.05pt solid #000000" fo:border-right="none" fo:border-top="none" fo:border-bottom="0.05pt solid #000000"/>
    </style:style>
    <style:style style:name="Таблица57.C178" style:family="table-cell">
      <style:table-cell-properties fo:padding="0.097cm" fo:border-left="0.05pt solid #000000" fo:border-right="none" fo:border-top="none" fo:border-bottom="0.05pt solid #000000"/>
    </style:style>
    <style:style style:name="Таблица57.D178" style:family="table-cell">
      <style:table-cell-properties fo:padding="0.097cm" fo:border-left="0.05pt solid #000000" fo:border-right="none" fo:border-top="none" fo:border-bottom="0.05pt solid #000000"/>
    </style:style>
    <style:style style:name="Таблица57.E178" style:family="table-cell">
      <style:table-cell-properties fo:padding="0.097cm" fo:border-left="0.05pt solid #000000" fo:border-right="none" fo:border-top="none" fo:border-bottom="0.05pt solid #000000"/>
    </style:style>
    <style:style style:name="Таблица57.F17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9" style:family="table-cell">
      <style:table-cell-properties fo:padding="0.097cm" fo:border-left="0.05pt solid #000000" fo:border-right="none" fo:border-top="none" fo:border-bottom="0.05pt solid #000000"/>
    </style:style>
    <style:style style:name="Таблица57.B179" style:family="table-cell">
      <style:table-cell-properties fo:padding="0.097cm" fo:border-left="0.05pt solid #000000" fo:border-right="none" fo:border-top="none" fo:border-bottom="0.05pt solid #000000"/>
    </style:style>
    <style:style style:name="Таблица57.C179" style:family="table-cell">
      <style:table-cell-properties fo:padding="0.097cm" fo:border-left="0.05pt solid #000000" fo:border-right="none" fo:border-top="none" fo:border-bottom="0.05pt solid #000000"/>
    </style:style>
    <style:style style:name="Таблица57.D179" style:family="table-cell">
      <style:table-cell-properties fo:padding="0.097cm" fo:border-left="0.05pt solid #000000" fo:border-right="none" fo:border-top="none" fo:border-bottom="0.05pt solid #000000"/>
    </style:style>
    <style:style style:name="Таблица57.E179" style:family="table-cell">
      <style:table-cell-properties fo:padding="0.097cm" fo:border-left="0.05pt solid #000000" fo:border-right="none" fo:border-top="none" fo:border-bottom="0.05pt solid #000000"/>
    </style:style>
    <style:style style:name="Таблица57.F17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0" style:family="table-cell">
      <style:table-cell-properties fo:padding="0.097cm" fo:border-left="0.05pt solid #000000" fo:border-right="none" fo:border-top="none" fo:border-bottom="0.05pt solid #000000"/>
    </style:style>
    <style:style style:name="Таблица57.B180" style:family="table-cell">
      <style:table-cell-properties fo:padding="0.097cm" fo:border-left="0.05pt solid #000000" fo:border-right="none" fo:border-top="none" fo:border-bottom="0.05pt solid #000000"/>
    </style:style>
    <style:style style:name="Таблица57.C180" style:family="table-cell">
      <style:table-cell-properties fo:padding="0.097cm" fo:border-left="0.05pt solid #000000" fo:border-right="none" fo:border-top="none" fo:border-bottom="0.05pt solid #000000"/>
    </style:style>
    <style:style style:name="Таблица57.D180" style:family="table-cell">
      <style:table-cell-properties fo:padding="0.097cm" fo:border-left="0.05pt solid #000000" fo:border-right="none" fo:border-top="none" fo:border-bottom="0.05pt solid #000000"/>
    </style:style>
    <style:style style:name="Таблица57.E180" style:family="table-cell">
      <style:table-cell-properties fo:padding="0.097cm" fo:border-left="0.05pt solid #000000" fo:border-right="none" fo:border-top="none" fo:border-bottom="0.05pt solid #000000"/>
    </style:style>
    <style:style style:name="Таблица57.F18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1" style:family="table-cell">
      <style:table-cell-properties fo:padding="0.097cm" fo:border-left="0.05pt solid #000000" fo:border-right="none" fo:border-top="none" fo:border-bottom="0.05pt solid #000000"/>
    </style:style>
    <style:style style:name="Таблица57.B181" style:family="table-cell">
      <style:table-cell-properties fo:padding="0.097cm" fo:border-left="0.05pt solid #000000" fo:border-right="none" fo:border-top="none" fo:border-bottom="0.05pt solid #000000"/>
    </style:style>
    <style:style style:name="Таблица57.C181" style:family="table-cell">
      <style:table-cell-properties fo:padding="0.097cm" fo:border-left="0.05pt solid #000000" fo:border-right="none" fo:border-top="none" fo:border-bottom="0.05pt solid #000000"/>
    </style:style>
    <style:style style:name="Таблица57.D181" style:family="table-cell">
      <style:table-cell-properties fo:padding="0.097cm" fo:border-left="0.05pt solid #000000" fo:border-right="none" fo:border-top="none" fo:border-bottom="0.05pt solid #000000"/>
    </style:style>
    <style:style style:name="Таблица57.E181" style:family="table-cell">
      <style:table-cell-properties fo:padding="0.097cm" fo:border-left="0.05pt solid #000000" fo:border-right="none" fo:border-top="none" fo:border-bottom="0.05pt solid #000000"/>
    </style:style>
    <style:style style:name="Таблица57.F18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2" style:family="table-cell">
      <style:table-cell-properties fo:padding="0.097cm" fo:border-left="0.05pt solid #000000" fo:border-right="none" fo:border-top="none" fo:border-bottom="0.05pt solid #000000"/>
    </style:style>
    <style:style style:name="Таблица57.B182" style:family="table-cell">
      <style:table-cell-properties fo:padding="0.097cm" fo:border-left="0.05pt solid #000000" fo:border-right="none" fo:border-top="none" fo:border-bottom="0.05pt solid #000000"/>
    </style:style>
    <style:style style:name="Таблица57.C182" style:family="table-cell">
      <style:table-cell-properties fo:padding="0.097cm" fo:border-left="0.05pt solid #000000" fo:border-right="none" fo:border-top="none" fo:border-bottom="0.05pt solid #000000"/>
    </style:style>
    <style:style style:name="Таблица57.D182" style:family="table-cell">
      <style:table-cell-properties fo:padding="0.097cm" fo:border-left="0.05pt solid #000000" fo:border-right="none" fo:border-top="none" fo:border-bottom="0.05pt solid #000000"/>
    </style:style>
    <style:style style:name="Таблица57.E182" style:family="table-cell">
      <style:table-cell-properties fo:padding="0.097cm" fo:border-left="0.05pt solid #000000" fo:border-right="none" fo:border-top="none" fo:border-bottom="0.05pt solid #000000"/>
    </style:style>
    <style:style style:name="Таблица57.F18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3" style:family="table-cell">
      <style:table-cell-properties fo:padding="0.097cm" fo:border-left="0.05pt solid #000000" fo:border-right="none" fo:border-top="none" fo:border-bottom="0.05pt solid #000000"/>
    </style:style>
    <style:style style:name="Таблица57.B183" style:family="table-cell">
      <style:table-cell-properties fo:padding="0.097cm" fo:border-left="0.05pt solid #000000" fo:border-right="none" fo:border-top="none" fo:border-bottom="0.05pt solid #000000"/>
    </style:style>
    <style:style style:name="Таблица57.C183" style:family="table-cell">
      <style:table-cell-properties fo:padding="0.097cm" fo:border-left="0.05pt solid #000000" fo:border-right="none" fo:border-top="none" fo:border-bottom="0.05pt solid #000000"/>
    </style:style>
    <style:style style:name="Таблица57.D183" style:family="table-cell">
      <style:table-cell-properties fo:padding="0.097cm" fo:border-left="0.05pt solid #000000" fo:border-right="none" fo:border-top="none" fo:border-bottom="0.05pt solid #000000"/>
    </style:style>
    <style:style style:name="Таблица57.E183" style:family="table-cell">
      <style:table-cell-properties fo:padding="0.097cm" fo:border-left="0.05pt solid #000000" fo:border-right="none" fo:border-top="none" fo:border-bottom="0.05pt solid #000000"/>
    </style:style>
    <style:style style:name="Таблица57.F18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4" style:family="table-cell">
      <style:table-cell-properties fo:padding="0.097cm" fo:border-left="0.05pt solid #000000" fo:border-right="none" fo:border-top="none" fo:border-bottom="0.05pt solid #000000"/>
    </style:style>
    <style:style style:name="Таблица57.B184" style:family="table-cell">
      <style:table-cell-properties fo:padding="0.097cm" fo:border-left="0.05pt solid #000000" fo:border-right="none" fo:border-top="none" fo:border-bottom="0.05pt solid #000000"/>
    </style:style>
    <style:style style:name="Таблица57.C184" style:family="table-cell">
      <style:table-cell-properties fo:padding="0.097cm" fo:border-left="0.05pt solid #000000" fo:border-right="none" fo:border-top="none" fo:border-bottom="0.05pt solid #000000"/>
    </style:style>
    <style:style style:name="Таблица57.D184" style:family="table-cell">
      <style:table-cell-properties fo:padding="0.097cm" fo:border-left="0.05pt solid #000000" fo:border-right="none" fo:border-top="none" fo:border-bottom="0.05pt solid #000000"/>
    </style:style>
    <style:style style:name="Таблица57.E184" style:family="table-cell">
      <style:table-cell-properties fo:padding="0.097cm" fo:border-left="0.05pt solid #000000" fo:border-right="none" fo:border-top="none" fo:border-bottom="0.05pt solid #000000"/>
    </style:style>
    <style:style style:name="Таблица57.F18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5" style:family="table-cell">
      <style:table-cell-properties fo:padding="0.097cm" fo:border-left="0.05pt solid #000000" fo:border-right="none" fo:border-top="none" fo:border-bottom="0.05pt solid #000000"/>
    </style:style>
    <style:style style:name="Таблица57.B185" style:family="table-cell">
      <style:table-cell-properties fo:padding="0.097cm" fo:border-left="0.05pt solid #000000" fo:border-right="none" fo:border-top="none" fo:border-bottom="0.05pt solid #000000"/>
    </style:style>
    <style:style style:name="Таблица57.C185" style:family="table-cell">
      <style:table-cell-properties fo:padding="0.097cm" fo:border-left="0.05pt solid #000000" fo:border-right="none" fo:border-top="none" fo:border-bottom="0.05pt solid #000000"/>
    </style:style>
    <style:style style:name="Таблица57.D185" style:family="table-cell">
      <style:table-cell-properties fo:padding="0.097cm" fo:border-left="0.05pt solid #000000" fo:border-right="none" fo:border-top="none" fo:border-bottom="0.05pt solid #000000"/>
    </style:style>
    <style:style style:name="Таблица57.E185" style:family="table-cell">
      <style:table-cell-properties fo:padding="0.097cm" fo:border-left="0.05pt solid #000000" fo:border-right="none" fo:border-top="none" fo:border-bottom="0.05pt solid #000000"/>
    </style:style>
    <style:style style:name="Таблица57.F18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6" style:family="table-cell">
      <style:table-cell-properties fo:padding="0.097cm" fo:border-left="0.05pt solid #000000" fo:border-right="none" fo:border-top="none" fo:border-bottom="0.05pt solid #000000"/>
    </style:style>
    <style:style style:name="Таблица57.B186" style:family="table-cell">
      <style:table-cell-properties fo:padding="0.097cm" fo:border-left="0.05pt solid #000000" fo:border-right="none" fo:border-top="none" fo:border-bottom="0.05pt solid #000000"/>
    </style:style>
    <style:style style:name="Таблица57.C186" style:family="table-cell">
      <style:table-cell-properties fo:padding="0.097cm" fo:border-left="0.05pt solid #000000" fo:border-right="none" fo:border-top="none" fo:border-bottom="0.05pt solid #000000"/>
    </style:style>
    <style:style style:name="Таблица57.D186" style:family="table-cell">
      <style:table-cell-properties fo:padding="0.097cm" fo:border-left="0.05pt solid #000000" fo:border-right="none" fo:border-top="none" fo:border-bottom="0.05pt solid #000000"/>
    </style:style>
    <style:style style:name="Таблица57.E186" style:family="table-cell">
      <style:table-cell-properties fo:padding="0.097cm" fo:border-left="0.05pt solid #000000" fo:border-right="none" fo:border-top="none" fo:border-bottom="0.05pt solid #000000"/>
    </style:style>
    <style:style style:name="Таблица57.F18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7" style:family="table-cell">
      <style:table-cell-properties fo:padding="0.097cm" fo:border-left="0.05pt solid #000000" fo:border-right="none" fo:border-top="none" fo:border-bottom="0.05pt solid #000000"/>
    </style:style>
    <style:style style:name="Таблица57.B187" style:family="table-cell">
      <style:table-cell-properties fo:padding="0.097cm" fo:border-left="0.05pt solid #000000" fo:border-right="none" fo:border-top="none" fo:border-bottom="0.05pt solid #000000"/>
    </style:style>
    <style:style style:name="Таблица57.C187" style:family="table-cell">
      <style:table-cell-properties fo:padding="0.097cm" fo:border-left="0.05pt solid #000000" fo:border-right="none" fo:border-top="none" fo:border-bottom="0.05pt solid #000000"/>
    </style:style>
    <style:style style:name="Таблица57.D187" style:family="table-cell">
      <style:table-cell-properties fo:padding="0.097cm" fo:border-left="0.05pt solid #000000" fo:border-right="none" fo:border-top="none" fo:border-bottom="0.05pt solid #000000"/>
    </style:style>
    <style:style style:name="Таблица57.E187" style:family="table-cell">
      <style:table-cell-properties fo:padding="0.097cm" fo:border-left="0.05pt solid #000000" fo:border-right="none" fo:border-top="none" fo:border-bottom="0.05pt solid #000000"/>
    </style:style>
    <style:style style:name="Таблица57.F18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8" style:family="table-cell">
      <style:table-cell-properties fo:padding="0.097cm" fo:border-left="0.05pt solid #000000" fo:border-right="none" fo:border-top="none" fo:border-bottom="0.05pt solid #000000"/>
    </style:style>
    <style:style style:name="Таблица57.B188" style:family="table-cell">
      <style:table-cell-properties fo:padding="0.097cm" fo:border-left="0.05pt solid #000000" fo:border-right="none" fo:border-top="none" fo:border-bottom="0.05pt solid #000000"/>
    </style:style>
    <style:style style:name="Таблица57.C188" style:family="table-cell">
      <style:table-cell-properties fo:padding="0.097cm" fo:border-left="0.05pt solid #000000" fo:border-right="none" fo:border-top="none" fo:border-bottom="0.05pt solid #000000"/>
    </style:style>
    <style:style style:name="Таблица57.D188" style:family="table-cell">
      <style:table-cell-properties fo:padding="0.097cm" fo:border-left="0.05pt solid #000000" fo:border-right="none" fo:border-top="none" fo:border-bottom="0.05pt solid #000000"/>
    </style:style>
    <style:style style:name="Таблица57.E188" style:family="table-cell">
      <style:table-cell-properties fo:padding="0.097cm" fo:border-left="0.05pt solid #000000" fo:border-right="none" fo:border-top="none" fo:border-bottom="0.05pt solid #000000"/>
    </style:style>
    <style:style style:name="Таблица57.F18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9" style:family="table-cell">
      <style:table-cell-properties fo:padding="0.097cm" fo:border-left="0.05pt solid #000000" fo:border-right="none" fo:border-top="none" fo:border-bottom="0.05pt solid #000000"/>
    </style:style>
    <style:style style:name="Таблица57.B189" style:family="table-cell">
      <style:table-cell-properties fo:padding="0.097cm" fo:border-left="0.05pt solid #000000" fo:border-right="none" fo:border-top="none" fo:border-bottom="0.05pt solid #000000"/>
    </style:style>
    <style:style style:name="Таблица57.C189" style:family="table-cell">
      <style:table-cell-properties fo:padding="0.097cm" fo:border-left="0.05pt solid #000000" fo:border-right="none" fo:border-top="none" fo:border-bottom="0.05pt solid #000000"/>
    </style:style>
    <style:style style:name="Таблица57.D189" style:family="table-cell">
      <style:table-cell-properties fo:padding="0.097cm" fo:border-left="0.05pt solid #000000" fo:border-right="none" fo:border-top="none" fo:border-bottom="0.05pt solid #000000"/>
    </style:style>
    <style:style style:name="Таблица57.E189" style:family="table-cell">
      <style:table-cell-properties fo:padding="0.097cm" fo:border-left="0.05pt solid #000000" fo:border-right="none" fo:border-top="none" fo:border-bottom="0.05pt solid #000000"/>
    </style:style>
    <style:style style:name="Таблица57.F18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0" style:family="table-cell">
      <style:table-cell-properties fo:padding="0.097cm" fo:border-left="0.05pt solid #000000" fo:border-right="none" fo:border-top="none" fo:border-bottom="0.05pt solid #000000"/>
    </style:style>
    <style:style style:name="Таблица57.B190" style:family="table-cell">
      <style:table-cell-properties fo:padding="0.097cm" fo:border-left="0.05pt solid #000000" fo:border-right="none" fo:border-top="none" fo:border-bottom="0.05pt solid #000000"/>
    </style:style>
    <style:style style:name="Таблица57.C190" style:family="table-cell">
      <style:table-cell-properties fo:padding="0.097cm" fo:border-left="0.05pt solid #000000" fo:border-right="none" fo:border-top="none" fo:border-bottom="0.05pt solid #000000"/>
    </style:style>
    <style:style style:name="Таблица57.D190" style:family="table-cell">
      <style:table-cell-properties fo:padding="0.097cm" fo:border-left="0.05pt solid #000000" fo:border-right="none" fo:border-top="none" fo:border-bottom="0.05pt solid #000000"/>
    </style:style>
    <style:style style:name="Таблица57.E190" style:family="table-cell">
      <style:table-cell-properties fo:padding="0.097cm" fo:border-left="0.05pt solid #000000" fo:border-right="none" fo:border-top="none" fo:border-bottom="0.05pt solid #000000"/>
    </style:style>
    <style:style style:name="Таблица57.F19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1" style:family="table-cell">
      <style:table-cell-properties fo:padding="0.097cm" fo:border-left="0.05pt solid #000000" fo:border-right="none" fo:border-top="none" fo:border-bottom="0.05pt solid #000000"/>
    </style:style>
    <style:style style:name="Таблица57.B191" style:family="table-cell">
      <style:table-cell-properties fo:padding="0.097cm" fo:border-left="0.05pt solid #000000" fo:border-right="none" fo:border-top="none" fo:border-bottom="0.05pt solid #000000"/>
    </style:style>
    <style:style style:name="Таблица57.C191" style:family="table-cell">
      <style:table-cell-properties fo:padding="0.097cm" fo:border-left="0.05pt solid #000000" fo:border-right="none" fo:border-top="none" fo:border-bottom="0.05pt solid #000000"/>
    </style:style>
    <style:style style:name="Таблица57.D191" style:family="table-cell">
      <style:table-cell-properties fo:padding="0.097cm" fo:border-left="0.05pt solid #000000" fo:border-right="none" fo:border-top="none" fo:border-bottom="0.05pt solid #000000"/>
    </style:style>
    <style:style style:name="Таблица57.E191" style:family="table-cell">
      <style:table-cell-properties fo:padding="0.097cm" fo:border-left="0.05pt solid #000000" fo:border-right="none" fo:border-top="none" fo:border-bottom="0.05pt solid #000000"/>
    </style:style>
    <style:style style:name="Таблица57.F19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2" style:family="table-cell">
      <style:table-cell-properties fo:padding="0.097cm" fo:border-left="0.05pt solid #000000" fo:border-right="none" fo:border-top="none" fo:border-bottom="0.05pt solid #000000"/>
    </style:style>
    <style:style style:name="Таблица57.B192" style:family="table-cell">
      <style:table-cell-properties fo:padding="0.097cm" fo:border-left="0.05pt solid #000000" fo:border-right="none" fo:border-top="none" fo:border-bottom="0.05pt solid #000000"/>
    </style:style>
    <style:style style:name="Таблица57.C192" style:family="table-cell">
      <style:table-cell-properties fo:padding="0.097cm" fo:border-left="0.05pt solid #000000" fo:border-right="none" fo:border-top="none" fo:border-bottom="0.05pt solid #000000"/>
    </style:style>
    <style:style style:name="Таблица57.D192" style:family="table-cell">
      <style:table-cell-properties fo:padding="0.097cm" fo:border-left="0.05pt solid #000000" fo:border-right="none" fo:border-top="none" fo:border-bottom="0.05pt solid #000000"/>
    </style:style>
    <style:style style:name="Таблица57.E192" style:family="table-cell">
      <style:table-cell-properties fo:padding="0.097cm" fo:border-left="0.05pt solid #000000" fo:border-right="none" fo:border-top="none" fo:border-bottom="0.05pt solid #000000"/>
    </style:style>
    <style:style style:name="Таблица57.F19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3" style:family="table-cell">
      <style:table-cell-properties fo:padding="0.097cm" fo:border-left="0.05pt solid #000000" fo:border-right="none" fo:border-top="none" fo:border-bottom="0.05pt solid #000000"/>
    </style:style>
    <style:style style:name="Таблица57.B193" style:family="table-cell">
      <style:table-cell-properties fo:padding="0.097cm" fo:border-left="0.05pt solid #000000" fo:border-right="none" fo:border-top="none" fo:border-bottom="0.05pt solid #000000"/>
    </style:style>
    <style:style style:name="Таблица57.C193" style:family="table-cell">
      <style:table-cell-properties fo:padding="0.097cm" fo:border-left="0.05pt solid #000000" fo:border-right="none" fo:border-top="none" fo:border-bottom="0.05pt solid #000000"/>
    </style:style>
    <style:style style:name="Таблица57.D193" style:family="table-cell">
      <style:table-cell-properties fo:padding="0.097cm" fo:border-left="0.05pt solid #000000" fo:border-right="none" fo:border-top="none" fo:border-bottom="0.05pt solid #000000"/>
    </style:style>
    <style:style style:name="Таблица57.E193" style:family="table-cell">
      <style:table-cell-properties fo:padding="0.097cm" fo:border-left="0.05pt solid #000000" fo:border-right="none" fo:border-top="none" fo:border-bottom="0.05pt solid #000000"/>
    </style:style>
    <style:style style:name="Таблица57.F19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4" style:family="table-cell">
      <style:table-cell-properties fo:padding="0.097cm" fo:border-left="0.05pt solid #000000" fo:border-right="none" fo:border-top="none" fo:border-bottom="0.05pt solid #000000"/>
    </style:style>
    <style:style style:name="Таблица57.B194" style:family="table-cell">
      <style:table-cell-properties fo:padding="0.097cm" fo:border-left="0.05pt solid #000000" fo:border-right="none" fo:border-top="none" fo:border-bottom="0.05pt solid #000000"/>
    </style:style>
    <style:style style:name="Таблица57.C194" style:family="table-cell">
      <style:table-cell-properties fo:padding="0.097cm" fo:border-left="0.05pt solid #000000" fo:border-right="none" fo:border-top="none" fo:border-bottom="0.05pt solid #000000"/>
    </style:style>
    <style:style style:name="Таблица57.D194" style:family="table-cell">
      <style:table-cell-properties fo:padding="0.097cm" fo:border-left="0.05pt solid #000000" fo:border-right="none" fo:border-top="none" fo:border-bottom="0.05pt solid #000000"/>
    </style:style>
    <style:style style:name="Таблица57.E194" style:family="table-cell">
      <style:table-cell-properties fo:padding="0.097cm" fo:border-left="0.05pt solid #000000" fo:border-right="none" fo:border-top="none" fo:border-bottom="0.05pt solid #000000"/>
    </style:style>
    <style:style style:name="Таблица57.F19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5" style:family="table-cell">
      <style:table-cell-properties fo:padding="0.097cm" fo:border-left="0.05pt solid #000000" fo:border-right="none" fo:border-top="none" fo:border-bottom="0.05pt solid #000000"/>
    </style:style>
    <style:style style:name="Таблица57.B195" style:family="table-cell">
      <style:table-cell-properties fo:padding="0.097cm" fo:border-left="0.05pt solid #000000" fo:border-right="none" fo:border-top="none" fo:border-bottom="0.05pt solid #000000"/>
    </style:style>
    <style:style style:name="Таблица57.C195" style:family="table-cell">
      <style:table-cell-properties fo:padding="0.097cm" fo:border-left="0.05pt solid #000000" fo:border-right="none" fo:border-top="none" fo:border-bottom="0.05pt solid #000000"/>
    </style:style>
    <style:style style:name="Таблица57.D195" style:family="table-cell">
      <style:table-cell-properties fo:padding="0.097cm" fo:border-left="0.05pt solid #000000" fo:border-right="none" fo:border-top="none" fo:border-bottom="0.05pt solid #000000"/>
    </style:style>
    <style:style style:name="Таблица57.E195" style:family="table-cell">
      <style:table-cell-properties fo:padding="0.097cm" fo:border-left="0.05pt solid #000000" fo:border-right="none" fo:border-top="none" fo:border-bottom="0.05pt solid #000000"/>
    </style:style>
    <style:style style:name="Таблица57.F19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6" style:family="table-cell">
      <style:table-cell-properties fo:padding="0.097cm" fo:border-left="0.05pt solid #000000" fo:border-right="none" fo:border-top="none" fo:border-bottom="0.05pt solid #000000"/>
    </style:style>
    <style:style style:name="Таблица57.B196" style:family="table-cell">
      <style:table-cell-properties fo:padding="0.097cm" fo:border-left="0.05pt solid #000000" fo:border-right="none" fo:border-top="none" fo:border-bottom="0.05pt solid #000000"/>
    </style:style>
    <style:style style:name="Таблица57.C196" style:family="table-cell">
      <style:table-cell-properties fo:padding="0.097cm" fo:border-left="0.05pt solid #000000" fo:border-right="none" fo:border-top="none" fo:border-bottom="0.05pt solid #000000"/>
    </style:style>
    <style:style style:name="Таблица57.D196" style:family="table-cell">
      <style:table-cell-properties fo:padding="0.097cm" fo:border-left="0.05pt solid #000000" fo:border-right="none" fo:border-top="none" fo:border-bottom="0.05pt solid #000000"/>
    </style:style>
    <style:style style:name="Таблица57.E196" style:family="table-cell">
      <style:table-cell-properties fo:padding="0.097cm" fo:border-left="0.05pt solid #000000" fo:border-right="none" fo:border-top="none" fo:border-bottom="0.05pt solid #000000"/>
    </style:style>
    <style:style style:name="Таблица57.F19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7" style:family="table-cell">
      <style:table-cell-properties fo:padding="0.097cm" fo:border-left="0.05pt solid #000000" fo:border-right="none" fo:border-top="none" fo:border-bottom="0.05pt solid #000000"/>
    </style:style>
    <style:style style:name="Таблица57.B197" style:family="table-cell">
      <style:table-cell-properties fo:padding="0.097cm" fo:border-left="0.05pt solid #000000" fo:border-right="none" fo:border-top="none" fo:border-bottom="0.05pt solid #000000"/>
    </style:style>
    <style:style style:name="Таблица57.C197" style:family="table-cell">
      <style:table-cell-properties fo:padding="0.097cm" fo:border-left="0.05pt solid #000000" fo:border-right="none" fo:border-top="none" fo:border-bottom="0.05pt solid #000000"/>
    </style:style>
    <style:style style:name="Таблица57.D197" style:family="table-cell">
      <style:table-cell-properties fo:padding="0.097cm" fo:border-left="0.05pt solid #000000" fo:border-right="none" fo:border-top="none" fo:border-bottom="0.05pt solid #000000"/>
    </style:style>
    <style:style style:name="Таблица57.E197" style:family="table-cell">
      <style:table-cell-properties fo:padding="0.097cm" fo:border-left="0.05pt solid #000000" fo:border-right="none" fo:border-top="none" fo:border-bottom="0.05pt solid #000000"/>
    </style:style>
    <style:style style:name="Таблица57.F19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8" style:family="table-cell">
      <style:table-cell-properties fo:padding="0.097cm" fo:border-left="0.05pt solid #000000" fo:border-right="none" fo:border-top="none" fo:border-bottom="0.05pt solid #000000"/>
    </style:style>
    <style:style style:name="Таблица57.B198" style:family="table-cell">
      <style:table-cell-properties fo:padding="0.097cm" fo:border-left="0.05pt solid #000000" fo:border-right="none" fo:border-top="none" fo:border-bottom="0.05pt solid #000000"/>
    </style:style>
    <style:style style:name="Таблица57.C198" style:family="table-cell">
      <style:table-cell-properties fo:padding="0.097cm" fo:border-left="0.05pt solid #000000" fo:border-right="none" fo:border-top="none" fo:border-bottom="0.05pt solid #000000"/>
    </style:style>
    <style:style style:name="Таблица57.D198" style:family="table-cell">
      <style:table-cell-properties fo:padding="0.097cm" fo:border-left="0.05pt solid #000000" fo:border-right="none" fo:border-top="none" fo:border-bottom="0.05pt solid #000000"/>
    </style:style>
    <style:style style:name="Таблица57.E198" style:family="table-cell">
      <style:table-cell-properties fo:padding="0.097cm" fo:border-left="0.05pt solid #000000" fo:border-right="none" fo:border-top="none" fo:border-bottom="0.05pt solid #000000"/>
    </style:style>
    <style:style style:name="Таблица57.F19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9" style:family="table-cell">
      <style:table-cell-properties fo:padding="0.097cm" fo:border-left="0.05pt solid #000000" fo:border-right="none" fo:border-top="none" fo:border-bottom="0.05pt solid #000000"/>
    </style:style>
    <style:style style:name="Таблица57.B199" style:family="table-cell">
      <style:table-cell-properties fo:padding="0.097cm" fo:border-left="0.05pt solid #000000" fo:border-right="none" fo:border-top="none" fo:border-bottom="0.05pt solid #000000"/>
    </style:style>
    <style:style style:name="Таблица57.C199" style:family="table-cell">
      <style:table-cell-properties fo:padding="0.097cm" fo:border-left="0.05pt solid #000000" fo:border-right="none" fo:border-top="none" fo:border-bottom="0.05pt solid #000000"/>
    </style:style>
    <style:style style:name="Таблица57.D199" style:family="table-cell">
      <style:table-cell-properties fo:padding="0.097cm" fo:border-left="0.05pt solid #000000" fo:border-right="none" fo:border-top="none" fo:border-bottom="0.05pt solid #000000"/>
    </style:style>
    <style:style style:name="Таблица57.E199" style:family="table-cell">
      <style:table-cell-properties fo:padding="0.097cm" fo:border-left="0.05pt solid #000000" fo:border-right="none" fo:border-top="none" fo:border-bottom="0.05pt solid #000000"/>
    </style:style>
    <style:style style:name="Таблица57.F19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8" style:family="table">
      <style:table-properties style:width="18.002cm" table:align="margins"/>
    </style:style>
    <style:style style:name="Таблица58.A" style:family="table-column">
      <style:table-column-properties style:column-width="9.001cm" style:rel-column-width="32767*"/>
    </style:style>
    <style:style style:name="Таблица58.B" style:family="table-column">
      <style:table-column-properties style:column-width="9.001cm" style:rel-column-width="32768*"/>
    </style:style>
    <style:style style:name="Таблица5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8.B1" style:family="table-cell">
      <style:table-cell-properties fo:padding="0.097cm" fo:border="0.05pt solid #000000"/>
    </style:style>
    <style:style style:name="Таблица58.A2" style:family="table-cell">
      <style:table-cell-properties fo:padding="0.097cm" fo:border-left="0.05pt solid #000000" fo:border-right="none" fo:border-top="none" fo:border-bottom="0.05pt solid #000000"/>
    </style:style>
    <style:style style:name="Таблица5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002cm" table:align="margins"/>
    </style:style>
    <style:style style:name="Таблица1.A" style:family="table-column">
      <style:table-column-properties style:column-width="3.231cm" style:rel-column-width="11766*"/>
    </style:style>
    <style:style style:name="Таблица1.B" style:family="table-column">
      <style:table-column-properties style:column-width="3.126cm" style:rel-column-width="11377*"/>
    </style:style>
    <style:style style:name="Таблица1.C" style:family="table-column">
      <style:table-column-properties style:column-width="11.645cm" style:rel-column-width="42392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3.231cm" style:rel-column-width="11766*"/>
    </style:style>
    <style:style style:name="Таблица3.B" style:family="table-column">
      <style:table-column-properties style:column-width="3.126cm" style:rel-column-width="11377*"/>
    </style:style>
    <style:style style:name="Таблица3.C" style:family="table-column">
      <style:table-column-properties style:column-width="11.645cm" style:rel-column-width="42392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8" style:family="table-cell">
      <style:table-cell-properties fo:padding="0.097cm" fo:border-left="0.05pt solid #000000" fo:border-right="none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9" style:family="table-cell">
      <style:table-cell-properties fo:padding="0.097cm" fo:border-left="0.05pt solid #000000" fo:border-right="none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0" style:family="table-cell">
      <style:table-cell-properties fo:padding="0.097cm" fo:border-left="0.05pt solid #000000" fo:border-right="none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1" style:family="table-cell">
      <style:table-cell-properties fo:padding="0.097cm" fo:border-left="0.05pt solid #000000" fo:border-right="none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2" style:family="table-cell">
      <style:table-cell-properties fo:padding="0.097cm" fo:border-left="0.05pt solid #000000" fo:border-right="none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3" style:family="table-cell">
      <style:table-cell-properties fo:padding="0.097cm" fo:border-left="0.05pt solid #000000" fo:border-right="none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4" style:family="table-cell">
      <style:table-cell-properties fo:padding="0.097cm" fo:border-left="0.05pt solid #000000" fo:border-right="none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5" style:family="table-cell">
      <style:table-cell-properties fo:padding="0.097cm" fo:border-left="0.05pt solid #000000" fo:border-right="none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6" style:family="table-cell">
      <style:table-cell-properties fo:padding="0.097cm" fo:border-left="0.05pt solid #000000" fo:border-right="none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7" style:family="table-cell">
      <style:table-cell-properties fo:padding="0.097cm" fo:border-left="0.05pt solid #000000" fo:border-right="none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8" style:family="table-cell">
      <style:table-cell-properties fo:padding="0.097cm" fo:border-left="0.05pt solid #000000" fo:border-right="none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9" style:family="table-cell">
      <style:table-cell-properties fo:padding="0.097cm" fo:border-left="0.05pt solid #000000" fo:border-right="none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20" style:family="table-cell">
      <style:table-cell-properties fo:padding="0.097cm" fo:border-left="0.05pt solid #000000" fo:border-right="none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21" style:family="table-cell">
      <style:table-cell-properties fo:padding="0.097cm" fo:border-left="0.05pt solid #000000" fo:border-right="none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22" style:family="table-cell">
      <style:table-cell-properties fo:padding="0.097cm" fo:border-left="0.05pt solid #000000" fo:border-right="none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23" style:family="table-cell">
      <style:table-cell-properties fo:padding="0.097cm" fo:border-left="0.05pt solid #000000" fo:border-right="none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24" style:family="table-cell">
      <style:table-cell-properties fo:padding="0.097cm" fo:border-left="0.05pt solid #000000" fo:border-right="none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3.242cm" style:rel-column-width="11805*"/>
    </style:style>
    <style:style style:name="Таблица4.B" style:family="table-column">
      <style:table-column-properties style:column-width="3.122cm" style:rel-column-width="11364*"/>
    </style:style>
    <style:style style:name="Таблица4.C" style:family="table-column">
      <style:table-column-properties style:column-width="11.638cm" style:rel-column-width="42366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3.231cm" style:rel-column-width="11766*"/>
    </style:style>
    <style:style style:name="Таблица19.B" style:family="table-column">
      <style:table-column-properties style:column-width="3.126cm" style:rel-column-width="11377*"/>
    </style:style>
    <style:style style:name="Таблица19.C" style:family="table-column">
      <style:table-column-properties style:column-width="11.645cm" style:rel-column-width="42392*"/>
    </style:style>
    <style:style style:name="Таблица19.1" style:family="table-row">
      <style:table-row-properties fo:keep-together="always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3.242cm" style:rel-column-width="11805*"/>
    </style:style>
    <style:style style:name="Таблица5.B" style:family="table-column">
      <style:table-column-properties style:column-width="3.122cm" style:rel-column-width="11364*"/>
    </style:style>
    <style:style style:name="Таблица5.C" style:family="table-column">
      <style:table-column-properties style:column-width="11.638cm" style:rel-column-width="42366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3.246cm" style:rel-column-width="11812*"/>
    </style:style>
    <style:style style:name="Таблица7.B" style:family="table-column">
      <style:table-column-properties style:column-width="3.122cm" style:rel-column-width="11364*"/>
    </style:style>
    <style:style style:name="Таблица7.C" style:family="table-column">
      <style:table-column-properties style:column-width="11.636cm" style:rel-column-width="42359*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C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4" style:family="table">
      <style:table-properties style:width="18.002cm" table:align="margins"/>
    </style:style>
    <style:style style:name="Таблица14.A" style:family="table-column">
      <style:table-column-properties style:column-width="3.84cm" style:rel-column-width="13981*"/>
    </style:style>
    <style:style style:name="Таблица14.B" style:family="table-column">
      <style:table-column-properties style:column-width="3.787cm" style:rel-column-width="13786*"/>
    </style:style>
    <style:style style:name="Таблица14.C" style:family="table-column">
      <style:table-column-properties style:column-width="10.375cm" style:rel-column-width="37768*"/>
    </style:style>
    <style:style style:name="Таблица14.1" style:family="table-row">
      <style:table-row-properties fo:keep-together="always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4.C9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4.C58" style:family="table-cell" style:data-style-name="N10107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002cm" table:align="margins"/>
    </style:style>
    <style:style style:name="Таблица15.A" style:family="table-column">
      <style:table-column-properties style:column-width="3.911cm" style:rel-column-width="14238*"/>
    </style:style>
    <style:style style:name="Таблица15.B" style:family="table-column">
      <style:table-column-properties style:column-width="3.717cm" style:rel-column-width="13531*"/>
    </style:style>
    <style:style style:name="Таблица15.C" style:family="table-column">
      <style:table-column-properties style:column-width="10.373cm" style:rel-column-width="37766*"/>
    </style:style>
    <style:style style:name="Таблица15.1" style:family="table-row">
      <style:table-row-properties fo:keep-together="always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" style:family="table">
      <style:table-properties style:width="18.002cm" table:align="margins"/>
    </style:style>
    <style:style style:name="Таблица42.A" style:family="table-column">
      <style:table-column-properties style:column-width="2.907cm" style:rel-column-width="10584*"/>
    </style:style>
    <style:style style:name="Таблица42.B" style:family="table-column">
      <style:table-column-properties style:column-width="1.099cm" style:rel-column-width="4000*"/>
    </style:style>
    <style:style style:name="Таблица42.C" style:family="table-column">
      <style:table-column-properties style:column-width="3.971cm" style:rel-column-width="14455*"/>
    </style:style>
    <style:style style:name="Таблица42.D" style:family="table-column">
      <style:table-column-properties style:column-width="10.026cm" style:rel-column-width="36496*"/>
    </style:style>
    <style:style style:name="Таблица42.1" style:family="table-row">
      <style:table-row-properties fo:keep-together="always"/>
    </style:style>
    <style:style style:name="Таблица4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2.D1" style:family="table-cell">
      <style:table-cell-properties fo:padding="0.097cm" fo:border="0.05pt solid #000000"/>
    </style:style>
    <style:style style:name="Таблица42.A2" style:family="table-cell">
      <style:table-cell-properties fo:padding="0.097cm" fo:border-left="0.05pt solid #000000" fo:border-right="none" fo:border-top="none" fo:border-bottom="0.05pt solid #000000"/>
    </style:style>
    <style:style style:name="Таблица4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ubuntu_5f_mono_5f_9">
      <style:paragraph-properties fo:break-before="page"/>
      <style:text-properties officeooo:paragraph-rsid="020a1cb5"/>
    </style:style>
    <style:style style:name="P2" style:family="paragraph" style:parent-style-name="ubuntu_5f_mono_5f_9">
      <style:paragraph-properties fo:break-before="page"/>
      <style:text-properties officeooo:rsid="01feda68" officeooo:paragraph-rsid="0208171c"/>
    </style:style>
    <style:style style:name="P3" style:family="paragraph" style:parent-style-name="head_5f_11_5f_lib_5f_serif">
      <style:paragraph-properties fo:break-before="page"/>
      <style:text-properties style:font-name="Liberation Sans" fo:font-size="11pt" fo:font-style="italic" fo:font-weight="bold" officeooo:rsid="0266f4e3" officeooo:paragraph-rsid="0268b493" style:font-name-asian="Noto Sans CJK SC" style:font-size-asian="11pt" style:font-style-asian="italic" style:font-weight-asian="bold" style:font-name-complex="Lohit Devanagari" style:font-size-complex="11pt" style:font-style-complex="italic" style:font-weight-complex="bold"/>
    </style:style>
    <style:style style:name="P4" style:family="paragraph" style:parent-style-name="Standard">
      <style:paragraph-properties fo:break-before="page"/>
      <style:text-properties officeooo:paragraph-rsid="0249b952"/>
    </style:style>
    <style:style style:name="P5" style:family="paragraph" style:parent-style-name="head_5f_11_5f_ubuntu">
      <style:paragraph-properties fo:break-before="page"/>
    </style:style>
    <style:style style:name="P6" style:family="paragraph" style:parent-style-name="Text_20_body">
      <style:paragraph-properties fo:text-align="center" style:justify-single-word="false" fo:break-before="page"/>
      <style:text-properties style:font-name="Purisa" fo:font-size="16pt" fo:font-weight="bold" officeooo:rsid="016651c0" officeooo:paragraph-rsid="016651c0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1cd823f"/>
    </style:style>
    <style:style style:name="P8" style:family="paragraph" style:parent-style-name="Standard">
      <style:paragraph-properties fo:text-align="center" style:justify-single-word="false"/>
      <style:text-properties style:font-name="Ubuntu Mono1" fo:font-size="11pt" fo:font-style="italic" fo:font-weight="bold" officeooo:rsid="0043ae02" officeooo:paragraph-rsid="0043ae02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text-properties style:font-name="Ubuntu Mono1" fo:font-size="9pt" fo:font-style="italic" fo:font-weight="bold" officeooo:rsid="001df0d8" officeooo:paragraph-rsid="003bf9f7" style:font-size-asian="9pt" style:font-style-asian="italic" style:font-weight-asian="bold" style:font-size-complex="9pt" style:font-style-complex="italic" style:font-weight-complex="bold"/>
    </style:style>
    <style:style style:name="P10" style:family="paragraph" style:parent-style-name="fr_5f_text_5f_8">
      <style:text-properties style:font-name="Ubuntu Mono1" fo:font-size="8pt" officeooo:rsid="020d5f88" officeooo:paragraph-rsid="0241d249" style:font-size-asian="8pt" style:font-size-complex="8pt"/>
    </style:style>
    <style:style style:name="P11" style:family="paragraph" style:parent-style-name="fr_5f_text_5f_8">
      <style:text-properties style:font-name="Ubuntu Mono1" fo:font-size="8pt" officeooo:paragraph-rsid="0241d249" style:font-size-asian="8pt" style:font-size-complex="8pt"/>
    </style:style>
    <style:style style:name="P12" style:family="paragraph" style:parent-style-name="fr_5f_text_5f_8">
      <style:text-properties style:font-name="Ubuntu Mono1" fo:font-size="8pt" officeooo:paragraph-rsid="0208171c" style:font-size-asian="8pt" style:font-size-complex="8pt"/>
    </style:style>
    <style:style style:name="P13" style:family="paragraph" style:parent-style-name="fr_5f_text_5f_8">
      <style:text-properties style:font-name="Ubuntu Mono1" fo:font-size="8pt" fo:font-weight="normal" officeooo:paragraph-rsid="02e4fc35" style:font-size-asian="8pt" style:font-weight-asian="normal" style:font-size-complex="8pt" style:font-weight-complex="normal"/>
    </style:style>
    <style:style style:name="P14" style:family="paragraph" style:parent-style-name="fr_5f_text_5f_8">
      <loext:graphic-properties draw:fill="none" draw:fill-color="#ffffff" draw:opacity="100%"/>
      <style:paragraph-properties fo:background-color="transparent"/>
      <style:text-properties style:font-name="Ubuntu Mono1" fo:font-size="8pt" fo:font-weight="normal" officeooo:paragraph-rsid="02e4fc35" style:font-size-asian="8pt" style:font-weight-asian="normal" style:font-size-complex="8pt" style:font-weight-complex="normal"/>
    </style:style>
    <style:style style:name="P15" style:family="paragraph" style:parent-style-name="fr_5f_text_5f_8">
      <style:paragraph-properties fo:text-align="center" style:justify-single-word="false"/>
      <style:text-properties style:font-name="Ubuntu Mono1" fo:font-size="8pt" fo:font-weight="normal" officeooo:paragraph-rsid="02ef3c25" style:font-size-asian="8pt" style:font-weight-asian="normal" style:font-size-complex="8pt" style:font-weight-complex="normal"/>
    </style:style>
    <style:style style:name="P16" style:family="paragraph" style:parent-style-name="fr_5f_text_5f_8">
      <style:paragraph-properties fo:text-align="center" style:justify-single-word="false"/>
      <style:text-properties style:font-name="Ubuntu Mono1" fo:font-size="8pt" fo:font-weight="normal" officeooo:rsid="001b6e67" officeooo:paragraph-rsid="02ef3c25" style:font-size-asian="8pt" style:font-weight-asian="normal" style:font-size-complex="8pt" style:font-weight-complex="normal"/>
    </style:style>
    <style:style style:name="P17" style:family="paragraph" style:parent-style-name="fr_5f_text_5f_8">
      <style:text-properties style:font-name="Ubuntu Mono1" fo:font-size="8pt" fo:font-weight="normal" officeooo:rsid="02f82e47" officeooo:paragraph-rsid="02f82e47" style:font-size-asian="8pt" style:font-weight-asian="normal" style:font-size-complex="8pt" style:font-weight-complex="normal"/>
    </style:style>
    <style:style style:name="P18" style:family="paragraph" style:parent-style-name="fr_5f_text_5f_8">
      <loext:graphic-properties draw:fill="none" draw:fill-color="#ffffff" draw:opacity="100%"/>
      <style:paragraph-properties fo:background-color="transparent"/>
      <style:text-properties style:font-name="Ubuntu Mono1" fo:font-size="8pt" fo:font-weight="normal" officeooo:rsid="02f82e47" officeooo:paragraph-rsid="02f82e47" style:font-size-asian="8pt" style:font-weight-asian="normal" style:font-size-complex="8pt" style:font-weight-complex="normal"/>
    </style:style>
    <style:style style:name="P19" style:family="paragraph" style:parent-style-name="fr_5f_text_5f_8">
      <style:text-properties fo:font-size="7pt" style:font-size-asian="7pt" style:font-size-complex="7pt"/>
    </style:style>
    <style:style style:name="P20" style:family="paragraph" style:parent-style-name="fr_5f_text_5f_8">
      <style:text-properties fo:font-size="7pt" officeooo:rsid="006a6a06" officeooo:paragraph-rsid="006a6a06" style:font-size-asian="7pt" style:font-size-complex="7pt"/>
    </style:style>
    <style:style style:name="P21" style:family="paragraph" style:parent-style-name="fr_5f_text_5f_8">
      <style:text-properties fo:font-size="7pt" officeooo:rsid="006a4b5f" officeooo:paragraph-rsid="006a4b5f" style:font-size-asian="7pt" style:font-size-complex="7pt"/>
    </style:style>
    <style:style style:name="P22" style:family="paragraph" style:parent-style-name="fr_5f_text_5f_8">
      <style:text-properties fo:font-size="7pt" officeooo:rsid="01329e84" officeooo:paragraph-rsid="01329e84" style:font-size-asian="7pt" style:font-size-complex="7pt"/>
    </style:style>
    <style:style style:name="P23" style:family="paragraph" style:parent-style-name="fr_5f_text_5f_8">
      <style:text-properties fo:font-size="7pt" officeooo:rsid="0135de06" officeooo:paragraph-rsid="0135de06" style:font-size-asian="7pt" style:font-size-complex="7pt"/>
    </style:style>
    <style:style style:name="P24" style:family="paragraph" style:parent-style-name="fr_5f_text_5f_8">
      <style:text-properties fo:font-size="7pt" fo:font-weight="bold" officeooo:rsid="0135c626" officeooo:paragraph-rsid="0135c626" style:font-size-asian="7pt" style:font-weight-asian="bold" style:font-size-complex="7pt" style:font-weight-complex="bold"/>
    </style:style>
    <style:style style:name="P25" style:family="paragraph" style:parent-style-name="fr_5f_text_5f_8">
      <style:text-properties officeooo:paragraph-rsid="02e3df88"/>
    </style:style>
    <style:style style:name="P26" style:family="paragraph" style:parent-style-name="fr_5f_text_5f_8">
      <loext:graphic-properties draw:fill="none" draw:fill-color="#ffffff" draw:opacity="100%"/>
      <style:paragraph-properties fo:background-color="transparent"/>
      <style:text-properties officeooo:paragraph-rsid="02e3df88"/>
    </style:style>
    <style:style style:name="P27" style:family="paragraph" style:parent-style-name="fr_5f_text_5f_8">
      <style:text-properties style:font-name="Purisa" fo:font-size="8pt" fo:font-weight="bold" officeooo:rsid="00de6c67" officeooo:paragraph-rsid="02e3df88" style:font-size-asian="8pt" style:font-weight-asian="bold" style:font-size-complex="8pt" style:font-weight-complex="bold"/>
    </style:style>
    <style:style style:name="P28" style:family="paragraph" style:parent-style-name="tab_5f_text">
      <style:text-properties style:font-name="Ubuntu Mono1" fo:font-size="9pt" fo:font-weight="normal" style:font-size-asian="9pt" style:font-weight-asian="normal" style:font-size-complex="9pt" style:font-weight-complex="normal"/>
    </style:style>
    <style:style style:name="P29" style:family="paragraph" style:parent-style-name="tab_5f_text">
      <style:text-properties style:font-name="Ubuntu Mono1" fo:font-size="8pt" fo:font-weight="normal" officeooo:rsid="00506e31" officeooo:paragraph-rsid="00506e31" style:font-size-asian="8pt" style:font-weight-asian="normal" style:font-size-complex="8pt" style:font-weight-complex="normal"/>
    </style:style>
    <style:style style:name="P30" style:family="paragraph" style:parent-style-name="tab_5f_text">
      <style:text-properties style:font-name="Ubuntu Mono1" fo:font-size="8pt" fo:font-weight="bold" style:font-size-asian="8pt" style:font-weight-asian="bold" style:font-size-complex="8pt" style:font-weight-complex="bold"/>
    </style:style>
    <style:style style:name="P31" style:family="paragraph" style:parent-style-name="tab_5f_text">
      <style:text-properties style:font-name="Ubuntu Mono1" fo:font-size="8pt" officeooo:paragraph-rsid="00bfae21" style:font-size-asian="8pt" style:font-size-complex="8pt"/>
    </style:style>
    <style:style style:name="P32" style:family="paragraph" style:parent-style-name="tab_5f_text">
      <style:text-properties style:font-name="Ubuntu Mono1" fo:font-size="8pt" officeooo:rsid="0056b422" officeooo:paragraph-rsid="00bfae21" style:font-size-asian="8pt" style:font-size-complex="8pt"/>
    </style:style>
    <style:style style:name="P33" style:family="paragraph" style:parent-style-name="tab_5f_text">
      <style:text-properties style:font-name="Ubuntu Mono1" fo:font-size="8pt" officeooo:rsid="00552982" officeooo:paragraph-rsid="00552982" style:font-size-asian="8pt" style:font-size-complex="8pt"/>
    </style:style>
    <style:style style:name="P34" style:family="paragraph" style:parent-style-name="tab_5f_text">
      <style:text-properties style:font-name="Ubuntu Mono1" fo:font-size="8pt" officeooo:rsid="00552982" officeooo:paragraph-rsid="0265ea1f" style:font-size-asian="8pt" style:font-size-complex="8pt"/>
    </style:style>
    <style:style style:name="P35" style:family="paragraph" style:parent-style-name="tab_5f_text">
      <style:text-properties style:font-name="Ubuntu Mono1" fo:font-size="8pt" officeooo:rsid="00338e97" officeooo:paragraph-rsid="00b19241" style:font-size-asian="8pt" style:font-size-complex="8pt"/>
    </style:style>
    <style:style style:name="P36" style:family="paragraph" style:parent-style-name="tab_5f_text">
      <style:text-properties officeooo:paragraph-rsid="0208171c"/>
    </style:style>
    <style:style style:name="P37" style:family="paragraph" style:parent-style-name="Standard" style:master-page-name="">
      <style:paragraph-properties fo:margin-top="0cm" fo:margin-bottom="0cm" loext:contextual-spacing="false" style:page-number="auto"/>
      <style:text-properties officeooo:rsid="004eb986" officeooo:paragraph-rsid="00161bbc"/>
    </style:style>
    <style:style style:name="P38" style:family="paragraph" style:parent-style-name="Standard">
      <style:paragraph-properties fo:margin-top="0cm" fo:margin-bottom="0cm" loext:contextual-spacing="false"/>
      <style:text-properties officeooo:rsid="0012a307" officeooo:paragraph-rsid="00161bbc"/>
    </style:style>
    <style:style style:name="P39" style:family="paragraph" style:parent-style-name="ubuntu_5f_mono_5f_10">
      <style:paragraph-properties fo:text-align="center" style:justify-single-word="false"/>
    </style:style>
    <style:style style:name="P40" style:family="paragraph" style:parent-style-name="ubuntu_5f_mono_5f_10">
      <style:paragraph-properties fo:text-align="center" style:justify-single-word="false"/>
      <style:text-properties officeooo:paragraph-rsid="00dd21f1"/>
    </style:style>
    <style:style style:name="P41" style:family="paragraph" style:parent-style-name="ubuntu_5f_mono_5f_10">
      <style:text-properties officeooo:paragraph-rsid="008a802f"/>
    </style:style>
    <style:style style:name="P42" style:family="paragraph" style:parent-style-name="ubuntu_5f_mono_5f_10">
      <style:text-properties style:font-name="Ubuntu Mono1" fo:font-size="8pt" officeooo:rsid="02e12e61" officeooo:paragraph-rsid="02e12e61" style:font-size-asian="8pt" style:font-size-complex="8pt"/>
    </style:style>
    <style:style style:name="P43" style:family="paragraph" style:parent-style-name="ubuntu_5f_mono_5f_10">
      <style:text-properties style:font-name="Ubuntu Mono1" fo:font-size="8pt" officeooo:rsid="02e12e61" officeooo:paragraph-rsid="02e1641c" style:font-size-asian="8pt" style:font-size-complex="8pt"/>
    </style:style>
    <style:style style:name="P44" style:family="paragraph" style:parent-style-name="ubuntu_5f_mono_5f_9">
      <style:text-properties fo:font-style="italic" officeooo:rsid="004f45f2" officeooo:paragraph-rsid="008b9280" style:font-style-asian="italic" style:font-style-complex="italic"/>
    </style:style>
    <style:style style:name="P45" style:family="paragraph" style:parent-style-name="ubuntu_5f_mono_5f_9">
      <style:paragraph-properties fo:text-align="center" style:justify-single-word="false"/>
      <style:text-properties fo:font-style="italic" officeooo:rsid="00ac2c26" officeooo:paragraph-rsid="00ac2c26" style:font-style-asian="italic" style:font-style-complex="italic"/>
    </style:style>
    <style:style style:name="P46" style:family="paragraph" style:parent-style-name="ubuntu_5f_mono_5f_9">
      <style:paragraph-properties fo:text-align="center" style:justify-single-word="false"/>
      <style:text-properties fo:font-style="italic" officeooo:rsid="014e4e10" officeooo:paragraph-rsid="014e4e10" style:font-style-asian="italic" style:font-style-complex="italic"/>
    </style:style>
    <style:style style:name="P47" style:family="paragraph" style:parent-style-name="ubuntu_5f_mono_5f_9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ubuntu_5f_mono_5f_9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9" style:family="paragraph" style:parent-style-name="ubuntu_5f_mono_5f_9">
      <style:text-properties fo:font-style="italic" fo:font-weight="bold" officeooo:rsid="00daa0fe" officeooo:paragraph-rsid="00daa0fe" style:font-style-asian="italic" style:font-weight-asian="bold" style:font-style-complex="italic" style:font-weight-complex="bold"/>
    </style:style>
    <style:style style:name="P50" style:family="paragraph" style:parent-style-name="ubuntu_5f_mono_5f_9">
      <style:text-properties fo:font-style="italic" fo:font-weight="bold" officeooo:rsid="00daa0fe" officeooo:paragraph-rsid="02d17f93" style:font-style-asian="italic" style:font-weight-asian="bold" style:font-style-complex="italic" style:font-weight-complex="bold"/>
    </style:style>
    <style:style style:name="P51" style:family="paragraph" style:parent-style-name="ubuntu_5f_mono_5f_9">
      <style:text-properties fo:font-weight="bold" style:font-weight-asian="bold" style:font-weight-complex="bold"/>
    </style:style>
    <style:style style:name="P52" style:family="paragraph" style:parent-style-name="ubuntu_5f_mono_5f_9">
      <style:text-properties fo:font-weight="bold" officeooo:rsid="00c42c33" officeooo:paragraph-rsid="00c42c33" style:font-weight-asian="bold" style:font-weight-complex="bold"/>
    </style:style>
    <style:style style:name="P53" style:family="paragraph" style:parent-style-name="ubuntu_5f_mono_5f_9">
      <style:text-properties fo:font-weight="bold" officeooo:rsid="00c439af" officeooo:paragraph-rsid="00c439af" style:font-weight-asian="bold" style:font-weight-complex="bold"/>
    </style:style>
    <style:style style:name="P54" style:family="paragraph" style:parent-style-name="ubuntu_5f_mono_5f_9">
      <style:text-properties fo:font-weight="bold" officeooo:rsid="009a2ef7" officeooo:paragraph-rsid="00c84473" style:font-weight-asian="bold" style:font-weight-complex="bold"/>
    </style:style>
    <style:style style:name="P55" style:family="paragraph" style:parent-style-name="ubuntu_5f_mono_5f_9">
      <style:text-properties fo:font-weight="bold" officeooo:rsid="00cefc23" officeooo:paragraph-rsid="00cefc23" style:font-weight-asian="bold" style:font-weight-complex="bold"/>
    </style:style>
    <style:style style:name="P56" style:family="paragraph" style:parent-style-name="ubuntu_5f_mono_5f_9">
      <style:text-properties fo:font-weight="bold" officeooo:paragraph-rsid="016651c0" style:font-weight-asian="bold" style:font-weight-complex="bold"/>
    </style:style>
    <style:style style:name="P57" style:family="paragraph" style:parent-style-name="ubuntu_5f_mono_5f_9">
      <style:text-properties fo:font-weight="bold" officeooo:rsid="00dc0c08" officeooo:paragraph-rsid="02d17f93" style:font-weight-asian="bold" style:font-weight-complex="bold"/>
    </style:style>
    <style:style style:name="P58" style:family="paragraph" style:parent-style-name="ubuntu_5f_mono_5f_9">
      <style:text-properties fo:font-weight="bold" officeooo:paragraph-rsid="02f82e47" style:font-weight-asian="bold" style:font-weight-complex="bold"/>
    </style:style>
    <style:style style:name="P59" style:family="paragraph" style:parent-style-name="ubuntu_5f_mono_5f_9">
      <style:text-properties style:font-name="Ubuntu Mono1"/>
    </style:style>
    <style:style style:name="P60" style:family="paragraph" style:parent-style-name="ubuntu_5f_mono_5f_9">
      <style:text-properties style:font-name="Ubuntu Mono1" fo:font-size="9pt" style:font-size-asian="9pt" style:font-size-complex="9pt"/>
    </style:style>
    <style:style style:name="P61" style:family="paragraph" style:parent-style-name="ubuntu_5f_mono_5f_9">
      <style:text-properties style:font-name="Ubuntu Mono1" fo:font-size="9pt" officeooo:rsid="00da7c10" officeooo:paragraph-rsid="00da7c10" style:font-size-asian="9pt" style:font-size-complex="9pt"/>
    </style:style>
    <style:style style:name="P62" style:family="paragraph" style:parent-style-name="ubuntu_5f_mono_5f_9">
      <style:text-properties style:font-name="Ubuntu Mono1" fo:font-size="9pt" officeooo:rsid="00ae487b" officeooo:paragraph-rsid="00e492ae" style:font-size-asian="9pt" style:font-size-complex="9pt"/>
    </style:style>
    <style:style style:name="P63" style:family="paragraph" style:parent-style-name="ubuntu_5f_mono_5f_9">
      <style:text-properties style:font-name="Ubuntu Mono1" fo:font-size="9pt" officeooo:rsid="00b7dbc8" officeooo:paragraph-rsid="00e4f9fb" style:font-size-asian="9pt" style:font-size-complex="9pt"/>
    </style:style>
    <style:style style:name="P64" style:family="paragraph" style:parent-style-name="ubuntu_5f_mono_5f_9">
      <style:text-properties style:font-name="Ubuntu Mono1" fo:font-size="9pt" officeooo:paragraph-rsid="0257ebfb" style:font-size-asian="9pt" style:font-size-complex="9pt"/>
    </style:style>
    <style:style style:name="P65" style:family="paragraph" style:parent-style-name="ubuntu_5f_mono_5f_9">
      <style:text-properties style:font-name="Ubuntu Mono1" fo:font-size="9pt" officeooo:rsid="00338e97" officeooo:paragraph-rsid="02c2f706" style:font-size-asian="9pt" style:font-size-complex="9pt"/>
    </style:style>
    <style:style style:name="P66" style:family="paragraph" style:parent-style-name="ubuntu_5f_mono_5f_9">
      <style:text-properties style:font-name="Ubuntu Mono1" fo:font-size="9pt" fo:font-style="italic" fo:font-weight="bold" officeooo:rsid="00cefc23" officeooo:paragraph-rsid="00cefc23" style:font-size-asian="9pt" style:font-style-asian="italic" style:font-weight-asian="bold" style:font-size-complex="9pt" style:font-style-complex="italic" style:font-weight-complex="bold"/>
    </style:style>
    <style:style style:name="P67" style:family="paragraph" style:parent-style-name="ubuntu_5f_mono_5f_9">
      <style:text-properties style:font-name="Ubuntu Mono1" fo:font-size="9pt" fo:font-weight="bold" style:font-size-asian="9pt" style:font-weight-asian="bold" style:font-size-complex="9pt" style:font-weight-complex="bold"/>
    </style:style>
    <style:style style:name="P68" style:family="paragraph" style:parent-style-name="ubuntu_5f_mono_5f_9">
      <loext:graphic-properties draw:fill="none" draw:fill-color="#ffffff" draw:opacity="100%"/>
      <style:paragraph-properties fo:background-color="transparent"/>
      <style:text-properties style:font-name="Ubuntu Mono1" fo:font-size="9pt" fo:font-weight="bold" officeooo:rsid="02f82e47" officeooo:paragraph-rsid="02f82e47" style:font-size-asian="9pt" style:font-weight-asian="bold" style:font-size-complex="9pt" style:font-weight-complex="bold"/>
    </style:style>
    <style:style style:name="P69" style:family="paragraph" style:parent-style-name="ubuntu_5f_mono_5f_9">
      <style:text-properties style:font-name="Ubuntu Mono1" fo:font-weight="bold" officeooo:rsid="016421e4" officeooo:paragraph-rsid="016651c0" style:font-size-asian="9pt" style:font-weight-asian="bold" style:font-size-complex="9pt" style:font-weight-complex="bold"/>
    </style:style>
    <style:style style:name="P70" style:family="paragraph" style:parent-style-name="ubuntu_5f_mono_5f_9">
      <style:text-properties style:font-name="Ubuntu Mono1" officeooo:rsid="01329e84" officeooo:paragraph-rsid="01329e84"/>
    </style:style>
    <style:style style:name="P71" style:family="paragraph" style:parent-style-name="ubuntu_5f_mono_5f_9">
      <style:text-properties style:font-name="Ubuntu Mono1" officeooo:rsid="0135de06" officeooo:paragraph-rsid="0135de06"/>
    </style:style>
    <style:style style:name="P72" style:family="paragraph" style:parent-style-name="ubuntu_5f_mono_5f_9">
      <style:text-properties style:font-name="Ubuntu Mono1" officeooo:rsid="0135de06" officeooo:paragraph-rsid="015835a7"/>
    </style:style>
    <style:style style:name="P73" style:family="paragraph" style:parent-style-name="ubuntu_5f_mono_5f_9">
      <style:text-properties style:font-name="Ubuntu Mono1" officeooo:rsid="015742dd" officeooo:paragraph-rsid="015742dd"/>
    </style:style>
    <style:style style:name="P74" style:family="paragraph" style:parent-style-name="ubuntu_5f_mono_5f_9">
      <style:text-properties style:font-name="Ubuntu Mono1" officeooo:rsid="016567f4" officeooo:paragraph-rsid="016651c0"/>
    </style:style>
    <style:style style:name="P75" style:family="paragraph" style:parent-style-name="ubuntu_5f_mono_5f_9">
      <style:text-properties style:font-name="Ubuntu Mono1" fo:font-size="8pt" style:font-size-asian="8pt" style:font-size-complex="8pt"/>
    </style:style>
    <style:style style:name="P76" style:family="paragraph" style:parent-style-name="ubuntu_5f_mono_5f_9">
      <style:text-properties style:font-name="Ubuntu Mono1" fo:font-size="8pt" officeooo:rsid="020552ee" officeooo:paragraph-rsid="020552ee" style:font-size-asian="8pt" style:font-size-complex="8pt"/>
    </style:style>
    <style:style style:name="P77" style:family="paragraph" style:parent-style-name="ubuntu_5f_mono_5f_9">
      <style:text-properties style:font-name="Ubuntu Mono1" fo:font-size="8pt" officeooo:paragraph-rsid="022f9938" style:font-size-asian="8pt" style:font-size-complex="8pt"/>
    </style:style>
    <style:style style:name="P78" style:family="paragraph" style:parent-style-name="ubuntu_5f_mono_5f_9">
      <style:text-properties style:font-name="Ubuntu Mono1" fo:font-size="8pt" officeooo:rsid="023269af" officeooo:paragraph-rsid="023269af" style:font-size-asian="8pt" style:font-size-complex="8pt"/>
    </style:style>
    <style:style style:name="P79" style:family="paragraph" style:parent-style-name="ubuntu_5f_mono_5f_9">
      <style:text-properties style:font-name="Ubuntu Mono1" fo:font-size="8pt" officeooo:rsid="023269af" officeooo:paragraph-rsid="0257ebfb" style:font-size-asian="8pt" style:font-size-complex="8pt"/>
    </style:style>
    <style:style style:name="P80" style:family="paragraph" style:parent-style-name="ubuntu_5f_mono_5f_9">
      <style:text-properties style:font-name="Ubuntu Mono1" fo:font-size="8pt" officeooo:rsid="023838ef" officeooo:paragraph-rsid="0257ebfb" style:font-size-asian="8pt" style:font-size-complex="8pt"/>
    </style:style>
    <style:style style:name="P81" style:family="paragraph" style:parent-style-name="ubuntu_5f_mono_5f_9">
      <style:text-properties style:font-name="Ubuntu Mono1" fo:font-size="8pt" officeooo:rsid="023838ef" officeooo:paragraph-rsid="023838ef" style:font-size-asian="8pt" style:font-size-complex="8pt"/>
    </style:style>
    <style:style style:name="P82" style:family="paragraph" style:parent-style-name="ubuntu_5f_mono_5f_9">
      <style:text-properties style:font-name="Ubuntu Mono1" fo:font-size="8pt" officeooo:rsid="023f3252" officeooo:paragraph-rsid="023f3252" style:font-size-asian="8pt" style:font-size-complex="8pt"/>
    </style:style>
    <style:style style:name="P83" style:family="paragraph" style:parent-style-name="ubuntu_5f_mono_5f_9">
      <style:text-properties style:font-name="Ubuntu Mono1" fo:font-size="8pt" officeooo:rsid="023f3252" officeooo:paragraph-rsid="025b4827" style:font-size-asian="8pt" style:font-size-complex="8pt"/>
    </style:style>
    <style:style style:name="P84" style:family="paragraph" style:parent-style-name="ubuntu_5f_mono_5f_9">
      <style:text-properties style:font-name="Ubuntu Mono1" fo:font-size="8pt" officeooo:paragraph-rsid="0249b952" style:font-size-asian="8pt" style:font-size-complex="8pt"/>
    </style:style>
    <style:style style:name="P85" style:family="paragraph" style:parent-style-name="ubuntu_5f_mono_5f_9">
      <style:text-properties style:font-name="Ubuntu Mono1" fo:font-size="8pt" officeooo:rsid="0257ebfb" officeooo:paragraph-rsid="0257ebfb" style:font-size-asian="8pt" style:font-size-complex="8pt"/>
    </style:style>
    <style:style style:name="P86" style:family="paragraph" style:parent-style-name="ubuntu_5f_mono_5f_9">
      <style:text-properties style:font-name="Ubuntu Mono1" fo:font-size="8pt" officeooo:rsid="025b4827" officeooo:paragraph-rsid="025b4827" style:font-size-asian="8pt" style:font-size-complex="8pt"/>
    </style:style>
    <style:style style:name="P87" style:family="paragraph" style:parent-style-name="ubuntu_5f_mono_5f_9">
      <style:text-properties style:font-name="Ubuntu Mono1" fo:font-size="8pt" officeooo:rsid="025d311b" officeooo:paragraph-rsid="025d311b" style:font-size-asian="8pt" style:font-size-complex="8pt"/>
    </style:style>
    <style:style style:name="P88" style:family="paragraph" style:parent-style-name="ubuntu_5f_mono_5f_9">
      <style:text-properties style:font-name="Ubuntu Mono1" fo:font-size="8pt" officeooo:rsid="01445853" officeooo:paragraph-rsid="01463703" style:font-size-asian="8pt" style:font-size-complex="8pt"/>
    </style:style>
    <style:style style:name="P89" style:family="paragraph" style:parent-style-name="ubuntu_5f_mono_5f_9">
      <style:text-properties style:font-name="Ubuntu Mono1" fo:font-size="8pt" officeooo:rsid="01463703" officeooo:paragraph-rsid="01463703" style:font-size-asian="8pt" style:font-size-complex="8pt"/>
    </style:style>
    <style:style style:name="P90" style:family="paragraph" style:parent-style-name="ubuntu_5f_mono_5f_9">
      <style:text-properties style:font-name="Ubuntu Mono1" fo:font-size="8pt" officeooo:rsid="01463703" officeooo:paragraph-rsid="0147fc93" style:font-size-asian="8pt" style:font-size-complex="8pt"/>
    </style:style>
    <style:style style:name="P91" style:family="paragraph" style:parent-style-name="ubuntu_5f_mono_5f_9">
      <style:text-properties style:font-name="Ubuntu Mono1" fo:font-size="8pt" officeooo:rsid="01463703" officeooo:paragraph-rsid="01fb91ea" style:font-size-asian="8pt" style:font-size-complex="8pt"/>
    </style:style>
    <style:style style:name="P92" style:family="paragraph" style:parent-style-name="ubuntu_5f_mono_5f_9">
      <style:text-properties style:font-name="Ubuntu Mono1" fo:font-size="8pt" officeooo:rsid="0147fc93" officeooo:paragraph-rsid="0147fc93" style:font-size-asian="8pt" style:font-size-complex="8pt"/>
    </style:style>
    <style:style style:name="P93" style:family="paragraph" style:parent-style-name="ubuntu_5f_mono_5f_9">
      <style:text-properties style:font-name="Ubuntu Mono1" fo:font-size="8pt" officeooo:rsid="0147fc93" officeooo:paragraph-rsid="014a01c9" style:font-size-asian="8pt" style:font-size-complex="8pt"/>
    </style:style>
    <style:style style:name="P94" style:family="paragraph" style:parent-style-name="ubuntu_5f_mono_5f_9">
      <style:text-properties style:font-name="Ubuntu Mono1" fo:font-size="8pt" officeooo:rsid="014a01c9" officeooo:paragraph-rsid="014a01c9" style:font-size-asian="8pt" style:font-size-complex="8pt"/>
    </style:style>
    <style:style style:name="P95" style:family="paragraph" style:parent-style-name="ubuntu_5f_mono_5f_9">
      <style:text-properties style:font-name="Ubuntu Mono1" fo:font-size="8pt" officeooo:rsid="014a01c9" officeooo:paragraph-rsid="026c4293" style:font-size-asian="8pt" style:font-size-complex="8pt"/>
    </style:style>
    <style:style style:name="P96" style:family="paragraph" style:parent-style-name="ubuntu_5f_mono_5f_9">
      <style:text-properties style:font-name="Ubuntu Mono1" fo:font-size="8pt" officeooo:rsid="0130c0a4" officeooo:paragraph-rsid="0130c0a4" style:font-size-asian="8pt" style:font-size-complex="8pt"/>
    </style:style>
    <style:style style:name="P97" style:family="paragraph" style:parent-style-name="ubuntu_5f_mono_5f_9">
      <style:text-properties style:font-name="Ubuntu Mono1" fo:font-size="8pt" officeooo:rsid="0130c0a4" officeooo:paragraph-rsid="0138487e" style:font-size-asian="8pt" style:font-size-complex="8pt"/>
    </style:style>
    <style:style style:name="P98" style:family="paragraph" style:parent-style-name="ubuntu_5f_mono_5f_9">
      <style:text-properties style:font-name="Ubuntu Mono1" fo:font-size="8pt" officeooo:rsid="02218174" officeooo:paragraph-rsid="02218174" style:font-size-asian="8pt" style:font-size-complex="8pt"/>
    </style:style>
    <style:style style:name="P99" style:family="paragraph" style:parent-style-name="ubuntu_5f_mono_5f_9">
      <style:text-properties style:font-name="Ubuntu Mono1" fo:font-size="8pt" officeooo:rsid="023bc0a1" officeooo:paragraph-rsid="023bc0a1" style:font-size-asian="8pt" style:font-size-complex="8pt"/>
    </style:style>
    <style:style style:name="P100" style:family="paragraph" style:parent-style-name="ubuntu_5f_mono_5f_9">
      <style:text-properties style:font-name="Ubuntu Mono1" fo:font-size="8pt" officeooo:paragraph-rsid="023de099" style:font-size-asian="8pt" style:font-size-complex="8pt"/>
    </style:style>
    <style:style style:name="P101" style:family="paragraph" style:parent-style-name="ubuntu_5f_mono_5f_9">
      <style:text-properties style:font-name="Ubuntu Mono1" fo:font-size="8pt" officeooo:rsid="023d4d3a" officeooo:paragraph-rsid="023d4d3a" style:font-size-asian="8pt" style:font-size-complex="8pt"/>
    </style:style>
    <style:style style:name="P102" style:family="paragraph" style:parent-style-name="ubuntu_5f_mono_5f_9">
      <style:text-properties style:font-name="Ubuntu Mono1" fo:font-size="8pt" officeooo:rsid="023d4d3a" officeooo:paragraph-rsid="023de099" style:font-size-asian="8pt" style:font-size-complex="8pt"/>
    </style:style>
    <style:style style:name="P103" style:family="paragraph" style:parent-style-name="ubuntu_5f_mono_5f_9">
      <style:text-properties style:font-name="Ubuntu Mono1" fo:font-size="8pt" officeooo:rsid="0211bc4d" officeooo:paragraph-rsid="0211bc4d" style:font-size-asian="8pt" style:font-size-complex="8pt"/>
    </style:style>
    <style:style style:name="P104" style:family="paragraph" style:parent-style-name="ubuntu_5f_mono_5f_9">
      <style:text-properties style:font-name="Ubuntu Mono1" fo:font-size="8pt" officeooo:rsid="020a1cb5" officeooo:paragraph-rsid="020a1cb5" style:font-size-asian="8pt" style:font-size-complex="8pt"/>
    </style:style>
    <style:style style:name="P105" style:family="paragraph" style:parent-style-name="ubuntu_5f_mono_5f_9">
      <style:text-properties style:font-name="Ubuntu Mono1" fo:font-size="8pt" officeooo:rsid="020d5f88" officeooo:paragraph-rsid="020d5f88" style:font-size-asian="8pt" style:font-size-complex="8pt"/>
    </style:style>
    <style:style style:name="P106" style:family="paragraph" style:parent-style-name="ubuntu_5f_mono_5f_9">
      <style:text-properties style:font-name="Ubuntu Mono1" fo:font-size="8pt" officeooo:rsid="020d5f88" officeooo:paragraph-rsid="02411586" style:font-size-asian="8pt" style:font-size-complex="8pt"/>
    </style:style>
    <style:style style:name="P107" style:family="paragraph" style:parent-style-name="ubuntu_5f_mono_5f_9">
      <style:text-properties style:font-name="Ubuntu Mono1" fo:font-size="8pt" officeooo:rsid="02411586" officeooo:paragraph-rsid="02411586" style:font-size-asian="8pt" style:font-size-complex="8pt"/>
    </style:style>
    <style:style style:name="P108" style:family="paragraph" style:parent-style-name="ubuntu_5f_mono_5f_9">
      <style:text-properties style:font-name="Ubuntu Mono1" fo:font-size="8pt" officeooo:rsid="0241454e" officeooo:paragraph-rsid="0241454e" style:font-size-asian="8pt" style:font-size-complex="8pt"/>
    </style:style>
    <style:style style:name="P109" style:family="paragraph" style:parent-style-name="ubuntu_5f_mono_5f_9">
      <style:text-properties style:font-name="Ubuntu Mono1" fo:font-size="8pt" officeooo:rsid="0241454e" officeooo:paragraph-rsid="0241912b" style:font-size-asian="8pt" style:font-size-complex="8pt"/>
    </style:style>
    <style:style style:name="P110" style:family="paragraph" style:parent-style-name="ubuntu_5f_mono_5f_9">
      <style:text-properties style:font-name="Ubuntu Mono1" fo:font-size="8pt" officeooo:rsid="0241454e" officeooo:paragraph-rsid="02419a47" style:font-size-asian="8pt" style:font-size-complex="8pt"/>
    </style:style>
    <style:style style:name="P111" style:family="paragraph" style:parent-style-name="ubuntu_5f_mono_5f_9">
      <style:text-properties style:font-name="Ubuntu Mono1" fo:font-size="8pt" officeooo:rsid="020ac645" officeooo:paragraph-rsid="020ac645" style:font-size-asian="8pt" style:font-size-complex="8pt"/>
    </style:style>
    <style:style style:name="P112" style:family="paragraph" style:parent-style-name="ubuntu_5f_mono_5f_9">
      <style:text-properties style:font-name="Ubuntu Mono1" fo:font-size="8pt" officeooo:paragraph-rsid="0241454e" style:font-size-asian="8pt" style:font-size-complex="8pt"/>
    </style:style>
    <style:style style:name="P113" style:family="paragraph" style:parent-style-name="ubuntu_5f_mono_5f_9">
      <style:text-properties style:font-name="Ubuntu Mono1" fo:font-size="8pt" officeooo:rsid="020ee520" officeooo:paragraph-rsid="020ee520" style:font-size-asian="8pt" style:font-size-complex="8pt"/>
    </style:style>
    <style:style style:name="P114" style:family="paragraph" style:parent-style-name="ubuntu_5f_mono_5f_9">
      <style:text-properties style:font-name="Ubuntu Mono1" fo:font-size="8pt" officeooo:rsid="0210dc76" officeooo:paragraph-rsid="0210dc76" style:font-size-asian="8pt" style:font-size-complex="8pt"/>
    </style:style>
    <style:style style:name="P115" style:family="paragraph" style:parent-style-name="ubuntu_5f_mono_5f_9">
      <style:text-properties style:font-name="Ubuntu Mono1" fo:font-size="8pt" officeooo:rsid="024299a8" officeooo:paragraph-rsid="024299a8" style:font-size-asian="8pt" style:font-size-complex="8pt"/>
    </style:style>
    <style:style style:name="P116" style:family="paragraph" style:parent-style-name="ubuntu_5f_mono_5f_9">
      <style:text-properties style:font-name="Ubuntu Mono1" fo:font-size="8pt" officeooo:rsid="024299a8" officeooo:paragraph-rsid="0245d84f" style:font-size-asian="8pt" style:font-size-complex="8pt"/>
    </style:style>
    <style:style style:name="P117" style:family="paragraph" style:parent-style-name="ubuntu_5f_mono_5f_9">
      <style:text-properties style:font-name="Ubuntu Mono1" fo:font-size="8pt" officeooo:rsid="0246345b" officeooo:paragraph-rsid="0246345b" style:font-size-asian="8pt" style:font-size-complex="8pt"/>
    </style:style>
    <style:style style:name="P118" style:family="paragraph" style:parent-style-name="ubuntu_5f_mono_5f_9">
      <style:text-properties style:font-name="Ubuntu Mono1" fo:font-size="8pt" officeooo:paragraph-rsid="0246345b" style:font-size-asian="8pt" style:font-size-complex="8pt"/>
    </style:style>
    <style:style style:name="P119" style:family="paragraph" style:parent-style-name="ubuntu_5f_mono_5f_9">
      <style:text-properties style:font-name="Ubuntu Mono1" fo:font-size="8pt" officeooo:rsid="024c2d29" officeooo:paragraph-rsid="024c2d29" style:font-size-asian="8pt" style:font-size-complex="8pt"/>
    </style:style>
    <style:style style:name="P120" style:family="paragraph" style:parent-style-name="ubuntu_5f_mono_5f_9">
      <style:text-properties style:font-name="Ubuntu Mono1" fo:font-size="8pt" officeooo:rsid="024cee1b" officeooo:paragraph-rsid="024e640c" style:font-size-asian="8pt" style:font-size-complex="8pt"/>
    </style:style>
    <style:style style:name="P121" style:family="paragraph" style:parent-style-name="ubuntu_5f_mono_5f_9">
      <style:text-properties style:font-name="Ubuntu Mono1" fo:font-size="8pt" officeooo:rsid="024e640c" officeooo:paragraph-rsid="024e640c" style:font-size-asian="8pt" style:font-size-complex="8pt"/>
    </style:style>
    <style:style style:name="P122" style:family="paragraph" style:parent-style-name="ubuntu_5f_mono_5f_9">
      <style:text-properties style:font-name="Ubuntu Mono1" fo:font-size="8pt" officeooo:rsid="024ff6cc" officeooo:paragraph-rsid="024ff6cc" style:font-size-asian="8pt" style:font-size-complex="8pt"/>
    </style:style>
    <style:style style:name="P123" style:family="paragraph" style:parent-style-name="ubuntu_5f_mono_5f_9">
      <style:text-properties style:font-name="Ubuntu Mono1" fo:font-size="8pt" officeooo:rsid="0208f4dd" officeooo:paragraph-rsid="0208f4dd" style:font-size-asian="8pt" style:font-size-complex="8pt"/>
    </style:style>
    <style:style style:name="P124" style:family="paragraph" style:parent-style-name="ubuntu_5f_mono_5f_9">
      <style:text-properties style:font-name="Ubuntu Mono1" fo:font-size="8pt" officeooo:rsid="020855c2" style:font-size-asian="8pt" style:font-size-complex="8pt"/>
    </style:style>
    <style:style style:name="P125" style:family="paragraph" style:parent-style-name="ubuntu_5f_mono_5f_9">
      <style:text-properties style:font-name="Ubuntu Mono1" fo:font-size="8pt" officeooo:rsid="020855c2" officeooo:paragraph-rsid="020855c2" style:font-size-asian="8pt" style:font-size-complex="8pt"/>
    </style:style>
    <style:style style:name="P126" style:family="paragraph" style:parent-style-name="ubuntu_5f_mono_5f_9">
      <style:text-properties style:font-name="Ubuntu Mono1" fo:font-size="8pt" officeooo:rsid="020855c2" officeooo:paragraph-rsid="0208f4dd" style:font-size-asian="8pt" style:font-size-complex="8pt"/>
    </style:style>
    <style:style style:name="P127" style:family="paragraph" style:parent-style-name="ubuntu_5f_mono_5f_9">
      <style:text-properties style:font-name="Ubuntu Mono1" fo:font-size="8pt" officeooo:paragraph-rsid="0208f4dd" style:font-size-asian="8pt" style:font-size-complex="8pt"/>
    </style:style>
    <style:style style:name="P128" style:family="paragraph" style:parent-style-name="ubuntu_5f_mono_5f_9">
      <style:text-properties style:font-name="Ubuntu Mono1" fo:font-size="8pt" officeooo:rsid="0213c0a9" officeooo:paragraph-rsid="0213c0a9" style:font-size-asian="8pt" style:font-size-complex="8pt"/>
    </style:style>
    <style:style style:name="P129" style:family="paragraph" style:parent-style-name="ubuntu_5f_mono_5f_9">
      <style:text-properties style:font-name="Ubuntu Mono1" fo:font-size="8pt" officeooo:rsid="0214988e" officeooo:paragraph-rsid="0214988e" style:font-size-asian="8pt" style:font-size-complex="8pt"/>
    </style:style>
    <style:style style:name="P130" style:family="paragraph" style:parent-style-name="ubuntu_5f_mono_5f_9">
      <style:text-properties style:font-name="Ubuntu Mono1" fo:font-size="8pt" officeooo:rsid="021be6ee" officeooo:paragraph-rsid="021be6ee" style:font-size-asian="8pt" style:font-size-complex="8pt"/>
    </style:style>
    <style:style style:name="P131" style:family="paragraph" style:parent-style-name="ubuntu_5f_mono_5f_9">
      <style:text-properties style:font-name="Ubuntu Mono1" fo:font-size="8pt" officeooo:rsid="0215f702" officeooo:paragraph-rsid="0215f702" style:font-size-asian="8pt" style:font-size-complex="8pt"/>
    </style:style>
    <style:style style:name="P132" style:family="paragraph" style:parent-style-name="ubuntu_5f_mono_5f_9">
      <style:text-properties style:font-name="Ubuntu Mono1" fo:font-size="8pt" officeooo:rsid="0217b369" officeooo:paragraph-rsid="0217b369" style:font-size-asian="8pt" style:font-size-complex="8pt"/>
    </style:style>
    <style:style style:name="P133" style:family="paragraph" style:parent-style-name="ubuntu_5f_mono_5f_9">
      <style:text-properties style:font-name="Ubuntu Mono1" fo:font-size="8pt" officeooo:rsid="021a74d5" officeooo:paragraph-rsid="021a74d5" style:font-size-asian="8pt" style:font-size-complex="8pt"/>
    </style:style>
    <style:style style:name="P134" style:family="paragraph" style:parent-style-name="ubuntu_5f_mono_5f_9">
      <style:text-properties style:font-name="Ubuntu Mono1" fo:font-size="8pt" officeooo:rsid="021b03e0" officeooo:paragraph-rsid="021b03e0" style:font-size-asian="8pt" style:font-size-complex="8pt"/>
    </style:style>
    <style:style style:name="P135" style:family="paragraph" style:parent-style-name="ubuntu_5f_mono_5f_9">
      <style:text-properties style:font-name="Ubuntu Mono1" fo:font-size="8pt" officeooo:rsid="021d0075" officeooo:paragraph-rsid="021d0075" style:font-size-asian="8pt" style:font-size-complex="8pt"/>
    </style:style>
    <style:style style:name="P136" style:family="paragraph" style:parent-style-name="ubuntu_5f_mono_5f_9">
      <style:text-properties style:font-name="Ubuntu Mono1" fo:font-size="8pt" officeooo:paragraph-rsid="0241d249" style:font-size-asian="8pt" style:font-size-complex="8pt"/>
    </style:style>
    <style:style style:name="P137" style:family="paragraph" style:parent-style-name="ubuntu_5f_mono_5f_9">
      <style:text-properties style:font-name="Ubuntu Mono1" fo:font-size="8pt" officeooo:rsid="02134c14" officeooo:paragraph-rsid="0241d249" style:font-size-asian="8pt" style:font-size-complex="8pt"/>
    </style:style>
    <style:style style:name="P138" style:family="paragraph" style:parent-style-name="ubuntu_5f_mono_5f_9">
      <style:text-properties style:font-name="Ubuntu Mono1" fo:font-size="8pt" officeooo:rsid="02531d0a" officeooo:paragraph-rsid="02531d0a" style:font-size-asian="8pt" style:font-size-complex="8pt"/>
    </style:style>
    <style:style style:name="P139" style:family="paragraph" style:parent-style-name="ubuntu_5f_mono_5f_9">
      <style:text-properties style:font-name="Ubuntu Mono1" fo:font-size="8pt" officeooo:rsid="02531d0a" officeooo:paragraph-rsid="0255e217" style:font-size-asian="8pt" style:font-size-complex="8pt"/>
    </style:style>
    <style:style style:name="P140" style:family="paragraph" style:parent-style-name="ubuntu_5f_mono_5f_9">
      <style:text-properties style:font-name="Ubuntu Mono1" fo:font-size="8pt" officeooo:rsid="02544b5e" officeooo:paragraph-rsid="02544b5e" style:font-size-asian="8pt" style:font-size-complex="8pt"/>
    </style:style>
    <style:style style:name="P141" style:family="paragraph" style:parent-style-name="ubuntu_5f_mono_5f_9">
      <style:text-properties style:font-name="Ubuntu Mono1" fo:font-size="8pt" officeooo:rsid="0255e217" officeooo:paragraph-rsid="0255e217" style:font-size-asian="8pt" style:font-size-complex="8pt"/>
    </style:style>
    <style:style style:name="P142" style:family="paragraph" style:parent-style-name="ubuntu_5f_mono_5f_9">
      <style:text-properties style:font-name="Ubuntu Mono1" fo:font-size="8pt" officeooo:rsid="00c38a83" officeooo:paragraph-rsid="0257d558" style:font-size-asian="8pt" style:font-size-complex="8pt"/>
    </style:style>
    <style:style style:name="P143" style:family="paragraph" style:parent-style-name="ubuntu_5f_mono_5f_9">
      <style:text-properties style:font-name="Ubuntu Mono1" fo:font-size="8pt" officeooo:paragraph-rsid="0257d558" style:font-size-asian="8pt" style:font-size-complex="8pt"/>
    </style:style>
    <style:style style:name="P144" style:family="paragraph" style:parent-style-name="ubuntu_5f_mono_5f_9">
      <style:text-properties style:font-name="Ubuntu Mono1" fo:font-size="8pt" officeooo:paragraph-rsid="0208171c" style:font-size-asian="8pt" style:font-size-complex="8pt"/>
    </style:style>
    <style:style style:name="P145" style:family="paragraph" style:parent-style-name="ubuntu_5f_mono_5f_9">
      <style:text-properties style:font-name="Ubuntu Mono1" fo:font-size="8pt" officeooo:rsid="013e5c16" officeooo:paragraph-rsid="0208171c" style:font-size-asian="8pt" style:font-size-complex="8pt"/>
    </style:style>
    <style:style style:name="P146" style:family="paragraph" style:parent-style-name="ubuntu_5f_mono_5f_9">
      <style:text-properties style:font-name="Ubuntu Mono1" fo:font-size="8pt" officeooo:rsid="01403b23" officeooo:paragraph-rsid="0208171c" style:font-size-asian="8pt" style:font-size-complex="8pt"/>
    </style:style>
    <style:style style:name="P147" style:family="paragraph" style:parent-style-name="ubuntu_5f_mono_5f_9">
      <style:text-properties style:font-name="Ubuntu Mono1" fo:font-size="8pt" officeooo:rsid="01feda68" officeooo:paragraph-rsid="0208171c" style:font-size-asian="8pt" style:font-size-complex="8pt"/>
    </style:style>
    <style:style style:name="P148" style:family="paragraph" style:parent-style-name="ubuntu_5f_mono_5f_9">
      <style:text-properties style:font-name="Ubuntu Mono1" fo:font-size="8pt" officeooo:rsid="020006c9" officeooo:paragraph-rsid="0208171c" style:font-size-asian="8pt" style:font-size-complex="8pt"/>
    </style:style>
    <style:style style:name="P149" style:family="paragraph" style:parent-style-name="ubuntu_5f_mono_5f_9">
      <style:text-properties style:font-name="Ubuntu Mono1" fo:font-size="8pt" officeooo:rsid="020026d2" officeooo:paragraph-rsid="0208171c" style:font-size-asian="8pt" style:font-size-complex="8pt"/>
    </style:style>
    <style:style style:name="P150" style:family="paragraph" style:parent-style-name="ubuntu_5f_mono_5f_9">
      <style:text-properties style:font-name="Ubuntu Mono1" fo:font-size="8pt" officeooo:paragraph-rsid="008092b6" style:font-size-asian="8pt" style:font-size-complex="8pt"/>
    </style:style>
    <style:style style:name="P151" style:family="paragraph" style:parent-style-name="ubuntu_5f_mono_5f_9">
      <style:text-properties style:font-name="Ubuntu Mono1" fo:font-size="8pt" officeooo:rsid="00d70eb4" officeooo:paragraph-rsid="00d70eb4" style:font-size-asian="8pt" style:font-size-complex="8pt"/>
    </style:style>
    <style:style style:name="P152" style:family="paragraph" style:parent-style-name="ubuntu_5f_mono_5f_9">
      <style:text-properties style:font-name="Ubuntu Mono1" fo:font-size="8pt" officeooo:rsid="00bdb97b" officeooo:paragraph-rsid="02651f1e" style:font-size-asian="8pt" style:font-size-complex="8pt"/>
    </style:style>
    <style:style style:name="P153" style:family="paragraph" style:parent-style-name="ubuntu_5f_mono_5f_9">
      <style:paragraph-properties fo:text-align="center" style:justify-single-word="false"/>
      <style:text-properties style:font-name="Ubuntu Mono1" fo:font-size="8pt" officeooo:rsid="00ac2c26" officeooo:paragraph-rsid="02651f1e" style:font-size-asian="8pt" style:font-size-complex="8pt"/>
    </style:style>
    <style:style style:name="P154" style:family="paragraph" style:parent-style-name="ubuntu_5f_mono_5f_9">
      <style:text-properties style:font-name="Ubuntu Mono1" fo:font-size="8pt" officeooo:rsid="00ac2c26" officeooo:paragraph-rsid="02651f1e" style:font-size-asian="8pt" style:font-size-complex="8pt"/>
    </style:style>
    <style:style style:name="P155" style:family="paragraph" style:parent-style-name="ubuntu_5f_mono_5f_9">
      <style:text-properties style:font-name="Ubuntu Mono1" fo:font-size="8pt" officeooo:paragraph-rsid="01fe07e4" style:font-size-asian="8pt" style:font-size-complex="8pt"/>
    </style:style>
    <style:style style:name="P156" style:family="paragraph" style:parent-style-name="ubuntu_5f_mono_5f_9">
      <style:text-properties style:font-name="Ubuntu Mono1" fo:font-size="8pt" officeooo:rsid="014e4e10" officeooo:paragraph-rsid="01fe07e4" style:font-size-asian="8pt" style:font-size-complex="8pt"/>
    </style:style>
    <style:style style:name="P157" style:family="paragraph" style:parent-style-name="ubuntu_5f_mono_5f_9">
      <style:text-properties style:font-name="Ubuntu Mono1" fo:font-size="8pt" officeooo:rsid="014f199b" officeooo:paragraph-rsid="01fb91ea" style:font-size-asian="8pt" style:font-size-complex="8pt"/>
    </style:style>
    <style:style style:name="P158" style:family="paragraph" style:parent-style-name="ubuntu_5f_mono_5f_9">
      <style:text-properties style:font-name="Ubuntu Mono1" fo:font-size="8pt" officeooo:rsid="0150df91" officeooo:paragraph-rsid="01fb91ea" style:font-size-asian="8pt" style:font-size-complex="8pt"/>
    </style:style>
    <style:style style:name="P159" style:family="paragraph" style:parent-style-name="ubuntu_5f_mono_5f_9">
      <style:text-properties style:font-name="Ubuntu Mono1" fo:font-size="8pt" officeooo:rsid="01cf354d" officeooo:paragraph-rsid="01cf354d" style:font-size-asian="8pt" style:font-size-complex="8pt"/>
    </style:style>
    <style:style style:name="P160" style:family="paragraph" style:parent-style-name="ubuntu_5f_mono_5f_9">
      <style:text-properties style:font-name="Ubuntu Mono1" fo:font-size="8pt" officeooo:rsid="022605c8" officeooo:paragraph-rsid="022605c8" style:font-size-asian="8pt" style:font-size-complex="8pt"/>
    </style:style>
    <style:style style:name="P161" style:family="paragraph" style:parent-style-name="ubuntu_5f_mono_5f_9">
      <style:text-properties style:font-name="Ubuntu Mono1" fo:font-size="8pt" officeooo:rsid="021f9ae9" officeooo:paragraph-rsid="021f9ae9" style:font-size-asian="8pt" style:font-size-complex="8pt"/>
    </style:style>
    <style:style style:name="P162" style:family="paragraph" style:parent-style-name="ubuntu_5f_mono_5f_9">
      <style:text-properties style:font-name="Ubuntu Mono1" fo:font-size="8pt" officeooo:paragraph-rsid="013b76b8" style:font-size-asian="8pt" style:font-size-complex="8pt"/>
    </style:style>
    <style:style style:name="P163" style:family="paragraph" style:parent-style-name="ubuntu_5f_mono_5f_9">
      <style:text-properties style:font-name="Ubuntu Mono1" fo:font-size="8pt" officeooo:rsid="00c631d6" officeooo:paragraph-rsid="013b76b8" style:font-size-asian="8pt" style:font-size-complex="8pt"/>
    </style:style>
    <style:style style:name="P164" style:family="paragraph" style:parent-style-name="ubuntu_5f_mono_5f_9">
      <style:text-properties style:font-name="Ubuntu Mono1" fo:font-size="8pt" officeooo:rsid="00c631d6" officeooo:paragraph-rsid="013d2663" style:font-size-asian="8pt" style:font-size-complex="8pt"/>
    </style:style>
    <style:style style:name="P165" style:family="paragraph" style:parent-style-name="ubuntu_5f_mono_5f_9">
      <style:text-properties style:font-name="Ubuntu Mono1" fo:font-size="8pt" officeooo:rsid="00c631d6" officeooo:paragraph-rsid="028d6c19" style:font-size-asian="8pt" style:font-size-complex="8pt"/>
    </style:style>
    <style:style style:name="P166" style:family="paragraph" style:parent-style-name="ubuntu_5f_mono_5f_9">
      <style:text-properties style:font-name="Ubuntu Mono1" fo:font-size="8pt" officeooo:rsid="0273c766" officeooo:paragraph-rsid="0273c766" style:font-size-asian="8pt" style:font-size-complex="8pt"/>
    </style:style>
    <style:style style:name="P167" style:family="paragraph" style:parent-style-name="ubuntu_5f_mono_5f_9">
      <style:text-properties style:font-name="Ubuntu Mono1" fo:font-size="8pt" officeooo:rsid="0273ca2e" officeooo:paragraph-rsid="0273ca2e" style:font-size-asian="8pt" style:font-size-complex="8pt"/>
    </style:style>
    <style:style style:name="P168" style:family="paragraph" style:parent-style-name="ubuntu_5f_mono_5f_9">
      <style:text-properties style:font-name="Ubuntu Mono1" fo:font-size="8pt" officeooo:rsid="0273ca2e" officeooo:paragraph-rsid="028d6c19" style:font-size-asian="8pt" style:font-size-complex="8pt"/>
    </style:style>
    <style:style style:name="P169" style:family="paragraph" style:parent-style-name="ubuntu_5f_mono_5f_9">
      <style:text-properties style:font-name="Ubuntu Mono1" fo:font-size="8pt" officeooo:paragraph-rsid="0276ea1e" style:font-size-asian="8pt" style:font-size-complex="8pt"/>
    </style:style>
    <style:style style:name="P170" style:family="paragraph" style:parent-style-name="ubuntu_5f_mono_5f_9">
      <style:text-properties style:font-name="Ubuntu Mono1" fo:font-size="8pt" officeooo:rsid="00b63765" officeooo:paragraph-rsid="00b63765" style:font-size-asian="8pt" style:font-size-complex="8pt"/>
    </style:style>
    <style:style style:name="P171" style:family="paragraph" style:parent-style-name="ubuntu_5f_mono_5f_9">
      <style:text-properties style:font-name="Ubuntu Mono1" fo:font-size="8pt" officeooo:rsid="00b63765" officeooo:paragraph-rsid="010cdfb7" style:font-size-asian="8pt" style:font-size-complex="8pt"/>
    </style:style>
    <style:style style:name="P172" style:family="paragraph" style:parent-style-name="ubuntu_5f_mono_5f_9">
      <style:text-properties style:font-name="Ubuntu Mono1" fo:font-size="8pt" officeooo:paragraph-rsid="00e2a39a" style:font-size-asian="8pt" style:font-size-complex="8pt"/>
    </style:style>
    <style:style style:name="P173" style:family="paragraph" style:parent-style-name="ubuntu_5f_mono_5f_9">
      <style:text-properties style:font-name="Ubuntu Mono1" fo:font-size="8pt" officeooo:rsid="00e2a39a" officeooo:paragraph-rsid="00e2a39a" style:font-size-asian="8pt" style:font-size-complex="8pt"/>
    </style:style>
    <style:style style:name="P174" style:family="paragraph" style:parent-style-name="ubuntu_5f_mono_5f_9">
      <style:text-properties style:font-name="Ubuntu Mono1" fo:font-size="8pt" officeooo:paragraph-rsid="00e48ad9" style:font-size-asian="8pt" style:font-size-complex="8pt"/>
    </style:style>
    <style:style style:name="P175" style:family="paragraph" style:parent-style-name="ubuntu_5f_mono_5f_9">
      <style:text-properties style:font-name="Ubuntu Mono1" fo:font-size="8pt" officeooo:paragraph-rsid="00e8d63d" style:font-size-asian="8pt" style:font-size-complex="8pt"/>
    </style:style>
    <style:style style:name="P176" style:family="paragraph" style:parent-style-name="ubuntu_5f_mono_5f_9">
      <style:text-properties style:font-name="Ubuntu Mono1" fo:font-size="8pt" officeooo:rsid="00eb107b" officeooo:paragraph-rsid="00eb107b" style:font-size-asian="8pt" style:font-size-complex="8pt"/>
    </style:style>
    <style:style style:name="P177" style:family="paragraph" style:parent-style-name="ubuntu_5f_mono_5f_9">
      <style:text-properties style:font-name="Ubuntu Mono1" fo:font-size="8pt" officeooo:rsid="00fc9015" officeooo:paragraph-rsid="00fc9015" style:font-size-asian="8pt" style:font-size-complex="8pt"/>
    </style:style>
    <style:style style:name="P178" style:family="paragraph" style:parent-style-name="ubuntu_5f_mono_5f_9">
      <style:text-properties style:font-name="Ubuntu Mono1" fo:font-size="8pt" officeooo:paragraph-rsid="00e89740" style:font-size-asian="8pt" style:font-size-complex="8pt"/>
    </style:style>
    <style:style style:name="P179" style:family="paragraph" style:parent-style-name="ubuntu_5f_mono_5f_9">
      <style:text-properties style:font-name="Ubuntu Mono1" fo:font-size="8pt" officeooo:rsid="01329e84" officeooo:paragraph-rsid="01329e84" style:font-size-asian="8pt" style:font-size-complex="8pt"/>
    </style:style>
    <style:style style:name="P180" style:family="paragraph" style:parent-style-name="ubuntu_5f_mono_5f_9">
      <style:text-properties style:font-name="Ubuntu Mono1" fo:font-size="8pt" officeooo:rsid="00e89740" officeooo:paragraph-rsid="00e89740" style:font-size-asian="8pt" style:font-size-complex="8pt"/>
    </style:style>
    <style:style style:name="P181" style:family="paragraph" style:parent-style-name="ubuntu_5f_mono_5f_9">
      <style:text-properties style:font-name="Ubuntu Mono1" fo:font-size="8pt" officeooo:rsid="0135c626" officeooo:paragraph-rsid="0135c626" style:font-size-asian="8pt" style:font-size-complex="8pt"/>
    </style:style>
    <style:style style:name="P182" style:family="paragraph" style:parent-style-name="ubuntu_5f_mono_5f_9">
      <style:text-properties style:font-name="Ubuntu Mono1" fo:font-size="8pt" officeooo:rsid="011bf5a6" officeooo:paragraph-rsid="011bf5a6" style:font-size-asian="8pt" style:font-size-complex="8pt"/>
    </style:style>
    <style:style style:name="P183" style:family="paragraph" style:parent-style-name="ubuntu_5f_mono_5f_9">
      <style:text-properties style:font-name="Ubuntu Mono1" fo:font-size="8pt" officeooo:paragraph-rsid="00e5506d" style:font-size-asian="8pt" style:font-size-complex="8pt"/>
    </style:style>
    <style:style style:name="P184" style:family="paragraph" style:parent-style-name="ubuntu_5f_mono_5f_9">
      <style:text-properties style:font-name="Ubuntu Mono1" fo:font-size="8pt" officeooo:rsid="00e5506d" officeooo:paragraph-rsid="00e5506d" style:font-size-asian="8pt" style:font-size-complex="8pt"/>
    </style:style>
    <style:style style:name="P185" style:family="paragraph" style:parent-style-name="ubuntu_5f_mono_5f_9">
      <style:text-properties style:font-name="Ubuntu Mono1" fo:font-size="8pt" officeooo:rsid="01131ce6" officeooo:paragraph-rsid="01131ce6" style:font-size-asian="8pt" style:font-size-complex="8pt"/>
    </style:style>
    <style:style style:name="P186" style:family="paragraph" style:parent-style-name="ubuntu_5f_mono_5f_9">
      <style:text-properties style:font-name="Ubuntu Mono1" fo:font-size="8pt" officeooo:paragraph-rsid="00e1a8fb" style:font-size-asian="8pt" style:font-size-complex="8pt"/>
    </style:style>
    <style:style style:name="P187" style:family="paragraph" style:parent-style-name="ubuntu_5f_mono_5f_9">
      <style:text-properties style:font-name="Ubuntu Mono1" fo:font-size="8pt" officeooo:paragraph-rsid="010a4ced" style:font-size-asian="8pt" style:font-size-complex="8pt"/>
    </style:style>
    <style:style style:name="P188" style:family="paragraph" style:parent-style-name="ubuntu_5f_mono_5f_9">
      <style:text-properties style:font-name="Ubuntu Mono1" fo:font-size="8pt" officeooo:rsid="027edb2b" officeooo:paragraph-rsid="027edb2b" style:font-size-asian="8pt" style:font-size-complex="8pt"/>
    </style:style>
    <style:style style:name="P189" style:family="paragraph" style:parent-style-name="ubuntu_5f_mono_5f_9">
      <style:text-properties style:font-name="Ubuntu Mono1" fo:font-size="8pt" officeooo:rsid="02801987" officeooo:paragraph-rsid="02801987" style:font-size-asian="8pt" style:font-size-complex="8pt"/>
    </style:style>
    <style:style style:name="P190" style:family="paragraph" style:parent-style-name="ubuntu_5f_mono_5f_9">
      <style:text-properties style:font-name="Ubuntu Mono1" fo:font-size="8pt" officeooo:rsid="02801987" officeooo:paragraph-rsid="0227ec83" style:font-size-asian="8pt" style:font-size-complex="8pt"/>
    </style:style>
    <style:style style:name="P191" style:family="paragraph" style:parent-style-name="ubuntu_5f_mono_5f_9">
      <style:text-properties style:font-name="Ubuntu Mono1" fo:font-size="8pt" officeooo:rsid="02801987" officeooo:paragraph-rsid="02de6044" style:font-size-asian="8pt" style:font-size-complex="8pt"/>
    </style:style>
    <style:style style:name="P192" style:family="paragraph" style:parent-style-name="ubuntu_5f_mono_5f_9">
      <style:text-properties style:font-name="Ubuntu Mono1" fo:font-size="8pt" officeooo:paragraph-rsid="012a0cb1" style:font-size-asian="8pt" style:font-size-complex="8pt"/>
    </style:style>
    <style:style style:name="P193" style:family="paragraph" style:parent-style-name="ubuntu_5f_mono_5f_9">
      <style:text-properties style:font-name="Ubuntu Mono1" fo:font-size="8pt" officeooo:rsid="008c2598" officeooo:paragraph-rsid="012a0cb1" style:font-size-asian="8pt" style:font-size-complex="8pt"/>
    </style:style>
    <style:style style:name="P194" style:family="paragraph" style:parent-style-name="ubuntu_5f_mono_5f_9">
      <style:text-properties style:font-name="Ubuntu Mono1" fo:font-size="8pt" officeooo:rsid="00bc0e69" officeooo:paragraph-rsid="010a4ced" style:font-size-asian="8pt" style:font-size-complex="8pt"/>
    </style:style>
    <style:style style:name="P195" style:family="paragraph" style:parent-style-name="ubuntu_5f_mono_5f_9">
      <style:text-properties style:font-name="Ubuntu Mono1" fo:font-size="8pt" officeooo:rsid="028d6c19" officeooo:paragraph-rsid="028d6c19" style:font-size-asian="8pt" style:font-size-complex="8pt"/>
    </style:style>
    <style:style style:name="P196" style:family="paragraph" style:parent-style-name="ubuntu_5f_mono_5f_9">
      <style:text-properties style:font-name="Ubuntu Mono1" fo:font-size="8pt" officeooo:rsid="00c12983" officeooo:paragraph-rsid="0289b3a7" style:font-size-asian="8pt" style:font-size-complex="8pt"/>
    </style:style>
    <style:style style:name="P197" style:family="paragraph" style:parent-style-name="ubuntu_5f_mono_5f_9">
      <style:text-properties style:font-name="Ubuntu Mono1" fo:font-size="8pt" officeooo:rsid="00b7449a" officeooo:paragraph-rsid="010cdfb7" style:font-size-asian="8pt" style:font-size-complex="8pt"/>
    </style:style>
    <style:style style:name="P198" style:family="paragraph" style:parent-style-name="ubuntu_5f_mono_5f_9">
      <style:text-properties style:font-name="Ubuntu Mono1" fo:font-size="8pt" officeooo:rsid="00b54a46" officeooo:paragraph-rsid="010cdfb7" style:font-size-asian="8pt" style:font-size-complex="8pt"/>
    </style:style>
    <style:style style:name="P199" style:family="paragraph" style:parent-style-name="ubuntu_5f_mono_5f_9">
      <style:text-properties style:font-name="Ubuntu Mono1" fo:font-size="8pt" officeooo:rsid="00b7c771" officeooo:paragraph-rsid="010cdfb7" style:font-size-asian="8pt" style:font-size-complex="8pt"/>
    </style:style>
    <style:style style:name="P200" style:family="paragraph" style:parent-style-name="ubuntu_5f_mono_5f_9">
      <style:text-properties style:font-name="Ubuntu Mono1" fo:font-size="8pt" officeooo:rsid="00b813af" officeooo:paragraph-rsid="010cdfb7" style:font-size-asian="8pt" style:font-size-complex="8pt"/>
    </style:style>
    <style:style style:name="P201" style:family="paragraph" style:parent-style-name="ubuntu_5f_mono_5f_9">
      <style:text-properties style:font-name="Ubuntu Mono1" fo:font-size="8pt" officeooo:paragraph-rsid="010cdfb7" style:font-size-asian="8pt" style:font-size-complex="8pt"/>
    </style:style>
    <style:style style:name="P202" style:family="paragraph" style:parent-style-name="ubuntu_5f_mono_5f_9">
      <style:text-properties style:font-name="Ubuntu Mono1" fo:font-size="8pt" officeooo:rsid="02c08b8a" officeooo:paragraph-rsid="02c08b8a" style:font-size-asian="8pt" style:font-size-complex="8pt"/>
    </style:style>
    <style:style style:name="P203" style:family="paragraph" style:parent-style-name="ubuntu_5f_mono_5f_9">
      <style:text-properties style:font-name="Ubuntu Mono1" fo:font-size="8pt" officeooo:rsid="02c21bd7" officeooo:paragraph-rsid="02c21bd7" style:font-size-asian="8pt" style:font-size-complex="8pt"/>
    </style:style>
    <style:style style:name="P204" style:family="paragraph" style:parent-style-name="ubuntu_5f_mono_5f_9">
      <style:text-properties style:font-name="Ubuntu Mono1" fo:font-size="8pt" officeooo:rsid="00afa26e" officeooo:paragraph-rsid="00afa26e" style:font-size-asian="8pt" style:font-size-complex="8pt"/>
    </style:style>
    <style:style style:name="P205" style:family="paragraph" style:parent-style-name="ubuntu_5f_mono_5f_9">
      <style:text-properties style:font-name="Ubuntu Mono1" fo:font-size="8pt" officeooo:rsid="00afa26e" officeooo:paragraph-rsid="00b2854d" style:font-size-asian="8pt" style:font-size-complex="8pt"/>
    </style:style>
    <style:style style:name="P206" style:family="paragraph" style:parent-style-name="ubuntu_5f_mono_5f_9">
      <style:text-properties style:font-name="Ubuntu Mono1" fo:font-size="8pt" officeooo:rsid="00afa26e" officeooo:paragraph-rsid="01f6614c" style:font-size-asian="8pt" style:font-size-complex="8pt"/>
    </style:style>
    <style:style style:name="P207" style:family="paragraph" style:parent-style-name="ubuntu_5f_mono_5f_9">
      <style:text-properties style:font-name="Ubuntu Mono1" fo:font-size="8pt" officeooo:rsid="00b2854d" officeooo:paragraph-rsid="00b2854d" style:font-size-asian="8pt" style:font-size-complex="8pt"/>
    </style:style>
    <style:style style:name="P208" style:family="paragraph" style:parent-style-name="ubuntu_5f_mono_5f_9">
      <style:text-properties style:font-name="Ubuntu Mono1" fo:font-size="8pt" officeooo:rsid="01f6614c" style:font-size-asian="8pt" style:font-size-complex="8pt"/>
    </style:style>
    <style:style style:name="P209" style:family="paragraph" style:parent-style-name="ubuntu_5f_mono_5f_9">
      <style:text-properties style:font-name="Ubuntu Mono1" fo:font-size="8pt" officeooo:rsid="01f6614c" officeooo:paragraph-rsid="01f6614c" style:font-size-asian="8pt" style:font-size-complex="8pt"/>
    </style:style>
    <style:style style:name="P210" style:family="paragraph" style:parent-style-name="ubuntu_5f_mono_5f_9">
      <style:text-properties style:font-name="Ubuntu Mono1" fo:font-size="8pt" officeooo:rsid="01f4c0ac" officeooo:paragraph-rsid="01f4c0ac" style:font-size-asian="8pt" style:font-size-complex="8pt"/>
    </style:style>
    <style:style style:name="P211" style:family="paragraph" style:parent-style-name="ubuntu_5f_mono_5f_9">
      <style:text-properties style:font-name="Ubuntu Mono1" fo:font-size="8pt" officeooo:rsid="01f7d16b" officeooo:paragraph-rsid="02c33b9a" style:font-size-asian="8pt" style:font-size-complex="8pt"/>
    </style:style>
    <style:style style:name="P212" style:family="paragraph" style:parent-style-name="ubuntu_5f_mono_5f_9">
      <style:text-properties style:font-name="Ubuntu Mono1" fo:font-size="8pt" officeooo:rsid="02c984bc" officeooo:paragraph-rsid="02c984bc" style:font-size-asian="8pt" style:font-size-complex="8pt"/>
    </style:style>
    <style:style style:name="P213" style:family="paragraph" style:parent-style-name="ubuntu_5f_mono_5f_9">
      <style:text-properties style:font-name="Ubuntu Mono1" fo:font-size="8pt" officeooo:rsid="02cb491b" officeooo:paragraph-rsid="02cb491b" style:font-size-asian="8pt" style:font-size-complex="8pt"/>
    </style:style>
    <style:style style:name="P214" style:family="paragraph" style:parent-style-name="ubuntu_5f_mono_5f_9">
      <style:text-properties style:font-name="Ubuntu Mono1" fo:font-size="8pt" officeooo:rsid="02d395b3" officeooo:paragraph-rsid="02d395b3" style:font-size-asian="8pt" style:font-size-complex="8pt"/>
    </style:style>
    <style:style style:name="P215" style:family="paragraph" style:parent-style-name="ubuntu_5f_mono_5f_9">
      <style:text-properties style:font-name="Ubuntu Mono1" fo:font-size="8pt" officeooo:rsid="02d8c179" officeooo:paragraph-rsid="02d8c179" style:font-size-asian="8pt" style:font-size-complex="8pt"/>
    </style:style>
    <style:style style:name="P216" style:family="paragraph" style:parent-style-name="ubuntu_5f_mono_5f_9">
      <style:text-properties style:font-name="Ubuntu Mono1" fo:font-size="8pt" officeooo:rsid="02288956" officeooo:paragraph-rsid="02de6044" style:font-size-asian="8pt" style:font-size-complex="8pt"/>
    </style:style>
    <style:style style:name="P217" style:family="paragraph" style:parent-style-name="ubuntu_5f_mono_5f_9">
      <style:text-properties style:font-name="Ubuntu Mono1" fo:font-size="8pt" officeooo:rsid="01f908f5" officeooo:paragraph-rsid="01f908f5" style:font-size-asian="8pt" style:font-size-complex="8pt"/>
    </style:style>
    <style:style style:name="P218" style:family="paragraph" style:parent-style-name="ubuntu_5f_mono_5f_9">
      <style:text-properties style:font-name="Ubuntu Mono1" fo:font-size="8pt" officeooo:rsid="004f45f2" officeooo:paragraph-rsid="008b9280" style:font-size-asian="8pt" style:font-size-complex="8pt"/>
    </style:style>
    <style:style style:name="P219" style:family="paragraph" style:parent-style-name="ubuntu_5f_mono_5f_9">
      <style:text-properties style:font-name="Ubuntu Mono1" fo:font-size="8pt" officeooo:paragraph-rsid="008b9280" style:font-size-asian="8pt" style:font-size-complex="8pt"/>
    </style:style>
    <style:style style:name="P220" style:family="paragraph" style:parent-style-name="ubuntu_5f_mono_5f_9">
      <style:text-properties style:font-name="Ubuntu Mono1" fo:font-size="8pt" officeooo:rsid="00c42c33" officeooo:paragraph-rsid="00c42c33" style:font-size-asian="8pt" style:font-size-complex="8pt"/>
    </style:style>
    <style:style style:name="P221" style:family="paragraph" style:parent-style-name="ubuntu_5f_mono_5f_9">
      <style:text-properties style:font-name="Ubuntu Mono1" fo:font-size="8pt" officeooo:rsid="015742dd" officeooo:paragraph-rsid="02e12e61" style:font-size-asian="8pt" style:font-size-complex="8pt"/>
    </style:style>
    <style:style style:name="P222" style:family="paragraph" style:parent-style-name="ubuntu_5f_mono_5f_9">
      <style:text-properties style:font-name="Ubuntu Mono1" fo:font-size="8pt" officeooo:rsid="015742dd" officeooo:paragraph-rsid="015742dd" style:font-size-asian="8pt" style:font-size-complex="8pt"/>
    </style:style>
    <style:style style:name="P223" style:family="paragraph" style:parent-style-name="ubuntu_5f_mono_5f_9">
      <style:text-properties style:font-name="Ubuntu Mono1" fo:font-size="8pt" officeooo:rsid="015742dd" officeooo:paragraph-rsid="02df3442" style:font-size-asian="8pt" style:font-size-complex="8pt"/>
    </style:style>
    <style:style style:name="P224" style:family="paragraph" style:parent-style-name="ubuntu_5f_mono_5f_9">
      <style:text-properties style:font-name="Ubuntu Mono1" fo:font-size="8pt" officeooo:rsid="0157b1e8" officeooo:paragraph-rsid="02e12e61" style:font-size-asian="8pt" style:font-size-complex="8pt"/>
    </style:style>
    <style:style style:name="P225" style:family="paragraph" style:parent-style-name="ubuntu_5f_mono_5f_9">
      <style:text-properties style:font-name="Ubuntu Mono1" fo:font-size="8pt" officeooo:rsid="0157b1e8" officeooo:paragraph-rsid="0157b1e8" style:font-size-asian="8pt" style:font-size-complex="8pt"/>
    </style:style>
    <style:style style:name="P226" style:family="paragraph" style:parent-style-name="ubuntu_5f_mono_5f_9">
      <style:text-properties style:font-name="Ubuntu Mono1" fo:font-size="8pt" officeooo:rsid="02e12e61" officeooo:paragraph-rsid="02e12e61" style:font-size-asian="8pt" style:font-size-complex="8pt"/>
    </style:style>
    <style:style style:name="P227" style:family="paragraph" style:parent-style-name="ubuntu_5f_mono_5f_9">
      <style:text-properties style:font-name="Ubuntu Mono1" fo:font-size="8pt" officeooo:paragraph-rsid="015742dd" style:font-size-asian="8pt" style:font-size-complex="8pt"/>
    </style:style>
    <style:style style:name="P228" style:family="paragraph" style:parent-style-name="ubuntu_5f_mono_5f_9">
      <style:text-properties style:font-name="Ubuntu Mono1" fo:font-size="8pt" officeooo:paragraph-rsid="02e3df88" style:font-size-asian="8pt" style:font-size-complex="8pt"/>
    </style:style>
    <style:style style:name="P229" style:family="paragraph" style:parent-style-name="ubuntu_5f_mono_5f_9">
      <style:text-properties style:font-name="Ubuntu Mono1" fo:font-size="8pt" officeooo:rsid="022bbda3" officeooo:paragraph-rsid="022bbda3" style:font-size-asian="8pt" style:font-size-complex="8pt"/>
    </style:style>
    <style:style style:name="P230" style:family="paragraph" style:parent-style-name="ubuntu_5f_mono_5f_9">
      <style:text-properties style:font-name="Ubuntu Mono1" fo:font-size="8pt" officeooo:rsid="022bbda3" officeooo:paragraph-rsid="022c3f2b" style:font-size-asian="8pt" style:font-size-complex="8pt"/>
    </style:style>
    <style:style style:name="P231" style:family="paragraph" style:parent-style-name="ubuntu_5f_mono_5f_9">
      <style:text-properties style:font-name="Ubuntu Mono1" fo:font-size="8pt" officeooo:rsid="022c3f2b" officeooo:paragraph-rsid="022c3f2b" style:font-size-asian="8pt" style:font-size-complex="8pt"/>
    </style:style>
    <style:style style:name="P232" style:family="paragraph" style:parent-style-name="ubuntu_5f_mono_5f_9">
      <style:text-properties style:font-name="Ubuntu Mono1" fo:font-size="8pt" officeooo:rsid="02b998b0" officeooo:paragraph-rsid="02b998b0" style:font-size-asian="8pt" style:font-size-complex="8pt"/>
    </style:style>
    <style:style style:name="P233" style:family="paragraph" style:parent-style-name="ubuntu_5f_mono_5f_9">
      <style:text-properties style:font-name="Ubuntu Mono1" fo:font-size="8pt" officeooo:rsid="02b7164c" officeooo:paragraph-rsid="02b7164c" style:font-size-asian="8pt" style:font-size-complex="8pt"/>
    </style:style>
    <style:style style:name="P234" style:family="paragraph" style:parent-style-name="ubuntu_5f_mono_5f_9">
      <style:text-properties style:font-name="Ubuntu Mono1" fo:font-size="8pt" officeooo:rsid="02b87b03" officeooo:paragraph-rsid="02b87b03" style:font-size-asian="8pt" style:font-size-complex="8pt"/>
    </style:style>
    <style:style style:name="P235" style:family="paragraph" style:parent-style-name="ubuntu_5f_mono_5f_9">
      <style:text-properties style:font-name="Ubuntu Mono1" fo:font-size="8pt" officeooo:paragraph-rsid="02e708af" style:font-size-asian="8pt" style:font-size-complex="8pt"/>
    </style:style>
    <style:style style:name="P236" style:family="paragraph" style:parent-style-name="ubuntu_5f_mono_5f_9">
      <style:text-properties style:font-name="Ubuntu Mono1" fo:font-size="8pt" officeooo:rsid="02f59729" officeooo:paragraph-rsid="02f59729" style:font-size-asian="8pt" style:font-size-complex="8pt"/>
    </style:style>
    <style:style style:name="P237" style:family="paragraph" style:parent-style-name="ubuntu_5f_mono_5f_9">
      <style:text-properties style:font-name="Ubuntu Mono1" fo:font-size="8pt" officeooo:paragraph-rsid="0223e0b1" style:font-size-asian="8pt" style:font-size-complex="8pt"/>
    </style:style>
    <style:style style:name="P238" style:family="paragraph" style:parent-style-name="ubuntu_5f_mono_5f_9">
      <style:text-properties style:font-name="Ubuntu Mono1" fo:font-size="8pt" officeooo:rsid="02f73a84" officeooo:paragraph-rsid="02f73a84" style:font-size-asian="8pt" style:font-size-complex="8pt"/>
    </style:style>
    <style:style style:name="P239" style:family="paragraph" style:parent-style-name="ubuntu_5f_mono_5f_9">
      <style:text-properties style:font-name="Ubuntu Mono1" fo:font-size="8pt" officeooo:rsid="02f80703" officeooo:paragraph-rsid="02f80703" style:font-size-asian="8pt" style:font-size-complex="8pt"/>
    </style:style>
    <style:style style:name="P240" style:family="paragraph" style:parent-style-name="ubuntu_5f_mono_5f_9">
      <style:text-properties style:font-name="Ubuntu Mono1" fo:font-size="8pt" officeooo:rsid="02f82e47" officeooo:paragraph-rsid="02f82e47" style:font-size-asian="8pt" style:font-size-complex="8pt"/>
    </style:style>
    <style:style style:name="P241" style:family="paragraph" style:parent-style-name="ubuntu_5f_mono_5f_9">
      <style:text-properties style:font-name="Ubuntu Mono1" fo:font-size="8pt" fo:font-weight="bold" style:font-size-asian="8pt" style:font-weight-asian="bold" style:font-size-complex="8pt" style:font-weight-complex="bold"/>
    </style:style>
    <style:style style:name="P242" style:family="paragraph" style:parent-style-name="ubuntu_5f_mono_5f_9">
      <style:paragraph-properties fo:text-align="center" style:justify-single-word="false"/>
      <style:text-properties style:font-name="Ubuntu Mono1" fo:font-size="8pt" fo:font-weight="bold" style:font-size-asian="8pt" style:font-weight-asian="bold" style:font-size-complex="8pt" style:font-weight-complex="bold"/>
    </style:style>
    <style:style style:name="P243" style:family="paragraph" style:parent-style-name="ubuntu_5f_mono_5f_9">
      <style:paragraph-properties fo:text-align="center" style:justify-single-word="false"/>
      <style:text-properties style:font-name="Ubuntu Mono1" fo:font-size="8pt" fo:font-weight="bold" officeooo:paragraph-rsid="007d4704" style:font-size-asian="8pt" style:font-weight-asian="bold" style:font-size-complex="8pt" style:font-weight-complex="bold"/>
    </style:style>
    <style:style style:name="P244" style:family="paragraph" style:parent-style-name="ubuntu_5f_mono_5f_9">
      <style:paragraph-properties fo:text-align="center" style:justify-single-word="false"/>
      <style:text-properties style:font-name="Ubuntu Mono1" fo:font-size="8pt" fo:font-weight="bold" officeooo:paragraph-rsid="0204f669" style:font-size-asian="8pt" style:font-weight-asian="bold" style:font-size-complex="8pt" style:font-weight-complex="bold"/>
    </style:style>
    <style:style style:name="P245" style:family="paragraph" style:parent-style-name="ubuntu_5f_mono_5f_9">
      <style:text-properties style:font-name="Ubuntu Mono1" fo:font-size="8pt" fo:font-weight="bold" officeooo:paragraph-rsid="02065ca8" style:font-size-asian="8pt" style:font-weight-asian="bold" style:font-size-complex="8pt" style:font-weight-complex="bold"/>
    </style:style>
    <style:style style:name="P246" style:family="paragraph" style:parent-style-name="ubuntu_5f_mono_5f_9">
      <style:text-properties style:font-name="Ubuntu Mono1" fo:font-size="8pt" fo:font-weight="bold" officeooo:rsid="0208f4dd" officeooo:paragraph-rsid="0208f4dd" style:font-size-asian="8pt" style:font-weight-asian="bold" style:font-size-complex="8pt" style:font-weight-complex="bold"/>
    </style:style>
    <style:style style:name="P247" style:family="paragraph" style:parent-style-name="ubuntu_5f_mono_5f_9">
      <style:text-properties style:font-name="Ubuntu Mono1" fo:font-size="8pt" fo:font-weight="bold" officeooo:rsid="023269af" officeooo:paragraph-rsid="023269af" style:font-size-asian="8pt" style:font-weight-asian="bold" style:font-size-complex="8pt" style:font-weight-complex="bold"/>
    </style:style>
    <style:style style:name="P248" style:family="paragraph" style:parent-style-name="ubuntu_5f_mono_5f_9">
      <style:text-properties style:font-name="Ubuntu Mono1" fo:font-size="8pt" fo:font-weight="bold" officeooo:rsid="023269af" officeooo:paragraph-rsid="023f3252" style:font-size-asian="8pt" style:font-weight-asian="bold" style:font-size-complex="8pt" style:font-weight-complex="bold"/>
    </style:style>
    <style:style style:name="P249" style:family="paragraph" style:parent-style-name="ubuntu_5f_mono_5f_9">
      <style:text-properties style:font-name="Ubuntu Mono1" fo:font-size="8pt" fo:font-weight="bold" officeooo:rsid="023269af" officeooo:paragraph-rsid="025b4827" style:font-size-asian="8pt" style:font-weight-asian="bold" style:font-size-complex="8pt" style:font-weight-complex="bold"/>
    </style:style>
    <style:style style:name="P250" style:family="paragraph" style:parent-style-name="ubuntu_5f_mono_5f_9">
      <style:text-properties style:font-name="Ubuntu Mono1" fo:font-size="8pt" fo:font-weight="bold" officeooo:rsid="023441cb" officeooo:paragraph-rsid="023441cb" style:font-size-asian="8pt" style:font-weight-asian="bold" style:font-size-complex="8pt" style:font-weight-complex="bold"/>
    </style:style>
    <style:style style:name="P251" style:family="paragraph" style:parent-style-name="ubuntu_5f_mono_5f_9">
      <style:text-properties style:font-name="Ubuntu Mono1" fo:font-size="8pt" fo:font-weight="bold" officeooo:rsid="023441cb" officeooo:paragraph-rsid="025b4827" style:font-size-asian="8pt" style:font-weight-asian="bold" style:font-size-complex="8pt" style:font-weight-complex="bold"/>
    </style:style>
    <style:style style:name="P252" style:family="paragraph" style:parent-style-name="ubuntu_5f_mono_5f_9">
      <style:text-properties style:font-name="Ubuntu Mono1" fo:font-size="8pt" fo:font-weight="bold" officeooo:rsid="02363261" officeooo:paragraph-rsid="02363261" style:font-size-asian="8pt" style:font-weight-asian="bold" style:font-size-complex="8pt" style:font-weight-complex="bold"/>
    </style:style>
    <style:style style:name="P253" style:family="paragraph" style:parent-style-name="ubuntu_5f_mono_5f_9">
      <style:text-properties style:font-name="Ubuntu Mono1" fo:font-size="8pt" fo:font-weight="bold" officeooo:rsid="02363261" officeooo:paragraph-rsid="025b4827" style:font-size-asian="8pt" style:font-weight-asian="bold" style:font-size-complex="8pt" style:font-weight-complex="bold"/>
    </style:style>
    <style:style style:name="P254" style:family="paragraph" style:parent-style-name="ubuntu_5f_mono_5f_9">
      <style:text-properties style:font-name="Ubuntu Mono1" fo:font-size="8pt" fo:font-weight="bold" officeooo:rsid="0210dc76" officeooo:paragraph-rsid="0210dc76" style:font-size-asian="8pt" style:font-weight-asian="bold" style:font-size-complex="8pt" style:font-weight-complex="bold"/>
    </style:style>
    <style:style style:name="P255" style:family="paragraph" style:parent-style-name="ubuntu_5f_mono_5f_9">
      <style:text-properties style:font-name="Ubuntu Mono1" fo:font-size="8pt" fo:font-weight="bold" officeooo:rsid="0147fc93" officeooo:paragraph-rsid="0147fc93" style:font-size-asian="8pt" style:font-weight-asian="bold" style:font-size-complex="8pt" style:font-weight-complex="bold"/>
    </style:style>
    <style:style style:name="P256" style:family="paragraph" style:parent-style-name="ubuntu_5f_mono_5f_9">
      <style:text-properties style:font-name="Ubuntu Mono1" fo:font-size="8pt" fo:font-weight="bold" officeooo:rsid="01463703" officeooo:paragraph-rsid="01fb91ea" style:font-size-asian="8pt" style:font-weight-asian="bold" style:font-size-complex="8pt" style:font-weight-complex="bold"/>
    </style:style>
    <style:style style:name="P257" style:family="paragraph" style:parent-style-name="ubuntu_5f_mono_5f_9">
      <style:text-properties style:font-name="Ubuntu Mono1" fo:font-size="8pt" fo:font-weight="bold" officeooo:rsid="01fb91ea" officeooo:paragraph-rsid="01fb91ea" style:font-size-asian="8pt" style:font-weight-asian="bold" style:font-size-complex="8pt" style:font-weight-complex="bold"/>
    </style:style>
    <style:style style:name="P258" style:family="paragraph" style:parent-style-name="ubuntu_5f_mono_5f_9">
      <style:text-properties style:font-name="Ubuntu Mono1" fo:font-size="8pt" fo:font-weight="bold" officeooo:rsid="014a01c9" officeooo:paragraph-rsid="026c4293" style:font-size-asian="8pt" style:font-weight-asian="bold" style:font-size-complex="8pt" style:font-weight-complex="bold"/>
    </style:style>
    <style:style style:name="P259" style:family="paragraph" style:parent-style-name="ubuntu_5f_mono_5f_9">
      <style:text-properties style:font-name="Ubuntu Mono1" fo:font-size="8pt" fo:font-weight="bold" officeooo:rsid="014a01c9" officeooo:paragraph-rsid="014a01c9" style:font-size-asian="8pt" style:font-weight-asian="bold" style:font-size-complex="8pt" style:font-weight-complex="bold"/>
    </style:style>
    <style:style style:name="P260" style:family="paragraph" style:parent-style-name="ubuntu_5f_mono_5f_9">
      <style:text-properties style:font-name="Ubuntu Mono1" fo:font-size="8pt" fo:font-weight="bold" officeooo:rsid="020d5f88" officeooo:paragraph-rsid="020d5f88" style:font-size-asian="8pt" style:font-weight-asian="bold" style:font-size-complex="8pt" style:font-weight-complex="bold"/>
    </style:style>
    <style:style style:name="P261" style:family="paragraph" style:parent-style-name="ubuntu_5f_mono_5f_9">
      <style:text-properties style:font-name="Ubuntu Mono1" fo:font-size="8pt" fo:font-weight="bold" officeooo:rsid="020d5f88" officeooo:paragraph-rsid="0212de9c" style:font-size-asian="8pt" style:font-weight-asian="bold" style:font-size-complex="8pt" style:font-weight-complex="bold"/>
    </style:style>
    <style:style style:name="P262" style:family="paragraph" style:parent-style-name="ubuntu_5f_mono_5f_9">
      <style:text-properties style:font-name="Ubuntu Mono1" fo:font-size="8pt" fo:font-weight="bold" officeooo:rsid="020d5f88" officeooo:paragraph-rsid="02d44488" style:font-size-asian="8pt" style:font-weight-asian="bold" style:font-size-complex="8pt" style:font-weight-complex="bold"/>
    </style:style>
    <style:style style:name="P263" style:family="paragraph" style:parent-style-name="ubuntu_5f_mono_5f_9">
      <style:text-properties style:font-name="Ubuntu Mono1" fo:font-size="8pt" fo:font-weight="bold" officeooo:rsid="023d4d3a" officeooo:paragraph-rsid="023d4d3a" style:font-size-asian="8pt" style:font-weight-asian="bold" style:font-size-complex="8pt" style:font-weight-complex="bold"/>
    </style:style>
    <style:style style:name="P264" style:family="paragraph" style:parent-style-name="ubuntu_5f_mono_5f_9">
      <style:text-properties style:font-name="Ubuntu Mono1" fo:font-size="8pt" fo:font-weight="bold" officeooo:rsid="023d4d3a" officeooo:paragraph-rsid="023de099" style:font-size-asian="8pt" style:font-weight-asian="bold" style:font-size-complex="8pt" style:font-weight-complex="bold"/>
    </style:style>
    <style:style style:name="P265" style:family="paragraph" style:parent-style-name="ubuntu_5f_mono_5f_9">
      <style:text-properties style:font-name="Ubuntu Mono1" fo:font-size="8pt" fo:font-weight="bold" officeooo:rsid="023d4d3a" officeooo:paragraph-rsid="0241d249" style:font-size-asian="8pt" style:font-weight-asian="bold" style:font-size-complex="8pt" style:font-weight-complex="bold"/>
    </style:style>
    <style:style style:name="P266" style:family="paragraph" style:parent-style-name="ubuntu_5f_mono_5f_9">
      <style:text-properties style:font-name="Ubuntu Mono1" fo:font-size="8pt" fo:font-weight="bold" officeooo:rsid="0230f098" officeooo:paragraph-rsid="0230f098" style:font-size-asian="8pt" style:font-weight-asian="bold" style:font-size-complex="8pt" style:font-weight-complex="bold"/>
    </style:style>
    <style:style style:name="P267" style:family="paragraph" style:parent-style-name="ubuntu_5f_mono_5f_9">
      <style:text-properties style:font-name="Ubuntu Mono1" fo:font-size="8pt" fo:font-weight="bold" officeooo:rsid="020a1cb5" officeooo:paragraph-rsid="020a1cb5" style:font-size-asian="8pt" style:font-weight-asian="bold" style:font-size-complex="8pt" style:font-weight-complex="bold"/>
    </style:style>
    <style:style style:name="P268" style:family="paragraph" style:parent-style-name="ubuntu_5f_mono_5f_9">
      <style:text-properties style:font-name="Ubuntu Mono1" fo:font-size="8pt" fo:font-weight="bold" officeooo:rsid="020855c2" officeooo:paragraph-rsid="020ac645" style:font-size-asian="8pt" style:font-weight-asian="bold" style:font-size-complex="8pt" style:font-weight-complex="bold"/>
    </style:style>
    <style:style style:name="P269" style:family="paragraph" style:parent-style-name="ubuntu_5f_mono_5f_9">
      <style:text-properties style:font-name="Ubuntu Mono1" fo:font-size="8pt" fo:font-weight="bold" officeooo:rsid="020855c2" officeooo:paragraph-rsid="020ee520" style:font-size-asian="8pt" style:font-weight-asian="bold" style:font-size-complex="8pt" style:font-weight-complex="bold"/>
    </style:style>
    <style:style style:name="P270" style:family="paragraph" style:parent-style-name="ubuntu_5f_mono_5f_9">
      <style:text-properties style:font-name="Ubuntu Mono1" fo:font-size="8pt" fo:font-weight="bold" officeooo:rsid="020855c2" officeooo:paragraph-rsid="020855c2" style:font-size-asian="8pt" style:font-weight-asian="bold" style:font-size-complex="8pt" style:font-weight-complex="bold"/>
    </style:style>
    <style:style style:name="P271" style:family="paragraph" style:parent-style-name="ubuntu_5f_mono_5f_9">
      <style:text-properties style:font-name="Ubuntu Mono1" fo:font-size="8pt" fo:font-weight="bold" officeooo:rsid="020ee520" officeooo:paragraph-rsid="020ee520" style:font-size-asian="8pt" style:font-weight-asian="bold" style:font-size-complex="8pt" style:font-weight-complex="bold"/>
    </style:style>
    <style:style style:name="P272" style:family="paragraph" style:parent-style-name="ubuntu_5f_mono_5f_9">
      <style:text-properties style:font-name="Ubuntu Mono1" fo:font-size="8pt" fo:font-weight="bold" officeooo:rsid="023bc0a1" officeooo:paragraph-rsid="023d4d3a" style:font-size-asian="8pt" style:font-weight-asian="bold" style:font-size-complex="8pt" style:font-weight-complex="bold"/>
    </style:style>
    <style:style style:name="P273" style:family="paragraph" style:parent-style-name="ubuntu_5f_mono_5f_9">
      <style:text-properties style:font-name="Ubuntu Mono1" fo:font-size="8pt" fo:font-weight="bold" officeooo:rsid="023bc0a1" officeooo:paragraph-rsid="023f3252" style:font-size-asian="8pt" style:font-weight-asian="bold" style:font-size-complex="8pt" style:font-weight-complex="bold"/>
    </style:style>
    <style:style style:name="P274" style:family="paragraph" style:parent-style-name="ubuntu_5f_mono_5f_9">
      <style:text-properties style:font-name="Ubuntu Mono1" fo:font-size="8pt" fo:font-weight="bold" officeooo:paragraph-rsid="0241d249" style:font-size-asian="8pt" style:font-weight-asian="bold" style:font-size-complex="8pt" style:font-weight-complex="bold"/>
    </style:style>
    <style:style style:name="P275" style:family="paragraph" style:parent-style-name="ubuntu_5f_mono_5f_9">
      <style:text-properties style:font-name="Ubuntu Mono1" fo:font-size="8pt" fo:font-weight="bold" officeooo:paragraph-rsid="023de099" style:font-size-asian="8pt" style:font-weight-asian="bold" style:font-size-complex="8pt" style:font-weight-complex="bold"/>
    </style:style>
    <style:style style:name="P276" style:family="paragraph" style:parent-style-name="ubuntu_5f_mono_5f_9">
      <style:text-properties style:font-name="Ubuntu Mono1" fo:font-size="8pt" fo:font-weight="bold" officeooo:rsid="023838ef" officeooo:paragraph-rsid="0239ef21" style:font-size-asian="8pt" style:font-weight-asian="bold" style:font-size-complex="8pt" style:font-weight-complex="bold"/>
    </style:style>
    <style:style style:name="P277" style:family="paragraph" style:parent-style-name="ubuntu_5f_mono_5f_9">
      <style:text-properties style:font-name="Ubuntu Mono1" fo:font-size="8pt" fo:font-weight="bold" officeooo:rsid="023de099" officeooo:paragraph-rsid="023de099" style:font-size-asian="8pt" style:font-weight-asian="bold" style:font-size-complex="8pt" style:font-weight-complex="bold"/>
    </style:style>
    <style:style style:name="P278" style:family="paragraph" style:parent-style-name="ubuntu_5f_mono_5f_9">
      <style:text-properties style:font-name="Ubuntu Mono1" fo:font-size="8pt" fo:font-weight="bold" officeooo:rsid="023f3252" officeooo:paragraph-rsid="023f3252" style:font-size-asian="8pt" style:font-weight-asian="bold" style:font-size-complex="8pt" style:font-weight-complex="bold"/>
    </style:style>
    <style:style style:name="P279" style:family="paragraph" style:parent-style-name="ubuntu_5f_mono_5f_9">
      <style:text-properties style:font-name="Ubuntu Mono1" fo:font-size="8pt" fo:font-weight="bold" officeooo:rsid="0213c0a9" officeooo:paragraph-rsid="0213c0a9" style:font-size-asian="8pt" style:font-weight-asian="bold" style:font-size-complex="8pt" style:font-weight-complex="bold"/>
    </style:style>
    <style:style style:name="P280" style:family="paragraph" style:parent-style-name="ubuntu_5f_mono_5f_9">
      <style:text-properties style:font-name="Ubuntu Mono1" fo:font-size="8pt" fo:font-weight="bold" officeooo:rsid="0214988e" officeooo:paragraph-rsid="0214988e" style:font-size-asian="8pt" style:font-weight-asian="bold" style:font-size-complex="8pt" style:font-weight-complex="bold"/>
    </style:style>
    <style:style style:name="P281" style:family="paragraph" style:parent-style-name="ubuntu_5f_mono_5f_9">
      <style:text-properties style:font-name="Ubuntu Mono1" fo:font-size="8pt" fo:font-weight="bold" officeooo:rsid="0215f702" officeooo:paragraph-rsid="0215f702" style:font-size-asian="8pt" style:font-weight-asian="bold" style:font-size-complex="8pt" style:font-weight-complex="bold"/>
    </style:style>
    <style:style style:name="P282" style:family="paragraph" style:parent-style-name="ubuntu_5f_mono_5f_9">
      <style:text-properties style:font-name="Ubuntu Mono1" fo:font-size="8pt" fo:font-weight="bold" officeooo:rsid="021a74d5" officeooo:paragraph-rsid="021a74d5" style:font-size-asian="8pt" style:font-weight-asian="bold" style:font-size-complex="8pt" style:font-weight-complex="bold"/>
    </style:style>
    <style:style style:name="P283" style:family="paragraph" style:parent-style-name="ubuntu_5f_mono_5f_9">
      <style:text-properties style:font-name="Ubuntu Mono1" fo:font-size="8pt" fo:font-weight="bold" officeooo:rsid="02134c14" officeooo:paragraph-rsid="0241d249" style:font-size-asian="8pt" style:font-weight-asian="bold" style:font-size-complex="8pt" style:font-weight-complex="bold"/>
    </style:style>
    <style:style style:name="P284" style:family="paragraph" style:parent-style-name="ubuntu_5f_mono_5f_9">
      <style:text-properties style:font-name="Ubuntu Mono1" fo:font-size="8pt" fo:font-weight="bold" officeooo:rsid="01feda68" officeooo:paragraph-rsid="0208171c" style:font-size-asian="8pt" style:font-weight-asian="bold" style:font-size-complex="8pt" style:font-weight-complex="bold"/>
    </style:style>
    <style:style style:name="P285" style:family="paragraph" style:parent-style-name="ubuntu_5f_mono_5f_9">
      <style:text-properties style:font-name="Ubuntu Mono1" fo:font-size="8pt" fo:font-weight="bold" officeooo:rsid="01feda68" officeooo:paragraph-rsid="02db501d" style:font-size-asian="8pt" style:font-weight-asian="bold" style:font-size-complex="8pt" style:font-weight-complex="bold"/>
    </style:style>
    <style:style style:name="P286" style:family="paragraph" style:parent-style-name="ubuntu_5f_mono_5f_9">
      <style:text-properties style:font-name="Ubuntu Mono1" fo:font-size="8pt" fo:font-weight="bold" officeooo:rsid="020006c9" officeooo:paragraph-rsid="0208171c" style:font-size-asian="8pt" style:font-weight-asian="bold" style:font-size-complex="8pt" style:font-weight-complex="bold"/>
    </style:style>
    <style:style style:name="P287" style:family="paragraph" style:parent-style-name="ubuntu_5f_mono_5f_9">
      <style:text-properties style:font-name="Ubuntu Mono1" fo:font-size="8pt" fo:font-weight="bold" officeooo:rsid="020006c9" officeooo:paragraph-rsid="02620653" style:font-size-asian="8pt" style:font-weight-asian="bold" style:font-size-complex="8pt" style:font-weight-complex="bold"/>
    </style:style>
    <style:style style:name="P288" style:family="paragraph" style:parent-style-name="ubuntu_5f_mono_5f_9">
      <style:text-properties style:font-name="Ubuntu Mono1" fo:font-size="8pt" fo:font-weight="bold" officeooo:rsid="00d70eb4" officeooo:paragraph-rsid="00d70eb4" style:font-size-asian="8pt" style:font-weight-asian="bold" style:font-size-complex="8pt" style:font-weight-complex="bold"/>
    </style:style>
    <style:style style:name="P289" style:family="paragraph" style:parent-style-name="ubuntu_5f_mono_5f_9">
      <style:text-properties style:font-name="Ubuntu Mono1" fo:font-size="8pt" fo:font-weight="bold" officeooo:rsid="02703c70" officeooo:paragraph-rsid="02703c70" style:font-size-asian="8pt" style:font-weight-asian="bold" style:font-size-complex="8pt" style:font-weight-complex="bold"/>
    </style:style>
    <style:style style:name="P290" style:family="paragraph" style:parent-style-name="ubuntu_5f_mono_5f_9">
      <style:text-properties style:font-name="Ubuntu Mono1" fo:font-size="8pt" fo:font-weight="bold" officeooo:rsid="0138487e" officeooo:paragraph-rsid="0138487e" style:font-size-asian="8pt" style:font-weight-asian="bold" style:font-size-complex="8pt" style:font-weight-complex="bold"/>
    </style:style>
    <style:style style:name="P291" style:family="paragraph" style:parent-style-name="ubuntu_5f_mono_5f_9">
      <style:paragraph-properties fo:text-align="center" style:justify-single-word="false"/>
      <style:text-properties style:font-name="Ubuntu Mono1" fo:font-size="8pt" fo:font-weight="bold" officeooo:rsid="01cf354d" officeooo:paragraph-rsid="01cf354d" style:font-size-asian="8pt" style:font-weight-asian="bold" style:font-size-complex="8pt" style:font-weight-complex="bold"/>
    </style:style>
    <style:style style:name="P292" style:family="paragraph" style:parent-style-name="ubuntu_5f_mono_5f_9">
      <style:paragraph-properties fo:text-align="center" style:justify-single-word="false"/>
      <style:text-properties style:font-name="Ubuntu Mono1" fo:font-size="8pt" fo:font-weight="bold" officeooo:rsid="01cf354d" officeooo:paragraph-rsid="022605c8" style:font-size-asian="8pt" style:font-weight-asian="bold" style:font-size-complex="8pt" style:font-weight-complex="bold"/>
    </style:style>
    <style:style style:name="P293" style:family="paragraph" style:parent-style-name="ubuntu_5f_mono_5f_9">
      <style:text-properties style:font-name="Ubuntu Mono1" fo:font-size="8pt" fo:font-weight="bold" officeooo:rsid="021f9ae9" officeooo:paragraph-rsid="021f9ae9" style:font-size-asian="8pt" style:font-weight-asian="bold" style:font-size-complex="8pt" style:font-weight-complex="bold"/>
    </style:style>
    <style:style style:name="P294" style:family="paragraph" style:parent-style-name="ubuntu_5f_mono_5f_9">
      <style:text-properties style:font-name="Ubuntu Mono1" fo:font-size="8pt" fo:font-weight="bold" officeooo:paragraph-rsid="010cdfb7" style:font-size-asian="8pt" style:font-weight-asian="bold" style:font-size-complex="8pt" style:font-weight-complex="bold"/>
    </style:style>
    <style:style style:name="P295" style:family="paragraph" style:parent-style-name="ubuntu_5f_mono_5f_9">
      <style:text-properties style:font-name="Ubuntu Mono1" fo:font-size="8pt" fo:font-weight="bold" officeooo:rsid="00b63765" officeooo:paragraph-rsid="02794abc" style:font-size-asian="8pt" style:font-weight-asian="bold" style:font-size-complex="8pt" style:font-weight-complex="bold"/>
    </style:style>
    <style:style style:name="P296" style:family="paragraph" style:parent-style-name="ubuntu_5f_mono_5f_9">
      <style:text-properties style:font-name="Ubuntu Mono1" fo:font-size="8pt" fo:font-weight="bold" officeooo:paragraph-rsid="00e2a39a" style:font-size-asian="8pt" style:font-weight-asian="bold" style:font-size-complex="8pt" style:font-weight-complex="bold"/>
    </style:style>
    <style:style style:name="P297" style:family="paragraph" style:parent-style-name="ubuntu_5f_mono_5f_9">
      <style:text-properties style:font-name="Ubuntu Mono1" fo:font-size="8pt" fo:font-weight="bold" officeooo:paragraph-rsid="00e1a8fb" style:font-size-asian="8pt" style:font-weight-asian="bold" style:font-size-complex="8pt" style:font-weight-complex="bold"/>
    </style:style>
    <style:style style:name="P298" style:family="paragraph" style:parent-style-name="ubuntu_5f_mono_5f_9">
      <style:text-properties style:font-name="Ubuntu Mono1" fo:font-size="8pt" fo:font-weight="bold" officeooo:paragraph-rsid="00e89740" style:font-size-asian="8pt" style:font-weight-asian="bold" style:font-size-complex="8pt" style:font-weight-complex="bold"/>
    </style:style>
    <style:style style:name="P299" style:family="paragraph" style:parent-style-name="ubuntu_5f_mono_5f_9">
      <style:text-properties style:font-name="Ubuntu Mono1" fo:font-size="8pt" fo:font-weight="bold" officeooo:rsid="0135c626" officeooo:paragraph-rsid="0135c626" style:font-size-asian="8pt" style:font-weight-asian="bold" style:font-size-complex="8pt" style:font-weight-complex="bold"/>
    </style:style>
    <style:style style:name="P300" style:family="paragraph" style:parent-style-name="ubuntu_5f_mono_5f_9">
      <style:text-properties style:font-name="Ubuntu Mono1" fo:font-size="8pt" fo:font-weight="bold" officeooo:rsid="011bf5a6" officeooo:paragraph-rsid="011bf5a6" style:font-size-asian="8pt" style:font-weight-asian="bold" style:font-size-complex="8pt" style:font-weight-complex="bold"/>
    </style:style>
    <style:style style:name="P301" style:family="paragraph" style:parent-style-name="ubuntu_5f_mono_5f_9">
      <style:text-properties style:font-name="Ubuntu Mono1" fo:font-size="8pt" fo:font-weight="bold" officeooo:paragraph-rsid="00e5506d" style:font-size-asian="8pt" style:font-weight-asian="bold" style:font-size-complex="8pt" style:font-weight-complex="bold"/>
    </style:style>
    <style:style style:name="P302" style:family="paragraph" style:parent-style-name="ubuntu_5f_mono_5f_9">
      <style:text-properties style:font-name="Ubuntu Mono1" fo:font-size="8pt" fo:font-weight="bold" officeooo:rsid="00e2a39a" officeooo:paragraph-rsid="00e2a39a" style:font-size-asian="8pt" style:font-weight-asian="bold" style:font-size-complex="8pt" style:font-weight-complex="bold"/>
    </style:style>
    <style:style style:name="P303" style:family="paragraph" style:parent-style-name="ubuntu_5f_mono_5f_9">
      <style:text-properties style:font-name="Ubuntu Mono1" fo:font-size="8pt" fo:font-weight="bold" officeooo:paragraph-rsid="00e48ad9" style:font-size-asian="8pt" style:font-weight-asian="bold" style:font-size-complex="8pt" style:font-weight-complex="bold"/>
    </style:style>
    <style:style style:name="P304" style:family="paragraph" style:parent-style-name="ubuntu_5f_mono_5f_9">
      <style:text-properties style:font-name="Ubuntu Mono1" fo:font-size="8pt" fo:font-weight="bold" officeooo:rsid="028d6c19" officeooo:paragraph-rsid="028d6c19" style:font-size-asian="8pt" style:font-weight-asian="bold" style:font-size-complex="8pt" style:font-weight-complex="bold"/>
    </style:style>
    <style:style style:name="P305" style:family="paragraph" style:parent-style-name="ubuntu_5f_mono_5f_9">
      <style:text-properties style:font-name="Ubuntu Mono1" fo:font-size="8pt" fo:font-weight="bold" officeooo:rsid="00b54a46" officeooo:paragraph-rsid="010cdfb7" style:font-size-asian="8pt" style:font-weight-asian="bold" style:font-size-complex="8pt" style:font-weight-complex="bold"/>
    </style:style>
    <style:style style:name="P306" style:family="paragraph" style:parent-style-name="ubuntu_5f_mono_5f_9">
      <style:text-properties style:font-name="Ubuntu Mono1" fo:font-size="8pt" fo:font-weight="bold" officeooo:rsid="00afa26e" officeooo:paragraph-rsid="00afa26e" style:font-size-asian="8pt" style:font-weight-asian="bold" style:font-size-complex="8pt" style:font-weight-complex="bold"/>
    </style:style>
    <style:style style:name="P307" style:family="paragraph" style:parent-style-name="ubuntu_5f_mono_5f_9">
      <style:text-properties style:font-name="Ubuntu Mono1" fo:font-size="8pt" fo:font-weight="bold" officeooo:rsid="00b2854d" officeooo:paragraph-rsid="00b2854d" style:font-size-asian="8pt" style:font-weight-asian="bold" style:font-size-complex="8pt" style:font-weight-complex="bold"/>
    </style:style>
    <style:style style:name="P308" style:family="paragraph" style:parent-style-name="ubuntu_5f_mono_5f_9">
      <style:text-properties style:font-name="Ubuntu Mono1" fo:font-size="8pt" fo:font-weight="bold" officeooo:rsid="01f4c0ac" officeooo:paragraph-rsid="01f4c0ac" style:font-size-asian="8pt" style:font-weight-asian="bold" style:font-size-complex="8pt" style:font-weight-complex="bold"/>
    </style:style>
    <style:style style:name="P309" style:family="paragraph" style:parent-style-name="ubuntu_5f_mono_5f_9">
      <style:text-properties style:font-name="Ubuntu Mono1" fo:font-size="8pt" fo:font-weight="bold" officeooo:rsid="01f6614c" officeooo:paragraph-rsid="01f6614c" style:font-size-asian="8pt" style:font-weight-asian="bold" style:font-size-complex="8pt" style:font-weight-complex="bold"/>
    </style:style>
    <style:style style:name="P310" style:family="paragraph" style:parent-style-name="ubuntu_5f_mono_5f_9">
      <style:text-properties style:font-name="Ubuntu Mono1" fo:font-size="8pt" fo:font-weight="bold" officeooo:rsid="02cb491b" officeooo:paragraph-rsid="02cb491b" style:font-size-asian="8pt" style:font-weight-asian="bold" style:font-size-complex="8pt" style:font-weight-complex="bold"/>
    </style:style>
    <style:style style:name="P311" style:family="paragraph" style:parent-style-name="ubuntu_5f_mono_5f_9">
      <style:text-properties style:font-name="Ubuntu Mono1" fo:font-size="8pt" fo:font-weight="bold" officeooo:rsid="027edb2b" officeooo:paragraph-rsid="02cb63a4" style:font-size-asian="8pt" style:font-weight-asian="bold" style:font-size-complex="8pt" style:font-weight-complex="bold"/>
    </style:style>
    <style:style style:name="P312" style:family="paragraph" style:parent-style-name="ubuntu_5f_mono_5f_9">
      <style:text-properties style:font-name="Ubuntu Mono1" fo:font-size="8pt" fo:font-weight="bold" officeooo:rsid="013e5c16" officeooo:paragraph-rsid="02ce4bf7" style:font-size-asian="8pt" style:font-weight-asian="bold" style:font-size-complex="8pt" style:font-weight-complex="bold"/>
    </style:style>
    <style:style style:name="P313" style:family="paragraph" style:parent-style-name="ubuntu_5f_mono_5f_9">
      <style:text-properties style:font-name="Ubuntu Mono1" fo:font-size="8pt" fo:font-weight="bold" officeooo:rsid="02801987" officeooo:paragraph-rsid="02a83b9f" style:font-size-asian="8pt" style:font-weight-asian="bold" style:font-size-complex="8pt" style:font-weight-complex="bold"/>
    </style:style>
    <style:style style:name="P314" style:family="paragraph" style:parent-style-name="ubuntu_5f_mono_5f_9">
      <style:text-properties style:font-name="Ubuntu Mono1" fo:font-size="8pt" fo:font-weight="bold" officeooo:rsid="02801987" officeooo:paragraph-rsid="02de6044" style:font-size-asian="8pt" style:font-weight-asian="bold" style:font-size-complex="8pt" style:font-weight-complex="bold"/>
    </style:style>
    <style:style style:name="P315" style:family="paragraph" style:parent-style-name="ubuntu_5f_mono_5f_9">
      <style:text-properties style:font-name="Ubuntu Mono1" fo:font-size="8pt" fo:font-weight="bold" officeooo:rsid="02d8c179" officeooo:paragraph-rsid="02d8c179" style:font-size-asian="8pt" style:font-weight-asian="bold" style:font-size-complex="8pt" style:font-weight-complex="bold"/>
    </style:style>
    <style:style style:name="P316" style:family="paragraph" style:parent-style-name="ubuntu_5f_mono_5f_9">
      <style:text-properties style:font-name="Ubuntu Mono1" fo:font-size="8pt" fo:font-weight="bold" officeooo:rsid="0227ec83" officeooo:paragraph-rsid="02de6044" style:font-size-asian="8pt" style:font-weight-asian="bold" style:font-size-complex="8pt" style:font-weight-complex="bold"/>
    </style:style>
    <style:style style:name="P317" style:family="paragraph" style:parent-style-name="ubuntu_5f_mono_5f_9">
      <style:text-properties style:font-name="Ubuntu Mono1" fo:font-size="8pt" fo:font-weight="bold" officeooo:rsid="02288956" officeooo:paragraph-rsid="02de6044" style:font-size-asian="8pt" style:font-weight-asian="bold" style:font-size-complex="8pt" style:font-weight-complex="bold"/>
    </style:style>
    <style:style style:name="P318" style:family="paragraph" style:parent-style-name="ubuntu_5f_mono_5f_9">
      <style:text-properties style:font-name="Ubuntu Mono1" fo:font-size="8pt" fo:font-weight="bold" officeooo:rsid="01f7d16b" officeooo:paragraph-rsid="01f7d16b" style:font-size-asian="8pt" style:font-weight-asian="bold" style:font-size-complex="8pt" style:font-weight-complex="bold"/>
    </style:style>
    <style:style style:name="P319" style:family="paragraph" style:parent-style-name="ubuntu_5f_mono_5f_9">
      <style:text-properties style:font-name="Ubuntu Mono1" fo:font-size="8pt" fo:font-weight="bold" officeooo:rsid="01f908f5" officeooo:paragraph-rsid="01f908f5" style:font-size-asian="8pt" style:font-weight-asian="bold" style:font-size-complex="8pt" style:font-weight-complex="bold"/>
    </style:style>
    <style:style style:name="P320" style:family="paragraph" style:parent-style-name="ubuntu_5f_mono_5f_9">
      <style:text-properties style:font-name="Ubuntu Mono1" fo:font-size="8pt" fo:font-weight="bold" officeooo:rsid="015742dd" officeooo:paragraph-rsid="02e12e61" style:font-size-asian="8pt" style:font-weight-asian="bold" style:font-size-complex="8pt" style:font-weight-complex="bold"/>
    </style:style>
    <style:style style:name="P321" style:family="paragraph" style:parent-style-name="ubuntu_5f_mono_5f_9">
      <style:text-properties style:font-name="Ubuntu Mono1" fo:font-size="8pt" fo:font-weight="bold" officeooo:rsid="015742dd" officeooo:paragraph-rsid="015742dd" style:font-size-asian="8pt" style:font-weight-asian="bold" style:font-size-complex="8pt" style:font-weight-complex="bold"/>
    </style:style>
    <style:style style:name="P322" style:family="paragraph" style:parent-style-name="ubuntu_5f_mono_5f_9">
      <style:text-properties style:font-name="Ubuntu Mono1" fo:font-size="8pt" fo:font-weight="bold" officeooo:rsid="015742dd" officeooo:paragraph-rsid="02df3442" style:font-size-asian="8pt" style:font-weight-asian="bold" style:font-size-complex="8pt" style:font-weight-complex="bold"/>
    </style:style>
    <style:style style:name="P323" style:family="paragraph" style:parent-style-name="ubuntu_5f_mono_5f_9">
      <style:text-properties style:font-name="Ubuntu Mono1" fo:font-size="8pt" fo:font-weight="bold" officeooo:rsid="02dd9819" officeooo:paragraph-rsid="02dd9819" style:font-size-asian="8pt" style:font-weight-asian="bold" style:font-size-complex="8pt" style:font-weight-complex="bold"/>
    </style:style>
    <style:style style:name="P324" style:family="paragraph" style:parent-style-name="ubuntu_5f_mono_5f_9">
      <style:text-properties style:font-name="Ubuntu Mono1" fo:font-size="8pt" fo:font-weight="bold" officeooo:paragraph-rsid="0185a383" style:font-size-asian="8pt" style:font-weight-asian="bold" style:font-size-complex="8pt" style:font-weight-complex="bold"/>
    </style:style>
    <style:style style:name="P325" style:family="paragraph" style:parent-style-name="ubuntu_5f_mono_5f_9">
      <style:text-properties style:font-name="Ubuntu Mono1" fo:font-size="8pt" fo:font-weight="bold" officeooo:rsid="01873e1a" officeooo:paragraph-rsid="01873e1a" style:font-size-asian="8pt" style:font-weight-asian="bold" style:font-size-complex="8pt" style:font-weight-complex="bold"/>
    </style:style>
    <style:style style:name="P326" style:family="paragraph" style:parent-style-name="ubuntu_5f_mono_5f_9">
      <style:text-properties style:font-name="Ubuntu Mono1" fo:font-size="8pt" fo:font-weight="bold" officeooo:rsid="01734f3d" officeooo:paragraph-rsid="01956192" style:font-size-asian="8pt" style:font-weight-asian="bold" style:font-size-complex="8pt" style:font-weight-complex="bold"/>
    </style:style>
    <style:style style:name="P327" style:family="paragraph" style:parent-style-name="ubuntu_5f_mono_5f_9">
      <style:text-properties style:font-name="Ubuntu Mono1" fo:font-size="8pt" fo:font-weight="bold" officeooo:rsid="01726440" officeooo:paragraph-rsid="01726440" style:font-size-asian="8pt" style:font-weight-asian="bold" style:font-size-complex="8pt" style:font-weight-complex="bold"/>
    </style:style>
    <style:style style:name="P328" style:family="paragraph" style:parent-style-name="ubuntu_5f_mono_5f_9">
      <style:text-properties style:font-name="Ubuntu Mono1" fo:font-size="8pt" fo:font-weight="bold" officeooo:rsid="022bbda3" officeooo:paragraph-rsid="022bbda3" style:font-size-asian="8pt" style:font-weight-asian="bold" style:font-size-complex="8pt" style:font-weight-complex="bold"/>
    </style:style>
    <style:style style:name="P329" style:family="paragraph" style:parent-style-name="ubuntu_5f_mono_5f_9">
      <style:text-properties style:font-name="Ubuntu Mono1" fo:font-size="8pt" fo:font-weight="bold" officeooo:rsid="02b998b0" officeooo:paragraph-rsid="02b998b0" style:font-size-asian="8pt" style:font-weight-asian="bold" style:font-size-complex="8pt" style:font-weight-complex="bold"/>
    </style:style>
    <style:style style:name="P330" style:family="paragraph" style:parent-style-name="ubuntu_5f_mono_5f_9">
      <style:text-properties style:font-name="Ubuntu Mono1" fo:font-size="8pt" fo:font-weight="bold" officeooo:rsid="02b87b03" officeooo:paragraph-rsid="02b87b03" style:font-size-asian="8pt" style:font-weight-asian="bold" style:font-size-complex="8pt" style:font-weight-complex="bold"/>
    </style:style>
    <style:style style:name="P331" style:family="paragraph" style:parent-style-name="ubuntu_5f_mono_5f_9">
      <style:text-properties style:font-name="Ubuntu Mono1" fo:font-size="8pt" fo:font-weight="bold" officeooo:rsid="02b7164c" officeooo:paragraph-rsid="02b7164c" style:font-size-asian="8pt" style:font-weight-asian="bold" style:font-size-complex="8pt" style:font-weight-complex="bold"/>
    </style:style>
    <style:style style:name="P332" style:family="paragraph" style:parent-style-name="ubuntu_5f_mono_5f_9">
      <style:text-properties style:font-name="Ubuntu Mono1" fo:font-size="8pt" fo:font-weight="bold" officeooo:rsid="02b7164c" officeooo:paragraph-rsid="02e708af" style:font-size-asian="8pt" style:font-weight-asian="bold" style:font-size-complex="8pt" style:font-weight-complex="bold"/>
    </style:style>
    <style:style style:name="P333" style:family="paragraph" style:parent-style-name="ubuntu_5f_mono_5f_9">
      <style:text-properties style:font-name="Ubuntu Mono1" fo:font-size="8pt" fo:font-weight="bold" officeooo:rsid="02e708af" officeooo:paragraph-rsid="02e708af" style:font-size-asian="8pt" style:font-weight-asian="bold" style:font-size-complex="8pt" style:font-weight-complex="bold"/>
    </style:style>
    <style:style style:name="P334" style:family="paragraph" style:parent-style-name="ubuntu_5f_mono_5f_9">
      <style:text-properties style:font-name="Ubuntu Mono1" fo:font-size="8pt" fo:font-weight="normal" style:font-size-asian="8pt" style:font-weight-asian="normal" style:font-size-complex="8pt" style:font-weight-complex="normal"/>
    </style:style>
    <style:style style:name="P335" style:family="paragraph" style:parent-style-name="ubuntu_5f_mono_5f_9">
      <style:text-properties style:font-name="Ubuntu Mono1" fo:font-size="8pt" fo:font-weight="normal" officeooo:paragraph-rsid="0218d578" style:font-size-asian="8pt" style:font-weight-asian="normal" style:font-size-complex="8pt" style:font-weight-complex="normal"/>
    </style:style>
    <style:style style:name="P336" style:family="paragraph" style:parent-style-name="ubuntu_5f_mono_5f_9">
      <style:text-properties style:font-name="Ubuntu Mono1" fo:font-size="8pt" fo:font-weight="normal" officeooo:paragraph-rsid="02065ca8" style:font-size-asian="8pt" style:font-weight-asian="normal" style:font-size-complex="8pt" style:font-weight-complex="normal"/>
    </style:style>
    <style:style style:name="P337" style:family="paragraph" style:parent-style-name="ubuntu_5f_mono_5f_9">
      <style:text-properties style:font-name="Ubuntu Mono1" fo:font-size="8pt" fo:font-weight="normal" officeooo:rsid="0051de7d" officeooo:paragraph-rsid="0218d578" style:font-size-asian="8pt" style:font-weight-asian="normal" style:font-size-complex="8pt" style:font-weight-complex="normal"/>
    </style:style>
    <style:style style:name="P338" style:family="paragraph" style:parent-style-name="ubuntu_5f_mono_5f_9">
      <style:text-properties style:font-name="Ubuntu Mono1" fo:font-size="8pt" fo:font-weight="normal" officeooo:rsid="023d4d3a" officeooo:paragraph-rsid="023de099" style:font-size-asian="8pt" style:font-weight-asian="normal" style:font-size-complex="8pt" style:font-weight-complex="normal"/>
    </style:style>
    <style:style style:name="P339" style:family="paragraph" style:parent-style-name="ubuntu_5f_mono_5f_9">
      <style:text-properties style:font-name="Ubuntu Mono1" fo:font-size="8pt" fo:font-weight="normal" officeooo:rsid="024c2d29" officeooo:paragraph-rsid="024c2d29" style:font-size-asian="8pt" style:font-weight-asian="normal" style:font-size-complex="8pt" style:font-weight-complex="normal"/>
    </style:style>
    <style:style style:name="P340" style:family="paragraph" style:parent-style-name="ubuntu_5f_mono_5f_9">
      <style:text-properties style:font-name="Ubuntu Mono1" fo:font-size="8pt" fo:font-weight="normal" officeooo:rsid="00c42c33" officeooo:paragraph-rsid="00c42c33" style:font-size-asian="8pt" style:font-weight-asian="normal" style:font-size-complex="8pt" style:font-weight-complex="normal"/>
    </style:style>
    <style:style style:name="P341" style:family="paragraph" style:parent-style-name="ubuntu_5f_mono_5f_9">
      <style:text-properties style:font-name="Ubuntu Mono1" fo:font-size="8pt" fo:font-weight="normal" officeooo:rsid="02dd9819" officeooo:paragraph-rsid="02dd9819" style:font-size-asian="8pt" style:font-weight-asian="normal" style:font-size-complex="8pt" style:font-weight-complex="normal"/>
    </style:style>
    <style:style style:name="P342" style:family="paragraph" style:parent-style-name="ubuntu_5f_mono_5f_9">
      <style:text-properties style:font-name="Ubuntu Mono1" fo:font-size="8pt" fo:font-weight="normal" officeooo:rsid="02f59729" officeooo:paragraph-rsid="02f59729" style:font-size-asian="8pt" style:font-weight-asian="normal" style:font-size-complex="8pt" style:font-weight-complex="normal"/>
    </style:style>
    <style:style style:name="P343" style:family="paragraph" style:parent-style-name="ubuntu_5f_mono_5f_9">
      <style:text-properties style:font-name="Ubuntu Mono1" fo:font-size="8pt" fo:font-weight="normal" officeooo:rsid="02f93ead" officeooo:paragraph-rsid="02f93ead" style:font-size-asian="8pt" style:font-weight-asian="normal" style:font-size-complex="8pt" style:font-weight-complex="normal"/>
    </style:style>
    <style:style style:name="P344" style:family="paragraph" style:parent-style-name="ubuntu_5f_mono_5f_9">
      <style:text-properties style:font-name="Ubuntu Mono1" fo:font-size="8pt" fo:font-style="normal" officeooo:rsid="004eb986" style:font-size-asian="8pt" style:font-style-asian="normal" style:font-size-complex="8pt" style:font-style-complex="normal"/>
    </style:style>
    <style:style style:name="P345" style:family="paragraph" style:parent-style-name="ubuntu_5f_mono_5f_9">
      <style:text-properties style:font-name="Ubuntu Mono1" fo:font-size="8pt" fo:font-style="normal" officeooo:rsid="008fcc46" officeooo:paragraph-rsid="009d4bf0" style:font-size-asian="8pt" style:font-style-asian="normal" style:font-size-complex="8pt" style:font-style-complex="normal"/>
    </style:style>
    <style:style style:name="P346" style:family="paragraph" style:parent-style-name="ubuntu_5f_mono_5f_9">
      <style:text-properties style:font-name="Ubuntu Mono1" fo:font-size="8pt" fo:font-style="normal" officeooo:rsid="008bd259" officeooo:paragraph-rsid="008bd259" style:font-size-asian="8pt" style:font-style-asian="normal" style:font-size-complex="8pt" style:font-style-complex="normal"/>
    </style:style>
    <style:style style:name="P347" style:family="paragraph" style:parent-style-name="ubuntu_5f_mono_5f_9">
      <style:text-properties style:font-name="Ubuntu Mono1" fo:font-size="8pt" fo:font-style="normal" officeooo:rsid="004f45f2" officeooo:paragraph-rsid="008b9280" style:font-size-asian="8pt" style:font-style-asian="normal" style:font-size-complex="8pt" style:font-style-complex="normal"/>
    </style:style>
    <style:style style:name="P348" style:family="paragraph" style:parent-style-name="ubuntu_5f_mono_5f_9">
      <style:text-properties style:font-name="Ubuntu Mono1" fo:font-size="8pt" fo:font-style="normal" fo:font-weight="bold" officeooo:rsid="0081c4b3" officeooo:paragraph-rsid="0081c4b3" style:font-size-asian="8pt" style:font-style-asian="normal" style:font-weight-asian="bold" style:font-size-complex="8pt" style:font-style-complex="normal" style:font-weight-complex="bold"/>
    </style:style>
    <style:style style:name="P349" style:family="paragraph" style:parent-style-name="ubuntu_5f_mono_5f_9">
      <style:text-properties style:font-name="Ubuntu Mono1" fo:font-size="8pt" fo:font-style="normal" fo:font-weight="bold" officeooo:rsid="008fcc46" officeooo:paragraph-rsid="009a6cb1" style:font-size-asian="8pt" style:font-style-asian="normal" style:font-weight-asian="bold" style:font-size-complex="8pt" style:font-style-complex="normal" style:font-weight-complex="bold"/>
    </style:style>
    <style:style style:name="P350" style:family="paragraph" style:parent-style-name="ubuntu_5f_mono_5f_9">
      <style:text-properties style:font-name="Ubuntu Mono1" fo:font-size="8pt" fo:font-style="normal" fo:font-weight="bold" officeooo:rsid="008b9280" officeooo:paragraph-rsid="008b9280" style:font-size-asian="8pt" style:font-style-asian="normal" style:font-weight-asian="bold" style:font-size-complex="8pt" style:font-style-complex="normal" style:font-weight-complex="bold"/>
    </style:style>
    <style:style style:name="P351" style:family="paragraph" style:parent-style-name="ubuntu_5f_mono_5f_9">
      <style:text-properties style:font-name="Ubuntu Mono1" fo:font-size="8pt" fo:font-style="normal" fo:font-weight="bold" officeooo:rsid="008bd259" officeooo:paragraph-rsid="008bd259" style:font-size-asian="8pt" style:font-style-asian="normal" style:font-weight-asian="bold" style:font-size-complex="8pt" style:font-style-complex="normal" style:font-weight-complex="bold"/>
    </style:style>
    <style:style style:name="P352" style:family="paragraph" style:parent-style-name="ubuntu_5f_mono_5f_9">
      <style:text-properties style:font-name="Ubuntu Mono1" fo:font-size="8pt" fo:font-style="normal" fo:font-weight="bold" officeooo:rsid="004e89ed" officeooo:paragraph-rsid="008b9280" style:font-size-asian="8pt" style:font-style-asian="normal" style:font-weight-asian="bold" style:font-size-complex="8pt" style:font-style-complex="normal" style:font-weight-complex="bold"/>
    </style:style>
    <style:style style:name="P353" style:family="paragraph" style:parent-style-name="ubuntu_5f_mono_5f_9">
      <style:text-properties style:font-name="Ubuntu Mono1" fo:font-size="8pt" fo:font-style="normal" fo:font-weight="bold" officeooo:rsid="004f45f2" officeooo:paragraph-rsid="008b9280" style:font-size-asian="8pt" style:font-style-asian="normal" style:font-weight-asian="bold" style:font-size-complex="8pt" style:font-style-complex="normal" style:font-weight-complex="bold"/>
    </style:style>
    <style:style style:name="P354" style:family="paragraph" style:parent-style-name="ubuntu_5f_mono_5f_9">
      <style:text-properties style:font-name="Ubuntu Mono1" fo:font-size="8pt" fo:font-style="normal" fo:font-weight="bold" officeooo:rsid="0094402a" officeooo:paragraph-rsid="0094402a" style:font-size-asian="8pt" style:font-style-asian="normal" style:font-weight-asian="bold" style:font-size-complex="8pt" style:font-style-complex="normal" style:font-weight-complex="bold"/>
    </style:style>
    <style:style style:name="P355" style:family="paragraph" style:parent-style-name="ubuntu_5f_mono_5f_9">
      <style:text-properties style:font-name="Ubuntu Mono1" fo:font-size="8pt" fo:font-style="normal" fo:font-weight="bold" officeooo:rsid="008d8354" officeooo:paragraph-rsid="008d8354" style:font-size-asian="8pt" style:font-style-asian="normal" style:font-weight-asian="bold" style:font-size-complex="8pt" style:font-style-complex="normal" style:font-weight-complex="bold"/>
    </style:style>
    <style:style style:name="P356" style:family="paragraph" style:parent-style-name="ubuntu_5f_mono_5f_9">
      <style:text-properties style:font-name="Ubuntu Mono1" fo:font-size="8pt" fo:font-style="normal" fo:font-weight="bold" officeooo:rsid="008e6587" officeooo:paragraph-rsid="008e6587" style:font-size-asian="8pt" style:font-style-asian="normal" style:font-weight-asian="bold" style:font-size-complex="8pt" style:font-style-complex="normal" style:font-weight-complex="bold"/>
    </style:style>
    <style:style style:name="P357" style:family="paragraph" style:parent-style-name="ubuntu_5f_mono_5f_9">
      <style:text-properties style:font-name="Ubuntu Mono1" fo:font-size="8pt" fo:font-style="normal" style:text-underline-style="none" fo:font-weight="normal" officeooo:rsid="0274bdbb" officeooo:paragraph-rsid="0274bdbb" style:font-size-asian="8pt" style:font-style-asian="normal" style:font-weight-asian="normal" style:font-size-complex="8pt" style:font-style-complex="normal" style:font-weight-complex="normal"/>
    </style:style>
    <style:style style:name="P358" style:family="paragraph" style:parent-style-name="ubuntu_5f_mono_5f_9">
      <style:text-properties style:font-name="Ubuntu Mono1" fo:font-size="8pt" fo:font-style="normal" style:text-underline-style="none" officeooo:rsid="00c631d6" officeooo:paragraph-rsid="028d6c19" style:font-size-asian="8pt" style:font-style-asian="normal" style:font-size-complex="8pt" style:font-style-complex="normal"/>
    </style:style>
    <style:style style:name="P359" style:family="paragraph" style:parent-style-name="ubuntu_5f_mono_5f_9">
      <style:text-properties style:font-name="Ubuntu Mono1" fo:font-size="8pt" fo:font-style="italic" style:font-size-asian="8pt" style:font-style-asian="italic" style:font-size-complex="8pt" style:font-style-complex="italic"/>
    </style:style>
    <style:style style:name="P360" style:family="paragraph" style:parent-style-name="ubuntu_5f_mono_5f_9">
      <style:paragraph-properties fo:text-align="center" style:justify-single-word="false"/>
      <style:text-properties style:font-name="Ubuntu Mono1" fo:font-size="8pt" fo:font-style="italic" officeooo:rsid="0143b7cc" officeooo:paragraph-rsid="01fe07e4" style:font-size-asian="8pt" style:font-style-asian="italic" style:font-size-complex="8pt" style:font-style-complex="italic"/>
    </style:style>
    <style:style style:name="P361" style:family="paragraph" style:parent-style-name="ubuntu_5f_mono_5f_9">
      <style:text-properties style:font-name="Ubuntu Mono1" fo:font-size="8pt" fo:font-style="italic" officeooo:paragraph-rsid="01c4c6c0" style:font-size-asian="8pt" style:font-style-asian="italic" style:font-size-complex="8pt" style:font-style-complex="italic"/>
    </style:style>
    <style:style style:name="P362" style:family="paragraph" style:parent-style-name="ubuntu_5f_mono_5f_9">
      <style:text-properties style:font-name="Ubuntu Mono1" fo:font-size="8pt" fo:font-style="italic" officeooo:rsid="00c6b2dc" officeooo:paragraph-rsid="013b76b8" style:font-size-asian="8pt" style:font-style-asian="italic" style:font-size-complex="8pt" style:font-style-complex="italic"/>
    </style:style>
    <style:style style:name="P363" style:family="paragraph" style:parent-style-name="ubuntu_5f_mono_5f_9">
      <style:text-properties style:font-name="Ubuntu Mono1" fo:font-size="8pt" fo:font-style="italic" officeooo:rsid="00c76058" officeooo:paragraph-rsid="013c7fde" style:font-size-asian="8pt" style:font-style-asian="italic" style:font-size-complex="8pt" style:font-style-complex="italic"/>
    </style:style>
    <style:style style:name="P364" style:family="paragraph" style:parent-style-name="ubuntu_5f_mono_5f_9">
      <style:text-properties style:font-name="Ubuntu Mono1" fo:font-size="8pt" fo:font-style="italic" officeooo:rsid="00c76058" officeooo:paragraph-rsid="013b76b8" style:font-size-asian="8pt" style:font-style-asian="italic" style:font-size-complex="8pt" style:font-style-complex="italic"/>
    </style:style>
    <style:style style:name="P365" style:family="paragraph" style:parent-style-name="ubuntu_5f_mono_5f_9">
      <style:text-properties style:font-name="Ubuntu Mono1" fo:font-size="8pt" fo:font-style="italic" officeooo:rsid="028d6c19" officeooo:paragraph-rsid="028d6c19" style:font-size-asian="8pt" style:font-style-asian="italic" style:font-size-complex="8pt" style:font-style-complex="italic"/>
    </style:style>
    <style:style style:name="P366" style:family="paragraph" style:parent-style-name="ubuntu_5f_mono_5f_9">
      <style:text-properties style:font-name="Ubuntu Mono1" fo:font-size="8pt" fo:font-style="italic" officeooo:rsid="01f4c0ac" officeooo:paragraph-rsid="01f4c0ac" style:font-size-asian="8pt" style:font-style-asian="italic" style:font-size-complex="8pt" style:font-style-complex="italic"/>
    </style:style>
    <style:style style:name="P367" style:family="paragraph" style:parent-style-name="ubuntu_5f_mono_5f_9">
      <style:text-properties style:font-name="Ubuntu Mono1" fo:font-size="8pt" fo:font-style="italic" officeooo:paragraph-rsid="012edcd2" style:font-size-asian="8pt" style:font-style-asian="italic" style:font-size-complex="8pt" style:font-style-complex="italic"/>
    </style:style>
    <style:style style:name="P368" style:family="paragraph" style:parent-style-name="ubuntu_5f_mono_5f_9">
      <style:text-properties style:font-name="Ubuntu Mono1" fo:font-size="8pt" fo:font-style="italic" officeooo:rsid="02c24559" officeooo:paragraph-rsid="02c24559" style:font-size-asian="8pt" style:font-style-asian="italic" style:font-size-complex="8pt" style:font-style-complex="italic"/>
    </style:style>
    <style:style style:name="P369" style:family="paragraph" style:parent-style-name="ubuntu_5f_mono_5f_9">
      <style:text-properties style:font-name="Ubuntu Mono1" fo:font-size="8pt" fo:font-style="italic" officeooo:rsid="008fcc46" officeooo:paragraph-rsid="009d4bf0" style:font-size-asian="8pt" style:font-style-asian="italic" style:font-size-complex="8pt" style:font-style-complex="italic"/>
    </style:style>
    <style:style style:name="P370" style:family="paragraph" style:parent-style-name="ubuntu_5f_mono_5f_9">
      <style:text-properties style:font-name="Ubuntu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71" style:family="paragraph" style:parent-style-name="ubuntu_5f_mono_5f_9">
      <style:text-properties style:font-name="Ubuntu Mono1" fo:font-size="8pt" fo:font-style="italic" fo:font-weight="bold" officeooo:rsid="0081c4b3" officeooo:paragraph-rsid="0081c4b3" style:font-size-asian="8pt" style:font-style-asian="italic" style:font-weight-asian="bold" style:font-size-complex="8pt" style:font-style-complex="italic" style:font-weight-complex="bold"/>
    </style:style>
    <style:style style:name="P372" style:family="paragraph" style:parent-style-name="ubuntu_5f_mono_5f_9">
      <style:text-properties style:font-name="Ubuntu Mono1" fo:font-size="8pt" fo:font-style="italic" fo:font-weight="bold" officeooo:rsid="014f199b" officeooo:paragraph-rsid="01fe07e4" style:font-size-asian="8pt" style:font-style-asian="italic" style:font-weight-asian="bold" style:font-size-complex="8pt" style:font-style-complex="italic" style:font-weight-complex="bold"/>
    </style:style>
    <style:style style:name="P373" style:family="paragraph" style:parent-style-name="ubuntu_5f_mono_5f_9">
      <style:paragraph-properties fo:text-align="start" style:justify-single-word="false"/>
      <style:text-properties style:font-name="Ubuntu Mono1" fo:font-size="8pt" fo:font-style="italic" fo:font-weight="bold" officeooo:rsid="00c631d6" officeooo:paragraph-rsid="013b76b8" style:font-size-asian="8pt" style:font-style-asian="italic" style:font-weight-asian="bold" style:font-size-complex="8pt" style:font-style-complex="italic" style:font-weight-complex="bold"/>
    </style:style>
    <style:style style:name="P374" style:family="paragraph" style:parent-style-name="ubuntu_5f_mono_5f_9">
      <style:paragraph-properties fo:text-align="start" style:justify-single-word="false"/>
      <style:text-properties style:font-name="Ubuntu Mono1" fo:font-size="8pt" fo:font-style="italic" fo:font-weight="bold" officeooo:rsid="00cf90f0" officeooo:paragraph-rsid="013b76b8" style:font-size-asian="8pt" style:font-style-asian="italic" style:font-weight-asian="bold" style:font-size-complex="8pt" style:font-style-complex="italic" style:font-weight-complex="bold"/>
    </style:style>
    <style:style style:name="P375" style:family="paragraph" style:parent-style-name="ubuntu_5f_mono_5f_9">
      <style:paragraph-properties fo:text-align="start" style:justify-single-word="false"/>
      <style:text-properties style:font-name="Ubuntu Mono1" fo:font-size="8pt" fo:font-style="italic" fo:font-weight="bold" officeooo:rsid="00c6b2dc" officeooo:paragraph-rsid="013b76b8" style:font-size-asian="8pt" style:font-style-asian="italic" style:font-weight-asian="bold" style:font-size-complex="8pt" style:font-style-complex="italic" style:font-weight-complex="bold"/>
    </style:style>
    <style:style style:name="P376" style:family="paragraph" style:parent-style-name="ubuntu_5f_mono_5f_9">
      <style:paragraph-properties fo:text-align="start" style:justify-single-word="false"/>
      <style:text-properties style:font-name="Ubuntu Mono1" fo:font-size="8pt" fo:font-style="italic" fo:font-weight="bold" officeooo:rsid="0274bdbb" officeooo:paragraph-rsid="0274bdbb" style:font-size-asian="8pt" style:font-style-asian="italic" style:font-weight-asian="bold" style:font-size-complex="8pt" style:font-style-complex="italic" style:font-weight-complex="bold"/>
    </style:style>
    <style:style style:name="P377" style:family="paragraph" style:parent-style-name="ubuntu_5f_mono_5f_9">
      <style:text-properties style:font-name="Ubuntu Mono1" fo:font-size="8pt" fo:font-style="italic" fo:font-weight="bold" officeooo:rsid="008bd259" officeooo:paragraph-rsid="008bd259" style:font-size-asian="8pt" style:font-style-asian="italic" style:font-weight-asian="bold" style:font-size-complex="8pt" style:font-style-complex="italic" style:font-weight-complex="bold"/>
    </style:style>
    <style:style style:name="P378" style:family="paragraph" style:parent-style-name="ubuntu_5f_mono_5f_9">
      <style:text-properties style:font-name="Ubuntu Mono1" fo:font-size="8pt" fo:font-style="italic" fo:font-weight="bold" officeooo:rsid="008b9280" officeooo:paragraph-rsid="008b9280" style:font-size-asian="8pt" style:font-style-asian="italic" style:font-weight-asian="bold" style:font-size-complex="8pt" style:font-style-complex="italic" style:font-weight-complex="bold"/>
    </style:style>
    <style:style style:name="P379" style:family="paragraph" style:parent-style-name="ubuntu_5f_mono_5f_9">
      <style:text-properties style:font-name="Ubuntu Mono1" fo:font-size="8pt" fo:font-style="italic" fo:font-weight="bold" officeooo:paragraph-rsid="008b9280" style:font-size-asian="8pt" style:font-style-asian="italic" style:font-weight-asian="bold" style:font-size-complex="8pt" style:font-style-complex="italic" style:font-weight-complex="bold"/>
    </style:style>
    <style:style style:name="P380" style:family="paragraph" style:parent-style-name="ubuntu_5f_mono_5f_9">
      <style:text-properties style:font-name="Ubuntu Mono1" fo:font-size="8pt" fo:font-style="italic" fo:font-weight="normal" officeooo:paragraph-rsid="00e2a39a" style:font-size-asian="8pt" style:font-style-asian="italic" style:font-weight-asian="normal" style:font-size-complex="8pt" style:font-style-complex="italic" style:font-weight-complex="normal"/>
    </style:style>
    <style:style style:name="P381" style:family="paragraph" style:parent-style-name="ubuntu_5f_mono_5f_9">
      <style:paragraph-properties fo:text-align="center" style:justify-single-word="false"/>
      <style:text-properties style:font-name="Ubuntu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82" style:family="paragraph" style:parent-style-name="ubuntu_5f_mono_5f_9">
      <style:text-properties style:font-name="Ubuntu Mono1" fo:font-size="8pt" fo:font-style="italic" fo:font-weight="normal" officeooo:rsid="00c42c33" officeooo:paragraph-rsid="00c42c33" style:font-size-asian="8pt" style:font-style-asian="italic" style:font-weight-asian="normal" style:font-size-complex="8pt" style:font-style-complex="italic" style:font-weight-complex="normal"/>
    </style:style>
    <style:style style:name="P383" style:family="paragraph" style:parent-style-name="ubuntu_5f_mono_5f_9">
      <style:text-properties style:font-name="Ubuntu Mono1" fo:font-size="8pt" fo:font-style="italic" style:text-underline-style="solid" style:text-underline-width="auto" style:text-underline-color="font-color" officeooo:rsid="00c76058" officeooo:paragraph-rsid="013b76b8" style:font-size-asian="8pt" style:font-style-asian="italic" style:font-size-complex="8pt" style:font-style-complex="italic"/>
    </style:style>
    <style:style style:name="P384" style:family="paragraph" style:parent-style-name="ubuntu_5f_mono_5f_9">
      <style:text-properties style:font-name="Ubuntu Mono1" fo:font-size="8pt" fo:font-style="italic" style:text-underline-style="solid" style:text-underline-width="auto" style:text-underline-color="font-color" fo:font-weight="normal" officeooo:rsid="00c76058" officeooo:paragraph-rsid="013c7fde" style:font-size-asian="8pt" style:font-style-asian="italic" style:font-weight-asian="normal" style:font-size-complex="8pt" style:font-style-complex="italic" style:font-weight-complex="normal"/>
    </style:style>
    <style:style style:name="P385" style:family="paragraph" style:parent-style-name="ubuntu_5f_mono_5f_9">
      <style:text-properties style:font-name="Ubuntu Mono1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86" style:family="paragraph" style:parent-style-name="ubuntu_5f_mono_5f_9">
      <style:text-properties style:font-name="Ubuntu Mono1" fo:font-size="8pt" style:text-underline-style="solid" style:text-underline-width="auto" style:text-underline-color="font-color" fo:font-weight="bold" officeooo:rsid="014a01c9" officeooo:paragraph-rsid="014a01c9" style:font-size-asian="8pt" style:font-weight-asian="bold" style:font-size-complex="8pt" style:font-weight-complex="bold"/>
    </style:style>
    <style:style style:name="P387" style:family="paragraph" style:parent-style-name="ubuntu_5f_mono_5f_9">
      <style:text-properties style:font-name="Ubuntu Mono1" fo:font-size="8pt" style:text-underline-style="solid" style:text-underline-width="auto" style:text-underline-color="font-color" fo:font-weight="bold" officeooo:rsid="014a01c9" officeooo:paragraph-rsid="026c4293" style:font-size-asian="8pt" style:font-weight-asian="bold" style:font-size-complex="8pt" style:font-weight-complex="bold"/>
    </style:style>
    <style:style style:name="P388" style:family="paragraph" style:parent-style-name="ubuntu_5f_mono_5f_9">
      <style:text-properties style:font-name="Ubuntu Mono1" fo:font-size="8pt" style:text-underline-style="solid" style:text-underline-width="auto" style:text-underline-color="font-color" fo:font-weight="bold" officeooo:rsid="014e4e10" officeooo:paragraph-rsid="01fe07e4" style:font-size-asian="8pt" style:font-weight-asian="bold" style:font-size-complex="8pt" style:font-weight-complex="bold"/>
    </style:style>
    <style:style style:name="P389" style:family="paragraph" style:parent-style-name="ubuntu_5f_mono_5f_9">
      <style:text-properties style:font-name="Ubuntu Mono1" fo:font-size="8pt" style:text-underline-style="none" officeooo:rsid="024ff6cc" officeooo:paragraph-rsid="024ff6cc" style:font-size-asian="8pt" style:font-size-complex="8pt"/>
    </style:style>
    <style:style style:name="P390" style:family="paragraph" style:parent-style-name="ubuntu_5f_mono_5f_9">
      <style:paragraph-properties fo:text-align="center" style:justify-single-word="false"/>
      <style:text-properties style:font-name="Ubuntu Mono1" fo:font-style="italic" style:font-style-asian="italic" style:font-style-complex="italic"/>
    </style:style>
    <style:style style:name="P391" style:family="paragraph" style:parent-style-name="ubuntu_5f_mono_5f_9">
      <style:text-properties officeooo:paragraph-rsid="007ee735"/>
    </style:style>
    <style:style style:name="P392" style:family="paragraph" style:parent-style-name="ubuntu_5f_mono_5f_9">
      <style:text-properties officeooo:rsid="0081c4b3" officeooo:paragraph-rsid="0081c4b3"/>
    </style:style>
    <style:style style:name="P393" style:family="paragraph" style:parent-style-name="ubuntu_5f_mono_5f_9">
      <style:text-properties officeooo:rsid="00862aa7" officeooo:paragraph-rsid="00862aa7"/>
    </style:style>
    <style:style style:name="P394" style:family="paragraph" style:parent-style-name="ubuntu_5f_mono_5f_9">
      <style:text-properties officeooo:rsid="00871678" officeooo:paragraph-rsid="00871678"/>
    </style:style>
    <style:style style:name="P395" style:family="paragraph" style:parent-style-name="ubuntu_5f_mono_5f_9">
      <style:text-properties officeooo:paragraph-rsid="008b9280"/>
    </style:style>
    <style:style style:name="P396" style:family="paragraph" style:parent-style-name="ubuntu_5f_mono_5f_9">
      <style:text-properties officeooo:paragraph-rsid="00a1b39a"/>
    </style:style>
    <style:style style:name="P397" style:family="paragraph" style:parent-style-name="ubuntu_5f_mono_5f_9">
      <style:paragraph-properties fo:text-align="center" style:justify-single-word="false"/>
    </style:style>
    <style:style style:name="P398" style:family="paragraph" style:parent-style-name="ubuntu_5f_mono_5f_9">
      <style:paragraph-properties fo:text-align="center" style:justify-single-word="false"/>
      <style:text-properties fo:font-weight="normal" style:font-weight-asian="normal" style:font-weight-complex="normal"/>
    </style:style>
    <style:style style:name="P399" style:family="paragraph" style:parent-style-name="ubuntu_5f_mono_5f_9">
      <style:text-properties officeooo:rsid="00a8d514" officeooo:paragraph-rsid="00a8d514"/>
    </style:style>
    <style:style style:name="P400" style:family="paragraph" style:parent-style-name="ubuntu_5f_mono_5f_9">
      <style:text-properties officeooo:rsid="00aaafcd" officeooo:paragraph-rsid="00aaafcd"/>
    </style:style>
    <style:style style:name="P401" style:family="paragraph" style:parent-style-name="ubuntu_5f_mono_5f_9">
      <style:text-properties officeooo:rsid="00ab4b5a" officeooo:paragraph-rsid="00ab4b5a"/>
    </style:style>
    <style:style style:name="P402" style:family="paragraph" style:parent-style-name="ubuntu_5f_mono_5f_9">
      <style:text-properties officeooo:rsid="00b2854d" officeooo:paragraph-rsid="00b2854d"/>
    </style:style>
    <style:style style:name="P403" style:family="paragraph" style:parent-style-name="ubuntu_5f_mono_5f_9">
      <style:text-properties style:font-name="Liberation Serif1" fo:font-style="italic" fo:font-weight="bold" officeooo:rsid="00da7c10" officeooo:paragraph-rsid="00da7c10" style:font-style-asian="italic" style:font-weight-asian="bold" style:font-style-complex="italic" style:font-weight-complex="bold"/>
    </style:style>
    <style:style style:name="P404" style:family="paragraph" style:parent-style-name="ubuntu_5f_mono_5f_9">
      <style:text-properties style:font-name="Liberation Serif1" officeooo:rsid="00b54a46" officeooo:paragraph-rsid="010cdfb7"/>
    </style:style>
    <style:style style:name="P405" style:family="paragraph" style:parent-style-name="ubuntu_5f_mono_5f_9">
      <style:text-properties style:font-name="Liberation Serif1" officeooo:rsid="00b6eae3" officeooo:paragraph-rsid="010cdfb7"/>
    </style:style>
    <style:style style:name="P406" style:family="paragraph" style:parent-style-name="ubuntu_5f_mono_5f_9">
      <style:text-properties style:font-name="Liberation Serif1" officeooo:rsid="00d70eb4" officeooo:paragraph-rsid="00d70eb4"/>
    </style:style>
    <style:style style:name="P407" style:family="paragraph" style:parent-style-name="ubuntu_5f_mono_5f_9">
      <style:text-properties officeooo:rsid="00b54a46" officeooo:paragraph-rsid="00b54a46"/>
    </style:style>
    <style:style style:name="P408" style:family="paragraph" style:parent-style-name="ubuntu_5f_mono_5f_9">
      <style:text-properties officeooo:rsid="00b54a46" officeooo:paragraph-rsid="010cdfb7"/>
    </style:style>
    <style:style style:name="P409" style:family="paragraph" style:parent-style-name="ubuntu_5f_mono_5f_9">
      <style:text-properties officeooo:rsid="00b6eae3" officeooo:paragraph-rsid="00b6eae3"/>
    </style:style>
    <style:style style:name="P410" style:family="paragraph" style:parent-style-name="ubuntu_5f_mono_5f_9">
      <style:text-properties officeooo:rsid="00b6eae3" officeooo:paragraph-rsid="00e0ef3b"/>
    </style:style>
    <style:style style:name="P411" style:family="paragraph" style:parent-style-name="ubuntu_5f_mono_5f_9">
      <style:text-properties officeooo:rsid="00b6eae3" officeooo:paragraph-rsid="010cdfb7"/>
    </style:style>
    <style:style style:name="P412" style:family="paragraph" style:parent-style-name="ubuntu_5f_mono_5f_9">
      <style:text-properties officeooo:rsid="00c42c33" officeooo:paragraph-rsid="00c42c33"/>
    </style:style>
    <style:style style:name="P413" style:family="paragraph" style:parent-style-name="ubuntu_5f_mono_5f_9">
      <style:text-properties officeooo:paragraph-rsid="00c84473"/>
    </style:style>
    <style:style style:name="P414" style:family="paragraph" style:parent-style-name="ubuntu_5f_mono_5f_9">
      <style:text-properties officeooo:rsid="00d70eb4" officeooo:paragraph-rsid="00d70eb4"/>
    </style:style>
    <style:style style:name="P415" style:family="paragraph" style:parent-style-name="ubuntu_5f_mono_5f_9">
      <style:text-properties officeooo:paragraph-rsid="00d70eb4"/>
    </style:style>
    <style:style style:name="P416" style:family="paragraph" style:parent-style-name="ubuntu_5f_mono_5f_9">
      <style:text-properties officeooo:rsid="00daa0fe" officeooo:paragraph-rsid="00daa0fe"/>
    </style:style>
    <style:style style:name="P417" style:family="paragraph" style:parent-style-name="ubuntu_5f_mono_5f_9">
      <style:paragraph-properties fo:text-align="start" style:justify-single-word="false"/>
      <style:text-properties officeooo:paragraph-rsid="00dc0c08"/>
    </style:style>
    <style:style style:name="P418" style:family="paragraph" style:parent-style-name="ubuntu_5f_mono_5f_9">
      <style:text-properties officeooo:paragraph-rsid="00de6c67"/>
    </style:style>
    <style:style style:name="P419" style:family="paragraph" style:parent-style-name="ubuntu_5f_mono_5f_9">
      <style:text-properties officeooo:paragraph-rsid="00e0ef3b"/>
    </style:style>
    <style:style style:name="P420" style:family="paragraph" style:parent-style-name="ubuntu_5f_mono_5f_9">
      <style:text-properties officeooo:paragraph-rsid="00e1a8fb"/>
    </style:style>
    <style:style style:name="P421" style:family="paragraph" style:parent-style-name="ubuntu_5f_mono_5f_9">
      <style:text-properties officeooo:paragraph-rsid="00e48ad9"/>
    </style:style>
    <style:style style:name="P422" style:family="paragraph" style:parent-style-name="ubuntu_5f_mono_5f_9">
      <style:text-properties officeooo:paragraph-rsid="00e4e170"/>
    </style:style>
    <style:style style:name="P423" style:family="paragraph" style:parent-style-name="ubuntu_5f_mono_5f_9">
      <style:text-properties officeooo:paragraph-rsid="00e65fc0"/>
    </style:style>
    <style:style style:name="P424" style:family="paragraph" style:parent-style-name="ubuntu_5f_mono_5f_9">
      <style:text-properties officeooo:paragraph-rsid="00e85949"/>
    </style:style>
    <style:style style:name="P425" style:family="paragraph" style:parent-style-name="ubuntu_5f_mono_5f_9">
      <style:text-properties officeooo:paragraph-rsid="00e89740"/>
    </style:style>
    <style:style style:name="P426" style:family="paragraph" style:parent-style-name="ubuntu_5f_mono_5f_9">
      <style:text-properties officeooo:paragraph-rsid="00e8d63d"/>
    </style:style>
    <style:style style:name="P427" style:family="paragraph" style:parent-style-name="ubuntu_5f_mono_5f_9">
      <style:text-properties officeooo:rsid="00e8d63d" officeooo:paragraph-rsid="00e8d63d"/>
    </style:style>
    <style:style style:name="P428" style:family="paragraph" style:parent-style-name="ubuntu_5f_mono_5f_9">
      <style:text-properties officeooo:rsid="00eb107b" officeooo:paragraph-rsid="00eb107b"/>
    </style:style>
    <style:style style:name="P429" style:family="paragraph" style:parent-style-name="ubuntu_5f_mono_5f_9">
      <style:text-properties officeooo:rsid="00ec0962" officeooo:paragraph-rsid="00ec0962"/>
    </style:style>
    <style:style style:name="P430" style:family="paragraph" style:parent-style-name="ubuntu_5f_mono_5f_9">
      <style:text-properties officeooo:rsid="00ec0962" officeooo:paragraph-rsid="0283a0fa"/>
    </style:style>
    <style:style style:name="P431" style:family="paragraph" style:parent-style-name="ubuntu_5f_mono_5f_9">
      <style:text-properties officeooo:rsid="00fc9015" officeooo:paragraph-rsid="00fc9015"/>
    </style:style>
    <style:style style:name="P432" style:family="paragraph" style:parent-style-name="ubuntu_5f_mono_5f_9">
      <style:text-properties officeooo:rsid="00fd5137" officeooo:paragraph-rsid="00fd5137"/>
    </style:style>
    <style:style style:name="P433" style:family="paragraph" style:parent-style-name="ubuntu_5f_mono_5f_9">
      <style:text-properties officeooo:paragraph-rsid="010cd2e4"/>
    </style:style>
    <style:style style:name="P434" style:family="paragraph" style:parent-style-name="ubuntu_5f_mono_5f_9">
      <style:text-properties officeooo:rsid="00b7449a" officeooo:paragraph-rsid="010cdfb7"/>
    </style:style>
    <style:style style:name="P435" style:family="paragraph" style:parent-style-name="ubuntu_5f_mono_5f_9">
      <style:text-properties officeooo:paragraph-rsid="01120a80"/>
    </style:style>
    <style:style style:name="P436" style:family="paragraph" style:parent-style-name="ubuntu_5f_mono_5f_9">
      <style:text-properties officeooo:paragraph-rsid="01129483"/>
    </style:style>
    <style:style style:name="P437" style:family="paragraph" style:parent-style-name="ubuntu_5f_mono_5f_9">
      <style:text-properties officeooo:paragraph-rsid="01155d99"/>
    </style:style>
    <style:style style:name="P438" style:family="paragraph" style:parent-style-name="ubuntu_5f_mono_5f_9">
      <style:text-properties officeooo:paragraph-rsid="0118d036"/>
    </style:style>
    <style:style style:name="P439" style:family="paragraph" style:parent-style-name="ubuntu_5f_mono_5f_9">
      <style:text-properties officeooo:paragraph-rsid="0126901b"/>
    </style:style>
    <style:style style:name="P440" style:family="paragraph" style:parent-style-name="ubuntu_5f_mono_5f_9">
      <style:text-properties officeooo:paragraph-rsid="012a0cb1"/>
    </style:style>
    <style:style style:name="P441" style:family="paragraph" style:parent-style-name="ubuntu_5f_mono_5f_9">
      <style:text-properties officeooo:rsid="0130c0a4" officeooo:paragraph-rsid="0138487e"/>
    </style:style>
    <style:style style:name="P442" style:family="paragraph" style:parent-style-name="ubuntu_5f_mono_5f_9">
      <style:text-properties officeooo:rsid="01329e84" officeooo:paragraph-rsid="01329e84"/>
    </style:style>
    <style:style style:name="P443" style:family="paragraph" style:parent-style-name="ubuntu_5f_mono_5f_9">
      <style:text-properties officeooo:rsid="0135710b" officeooo:paragraph-rsid="0135710b"/>
    </style:style>
    <style:style style:name="P444" style:family="paragraph" style:parent-style-name="ubuntu_5f_mono_5f_9">
      <style:text-properties officeooo:rsid="0135c626" officeooo:paragraph-rsid="0135c626"/>
    </style:style>
    <style:style style:name="P445" style:family="paragraph" style:parent-style-name="ubuntu_5f_mono_5f_9">
      <style:text-properties officeooo:rsid="0135de06" officeooo:paragraph-rsid="0135de06"/>
    </style:style>
    <style:style style:name="P446" style:family="paragraph" style:parent-style-name="ubuntu_5f_mono_5f_9">
      <style:text-properties officeooo:rsid="0136af77" officeooo:paragraph-rsid="0136af77"/>
    </style:style>
    <style:style style:name="P447" style:family="paragraph" style:parent-style-name="ubuntu_5f_mono_5f_9">
      <style:text-properties officeooo:paragraph-rsid="0116f6bb"/>
    </style:style>
    <style:style style:name="P448" style:family="paragraph" style:parent-style-name="ubuntu_5f_mono_5f_9">
      <style:text-properties officeooo:paragraph-rsid="0138487e"/>
    </style:style>
    <style:style style:name="P449" style:family="paragraph" style:parent-style-name="ubuntu_5f_mono_5f_9">
      <style:text-properties officeooo:paragraph-rsid="0142400c"/>
    </style:style>
    <style:style style:name="P450" style:family="paragraph" style:parent-style-name="ubuntu_5f_mono_5f_9">
      <style:text-properties officeooo:rsid="01445853" officeooo:paragraph-rsid="01445853"/>
    </style:style>
    <style:style style:name="P451" style:family="paragraph" style:parent-style-name="ubuntu_5f_mono_5f_9">
      <style:text-properties officeooo:rsid="014e4e10" officeooo:paragraph-rsid="014e4e10"/>
    </style:style>
    <style:style style:name="P452" style:family="paragraph" style:parent-style-name="ubuntu_5f_mono_5f_9">
      <style:text-properties officeooo:rsid="015742dd" officeooo:paragraph-rsid="015742dd"/>
    </style:style>
    <style:style style:name="P453" style:family="paragraph" style:parent-style-name="ubuntu_5f_mono_5f_9">
      <style:text-properties officeooo:paragraph-rsid="015835a7"/>
    </style:style>
    <style:style style:name="P454" style:family="paragraph" style:parent-style-name="ubuntu_5f_mono_5f_9">
      <style:text-properties officeooo:paragraph-rsid="019e7eb0"/>
    </style:style>
    <style:style style:name="P455" style:family="paragraph" style:parent-style-name="ubuntu_5f_mono_5f_9">
      <style:text-properties officeooo:paragraph-rsid="01a6f688"/>
    </style:style>
    <style:style style:name="P456" style:family="paragraph" style:parent-style-name="ubuntu_5f_mono_5f_9">
      <style:text-properties officeooo:paragraph-rsid="01cd823f"/>
    </style:style>
    <style:style style:name="P457" style:family="paragraph" style:parent-style-name="ubuntu_5f_mono_5f_9">
      <style:text-properties officeooo:rsid="01cf354d" officeooo:paragraph-rsid="01cf354d"/>
    </style:style>
    <style:style style:name="P458" style:family="paragraph" style:parent-style-name="ubuntu_5f_mono_5f_9">
      <style:text-properties officeooo:paragraph-rsid="01d111f0"/>
    </style:style>
    <style:style style:name="P459" style:family="paragraph" style:parent-style-name="ubuntu_5f_mono_5f_9">
      <style:text-properties officeooo:paragraph-rsid="01eae7bf"/>
    </style:style>
    <style:style style:name="P460" style:family="paragraph" style:parent-style-name="ubuntu_5f_mono_5f_9">
      <style:text-properties officeooo:rsid="014f199b" officeooo:paragraph-rsid="01fb91ea"/>
    </style:style>
    <style:style style:name="P461" style:family="paragraph" style:parent-style-name="ubuntu_5f_mono_5f_9">
      <style:text-properties officeooo:paragraph-rsid="01fb91ea"/>
    </style:style>
    <style:style style:name="P462" style:family="paragraph" style:parent-style-name="ubuntu_5f_mono_5f_9">
      <style:text-properties officeooo:paragraph-rsid="0208171c"/>
    </style:style>
    <style:style style:name="P463" style:family="paragraph" style:parent-style-name="ubuntu_5f_mono_5f_9">
      <style:text-properties officeooo:rsid="0213ade5" officeooo:paragraph-rsid="0213ade5"/>
    </style:style>
    <style:style style:name="P464" style:family="paragraph" style:parent-style-name="ubuntu_5f_mono_5f_9">
      <style:text-properties officeooo:paragraph-rsid="0218d578"/>
    </style:style>
    <style:style style:name="P465" style:family="paragraph" style:parent-style-name="ubuntu_5f_mono_5f_9">
      <style:text-properties officeooo:paragraph-rsid="0223e0b1"/>
    </style:style>
    <style:style style:name="P466" style:family="paragraph" style:parent-style-name="ubuntu_5f_mono_5f_9">
      <style:text-properties fo:font-size="8pt" style:font-size-asian="8pt" style:font-size-complex="8pt"/>
    </style:style>
    <style:style style:name="P467" style:family="paragraph" style:parent-style-name="ubuntu_5f_mono_5f_9">
      <style:text-properties fo:font-size="8pt" officeooo:paragraph-rsid="00e2a39a" style:font-size-asian="8pt" style:font-size-complex="8pt"/>
    </style:style>
    <style:style style:name="P468" style:family="paragraph" style:parent-style-name="ubuntu_5f_mono_5f_9">
      <style:text-properties fo:font-size="8pt" officeooo:rsid="01feda68" officeooo:paragraph-rsid="0208171c" style:font-size-asian="8pt" style:font-size-complex="8pt"/>
    </style:style>
    <style:style style:name="P469" style:family="paragraph" style:parent-style-name="ubuntu_5f_mono_5f_9">
      <style:text-properties fo:font-size="8pt" officeooo:rsid="01feda68" officeooo:paragraph-rsid="024252ac" style:font-size-asian="8pt" style:font-size-complex="8pt"/>
    </style:style>
    <style:style style:name="P470" style:family="paragraph" style:parent-style-name="ubuntu_5f_mono_5f_9">
      <style:text-properties fo:font-size="8pt" officeooo:rsid="024252ac" officeooo:paragraph-rsid="024252ac" style:font-size-asian="8pt" style:font-size-complex="8pt"/>
    </style:style>
    <style:style style:name="P471" style:family="paragraph" style:parent-style-name="ubuntu_5f_mono_5f_9">
      <style:text-properties fo:font-size="8pt" officeooo:rsid="01463703" officeooo:paragraph-rsid="01463703" style:font-size-asian="8pt" style:font-size-complex="8pt"/>
    </style:style>
    <style:style style:name="P472" style:family="paragraph" style:parent-style-name="ubuntu_5f_mono_5f_9">
      <style:text-properties fo:font-size="8pt" officeooo:rsid="019e7eb0" officeooo:paragraph-rsid="019e7eb0" style:font-size-asian="8pt" style:font-size-complex="8pt"/>
    </style:style>
    <style:style style:name="P473" style:family="paragraph" style:parent-style-name="ubuntu_5f_mono_5f_9">
      <style:text-properties fo:font-size="8pt" officeooo:rsid="021f9ae9" officeooo:paragraph-rsid="021f9ae9" style:font-size-asian="8pt" style:font-size-complex="8pt"/>
    </style:style>
    <style:style style:name="P474" style:family="paragraph" style:parent-style-name="ubuntu_5f_mono_5f_9">
      <style:text-properties fo:font-size="8pt" officeooo:rsid="01a92ef7" officeooo:paragraph-rsid="01cd823f" style:font-size-asian="8pt" style:font-size-complex="8pt"/>
    </style:style>
    <style:style style:name="P475" style:family="paragraph" style:parent-style-name="ubuntu_5f_mono_5f_9">
      <style:text-properties fo:font-size="8pt" officeooo:rsid="02c21bd7" officeooo:paragraph-rsid="02c21bd7" style:font-size-asian="8pt" style:font-size-complex="8pt"/>
    </style:style>
    <style:style style:name="P476" style:family="paragraph" style:parent-style-name="ubuntu_5f_mono_5f_9">
      <style:text-properties fo:font-size="8pt" officeooo:rsid="01f28bf0" officeooo:paragraph-rsid="01f28bf0" style:font-size-asian="8pt" style:font-size-complex="8pt"/>
    </style:style>
    <style:style style:name="P477" style:family="paragraph" style:parent-style-name="ubuntu_5f_mono_5f_9">
      <style:text-properties fo:font-size="8pt" officeooo:rsid="01f3afed" officeooo:paragraph-rsid="01f3afed" style:font-size-asian="8pt" style:font-size-complex="8pt"/>
    </style:style>
    <style:style style:name="P478" style:family="paragraph" style:parent-style-name="ubuntu_5f_mono_5f_9">
      <style:text-properties fo:font-size="8pt" officeooo:paragraph-rsid="01f3afed" style:font-size-asian="8pt" style:font-size-complex="8pt"/>
    </style:style>
    <style:style style:name="P479" style:family="paragraph" style:parent-style-name="ubuntu_5f_mono_5f_9">
      <style:text-properties fo:font-size="8pt" style:font-size-asian="7pt" style:font-size-complex="8pt"/>
    </style:style>
    <style:style style:name="P480" style:family="paragraph" style:parent-style-name="ubuntu_5f_mono_5f_9">
      <style:text-properties fo:font-size="8pt" officeooo:paragraph-rsid="00ac2c26" style:font-size-asian="7pt" style:font-size-complex="8pt"/>
    </style:style>
    <style:style style:name="P481" style:family="paragraph" style:parent-style-name="ubuntu_5f_mono_5f_9">
      <style:text-properties fo:font-size="8pt" fo:font-weight="bold" style:font-size-asian="8pt" style:font-weight-asian="bold" style:font-size-complex="8pt" style:font-weight-complex="bold"/>
    </style:style>
    <style:style style:name="P482" style:family="paragraph" style:parent-style-name="ubuntu_5f_mono_5f_9">
      <style:paragraph-properties fo:text-align="center" style:justify-single-word="false"/>
      <style:text-properties fo:font-size="8pt" fo:font-weight="bold" officeooo:rsid="0149c7cc" officeooo:paragraph-rsid="0149c7cc" style:font-size-asian="8pt" style:font-weight-asian="bold" style:font-size-complex="8pt" style:font-weight-complex="bold"/>
    </style:style>
    <style:style style:name="P483" style:family="paragraph" style:parent-style-name="ubuntu_5f_mono_5f_9">
      <style:text-properties fo:font-size="8pt" fo:font-weight="bold" officeooo:paragraph-rsid="00e2a39a" style:font-size-asian="8pt" style:font-weight-asian="bold" style:font-size-complex="8pt" style:font-weight-complex="bold"/>
    </style:style>
    <style:style style:name="P484" style:family="paragraph" style:parent-style-name="ubuntu_5f_mono_5f_9">
      <style:text-properties fo:font-size="8pt" fo:font-weight="bold" officeooo:paragraph-rsid="00e0ef3b" style:font-size-asian="8pt" style:font-weight-asian="bold" style:font-size-complex="8pt" style:font-weight-complex="bold"/>
    </style:style>
    <style:style style:name="P485" style:family="paragraph" style:parent-style-name="ubuntu_5f_mono_5f_9">
      <style:text-properties fo:font-size="8pt" fo:font-weight="bold" officeooo:rsid="01f28bf0" officeooo:paragraph-rsid="01f28bf0" style:font-size-asian="8pt" style:font-weight-asian="bold" style:font-size-complex="8pt" style:font-weight-complex="bold"/>
    </style:style>
    <style:style style:name="P486" style:family="paragraph" style:parent-style-name="ubuntu_5f_mono_5f_9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87" style:family="paragraph" style:parent-style-name="ubuntu_5f_mono_5f_9">
      <style:text-properties fo:font-size="8pt" fo:font-style="italic" style:font-size-asian="8pt" style:font-style-asian="italic" style:font-size-complex="8pt" style:font-style-complex="italic"/>
    </style:style>
    <style:style style:name="P488" style:family="paragraph" style:parent-style-name="ubuntu_5f_mono_5f_9">
      <style:text-properties fo:font-size="8pt" fo:font-style="italic" officeooo:paragraph-rsid="0226f492" style:font-size-asian="8pt" style:font-style-asian="italic" style:font-size-complex="8pt" style:font-style-complex="italic"/>
    </style:style>
    <style:style style:name="P489" style:family="paragraph" style:parent-style-name="ubuntu_5f_mono_5f_9">
      <style:text-properties officeooo:paragraph-rsid="0230f098"/>
    </style:style>
    <style:style style:name="P490" style:family="paragraph" style:parent-style-name="ubuntu_5f_mono_5f_9">
      <style:text-properties officeooo:paragraph-rsid="023de099"/>
    </style:style>
    <style:style style:name="P491" style:family="paragraph" style:parent-style-name="ubuntu_5f_mono_5f_9">
      <style:text-properties officeooo:paragraph-rsid="023d4d3a"/>
    </style:style>
    <style:style style:name="P492" style:family="paragraph" style:parent-style-name="ubuntu_5f_mono_5f_9">
      <style:text-properties officeooo:rsid="0212de9c" officeooo:paragraph-rsid="0241d249"/>
    </style:style>
    <style:style style:name="P493" style:family="paragraph" style:parent-style-name="ubuntu_5f_mono_5f_9">
      <style:text-properties officeooo:paragraph-rsid="024252ac"/>
    </style:style>
    <style:style style:name="P494" style:family="paragraph" style:parent-style-name="ubuntu_5f_mono_5f_9">
      <style:text-properties officeooo:paragraph-rsid="024299a8"/>
    </style:style>
    <style:style style:name="P495" style:family="paragraph" style:parent-style-name="ubuntu_5f_mono_5f_9">
      <style:text-properties officeooo:paragraph-rsid="0246345b"/>
    </style:style>
    <style:style style:name="P496" style:family="paragraph" style:parent-style-name="ubuntu_5f_mono_5f_9">
      <style:text-properties officeooo:paragraph-rsid="020a1cb5"/>
    </style:style>
    <style:style style:name="P497" style:family="paragraph" style:parent-style-name="ubuntu_5f_mono_5f_9">
      <style:paragraph-properties fo:text-align="center" style:justify-single-word="false"/>
      <style:text-properties fo:font-size="11pt" fo:font-style="italic" fo:font-weight="bold" officeooo:rsid="0215f702" officeooo:paragraph-rsid="0215f702" style:font-size-asian="11pt" style:font-style-asian="italic" style:font-weight-asian="bold" style:font-size-complex="11pt" style:font-style-complex="italic" style:font-weight-complex="bold"/>
    </style:style>
    <style:style style:name="P498" style:family="paragraph" style:parent-style-name="ubuntu_5f_mono_5f_9">
      <style:paragraph-properties fo:text-align="center" style:justify-single-word="false"/>
      <style:text-properties fo:font-size="11pt" fo:font-style="italic" fo:font-weight="bold" officeooo:rsid="0212de9c" officeooo:paragraph-rsid="0241d249" style:font-size-asian="11pt" style:font-style-asian="italic" style:font-weight-asian="bold" style:font-size-complex="11pt" style:font-style-complex="italic" style:font-weight-complex="bold"/>
    </style:style>
    <style:style style:name="P499" style:family="paragraph" style:parent-style-name="ubuntu_5f_mono_5f_9">
      <style:paragraph-properties fo:text-align="center" style:justify-single-word="false"/>
      <style:text-properties fo:font-size="11pt" fo:font-style="italic" fo:font-weight="bold" officeooo:rsid="0213ade5" officeooo:paragraph-rsid="0213ade5" style:font-size-asian="11pt" style:font-style-asian="italic" style:font-weight-asian="bold" style:font-size-complex="11pt" style:font-style-complex="italic" style:font-weight-complex="bold"/>
    </style:style>
    <style:style style:name="P500" style:family="paragraph" style:parent-style-name="ubuntu_5f_mono_5f_9">
      <style:text-properties officeooo:paragraph-rsid="025e5b36"/>
    </style:style>
    <style:style style:name="P501" style:family="paragraph" style:parent-style-name="ubuntu_5f_mono_5f_9">
      <style:text-properties officeooo:paragraph-rsid="0081c4b3"/>
    </style:style>
    <style:style style:name="P502" style:family="paragraph" style:parent-style-name="ubuntu_5f_mono_5f_9">
      <style:text-properties officeooo:paragraph-rsid="0141b546"/>
    </style:style>
    <style:style style:name="P503" style:family="paragraph" style:parent-style-name="ubuntu_5f_mono_5f_9">
      <style:text-properties officeooo:paragraph-rsid="0276ea1e"/>
    </style:style>
    <style:style style:name="P504" style:family="paragraph" style:parent-style-name="ubuntu_5f_mono_5f_9">
      <style:text-properties officeooo:paragraph-rsid="028a6425"/>
    </style:style>
    <style:style style:name="P505" style:family="paragraph" style:parent-style-name="ubuntu_5f_mono_5f_9">
      <style:text-properties officeooo:rsid="02a5ee83" officeooo:paragraph-rsid="02a5ee83"/>
    </style:style>
    <style:style style:name="P506" style:family="paragraph" style:parent-style-name="ubuntu_5f_mono_5f_9">
      <style:text-properties officeooo:paragraph-rsid="02c2f706"/>
    </style:style>
    <style:style style:name="P507" style:family="paragraph" style:parent-style-name="ubuntu_5f_mono_5f_9">
      <style:text-properties officeooo:paragraph-rsid="0215f702"/>
    </style:style>
    <style:style style:name="P508" style:family="paragraph" style:parent-style-name="ubuntu_5f_mono_5f_9">
      <style:text-properties officeooo:rsid="02c984bc" officeooo:paragraph-rsid="02c984bc"/>
    </style:style>
    <style:style style:name="P509" style:family="paragraph" style:parent-style-name="ubuntu_5f_mono_5f_9">
      <style:text-properties officeooo:rsid="02d395b3" officeooo:paragraph-rsid="02d395b3"/>
    </style:style>
    <style:style style:name="P510" style:family="paragraph" style:parent-style-name="ubuntu_5f_mono_5f_9">
      <style:text-properties officeooo:paragraph-rsid="02d7927c"/>
    </style:style>
    <style:style style:name="P511" style:family="paragraph" style:parent-style-name="ubuntu_5f_mono_5f_9">
      <style:text-properties officeooo:rsid="02d7927c" officeooo:paragraph-rsid="02d7927c"/>
    </style:style>
    <style:style style:name="P512" style:family="paragraph" style:parent-style-name="ubuntu_5f_mono_5f_9">
      <style:text-properties officeooo:paragraph-rsid="02da4e39"/>
    </style:style>
    <style:style style:name="P513" style:family="paragraph" style:parent-style-name="ubuntu_5f_mono_5f_9">
      <style:text-properties officeooo:paragraph-rsid="0257d558"/>
    </style:style>
    <style:style style:name="P514" style:family="paragraph" style:parent-style-name="ubuntu_5f_mono_5f_9">
      <style:text-properties officeooo:paragraph-rsid="02e2e0f1"/>
    </style:style>
    <style:style style:name="P515" style:family="paragraph" style:parent-style-name="ubuntu_5f_mono_5f_9">
      <style:text-properties officeooo:rsid="01feda68" officeooo:paragraph-rsid="0208171c"/>
    </style:style>
    <style:style style:name="P516" style:family="paragraph" style:parent-style-name="ubuntu_5f_mono_5f_9">
      <style:text-properties style:font-name="Liberation Serif" fo:font-size="10pt" fo:font-weight="normal" officeooo:rsid="001b6e67" style:font-weight-asian="normal" style:font-weight-complex="normal"/>
    </style:style>
    <style:style style:name="P517" style:family="paragraph" style:parent-style-name="ubuntu_5f_mono_5f_9">
      <style:text-properties officeooo:paragraph-rsid="02f80703"/>
    </style:style>
    <style:style style:name="P518" style:family="paragraph" style:parent-style-name="ubuntu_5f_mono_5f_9">
      <style:text-properties officeooo:paragraph-rsid="02f82e47"/>
    </style:style>
    <style:style style:name="P519" style:family="paragraph" style:parent-style-name="purisa_5f_7">
      <style:text-properties officeooo:paragraph-rsid="00b19241"/>
    </style:style>
    <style:style style:name="P520" style:family="paragraph" style:parent-style-name="Table_20_Contents">
      <style:text-properties style:font-name="Ubuntu Mono1" fo:font-size="9pt" fo:font-style="italic" officeooo:rsid="016567f4" officeooo:paragraph-rsid="016567f4" style:font-size-asian="9pt" style:font-style-asian="italic" style:font-size-complex="9pt" style:font-style-complex="italic"/>
    </style:style>
    <style:style style:name="P521" style:family="paragraph" style:parent-style-name="Table_20_Contents">
      <style:text-properties style:font-name="Ubuntu Mono1" style:font-size-asian="9pt" style:font-size-complex="9pt"/>
    </style:style>
    <style:style style:name="P522" style:family="paragraph" style:parent-style-name="Table_20_Contents">
      <style:text-properties style:font-name="Ubuntu Mono1" officeooo:rsid="016651c0" officeooo:paragraph-rsid="016651c0" style:font-size-asian="9pt" style:font-size-complex="9pt"/>
    </style:style>
    <style:style style:name="P523" style:family="paragraph" style:parent-style-name="Table_20_Contents">
      <style:text-properties style:font-name="Ubuntu Mono1" fo:font-weight="bold" officeooo:rsid="0163ecbe" officeooo:paragraph-rsid="0163ecbe" style:font-size-asian="9pt" style:font-weight-asian="bold" style:font-size-complex="9pt" style:font-weight-complex="bold"/>
    </style:style>
    <style:style style:name="P524" style:family="paragraph" style:parent-style-name="Table_20_Contents">
      <style:text-properties style:font-name="Ubuntu Mono1" fo:font-weight="bold" officeooo:rsid="016421e4" officeooo:paragraph-rsid="016421e4" style:font-size-asian="9pt" style:font-weight-asian="bold" style:font-size-complex="9pt" style:font-weight-complex="bold"/>
    </style:style>
    <style:style style:name="P525" style:family="paragraph" style:parent-style-name="Table_20_Contents">
      <style:paragraph-properties fo:text-align="center" style:justify-single-word="false"/>
      <style:text-properties style:font-name="Ubuntu Mono1" fo:font-style="italic" fo:font-weight="normal" officeooo:rsid="016421e4" officeooo:paragraph-rsid="016421e4" style:font-size-asian="9pt" style:font-style-asian="italic" style:font-weight-asian="normal" style:font-size-complex="9pt" style:font-style-complex="italic" style:font-weight-complex="normal"/>
    </style:style>
    <style:style style:name="P526" style:family="paragraph" style:parent-style-name="Table_20_Contents">
      <style:text-properties style:font-name="Ubuntu Mono1" fo:font-style="italic" officeooo:rsid="016651c0" officeooo:paragraph-rsid="016651c0" style:font-size-asian="9pt" style:font-style-asian="italic" style:font-size-complex="9pt" style:font-style-complex="italic"/>
    </style:style>
    <style:style style:name="P527" style:family="paragraph" style:parent-style-name="Table_20_Contents">
      <style:text-properties style:font-name="Ubuntu Mono1" fo:font-size="8pt" fo:font-style="italic" fo:font-weight="bold" officeooo:paragraph-rsid="012a0cb1" style:font-size-asian="8pt" style:font-style-asian="italic" style:font-weight-asian="bold" style:font-size-complex="8pt" style:font-style-complex="italic" style:font-weight-complex="bold"/>
    </style:style>
    <style:style style:name="P528" style:family="paragraph" style:parent-style-name="Table_20_Contents">
      <style:text-properties style:font-name="Ubuntu Mono1" fo:font-size="8pt" fo:font-style="italic" fo:font-weight="bold" officeooo:rsid="0062c772" officeooo:paragraph-rsid="012a0cb1" style:font-size-asian="8pt" style:font-style-asian="italic" style:font-weight-asian="bold" style:font-size-complex="8pt" style:font-style-complex="italic" style:font-weight-complex="bold"/>
    </style:style>
    <style:style style:name="P529" style:family="paragraph" style:parent-style-name="Table_20_Contents">
      <style:text-properties style:font-name="Ubuntu Mono1" fo:font-size="8pt" officeooo:rsid="0056cf5a" officeooo:paragraph-rsid="012656d9" style:font-size-asian="8pt" style:font-size-complex="8pt"/>
    </style:style>
    <style:style style:name="P530" style:family="paragraph" style:parent-style-name="Table_20_Contents">
      <style:text-properties style:font-name="Ubuntu Mono1" fo:font-size="8pt" officeooo:paragraph-rsid="012656d9" style:font-size-asian="8pt" style:font-size-complex="8pt"/>
    </style:style>
    <style:style style:name="P531" style:family="paragraph" style:parent-style-name="Table_20_Contents">
      <style:paragraph-properties fo:text-align="center" style:justify-single-word="false"/>
      <style:text-properties style:font-name="Purisa" fo:font-size="11pt" fo:font-weight="bold" officeooo:rsid="016421e4" officeooo:paragraph-rsid="016421e4" style:font-size-asian="11pt" style:font-weight-asian="bold" style:font-size-complex="11pt" style:font-weight-complex="bold"/>
    </style:style>
    <style:style style:name="P532" style:family="paragraph" style:parent-style-name="ubuntu_5f_mono_5f_7">
      <style:text-properties style:font-name="Ubuntu Mono1" fo:font-size="8pt" fo:font-style="italic" fo:font-weight="bold" officeooo:paragraph-rsid="012a0cb1" style:font-size-asian="8pt" style:font-style-asian="italic" style:font-weight-asian="bold" style:font-size-complex="8pt" style:font-style-complex="italic" style:font-weight-complex="bold"/>
    </style:style>
    <style:style style:name="P533" style:family="paragraph" style:parent-style-name="ubuntu_5f_mono_5f_7">
      <style:text-properties style:font-name="Ubuntu Mono1" fo:font-size="8pt" fo:font-style="italic" officeooo:rsid="0062c772" officeooo:paragraph-rsid="012a0cb1" style:font-size-asian="8pt" style:font-style-asian="italic" style:font-size-complex="8pt" style:font-style-complex="italic"/>
    </style:style>
    <style:style style:name="P534" style:family="paragraph" style:parent-style-name="ubuntu_5f_mono_5f_7">
      <style:text-properties style:font-name="Ubuntu Mono1" fo:font-size="8pt" fo:font-style="italic" officeooo:paragraph-rsid="012a0cb1" style:font-size-asian="8pt" style:font-style-asian="italic" style:font-size-complex="8pt" style:font-style-complex="italic"/>
    </style:style>
    <style:style style:name="P535" style:family="paragraph" style:parent-style-name="ubuntu_5f_mono_5f_7">
      <style:text-properties style:font-name="Ubuntu Mono1" fo:font-size="8pt" fo:font-style="italic" officeooo:rsid="006a2279" officeooo:paragraph-rsid="012a0cb1" style:font-size-asian="8pt" style:font-style-asian="italic" style:font-size-complex="8pt" style:font-style-complex="italic"/>
    </style:style>
    <style:style style:name="P536" style:family="paragraph" style:parent-style-name="ubuntu_5f_mono_5f_7">
      <style:text-properties style:font-name="Ubuntu Mono1" fo:font-size="8pt" fo:font-style="italic" officeooo:rsid="008477bd" officeooo:paragraph-rsid="012a0cb1" style:font-size-asian="8pt" style:font-style-asian="italic" style:font-size-complex="8pt" style:font-style-complex="italic"/>
    </style:style>
    <style:style style:name="P537" style:family="paragraph" style:parent-style-name="ubuntu_5f_mono_5f_7">
      <style:text-properties style:font-name="Ubuntu Mono1" fo:font-size="8pt" fo:font-style="italic" officeooo:rsid="0082ff1d" officeooo:paragraph-rsid="012a0cb1" style:font-size-asian="8pt" style:font-style-asian="italic" style:font-size-complex="8pt" style:font-style-complex="italic"/>
    </style:style>
    <style:style style:name="P538" style:family="paragraph" style:parent-style-name="ubuntu_5f_mono_5f_7">
      <style:text-properties style:font-name="Ubuntu Mono1" fo:font-size="8pt" fo:font-style="italic" officeooo:rsid="02703c70" officeooo:paragraph-rsid="02703c70" style:font-size-asian="8pt" style:font-style-asian="italic" style:font-size-complex="8pt" style:font-style-complex="italic"/>
    </style:style>
    <style:style style:name="P539" style:family="paragraph" style:parent-style-name="ubuntu_5f_mono_5f_7">
      <style:text-properties style:font-name="Ubuntu Mono1" fo:font-size="8pt" fo:font-style="italic" officeooo:rsid="0270c62c" officeooo:paragraph-rsid="0270c62c" style:font-size-asian="8pt" style:font-style-asian="italic" style:font-size-complex="8pt" style:font-style-complex="italic"/>
    </style:style>
    <style:style style:name="P540" style:family="paragraph" style:parent-style-name="ubuntu_5f_mono_5f_7">
      <style:text-properties style:font-name="Ubuntu Mono1" fo:font-size="8pt" fo:font-style="italic" officeooo:rsid="00519a2a" officeooo:paragraph-rsid="012a0cb1" style:font-size-asian="8pt" style:font-style-asian="italic" style:font-size-complex="8pt" style:font-style-complex="italic"/>
    </style:style>
    <style:style style:name="P541" style:family="paragraph" style:parent-style-name="ubuntu_5f_mono_5f_7">
      <style:text-properties style:font-name="Ubuntu Mono1" fo:font-size="8pt" fo:font-style="italic" officeooo:rsid="00735a9a" officeooo:paragraph-rsid="012a0cb1" style:font-size-asian="8pt" style:font-style-asian="italic" style:font-size-complex="8pt" style:font-style-complex="italic"/>
    </style:style>
    <style:style style:name="P542" style:family="paragraph" style:parent-style-name="ubuntu_5f_mono_5f_7">
      <style:text-properties style:font-name="Ubuntu Mono1" fo:font-size="8pt" fo:font-style="italic" officeooo:rsid="00848459" officeooo:paragraph-rsid="012a0cb1" style:font-size-asian="8pt" style:font-style-asian="italic" style:font-size-complex="8pt" style:font-style-complex="italic"/>
    </style:style>
    <style:style style:name="P543" style:family="paragraph" style:parent-style-name="ubuntu_5f_mono_5f_7">
      <style:text-properties style:font-name="Ubuntu Mono1" fo:font-size="8pt" fo:font-style="italic" officeooo:rsid="01803a8e" officeooo:paragraph-rsid="01803a8e" style:font-size-asian="8pt" style:font-style-asian="italic" style:font-size-complex="8pt" style:font-style-complex="italic"/>
    </style:style>
    <style:style style:name="P544" style:family="paragraph" style:parent-style-name="ubuntu_5f_mono_5f_7">
      <style:text-properties style:font-name="Ubuntu Mono1" fo:font-size="8pt" fo:font-style="italic" officeooo:rsid="004a593a" officeooo:paragraph-rsid="012a0cb1" style:font-size-asian="8pt" style:font-style-asian="italic" style:font-size-complex="8pt" style:font-style-complex="italic"/>
    </style:style>
    <style:style style:name="P545" style:family="paragraph" style:parent-style-name="ubuntu_5f_mono_5f_7">
      <style:text-properties style:font-name="Ubuntu Mono1" fo:font-size="8pt" fo:font-style="italic" officeooo:rsid="007f59e2" officeooo:paragraph-rsid="012a0cb1" style:font-size-asian="8pt" style:font-style-asian="italic" style:font-size-complex="8pt" style:font-style-complex="italic"/>
    </style:style>
    <style:style style:name="P546" style:family="paragraph" style:parent-style-name="ubuntu_5f_mono_5f_7">
      <style:text-properties style:font-name="Ubuntu Mono1" fo:font-size="8pt" fo:font-style="italic" officeooo:rsid="0065f4ad" officeooo:paragraph-rsid="012a0cb1" style:font-size-asian="8pt" style:font-style-asian="italic" style:font-size-complex="8pt" style:font-style-complex="italic"/>
    </style:style>
    <style:style style:name="P547" style:family="paragraph" style:parent-style-name="ubuntu_5f_mono_5f_7">
      <style:text-properties style:font-name="Ubuntu Mono1" fo:font-size="8pt" fo:font-style="italic" officeooo:rsid="007e4577" officeooo:paragraph-rsid="012a0cb1" style:font-size-asian="8pt" style:font-style-asian="italic" style:font-size-complex="8pt" style:font-style-complex="italic"/>
    </style:style>
    <style:style style:name="P548" style:family="paragraph" style:parent-style-name="ubuntu_5f_mono_5f_7">
      <style:text-properties style:font-name="Ubuntu Mono1" fo:font-size="8pt" fo:font-style="italic" officeooo:rsid="00699b6c" officeooo:paragraph-rsid="012a0cb1" style:font-size-asian="8pt" style:font-style-asian="italic" style:font-size-complex="8pt" style:font-style-complex="italic"/>
    </style:style>
    <style:style style:name="P549" style:family="paragraph" style:parent-style-name="ubuntu_5f_mono_5f_7">
      <style:text-properties style:font-name="Ubuntu Mono1" fo:font-size="8pt" fo:font-style="italic" officeooo:rsid="00537a95" officeooo:paragraph-rsid="012a0cb1" style:font-size-asian="8pt" style:font-style-asian="italic" style:font-size-complex="8pt" style:font-style-complex="italic"/>
    </style:style>
    <style:style style:name="P550" style:family="paragraph" style:parent-style-name="ubuntu_5f_mono_5f_7">
      <style:text-properties style:font-name="Ubuntu Mono1" fo:font-size="8pt" fo:font-style="italic" officeooo:rsid="0074cd07" officeooo:paragraph-rsid="012a0cb1" style:font-size-asian="8pt" style:font-style-asian="italic" style:font-size-complex="8pt" style:font-style-complex="italic"/>
    </style:style>
    <style:style style:name="P551" style:family="paragraph" style:parent-style-name="ubuntu_5f_mono_5f_7">
      <style:text-properties style:font-name="Ubuntu Mono1" fo:font-size="8pt" fo:font-style="italic" officeooo:rsid="00a1d490" officeooo:paragraph-rsid="012a0cb1" style:font-size-asian="8pt" style:font-style-asian="italic" style:font-size-complex="8pt" style:font-style-complex="italic"/>
    </style:style>
    <style:style style:name="P552" style:family="paragraph" style:parent-style-name="ubuntu_5f_mono_5f_7">
      <style:text-properties style:font-name="Ubuntu Mono1" fo:font-size="8pt" fo:font-style="italic" officeooo:rsid="00a37bd6" officeooo:paragraph-rsid="012a0cb1" style:font-size-asian="8pt" style:font-style-asian="italic" style:font-size-complex="8pt" style:font-style-complex="italic"/>
    </style:style>
    <style:style style:name="P553" style:family="paragraph" style:parent-style-name="ubuntu_5f_mono_5f_7">
      <style:text-properties style:font-name="Ubuntu Mono1" fo:font-size="8pt" fo:font-style="italic" officeooo:rsid="00a07625" officeooo:paragraph-rsid="012a0cb1" style:font-size-asian="8pt" style:font-style-asian="italic" style:font-size-complex="8pt" style:font-style-complex="italic"/>
    </style:style>
    <style:style style:name="P554" style:family="paragraph" style:parent-style-name="ubuntu_5f_mono_5f_7">
      <style:text-properties style:font-name="Ubuntu Mono1" fo:font-size="8pt" fo:font-style="italic" officeooo:rsid="0069daa7" officeooo:paragraph-rsid="012a0cb1" style:font-size-asian="8pt" style:font-style-asian="italic" style:font-size-complex="8pt" style:font-style-complex="italic"/>
    </style:style>
    <style:style style:name="P555" style:family="paragraph" style:parent-style-name="ubuntu_5f_mono_5f_7">
      <style:text-properties style:font-name="Ubuntu Mono1" fo:font-size="8pt" fo:font-style="italic" officeooo:rsid="0087cb1f" officeooo:paragraph-rsid="012a0cb1" style:font-size-asian="8pt" style:font-style-asian="italic" style:font-size-complex="8pt" style:font-style-complex="italic"/>
    </style:style>
    <style:style style:name="P556" style:family="paragraph" style:parent-style-name="ubuntu_5f_mono_5f_7">
      <style:text-properties style:font-name="Ubuntu Mono1" fo:font-size="8pt" fo:font-style="italic" officeooo:rsid="007e1668" officeooo:paragraph-rsid="012a0cb1" style:font-size-asian="8pt" style:font-style-asian="italic" style:font-size-complex="8pt" style:font-style-complex="italic"/>
    </style:style>
    <style:style style:name="P557" style:family="paragraph" style:parent-style-name="ubuntu_5f_mono_5f_7">
      <style:text-properties style:font-name="Ubuntu Mono1" fo:font-size="8pt" fo:font-style="italic" officeooo:rsid="0063a1ac" officeooo:paragraph-rsid="012a0cb1" style:font-size-asian="8pt" style:font-style-asian="italic" style:font-size-complex="8pt" style:font-style-complex="italic"/>
    </style:style>
    <style:style style:name="P558" style:family="paragraph" style:parent-style-name="ubuntu_5f_mono_5f_7">
      <style:text-properties style:font-name="Ubuntu Mono1" fo:font-size="8pt" fo:font-style="italic" officeooo:rsid="01873e1a" officeooo:paragraph-rsid="01873e1a" style:font-size-asian="8pt" style:font-style-asian="italic" style:font-size-complex="8pt" style:font-style-complex="italic"/>
    </style:style>
    <style:style style:name="P559" style:family="paragraph" style:parent-style-name="ubuntu_5f_mono_5f_7">
      <style:text-properties style:font-name="Ubuntu Mono1" fo:font-size="8pt" fo:font-style="italic" officeooo:rsid="00895aec" officeooo:paragraph-rsid="012a0cb1" style:font-size-asian="8pt" style:font-style-asian="italic" style:font-size-complex="8pt" style:font-style-complex="italic"/>
    </style:style>
    <style:style style:name="P560" style:family="paragraph" style:parent-style-name="ubuntu_5f_mono_5f_7">
      <style:text-properties style:font-name="Ubuntu Mono1" fo:font-size="8pt" fo:font-style="italic" officeooo:rsid="00761510" officeooo:paragraph-rsid="012a0cb1" style:font-size-asian="8pt" style:font-style-asian="italic" style:font-size-complex="8pt" style:font-style-complex="italic"/>
    </style:style>
    <style:style style:name="P561" style:family="paragraph" style:parent-style-name="ubuntu_5f_mono_5f_7">
      <style:text-properties style:font-name="Ubuntu Mono1" fo:font-size="8pt" fo:font-style="italic" officeooo:rsid="0039788b" officeooo:paragraph-rsid="012a0cb1" style:font-size-asian="8pt" style:font-style-asian="italic" style:font-size-complex="8pt" style:font-style-complex="italic"/>
    </style:style>
    <style:style style:name="P562" style:family="paragraph" style:parent-style-name="ubuntu_5f_mono_5f_7">
      <style:text-properties style:font-name="Ubuntu Mono1" fo:font-size="8pt" fo:font-style="italic" officeooo:rsid="008b40f2" officeooo:paragraph-rsid="012a0cb1" style:font-size-asian="8pt" style:font-style-asian="italic" style:font-size-complex="8pt" style:font-style-complex="italic"/>
    </style:style>
    <style:style style:name="P563" style:family="paragraph" style:parent-style-name="ubuntu_5f_mono_5f_7">
      <style:text-properties style:font-name="Ubuntu Mono1" fo:font-size="8pt" fo:font-style="italic" officeooo:rsid="004519b7" officeooo:paragraph-rsid="012a0cb1" style:font-size-asian="8pt" style:font-style-asian="italic" style:font-size-complex="8pt" style:font-style-complex="italic"/>
    </style:style>
    <style:style style:name="P564" style:family="paragraph" style:parent-style-name="ubuntu_5f_mono_5f_7">
      <style:text-properties style:font-name="Ubuntu Mono1" fo:font-size="8pt" fo:font-style="italic" officeooo:rsid="0046691c" officeooo:paragraph-rsid="012a0cb1" style:font-size-asian="8pt" style:font-style-asian="italic" style:font-size-complex="8pt" style:font-style-complex="italic"/>
    </style:style>
    <style:style style:name="P565" style:family="paragraph" style:parent-style-name="ubuntu_5f_mono_5f_7">
      <style:text-properties style:font-name="Ubuntu Mono1" fo:font-size="8pt" fo:font-style="italic" officeooo:rsid="00a6d546" officeooo:paragraph-rsid="012a0cb1" style:font-size-asian="8pt" style:font-style-asian="italic" style:font-size-complex="8pt" style:font-style-complex="italic"/>
    </style:style>
    <style:style style:name="P566" style:family="paragraph" style:parent-style-name="ubuntu_5f_mono_5f_7">
      <style:text-properties style:font-name="Ubuntu Mono1" fo:font-size="8pt" fo:font-style="italic" officeooo:rsid="003e1bac" officeooo:paragraph-rsid="012a0cb1" style:font-size-asian="8pt" style:font-style-asian="italic" style:font-size-complex="8pt" style:font-style-complex="italic"/>
    </style:style>
    <style:style style:name="P567" style:family="paragraph" style:parent-style-name="ubuntu_5f_mono_5f_7">
      <style:text-properties style:font-name="Ubuntu Mono1" fo:font-size="8pt" fo:font-style="italic" officeooo:rsid="003e6ae6" officeooo:paragraph-rsid="012a0cb1" style:font-size-asian="8pt" style:font-style-asian="italic" style:font-size-complex="8pt" style:font-style-complex="italic"/>
    </style:style>
    <style:style style:name="P568" style:family="paragraph" style:parent-style-name="ubuntu_5f_mono_5f_7">
      <style:text-properties style:font-name="Ubuntu Mono1" fo:font-size="8pt" style:font-size-asian="8pt" style:font-size-complex="8pt"/>
    </style:style>
    <style:style style:name="P569" style:family="paragraph" style:parent-style-name="ubuntu_5f_mono_5f_7">
      <style:text-properties style:font-name="Ubuntu Mono1" fo:font-size="8pt" officeooo:paragraph-rsid="012a0cb1" style:font-size-asian="8pt" style:font-size-complex="8pt"/>
    </style:style>
    <style:style style:name="P570" style:family="paragraph" style:parent-style-name="ubuntu_5f_mono_5f_7">
      <style:text-properties style:font-name="Ubuntu Mono1" fo:font-size="8pt" officeooo:rsid="0069a229" officeooo:paragraph-rsid="012a0cb1" style:font-size-asian="8pt" style:font-size-complex="8pt"/>
    </style:style>
    <style:style style:name="P571" style:family="paragraph" style:parent-style-name="ubuntu_5f_mono_5f_7">
      <style:text-properties style:font-name="Ubuntu Mono1" fo:font-size="8pt" officeooo:rsid="008477bd" officeooo:paragraph-rsid="012a0cb1" style:font-size-asian="8pt" style:font-size-complex="8pt"/>
    </style:style>
    <style:style style:name="P572" style:family="paragraph" style:parent-style-name="ubuntu_5f_mono_5f_7">
      <style:text-properties style:font-name="Ubuntu Mono1" fo:font-size="8pt" officeooo:rsid="00848459" officeooo:paragraph-rsid="012a0cb1" style:font-size-asian="8pt" style:font-size-complex="8pt"/>
    </style:style>
    <style:style style:name="P573" style:family="paragraph" style:parent-style-name="ubuntu_5f_mono_5f_7">
      <style:text-properties style:font-name="Ubuntu Mono1" fo:font-size="8pt" officeooo:rsid="02703c70" officeooo:paragraph-rsid="02703c70" style:font-size-asian="8pt" style:font-size-complex="8pt"/>
    </style:style>
    <style:style style:name="P574" style:family="paragraph" style:parent-style-name="ubuntu_5f_mono_5f_7">
      <style:text-properties style:font-name="Ubuntu Mono1" fo:font-size="8pt" officeooo:rsid="0270af6e" officeooo:paragraph-rsid="0270af6e" style:font-size-asian="8pt" style:font-size-complex="8pt"/>
    </style:style>
    <style:style style:name="P575" style:family="paragraph" style:parent-style-name="ubuntu_5f_mono_5f_7">
      <style:text-properties style:font-name="Ubuntu Mono1" fo:font-size="8pt" officeooo:rsid="0270c62c" officeooo:paragraph-rsid="0270c62c" style:font-size-asian="8pt" style:font-size-complex="8pt"/>
    </style:style>
    <style:style style:name="P576" style:family="paragraph" style:parent-style-name="ubuntu_5f_mono_5f_7">
      <style:text-properties style:font-name="Ubuntu Mono1" fo:font-size="8pt" officeooo:rsid="0270c62c" officeooo:paragraph-rsid="0272b74d" style:font-size-asian="8pt" style:font-size-complex="8pt"/>
    </style:style>
    <style:style style:name="P577" style:family="paragraph" style:parent-style-name="ubuntu_5f_mono_5f_7">
      <style:text-properties style:font-name="Ubuntu Mono1" fo:font-size="8pt" officeooo:rsid="0082ff1d" officeooo:paragraph-rsid="012a0cb1" style:font-size-asian="8pt" style:font-size-complex="8pt"/>
    </style:style>
    <style:style style:name="P578" style:family="paragraph" style:parent-style-name="ubuntu_5f_mono_5f_7">
      <style:text-properties style:font-name="Ubuntu Mono1" fo:font-size="8pt" officeooo:rsid="00735a9a" officeooo:paragraph-rsid="012a0cb1" style:font-size-asian="8pt" style:font-size-complex="8pt"/>
    </style:style>
    <style:style style:name="P579" style:family="paragraph" style:parent-style-name="ubuntu_5f_mono_5f_7">
      <style:text-properties style:font-name="Ubuntu Mono1" fo:font-size="8pt" officeooo:rsid="00859993" officeooo:paragraph-rsid="012a0cb1" style:font-size-asian="8pt" style:font-size-complex="8pt"/>
    </style:style>
    <style:style style:name="P580" style:family="paragraph" style:parent-style-name="ubuntu_5f_mono_5f_7">
      <style:text-properties style:font-name="Ubuntu Mono1" fo:font-size="8pt" officeooo:rsid="007168ab" officeooo:paragraph-rsid="012a0cb1" style:font-size-asian="8pt" style:font-size-complex="8pt"/>
    </style:style>
    <style:style style:name="P581" style:family="paragraph" style:parent-style-name="ubuntu_5f_mono_5f_7">
      <style:text-properties style:font-name="Ubuntu Mono1" fo:font-size="8pt" officeooo:rsid="007e4577" officeooo:paragraph-rsid="012a0cb1" style:font-size-asian="8pt" style:font-size-complex="8pt"/>
    </style:style>
    <style:style style:name="P582" style:family="paragraph" style:parent-style-name="ubuntu_5f_mono_5f_7">
      <style:text-properties style:font-name="Ubuntu Mono1" fo:font-size="8pt" officeooo:rsid="0086276e" officeooo:paragraph-rsid="012a0cb1" style:font-size-asian="8pt" style:font-size-complex="8pt"/>
    </style:style>
    <style:style style:name="P583" style:family="paragraph" style:parent-style-name="ubuntu_5f_mono_5f_7">
      <style:text-properties style:font-name="Ubuntu Mono1" fo:font-size="8pt" officeooo:rsid="0087cb1f" officeooo:paragraph-rsid="012a0cb1" style:font-size-asian="8pt" style:font-size-complex="8pt"/>
    </style:style>
    <style:style style:name="P584" style:family="paragraph" style:parent-style-name="ubuntu_5f_mono_5f_7">
      <style:text-properties style:font-name="Ubuntu Mono1" fo:font-size="8pt" officeooo:rsid="0069daa7" officeooo:paragraph-rsid="012a0cb1" style:font-size-asian="8pt" style:font-size-complex="8pt"/>
    </style:style>
    <style:style style:name="P585" style:family="paragraph" style:parent-style-name="ubuntu_5f_mono_5f_7">
      <style:text-properties style:font-name="Ubuntu Mono1" fo:font-size="8pt" officeooo:rsid="00895aec" officeooo:paragraph-rsid="012a0cb1" style:font-size-asian="8pt" style:font-size-complex="8pt"/>
    </style:style>
    <style:style style:name="P586" style:family="paragraph" style:parent-style-name="ubuntu_5f_mono_5f_7">
      <style:text-properties style:font-name="Ubuntu Mono1" fo:font-size="8pt" officeooo:rsid="008b40f2" officeooo:paragraph-rsid="012a0cb1" style:font-size-asian="8pt" style:font-size-complex="8pt"/>
    </style:style>
    <style:style style:name="P587" style:family="paragraph" style:parent-style-name="ubuntu_5f_mono_5f_7">
      <style:text-properties style:font-name="Ubuntu Mono1" fo:font-size="8pt" officeooo:rsid="00a676e0" officeooo:paragraph-rsid="012a0cb1" style:font-size-asian="8pt" style:font-size-complex="8pt"/>
    </style:style>
    <style:style style:name="P588" style:family="paragraph" style:parent-style-name="ubuntu_5f_mono_5f_7">
      <style:text-properties style:font-name="Ubuntu Mono1" fo:font-size="8pt" officeooo:rsid="00a6d546" officeooo:paragraph-rsid="012a0cb1" style:font-size-asian="8pt" style:font-size-complex="8pt"/>
    </style:style>
    <style:style style:name="P589" style:family="paragraph" style:parent-style-name="ubuntu_5f_mono_5f_7">
      <style:text-properties style:font-name="Ubuntu Mono1" fo:font-size="8pt" officeooo:rsid="0169fc1b" style:font-size-asian="8pt" style:font-size-complex="8pt"/>
    </style:style>
    <style:style style:name="P590" style:family="paragraph" style:parent-style-name="ubuntu_5f_mono_5f_8">
      <style:text-properties style:font-name="Ubuntu Mono1"/>
    </style:style>
    <style:style style:name="P591" style:family="paragraph" style:parent-style-name="ubuntu_5f_mono_5f_8">
      <style:text-properties style:font-name="Ubuntu Mono1" fo:font-size="8pt" style:font-size-asian="8pt" style:font-size-complex="8pt"/>
    </style:style>
    <style:style style:name="P592" style:family="paragraph" style:parent-style-name="ubuntu_5f_mono_5f_8">
      <style:text-properties style:font-name="Ubuntu Mono1" fo:font-size="8pt" officeooo:rsid="01d443cd" officeooo:paragraph-rsid="01d443cd" style:font-size-asian="8pt" style:font-size-complex="8pt"/>
    </style:style>
    <style:style style:name="P593" style:family="paragraph" style:parent-style-name="ubuntu_5f_mono_5f_8">
      <style:text-properties style:font-name="Ubuntu Mono1" fo:font-size="8pt" officeooo:paragraph-rsid="012a0cb1" style:font-size-asian="8pt" style:font-size-complex="8pt"/>
    </style:style>
    <style:style style:name="P594" style:family="paragraph" style:parent-style-name="ubuntu_5f_mono_5f_8">
      <style:text-properties style:font-name="Ubuntu Mono1" fo:font-size="8pt" officeooo:rsid="0069a229" officeooo:paragraph-rsid="012a0cb1" style:font-size-asian="8pt" style:font-size-complex="8pt"/>
    </style:style>
    <style:style style:name="P595" style:family="paragraph" style:parent-style-name="ubuntu_5f_mono_5f_8">
      <style:text-properties style:font-name="Ubuntu Mono1" fo:font-size="8pt" officeooo:rsid="008477bd" officeooo:paragraph-rsid="012a0cb1" style:font-size-asian="8pt" style:font-size-complex="8pt"/>
    </style:style>
    <style:style style:name="P596" style:family="paragraph" style:parent-style-name="ubuntu_5f_mono_5f_8">
      <style:text-properties style:font-name="Ubuntu Mono1" fo:font-size="8pt" officeooo:rsid="00848459" officeooo:paragraph-rsid="012a0cb1" style:font-size-asian="8pt" style:font-size-complex="8pt"/>
    </style:style>
    <style:style style:name="P597" style:family="paragraph" style:parent-style-name="ubuntu_5f_mono_5f_8">
      <style:text-properties style:font-name="Ubuntu Mono1" fo:font-size="8pt" officeooo:rsid="00848459" officeooo:paragraph-rsid="017ef749" style:font-size-asian="8pt" style:font-size-complex="8pt"/>
    </style:style>
    <style:style style:name="P598" style:family="paragraph" style:parent-style-name="ubuntu_5f_mono_5f_8">
      <style:text-properties style:font-name="Ubuntu Mono1" fo:font-size="8pt" officeooo:rsid="006a2279" officeooo:paragraph-rsid="012a0cb1" style:font-size-asian="8pt" style:font-size-complex="8pt"/>
    </style:style>
    <style:style style:name="P599" style:family="paragraph" style:parent-style-name="ubuntu_5f_mono_5f_8">
      <style:text-properties style:font-name="Ubuntu Mono1" fo:font-size="8pt" officeooo:rsid="0082ff1d" officeooo:paragraph-rsid="012a0cb1" style:font-size-asian="8pt" style:font-size-complex="8pt"/>
    </style:style>
    <style:style style:name="P600" style:family="paragraph" style:parent-style-name="ubuntu_5f_mono_5f_8">
      <style:text-properties style:font-name="Ubuntu Mono1" fo:font-size="8pt" officeooo:rsid="01ab0978" officeooo:paragraph-rsid="01ab0978" style:font-size-asian="8pt" style:font-size-complex="8pt"/>
    </style:style>
    <style:style style:name="P601" style:family="paragraph" style:parent-style-name="ubuntu_5f_mono_5f_8">
      <style:text-properties style:font-name="Ubuntu Mono1" fo:font-size="8pt" officeooo:rsid="0069daa7" officeooo:paragraph-rsid="012a0cb1" style:font-size-asian="8pt" style:font-size-complex="8pt"/>
    </style:style>
    <style:style style:name="P602" style:family="paragraph" style:parent-style-name="ubuntu_5f_mono_5f_8">
      <style:text-properties style:font-name="Ubuntu Mono1" fo:font-size="8pt" officeooo:rsid="02703c70" officeooo:paragraph-rsid="02703c70" style:font-size-asian="8pt" style:font-size-complex="8pt"/>
    </style:style>
    <style:style style:name="P603" style:family="paragraph" style:parent-style-name="ubuntu_5f_mono_5f_8">
      <style:text-properties style:font-name="Ubuntu Mono1" fo:font-size="8pt" officeooo:paragraph-rsid="02703c70" style:font-size-asian="8pt" style:font-size-complex="8pt"/>
    </style:style>
    <style:style style:name="P604" style:family="paragraph" style:parent-style-name="ubuntu_5f_mono_5f_8">
      <style:text-properties style:font-name="Ubuntu Mono1" fo:font-size="8pt" officeooo:rsid="0270af6e" officeooo:paragraph-rsid="0270af6e" style:font-size-asian="8pt" style:font-size-complex="8pt"/>
    </style:style>
    <style:style style:name="P605" style:family="paragraph" style:parent-style-name="ubuntu_5f_mono_5f_8">
      <style:text-properties style:font-name="Ubuntu Mono1" fo:font-size="8pt" officeooo:rsid="01c26925" officeooo:paragraph-rsid="01c26925" style:font-size-asian="8pt" style:font-size-complex="8pt"/>
    </style:style>
    <style:style style:name="P606" style:family="paragraph" style:parent-style-name="ubuntu_5f_mono_5f_8">
      <style:text-properties style:font-name="Ubuntu Mono1" fo:font-size="8pt" officeooo:rsid="00735a9a" officeooo:paragraph-rsid="012a0cb1" style:font-size-asian="8pt" style:font-size-complex="8pt"/>
    </style:style>
    <style:style style:name="P607" style:family="paragraph" style:parent-style-name="ubuntu_5f_mono_5f_8">
      <style:text-properties style:font-name="Ubuntu Mono1" fo:font-size="8pt" officeooo:rsid="00735a9a" officeooo:paragraph-rsid="01ae9673" style:font-size-asian="8pt" style:font-size-complex="8pt"/>
    </style:style>
    <style:style style:name="P608" style:family="paragraph" style:parent-style-name="ubuntu_5f_mono_5f_8">
      <style:text-properties style:font-name="Ubuntu Mono1" fo:font-size="8pt" officeooo:rsid="01aecb3e" officeooo:paragraph-rsid="01aecb3e" style:font-size-asian="8pt" style:font-size-complex="8pt"/>
    </style:style>
    <style:style style:name="P609" style:family="paragraph" style:parent-style-name="ubuntu_5f_mono_5f_8">
      <style:text-properties style:font-name="Ubuntu Mono1" fo:font-size="8pt" officeooo:rsid="0270c62c" officeooo:paragraph-rsid="0270c62c" style:font-size-asian="8pt" style:font-size-complex="8pt"/>
    </style:style>
    <style:style style:name="P610" style:family="paragraph" style:parent-style-name="ubuntu_5f_mono_5f_8">
      <style:text-properties style:font-name="Ubuntu Mono1" fo:font-size="8pt" officeooo:rsid="0270c62c" officeooo:paragraph-rsid="0272b74d" style:font-size-asian="8pt" style:font-size-complex="8pt"/>
    </style:style>
    <style:style style:name="P611" style:family="paragraph" style:parent-style-name="ubuntu_5f_mono_5f_8">
      <style:text-properties style:font-name="Ubuntu Mono1" fo:font-size="8pt" officeooo:rsid="0096ea88" officeooo:paragraph-rsid="012a0cb1" style:font-size-asian="8pt" style:font-size-complex="8pt"/>
    </style:style>
    <style:style style:name="P612" style:family="paragraph" style:parent-style-name="ubuntu_5f_mono_5f_8">
      <style:text-properties style:font-name="Ubuntu Mono1" fo:font-size="8pt" officeooo:paragraph-rsid="017da162" style:font-size-asian="8pt" style:font-size-complex="8pt"/>
    </style:style>
    <style:style style:name="P613" style:family="paragraph" style:parent-style-name="ubuntu_5f_mono_5f_8">
      <style:text-properties style:font-name="Ubuntu Mono1" fo:font-size="8pt" officeooo:rsid="0272dcb2" officeooo:paragraph-rsid="0272dcb2" style:font-size-asian="8pt" style:font-size-complex="8pt"/>
    </style:style>
    <style:style style:name="P614" style:family="paragraph" style:parent-style-name="ubuntu_5f_mono_5f_8">
      <style:text-properties style:font-name="Ubuntu Mono1" fo:font-size="8pt" officeooo:rsid="00859993" officeooo:paragraph-rsid="012a0cb1" style:font-size-asian="8pt" style:font-size-complex="8pt"/>
    </style:style>
    <style:style style:name="P615" style:family="paragraph" style:parent-style-name="ubuntu_5f_mono_5f_8">
      <style:text-properties style:font-name="Ubuntu Mono1" fo:font-size="8pt" officeooo:rsid="00859993" officeooo:paragraph-rsid="018205f1" style:font-size-asian="8pt" style:font-size-complex="8pt"/>
    </style:style>
    <style:style style:name="P616" style:family="paragraph" style:parent-style-name="ubuntu_5f_mono_5f_8">
      <style:text-properties style:font-name="Ubuntu Mono1" fo:font-size="8pt" officeooo:rsid="008c2598" officeooo:paragraph-rsid="012a0cb1" style:font-size-asian="8pt" style:font-size-complex="8pt"/>
    </style:style>
    <style:style style:name="P617" style:family="paragraph" style:parent-style-name="ubuntu_5f_mono_5f_8">
      <style:text-properties style:font-name="Ubuntu Mono1" fo:font-size="8pt" officeooo:rsid="01aadadd" officeooo:paragraph-rsid="01aadadd" style:font-size-asian="8pt" style:font-size-complex="8pt"/>
    </style:style>
    <style:style style:name="P618" style:family="paragraph" style:parent-style-name="ubuntu_5f_mono_5f_8">
      <style:text-properties style:font-name="Ubuntu Mono1" fo:font-size="8pt" officeooo:paragraph-rsid="017ef749" style:font-size-asian="8pt" style:font-size-complex="8pt"/>
    </style:style>
    <style:style style:name="P619" style:family="paragraph" style:parent-style-name="ubuntu_5f_mono_5f_8">
      <style:text-properties style:font-name="Ubuntu Mono1" fo:font-size="8pt" officeooo:paragraph-rsid="01803a8e" style:font-size-asian="8pt" style:font-size-complex="8pt"/>
    </style:style>
    <style:style style:name="P620" style:family="paragraph" style:parent-style-name="ubuntu_5f_mono_5f_8">
      <style:text-properties style:font-name="Ubuntu Mono1" fo:font-size="8pt" officeooo:paragraph-rsid="01807a6e" style:font-size-asian="8pt" style:font-size-complex="8pt"/>
    </style:style>
    <style:style style:name="P621" style:family="paragraph" style:parent-style-name="ubuntu_5f_mono_5f_8">
      <style:text-properties style:font-name="Ubuntu Mono1" fo:font-size="8pt" officeooo:rsid="018205f1" officeooo:paragraph-rsid="018205f1" style:font-size-asian="8pt" style:font-size-complex="8pt"/>
    </style:style>
    <style:style style:name="P622" style:family="paragraph" style:parent-style-name="ubuntu_5f_mono_5f_8">
      <style:text-properties style:font-name="Ubuntu Mono1" fo:font-size="8pt" officeooo:rsid="01c1ec77" officeooo:paragraph-rsid="01c1ec77" style:font-size-asian="8pt" style:font-size-complex="8pt"/>
    </style:style>
    <style:style style:name="P623" style:family="paragraph" style:parent-style-name="ubuntu_5f_mono_5f_8">
      <style:text-properties style:font-name="Ubuntu Mono1" fo:font-size="8pt" officeooo:paragraph-rsid="018205f1" style:font-size-asian="8pt" style:font-size-complex="8pt"/>
    </style:style>
    <style:style style:name="P624" style:family="paragraph" style:parent-style-name="ubuntu_5f_mono_5f_8">
      <style:text-properties style:font-name="Ubuntu Mono1" fo:font-size="8pt" officeooo:rsid="01b77163" officeooo:paragraph-rsid="01b77163" style:font-size-asian="8pt" style:font-size-complex="8pt"/>
    </style:style>
    <style:style style:name="P625" style:family="paragraph" style:parent-style-name="ubuntu_5f_mono_5f_8">
      <style:text-properties style:font-name="Ubuntu Mono1" fo:font-size="8pt" officeooo:rsid="007f59e2" style:font-size-asian="8pt" style:font-size-complex="8pt"/>
    </style:style>
    <style:style style:name="P626" style:family="paragraph" style:parent-style-name="ubuntu_5f_mono_5f_8">
      <style:text-properties style:font-name="Ubuntu Mono1" fo:font-size="8pt" officeooo:rsid="007f59e2" officeooo:paragraph-rsid="012a0cb1" style:font-size-asian="8pt" style:font-size-complex="8pt"/>
    </style:style>
    <style:style style:name="P627" style:family="paragraph" style:parent-style-name="ubuntu_5f_mono_5f_8">
      <style:text-properties style:font-name="Ubuntu Mono1" fo:font-size="8pt" officeooo:rsid="007f59e2" officeooo:paragraph-rsid="018b6bfc" style:font-size-asian="8pt" style:font-size-complex="8pt"/>
    </style:style>
    <style:style style:name="P628" style:family="paragraph" style:parent-style-name="ubuntu_5f_mono_5f_8">
      <style:text-properties style:font-name="Ubuntu Mono1" fo:font-size="8pt" officeooo:paragraph-rsid="018383eb" style:font-size-asian="8pt" style:font-size-complex="8pt"/>
    </style:style>
    <style:style style:name="P629" style:family="paragraph" style:parent-style-name="ubuntu_5f_mono_5f_8">
      <style:text-properties style:font-name="Ubuntu Mono1" fo:font-size="8pt" officeooo:rsid="0081b996" officeooo:paragraph-rsid="012a0cb1" style:font-size-asian="8pt" style:font-size-complex="8pt"/>
    </style:style>
    <style:style style:name="P630" style:family="paragraph" style:parent-style-name="ubuntu_5f_mono_5f_8">
      <style:text-properties style:font-name="Ubuntu Mono1" fo:font-size="8pt" officeooo:paragraph-rsid="01849b84" style:font-size-asian="8pt" style:font-size-complex="8pt"/>
    </style:style>
    <style:style style:name="P631" style:family="paragraph" style:parent-style-name="ubuntu_5f_mono_5f_8">
      <style:text-properties style:font-name="Ubuntu Mono1" fo:font-size="8pt" officeooo:rsid="00956d37" officeooo:paragraph-rsid="012a0cb1" style:font-size-asian="8pt" style:font-size-complex="8pt"/>
    </style:style>
    <style:style style:name="P632" style:family="paragraph" style:parent-style-name="ubuntu_5f_mono_5f_8">
      <style:text-properties style:font-name="Ubuntu Mono1" fo:font-size="8pt" officeooo:rsid="007e4577" officeooo:paragraph-rsid="012a0cb1" style:font-size-asian="8pt" style:font-size-complex="8pt"/>
    </style:style>
    <style:style style:name="P633" style:family="paragraph" style:parent-style-name="ubuntu_5f_mono_5f_8">
      <style:text-properties style:font-name="Ubuntu Mono1" fo:font-size="8pt" officeooo:rsid="0086276e" officeooo:paragraph-rsid="012a0cb1" style:font-size-asian="8pt" style:font-size-complex="8pt"/>
    </style:style>
    <style:style style:name="P634" style:family="paragraph" style:parent-style-name="ubuntu_5f_mono_5f_8">
      <style:text-properties style:font-name="Ubuntu Mono1" fo:font-size="8pt" officeooo:rsid="0099e634" officeooo:paragraph-rsid="012a0cb1" style:font-size-asian="8pt" style:font-size-complex="8pt"/>
    </style:style>
    <style:style style:name="P635" style:family="paragraph" style:parent-style-name="ubuntu_5f_mono_5f_8">
      <style:text-properties style:font-name="Ubuntu Mono1" fo:font-size="8pt" officeooo:rsid="01b594b3" officeooo:paragraph-rsid="01b594b3" style:font-size-asian="8pt" style:font-size-complex="8pt"/>
    </style:style>
    <style:style style:name="P636" style:family="paragraph" style:parent-style-name="ubuntu_5f_mono_5f_8">
      <style:text-properties style:font-name="Ubuntu Mono1" fo:font-size="8pt" officeooo:rsid="0074cd07" officeooo:paragraph-rsid="012a0cb1" style:font-size-asian="8pt" style:font-size-complex="8pt"/>
    </style:style>
    <style:style style:name="P637" style:family="paragraph" style:parent-style-name="ubuntu_5f_mono_5f_8">
      <style:text-properties style:font-name="Ubuntu Mono1" fo:font-size="8pt" officeooo:rsid="00a1d490" officeooo:paragraph-rsid="012a0cb1" style:font-size-asian="8pt" style:font-size-complex="8pt"/>
    </style:style>
    <style:style style:name="P638" style:family="paragraph" style:parent-style-name="ubuntu_5f_mono_5f_8">
      <style:text-properties style:font-name="Ubuntu Mono1" fo:font-size="8pt" officeooo:paragraph-rsid="01bd837b" style:font-size-asian="8pt" style:font-size-complex="8pt"/>
    </style:style>
    <style:style style:name="P639" style:family="paragraph" style:parent-style-name="ubuntu_5f_mono_5f_8">
      <style:text-properties style:font-name="Ubuntu Mono1" fo:font-size="8pt" officeooo:paragraph-rsid="01870a00" style:font-size-asian="8pt" style:font-size-complex="8pt"/>
    </style:style>
    <style:style style:name="P640" style:family="paragraph" style:parent-style-name="ubuntu_5f_mono_5f_8">
      <style:text-properties style:font-name="Ubuntu Mono1" fo:font-size="8pt" officeooo:rsid="0172ed82" style:font-size-asian="8pt" style:font-size-complex="8pt"/>
    </style:style>
    <style:style style:name="P641" style:family="paragraph" style:parent-style-name="ubuntu_5f_mono_5f_8">
      <style:text-properties style:font-name="Ubuntu Mono1" fo:font-size="8pt" officeooo:rsid="009ff5cd" officeooo:paragraph-rsid="012a0cb1" style:font-size-asian="8pt" style:font-size-complex="8pt"/>
    </style:style>
    <style:style style:name="P642" style:family="paragraph" style:parent-style-name="ubuntu_5f_mono_5f_8">
      <style:text-properties style:font-name="Ubuntu Mono1" fo:font-size="8pt" officeooo:rsid="0087cb1f" officeooo:paragraph-rsid="012a0cb1" style:font-size-asian="8pt" style:font-size-complex="8pt"/>
    </style:style>
    <style:style style:name="P643" style:family="paragraph" style:parent-style-name="ubuntu_5f_mono_5f_8">
      <style:text-properties style:font-name="Ubuntu Mono1" fo:font-size="8pt" officeooo:paragraph-rsid="01873e1a" style:font-size-asian="8pt" style:font-size-complex="8pt"/>
    </style:style>
    <style:style style:name="P644" style:family="paragraph" style:parent-style-name="ubuntu_5f_mono_5f_8">
      <style:text-properties style:font-name="Ubuntu Mono1" fo:font-size="8pt" officeooo:rsid="01a9dbbf" officeooo:paragraph-rsid="01a9dbbf" style:font-size-asian="8pt" style:font-size-complex="8pt"/>
    </style:style>
    <style:style style:name="P645" style:family="paragraph" style:parent-style-name="ubuntu_5f_mono_5f_8">
      <style:text-properties style:font-name="Ubuntu Mono1" fo:font-size="8pt" officeooo:rsid="007e1668" officeooo:paragraph-rsid="012a0cb1" style:font-size-asian="8pt" style:font-size-complex="8pt"/>
    </style:style>
    <style:style style:name="P646" style:family="paragraph" style:parent-style-name="ubuntu_5f_mono_5f_8">
      <style:text-properties style:font-name="Ubuntu Mono1" fo:font-size="8pt" officeooo:rsid="007b16cb" officeooo:paragraph-rsid="012a0cb1" style:font-size-asian="8pt" style:font-size-complex="8pt"/>
    </style:style>
    <style:style style:name="P647" style:family="paragraph" style:parent-style-name="ubuntu_5f_mono_5f_8">
      <style:text-properties style:font-name="Ubuntu Mono1" fo:font-size="8pt" officeooo:rsid="007b16cb" officeooo:paragraph-rsid="019c94c1" style:font-size-asian="8pt" style:font-size-complex="8pt"/>
    </style:style>
    <style:style style:name="P648" style:family="paragraph" style:parent-style-name="ubuntu_5f_mono_5f_8">
      <style:text-properties style:font-name="Ubuntu Mono1" fo:font-size="8pt" officeooo:paragraph-rsid="01889ef4" style:font-size-asian="8pt" style:font-size-complex="8pt"/>
    </style:style>
    <style:style style:name="P649" style:family="paragraph" style:parent-style-name="ubuntu_5f_mono_5f_8">
      <style:text-properties style:font-name="Ubuntu Mono1" fo:font-size="8pt" officeooo:paragraph-rsid="018a25ef" style:font-size-asian="8pt" style:font-size-complex="8pt"/>
    </style:style>
    <style:style style:name="P650" style:family="paragraph" style:parent-style-name="ubuntu_5f_mono_5f_8">
      <style:text-properties style:font-name="Ubuntu Mono1" fo:font-size="8pt" officeooo:rsid="01beea4c" officeooo:paragraph-rsid="01beea4c" style:font-size-asian="8pt" style:font-size-complex="8pt"/>
    </style:style>
    <style:style style:name="P651" style:family="paragraph" style:parent-style-name="ubuntu_5f_mono_5f_8">
      <style:text-properties style:font-name="Ubuntu Mono1" fo:font-size="8pt" officeooo:rsid="00895aec" officeooo:paragraph-rsid="012a0cb1" style:font-size-asian="8pt" style:font-size-complex="8pt"/>
    </style:style>
    <style:style style:name="P652" style:family="paragraph" style:parent-style-name="ubuntu_5f_mono_5f_8">
      <style:text-properties style:font-name="Ubuntu Mono1" fo:font-size="8pt" officeooo:rsid="008eded9" officeooo:paragraph-rsid="012a0cb1" style:font-size-asian="8pt" style:font-size-complex="8pt"/>
    </style:style>
    <style:style style:name="P653" style:family="paragraph" style:parent-style-name="ubuntu_5f_mono_5f_8">
      <style:text-properties style:font-name="Ubuntu Mono1" fo:font-size="8pt" officeooo:rsid="01b21650" officeooo:paragraph-rsid="01b21650" style:font-size-asian="8pt" style:font-size-complex="8pt"/>
    </style:style>
    <style:style style:name="P654" style:family="paragraph" style:parent-style-name="ubuntu_5f_mono_5f_8">
      <style:text-properties style:font-name="Ubuntu Mono1" fo:font-size="8pt" officeooo:paragraph-rsid="019f1d8d" style:font-size-asian="8pt" style:font-size-complex="8pt"/>
    </style:style>
    <style:style style:name="P655" style:family="paragraph" style:parent-style-name="ubuntu_5f_mono_5f_8">
      <style:text-properties style:font-name="Ubuntu Mono1" fo:font-size="8pt" officeooo:rsid="009ccdf7" officeooo:paragraph-rsid="012a0cb1" style:font-size-asian="8pt" style:font-size-complex="8pt"/>
    </style:style>
    <style:style style:name="P656" style:family="paragraph" style:parent-style-name="ubuntu_5f_mono_5f_8">
      <style:text-properties style:font-name="Ubuntu Mono1" fo:font-size="8pt" officeooo:rsid="00a37bd6" officeooo:paragraph-rsid="012a0cb1" style:font-size-asian="8pt" style:font-size-complex="8pt"/>
    </style:style>
    <style:style style:name="P657" style:family="paragraph" style:parent-style-name="ubuntu_5f_mono_5f_8">
      <style:text-properties style:font-name="Ubuntu Mono1" fo:font-size="8pt" officeooo:paragraph-rsid="018eeef7" style:font-size-asian="8pt" style:font-size-complex="8pt"/>
    </style:style>
    <style:style style:name="P658" style:family="paragraph" style:parent-style-name="ubuntu_5f_mono_5f_8">
      <style:text-properties style:font-name="Ubuntu Mono1" fo:font-size="8pt" officeooo:rsid="01ba284c" officeooo:paragraph-rsid="01ba284c" style:font-size-asian="8pt" style:font-size-complex="8pt"/>
    </style:style>
    <style:style style:name="P659" style:family="paragraph" style:parent-style-name="ubuntu_5f_mono_5f_8">
      <style:text-properties style:font-name="Ubuntu Mono1" fo:font-size="8pt" officeooo:rsid="008b40f2" officeooo:paragraph-rsid="012a0cb1" style:font-size-asian="8pt" style:font-size-complex="8pt"/>
    </style:style>
    <style:style style:name="P660" style:family="paragraph" style:parent-style-name="ubuntu_5f_mono_5f_8">
      <style:text-properties style:font-name="Ubuntu Mono1" fo:font-size="8pt" officeooo:rsid="008b40f2" officeooo:paragraph-rsid="0196f1bc" style:font-size-asian="8pt" style:font-size-complex="8pt"/>
    </style:style>
    <style:style style:name="P661" style:family="paragraph" style:parent-style-name="ubuntu_5f_mono_5f_8">
      <style:text-properties style:font-name="Ubuntu Mono1" fo:font-size="8pt" officeooo:rsid="008b40f2" officeooo:paragraph-rsid="019e7ea9" style:font-size-asian="8pt" style:font-size-complex="8pt"/>
    </style:style>
    <style:style style:name="P662" style:family="paragraph" style:parent-style-name="ubuntu_5f_mono_5f_8">
      <style:text-properties style:font-name="Ubuntu Mono1" fo:font-size="8pt" officeooo:rsid="01bf026c" officeooo:paragraph-rsid="01bf026c" style:font-size-asian="8pt" style:font-size-complex="8pt"/>
    </style:style>
    <style:style style:name="P663" style:family="paragraph" style:parent-style-name="ubuntu_5f_mono_5f_8">
      <style:text-properties style:font-name="Ubuntu Mono1" fo:font-size="8pt" officeooo:paragraph-rsid="01910e9b" style:font-size-asian="8pt" style:font-size-complex="8pt"/>
    </style:style>
    <style:style style:name="P664" style:family="paragraph" style:parent-style-name="ubuntu_5f_mono_5f_8">
      <style:text-properties style:font-name="Ubuntu Mono1" fo:font-size="8pt" officeooo:rsid="01b865aa" officeooo:paragraph-rsid="01b865aa" style:font-size-asian="8pt" style:font-size-complex="8pt"/>
    </style:style>
    <style:style style:name="P665" style:family="paragraph" style:parent-style-name="ubuntu_5f_mono_5f_8">
      <style:text-properties style:font-name="Ubuntu Mono1" fo:font-size="8pt" officeooo:paragraph-rsid="0192d9ab" style:font-size-asian="8pt" style:font-size-complex="8pt"/>
    </style:style>
    <style:style style:name="P666" style:family="paragraph" style:parent-style-name="ubuntu_5f_mono_5f_8">
      <style:text-properties style:font-name="Ubuntu Mono1" fo:font-size="8pt" officeooo:rsid="00a6d546" officeooo:paragraph-rsid="012a0cb1" style:font-size-asian="8pt" style:font-size-complex="8pt"/>
    </style:style>
    <style:style style:name="P667" style:family="paragraph" style:parent-style-name="ubuntu_5f_mono_5f_8">
      <style:text-properties style:font-name="Ubuntu Mono1" fo:font-size="8pt" officeooo:rsid="01ae9673" officeooo:paragraph-rsid="01ae9673" style:font-size-asian="8pt" style:font-size-complex="8pt"/>
    </style:style>
    <style:style style:name="P668" style:family="paragraph" style:parent-style-name="ubuntu_5f_mono_5f_8">
      <style:text-properties style:font-name="Ubuntu Mono1" fo:font-size="8pt" officeooo:paragraph-rsid="0194ab5b" style:font-size-asian="8pt" style:font-size-complex="8pt"/>
    </style:style>
    <style:style style:name="P669" style:family="paragraph" style:parent-style-name="ubuntu_5f_mono_5f_8">
      <style:text-properties style:font-name="Ubuntu Mono1" fo:font-size="8pt" officeooo:paragraph-rsid="01956192" style:font-size-asian="8pt" style:font-size-complex="8pt"/>
    </style:style>
    <style:style style:name="P670" style:family="paragraph" style:parent-style-name="ubuntu_5f_mono_5f_8">
      <style:text-properties style:font-name="Ubuntu Mono1" fo:font-size="8pt" officeooo:paragraph-rsid="0199bffb" style:font-size-asian="8pt" style:font-size-complex="8pt"/>
    </style:style>
    <style:style style:name="P671" style:family="paragraph" style:parent-style-name="ubuntu_5f_mono_5f_8">
      <style:text-properties style:font-name="Ubuntu Mono1" fo:font-size="8pt" officeooo:rsid="00777119" officeooo:paragraph-rsid="012a0cb1" style:font-size-asian="8pt" style:font-size-complex="8pt"/>
    </style:style>
    <style:style style:name="P672" style:family="paragraph" style:parent-style-name="ubuntu_5f_mono_5f_8">
      <style:text-properties style:font-name="Ubuntu Mono1" fo:font-size="8pt" officeooo:rsid="00799012" officeooo:paragraph-rsid="012a0cb1" style:font-size-asian="8pt" style:font-size-complex="8pt"/>
    </style:style>
    <style:style style:name="P673" style:family="paragraph" style:parent-style-name="ubuntu_5f_mono_5f_8">
      <style:text-properties style:font-name="Ubuntu Mono1" fo:font-size="8pt" officeooo:paragraph-rsid="0196f1bc" style:font-size-asian="8pt" style:font-size-complex="8pt"/>
    </style:style>
    <style:style style:name="P674" style:family="paragraph" style:parent-style-name="ubuntu_5f_mono_5f_8">
      <style:text-properties style:font-name="Ubuntu Mono1" fo:font-size="8pt" officeooo:rsid="01ad0820" officeooo:paragraph-rsid="01ad0820" style:font-size-asian="8pt" style:font-size-complex="8pt"/>
    </style:style>
    <style:style style:name="P675" style:family="paragraph" style:parent-style-name="ubuntu_5f_mono_5f_8">
      <style:text-properties style:font-name="Ubuntu Mono1" fo:font-size="8pt" officeooo:paragraph-rsid="019e7ea9" style:font-size-asian="8pt" style:font-size-complex="8pt"/>
    </style:style>
    <style:style style:name="P676" style:family="paragraph" style:parent-style-name="ubuntu_5f_mono_5f_8">
      <style:text-properties style:font-name="Ubuntu Mono1" fo:font-size="8pt" officeooo:rsid="01e7c0b1" officeooo:paragraph-rsid="01e7c0b1" style:font-size-asian="8pt" style:font-size-complex="8pt"/>
    </style:style>
    <style:style style:name="P677" style:family="paragraph" style:parent-style-name="ubuntu_5f_mono_5f_8">
      <style:text-properties style:font-name="Ubuntu Mono1" fo:font-size="8pt" officeooo:rsid="01e6ae77" officeooo:paragraph-rsid="01e6ae77" style:font-size-asian="8pt" style:font-size-complex="8pt"/>
    </style:style>
    <style:style style:name="P678" style:family="paragraph" style:parent-style-name="ubuntu_5f_mono_5f_8">
      <style:text-properties style:font-name="Ubuntu Mono1" fo:font-size="8pt" officeooo:rsid="02c6b46c" officeooo:paragraph-rsid="02c6b46c" style:font-size-asian="8pt" style:font-size-complex="8pt"/>
    </style:style>
    <style:style style:name="P679" style:family="paragraph" style:parent-style-name="ubuntu_5f_mono_5f_8">
      <style:text-properties style:font-name="Ubuntu Mono1" fo:font-size="8pt" officeooo:rsid="02e3df88" officeooo:paragraph-rsid="02e3df88" style:font-size-asian="8pt" style:font-size-complex="8pt"/>
    </style:style>
    <style:style style:name="P680" style:family="paragraph" style:parent-style-name="ubuntu_5f_mono_5f_8">
      <style:text-properties style:font-name="Ubuntu Mono1" fo:font-size="8pt" officeooo:paragraph-rsid="02ed33e5" style:font-size-asian="8pt" style:font-size-complex="8pt"/>
    </style:style>
    <style:style style:name="P681" style:family="paragraph" style:parent-style-name="ubuntu_5f_mono_5f_8">
      <style:text-properties style:font-name="Ubuntu Mono1" fo:font-size="8pt" officeooo:rsid="02b22571" officeooo:paragraph-rsid="02b87b03" style:font-size-asian="8pt" style:font-size-complex="8pt"/>
    </style:style>
    <style:style style:name="P682" style:family="paragraph" style:parent-style-name="ubuntu_5f_mono_5f_8">
      <style:text-properties style:font-name="Ubuntu Mono1" fo:font-size="8pt" fo:font-weight="bold" style:font-size-asian="8pt" style:font-weight-asian="bold" style:font-size-complex="8pt" style:font-weight-complex="bold"/>
    </style:style>
    <style:style style:name="P683" style:family="paragraph" style:parent-style-name="ubuntu_5f_mono_5f_8">
      <style:text-properties style:font-name="Ubuntu Mono1" fo:font-size="8pt" fo:font-weight="bold" officeooo:rsid="01e7c0b1" officeooo:paragraph-rsid="01e7c0b1" style:font-size-asian="8pt" style:font-weight-asian="bold" style:font-size-complex="8pt" style:font-weight-complex="bold"/>
    </style:style>
    <style:style style:name="P684" style:family="paragraph" style:parent-style-name="ubuntu_5f_mono_5f_8">
      <style:text-properties style:font-name="Ubuntu Mono1" fo:font-size="8pt" fo:font-weight="bold" officeooo:rsid="01e6ae77" officeooo:paragraph-rsid="01e6ae77" style:font-size-asian="8pt" style:font-weight-asian="bold" style:font-size-complex="8pt" style:font-weight-complex="bold"/>
    </style:style>
    <style:style style:name="P685" style:family="paragraph" style:parent-style-name="ubuntu_5f_mono_5f_8">
      <style:text-properties style:font-name="Ubuntu Mono1" fo:font-size="8pt" fo:font-weight="bold" officeooo:rsid="02b22571" officeooo:paragraph-rsid="02b87b03" style:font-size-asian="8pt" style:font-weight-asian="bold" style:font-size-complex="8pt" style:font-weight-complex="bold"/>
    </style:style>
    <style:style style:name="P686" style:family="paragraph" style:parent-style-name="ubuntu_5f_mono_5f_8">
      <style:text-properties style:font-name="Ubuntu Mono1" fo:font-size="8pt" fo:font-weight="normal" style:font-size-asian="8pt" style:font-weight-asian="normal" style:font-size-complex="8pt" style:font-weight-complex="normal"/>
    </style:style>
    <style:style style:name="P687" style:family="paragraph" style:parent-style-name="ubuntu_5f_mono_5f_8">
      <style:text-properties style:font-name="Ubuntu Mono1" fo:font-weight="bold" style:font-weight-asian="bold" style:font-weight-complex="bold"/>
    </style:style>
    <style:style style:name="P688" style:family="paragraph" style:parent-style-name="ubuntu_5f_mono_5f_8">
      <style:text-properties style:font-name="Ubuntu Mono1" fo:font-weight="bold" officeooo:rsid="0284f8aa" officeooo:paragraph-rsid="0284f8aa" style:font-weight-asian="bold" style:font-weight-complex="bold"/>
    </style:style>
    <style:style style:name="P689" style:family="paragraph" style:parent-style-name="ubuntu_5f_mono_5f_8">
      <style:text-properties style:font-name="Ubuntu Mono1" fo:font-weight="bold" officeooo:rsid="02ae9c09" officeooo:paragraph-rsid="02ae9c09" style:font-weight-asian="bold" style:font-weight-complex="bold"/>
    </style:style>
    <style:style style:name="P690" style:family="paragraph" style:parent-style-name="ubuntu_5f_mono_5f_8">
      <style:text-properties style:font-name="Ubuntu Mono1" officeooo:rsid="0284f8aa" officeooo:paragraph-rsid="0284f8aa"/>
    </style:style>
    <style:style style:name="P691" style:family="paragraph" style:parent-style-name="ubuntu_5f_mono_5f_8">
      <style:text-properties style:font-name="Ubuntu Mono1" officeooo:rsid="028bf644" officeooo:paragraph-rsid="028bf644"/>
    </style:style>
    <style:style style:name="P692" style:family="paragraph" style:parent-style-name="ubuntu_5f_mono_5f_8">
      <style:text-properties style:font-name="Ubuntu Mono1" fo:font-weight="normal" officeooo:rsid="02a0479d" officeooo:paragraph-rsid="02a0479d" style:font-weight-asian="normal" style:font-weight-complex="normal"/>
    </style:style>
    <style:style style:name="P693" style:family="paragraph" style:parent-style-name="ubuntu_5f_mono_5f_8">
      <style:text-properties style:font-name="Ubuntu Mono1" officeooo:rsid="02ac682b" officeooo:paragraph-rsid="02ac682b"/>
    </style:style>
    <style:style style:name="P694" style:family="paragraph" style:parent-style-name="ubuntu_5f_mono_5f_8">
      <style:text-properties style:font-name="Ubuntu Mono1" officeooo:rsid="02ac8bb5" officeooo:paragraph-rsid="02ac8bb5"/>
    </style:style>
    <style:style style:name="P695" style:family="paragraph" style:parent-style-name="ubuntu_5f_mono_5f_8">
      <style:text-properties style:font-name="Ubuntu Mono1" officeooo:rsid="02ce0c7d" officeooo:paragraph-rsid="02ce0c7d"/>
    </style:style>
    <style:style style:name="P696" style:family="paragraph" style:parent-style-name="ubuntu_5f_mono_5f_8">
      <style:text-properties style:font-name="Ubuntu Mono1" officeooo:rsid="02ce4bf7" officeooo:paragraph-rsid="02d0b334"/>
    </style:style>
    <style:style style:name="P697" style:family="paragraph" style:parent-style-name="ubuntu_5f_mono_5f_8">
      <style:text-properties style:font-name="Ubuntu Mono1" officeooo:rsid="02d0086d" officeooo:paragraph-rsid="02d0086d"/>
    </style:style>
    <style:style style:name="P698" style:family="paragraph" style:parent-style-name="ubuntu_5f_mono_5f_8">
      <style:text-properties style:font-name="Ubuntu Mono1" officeooo:rsid="02cb63a4" officeooo:paragraph-rsid="02cb63a4"/>
    </style:style>
    <style:style style:name="P699" style:family="paragraph" style:parent-style-name="ubuntu_5f_mono_5f_8">
      <style:text-properties officeooo:rsid="0081b996" officeooo:paragraph-rsid="018f84b7"/>
    </style:style>
    <style:style style:name="P700" style:family="paragraph" style:parent-style-name="ubuntu_5f_mono_5f_8">
      <style:text-properties officeooo:rsid="0086276e" officeooo:paragraph-rsid="01867e16"/>
    </style:style>
    <style:style style:name="P701" style:family="paragraph" style:parent-style-name="ubuntu_5f_mono_5f_8">
      <style:text-properties officeooo:rsid="0087cb1f" officeooo:paragraph-rsid="01b865aa"/>
    </style:style>
    <style:style style:name="P702" style:family="paragraph" style:parent-style-name="ubuntu_5f_mono_5f_8">
      <style:text-properties officeooo:rsid="00a676e0" officeooo:paragraph-rsid="012a0cb1"/>
    </style:style>
    <style:style style:name="P703" style:family="paragraph" style:parent-style-name="ubuntu_5f_mono_5f_8">
      <style:text-properties officeooo:paragraph-rsid="012a0cb1"/>
    </style:style>
    <style:style style:name="P704" style:family="paragraph" style:parent-style-name="ubuntu_5f_mono_5f_8">
      <style:text-properties officeooo:paragraph-rsid="01870d25"/>
    </style:style>
    <style:style style:name="P705" style:family="paragraph" style:parent-style-name="ubuntu_5f_mono_5f_8">
      <style:text-properties officeooo:paragraph-rsid="018f84b7"/>
    </style:style>
    <style:style style:name="P706" style:family="paragraph" style:parent-style-name="ubuntu_5f_mono_5f_8">
      <style:text-properties fo:font-size="8pt" style:font-size-asian="8pt" style:font-size-complex="8pt"/>
    </style:style>
    <style:style style:name="P707" style:family="paragraph" style:parent-style-name="ubuntu_5f_mono_5f_8">
      <style:text-properties fo:font-size="8pt" officeooo:paragraph-rsid="01cd823f" style:font-size-asian="8pt" style:font-size-complex="8pt"/>
    </style:style>
    <style:style style:name="P708" style:family="paragraph" style:parent-style-name="ubuntu_5f_mono_5f_8">
      <style:text-properties fo:font-size="8pt" officeooo:rsid="01d31981" officeooo:paragraph-rsid="01d31981" style:font-size-asian="8pt" style:font-size-complex="8pt"/>
    </style:style>
    <style:style style:name="P709" style:family="paragraph" style:parent-style-name="ubuntu_5f_mono_5f_8">
      <style:text-properties fo:font-size="8pt" officeooo:rsid="01e6ae77" officeooo:paragraph-rsid="01e6ae77" style:font-size-asian="8pt" style:font-size-complex="8pt"/>
    </style:style>
    <style:style style:name="P710" style:family="paragraph" style:parent-style-name="ubuntu_5f_mono_5f_8">
      <style:text-properties fo:font-size="8pt" fo:font-style="italic" officeooo:rsid="01cadd9f" style:font-size-asian="8pt" style:font-style-asian="italic" style:font-size-complex="8pt" style:font-style-complex="italic"/>
    </style:style>
    <style:style style:name="P711" style:family="paragraph" style:parent-style-name="ubuntu_5f_mono_5f_8">
      <style:text-properties fo:font-size="8pt" fo:font-weight="bold" style:font-size-asian="8pt" style:font-weight-asian="bold" style:font-size-complex="8pt" style:font-weight-complex="bold"/>
    </style:style>
    <style:style style:name="P712" style:family="paragraph" style:parent-style-name="ubuntu_5f_mono_5f_8">
      <style:text-properties fo:font-size="8pt" fo:font-weight="bold" officeooo:rsid="01d31981" officeooo:paragraph-rsid="01d31981" style:font-size-asian="8pt" style:font-weight-asian="bold" style:font-size-complex="8pt" style:font-weight-complex="bold"/>
    </style:style>
    <style:style style:name="P713" style:family="paragraph" style:parent-style-name="ubuntu_5f_mono_5f_8">
      <style:text-properties fo:font-size="8pt" fo:font-weight="bold" officeooo:rsid="01e6ae77" officeooo:paragraph-rsid="01e6ae77" style:font-size-asian="8pt" style:font-weight-asian="bold" style:font-size-complex="8pt" style:font-weight-complex="bold"/>
    </style:style>
    <style:style style:name="P714" style:family="paragraph" style:parent-style-name="ubuntu_5f_mono_5f_8">
      <style:text-properties officeooo:paragraph-rsid="01cd823f"/>
    </style:style>
    <style:style style:name="P715" style:family="paragraph" style:parent-style-name="ubuntu_5f_mono_5f_8">
      <style:text-properties officeooo:paragraph-rsid="01d1e1ed"/>
    </style:style>
    <style:style style:name="P716" style:family="paragraph" style:parent-style-name="ubuntu_5f_mono_5f_8">
      <style:text-properties officeooo:paragraph-rsid="01d3cc71"/>
    </style:style>
    <style:style style:name="P717" style:family="paragraph" style:parent-style-name="ubuntu_5f_mono_5f_8">
      <style:text-properties officeooo:paragraph-rsid="01e6ae77"/>
    </style:style>
    <style:style style:name="P718" style:family="paragraph" style:parent-style-name="ubuntu_5f_mono_5f_8">
      <style:text-properties officeooo:paragraph-rsid="01e7c0b1"/>
    </style:style>
    <style:style style:name="P719" style:family="paragraph" style:parent-style-name="ubuntu_5f_mono_5f_8">
      <style:text-properties fo:font-style="italic" fo:font-weight="bold" style:font-style-asian="italic" style:font-weight-asian="bold" style:font-style-complex="italic" style:font-weight-complex="bold"/>
    </style:style>
    <style:style style:name="P720" style:family="paragraph" style:parent-style-name="ubuntu_5f_mono_5f_8">
      <style:text-properties fo:font-style="italic" fo:font-weight="normal" officeooo:paragraph-rsid="0284f8aa" style:font-style-asian="italic" style:font-weight-asian="normal" style:font-style-complex="italic" style:font-weight-complex="normal"/>
    </style:style>
    <style:style style:name="P721" style:family="paragraph" style:parent-style-name="ubuntu_5f_mono_5f_8">
      <style:text-properties fo:font-style="italic" style:font-style-asian="italic" style:font-style-complex="italic"/>
    </style:style>
    <style:style style:name="P722" style:family="paragraph" style:parent-style-name="ubuntu_5f_mono_5f_8">
      <style:text-properties fo:font-style="italic" officeooo:rsid="02ce4bf7" officeooo:paragraph-rsid="02d0b334" style:font-style-asian="italic" style:font-style-complex="italic"/>
    </style:style>
    <style:style style:name="P723" style:family="paragraph" style:parent-style-name="ubuntu_5f_mono_5f_8">
      <style:text-properties fo:font-weight="bold" style:font-weight-asian="bold" style:font-weight-complex="bold"/>
    </style:style>
    <style:style style:name="P724" style:family="paragraph" style:parent-style-name="ubuntu_5f_mono_5f_8">
      <style:paragraph-properties fo:text-align="center" style:justify-single-word="false"/>
      <style:text-properties fo:font-weight="bold" officeooo:rsid="0289b3a7" officeooo:paragraph-rsid="0289b3a7" style:font-weight-asian="bold" style:font-weight-complex="bold"/>
    </style:style>
    <style:style style:name="P725" style:family="paragraph" style:parent-style-name="ubuntu_5f_mono_5f_8">
      <style:text-properties fo:font-weight="bold" officeooo:rsid="029e8cfe" officeooo:paragraph-rsid="029e8cfe" style:font-weight-asian="bold" style:font-weight-complex="bold"/>
    </style:style>
    <style:style style:name="P726" style:family="paragraph" style:parent-style-name="ubuntu_5f_mono_5f_8">
      <style:text-properties fo:font-weight="bold" officeooo:rsid="02a0479d" officeooo:paragraph-rsid="02a0479d" style:font-weight-asian="bold" style:font-weight-complex="bold"/>
    </style:style>
    <style:style style:name="P727" style:family="paragraph" style:parent-style-name="ubuntu_5f_mono_5f_8">
      <style:text-properties fo:font-weight="bold" officeooo:rsid="02a29614" officeooo:paragraph-rsid="02a29614" style:font-weight-asian="bold" style:font-weight-complex="bold"/>
    </style:style>
    <style:style style:name="P728" style:family="paragraph" style:parent-style-name="ubuntu_5f_mono_5f_8">
      <style:text-properties fo:font-weight="bold" officeooo:rsid="02a9c1e9" officeooo:paragraph-rsid="02a9c1e9" style:font-weight-asian="bold" style:font-weight-complex="bold"/>
    </style:style>
    <style:style style:name="P729" style:family="paragraph" style:parent-style-name="ubuntu_5f_mono_5f_8">
      <style:text-properties fo:font-weight="bold" officeooo:rsid="02ac682b" officeooo:paragraph-rsid="02ac682b" style:font-weight-asian="bold" style:font-weight-complex="bold"/>
    </style:style>
    <style:style style:name="P730" style:family="paragraph" style:parent-style-name="ubuntu_5f_mono_5f_8">
      <style:text-properties fo:font-weight="bold" officeooo:rsid="02ac8bb5" officeooo:paragraph-rsid="02ac8bb5" style:font-weight-asian="bold" style:font-weight-complex="bold"/>
    </style:style>
    <style:style style:name="P731" style:family="paragraph" style:parent-style-name="ubuntu_5f_mono_5f_8">
      <style:text-properties fo:font-weight="bold" officeooo:rsid="02ae0088" officeooo:paragraph-rsid="02ae0088" style:font-weight-asian="bold" style:font-weight-complex="bold"/>
    </style:style>
    <style:style style:name="P732" style:family="paragraph" style:parent-style-name="ubuntu_5f_mono_5f_8">
      <style:text-properties fo:font-weight="bold" officeooo:paragraph-rsid="02cb63a4" style:font-weight-asian="bold" style:font-weight-complex="bold"/>
    </style:style>
    <style:style style:name="P733" style:family="paragraph" style:parent-style-name="ubuntu_5f_mono_5f_8">
      <style:text-properties fo:font-weight="bold" officeooo:rsid="02cb63a4" officeooo:paragraph-rsid="02cb63a4" style:font-weight-asian="bold" style:font-weight-complex="bold"/>
    </style:style>
    <style:style style:name="P734" style:family="paragraph" style:parent-style-name="ubuntu_5f_mono_5f_8">
      <style:text-properties fo:font-weight="bold" officeooo:rsid="02cc41da" officeooo:paragraph-rsid="02cc41da" style:font-weight-asian="bold" style:font-weight-complex="bold"/>
    </style:style>
    <style:style style:name="P735" style:family="paragraph" style:parent-style-name="ubuntu_5f_mono_5f_8">
      <style:text-properties fo:font-weight="bold" officeooo:rsid="02ce4bf7" officeooo:paragraph-rsid="02ce4bf7" style:font-weight-asian="bold" style:font-weight-complex="bold"/>
    </style:style>
    <style:style style:name="P736" style:family="paragraph" style:parent-style-name="ubuntu_5f_mono_5f_8">
      <style:text-properties fo:font-weight="bold" officeooo:rsid="02d27660" officeooo:paragraph-rsid="02d27660" style:font-weight-asian="bold" style:font-weight-complex="bold"/>
    </style:style>
    <style:style style:name="P737" style:family="paragraph" style:parent-style-name="ubuntu_5f_mono_5f_8">
      <style:text-properties fo:font-weight="bold" officeooo:rsid="02d5d9d7" officeooo:paragraph-rsid="02d5d9d7" style:font-weight-asian="bold" style:font-weight-complex="bold"/>
    </style:style>
    <style:style style:name="P738" style:family="paragraph" style:parent-style-name="ubuntu_5f_mono_5f_8">
      <style:text-properties fo:font-weight="bold" officeooo:rsid="02db501d" officeooo:paragraph-rsid="02db501d" style:font-weight-asian="bold" style:font-weight-complex="bold"/>
    </style:style>
    <style:style style:name="P739" style:family="paragraph" style:parent-style-name="ubuntu_5f_mono_5f_8">
      <style:text-properties fo:font-weight="bold" officeooo:rsid="02dc885b" officeooo:paragraph-rsid="02dc885b" style:font-weight-asian="bold" style:font-weight-complex="bold"/>
    </style:style>
    <style:style style:name="P740" style:family="paragraph" style:parent-style-name="ubuntu_5f_mono_5f_8">
      <style:text-properties fo:font-weight="bold" officeooo:rsid="02e3df88" officeooo:paragraph-rsid="02e3df88" style:font-weight-asian="bold" style:font-weight-complex="bold"/>
    </style:style>
    <style:style style:name="P741" style:family="paragraph" style:parent-style-name="ubuntu_5f_mono_5f_8">
      <style:text-properties officeooo:paragraph-rsid="0288ae5d"/>
    </style:style>
    <style:style style:name="P742" style:family="paragraph" style:parent-style-name="ubuntu_5f_mono_5f_8">
      <style:text-properties officeooo:paragraph-rsid="028964f1"/>
    </style:style>
    <style:style style:name="P743" style:family="paragraph" style:parent-style-name="ubuntu_5f_mono_5f_8">
      <style:text-properties officeooo:paragraph-rsid="0289b3a7"/>
    </style:style>
    <style:style style:name="P744" style:family="paragraph" style:parent-style-name="ubuntu_5f_mono_5f_8">
      <style:text-properties fo:font-weight="normal" style:font-weight-asian="normal" style:font-weight-complex="normal"/>
    </style:style>
    <style:style style:name="P745" style:family="paragraph" style:parent-style-name="ubuntu_5f_mono_5f_8">
      <style:text-properties fo:font-weight="normal" officeooo:rsid="02a0479d" officeooo:paragraph-rsid="02a0479d" style:font-weight-asian="normal" style:font-weight-complex="normal"/>
    </style:style>
    <style:style style:name="P746" style:family="paragraph" style:parent-style-name="ubuntu_5f_mono_5f_8">
      <style:text-properties fo:font-weight="normal" officeooo:rsid="02a0479d" officeooo:paragraph-rsid="02a754c0" style:font-weight-asian="normal" style:font-weight-complex="normal"/>
    </style:style>
    <style:style style:name="P747" style:family="paragraph" style:parent-style-name="ubuntu_5f_mono_5f_8">
      <style:text-properties fo:font-weight="normal" officeooo:rsid="02d5d9d7" officeooo:paragraph-rsid="02d5d9d7" style:font-weight-asian="normal" style:font-weight-complex="normal"/>
    </style:style>
    <style:style style:name="P748" style:family="paragraph" style:parent-style-name="ubuntu_5f_mono_5f_8">
      <style:text-properties fo:font-weight="normal" officeooo:rsid="02dc885b" officeooo:paragraph-rsid="02dc885b" style:font-weight-asian="normal" style:font-weight-complex="normal"/>
    </style:style>
    <style:style style:name="P749" style:family="paragraph" style:parent-style-name="ubuntu_5f_mono_5f_8">
      <style:text-properties officeooo:rsid="029e8cfe" officeooo:paragraph-rsid="029e8cfe"/>
    </style:style>
    <style:style style:name="P750" style:family="paragraph" style:parent-style-name="ubuntu_5f_mono_5f_8">
      <style:text-properties officeooo:rsid="02a0479d" officeooo:paragraph-rsid="02a0479d"/>
    </style:style>
    <style:style style:name="P751" style:family="paragraph" style:parent-style-name="ubuntu_5f_mono_5f_8">
      <style:text-properties officeooo:rsid="02a29614" officeooo:paragraph-rsid="02a29614"/>
    </style:style>
    <style:style style:name="P752" style:family="paragraph" style:parent-style-name="ubuntu_5f_mono_5f_8">
      <style:text-properties officeooo:paragraph-rsid="029e8cfe"/>
    </style:style>
    <style:style style:name="P753" style:family="paragraph" style:parent-style-name="ubuntu_5f_mono_5f_8">
      <style:text-properties style:text-underline-style="solid" style:text-underline-width="auto" style:text-underline-color="font-color" fo:font-weight="bold" officeooo:rsid="02a0479d" officeooo:paragraph-rsid="02a0479d" style:font-weight-asian="bold" style:font-weight-complex="bold"/>
    </style:style>
    <style:style style:name="P754" style:family="paragraph" style:parent-style-name="ubuntu_5f_mono_5f_8">
      <style:text-properties officeooo:rsid="02a9c1e9" officeooo:paragraph-rsid="02a9c1e9"/>
    </style:style>
    <style:style style:name="P755" style:family="paragraph" style:parent-style-name="ubuntu_5f_mono_5f_8">
      <style:text-properties officeooo:rsid="02ab5980" officeooo:paragraph-rsid="02ab5980"/>
    </style:style>
    <style:style style:name="P756" style:family="paragraph" style:parent-style-name="ubuntu_5f_mono_5f_8">
      <style:text-properties officeooo:rsid="02abb168" officeooo:paragraph-rsid="02abb168"/>
    </style:style>
    <style:style style:name="P757" style:family="paragraph" style:parent-style-name="ubuntu_5f_mono_5f_8">
      <style:text-properties officeooo:rsid="02ac682b" officeooo:paragraph-rsid="02ac682b"/>
    </style:style>
    <style:style style:name="P758" style:family="paragraph" style:parent-style-name="ubuntu_5f_mono_5f_8">
      <style:text-properties officeooo:rsid="02ae0088" officeooo:paragraph-rsid="02ae0088"/>
    </style:style>
    <style:style style:name="P759" style:family="paragraph" style:parent-style-name="ubuntu_5f_mono_5f_8">
      <style:text-properties officeooo:rsid="02aed108" officeooo:paragraph-rsid="02aed108"/>
    </style:style>
    <style:style style:name="P760" style:family="paragraph" style:parent-style-name="ubuntu_5f_mono_5f_8">
      <style:text-properties officeooo:rsid="02af8298" officeooo:paragraph-rsid="02af8298"/>
    </style:style>
    <style:style style:name="P761" style:family="paragraph" style:parent-style-name="ubuntu_5f_mono_5f_8">
      <style:text-properties officeooo:rsid="02af8298" officeooo:paragraph-rsid="02b02660"/>
    </style:style>
    <style:style style:name="P762" style:family="paragraph" style:parent-style-name="ubuntu_5f_mono_5f_8">
      <style:text-properties officeooo:rsid="02b106c0" officeooo:paragraph-rsid="02b106c0"/>
    </style:style>
    <style:style style:name="P763" style:family="paragraph" style:parent-style-name="ubuntu_5f_mono_5f_8">
      <style:text-properties officeooo:rsid="02cb63a4" officeooo:paragraph-rsid="02cb63a4"/>
    </style:style>
    <style:style style:name="P764" style:family="paragraph" style:parent-style-name="ubuntu_5f_mono_5f_8">
      <style:text-properties officeooo:paragraph-rsid="02cb63a4"/>
    </style:style>
    <style:style style:name="P765" style:family="paragraph" style:parent-style-name="ubuntu_5f_mono_5f_8">
      <style:text-properties officeooo:rsid="02cc41da" officeooo:paragraph-rsid="02cc41da"/>
    </style:style>
    <style:style style:name="P766" style:family="paragraph" style:parent-style-name="ubuntu_5f_mono_5f_8">
      <style:text-properties officeooo:rsid="02ce4bf7" officeooo:paragraph-rsid="02d0086d"/>
    </style:style>
    <style:style style:name="P767" style:family="paragraph" style:parent-style-name="ubuntu_5f_mono_5f_8">
      <style:text-properties officeooo:rsid="02ce4bf7" officeooo:paragraph-rsid="02d0b334"/>
    </style:style>
    <style:style style:name="P768" style:family="paragraph" style:parent-style-name="ubuntu_5f_mono_5f_8">
      <style:text-properties officeooo:rsid="02d0086d" officeooo:paragraph-rsid="02d0086d"/>
    </style:style>
    <style:style style:name="P769" style:family="paragraph" style:parent-style-name="ubuntu_5f_mono_5f_8">
      <style:text-properties officeooo:rsid="02d0086d" officeooo:paragraph-rsid="02d0b334"/>
    </style:style>
    <style:style style:name="P770" style:family="paragraph" style:parent-style-name="ubuntu_5f_mono_5f_8">
      <style:text-properties officeooo:rsid="02d27660" officeooo:paragraph-rsid="02d27660"/>
    </style:style>
    <style:style style:name="P771" style:family="paragraph" style:parent-style-name="ubuntu_5f_mono_5f_8">
      <style:text-properties officeooo:rsid="02d48815" officeooo:paragraph-rsid="02d48815"/>
    </style:style>
    <style:style style:name="P772" style:family="paragraph" style:parent-style-name="ubuntu_5f_mono_5f_8">
      <style:text-properties officeooo:rsid="02d5d9d7" officeooo:paragraph-rsid="02d5d9d7"/>
    </style:style>
    <style:style style:name="P773" style:family="paragraph" style:parent-style-name="ubuntu_5f_mono_5f_8">
      <style:text-properties officeooo:rsid="02db501d" officeooo:paragraph-rsid="02db501d"/>
    </style:style>
    <style:style style:name="P774" style:family="paragraph" style:parent-style-name="ubuntu_5f_mono_5f_8">
      <style:text-properties officeooo:rsid="02dc885b" officeooo:paragraph-rsid="02dc885b"/>
    </style:style>
    <style:style style:name="P775" style:family="paragraph" style:parent-style-name="ubuntu_5f_mono_5f_8">
      <style:text-properties officeooo:rsid="02de6044" officeooo:paragraph-rsid="02de6044"/>
    </style:style>
    <style:style style:name="P776" style:family="paragraph" style:parent-style-name="ubuntu_5f_mono_5f_8">
      <style:text-properties officeooo:paragraph-rsid="02de6044"/>
    </style:style>
    <style:style style:name="P777" style:family="paragraph" style:parent-style-name="ubuntu_5f_mono_5f_8">
      <style:text-properties officeooo:rsid="02e2e0f1" officeooo:paragraph-rsid="02e2e0f1"/>
    </style:style>
    <style:style style:name="P778" style:family="paragraph" style:parent-style-name="ubuntu_5f_mono_5f_8">
      <style:text-properties officeooo:rsid="02e3df88" officeooo:paragraph-rsid="02e3df88"/>
    </style:style>
    <style:style style:name="P779" style:family="paragraph" style:parent-style-name="ubuntu_5f_mono_5f_8">
      <style:text-properties officeooo:paragraph-rsid="02e9f125"/>
    </style:style>
    <style:style style:name="P780" style:family="paragraph" style:parent-style-name="ubuntu_5f_mono_5f_8">
      <style:text-properties officeooo:rsid="02eab553" officeooo:paragraph-rsid="02eab553"/>
    </style:style>
    <style:style style:name="P781" style:family="paragraph" style:parent-style-name="ubuntu_5f_mono_5f_8">
      <loext:graphic-properties draw:fill="none" draw:fill-color="#ffffff" draw:opacity="100%"/>
      <style:paragraph-properties fo:background-color="transparent"/>
      <style:text-properties officeooo:rsid="02f82e47" officeooo:paragraph-rsid="02f82e47"/>
    </style:style>
    <style:style style:name="P782" style:family="paragraph" style:parent-style-name="ubuntu_5f_mono_5f_8">
      <loext:graphic-properties draw:fill="none" draw:fill-color="#ffffff" draw:opacity="100%"/>
      <style:paragraph-properties fo:background-color="transparent"/>
    </style:style>
    <style:style style:name="P783" style:family="paragraph" style:parent-style-name="Heading">
      <style:text-properties style:font-name="Ubuntu Mono1" fo:font-size="11pt" fo:font-style="italic" officeooo:paragraph-rsid="001928bf" style:font-size-asian="11pt" style:font-style-asian="italic" style:font-size-complex="11pt" style:font-style-complex="italic"/>
    </style:style>
    <style:style style:name="P784" style:family="paragraph" style:parent-style-name="ubuntu_5f_mono_5f_10_5f_BI">
      <style:text-properties style:font-name="Ubuntu Mono1" fo:font-style="italic" style:font-style-asian="italic" style:font-style-complex="italic"/>
    </style:style>
    <style:style style:name="P785" style:family="paragraph" style:parent-style-name="head_5f_11_5f_lib_5f_serif">
      <style:text-properties officeooo:paragraph-rsid="0208171c"/>
    </style:style>
    <style:style style:name="P786" style:family="paragraph" style:parent-style-name="head_5f_11_5f_lib_5f_serif">
      <style:text-properties style:font-name="Liberation Sans" fo:font-size="11pt" fo:font-style="italic" fo:font-weight="bold" officeooo:rsid="0268b493" officeooo:paragraph-rsid="0268b493" style:font-name-asian="Noto Sans CJK SC" style:font-size-asian="11pt" style:font-style-asian="italic" style:font-weight-asian="bold" style:font-name-complex="Lohit Devanagari" style:font-size-complex="11pt" style:font-style-complex="italic" style:font-weight-complex="bold"/>
    </style:style>
    <style:style style:name="P787" style:family="paragraph" style:parent-style-name="head_5f_11_5f_ubuntu">
      <style:text-properties officeooo:paragraph-rsid="0276ea1e"/>
    </style:style>
    <style:style style:name="P788" style:family="paragraph" style:parent-style-name="head_5f_11_5f_ubuntu">
      <style:text-properties officeooo:rsid="02c6b46c" officeooo:paragraph-rsid="02c6b46c"/>
    </style:style>
    <style:style style:name="P789" style:family="paragraph" style:parent-style-name="head_5f_11_5f_ubuntu">
      <style:text-properties style:font-name="Ubuntu Mono1" fo:font-size="11pt" fo:font-weight="bold" style:font-size-asian="11pt" style:font-weight-asian="bold" style:font-size-complex="11pt" style:font-weight-complex="bold"/>
    </style:style>
    <style:style style:name="P790" style:family="paragraph" style:parent-style-name="head_5f_11_5f_ubuntu">
      <style:text-properties style:font-name="Ubuntu Mono1" fo:font-size="11pt" fo:font-weight="bold" officeooo:rsid="026085a2" style:font-size-asian="11pt" style:font-weight-asian="bold" style:font-size-complex="11pt" style:font-weight-complex="bold"/>
    </style:style>
    <style:style style:name="P791" style:family="paragraph" style:parent-style-name="head_5f_11_5f_ubuntu">
      <style:text-properties officeooo:rsid="02b22571" officeooo:paragraph-rsid="02b22571"/>
    </style:style>
    <style:style style:name="P792" style:family="paragraph" style:parent-style-name="ubuntu_5f_mono_5f_9">
      <style:paragraph-properties fo:margin-left="0cm" fo:margin-right="0cm" fo:text-indent="0cm" style:auto-text-indent="false"/>
      <style:text-properties style:font-name="Ubuntu Mono1" fo:font-size="8pt" fo:font-style="normal" fo:font-weight="bold" officeooo:rsid="008e6587" officeooo:paragraph-rsid="008e6587" style:font-size-asian="8pt" style:font-style-asian="normal" style:font-weight-asian="bold" style:font-size-complex="8pt" style:font-style-complex="normal" style:font-weight-complex="bold"/>
    </style:style>
    <style:style style:name="P793" style:family="paragraph" style:parent-style-name="Standard">
      <style:text-properties style:font-name="Ubuntu Mono1" officeooo:rsid="016567f4" officeooo:paragraph-rsid="02fb9966"/>
    </style:style>
    <style:style style:name="P794" style:family="paragraph" style:parent-style-name="Standard">
      <style:text-properties style:font-name="Ubuntu Mono1" fo:font-size="9pt" officeooo:paragraph-rsid="02fd0757" style:font-size-asian="7.84999990463257pt" style:font-size-complex="9pt"/>
    </style:style>
    <style:style style:name="P795" style:family="paragraph" style:parent-style-name="Standard">
      <style:text-properties style:font-name="Ubuntu Mono1" fo:font-size="9pt" officeooo:paragraph-rsid="02fd59d8" style:font-size-asian="7.84999990463257pt" style:font-size-complex="9pt"/>
    </style:style>
    <style:style style:name="P796" style:family="paragraph" style:parent-style-name="Table_20_Contents">
      <style:text-properties style:font-name="Ubuntu Mono1" fo:font-size="8pt" officeooo:rsid="0150ec8c" officeooo:paragraph-rsid="02fb9966" style:font-size-asian="8pt" style:font-size-complex="8pt"/>
    </style:style>
    <style:style style:name="P797" style:family="paragraph" style:parent-style-name="Table_20_Contents">
      <style:text-properties style:font-name="Ubuntu Mono1" fo:font-size="8pt" officeooo:rsid="014e0c98" officeooo:paragraph-rsid="02fb9966" style:font-size-asian="8pt" style:font-size-complex="8pt"/>
    </style:style>
    <style:style style:name="P798" style:family="paragraph" style:parent-style-name="Table_20_Contents">
      <style:text-properties style:font-name="Ubuntu Mono1" fo:font-size="8pt" officeooo:rsid="014aa7d8" officeooo:paragraph-rsid="02fb9966" style:font-size-asian="8pt" style:font-size-complex="8pt"/>
    </style:style>
    <style:style style:name="P799" style:family="paragraph" style:parent-style-name="Table_20_Contents">
      <style:text-properties style:font-name="Ubuntu Mono1" fo:font-size="8pt" officeooo:rsid="00974e4c" officeooo:paragraph-rsid="02fd59d8" style:font-size-asian="8pt" style:font-size-complex="8pt"/>
    </style:style>
    <style:style style:name="P800" style:family="paragraph" style:parent-style-name="Table_20_Contents">
      <style:text-properties style:font-name="Ubuntu Mono1" fo:font-size="8pt" officeooo:rsid="0082ad77" officeooo:paragraph-rsid="02fd59d8" style:font-size-asian="8pt" style:font-size-complex="8pt"/>
    </style:style>
    <style:style style:name="P801" style:family="paragraph" style:parent-style-name="Table_20_Contents">
      <style:text-properties style:font-name="Ubuntu Mono1" fo:font-size="8pt" officeooo:rsid="00b30222" officeooo:paragraph-rsid="02fd59d8" style:font-size-asian="8pt" style:font-size-complex="8pt"/>
    </style:style>
    <style:style style:name="P802" style:family="paragraph" style:parent-style-name="Table_20_Contents">
      <style:text-properties style:font-name="Ubuntu Mono1" fo:font-size="8pt" officeooo:rsid="00b5fcd4" officeooo:paragraph-rsid="02fd59d8" style:font-size-asian="8pt" style:font-size-complex="8pt"/>
    </style:style>
    <style:style style:name="P803" style:family="paragraph" style:parent-style-name="Table_20_Contents">
      <style:text-properties style:font-name="Ubuntu Mono1" fo:font-size="8pt" officeooo:rsid="00b476a3" officeooo:paragraph-rsid="02fd59d8" style:font-size-asian="8pt" style:font-size-complex="8pt"/>
    </style:style>
    <style:style style:name="P804" style:family="paragraph" style:parent-style-name="Table_20_Contents">
      <style:text-properties style:font-name="Ubuntu Mono1" fo:font-size="8pt" officeooo:rsid="00ae572b" officeooo:paragraph-rsid="02fd59d8" style:font-size-asian="8pt" style:font-size-complex="8pt"/>
    </style:style>
    <style:style style:name="P805" style:family="paragraph" style:parent-style-name="Table_20_Contents">
      <style:text-properties style:font-name="Ubuntu Mono1" fo:font-size="8pt" officeooo:rsid="00baf30d" officeooo:paragraph-rsid="02fd59d8" style:font-size-asian="8pt" style:font-size-complex="8pt"/>
    </style:style>
    <style:style style:name="P806" style:family="paragraph" style:parent-style-name="Table_20_Contents">
      <style:text-properties style:font-name="Ubuntu Mono1" fo:font-size="8pt" officeooo:rsid="00aa82dd" officeooo:paragraph-rsid="02fd59d8" style:font-size-asian="8pt" style:font-size-complex="8pt"/>
    </style:style>
    <style:style style:name="P807" style:family="paragraph" style:parent-style-name="Table_20_Contents">
      <style:text-properties style:font-name="Ubuntu Mono1" fo:font-size="8pt" officeooo:rsid="00b7e8fb" officeooo:paragraph-rsid="02fd59d8" style:font-size-asian="8pt" style:font-size-complex="8pt"/>
    </style:style>
    <style:style style:name="P808" style:family="paragraph" style:parent-style-name="Table_20_Contents">
      <style:text-properties style:font-name="Ubuntu Mono1" fo:font-size="8pt" officeooo:rsid="009e8d52" officeooo:paragraph-rsid="02fd59d8" style:font-size-asian="8pt" style:font-size-complex="8pt"/>
    </style:style>
    <style:style style:name="P809" style:family="paragraph" style:parent-style-name="Table_20_Contents">
      <style:text-properties style:font-name="Ubuntu Mono1" fo:font-size="8pt" officeooo:rsid="00b37cc8" officeooo:paragraph-rsid="02fd59d8" style:font-size-asian="8pt" style:font-size-complex="8pt"/>
    </style:style>
    <style:style style:name="P810" style:family="paragraph" style:parent-style-name="Table_20_Contents">
      <style:text-properties style:font-name="Ubuntu Mono1" fo:font-size="8pt" officeooo:rsid="00b90ff4" officeooo:paragraph-rsid="02fd59d8" style:font-size-asian="8pt" style:font-size-complex="8pt"/>
    </style:style>
    <style:style style:name="P811" style:family="paragraph" style:parent-style-name="Table_20_Contents">
      <style:text-properties style:font-name="Ubuntu Mono1" fo:font-size="8pt" officeooo:rsid="00adfc65" officeooo:paragraph-rsid="02fd59d8" style:font-size-asian="8pt" style:font-size-complex="8pt"/>
    </style:style>
    <style:style style:name="P812" style:family="paragraph" style:parent-style-name="Table_20_Contents">
      <style:text-properties style:font-name="Ubuntu Mono1" fo:font-size="8pt" officeooo:rsid="00b1c416" officeooo:paragraph-rsid="02fd59d8" style:font-size-asian="8pt" style:font-size-complex="8pt"/>
    </style:style>
    <style:style style:name="P813" style:family="paragraph" style:parent-style-name="Table_20_Contents">
      <style:text-properties style:font-name="Ubuntu Mono1" fo:font-size="8pt" officeooo:rsid="00b3d06f" officeooo:paragraph-rsid="02fd59d8" style:font-size-asian="8pt" style:font-size-complex="8pt"/>
    </style:style>
    <style:style style:name="P814" style:family="paragraph" style:parent-style-name="Table_20_Contents">
      <style:text-properties style:font-name="Ubuntu Mono1" fo:font-size="8pt" officeooo:rsid="00aac0c7" officeooo:paragraph-rsid="02fd59d8" style:font-size-asian="8pt" style:font-size-complex="8pt"/>
    </style:style>
    <style:style style:name="P815" style:family="paragraph" style:parent-style-name="Table_20_Contents">
      <style:text-properties style:font-name="Ubuntu Mono1" fo:font-size="8pt" officeooo:rsid="009beb90" officeooo:paragraph-rsid="02fd59d8" style:font-size-asian="8pt" style:font-size-complex="8pt"/>
    </style:style>
    <style:style style:name="P816" style:family="paragraph" style:parent-style-name="Table_20_Contents">
      <style:text-properties style:font-name="Ubuntu Mono1" fo:font-size="8pt" officeooo:rsid="009d1465" officeooo:paragraph-rsid="02fd59d8" style:font-size-asian="8pt" style:font-size-complex="8pt"/>
    </style:style>
    <style:style style:name="P817" style:family="paragraph" style:parent-style-name="Table_20_Contents">
      <style:text-properties style:font-name="Ubuntu Mono1" fo:font-size="8pt" officeooo:rsid="00afefec" officeooo:paragraph-rsid="02fd59d8" style:font-size-asian="8pt" style:font-size-complex="8pt"/>
    </style:style>
    <style:style style:name="P818" style:family="paragraph" style:parent-style-name="Table_20_Contents">
      <style:text-properties style:font-name="Ubuntu Mono1" fo:font-size="8pt" officeooo:paragraph-rsid="02fd59d8" style:font-size-asian="8pt" style:font-size-complex="8pt"/>
    </style:style>
    <style:style style:name="P819" style:family="paragraph" style:parent-style-name="Table_20_Contents">
      <style:text-properties style:font-name="Ubuntu Mono1" fo:font-size="8pt" fo:font-weight="bold" officeooo:rsid="00977fcb" officeooo:paragraph-rsid="02fecc24" style:font-size-asian="8pt" style:font-weight-asian="bold" style:font-size-complex="8pt" style:font-weight-complex="bold"/>
    </style:style>
    <style:style style:name="P820" style:family="paragraph" style:parent-style-name="Table_20_Contents">
      <style:text-properties style:font-name="Ubuntu Mono1" fo:font-size="8pt" fo:font-weight="bold" officeooo:rsid="00457c6f" officeooo:paragraph-rsid="02fecc24" style:font-size-asian="8pt" style:font-weight-asian="bold" style:font-size-complex="8pt" style:font-weight-complex="bold"/>
    </style:style>
    <style:style style:name="P821" style:family="paragraph" style:parent-style-name="Table_20_Contents">
      <style:text-properties style:font-name="Ubuntu Mono1" fo:font-size="8pt" fo:font-weight="bold" officeooo:rsid="0085bd56" officeooo:paragraph-rsid="02fecc24" style:font-size-asian="8pt" style:font-weight-asian="bold" style:font-size-complex="8pt" style:font-weight-complex="bold"/>
    </style:style>
    <style:style style:name="P822" style:family="paragraph" style:parent-style-name="Table_20_Contents">
      <style:text-properties style:font-name="Ubuntu Mono1" fo:font-size="8pt" fo:font-weight="bold" officeooo:rsid="00846268" officeooo:paragraph-rsid="02fecc24" style:font-size-asian="8pt" style:font-weight-asian="bold" style:font-size-complex="8pt" style:font-weight-complex="bold"/>
    </style:style>
    <style:style style:name="P823" style:family="paragraph" style:parent-style-name="Table_20_Contents">
      <style:text-properties style:font-name="Ubuntu Mono1" fo:font-size="8pt" fo:font-weight="bold" officeooo:rsid="0089e2d0" officeooo:paragraph-rsid="02fecc24" style:font-size-asian="8pt" style:font-weight-asian="bold" style:font-size-complex="8pt" style:font-weight-complex="bold"/>
    </style:style>
    <style:style style:name="P824" style:family="paragraph" style:parent-style-name="Table_20_Contents">
      <style:text-properties style:font-name="Ubuntu Mono1" fo:font-size="8pt" fo:font-weight="bold" officeooo:rsid="00a6e658" officeooo:paragraph-rsid="02fecc24" style:font-size-asian="8pt" style:font-weight-asian="bold" style:font-size-complex="8pt" style:font-weight-complex="bold"/>
    </style:style>
    <style:style style:name="P825" style:family="paragraph" style:parent-style-name="Table_20_Contents">
      <style:text-properties style:font-name="Ubuntu Mono1" fo:font-size="8pt" fo:font-weight="bold" officeooo:rsid="009a360c" officeooo:paragraph-rsid="02fecc24" style:font-size-asian="8pt" style:font-weight-asian="bold" style:font-size-complex="8pt" style:font-weight-complex="bold"/>
    </style:style>
    <style:style style:name="P826" style:family="paragraph" style:parent-style-name="Table_20_Contents">
      <style:text-properties style:font-name="Ubuntu Mono1" fo:font-size="8pt" fo:font-weight="bold" officeooo:rsid="008adee6" officeooo:paragraph-rsid="02fecc24" style:font-size-asian="8pt" style:font-weight-asian="bold" style:font-size-complex="8pt" style:font-weight-complex="bold"/>
    </style:style>
    <style:style style:name="P827" style:family="paragraph" style:parent-style-name="Table_20_Contents">
      <style:text-properties style:font-name="Ubuntu Mono1" fo:font-size="8pt" fo:font-weight="bold" officeooo:rsid="0044b71c" officeooo:paragraph-rsid="02fecc24" style:font-size-asian="8pt" style:font-weight-asian="bold" style:font-size-complex="8pt" style:font-weight-complex="bold"/>
    </style:style>
    <style:style style:name="P828" style:family="paragraph" style:parent-style-name="Table_20_Contents">
      <style:text-properties style:font-name="Ubuntu Mono1" fo:font-size="8pt" fo:font-weight="bold" officeooo:rsid="007fb89a" officeooo:paragraph-rsid="02fecc24" style:font-size-asian="8pt" style:font-weight-asian="bold" style:font-size-complex="8pt" style:font-weight-complex="bold"/>
    </style:style>
    <style:style style:name="P829" style:family="paragraph" style:parent-style-name="Table_20_Contents">
      <style:text-properties style:font-name="Ubuntu Mono1" fo:font-size="8pt" fo:font-weight="bold" officeooo:rsid="00a5e76b" officeooo:paragraph-rsid="02fecc24" style:font-size-asian="8pt" style:font-weight-asian="bold" style:font-size-complex="8pt" style:font-weight-complex="bold"/>
    </style:style>
    <style:style style:name="P830" style:family="paragraph" style:parent-style-name="Table_20_Contents">
      <style:text-properties style:font-name="Ubuntu Mono1" fo:font-size="8pt" fo:font-weight="bold" officeooo:rsid="008bc956" officeooo:paragraph-rsid="02fecc24" style:font-size-asian="8pt" style:font-weight-asian="bold" style:font-size-complex="8pt" style:font-weight-complex="bold"/>
    </style:style>
    <style:style style:name="P831" style:family="paragraph" style:parent-style-name="Table_20_Contents">
      <style:text-properties style:font-name="Ubuntu Mono1" fo:font-size="8pt" fo:font-weight="bold" officeooo:rsid="00974e4c" officeooo:paragraph-rsid="02fecc24" style:font-size-asian="8pt" style:font-weight-asian="bold" style:font-size-complex="8pt" style:font-weight-complex="bold"/>
    </style:style>
    <style:style style:name="P832" style:family="paragraph" style:parent-style-name="Table_20_Contents">
      <style:text-properties style:font-name="Ubuntu Mono1" fo:font-size="8pt" fo:font-weight="bold" officeooo:rsid="00a8db0c" officeooo:paragraph-rsid="02fecc24" style:font-size-asian="8pt" style:font-weight-asian="bold" style:font-size-complex="8pt" style:font-weight-complex="bold"/>
    </style:style>
    <style:style style:name="P833" style:family="paragraph" style:parent-style-name="Table_20_Contents">
      <style:text-properties style:font-name="Ubuntu Mono1" fo:font-size="8pt" fo:font-weight="bold" officeooo:rsid="007e55b7" officeooo:paragraph-rsid="02fecc24" style:font-size-asian="8pt" style:font-weight-asian="bold" style:font-size-complex="8pt" style:font-weight-complex="bold"/>
    </style:style>
    <style:style style:name="P834" style:family="paragraph" style:parent-style-name="Table_20_Contents">
      <style:text-properties style:font-name="Ubuntu Mono1" fo:font-size="8pt" fo:font-weight="bold" officeooo:rsid="009fdb9a" officeooo:paragraph-rsid="02fecc24" style:font-size-asian="8pt" style:font-weight-asian="bold" style:font-size-complex="8pt" style:font-weight-complex="bold"/>
    </style:style>
    <style:style style:name="P835" style:family="paragraph" style:parent-style-name="Table_20_Contents">
      <style:text-properties style:font-name="Ubuntu Mono1" fo:font-size="8pt" fo:font-weight="bold" officeooo:rsid="009f7198" officeooo:paragraph-rsid="02fecc24" style:font-size-asian="8pt" style:font-weight-asian="bold" style:font-size-complex="8pt" style:font-weight-complex="bold"/>
    </style:style>
    <style:style style:name="P836" style:family="paragraph" style:parent-style-name="Table_20_Contents">
      <style:text-properties style:font-name="Ubuntu Mono1" fo:font-size="8pt" fo:font-weight="bold" officeooo:rsid="0058fdfa" officeooo:paragraph-rsid="02fecc24" style:font-size-asian="8pt" style:font-weight-asian="bold" style:font-size-complex="8pt" style:font-weight-complex="bold"/>
    </style:style>
    <style:style style:name="P837" style:family="paragraph" style:parent-style-name="Table_20_Contents">
      <style:text-properties style:font-name="Ubuntu Mono1" fo:font-size="8pt" fo:font-weight="bold" officeooo:rsid="0059b3ae" officeooo:paragraph-rsid="02fecc24" style:font-size-asian="8pt" style:font-weight-asian="bold" style:font-size-complex="8pt" style:font-weight-complex="bold"/>
    </style:style>
    <style:style style:name="P838" style:family="paragraph" style:parent-style-name="Table_20_Contents">
      <style:text-properties style:font-name="Ubuntu Mono1" fo:font-size="8pt" fo:font-weight="bold" officeooo:rsid="007e82ab" officeooo:paragraph-rsid="02fecc24" style:font-size-asian="8pt" style:font-weight-asian="bold" style:font-size-complex="8pt" style:font-weight-complex="bold"/>
    </style:style>
    <style:style style:name="P839" style:family="paragraph" style:parent-style-name="Table_20_Contents">
      <style:text-properties style:font-name="Ubuntu Mono1" fo:font-size="8pt" fo:font-weight="bold" officeooo:rsid="008693b4" officeooo:paragraph-rsid="02fecc24" style:font-size-asian="8pt" style:font-weight-asian="bold" style:font-size-complex="8pt" style:font-weight-complex="bold"/>
    </style:style>
    <style:style style:name="P840" style:family="paragraph" style:parent-style-name="Table_20_Contents">
      <style:text-properties style:font-name="Ubuntu Mono1" fo:font-size="8pt" fo:font-weight="bold" officeooo:rsid="0082ad77" officeooo:paragraph-rsid="02fecc24" style:font-size-asian="8pt" style:font-weight-asian="bold" style:font-size-complex="8pt" style:font-weight-complex="bold"/>
    </style:style>
    <style:style style:name="P841" style:family="paragraph" style:parent-style-name="head11_5f_ubuntu">
      <style:text-properties officeooo:paragraph-rsid="02fb9966"/>
    </style:style>
    <style:style style:name="P842" style:family="paragraph" style:parent-style-name="head11_5f_ubuntu">
      <style:text-properties officeooo:paragraph-rsid="02fd0757"/>
    </style:style>
    <style:style style:name="P843" style:family="paragraph" style:parent-style-name="head11_5f_ubuntu">
      <style:text-properties officeooo:paragraph-rsid="02fd59d8"/>
    </style:style>
    <style:style style:name="P844" style:family="paragraph" style:parent-style-name="head11_5f_ubuntu">
      <style:paragraph-properties fo:break-before="page"/>
      <style:text-properties officeooo:paragraph-rsid="02fb9966"/>
    </style:style>
    <style:style style:name="P845" style:family="paragraph" style:parent-style-name="head11_5f_ubuntu">
      <style:paragraph-properties fo:break-before="page"/>
      <style:text-properties officeooo:rsid="0134474b" officeooo:paragraph-rsid="02fd0757"/>
    </style:style>
    <style:style style:name="P846" style:family="paragraph" style:parent-style-name="head11_5f_ubuntu">
      <style:paragraph-properties fo:break-before="page"/>
      <style:text-properties officeooo:paragraph-rsid="02fecc24"/>
    </style:style>
    <style:style style:name="P847" style:family="paragraph" style:parent-style-name="head11_5f_ubuntu">
      <style:paragraph-properties fo:break-before="page"/>
      <style:text-properties officeooo:paragraph-rsid="02ff3b0d"/>
    </style:style>
    <style:style style:name="P848" style:family="paragraph" style:parent-style-name="head11_5f_ubuntu">
      <style:paragraph-properties fo:break-before="page"/>
      <style:text-properties officeooo:paragraph-rsid="02fd59d8"/>
    </style:style>
    <style:style style:name="P849" style:family="paragraph" style:parent-style-name="head_5f_11_5f_lib_5f_serif">
      <style:text-properties officeooo:paragraph-rsid="02651f1e"/>
    </style:style>
    <style:style style:name="P850" style:family="paragraph" style:parent-style-name="head_5f_11_5f_lib_5f_serif">
      <style:paragraph-properties fo:break-before="page"/>
    </style:style>
    <style:style style:name="P851" style:family="paragraph" style:parent-style-name="head_5f_11_5f_lib_5f_serif">
      <style:paragraph-properties fo:break-before="page"/>
      <style:text-properties officeooo:paragraph-rsid="02651f1e"/>
    </style:style>
    <style:style style:name="P852" style:family="paragraph" style:parent-style-name="ubuntu_5f_mono_5f_8">
      <style:text-properties officeooo:rsid="01c8cae3" officeooo:paragraph-rsid="02fb9966"/>
    </style:style>
    <style:style style:name="P853" style:family="paragraph" style:parent-style-name="ubuntu_5f_mono_5f_8">
      <style:text-properties officeooo:rsid="01c96688" officeooo:paragraph-rsid="02fb9966"/>
    </style:style>
    <style:style style:name="P854" style:family="paragraph" style:parent-style-name="ubuntu_5f_mono_5f_8">
      <style:text-properties officeooo:paragraph-rsid="02fb9966"/>
    </style:style>
    <style:style style:name="P855" style:family="paragraph" style:parent-style-name="ubuntu_5f_mono_5f_8">
      <style:text-properties officeooo:paragraph-rsid="02fd0757"/>
    </style:style>
    <style:style style:name="P856" style:family="paragraph" style:parent-style-name="ubuntu_5f_mono_5f_8">
      <style:text-properties style:font-name="Ubuntu Mono1" fo:font-size="8pt" officeooo:paragraph-rsid="02fd0757" style:font-size-asian="8pt" style:font-size-complex="8pt"/>
    </style:style>
    <style:style style:name="P857" style:family="paragraph" style:parent-style-name="ubuntu_5f_mono_5f_8">
      <style:text-properties style:font-name="Ubuntu Mono1" fo:font-size="9pt" officeooo:paragraph-rsid="02fecc24" style:font-size-asian="7.84999990463257pt" style:font-size-complex="9pt"/>
    </style:style>
    <style:style style:name="P858" style:family="paragraph" style:parent-style-name="ubuntu_5f_mono_5f_8">
      <style:text-properties officeooo:paragraph-rsid="02fd59d8"/>
    </style:style>
    <style:style style:name="P859" style:family="paragraph" style:parent-style-name="ubuntu_5f_mono_5f_8">
      <style:text-properties officeooo:paragraph-rsid="02fecc24"/>
    </style:style>
    <style:style style:name="P860" style:family="paragraph" style:parent-style-name="ubuntu_5f_mono_5f_8">
      <style:text-properties officeooo:paragraph-rsid="02ff3b0d"/>
    </style:style>
    <style:style style:name="P861" style:family="paragraph" style:parent-style-name="ubuntu_5f_mono_5f_9">
      <style:text-properties style:font-name="Ubuntu Mono1" fo:font-size="9pt" fo:font-weight="bold" officeooo:rsid="02f82e47" officeooo:paragraph-rsid="02f82e47" style:font-size-asian="9pt" style:font-weight-asian="bold" style:font-size-complex="9pt" style:font-weight-complex="bold"/>
    </style:style>
    <style:style style:name="P862" style:family="paragraph" style:parent-style-name="ubuntu_5f_mono_5f_9">
      <style:text-properties style:font-name="Ubuntu Mono1" officeooo:rsid="016567f4"/>
    </style:style>
    <style:style style:name="P863" style:family="paragraph" style:parent-style-name="ubuntu_5f_mono_5f_9">
      <style:text-properties officeooo:rsid="00dc0c08" officeooo:paragraph-rsid="00dc0c08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bold" style:font-weight-asian="bold" style:font-weight-complex="bold"/>
    </style:style>
    <style:style style:name="T3" style:family="text">
      <style:text-properties style:font-name="Liberation Serif1" fo:font-weight="bold" officeooo:rsid="029e8cfe" style:font-weight-asian="bold" style:font-weight-complex="bold"/>
    </style:style>
    <style:style style:name="T4" style:family="text">
      <style:text-properties style:font-name="Liberation Serif1" fo:font-size="8pt" style:font-size-asian="8pt" style:font-size-complex="8pt"/>
    </style:style>
    <style:style style:name="T5" style:family="text">
      <style:text-properties style:font-name="Liberation Serif1" fo:font-size="8pt" officeooo:rsid="01a92ef7" style:font-size-asian="8pt" style:font-size-complex="8pt"/>
    </style:style>
    <style:style style:name="T6" style:family="text">
      <style:text-properties style:font-name="Liberation Serif1" fo:font-size="8pt" officeooo:rsid="0142400c" style:font-size-asian="8pt" style:font-size-complex="8pt"/>
    </style:style>
    <style:style style:name="T7" style:family="text">
      <style:text-properties style:font-name="Liberation Serif1" fo:font-size="8pt" officeooo:rsid="01120a80" style:font-size-asian="8pt" style:font-size-complex="8pt"/>
    </style:style>
    <style:style style:name="T8" style:family="text">
      <style:text-properties style:font-name="Liberation Serif1" fo:font-size="8pt" officeooo:rsid="01129483" style:font-size-asian="8pt" style:font-size-complex="8pt"/>
    </style:style>
    <style:style style:name="T9" style:family="text">
      <style:text-properties style:font-name="Liberation Serif1" fo:font-size="8pt" officeooo:rsid="023441cb" style:font-size-asian="8pt" style:font-size-complex="8pt"/>
    </style:style>
    <style:style style:name="T10" style:family="text">
      <style:text-properties style:font-name="Liberation Serif1" fo:font-size="8pt" officeooo:rsid="024252ac" style:font-size-asian="8pt" style:font-size-complex="8pt"/>
    </style:style>
    <style:style style:name="T11" style:family="text">
      <style:text-properties style:font-name="Liberation Serif1" fo:font-size="8pt" officeooo:rsid="0257ebfb" style:font-size-asian="8pt" style:font-size-complex="8pt"/>
    </style:style>
    <style:style style:name="T12" style:family="text">
      <style:text-properties style:font-name="Liberation Serif1" fo:font-size="8pt" officeooo:rsid="02f80703" style:font-size-asian="8pt" style:font-size-complex="8pt"/>
    </style:style>
    <style:style style:name="T13" style:family="text">
      <style:text-properties style:font-name="Liberation Serif1" fo:font-size="8pt" officeooo:rsid="02f82e47" style:font-size-asian="8pt" style:font-size-complex="8pt"/>
    </style:style>
    <style:style style:name="T14" style:family="text">
      <style:text-properties style:font-name="Liberation Serif1" fo:font-size="8pt" officeooo:rsid="00bf321a" style:font-size-asian="8pt" style:font-size-complex="8pt"/>
    </style:style>
    <style:style style:name="T15" style:family="text">
      <style:text-properties style:font-name="Liberation Serif1"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Liberation Serif1" fo:font-size="8pt" fo:font-weight="bold" officeooo:rsid="024299a8" style:font-size-asian="8pt" style:font-weight-asian="bold" style:font-size-complex="8pt" style:font-weight-complex="bold"/>
    </style:style>
    <style:style style:name="T17" style:family="text">
      <style:text-properties style:font-name="Liberation Serif1" fo:font-size="8pt" fo:font-weight="bold" officeooo:rsid="0283a0fa" style:font-size-asian="8pt" style:font-weight-asian="bold" style:font-size-complex="8pt" style:font-weight-complex="bold"/>
    </style:style>
    <style:style style:name="T18" style:family="text">
      <style:text-properties style:font-name="Liberation Serif1" officeooo:rsid="016567f4"/>
    </style:style>
    <style:style style:name="T19" style:family="text">
      <style:text-properties style:font-name="Liberation Serif1" officeooo:rsid="02531d0a"/>
    </style:style>
    <style:style style:name="T20" style:family="text">
      <style:text-properties style:font-name="Liberation Serif1" officeooo:rsid="0255e217"/>
    </style:style>
    <style:style style:name="T21" style:family="text">
      <style:text-properties style:font-name="Liberation Serif1" officeooo:rsid="02651f1e"/>
    </style:style>
    <style:style style:name="T22" style:family="text">
      <style:text-properties style:font-name="Liberation Serif1" officeooo:rsid="02b02660"/>
    </style:style>
    <style:style style:name="T23" style:family="text">
      <style:text-properties style:font-name="Liberation Serif1" officeooo:rsid="02c984bc"/>
    </style:style>
    <style:style style:name="T24" style:family="text">
      <style:text-properties style:font-name="Liberation Serif1" officeooo:rsid="02d0086d"/>
    </style:style>
    <style:style style:name="T25" style:family="text">
      <style:text-properties style:font-name="Liberation Serif1" fo:font-weight="normal" style:font-weight-asian="normal" style:font-weight-complex="normal"/>
    </style:style>
    <style:style style:name="T26" style:family="text">
      <style:text-properties style:font-name="Liberation Serif1" fo:font-size="9pt" officeooo:rsid="02f82e47" style:font-size-asian="9pt" style:font-size-complex="9pt"/>
    </style:style>
    <style:style style:name="T27" style:family="text">
      <style:text-properties style:font-name="Liberation Serif1" style:text-underline-style="solid" style:text-underline-width="auto" style:text-underline-color="font-color"/>
    </style:style>
    <style:style style:name="T28" style:family="text">
      <style:text-properties style:font-name="Liberation Serif1" officeooo:rsid="01552e78"/>
    </style:style>
    <style:style style:name="T29" style:family="text">
      <style:text-properties style:font-name="Liberation Serif1" officeooo:rsid="0157268c"/>
    </style:style>
    <style:style style:name="T30" style:family="text">
      <style:text-properties style:font-name="Liberation Serif1" officeooo:rsid="015925be"/>
    </style:style>
    <style:style style:name="T31" style:family="text">
      <style:text-properties style:font-name="Liberation Serif"/>
    </style:style>
    <style:style style:name="T3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3" style:family="text">
      <style:text-properties fo:font-size="9pt" officeooo:rsid="016651c0"/>
    </style:style>
    <style:style style:name="T34" style:family="text">
      <style:text-properties fo:font-size="9pt" fo:font-weight="normal" style:font-size-asian="9pt" style:font-weight-asian="normal" style:font-size-complex="9pt" style:font-weight-complex="normal"/>
    </style:style>
    <style:style style:name="T35" style:family="text">
      <style:text-properties fo:font-size="9pt" fo:font-weight="normal" officeooo:rsid="0227ec83" style:font-size-asian="9pt" style:font-weight-asian="normal" style:font-size-complex="9pt" style:font-weight-complex="normal"/>
    </style:style>
    <style:style style:name="T36" style:family="text">
      <style:text-properties fo:font-size="9pt" fo:font-weight="normal" officeooo:rsid="0227ec83" style:font-name-asian="Noto Sans CJK SC" style:font-size-asian="9pt" style:font-weight-asian="normal" style:font-name-complex="Lohit Devanagari" style:font-size-complex="9pt" style:font-weight-complex="normal"/>
    </style:style>
    <style:style style:name="T37" style:family="text">
      <style:text-properties officeooo:rsid="0003d7db"/>
    </style:style>
    <style:style style:name="T38" style:family="text">
      <style:text-properties officeooo:rsid="00058746"/>
    </style:style>
    <style:style style:name="T39" style:family="text">
      <style:text-properties fo:font-size="10pt" officeooo:rsid="00203c04"/>
    </style:style>
    <style:style style:name="T40" style:family="text">
      <style:text-properties fo:font-size="10pt" officeooo:rsid="00216f2f"/>
    </style:style>
    <style:style style:name="T41" style:family="text">
      <style:text-properties fo:font-size="10pt" officeooo:rsid="0021ad5a"/>
    </style:style>
    <style:style style:name="T42" style:family="text">
      <style:text-properties fo:font-size="10pt" officeooo:rsid="002c970a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officeooo:rsid="01c35986" style:font-size-asian="10pt" style:font-size-complex="10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058746" style:font-weight-asian="bold" style:font-weight-complex="bold"/>
    </style:style>
    <style:style style:name="T47" style:family="text">
      <style:text-properties fo:font-weight="bold" officeooo:rsid="002699cd" style:font-weight-asian="bold" style:font-weight-complex="bold"/>
    </style:style>
    <style:style style:name="T48" style:family="text">
      <style:text-properties fo:font-weight="bold" officeooo:rsid="010cdfb7" style:font-weight-asian="bold" style:font-weight-complex="bold"/>
    </style:style>
    <style:style style:name="T49" style:family="text">
      <style:text-properties fo:font-weight="bold" officeooo:rsid="01553477" style:font-weight-asian="bold" style:font-weight-complex="bold"/>
    </style:style>
    <style:style style:name="T50" style:family="text">
      <style:text-properties fo:font-weight="bold" officeooo:rsid="014f199b" style:font-weight-asian="bold" style:font-weight-complex="bold"/>
    </style:style>
    <style:style style:name="T51" style:family="text">
      <style:text-properties fo:font-weight="bold" officeooo:rsid="020855c2" style:font-weight-asian="bold" style:font-weight-complex="bold"/>
    </style:style>
    <style:style style:name="T52" style:family="text">
      <style:text-properties fo:font-weight="bold" officeooo:rsid="0223e0b1" style:font-weight-asian="bold" style:font-weight-complex="bold"/>
    </style:style>
    <style:style style:name="T53" style:family="text">
      <style:text-properties fo:font-weight="bold" officeooo:rsid="022605c8" style:font-weight-asian="bold" style:font-weight-complex="bold"/>
    </style:style>
    <style:style style:name="T54" style:family="text">
      <style:text-properties fo:font-weight="bold" officeooo:rsid="020d5f88" style:font-weight-asian="bold" style:font-weight-complex="bold"/>
    </style:style>
    <style:style style:name="T55" style:family="text">
      <style:text-properties fo:font-weight="bold" officeooo:rsid="023de099" style:font-weight-asian="bold" style:font-weight-complex="bold"/>
    </style:style>
    <style:style style:name="T56" style:family="text">
      <style:text-properties fo:font-weight="bold" officeooo:rsid="023d4d3a" style:font-weight-asian="bold" style:font-weight-complex="bold"/>
    </style:style>
    <style:style style:name="T57" style:family="text">
      <style:text-properties fo:font-weight="bold" officeooo:rsid="026085a2" style:font-weight-asian="bold" style:font-weight-complex="bold"/>
    </style:style>
    <style:style style:name="T58" style:family="text">
      <style:text-properties fo:font-weight="bold" officeooo:rsid="0056b422" style:font-weight-asian="bold" style:font-weight-complex="bold"/>
    </style:style>
    <style:style style:name="T59" style:family="text">
      <style:text-properties fo:font-weight="bold" officeooo:rsid="00471d9e" style:font-weight-asian="bold" style:font-weight-complex="bold"/>
    </style:style>
    <style:style style:name="T60" style:family="text">
      <style:text-properties fo:font-weight="bold" officeooo:rsid="00469f78" style:font-weight-asian="bold" style:font-weight-complex="bold"/>
    </style:style>
    <style:style style:name="T61" style:family="text">
      <style:text-properties fo:font-weight="bold" officeooo:rsid="00459bd7" style:font-weight-asian="bold" style:font-weight-complex="bold"/>
    </style:style>
    <style:style style:name="T62" style:family="text">
      <style:text-properties fo:font-weight="bold" officeooo:rsid="01569d4a" style:font-weight-asian="bold" style:font-weight-complex="bold"/>
    </style:style>
    <style:style style:name="T63" style:family="text">
      <style:text-properties fo:font-weight="bold" officeooo:rsid="01c92ce6" style:font-weight-asian="bold" style:font-weight-complex="bold"/>
    </style:style>
    <style:style style:name="T64" style:family="text">
      <style:text-properties fo:font-weight="bold" officeooo:rsid="00df3aef" style:font-weight-asian="bold" style:font-weight-complex="bold"/>
    </style:style>
    <style:style style:name="T65" style:family="text">
      <style:text-properties fo:font-weight="bold" officeooo:rsid="029e8cfe" style:font-weight-asian="bold" style:font-weight-complex="bold"/>
    </style:style>
    <style:style style:name="T66" style:family="text">
      <style:text-properties fo:font-weight="bold" officeooo:rsid="02ac682b" style:font-weight-asian="bold" style:font-weight-complex="bold"/>
    </style:style>
    <style:style style:name="T67" style:family="text">
      <style:text-properties fo:font-weight="bold" officeooo:rsid="02b2fb02" style:font-weight-asian="bold" style:font-weight-complex="bold"/>
    </style:style>
    <style:style style:name="T68" style:family="text">
      <style:text-properties fo:font-weight="bold" officeooo:rsid="02bb9040" style:font-weight-asian="bold" style:font-weight-complex="bold"/>
    </style:style>
    <style:style style:name="T69" style:family="text">
      <style:text-properties fo:font-weight="bold" officeooo:rsid="02df3442" style:font-weight-asian="bold" style:font-weight-complex="bold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style:text-underline-style="solid" style:text-underline-width="auto" style:text-underline-color="font-color" officeooo:rsid="00068c6f"/>
    </style:style>
    <style:style style:name="T7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3" style:family="text">
      <style:text-properties style:text-underline-style="solid" style:text-underline-width="auto" style:text-underline-color="font-color" fo:font-weight="bold" officeooo:rsid="014e4e10" style:font-weight-asian="bold" style:font-weight-complex="bold"/>
    </style:style>
    <style:style style:name="T74" style:family="text">
      <style:text-properties style:text-underline-style="solid" style:text-underline-width="auto" style:text-underline-color="font-color" fo:font-weight="bold" officeooo:rsid="01fe07e4" style:font-weight-asian="bold" style:font-weight-complex="bold"/>
    </style:style>
    <style:style style:name="T75" style:family="text">
      <style:text-properties style:text-underline-style="solid" style:text-underline-width="auto" style:text-underline-color="font-color" fo:font-weight="bold" fo:background-color="#ff8000" loext:char-shading-value="0" style:font-weight-asian="bold" style:font-weight-complex="bold"/>
    </style:style>
    <style:style style:name="T76" style:family="text">
      <style:text-properties officeooo:rsid="00145a3b"/>
    </style:style>
    <style:style style:name="T77" style:family="text">
      <style:text-properties officeooo:rsid="0016ebd7"/>
    </style:style>
    <style:style style:name="T78" style:family="text">
      <style:text-properties officeooo:rsid="0017621a"/>
    </style:style>
    <style:style style:name="T79" style:family="text">
      <style:text-properties officeooo:rsid="0017f5a6"/>
    </style:style>
    <style:style style:name="T80" style:family="text">
      <style:text-properties officeooo:rsid="001928bf"/>
    </style:style>
    <style:style style:name="T81" style:family="text">
      <style:text-properties officeooo:rsid="001b6e67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6908f2" style:font-weight-asian="normal" style:font-weight-complex="normal"/>
    </style:style>
    <style:style style:name="T84" style:family="text">
      <style:text-properties fo:font-weight="normal" officeooo:rsid="00698fd4" style:font-weight-asian="normal" style:font-weight-complex="normal"/>
    </style:style>
    <style:style style:name="T85" style:family="text">
      <style:text-properties fo:font-weight="normal" officeooo:rsid="0066fd29" style:font-weight-asian="normal" style:font-weight-complex="normal"/>
    </style:style>
    <style:style style:name="T86" style:family="text">
      <style:text-properties fo:font-weight="normal" officeooo:rsid="00167754" style:font-weight-asian="normal" style:font-weight-complex="normal"/>
    </style:style>
    <style:style style:name="T87" style:family="text">
      <style:text-properties fo:font-weight="normal" officeooo:rsid="0223e0b1" style:font-weight-asian="normal" style:font-weight-complex="normal"/>
    </style:style>
    <style:style style:name="T88" style:family="text">
      <style:text-properties fo:font-weight="normal" officeooo:rsid="002699cd" style:font-weight-asian="normal" style:font-weight-complex="normal"/>
    </style:style>
    <style:style style:name="T89" style:family="text">
      <style:text-properties fo:font-weight="normal" officeooo:rsid="02f59729" style:font-weight-asian="normal" style:font-weight-complex="normal"/>
    </style:style>
    <style:style style:name="T90" style:family="text">
      <style:text-properties fo:font-weight="normal" style:font-name-asian="Noto Sans CJK SC" style:font-weight-asian="normal" style:font-name-complex="Lohit Devanagari" style:font-weight-complex="normal"/>
    </style:style>
    <style:style style:name="T91" style:family="text">
      <style:text-properties style:use-window-font-color="true" fo:font-size="8pt" style:text-underline-style="solid" style:text-underline-width="bold" style:text-underline-color="#127622" style:font-size-asian="8pt" style:font-size-complex="8pt"/>
    </style:style>
    <style:style style:name="T92" style:family="text">
      <style:text-properties style:use-window-font-color="true" fo:font-size="8pt" style:text-underline-style="solid" style:text-underline-type="double" style:text-underline-width="auto" style:text-underline-color="#127622" style:font-size-asian="8pt" style:font-size-complex="8pt"/>
    </style:style>
    <style:style style:name="T93" style:family="text">
      <style:text-properties officeooo:rsid="001df0d8"/>
    </style:style>
    <style:style style:name="T94" style:family="text">
      <style:text-properties officeooo:rsid="00203c04"/>
    </style:style>
    <style:style style:name="T95" style:family="text">
      <style:text-properties officeooo:rsid="00216f2f"/>
    </style:style>
    <style:style style:name="T96" style:family="text">
      <style:text-properties officeooo:rsid="002699cd"/>
    </style:style>
    <style:style style:name="T97" style:family="text">
      <style:text-properties officeooo:rsid="00273a01"/>
    </style:style>
    <style:style style:name="T98" style:family="text">
      <style:text-properties officeooo:rsid="002b2733"/>
    </style:style>
    <style:style style:name="T99" style:family="text">
      <style:text-properties officeooo:rsid="002c970a"/>
    </style:style>
    <style:style style:name="T100" style:family="text">
      <style:text-properties officeooo:rsid="002d46e3"/>
    </style:style>
    <style:style style:name="T101" style:family="text">
      <style:text-properties fo:font-size="8pt"/>
    </style:style>
    <style:style style:name="T102" style:family="text">
      <style:text-properties fo:font-size="8pt" style:font-size-asian="8pt" style:font-size-complex="8pt"/>
    </style:style>
    <style:style style:name="T103" style:family="text">
      <style:text-properties fo:font-size="8pt" officeooo:rsid="01a92ef7" style:font-size-asian="8pt" style:font-size-complex="8pt"/>
    </style:style>
    <style:style style:name="T104" style:family="text">
      <style:text-properties fo:font-size="8pt" officeooo:rsid="01d3cc71" style:font-size-asian="8pt" style:font-size-complex="8pt"/>
    </style:style>
    <style:style style:name="T105" style:family="text">
      <style:text-properties fo:font-size="8pt" officeooo:rsid="01e6ae77" style:font-size-asian="8pt" style:font-size-complex="8pt"/>
    </style:style>
    <style:style style:name="T106" style:family="text">
      <style:text-properties fo:font-size="8pt" officeooo:rsid="01e7c0b1" style:font-size-asian="8pt" style:font-size-complex="8pt"/>
    </style:style>
    <style:style style:name="T107" style:family="text">
      <style:text-properties fo:font-size="8pt" officeooo:rsid="024252ac" style:font-size-asian="8pt" style:font-size-complex="8pt"/>
    </style:style>
    <style:style style:name="T108" style:family="text">
      <style:text-properties fo:font-size="8pt" officeooo:rsid="0257ebfb" style:font-size-asian="8pt" style:font-size-complex="8pt"/>
    </style:style>
    <style:style style:name="T109" style:family="text">
      <style:text-properties fo:font-size="8pt" officeooo:rsid="0142400c" style:font-size-asian="8pt" style:font-size-complex="8pt"/>
    </style:style>
    <style:style style:name="T110" style:family="text">
      <style:text-properties fo:font-size="8pt" officeooo:rsid="01120a80" style:font-size-asian="8pt" style:font-size-complex="8pt"/>
    </style:style>
    <style:style style:name="T111" style:family="text">
      <style:text-properties fo:font-size="8pt" officeooo:rsid="01129483" style:font-size-asian="8pt" style:font-size-complex="8pt"/>
    </style:style>
    <style:style style:name="T112" style:family="text">
      <style:text-properties fo:font-size="8pt" officeooo:rsid="0118d036" style:font-size-asian="8pt" style:font-size-complex="8pt"/>
    </style:style>
    <style:style style:name="T113" style:family="text">
      <style:text-properties fo:font-size="8pt" officeooo:rsid="015835a7" style:font-size-asian="8pt" style:font-size-complex="8pt"/>
    </style:style>
    <style:style style:name="T114" style:family="text">
      <style:text-properties fo:font-size="8pt" officeooo:rsid="01d111f0" style:font-size-asian="8pt" style:font-size-complex="8pt"/>
    </style:style>
    <style:style style:name="T115" style:family="text">
      <style:text-properties fo:font-size="8pt" officeooo:rsid="00216f2f" style:font-size-asian="8pt" style:font-size-complex="8pt"/>
    </style:style>
    <style:style style:name="T116" style:family="text">
      <style:text-properties fo:font-size="8pt" officeooo:rsid="02da4e39" style:font-size-asian="8pt" style:font-size-complex="8pt"/>
    </style:style>
    <style:style style:name="T117" style:family="text">
      <style:text-properties fo:font-size="8pt" style:text-underline-style="dash" style:text-underline-width="bold" style:text-underline-color="#127622" style:font-size-asian="8pt" style:font-size-complex="8pt"/>
    </style:style>
    <style:style style:name="T118" style:family="text">
      <style:text-properties fo:font-size="8pt" fo:font-weight="normal" style:font-size-asian="8pt" style:font-weight-asian="normal" style:font-size-complex="8pt" style:font-weight-complex="normal"/>
    </style:style>
    <style:style style:name="T119" style:family="text">
      <style:text-properties fo:font-size="8pt" fo:font-weight="normal" officeooo:rsid="00216f2f" style:font-size-asian="8pt" style:font-weight-asian="normal" style:font-size-complex="8pt" style:font-weight-complex="normal"/>
    </style:style>
    <style:style style:name="T120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21" style:family="text">
      <style:text-properties fo:font-size="8pt" fo:font-style="italic" style:font-size-asian="8pt" style:font-style-asian="italic" style:font-size-complex="8pt" style:font-style-complex="italic"/>
    </style:style>
    <style:style style:name="T122" style:family="text">
      <style:text-properties fo:font-size="8pt" fo:font-style="italic" officeooo:rsid="01cadd9f" style:font-size-asian="8pt" style:font-style-asian="italic" style:font-size-complex="8pt" style:font-style-complex="italic"/>
    </style:style>
    <style:style style:name="T12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24" style:family="text">
      <style:text-properties fo:font-size="8pt" fo:font-weight="bold" style:font-size-asian="8pt" style:font-weight-asian="bold" style:font-size-complex="8pt" style:font-weight-complex="bold"/>
    </style:style>
    <style:style style:name="T125" style:family="text">
      <style:text-properties fo:font-size="8pt" fo:font-weight="bold" officeooo:rsid="02835ecb" style:font-size-asian="8pt" style:font-weight-asian="bold" style:font-size-complex="8pt" style:font-weight-complex="bold"/>
    </style:style>
    <style:style style:name="T126" style:family="text">
      <style:text-properties fo:font-size="8pt" fo:font-weight="bold" officeooo:rsid="0283a0fa" style:font-size-asian="8pt" style:font-weight-asian="bold" style:font-size-complex="8pt" style:font-weight-complex="bold"/>
    </style:style>
    <style:style style:name="T127" style:family="text">
      <style:text-properties fo:font-size="8pt" fo:font-weight="bold" officeooo:rsid="0284d133" style:font-size-asian="8pt" style:font-weight-asian="bold" style:font-size-complex="8pt" style:font-weight-complex="bold"/>
    </style:style>
    <style:style style:name="T128" style:family="text">
      <style:text-properties fo:font-size="8pt" fo:font-weight="bold" officeooo:rsid="0283f50c" style:font-size-asian="8pt" style:font-weight-asian="bold" style:font-size-complex="8pt" style:font-weight-complex="bold"/>
    </style:style>
    <style:style style:name="T129" style:family="text">
      <style:text-properties fo:font-size="8pt" fo:font-style="normal" style:font-size-asian="8pt" style:font-style-asian="normal" style:font-size-complex="8pt" style:font-style-complex="normal"/>
    </style:style>
    <style:style style:name="T130" style:family="text">
      <style:text-properties style:font-name="Purisa"/>
    </style:style>
    <style:style style:name="T131" style:family="text">
      <style:text-properties style:font-name="Purisa" fo:font-size="8pt" fo:font-weight="bold" style:font-size-asian="8pt" style:font-weight-asian="bold" style:font-size-complex="8pt" style:font-weight-complex="bold"/>
    </style:style>
    <style:style style:name="T132" style:family="text">
      <style:text-properties style:font-name="Purisa" fo:font-size="8pt" fo:font-weight="bold" officeooo:rsid="002c970a" style:font-size-asian="8pt" style:font-weight-asian="bold" style:font-size-complex="8pt" style:font-weight-complex="bold"/>
    </style:style>
    <style:style style:name="T133" style:family="text">
      <style:text-properties style:font-name="Purisa" fo:font-size="8pt" fo:font-weight="bold" officeooo:rsid="002f0a60" style:font-size-asian="8pt" style:font-weight-asian="bold" style:font-size-complex="8pt" style:font-weight-complex="bold"/>
    </style:style>
    <style:style style:name="T134" style:family="text">
      <style:text-properties style:font-name="Purisa" fo:font-size="8pt" style:text-underline-style="none" fo:font-weight="bold" style:font-size-asian="8pt" style:font-weight-asian="bold" style:font-size-complex="8pt" style:font-weight-complex="bold"/>
    </style:style>
    <style:style style:name="T135" style:family="text">
      <style:text-properties officeooo:rsid="0030f3a6"/>
    </style:style>
    <style:style style:name="T136" style:family="text">
      <style:text-properties officeooo:rsid="0012ba5a"/>
    </style:style>
    <style:style style:name="T137" style:family="text">
      <style:text-properties officeooo:rsid="0032a763"/>
    </style:style>
    <style:style style:name="T1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officeooo:rsid="006908f2" style:font-style-asian="italic" style:font-style-complex="italic"/>
    </style:style>
    <style:style style:name="T141" style:family="text">
      <style:text-properties fo:font-style="italic" officeooo:rsid="00216f2f" style:font-style-asian="italic" style:font-style-complex="italic"/>
    </style:style>
    <style:style style:name="T142" style:family="text">
      <style:text-properties fo:font-style="italic" officeooo:rsid="004eb986" style:font-style-asian="italic" style:font-style-complex="italic"/>
    </style:style>
    <style:style style:name="T143" style:family="text">
      <style:text-properties fo:font-style="italic" officeooo:rsid="0268b493" style:font-style-asian="italic" style:font-style-complex="italic"/>
    </style:style>
    <style:style style:name="T144" style:family="text">
      <style:text-properties fo:font-style="italic" officeooo:rsid="01807a6e" style:font-style-asian="italic" style:font-style-complex="italic"/>
    </style:style>
    <style:style style:name="T145" style:family="text">
      <style:text-properties fo:font-style="italic" officeooo:rsid="0095bb2b" style:font-style-asian="italic" style:font-style-complex="italic"/>
    </style:style>
    <style:style style:name="T146" style:family="text">
      <style:text-properties fo:font-style="italic" officeooo:rsid="02f93ead" style:font-style-asian="italic" style:font-style-complex="italic"/>
    </style:style>
    <style:style style:name="T1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8" style:family="text">
      <style:text-properties officeooo:rsid="0035836f"/>
    </style:style>
    <style:style style:name="T149" style:family="text">
      <style:text-properties officeooo:rsid="0043ae02"/>
    </style:style>
    <style:style style:name="T150" style:family="text">
      <style:text-properties officeooo:rsid="0049eae5"/>
    </style:style>
    <style:style style:name="T151" style:family="text">
      <style:text-properties officeooo:rsid="0051de7d"/>
    </style:style>
    <style:style style:name="T152" style:family="text">
      <style:text-properties officeooo:rsid="00536fa4"/>
    </style:style>
    <style:style style:name="T153" style:family="text">
      <style:text-properties officeooo:rsid="005cab47"/>
    </style:style>
    <style:style style:name="T154" style:family="text">
      <style:text-properties style:text-underline-style="none"/>
    </style:style>
    <style:style style:name="T155" style:family="text">
      <style:text-properties style:text-underline-style="none" officeooo:rsid="005d7dfb"/>
    </style:style>
    <style:style style:name="T156" style:family="text">
      <style:text-properties style:text-underline-style="none" fo:font-weight="normal" style:font-weight-asian="normal" style:font-weight-complex="normal"/>
    </style:style>
    <style:style style:name="T157" style:family="text">
      <style:text-properties style:text-underline-style="none" fo:font-weight="normal" officeooo:rsid="014f199b" style:font-weight-asian="normal" style:font-weight-complex="normal"/>
    </style:style>
    <style:style style:name="T158" style:family="text">
      <style:text-properties style:text-underline-style="none" officeooo:rsid="00068c6f"/>
    </style:style>
    <style:style style:name="T159" style:family="text">
      <style:text-properties style:font-name="Ubuntu Mono1"/>
    </style:style>
    <style:style style:name="T160" style:family="text">
      <style:text-properties style:font-name="Ubuntu Mono1" fo:font-size="9pt" fo:font-weight="bold" officeooo:rsid="01cadd9f" style:font-size-asian="9pt" style:font-weight-asian="bold" style:font-size-complex="9pt" style:font-weight-complex="bold"/>
    </style:style>
    <style:style style:name="T161" style:family="text">
      <style:text-properties style:font-name="Ubuntu Mono1" fo:font-size="9pt" officeooo:rsid="016651c0" style:font-size-asian="9pt" style:font-size-complex="9pt"/>
    </style:style>
    <style:style style:name="T162" style:family="text">
      <style:text-properties style:font-name="Ubuntu Mono1" fo:font-size="9pt" officeooo:rsid="01c91990" style:font-size-asian="9pt" style:font-size-complex="9pt"/>
    </style:style>
    <style:style style:name="T163" style:family="text">
      <style:text-properties style:font-name="Ubuntu Mono1" fo:font-size="9pt" officeooo:rsid="01f01045" style:font-size-asian="9pt" style:font-size-complex="9pt"/>
    </style:style>
    <style:style style:name="T164" style:family="text">
      <style:text-properties style:font-name="Ubuntu Mono1" fo:font-size="9pt" officeooo:rsid="02f82e47" style:font-size-asian="9pt" style:font-size-complex="9pt"/>
    </style:style>
    <style:style style:name="T165" style:family="text">
      <style:text-properties style:font-name="Ubuntu Mono1" fo:font-size="9pt" fo:font-style="italic" officeooo:rsid="0268b493" style:font-size-asian="9pt" style:font-style-asian="italic" style:font-size-complex="9pt" style:font-style-complex="italic"/>
    </style:style>
    <style:style style:name="T166" style:family="text">
      <style:text-properties style:font-name="Ubuntu Mono1" fo:font-size="9pt" fo:font-weight="normal" style:font-size-asian="9pt" style:font-weight-asian="normal" style:font-size-complex="9pt" style:font-weight-complex="normal"/>
    </style:style>
    <style:style style:name="T167" style:family="text">
      <style:text-properties style:font-name="Ubuntu Mono1" fo:font-size="9pt" fo:font-weight="normal" officeooo:rsid="026085a2" style:font-size-asian="9pt" style:font-weight-asian="normal" style:font-size-complex="9pt" style:font-weight-complex="normal"/>
    </style:style>
    <style:style style:name="T168" style:family="text">
      <style:text-properties style:font-name="Ubuntu Mono1" fo:font-size="9pt" fo:font-weight="normal" officeooo:rsid="01ff9bea" style:font-size-asian="9pt" style:font-weight-asian="normal" style:font-size-complex="9pt" style:font-weight-complex="normal"/>
    </style:style>
    <style:style style:name="T169" style:family="text">
      <style:text-properties style:font-name="Ubuntu Mono1" fo:font-size="9pt" fo:font-weight="normal" officeooo:rsid="01ff9bea" style:font-name-asian="Noto Sans CJK SC" style:font-size-asian="9pt" style:font-weight-asian="normal" style:font-name-complex="Lohit Devanagari" style:font-size-complex="9pt" style:font-weight-complex="normal"/>
    </style:style>
    <style:style style:name="T170" style:family="text">
      <style:text-properties style:font-name="Ubuntu Mono1" fo:font-size="10pt" fo:font-style="italic" fo:font-weight="bold" officeooo:rsid="004e89ed" style:font-size-asian="10pt" style:font-style-asian="italic" style:font-weight-asian="bold" style:font-size-complex="10pt" style:font-style-complex="italic" style:font-weight-complex="bold"/>
    </style:style>
    <style:style style:name="T171" style:family="text">
      <style:text-properties style:font-name="Ubuntu Mono1" fo:font-size="10pt" officeooo:rsid="00de7a15" style:font-size-asian="9pt" style:font-size-complex="9pt"/>
    </style:style>
    <style:style style:name="T172" style:family="text">
      <style:text-properties style:font-name="Ubuntu Mono1" fo:font-size="8pt" style:font-size-asian="8pt" style:font-size-complex="8pt"/>
    </style:style>
    <style:style style:name="T173" style:family="text">
      <style:text-properties style:font-name="Ubuntu Mono1" fo:font-size="8pt" officeooo:rsid="016d7314" style:font-size-asian="8pt" style:font-size-complex="8pt"/>
    </style:style>
    <style:style style:name="T174" style:family="text">
      <style:text-properties style:font-name="Ubuntu Mono1" fo:font-size="8pt" officeooo:rsid="01a92ef7" style:font-size-asian="8pt" style:font-size-complex="8pt"/>
    </style:style>
    <style:style style:name="T175" style:family="text">
      <style:text-properties style:font-name="Ubuntu Mono1" fo:font-size="8pt" officeooo:rsid="01d3cc71" style:font-size-asian="8pt" style:font-size-complex="8pt"/>
    </style:style>
    <style:style style:name="T176" style:family="text">
      <style:text-properties style:font-name="Ubuntu Mono1" fo:font-size="8pt" officeooo:rsid="02065ca8" style:font-size-asian="8pt" style:font-size-complex="8pt"/>
    </style:style>
    <style:style style:name="T177" style:family="text">
      <style:text-properties style:font-name="Ubuntu Mono1" fo:font-size="8pt" officeooo:rsid="023441cb" style:font-size-asian="8pt" style:font-size-complex="8pt"/>
    </style:style>
    <style:style style:name="T178" style:family="text">
      <style:text-properties style:font-name="Ubuntu Mono1" fo:font-size="8pt" officeooo:rsid="022ac725" style:font-size-asian="8pt" style:font-size-complex="8pt"/>
    </style:style>
    <style:style style:name="T179" style:family="text">
      <style:text-properties style:font-name="Ubuntu Mono1" fo:font-size="8pt" officeooo:rsid="025b4827" style:font-size-asian="8pt" style:font-size-complex="8pt"/>
    </style:style>
    <style:style style:name="T180" style:family="text">
      <style:text-properties style:font-name="Ubuntu Mono1" fo:font-size="8pt" officeooo:rsid="0142400c" style:font-size-asian="8pt" style:font-size-complex="8pt"/>
    </style:style>
    <style:style style:name="T181" style:family="text">
      <style:text-properties style:font-name="Ubuntu Mono1" fo:font-size="8pt" officeooo:rsid="01120a80" style:font-size-asian="8pt" style:font-size-complex="8pt"/>
    </style:style>
    <style:style style:name="T182" style:family="text">
      <style:text-properties style:font-name="Ubuntu Mono1" fo:font-size="8pt" officeooo:rsid="01129483" style:font-size-asian="8pt" style:font-size-complex="8pt"/>
    </style:style>
    <style:style style:name="T183" style:family="text">
      <style:text-properties style:font-name="Ubuntu Mono1" fo:font-size="8pt" officeooo:rsid="0194ab5b" style:font-size-asian="8pt" style:font-size-complex="8pt"/>
    </style:style>
    <style:style style:name="T184" style:family="text">
      <style:text-properties style:font-name="Ubuntu Mono1" fo:font-size="8pt" officeooo:rsid="0130c0a4" style:font-size-asian="8pt" style:font-size-complex="8pt"/>
    </style:style>
    <style:style style:name="T185" style:family="text">
      <style:text-properties style:font-name="Ubuntu Mono1" fo:font-size="8pt" officeooo:rsid="0116f6bb" style:font-size-asian="8pt" style:font-size-complex="8pt"/>
    </style:style>
    <style:style style:name="T186" style:family="text">
      <style:text-properties style:font-name="Ubuntu Mono1" fo:font-size="8pt" officeooo:rsid="023bc0a1" style:font-size-asian="8pt" style:font-size-complex="8pt"/>
    </style:style>
    <style:style style:name="T187" style:family="text">
      <style:text-properties style:font-name="Ubuntu Mono1" fo:font-size="8pt" officeooo:rsid="023d4d3a" style:font-size-asian="8pt" style:font-size-complex="8pt"/>
    </style:style>
    <style:style style:name="T188" style:family="text">
      <style:text-properties style:font-name="Ubuntu Mono1" fo:font-size="8pt" officeooo:rsid="02411586" style:font-size-asian="8pt" style:font-size-complex="8pt"/>
    </style:style>
    <style:style style:name="T189" style:family="text">
      <style:text-properties style:font-name="Ubuntu Mono1" fo:font-size="8pt" officeooo:rsid="0241454e" style:font-size-asian="8pt" style:font-size-complex="8pt"/>
    </style:style>
    <style:style style:name="T190" style:family="text">
      <style:text-properties style:font-name="Ubuntu Mono1" fo:font-size="8pt" officeooo:rsid="024299a8" style:font-size-asian="8pt" style:font-size-complex="8pt"/>
    </style:style>
    <style:style style:name="T191" style:family="text">
      <style:text-properties style:font-name="Ubuntu Mono1" fo:font-size="8pt" officeooo:rsid="0243f9ba" style:font-size-asian="8pt" style:font-size-complex="8pt"/>
    </style:style>
    <style:style style:name="T192" style:family="text">
      <style:text-properties style:font-name="Ubuntu Mono1" fo:font-size="8pt" officeooo:rsid="0246345b" style:font-size-asian="8pt" style:font-size-complex="8pt"/>
    </style:style>
    <style:style style:name="T193" style:family="text">
      <style:text-properties style:font-name="Ubuntu Mono1" fo:font-size="8pt" officeooo:rsid="01ff9bea" style:font-size-asian="8pt" style:font-size-complex="8pt"/>
    </style:style>
    <style:style style:name="T194" style:family="text">
      <style:text-properties style:font-name="Ubuntu Mono1" fo:font-size="8pt" officeooo:rsid="0138487e" style:font-size-asian="8pt" style:font-size-complex="8pt"/>
    </style:style>
    <style:style style:name="T195" style:family="text">
      <style:text-properties style:font-name="Ubuntu Mono1" fo:font-size="8pt" officeooo:rsid="00a503c0" style:font-size-asian="8pt" style:font-size-complex="8pt"/>
    </style:style>
    <style:style style:name="T196" style:family="text">
      <style:text-properties style:font-name="Ubuntu Mono1" fo:font-size="8pt" officeooo:rsid="01b865aa" style:font-size-asian="8pt" style:font-size-complex="8pt"/>
    </style:style>
    <style:style style:name="T197" style:family="text">
      <style:text-properties style:font-name="Ubuntu Mono1" fo:font-size="8pt" officeooo:rsid="0288ae5d" style:font-size-asian="8pt" style:font-size-complex="8pt"/>
    </style:style>
    <style:style style:name="T198" style:family="text">
      <style:text-properties style:font-name="Ubuntu Mono1" fo:font-size="8pt" officeooo:rsid="00e063a4" style:font-size-asian="8pt" style:font-size-complex="8pt"/>
    </style:style>
    <style:style style:name="T199" style:family="text">
      <style:text-properties style:font-name="Ubuntu Mono1" fo:font-size="8pt" officeooo:rsid="0289b3a7" style:font-size-asian="8pt" style:font-size-complex="8pt"/>
    </style:style>
    <style:style style:name="T200" style:family="text">
      <style:text-properties style:font-name="Ubuntu Mono1" fo:font-size="8pt" officeooo:rsid="0287a9a8" style:font-size-asian="8pt" style:font-size-complex="8pt"/>
    </style:style>
    <style:style style:name="T201" style:family="text">
      <style:text-properties style:font-name="Ubuntu Mono1" fo:font-size="8pt" officeooo:rsid="028a6425" style:font-size-asian="8pt" style:font-size-complex="8pt"/>
    </style:style>
    <style:style style:name="T202" style:family="text">
      <style:text-properties style:font-name="Ubuntu Mono1" fo:font-size="8pt" officeooo:rsid="028d6c19" style:font-size-asian="8pt" style:font-size-complex="8pt"/>
    </style:style>
    <style:style style:name="T203" style:family="text">
      <style:text-properties style:font-name="Ubuntu Mono1" fo:font-size="8pt" officeooo:rsid="028dc211" style:font-size-asian="8pt" style:font-size-complex="8pt"/>
    </style:style>
    <style:style style:name="T204" style:family="text">
      <style:text-properties style:font-name="Ubuntu Mono1" fo:font-size="8pt" officeooo:rsid="00c986cc" style:font-size-asian="8pt" style:font-size-complex="8pt"/>
    </style:style>
    <style:style style:name="T205" style:family="text">
      <style:text-properties style:font-name="Ubuntu Mono1" fo:font-size="8pt" officeooo:rsid="00c95d21" style:font-size-asian="8pt" style:font-size-complex="8pt"/>
    </style:style>
    <style:style style:name="T206" style:family="text">
      <style:text-properties style:font-name="Ubuntu Mono1" fo:font-size="8pt" officeooo:rsid="01d52ae6" style:font-size-asian="8pt" style:font-size-complex="8pt"/>
    </style:style>
    <style:style style:name="T207" style:family="text">
      <style:text-properties style:font-name="Ubuntu Mono1" fo:font-size="8pt" officeooo:rsid="01e31db4" style:font-size-asian="8pt" style:font-size-complex="8pt"/>
    </style:style>
    <style:style style:name="T208" style:family="text">
      <style:text-properties style:font-name="Ubuntu Mono1" fo:font-size="8pt" officeooo:rsid="01e4ac6c" style:font-size-asian="8pt" style:font-size-complex="8pt"/>
    </style:style>
    <style:style style:name="T209" style:family="text">
      <style:text-properties style:font-name="Ubuntu Mono1" fo:font-size="8pt" officeooo:rsid="01e18034" style:font-size-asian="8pt" style:font-size-complex="8pt"/>
    </style:style>
    <style:style style:name="T210" style:family="text">
      <style:text-properties style:font-name="Ubuntu Mono1" fo:font-size="8pt" officeooo:rsid="010dd2d8" style:font-size-asian="8pt" style:font-size-complex="8pt"/>
    </style:style>
    <style:style style:name="T211" style:family="text">
      <style:text-properties style:font-name="Ubuntu Mono1" fo:font-size="8pt" officeooo:rsid="0111443c" style:font-size-asian="8pt" style:font-size-complex="8pt"/>
    </style:style>
    <style:style style:name="T212" style:family="text">
      <style:text-properties style:font-name="Ubuntu Mono1" fo:font-size="8pt" officeooo:rsid="00b2854d" style:font-size-asian="8pt" style:font-size-complex="8pt"/>
    </style:style>
    <style:style style:name="T213" style:family="text">
      <style:text-properties style:font-name="Ubuntu Mono1" fo:font-size="8pt" officeooo:rsid="02c2f706" style:font-size-asian="8pt" style:font-size-complex="8pt"/>
    </style:style>
    <style:style style:name="T214" style:family="text">
      <style:text-properties style:font-name="Ubuntu Mono1" fo:font-size="8pt" officeooo:rsid="00356354" style:font-size-asian="8pt" style:font-size-complex="8pt"/>
    </style:style>
    <style:style style:name="T215" style:family="text">
      <style:text-properties style:font-name="Ubuntu Mono1" fo:font-size="8pt" officeooo:rsid="02cb63a4" style:font-size-asian="8pt" style:font-size-complex="8pt"/>
    </style:style>
    <style:style style:name="T216" style:family="text">
      <style:text-properties style:font-name="Ubuntu Mono1" fo:font-size="8pt" officeooo:rsid="02d395b3" style:font-size-asian="8pt" style:font-size-complex="8pt"/>
    </style:style>
    <style:style style:name="T217" style:family="text">
      <style:text-properties style:font-name="Ubuntu Mono1" fo:font-size="8pt" officeooo:rsid="00de7a15" style:font-size-asian="8pt" style:font-size-complex="8pt"/>
    </style:style>
    <style:style style:name="T218" style:family="text">
      <style:text-properties style:font-name="Ubuntu Mono1" fo:font-size="8pt" officeooo:rsid="02de6044" style:font-size-asian="8pt" style:font-size-complex="8pt"/>
    </style:style>
    <style:style style:name="T219" style:family="text">
      <style:text-properties style:font-name="Ubuntu Mono1" fo:font-size="8pt" officeooo:rsid="009817d2" style:font-size-asian="8pt" style:font-size-complex="8pt"/>
    </style:style>
    <style:style style:name="T220" style:family="text">
      <style:text-properties style:font-name="Ubuntu Mono1" fo:font-size="8pt" officeooo:rsid="009d4bf0" style:font-size-asian="8pt" style:font-size-complex="8pt"/>
    </style:style>
    <style:style style:name="T221" style:family="text">
      <style:text-properties style:font-name="Ubuntu Mono1" fo:font-size="8pt" officeooo:rsid="00a1b39a" style:font-size-asian="8pt" style:font-size-complex="8pt"/>
    </style:style>
    <style:style style:name="T222" style:family="text">
      <style:text-properties style:font-name="Ubuntu Mono1" fo:font-size="8pt" officeooo:rsid="02c3bd97" style:font-size-asian="8pt" style:font-size-complex="8pt"/>
    </style:style>
    <style:style style:name="T223" style:family="text">
      <style:text-properties style:font-name="Ubuntu Mono1" fo:font-size="8pt" officeooo:rsid="01d1e1ed" style:font-size-asian="8pt" style:font-size-complex="8pt"/>
    </style:style>
    <style:style style:name="T224" style:family="text">
      <style:text-properties style:font-name="Ubuntu Mono1" fo:font-size="8pt" officeooo:rsid="02f80703" style:font-size-asian="8pt" style:font-size-complex="8pt"/>
    </style:style>
    <style:style style:name="T225" style:family="text">
      <style:text-properties style:font-name="Ubuntu Mono1" fo:font-size="8pt" officeooo:rsid="02f82e47" style:font-size-asian="8pt" style:font-size-complex="8pt"/>
    </style:style>
    <style:style style:name="T226" style:family="text">
      <style:text-properties style:font-name="Ubuntu Mono1" fo:font-size="8pt" officeooo:rsid="014433c9" style:font-size-asian="8pt" style:font-size-complex="8pt"/>
    </style:style>
    <style:style style:name="T227" style:family="text">
      <style:text-properties style:font-name="Ubuntu Mono1" fo:font-size="8pt" officeooo:rsid="013f0498" style:font-size-asian="8pt" style:font-size-complex="8pt"/>
    </style:style>
    <style:style style:name="T228" style:family="text">
      <style:text-properties style:font-name="Ubuntu Mono1" fo:font-size="8pt" officeooo:rsid="009607d9" style:font-size-asian="8pt" style:font-size-complex="8pt"/>
    </style:style>
    <style:style style:name="T229" style:family="text">
      <style:text-properties style:font-name="Ubuntu Mono1" fo:font-size="8pt" officeooo:rsid="00c0ea05" style:font-size-asian="8pt" style:font-size-complex="8pt"/>
    </style:style>
    <style:style style:name="T230" style:family="text">
      <style:text-properties style:font-name="Ubuntu Mono1" fo:font-size="8pt" officeooo:rsid="00bf321a" style:font-size-asian="8pt" style:font-size-complex="8pt"/>
    </style:style>
    <style:style style:name="T231" style:family="text">
      <style:text-properties style:font-name="Ubuntu Mono1" fo:font-size="8pt" fo:font-style="italic" style:font-size-asian="8pt" style:font-style-asian="italic" style:font-size-complex="8pt" style:font-style-complex="italic"/>
    </style:style>
    <style:style style:name="T232" style:family="text">
      <style:text-properties style:font-name="Ubuntu Mono1" fo:font-size="8pt" fo:font-style="italic" officeooo:rsid="01cadd9f" style:font-size-asian="8pt" style:font-style-asian="italic" style:font-size-complex="8pt" style:font-style-complex="italic"/>
    </style:style>
    <style:style style:name="T233" style:family="text">
      <style:text-properties style:font-name="Ubuntu Mono1" fo:font-size="8pt" fo:font-style="italic" officeooo:rsid="009817d2" style:font-size-asian="8pt" style:font-style-asian="italic" style:font-size-complex="8pt" style:font-style-complex="italic"/>
    </style:style>
    <style:style style:name="T234" style:family="text">
      <style:text-properties style:font-name="Ubuntu Mono1" fo:font-size="8pt" fo:font-style="italic" officeooo:rsid="00dd21f1" style:font-size-asian="8pt" style:font-style-asian="italic" style:font-size-complex="8pt" style:font-style-complex="italic"/>
    </style:style>
    <style:style style:name="T235" style:family="text">
      <style:text-properties style:font-name="Ubuntu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36" style:family="text">
      <style:text-properties style:font-name="Ubuntu Mono1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237" style:family="text">
      <style:text-properties style:font-name="Ubuntu Mono1" fo:font-size="8pt" fo:font-weight="normal" style:font-size-asian="8pt" style:font-weight-asian="normal" style:font-size-complex="8pt" style:font-weight-complex="normal"/>
    </style:style>
    <style:style style:name="T238" style:family="text">
      <style:text-properties style:font-name="Ubuntu Mono1" fo:font-size="8pt" fo:font-weight="normal" officeooo:rsid="00a676e0" style:font-size-asian="8pt" style:font-weight-asian="normal" style:font-size-complex="8pt" style:font-weight-complex="normal"/>
    </style:style>
    <style:style style:name="T239" style:family="text">
      <style:text-properties style:font-name="Ubuntu Mono1" fo:font-size="8pt" fo:font-weight="bold" style:font-size-asian="8pt" style:font-weight-asian="bold" style:font-size-complex="8pt" style:font-weight-complex="bold"/>
    </style:style>
    <style:style style:name="T240" style:family="text">
      <style:text-properties style:font-name="Ubuntu Mono1" fo:font-size="8pt" fo:font-weight="bold" officeooo:rsid="0259b026" style:font-size-asian="8pt" style:font-weight-asian="bold" style:font-size-complex="8pt" style:font-weight-complex="bold"/>
    </style:style>
    <style:style style:name="T241" style:family="text">
      <style:text-properties style:font-name="Ubuntu Mono1" fo:font-size="8pt" fo:font-weight="bold" officeooo:rsid="025b4827" style:font-size-asian="8pt" style:font-weight-asian="bold" style:font-size-complex="8pt" style:font-weight-complex="bold"/>
    </style:style>
    <style:style style:name="T242" style:family="text">
      <style:text-properties style:font-name="Ubuntu Mono1" fo:font-size="8pt" fo:font-weight="bold" officeooo:rsid="023bc0a1" style:font-size-asian="8pt" style:font-weight-asian="bold" style:font-size-complex="8pt" style:font-weight-complex="bold"/>
    </style:style>
    <style:style style:name="T243" style:family="text">
      <style:text-properties style:font-name="Ubuntu Mono1" fo:font-size="8pt" fo:font-weight="bold" officeooo:rsid="023d4d3a" style:font-size-asian="8pt" style:font-weight-asian="bold" style:font-size-complex="8pt" style:font-weight-complex="bold"/>
    </style:style>
    <style:style style:name="T244" style:family="text">
      <style:text-properties style:font-name="Ubuntu Mono1" fo:font-size="8pt" fo:font-weight="bold" officeooo:rsid="024252ac" style:font-size-asian="8pt" style:font-weight-asian="bold" style:font-size-complex="8pt" style:font-weight-complex="bold"/>
    </style:style>
    <style:style style:name="T245" style:family="text">
      <style:text-properties style:font-name="Ubuntu Mono1" fo:font-size="8pt" fo:font-weight="bold" officeooo:rsid="0218d578" style:font-size-asian="8pt" style:font-weight-asian="bold" style:font-size-complex="8pt" style:font-weight-complex="bold"/>
    </style:style>
    <style:style style:name="T246" style:family="text">
      <style:text-properties style:font-name="Ubuntu Mono1" fo:font-size="8pt" fo:font-weight="bold" officeooo:rsid="024299a8" style:font-size-asian="8pt" style:font-weight-asian="bold" style:font-size-complex="8pt" style:font-weight-complex="bold"/>
    </style:style>
    <style:style style:name="T247" style:family="text">
      <style:text-properties style:font-name="Ubuntu Mono1" fo:font-size="8pt" fo:font-weight="bold" officeooo:rsid="023de099" style:font-size-asian="8pt" style:font-weight-asian="bold" style:font-size-complex="8pt" style:font-weight-complex="bold"/>
    </style:style>
    <style:style style:name="T248" style:family="text">
      <style:text-properties style:font-name="Ubuntu Mono1" fo:font-size="8pt" fo:font-weight="bold" officeooo:rsid="01ff9bea" style:font-size-asian="8pt" style:font-weight-asian="bold" style:font-size-complex="8pt" style:font-weight-complex="bold"/>
    </style:style>
    <style:style style:name="T249" style:family="text">
      <style:text-properties style:font-name="Ubuntu Mono1" fo:font-size="8pt" fo:font-weight="bold" officeooo:rsid="00c026cb" style:font-size-asian="8pt" style:font-weight-asian="bold" style:font-size-complex="8pt" style:font-weight-complex="bold"/>
    </style:style>
    <style:style style:name="T250" style:family="text">
      <style:text-properties style:font-name="Ubuntu Mono1" fo:font-size="8pt" fo:font-weight="bold" officeooo:rsid="0138487e" style:font-size-asian="8pt" style:font-weight-asian="bold" style:font-size-complex="8pt" style:font-weight-complex="bold"/>
    </style:style>
    <style:style style:name="T251" style:family="text">
      <style:text-properties style:font-name="Ubuntu Mono1" fo:font-size="8pt" fo:font-weight="bold" officeooo:rsid="0284d133" style:font-size-asian="8pt" style:font-weight-asian="bold" style:font-size-complex="8pt" style:font-weight-complex="bold"/>
    </style:style>
    <style:style style:name="T252" style:family="text">
      <style:text-properties style:font-name="Ubuntu Mono1" fo:font-size="8pt" fo:font-weight="bold" officeooo:rsid="0287a9a8" style:font-size-asian="8pt" style:font-weight-asian="bold" style:font-size-complex="8pt" style:font-weight-complex="bold"/>
    </style:style>
    <style:style style:name="T253" style:family="text">
      <style:text-properties style:font-name="Ubuntu Mono1" fo:font-size="8pt" fo:font-weight="bold" officeooo:rsid="0289b3a7" style:font-size-asian="8pt" style:font-weight-asian="bold" style:font-size-complex="8pt" style:font-weight-complex="bold"/>
    </style:style>
    <style:style style:name="T254" style:family="text">
      <style:text-properties style:font-name="Ubuntu Mono1" fo:font-size="8pt" fo:font-weight="bold" officeooo:rsid="02a754c0" style:font-size-asian="8pt" style:font-weight-asian="bold" style:font-size-complex="8pt" style:font-weight-complex="bold"/>
    </style:style>
    <style:style style:name="T255" style:family="text">
      <style:text-properties style:font-name="Ubuntu Mono1" fo:font-size="8pt" fo:font-weight="bold" officeooo:rsid="023838ef" style:font-size-asian="8pt" style:font-weight-asian="bold" style:font-size-complex="8pt" style:font-weight-complex="bold"/>
    </style:style>
    <style:style style:name="T256" style:family="text">
      <style:text-properties style:font-name="Ubuntu Mono1" fo:font-size="8pt" fo:font-weight="bold" officeooo:rsid="02d395b3" style:font-size-asian="8pt" style:font-weight-asian="bold" style:font-size-complex="8pt" style:font-weight-complex="bold"/>
    </style:style>
    <style:style style:name="T257" style:family="text">
      <style:text-properties style:font-name="Ubuntu Mono1" fo:font-size="8pt" fo:font-weight="bold" officeooo:rsid="02d7927c" style:font-size-asian="8pt" style:font-weight-asian="bold" style:font-size-complex="8pt" style:font-weight-complex="bold"/>
    </style:style>
    <style:style style:name="T258" style:family="text">
      <style:text-properties style:font-name="Ubuntu Mono1" fo:font-size="8pt" fo:font-weight="bold" officeooo:rsid="008b9280" style:font-size-asian="8pt" style:font-weight-asian="bold" style:font-size-complex="8pt" style:font-weight-complex="bold"/>
    </style:style>
    <style:style style:name="T259" style:family="text">
      <style:text-properties style:font-name="Ubuntu Mono1" fo:font-size="8pt" fo:font-weight="bold" officeooo:rsid="002699cd" style:font-size-asian="8pt" style:font-weight-asian="bold" style:font-size-complex="8pt" style:font-weight-complex="bold"/>
    </style:style>
    <style:style style:name="T260" style:family="text">
      <style:text-properties style:font-name="Ubuntu Mono1" fo:font-size="8pt" fo:font-style="normal" style:font-size-asian="8pt" style:font-style-asian="normal" style:font-size-complex="8pt" style:font-style-complex="normal"/>
    </style:style>
    <style:style style:name="T261" style:family="text">
      <style:text-properties style:font-name="Ubuntu Mono1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262" style:family="text">
      <style:text-properties style:font-name="Ubuntu Mono1" fo:font-size="8pt" style:text-underline-style="solid" style:text-underline-width="auto" style:text-underline-color="font-color" style:font-size-asian="8pt" style:font-size-complex="8pt"/>
    </style:style>
    <style:style style:name="T263" style:family="text">
      <style:text-properties style:font-name="Ubuntu Mono1" fo:font-size="8pt" style:text-underline-style="none" fo:font-weight="normal" style:font-size-asian="8pt" style:font-weight-asian="normal" style:font-size-complex="8pt" style:font-weight-complex="normal"/>
    </style:style>
    <style:style style:name="T264" style:family="text">
      <style:text-properties style:font-name="Ubuntu Mono1" officeooo:rsid="016567f4"/>
    </style:style>
    <style:style style:name="T265" style:family="text">
      <style:text-properties style:font-name="Ubuntu Mono1" officeooo:rsid="01a617a6"/>
    </style:style>
    <style:style style:name="T266" style:family="text">
      <style:text-properties style:font-name="Ubuntu Mono1" officeooo:rsid="01f28bf0"/>
    </style:style>
    <style:style style:name="T267" style:family="text">
      <style:text-properties style:font-name="Ubuntu Mono1" officeooo:rsid="01f3afed"/>
    </style:style>
    <style:style style:name="T268" style:family="text">
      <style:text-properties style:font-name="Ubuntu Mono1" fo:font-size="11pt" fo:font-weight="bold" style:font-size-asian="11pt" style:font-weight-asian="bold" style:font-size-complex="11pt" style:font-weight-complex="bold"/>
    </style:style>
    <style:style style:name="T269" style:family="text">
      <style:text-properties style:font-name="Ubuntu Mono1" fo:font-size="11pt" fo:font-weight="bold" officeooo:rsid="0241d249" style:font-size-asian="11pt" style:font-weight-asian="bold" style:font-size-complex="11pt" style:font-weight-complex="bold"/>
    </style:style>
    <style:style style:name="T270" style:family="text">
      <style:text-properties style:font-name="Ubuntu Mono1" fo:font-size="11pt" fo:font-weight="bold" officeooo:rsid="0218d578" style:font-size-asian="11pt" style:font-weight-asian="bold" style:font-size-complex="11pt" style:font-weight-complex="bold"/>
    </style:style>
    <style:style style:name="T271" style:family="text">
      <style:text-properties style:font-name="Ubuntu Mono1" fo:font-size="11pt" fo:font-weight="bold" officeooo:rsid="026085a2" style:font-size-asian="11pt" style:font-weight-asian="bold" style:font-size-complex="11pt" style:font-weight-complex="bold"/>
    </style:style>
    <style:style style:name="T272" style:family="text">
      <style:text-properties style:font-name="Ubuntu Mono1" fo:font-size="11pt" fo:font-style="italic" fo:font-weight="bold" officeooo:rsid="026085a2" style:font-name-asian="Noto Sans CJK SC" style:font-size-asian="11pt" style:font-style-asian="italic" style:font-weight-asian="bold" style:font-name-complex="Lohit Devanagari" style:font-size-complex="11pt" style:font-style-complex="italic" style:font-weight-complex="bold"/>
    </style:style>
    <style:style style:name="T273" style:family="text">
      <style:text-properties style:font-name="Ubuntu Mono1" officeooo:rsid="0284f8aa"/>
    </style:style>
    <style:style style:name="T274" style:family="text">
      <style:text-properties style:font-name="Ubuntu Mono1" fo:font-weight="bold" style:font-weight-asian="bold" style:font-weight-complex="bold"/>
    </style:style>
    <style:style style:name="T275" style:family="text">
      <style:text-properties style:font-name="Ubuntu Mono1" fo:font-weight="bold" officeooo:rsid="02a0479d" style:font-weight-asian="bold" style:font-weight-complex="bold"/>
    </style:style>
    <style:style style:name="T276" style:family="text">
      <style:text-properties style:font-name="Ubuntu Mono1" fo:font-weight="bold" officeooo:rsid="02a754c0" style:font-weight-asian="bold" style:font-weight-complex="bold"/>
    </style:style>
    <style:style style:name="T277" style:family="text">
      <style:text-properties style:font-name="Ubuntu Mono1" officeooo:rsid="02b02660"/>
    </style:style>
    <style:style style:name="T278" style:family="text">
      <style:text-properties style:font-name="Ubuntu Mono1" officeooo:rsid="02d0086d"/>
    </style:style>
    <style:style style:name="T279" style:family="text">
      <style:text-properties style:font-name="Ubuntu Mono1" officeooo:rsid="01ff9bea"/>
    </style:style>
    <style:style style:name="T280" style:family="text">
      <style:text-properties style:font-name="Ubuntu Mono1" officeooo:rsid="01ff9bea" style:font-name-asian="Noto Sans CJK SC" style:font-name-complex="Lohit Devanagari"/>
    </style:style>
    <style:style style:name="T281" style:family="text">
      <style:text-properties style:font-name="Ubuntu Mono1" officeooo:rsid="01552e78"/>
    </style:style>
    <style:style style:name="T282" style:family="text">
      <style:text-properties style:font-name="Ubuntu Mono1" officeooo:rsid="0157268c"/>
    </style:style>
    <style:style style:name="T283" style:family="text">
      <style:text-properties style:font-name="Ubuntu Mono1" officeooo:rsid="015a3fe5"/>
    </style:style>
    <style:style style:name="T284" style:family="text">
      <style:text-properties style:font-name="Ubuntu Mono1" officeooo:rsid="015925be"/>
    </style:style>
    <style:style style:name="T285" style:family="text">
      <style:text-properties officeooo:rsid="00670c87"/>
    </style:style>
    <style:style style:name="T286" style:family="text">
      <style:text-properties officeooo:rsid="00698fd4"/>
    </style:style>
    <style:style style:name="T287" style:family="text">
      <style:text-properties officeooo:rsid="00760d7b"/>
    </style:style>
    <style:style style:name="T288" style:family="text">
      <style:text-properties officeooo:rsid="007f3637"/>
    </style:style>
    <style:style style:name="T289" style:family="text">
      <style:text-properties officeooo:rsid="0084ccaf"/>
    </style:style>
    <style:style style:name="T290" style:family="text">
      <style:text-properties officeooo:rsid="0087ac0e"/>
    </style:style>
    <style:style style:name="T291" style:family="text">
      <style:text-properties officeooo:rsid="005d7dfb"/>
    </style:style>
    <style:style style:name="T292" style:family="text">
      <style:text-properties officeooo:rsid="004f45f2"/>
    </style:style>
    <style:style style:name="T293" style:family="text">
      <style:text-properties style:font-name="Ubuntu Mono2"/>
    </style:style>
    <style:style style:name="T294" style:family="text">
      <style:text-properties style:font-name="Ubuntu Mono2" fo:font-size="8pt" officeooo:rsid="01d3cc71" style:font-size-asian="8pt" style:font-size-complex="8pt"/>
    </style:style>
    <style:style style:name="T295" style:family="text">
      <style:text-properties style:font-name="Ubuntu Mono2" officeooo:rsid="0157268c"/>
    </style:style>
    <style:style style:name="T296" style:family="text">
      <style:text-properties style:font-name="Ubuntu Mono2" officeooo:rsid="015925be"/>
    </style:style>
    <style:style style:name="T297" style:family="text">
      <style:text-properties officeooo:rsid="00964270"/>
    </style:style>
    <style:style style:name="T298" style:family="text">
      <style:text-properties officeooo:rsid="009a44a1"/>
    </style:style>
    <style:style style:name="T299" style:family="text">
      <style:text-properties officeooo:rsid="009a6cb1"/>
    </style:style>
    <style:style style:name="T300" style:family="text">
      <style:text-properties officeooo:rsid="00aaafcd"/>
    </style:style>
    <style:style style:name="T301" style:family="text">
      <style:text-properties officeooo:rsid="00b2c214"/>
    </style:style>
    <style:style style:name="T302" style:family="text">
      <style:text-properties officeooo:rsid="00bc0e69"/>
    </style:style>
    <style:style style:name="T303" style:family="text">
      <style:text-properties officeooo:rsid="00bdb97b"/>
    </style:style>
    <style:style style:name="T304" style:family="text">
      <style:text-properties officeooo:rsid="00c439af"/>
    </style:style>
    <style:style style:name="T305" style:family="text">
      <style:text-properties officeooo:rsid="004fb259"/>
    </style:style>
    <style:style style:name="T306" style:family="text">
      <style:text-properties officeooo:rsid="009a2ef7"/>
    </style:style>
    <style:style style:name="T307" style:family="text">
      <style:text-properties fo:language="fr" fo:country="FR" officeooo:rsid="004fb259"/>
    </style:style>
    <style:style style:name="T308" style:family="text">
      <style:text-properties fo:language="fr" fo:country="FR" officeooo:rsid="009a2ef7"/>
    </style:style>
    <style:style style:name="T309" style:family="text">
      <style:text-properties officeooo:rsid="009a5492"/>
    </style:style>
    <style:style style:name="T310" style:family="text">
      <style:text-properties officeooo:rsid="00d40bfa"/>
    </style:style>
    <style:style style:name="T311" style:family="text">
      <style:text-properties officeooo:rsid="00ddf161"/>
    </style:style>
    <style:style style:name="T312" style:family="text">
      <style:text-properties officeooo:rsid="00de7a15"/>
    </style:style>
    <style:style style:name="T313" style:family="text">
      <style:text-properties officeooo:rsid="00df3aef"/>
    </style:style>
    <style:style style:name="T314" style:family="text">
      <style:text-properties officeooo:rsid="00e063a4"/>
    </style:style>
    <style:style style:name="T315" style:family="text">
      <style:text-properties officeooo:rsid="00e2a39a"/>
    </style:style>
    <style:style style:name="T316" style:family="text">
      <style:text-properties style:font-name="Ubuntu Mono" fo:font-size="10pt" fo:font-style="italic" fo:font-weight="bold" officeooo:rsid="00e48ad9" style:font-size-asian="11pt" style:font-style-asian="italic" style:font-weight-asian="bold" style:font-size-complex="11pt" style:font-style-complex="italic" style:font-weight-complex="bold"/>
    </style:style>
    <style:style style:name="T317" style:family="text">
      <style:text-properties style:font-name="Ubuntu Mono" fo:font-size="11pt" fo:font-style="italic" fo:font-weight="bold" officeooo:rsid="009beb90" style:font-name-asian="Noto Sans CJK SC" style:font-size-asian="11pt" style:font-style-asian="italic" style:font-weight-asian="bold" style:font-name-complex="Lohit Devanagari" style:font-size-complex="11pt" style:font-style-complex="italic" style:font-weight-complex="bold"/>
    </style:style>
    <style:style style:name="T318" style:family="text">
      <style:text-properties officeooo:rsid="00e8d63d"/>
    </style:style>
    <style:style style:name="T319" style:family="text">
      <style:text-properties officeooo:rsid="00fc9015"/>
    </style:style>
    <style:style style:name="T320" style:family="text">
      <style:text-properties officeooo:rsid="010cdfb7"/>
    </style:style>
    <style:style style:name="T321" style:family="text">
      <style:text-properties officeooo:rsid="010dd2d8"/>
    </style:style>
    <style:style style:name="T322" style:family="text">
      <style:text-properties officeooo:rsid="011ab59e"/>
    </style:style>
    <style:style style:name="T323" style:family="text">
      <style:text-properties officeooo:rsid="011b5ddb"/>
    </style:style>
    <style:style style:name="T324" style:family="text">
      <style:text-properties officeooo:rsid="00579932"/>
    </style:style>
    <style:style style:name="T325" style:family="text">
      <style:text-properties officeooo:rsid="007f59e2"/>
    </style:style>
    <style:style style:name="T326" style:family="text">
      <style:text-properties officeooo:rsid="005cfb98"/>
    </style:style>
    <style:style style:name="T327" style:family="text">
      <style:text-properties officeooo:rsid="00626a8c"/>
    </style:style>
    <style:style style:name="T328" style:family="text">
      <style:text-properties officeooo:rsid="00bc3eff"/>
    </style:style>
    <style:style style:name="T329" style:family="text">
      <style:text-properties style:font-name="Liberation Sans"/>
    </style:style>
    <style:style style:name="T330" style:family="text">
      <style:text-properties style:font-name="Liberation Sans" fo:font-size="11pt" style:font-size-asian="11pt" style:font-size-complex="11pt"/>
    </style:style>
    <style:style style:name="T331" style:family="text">
      <style:text-properties style:font-name="Liberation Sans" officeooo:rsid="01ff9bea" style:font-name-asian="Noto Sans CJK SC" style:font-name-complex="Lohit Devanagari"/>
    </style:style>
    <style:style style:name="T332" style:family="text">
      <style:text-properties style:font-name="Liberation Sans" officeooo:rsid="0227ec83" style:font-name-asian="Noto Sans CJK SC" style:font-name-complex="Lohit Devanagari"/>
    </style:style>
    <style:style style:name="T333" style:family="text">
      <style:text-properties style:font-name="Liberation Sans" officeooo:rsid="0227ec83"/>
    </style:style>
    <style:style style:name="T334" style:family="text">
      <style:text-properties officeooo:rsid="01295d18"/>
    </style:style>
    <style:style style:name="T335" style:family="text">
      <style:text-properties officeooo:rsid="012a0cb1"/>
    </style:style>
    <style:style style:name="T336" style:family="text">
      <style:text-properties officeooo:rsid="00458173"/>
    </style:style>
    <style:style style:name="T337" style:family="text">
      <style:text-properties officeooo:rsid="0082ff1d"/>
    </style:style>
    <style:style style:name="T338" style:family="text">
      <style:text-properties officeooo:rsid="006f9b05"/>
    </style:style>
    <style:style style:name="T339" style:family="text">
      <style:text-properties officeooo:rsid="00485c77"/>
    </style:style>
    <style:style style:name="T340" style:family="text">
      <style:text-properties officeooo:rsid="0065f4ad"/>
    </style:style>
    <style:style style:name="T341" style:family="text">
      <style:text-properties officeooo:rsid="003657e3"/>
    </style:style>
    <style:style style:name="T342" style:family="text">
      <style:text-properties officeooo:rsid="0022c068"/>
    </style:style>
    <style:style style:name="T343" style:family="text">
      <style:text-properties officeooo:rsid="002387b2"/>
    </style:style>
    <style:style style:name="T344" style:family="text">
      <style:text-properties officeooo:rsid="00537a95"/>
    </style:style>
    <style:style style:name="T345" style:family="text">
      <style:text-properties officeooo:rsid="0045eea3"/>
    </style:style>
    <style:style style:name="T346" style:family="text">
      <style:text-properties officeooo:rsid="0066fd29"/>
    </style:style>
    <style:style style:name="T347" style:family="text">
      <style:text-properties officeooo:rsid="00a07625"/>
    </style:style>
    <style:style style:name="T348" style:family="text">
      <style:text-properties officeooo:rsid="0038b2e3"/>
    </style:style>
    <style:style style:name="T349" style:family="text">
      <style:text-properties officeooo:rsid="004319f2"/>
    </style:style>
    <style:style style:name="T350" style:family="text">
      <style:text-properties officeooo:rsid="007e1668"/>
    </style:style>
    <style:style style:name="T351" style:family="text">
      <style:text-properties officeooo:rsid="007b16cb"/>
    </style:style>
    <style:style style:name="T352" style:family="text">
      <style:text-properties officeooo:rsid="0074cd07"/>
    </style:style>
    <style:style style:name="T353" style:family="text">
      <style:text-properties officeooo:rsid="004a593a"/>
    </style:style>
    <style:style style:name="T354" style:family="text">
      <style:text-properties officeooo:rsid="00416d79"/>
    </style:style>
    <style:style style:name="T355" style:family="text">
      <style:text-properties officeooo:rsid="00761510"/>
    </style:style>
    <style:style style:name="T356" style:family="text">
      <style:text-properties officeooo:rsid="006802bb"/>
    </style:style>
    <style:style style:name="T357" style:family="text">
      <style:text-properties officeooo:rsid="0039788b"/>
    </style:style>
    <style:style style:name="T358" style:family="text">
      <style:text-properties officeooo:rsid="003c5d6f"/>
    </style:style>
    <style:style style:name="T359" style:family="text">
      <style:text-properties officeooo:rsid="004519b7"/>
    </style:style>
    <style:style style:name="T360" style:family="text">
      <style:text-properties officeooo:rsid="00298a06"/>
    </style:style>
    <style:style style:name="T361" style:family="text">
      <style:text-properties officeooo:rsid="0046691c"/>
    </style:style>
    <style:style style:name="T362" style:family="text">
      <style:text-properties officeooo:rsid="00a6d546"/>
    </style:style>
    <style:style style:name="T363" style:family="text">
      <style:text-properties officeooo:rsid="006915fd"/>
    </style:style>
    <style:style style:name="T364" style:family="text">
      <style:text-properties officeooo:rsid="001f8d5f"/>
    </style:style>
    <style:style style:name="T365" style:family="text">
      <style:text-properties officeooo:rsid="001ccfb3"/>
    </style:style>
    <style:style style:name="T366" style:family="text">
      <style:text-properties officeooo:rsid="001e5179"/>
    </style:style>
    <style:style style:name="T367" style:family="text">
      <style:text-properties officeooo:rsid="00483f38"/>
    </style:style>
    <style:style style:name="T368" style:family="text">
      <style:text-properties officeooo:rsid="004c5d17"/>
    </style:style>
    <style:style style:name="T369" style:family="text">
      <style:text-properties officeooo:rsid="0064d72e"/>
    </style:style>
    <style:style style:name="T370" style:family="text">
      <style:text-properties officeooo:rsid="00777119"/>
    </style:style>
    <style:style style:name="T371" style:family="text">
      <style:text-properties officeooo:rsid="003e6ae6"/>
    </style:style>
    <style:style style:name="T372" style:family="text">
      <style:text-properties officeooo:rsid="01305511"/>
    </style:style>
    <style:style style:name="T373" style:family="text">
      <style:text-properties officeooo:rsid="01392429"/>
    </style:style>
    <style:style style:name="T374" style:family="text">
      <style:text-properties officeooo:rsid="0139dec3"/>
    </style:style>
    <style:style style:name="T375" style:family="text">
      <style:text-properties officeooo:rsid="013b76b8"/>
    </style:style>
    <style:style style:name="T376" style:family="text">
      <style:text-properties officeooo:rsid="013e5c16"/>
    </style:style>
    <style:style style:name="T377" style:family="text">
      <style:text-properties officeooo:rsid="01463703"/>
    </style:style>
    <style:style style:name="T378" style:family="text">
      <style:text-properties officeooo:rsid="014f199b"/>
    </style:style>
    <style:style style:name="T379" style:family="text">
      <style:text-properties officeooo:rsid="01553477"/>
    </style:style>
    <style:style style:name="T380" style:family="text">
      <style:text-properties officeooo:rsid="016421e4"/>
    </style:style>
    <style:style style:name="T381" style:family="text">
      <style:text-properties officeooo:rsid="016567f4"/>
    </style:style>
    <style:style style:name="T382" style:family="text">
      <style:text-properties officeooo:rsid="0172ed82"/>
    </style:style>
    <style:style style:name="T383" style:family="text">
      <style:text-properties officeooo:rsid="018d0228"/>
    </style:style>
    <style:style style:name="T384" style:family="text">
      <style:text-properties officeooo:rsid="01a617a6"/>
    </style:style>
    <style:style style:name="T385" style:family="text">
      <style:text-properties officeooo:rsid="01a92ef7"/>
    </style:style>
    <style:style style:name="T386" style:family="text">
      <style:text-properties officeooo:rsid="0078d6ce"/>
    </style:style>
    <style:style style:name="T387" style:family="text">
      <style:text-properties officeooo:rsid="01ae9673"/>
    </style:style>
    <style:style style:name="T388" style:family="text">
      <style:text-properties officeooo:rsid="01c26925"/>
    </style:style>
    <style:style style:name="T389" style:family="text">
      <style:text-properties officeooo:rsid="006a3787"/>
    </style:style>
    <style:style style:name="T390" style:family="text">
      <style:text-properties officeooo:rsid="01c2f995"/>
    </style:style>
    <style:style style:name="T391" style:family="text">
      <style:text-properties officeooo:rsid="0094d4d3"/>
    </style:style>
    <style:style style:name="T392" style:family="text">
      <style:text-properties officeooo:rsid="009917f9"/>
    </style:style>
    <style:style style:name="T393" style:family="text">
      <style:text-properties officeooo:rsid="01c4c6c0"/>
    </style:style>
    <style:style style:name="T394" style:family="text">
      <style:text-properties officeooo:rsid="01c91990"/>
    </style:style>
    <style:style style:name="T395" style:family="text">
      <style:text-properties officeooo:rsid="01c92ce6"/>
    </style:style>
    <style:style style:name="T396" style:family="text">
      <style:text-properties officeooo:rsid="01cadd9f"/>
    </style:style>
    <style:style style:name="T397" style:family="text">
      <style:text-properties style:text-line-through-style="solid" style:text-line-through-type="single"/>
    </style:style>
    <style:style style:name="T398" style:family="text">
      <style:text-properties style:text-line-through-style="solid" style:text-line-through-type="single" officeooo:rsid="01cadd9f"/>
    </style:style>
    <style:style style:name="T399" style:family="text">
      <style:text-properties officeooo:rsid="01dc2490"/>
    </style:style>
    <style:style style:name="T400" style:family="text">
      <style:text-properties officeooo:rsid="01e7c0b1"/>
    </style:style>
    <style:style style:name="T401" style:family="text">
      <style:text-properties officeooo:rsid="01f01045"/>
    </style:style>
    <style:style style:name="T402" style:family="text">
      <style:text-properties style:text-position="super 58%"/>
    </style:style>
    <style:style style:name="T403" style:family="text">
      <style:text-properties style:text-position="super 58%" officeooo:rsid="01f01045"/>
    </style:style>
    <style:style style:name="T404" style:family="text">
      <style:text-properties officeooo:rsid="01f28bf0"/>
    </style:style>
    <style:style style:name="T405" style:family="text">
      <style:text-properties officeooo:rsid="01f3afed"/>
    </style:style>
    <style:style style:name="T406" style:family="text">
      <style:text-properties officeooo:rsid="01f4c0ac"/>
    </style:style>
    <style:style style:name="T407" style:family="text">
      <style:text-properties officeooo:rsid="01f7d16b"/>
    </style:style>
    <style:style style:name="T408" style:family="text">
      <style:text-properties officeooo:rsid="01fd9046"/>
    </style:style>
    <style:style style:name="T409" style:family="text">
      <style:text-properties officeooo:rsid="014a01c9"/>
    </style:style>
    <style:style style:name="T410" style:family="text">
      <style:text-properties officeooo:rsid="01ff9bea"/>
    </style:style>
    <style:style style:name="T411" style:family="text">
      <style:text-properties officeooo:rsid="020006c9"/>
    </style:style>
    <style:style style:name="T412" style:family="text">
      <style:text-properties officeooo:rsid="0204f669"/>
    </style:style>
    <style:style style:name="T413" style:family="text">
      <style:text-properties officeooo:rsid="0208171c"/>
    </style:style>
    <style:style style:name="T414" style:family="text">
      <style:text-properties officeooo:rsid="020855c2"/>
    </style:style>
    <style:style style:name="T415" style:family="text">
      <style:text-properties officeooo:rsid="0208f4dd"/>
    </style:style>
    <style:style style:name="T416" style:family="text">
      <style:text-properties officeooo:rsid="020ac645"/>
    </style:style>
    <style:style style:name="T417" style:family="text">
      <style:text-properties officeooo:rsid="020fbe9e"/>
    </style:style>
    <style:style style:name="T418" style:family="text">
      <style:text-properties officeooo:rsid="0211bc4d"/>
    </style:style>
    <style:style style:name="T419" style:family="text">
      <style:text-properties officeooo:rsid="0212de9c"/>
    </style:style>
    <style:style style:name="T420" style:family="text">
      <style:text-properties officeooo:rsid="0218d578"/>
    </style:style>
    <style:style style:name="T421" style:family="text">
      <style:text-properties officeooo:rsid="021db32e"/>
    </style:style>
    <style:style style:name="T422" style:family="text">
      <style:text-properties officeooo:rsid="02218174"/>
    </style:style>
    <style:style style:name="T423" style:family="text">
      <style:text-properties officeooo:rsid="003297b0"/>
    </style:style>
    <style:style style:name="T424" style:family="text">
      <style:text-properties officeooo:rsid="0222d12a"/>
    </style:style>
    <style:style style:name="T425" style:family="text">
      <style:text-properties officeooo:rsid="022605c8"/>
    </style:style>
    <style:style style:name="T426" style:family="text">
      <style:text-properties officeooo:rsid="0227ec83"/>
    </style:style>
    <style:style style:name="T427" style:family="text">
      <style:text-properties fo:font-size="11pt" style:font-size-asian="11pt" style:font-size-complex="11pt"/>
    </style:style>
    <style:style style:name="T428" style:family="text">
      <style:text-properties fo:font-size="11pt" officeooo:rsid="0016ebd7" style:font-size-asian="11pt" style:font-size-complex="11pt"/>
    </style:style>
    <style:style style:name="T429" style:family="text">
      <style:text-properties fo:font-size="11pt" officeooo:rsid="018e5573" style:font-size-asian="11pt" style:font-size-complex="11pt"/>
    </style:style>
    <style:style style:name="T430" style:family="text">
      <style:text-properties officeooo:rsid="022c3f2b"/>
    </style:style>
    <style:style style:name="T431" style:family="text">
      <style:text-properties officeooo:rsid="023838ef"/>
    </style:style>
    <style:style style:name="T432" style:family="text">
      <style:text-properties officeooo:rsid="023d4d3a"/>
    </style:style>
    <style:style style:name="T433" style:family="text">
      <style:text-properties officeooo:rsid="020d5f88"/>
    </style:style>
    <style:style style:name="T434" style:family="text">
      <style:text-properties officeooo:rsid="023de099"/>
    </style:style>
    <style:style style:name="T435" style:family="text">
      <style:text-properties officeooo:rsid="0241454e"/>
    </style:style>
    <style:style style:name="T436" style:family="text">
      <style:text-properties officeooo:rsid="0241912b"/>
    </style:style>
    <style:style style:name="T437" style:family="text">
      <style:text-properties officeooo:rsid="02419a47"/>
    </style:style>
    <style:style style:name="T438" style:family="text">
      <style:text-properties officeooo:rsid="0241d249"/>
    </style:style>
    <style:style style:name="T439" style:family="text">
      <style:text-properties officeooo:rsid="0243f9ba"/>
    </style:style>
    <style:style style:name="T440" style:family="text">
      <style:text-properties officeooo:rsid="0245d84f"/>
    </style:style>
    <style:style style:name="T441" style:family="text">
      <style:text-properties officeooo:rsid="0246345b"/>
    </style:style>
    <style:style style:name="T442" style:family="text">
      <style:text-properties officeooo:rsid="024c2d29"/>
    </style:style>
    <style:style style:name="T443" style:family="text">
      <style:text-properties officeooo:rsid="024e640c"/>
    </style:style>
    <style:style style:name="T444" style:family="text">
      <style:text-properties officeooo:rsid="02531d0a"/>
    </style:style>
    <style:style style:name="T445" style:family="text">
      <style:text-properties officeooo:rsid="0255e217"/>
    </style:style>
    <style:style style:name="T446" style:family="text">
      <style:text-properties officeooo:rsid="025b4827"/>
    </style:style>
    <style:style style:name="T447" style:family="text">
      <style:text-properties officeooo:rsid="020026d2"/>
    </style:style>
    <style:style style:name="T448" style:family="text">
      <style:text-properties officeooo:rsid="0056b422"/>
    </style:style>
    <style:style style:name="T449" style:family="text">
      <style:text-properties officeooo:rsid="02651f1e"/>
    </style:style>
    <style:style style:name="T450" style:family="text">
      <style:text-properties officeooo:rsid="0268b493"/>
    </style:style>
    <style:style style:name="T451" style:family="text">
      <style:text-properties officeooo:rsid="026a9529"/>
    </style:style>
    <style:style style:name="T452" style:family="text">
      <style:text-properties officeooo:rsid="0150df91"/>
    </style:style>
    <style:style style:name="T453" style:family="text">
      <style:text-properties officeooo:rsid="02703c70"/>
    </style:style>
    <style:style style:name="T454" style:family="text">
      <style:text-properties officeooo:rsid="0270af6e"/>
    </style:style>
    <style:style style:name="T455" style:family="text">
      <style:text-properties officeooo:rsid="0270c62c"/>
    </style:style>
    <style:style style:name="T456" style:family="text">
      <style:text-properties officeooo:rsid="017da162"/>
    </style:style>
    <style:style style:name="T457" style:family="text">
      <style:text-properties officeooo:rsid="003248be"/>
    </style:style>
    <style:style style:name="T458" style:family="text">
      <style:text-properties officeooo:rsid="0033eeef"/>
    </style:style>
    <style:style style:name="T459" style:family="text">
      <style:text-properties officeooo:rsid="01569d4a"/>
    </style:style>
    <style:style style:name="T460" style:family="text">
      <style:text-properties officeooo:rsid="02794abc"/>
    </style:style>
    <style:style style:name="T461" style:family="text">
      <style:text-properties officeooo:rsid="02796caf"/>
    </style:style>
    <style:style style:name="T462" style:family="text">
      <style:text-properties fo:font-size="7pt" style:font-size-asian="7pt" style:font-size-complex="7pt"/>
    </style:style>
    <style:style style:name="T463" style:family="text">
      <style:text-properties fo:font-size="7pt" officeooo:rsid="001e5179" style:font-size-asian="7pt" style:font-size-complex="7pt"/>
    </style:style>
    <style:style style:name="T464" style:family="text">
      <style:text-properties fo:font-size="7pt" officeooo:rsid="002a7be4" style:font-size-asian="7pt" style:font-size-complex="7pt"/>
    </style:style>
    <style:style style:name="T465" style:family="text">
      <style:text-properties officeooo:rsid="0179de9d"/>
    </style:style>
    <style:style style:name="T466" style:family="text">
      <style:text-properties officeooo:rsid="00699b6c"/>
    </style:style>
    <style:style style:name="T467" style:family="text">
      <style:text-properties officeooo:rsid="0036d6a8"/>
    </style:style>
    <style:style style:name="T468" style:family="text">
      <style:text-properties officeooo:rsid="0087cb1f"/>
    </style:style>
    <style:style style:name="T469" style:family="text">
      <style:text-properties officeooo:rsid="0069daa7"/>
    </style:style>
    <style:style style:name="T470" style:family="text">
      <style:text-properties officeooo:rsid="0176f87f"/>
    </style:style>
    <style:style style:name="T471" style:family="text">
      <style:text-properties officeooo:rsid="0015ad67"/>
    </style:style>
    <style:style style:name="T472" style:family="text">
      <style:text-properties officeooo:rsid="002d83c0"/>
    </style:style>
    <style:style style:name="T473" style:family="text">
      <style:text-properties officeooo:rsid="006c6f7b"/>
    </style:style>
    <style:style style:name="T474" style:family="text">
      <style:text-properties officeooo:rsid="004bca2c"/>
    </style:style>
    <style:style style:name="T475" style:family="text">
      <style:text-properties officeooo:rsid="0283a0fa"/>
    </style:style>
    <style:style style:name="T476" style:family="text">
      <style:text-properties officeooo:rsid="0283f50c"/>
    </style:style>
    <style:style style:name="T477" style:family="text">
      <style:text-properties officeooo:rsid="0284d133"/>
    </style:style>
    <style:style style:name="T478" style:family="text">
      <style:text-properties officeooo:rsid="0286633b"/>
    </style:style>
    <style:style style:name="T479" style:family="text">
      <style:text-properties officeooo:rsid="0288ae5d"/>
    </style:style>
    <style:style style:name="T480" style:family="text">
      <style:text-properties officeooo:rsid="028964f1"/>
    </style:style>
    <style:style style:name="T481" style:family="text">
      <style:text-properties officeooo:rsid="0289b3a7"/>
    </style:style>
    <style:style style:name="T482" style:family="text">
      <style:text-properties officeooo:rsid="028a6425"/>
    </style:style>
    <style:style style:name="T483" style:family="text">
      <style:text-properties officeooo:rsid="028d6c19"/>
    </style:style>
    <style:style style:name="T484" style:family="text">
      <style:text-properties officeooo:rsid="02a0479d"/>
    </style:style>
    <style:style style:name="T485" style:family="text">
      <style:text-properties officeooo:rsid="02a754c0"/>
    </style:style>
    <style:style style:name="T486" style:family="text">
      <style:text-properties officeooo:rsid="02ac682b"/>
    </style:style>
    <style:style style:name="T487" style:family="text">
      <style:text-properties officeooo:rsid="02af8298"/>
    </style:style>
    <style:style style:name="T488" style:family="text">
      <style:text-properties officeooo:rsid="02b02660"/>
    </style:style>
    <style:style style:name="T489" style:family="text">
      <style:text-properties officeooo:rsid="02b106c0"/>
    </style:style>
    <style:style style:name="T490" style:family="text">
      <style:text-properties officeooo:rsid="02b2fb02"/>
    </style:style>
    <style:style style:name="T491" style:family="text">
      <style:text-properties officeooo:rsid="02b4f1fd"/>
    </style:style>
    <style:style style:name="T492" style:family="text">
      <style:text-properties officeooo:rsid="02b87b03"/>
    </style:style>
    <style:style style:name="T493" style:family="text">
      <style:text-properties officeooo:rsid="02b22571"/>
    </style:style>
    <style:style style:name="T494" style:family="text">
      <style:text-properties officeooo:rsid="02c21bd7"/>
    </style:style>
    <style:style style:name="T495" style:family="text">
      <style:text-properties officeooo:rsid="02c24559"/>
    </style:style>
    <style:style style:name="T496" style:family="text">
      <style:text-properties officeooo:rsid="008e6587"/>
    </style:style>
    <style:style style:name="T497" style:family="text">
      <style:text-properties officeooo:rsid="009d4bf0"/>
    </style:style>
    <style:style style:name="T498" style:family="text">
      <style:text-properties officeooo:rsid="02c47033"/>
    </style:style>
    <style:style style:name="T499" style:family="text">
      <style:text-properties officeooo:rsid="02c6b46c"/>
    </style:style>
    <style:style style:name="T500" style:family="text">
      <style:text-properties style:font-name="Liberation Serif2"/>
    </style:style>
    <style:style style:name="T501" style:family="text">
      <style:text-properties officeooo:rsid="02c725ca"/>
    </style:style>
    <style:style style:name="T502" style:family="text">
      <style:text-properties officeooo:rsid="02c87ef2"/>
    </style:style>
    <style:style style:name="T503" style:family="text">
      <style:text-properties officeooo:rsid="02c984bc"/>
    </style:style>
    <style:style style:name="T504" style:family="text">
      <style:text-properties officeooo:rsid="02cb63a4"/>
    </style:style>
    <style:style style:name="T505" style:family="text">
      <style:text-properties officeooo:rsid="02d17f93"/>
    </style:style>
    <style:style style:name="T506" style:family="text">
      <style:text-properties officeooo:rsid="02da4e39"/>
    </style:style>
    <style:style style:name="T507" style:family="text">
      <style:text-properties officeooo:rsid="02db501d"/>
    </style:style>
    <style:style style:name="T508" style:family="text">
      <style:text-properties officeooo:rsid="02de6044"/>
    </style:style>
    <style:style style:name="T509" style:family="text">
      <style:text-properties officeooo:rsid="02df3442"/>
    </style:style>
    <style:style style:name="T510" style:family="text">
      <style:text-properties officeooo:rsid="015742dd"/>
    </style:style>
    <style:style style:name="T511" style:family="text">
      <style:text-properties officeooo:rsid="02e12e61"/>
    </style:style>
    <style:style style:name="T512" style:family="text">
      <style:text-properties officeooo:rsid="0157b1e8"/>
    </style:style>
    <style:style style:name="T513" style:family="text">
      <style:text-properties officeooo:rsid="02e4fc35"/>
    </style:style>
    <style:style style:name="T514" style:family="text">
      <style:text-properties officeooo:rsid="02e708af"/>
    </style:style>
    <style:style style:name="T515" style:family="text">
      <style:text-properties officeooo:rsid="02e9f125"/>
    </style:style>
    <style:style style:name="T516" style:family="text">
      <style:text-properties officeooo:rsid="02eab553"/>
    </style:style>
    <style:style style:name="T517" style:family="text">
      <style:text-properties officeooo:rsid="02ed33e5"/>
    </style:style>
    <style:style style:name="T518" style:family="text">
      <style:text-properties officeooo:rsid="02ee1934"/>
    </style:style>
    <style:style style:name="T519" style:family="text">
      <style:text-properties officeooo:rsid="02ef3c25"/>
    </style:style>
    <style:style style:name="T520" style:family="text">
      <style:text-properties officeooo:rsid="02f59729"/>
    </style:style>
    <style:style style:name="T521" style:family="text">
      <style:text-properties officeooo:rsid="02f93ead"/>
    </style:style>
    <style:style style:name="T522" style:family="text">
      <style:text-properties officeooo:rsid="01feda68"/>
    </style:style>
    <style:style style:name="T523" style:family="text">
      <style:text-properties style:font-name="Ubuntu Mono1"/>
    </style:style>
    <style:style style:name="T524" style:family="text">
      <style:text-properties style:font-name="Ubuntu Mono1" officeooo:rsid="01c72749"/>
    </style:style>
    <style:style style:name="T525" style:family="text">
      <style:text-properties style:font-name="Ubuntu Mono1" officeooo:rsid="01c8cae3"/>
    </style:style>
    <style:style style:name="T526" style:family="text">
      <style:text-properties style:font-name="Ubuntu Mono1" officeooo:rsid="01c65adb"/>
    </style:style>
    <style:style style:name="T527" style:family="text">
      <style:text-properties style:font-name="Ubuntu Mono1" officeooo:rsid="01c96688"/>
    </style:style>
    <style:style style:name="T528" style:family="text">
      <style:text-properties style:font-name="Ubuntu Mono1" officeooo:rsid="01c9fd59"/>
    </style:style>
    <style:style style:name="T529" style:family="text">
      <style:text-properties style:font-name="Liberation Serif1"/>
    </style:style>
    <style:style style:name="T530" style:family="text">
      <style:text-properties style:font-name="Liberation Serif1" officeooo:rsid="01c72749"/>
    </style:style>
    <style:style style:name="T531" style:family="text">
      <style:text-properties style:font-name="Liberation Serif1" officeooo:rsid="01c8cae3"/>
    </style:style>
    <style:style style:name="T532" style:family="text">
      <style:text-properties officeooo:rsid="018e8f06"/>
    </style:style>
    <style:style style:name="T533" style:family="text">
      <style:text-properties officeooo:rsid="01937042"/>
    </style:style>
    <style:style style:name="T534" style:family="text">
      <style:text-properties officeooo:rsid="019485b4"/>
    </style:style>
    <style:style style:name="T535" style:family="text">
      <style:text-properties officeooo:rsid="01552e78"/>
    </style:style>
    <style:style style:name="T536" style:family="text">
      <style:text-properties officeooo:rsid="0157268c"/>
    </style:style>
    <style:style style:name="T537" style:family="text">
      <style:text-properties officeooo:rsid="015925be"/>
    </style:style>
    <style:style style:name="T538" style:family="text">
      <style:text-properties officeooo:rsid="014433c9"/>
    </style:style>
    <style:style style:name="T539" style:family="text">
      <style:text-properties officeooo:rsid="0139da13"/>
    </style:style>
    <style:style style:name="T540" style:family="text">
      <style:text-properties officeooo:rsid="013b131e"/>
    </style:style>
    <style:style style:name="T541" style:family="text">
      <style:text-properties officeooo:rsid="01389a78"/>
    </style:style>
    <style:style style:name="T542" style:family="text">
      <style:text-properties officeooo:rsid="014a720c"/>
    </style:style>
    <style:style style:name="T543" style:family="text">
      <style:text-properties officeooo:rsid="012e1a62"/>
    </style:style>
    <style:style style:name="T544" style:family="text">
      <style:text-properties officeooo:rsid="00ddc2db"/>
    </style:style>
    <style:style style:name="T545" style:family="text">
      <style:text-properties officeooo:rsid="00d3bf2e"/>
    </style:style>
    <style:style style:name="T546" style:family="text">
      <style:text-properties officeooo:rsid="009beb90"/>
    </style:style>
    <style:style style:name="T547" style:family="text">
      <style:text-properties officeooo:rsid="00abd7a2"/>
    </style:style>
    <style:style style:name="T548" style:family="text">
      <style:text-properties officeooo:rsid="00be8820"/>
    </style:style>
    <style:style style:name="T549" style:family="text">
      <style:text-properties officeooo:rsid="00974e4c"/>
    </style:style>
    <style:style style:name="T550" style:family="text">
      <style:text-properties officeooo:rsid="009607d9"/>
    </style:style>
    <style:style style:name="T551" style:family="text">
      <style:text-properties officeooo:rsid="00b7e8fb"/>
    </style:style>
    <style:style style:name="T552" style:family="text">
      <style:text-properties officeooo:rsid="00bafdce"/>
    </style:style>
    <style:style style:name="T553" style:family="text">
      <style:text-properties officeooo:rsid="009d1465"/>
    </style:style>
    <style:style style:name="T554" style:family="text">
      <style:text-properties officeooo:rsid="00adfc65"/>
    </style:style>
    <style:style style:name="T555" style:family="text">
      <style:text-properties officeooo:rsid="00ced6bc"/>
    </style:style>
    <style:style style:name="T556" style:family="text">
      <style:text-properties officeooo:rsid="00d02314"/>
    </style:style>
    <style:style style:name="T557" style:family="text">
      <style:text-properties officeooo:rsid="00a0d153"/>
    </style:style>
    <style:style style:name="T558" style:family="text">
      <style:text-properties officeooo:rsid="004730ec"/>
    </style:style>
    <style:style style:name="T559" style:family="text">
      <style:text-properties officeooo:rsid="00a6e658"/>
    </style:style>
    <style:style style:name="T560" style:family="text">
      <style:text-properties officeooo:rsid="0044c0de"/>
    </style:style>
    <style:style style:name="T561" style:family="text">
      <style:text-properties officeooo:rsid="0059b3ae"/>
    </style:style>
    <style:style style:name="T562" style:family="text">
      <style:text-properties officeooo:rsid="02952d45"/>
    </style:style>
    <style:style style:name="T563" style:family="text">
      <style:text-properties officeooo:rsid="02989903"/>
    </style:style>
    <style:style style:name="T564" style:family="text">
      <style:text-properties officeooo:rsid="029bc88d"/>
    </style:style>
    <style:style style:name="T565" style:family="text">
      <style:text-properties officeooo:rsid="0299c8b9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_5f_11_5f_lib_5f_serif" text:outline-level="6"><text:span text:style-name="T522">Глаголы</text:span></text:h>
      <table:table table:name="Таблица43" table:style-name="Таблица43">
        <table:table-column table:style-name="Таблица43.A" table:number-columns-repeated="3"/>
        <table:table-row table:style-name="TableLine94555609531824">
          <table:table-cell table:style-name="Таблица43.A1" office:value-type="string">
            <text:p text:style-name="P719">Три лица</text:p>
          </table:table-cell>
          <table:table-cell table:style-name="Таблица43.A1" office:value-type="string">
            <text:p text:style-name="P719">Два числа</text:p>
          </table:table-cell>
          <table:table-cell table:style-name="Таблица43.C1" office:value-type="string">
            <text:p text:style-name="P719">Три группы</text:p>
          </table:table-cell>
        </table:table-row>
        <table:table-row table:style-name="TableLine94555610151248">
          <table:table-cell table:style-name="Таблица43.A2" office:value-type="string">
            <text:p text:style-name="ubuntu_5f_mono_5f_8">je / nous</text:p>
            <text:p text:style-name="ubuntu_5f_mono_5f_8">tu / vous</text:p>
            <text:p text:style-name="ubuntu_5f_mono_5f_8">il, elle<text:span text:style-name="T426">, on</text:span> / ils, elles</text:p>
          </table:table-cell>
          <table:table-cell table:style-name="Таблица43.A2" office:value-type="string">
            <text:p text:style-name="ubuntu_5f_mono_5f_8"/>
          </table:table-cell>
          <table:table-cell table:style-name="Таблица43.C2" office:value-type="string">
            <text:p text:style-name="ubuntu_5f_mono_5f_8">I - -er</text:p>
            <text:p text:style-name="ubuntu_5f_mono_5f_8">II - -ir</text:p>
            <text:p text:style-name="ubuntu_5f_mono_5f_8">III - -oir, -re, -er, -ir</text:p>
          </table:table-cell>
        </table:table-row>
      </table:table>
      <text:p text:style-name="P37"/>
      <table:table table:name="Таблица8" table:style-name="Таблица8">
        <table:table-column table:style-name="Таблица8.A" table:number-columns-repeated="2"/>
        <table:table-column table:style-name="Таблица8.C"/>
        <table:table-row table:style-name="TableLine94555610156656">
          <table:table-cell table:style-name="Таблица8.A1" table:number-columns-spanned="2" office:value-type="string">
            <text:p text:style-name="P243">Переходные глаголы </text:p>
          </table:table-cell>
          <table:covered-table-cell/>
          <table:table-cell table:style-name="Таблица8.C1" office:value-type="string">
            <text:p text:style-name="P243">Непереходные глаголы</text:p>
          </table:table-cell>
        </table:table-row>
        <table:table-row table:style-name="TableLine94555610164368">
          <table:table-cell table:style-name="Таблица8.A2" table:number-columns-spanned="2" office:value-type="string">
            <text:p text:style-name="P344">Допускают при себе объектное дополнение</text:p>
          </table:table-cell>
          <table:covered-table-cell/>
          <table:table-cell table:style-name="Таблица8.C2" office:value-type="string">
            <text:p text:style-name="P75">Не допускют при себе объектн<text:span text:style-name="T413">.</text:span>дополнения</text:p>
          </table:table-cell>
        </table:table-row>
        <table:table-row table:style-name="TableLine94555610165136">
          <table:table-cell table:style-name="Таблица8.A3" office:value-type="string">
            <text:p text:style-name="P244">Прямые<text:span text:style-name="T412"> (</text:span><text:span text:style-name="T142">без предлога</text:span><text:span text:style-name="T412">)</text:span></text:p>
          </table:table-cell>
          <table:table-cell table:style-name="Таблица8.A3" office:value-type="string">
            <text:p text:style-name="P244">Косвенные<text:span text:style-name="T412"> (</text:span><text:span text:style-name="T142">с предлогом</text:span><text:span text:style-name="T412">)</text:span></text:p>
          </table:table-cell>
          <table:table-cell table:style-name="Таблица8.C3" office:value-type="string">
            <text:p text:style-name="P60"/>
          </table:table-cell>
        </table:table-row>
        <table:table-row table:style-name="TableLine94555610165904">
          <table:table-cell table:style-name="Таблица8.A4" office:value-type="string">
            <text:p text:style-name="fr_5f_text_5f_8"><text:span text:style-name="fr_5f_text_5f_8"><text:span text:style-name="T237">J'aime les fleurs</text:span></text:span></text:p>
            <text:p text:style-name="fr_5f_text_5f_8"><text:span text:style-name="fr_5f_text_5f_8"><text:span text:style-name="T237">Pierre poit ses amis</text:span></text:span></text:p>
          </table:table-cell>
          <table:table-cell table:style-name="Таблица8.B4" office:value-type="string">
            <text:p text:style-name="fr_5f_text_5f_8"><text:span text:style-name="fr_5f_text_5f_8"><text:span text:style-name="T237">Il parle de ses vacances</text:span></text:span></text:p>
            <text:p text:style-name="fr_5f_text_5f_8"><text:span text:style-name="fr_5f_text_5f_8"><text:span text:style-name="T237">Pierre pense à ses amis</text:span></text:span></text:p>
          </table:table-cell>
          <table:table-cell table:style-name="Таблица8.C5" office:value-type="string">
            <text:p text:style-name="fr_5f_text_5f_8"><text:span text:style-name="fr_5f_text_5f_8"><text:span text:style-name="T237">Nous marchons</text:span></text:span></text:p>
            <text:p text:style-name="fr_5f_text_5f_8"><text:span text:style-name="fr_5f_text_5f_8"><text:span text:style-name="T237">Le soleil brille</text:span></text:span></text:p>
          </table:table-cell>
        </table:table-row>
        <table:table-row table:style-name="TableLine94555610166928">
          <table:table-cell table:style-name="Таблица8.A5" table:number-columns-spanned="2" office:value-type="string">
            <text:p text:style-name="P29">Могут при себе иметь одновременно два дополнения (прямое и косвенное)</text:p>
            <text:p text:style-name="purisa_5f_7"><text:span text:style-name="fr_5f_text_5f_8"><text:span text:style-name="T237">Il écrit une lettre à ses parents</text:span></text:span></text:p>
          </table:table-cell>
          <table:covered-table-cell/>
          <table:table-cell table:style-name="Таблица8.C5" office:value-type="string">
            <text:p text:style-name="P28"/>
          </table:table-cell>
        </table:table-row>
        <table:table-row table:style-name="TableLine94555610167440">
          <table:table-cell table:style-name="Таблица8.A6" table:number-columns-spanned="2" office:value-type="string">
            <text:p text:style-name="P29">Могут употребляться без дополнения</text:p>
            <text:p text:style-name="purisa_5f_7"><text:span text:style-name="fr_5f_text_5f_8"><text:span text:style-name="T237">Elle chante</text:span></text:span></text:p>
          </table:table-cell>
          <table:covered-table-cell/>
          <table:table-cell table:style-name="Таблица8.C6" office:value-type="string">
            <text:p text:style-name="P28"/>
          </table:table-cell>
        </table:table-row>
      </table:table>
      <text:p text:style-name="P38"/>
      <table:table table:name="Таблица44" table:style-name="Таблица44">
        <table:table-column table:style-name="Таблица44.A"/>
        <table:table-column table:style-name="Таблица44.B"/>
        <table:table-row table:style-name="TableLine94555610168560">
          <table:table-cell table:style-name="Таблица44.A1" office:value-type="string">
            <text:p text:style-name="P30">Предельные глаголы</text:p>
          </table:table-cell>
          <table:table-cell table:style-name="Таблица44.B1" office:value-type="string">
            <text:p text:style-name="P30">Непредельные глаголы</text:p>
          </table:table-cell>
        </table:table-row>
        <table:table-row table:style-name="TableLine94555610191984">
          <table:table-cell table:style-name="Таблица44.A2" office:value-type="string">
            <text:p text:style-name="P76">- Действия имеют ограниченную длительность</text:p>
            <text:p text:style-name="P76">- предполагают конец или результат действия</text:p>
          </table:table-cell>
          <table:table-cell table:style-name="Таблица44.B2" office:value-type="string">
            <text:p text:style-name="P76">- Действия, которые могут длиться неопределено долгое время, не встречая предела</text:p>
          </table:table-cell>
        </table:table-row>
        <table:table-row table:style-name="TableLine94555610193088">
          <table:table-cell table:style-name="Таблица44.A3" office:value-type="string">
            <text:section text:style-name="Sect1" text:name="Раздел2">
              <text:p text:style-name="P464"><text:span text:style-name="fr_5f_text_5f_8"><text:span text:style-name="T237">naître, </text:span></text:span></text:p>
              <text:p text:style-name="P464"><text:span text:style-name="fr_5f_text_5f_8"><text:span text:style-name="T237">mourir, </text:span></text:span></text:p>
              <text:p text:style-name="P464"><text:span text:style-name="fr_5f_text_5f_8"><text:span text:style-name="T237">entrer, </text:span></text:span></text:p>
              <text:p text:style-name="P335">sortir, </text:p>
              <text:p text:style-name="P335">arriver, </text:p>
              <text:p text:style-name="P335">venir, </text:p>
              <text:p text:style-name="P335">tomber<text:span text:style-name="T151">, </text:span></text:p>
              <text:p text:style-name="P337">prendre, </text:p>
              <text:p text:style-name="P337">oublier</text:p>
            </text:section>
          </table:table-cell>
          <table:table-cell table:style-name="Таблица44.B3" office:value-type="string">
            <text:section text:style-name="Sect1" text:name="Раздел3">
              <text:p text:style-name="P335">vivre, </text:p>
              <text:p text:style-name="P335">aimer, </text:p>
              <text:p text:style-name="P335">estimer, </text:p>
              <text:p text:style-name="P335">penser,</text:p>
              <text:p text:style-name="P335">regarder, </text:p>
              <text:p text:style-name="P464"><text:span text:style-name="fr_5f_text_5f_8"><text:span text:style-name="T237">écouter, </text:span></text:span></text:p>
              <text:p text:style-name="P464"><text:span text:style-name="fr_5f_text_5f_8"><text:span text:style-name="T237">marcher,</text:span></text:span></text:p>
              <text:p text:style-name="P335">travailler, </text:p>
              <text:p text:style-name="P335">attendre</text:p>
            </text:section>
          </table:table-cell>
        </table:table-row>
      </table:table>
      <text:p text:style-name="ubuntu_5f_mono_5f_9"/>
      <text:p text:style-name="P784"><text:span text:style-name="T427">I group</text:span><text:span text:style-name="T428">p</text:span><text:span text:style-name="T427">e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row table:style-name="TableLine94555610195376">
          <table:table-cell table:style-name="Таблица9.A1" table:number-columns-spanned="5" office:value-type="string">
            <text:p text:style-name="P59"><text:span text:style-name="T124">-er</text:span><text:span text:style-name="T102"> </text:span><text:span text:style-name="T118">(кроме </text:span><text:span text:style-name="fr_5f_text_5f_8"><text:span text:style-name="T237">aller</text:span></text:span><text:span text:style-name="T118"> и </text:span><text:span text:style-name="fr_5f_text_5f_8"><text:span text:style-name="T237">envoyer</text:span></text:span><text:span text:style-name="T118">) </text:span></text:p>
          </table:table-cell>
          <table:covered-table-cell/>
          <table:covered-table-cell/>
          <table:covered-table-cell/>
          <table:covered-table-cell/>
          <table:table-cell table:style-name="Таблица9.F1" table:number-columns-spanned="4" office:value-type="string">
            <text:p text:style-name="P334">(около 4000)</text:p>
          </table:table-cell>
          <table:covered-table-cell/>
          <table:covered-table-cell/>
          <table:covered-table-cell/>
        </table:table-row>
        <table:table-row table:style-name="TableLine94555610261984">
          <table:table-cell table:style-name="Таблица9.A2" office:value-type="string">
            <text:p text:style-name="P241"/>
          </table:table-cell>
          <table:table-cell table:style-name="Таблица9.A2" office:value-type="string">
            <text:p text:style-name="P241"/>
          </table:table-cell>
          <table:table-cell table:style-name="Таблица9.A2" office:value-type="string">
            <text:p text:style-name="P241">Présent</text:p>
          </table:table-cell>
          <table:table-cell table:style-name="Таблица9.A2" office:value-type="string">
            <text:p text:style-name="ubuntu_5f_mono_5f_9"><text:span text:style-name="T239">p</text:span><text:span text:style-name="T240">.</text:span><text:span text:style-name="T239">passé</text:span></text:p>
          </table:table-cell>
          <table:table-cell table:style-name="Таблица9.A2" table:number-columns-spanned="2" office:value-type="string">
            <text:p text:style-name="P252">p.pr<text:span text:style-name="T1">é</text:span>sent</text:p>
          </table:table-cell>
          <table:covered-table-cell/>
          <table:table-cell table:style-name="Таблица9.A2" office:value-type="string">
            <text:p text:style-name="P247">imparfait</text:p>
          </table:table-cell>
          <table:table-cell table:style-name="Таблица9.A2" office:value-type="string">
            <text:p text:style-name="P247">pass<text:span text:style-name="T1">é</text:span> simple</text:p>
          </table:table-cell>
          <table:table-cell table:style-name="Таблица9.I2" office:value-type="string">
            <text:p text:style-name="P250">futur simple</text:p>
          </table:table-cell>
        </table:table-row>
        <table:table-row table:style-name="TableLine94555610263744">
          <table:table-cell table:style-name="Таблица9.A7" office:value-type="string">
            <text:p text:style-name="P241">je </text:p>
          </table:table-cell>
          <table:table-cell table:style-name="Таблица9.B3" office:value-type="string">
            <text:p text:style-name="P75">-<text:span text:style-name="T78">e</text:span></text:p>
          </table:table-cell>
          <table:table-cell table:style-name="Таблица9.C3" office:value-type="string">
            <text:p text:style-name="P75"><text:span text:style-name="T79">parl</text:span><text:span text:style-name="T78">e</text:span></text:p>
          </table:table-cell>
          <table:table-cell table:style-name="Таблица9.D3" office:value-type="string">
            <text:p text:style-name="P64"><text:span text:style-name="ubuntu_5f_mono_5f_9"><text:span text:style-name="T102">p</text:span></text:span><text:span text:style-name="ubuntu_5f_mono_5f_9"><text:span text:style-name="T108">arl</text:span></text:span><text:span text:style-name="ubuntu_5f_mono_5f_9"><text:span text:style-name="T11">é</text:span></text:span></text:p>
          </table:table-cell>
          <table:table-cell table:style-name="Таблица9.E3" table:number-columns-spanned="2" office:value-type="string">
            <text:p text:style-name="P85">parlant</text:p>
          </table:table-cell>
          <table:covered-table-cell/>
          <table:table-cell table:style-name="Таблица9.G3" office:value-type="string">
            <text:p text:style-name="P80"><text:span text:style-name="ubuntu_5f_mono_5f_9"><text:span text:style-name="T102">p</text:span></text:span><text:span text:style-name="ubuntu_5f_mono_5f_9"><text:span text:style-name="T108">arl</text:span></text:span>ais</text:p>
          </table:table-cell>
          <table:table-cell table:style-name="Таблица9.H3" office:value-type="string">
            <text:p text:style-name="P79"><text:span text:style-name="ubuntu_5f_mono_5f_9"><text:span text:style-name="T102">p</text:span></text:span><text:span text:style-name="ubuntu_5f_mono_5f_9"><text:span text:style-name="T108">arl</text:span></text:span>ai</text:p>
          </table:table-cell>
          <table:table-cell table:style-name="Таблица9.I3" office:value-type="string">
            <text:p text:style-name="P80"><text:span text:style-name="ubuntu_5f_mono_5f_9"><text:span text:style-name="T102">p</text:span></text:span><text:span text:style-name="ubuntu_5f_mono_5f_9"><text:span text:style-name="T108">arler</text:span></text:span>ai</text:p>
          </table:table-cell>
        </table:table-row>
        <table:table-row table:style-name="TableLine94555610267296">
          <table:table-cell table:style-name="Таблица9.A7" office:value-type="string">
            <text:p text:style-name="P241">tu</text:p>
          </table:table-cell>
          <table:table-cell table:style-name="Таблица9.B4" office:value-type="string">
            <text:p text:style-name="P75">-<text:span text:style-name="T78">es</text:span></text:p>
          </table:table-cell>
          <table:table-cell table:style-name="Таблица9.C4" office:value-type="string">
            <text:p text:style-name="P75"><text:span text:style-name="T79">parl</text:span><text:span text:style-name="T78">es</text:span></text:p>
          </table:table-cell>
          <table:table-cell table:style-name="Таблица9.D4" office:value-type="string">
            <text:p text:style-name="P75"/>
          </table:table-cell>
          <table:table-cell table:style-name="Таблица9.E4" table:number-columns-spanned="2" office:value-type="string">
            <text:p text:style-name="P78"/>
          </table:table-cell>
          <table:covered-table-cell/>
          <table:table-cell table:style-name="Таблица9.G4" office:value-type="string">
            <text:p text:style-name="P80"><text:span text:style-name="ubuntu_5f_mono_5f_9"><text:span text:style-name="T102">p</text:span></text:span><text:span text:style-name="ubuntu_5f_mono_5f_9"><text:span text:style-name="T108">arl</text:span></text:span>ais</text:p>
          </table:table-cell>
          <table:table-cell table:style-name="Таблица9.H4" office:value-type="string">
            <text:p text:style-name="P79"><text:span text:style-name="ubuntu_5f_mono_5f_9"><text:span text:style-name="T102">p</text:span></text:span><text:span text:style-name="ubuntu_5f_mono_5f_9"><text:span text:style-name="T108">arl</text:span></text:span>as</text:p>
          </table:table-cell>
          <table:table-cell table:style-name="Таблица9.I4" office:value-type="string">
            <text:p text:style-name="P80"><text:span text:style-name="ubuntu_5f_mono_5f_9"><text:span text:style-name="T102">p</text:span></text:span><text:span text:style-name="ubuntu_5f_mono_5f_9"><text:span text:style-name="T108">arler</text:span></text:span>as</text:p>
          </table:table-cell>
        </table:table-row>
        <table:table-row table:style-name="TableLine94555610272704">
          <table:table-cell table:style-name="Таблица9.A7" office:value-type="string">
            <text:p text:style-name="P241">il</text:p>
          </table:table-cell>
          <table:table-cell table:style-name="Таблица9.B5" office:value-type="string">
            <text:p text:style-name="P75">-<text:span text:style-name="T78">e</text:span></text:p>
          </table:table-cell>
          <table:table-cell table:style-name="Таблица9.C5" office:value-type="string">
            <text:p text:style-name="P75"><text:span text:style-name="T79">parl</text:span><text:span text:style-name="T78">e</text:span></text:p>
          </table:table-cell>
          <table:table-cell table:style-name="Таблица9.D5" office:value-type="string">
            <text:p text:style-name="ubuntu_5f_mono_5f_9"><text:span text:style-name="T177">-</text:span><text:span text:style-name="T9">é</text:span><text:span text:style-name="T176"> (-</text:span><text:span text:style-name="T9">é</text:span><text:span text:style-name="T176">e)</text:span></text:p>
          </table:table-cell>
          <table:table-cell table:style-name="Таблица9.E5" table:number-columns-spanned="2" office:value-type="string">
            <text:p text:style-name="P78"/>
          </table:table-cell>
          <table:covered-table-cell/>
          <table:table-cell table:style-name="Таблица9.G5" office:value-type="string">
            <text:p text:style-name="P80"><text:span text:style-name="ubuntu_5f_mono_5f_9"><text:span text:style-name="T102">p</text:span></text:span><text:span text:style-name="ubuntu_5f_mono_5f_9"><text:span text:style-name="T108">arl</text:span></text:span>ait</text:p>
          </table:table-cell>
          <table:table-cell table:style-name="Таблица9.H5" office:value-type="string">
            <text:p text:style-name="P79"><text:span text:style-name="ubuntu_5f_mono_5f_9"><text:span text:style-name="T102">p</text:span></text:span><text:span text:style-name="ubuntu_5f_mono_5f_9"><text:span text:style-name="T108">arl</text:span></text:span>a</text:p>
          </table:table-cell>
          <table:table-cell table:style-name="Таблица9.I5" office:value-type="string">
            <text:p text:style-name="P80"><text:span text:style-name="ubuntu_5f_mono_5f_9"><text:span text:style-name="T102">p</text:span></text:span><text:span text:style-name="ubuntu_5f_mono_5f_9"><text:span text:style-name="T108">arler</text:span></text:span>a</text:p>
          </table:table-cell>
        </table:table-row>
        <table:table-row table:style-name="TableLine94555610278624">
          <table:table-cell table:style-name="Таблица9.A7" office:value-type="string">
            <text:p text:style-name="P241">nous</text:p>
          </table:table-cell>
          <table:table-cell table:style-name="Таблица9.B6" office:value-type="string">
            <text:p text:style-name="P75">-<text:span text:style-name="T78">ons</text:span></text:p>
          </table:table-cell>
          <table:table-cell table:style-name="Таблица9.C6" office:value-type="string">
            <text:p text:style-name="P75"><text:span text:style-name="T79">parl</text:span><text:span text:style-name="T78">ons</text:span></text:p>
          </table:table-cell>
          <table:table-cell table:style-name="Таблица9.D6" office:value-type="string">
            <text:p text:style-name="P75"/>
          </table:table-cell>
          <table:table-cell table:style-name="Таблица9.E6" table:number-columns-spanned="2" office:value-type="string">
            <text:p text:style-name="P78"/>
          </table:table-cell>
          <table:covered-table-cell/>
          <table:table-cell table:style-name="Таблица9.G6" office:value-type="string">
            <text:p text:style-name="P80"><text:span text:style-name="ubuntu_5f_mono_5f_9"><text:span text:style-name="T102">p</text:span></text:span><text:span text:style-name="ubuntu_5f_mono_5f_9"><text:span text:style-name="T108">arl</text:span></text:span>ions</text:p>
          </table:table-cell>
          <table:table-cell table:style-name="Таблица9.H6" office:value-type="string">
            <text:p text:style-name="P79"><text:span text:style-name="ubuntu_5f_mono_5f_9"><text:span text:style-name="T102">p</text:span></text:span><text:span text:style-name="ubuntu_5f_mono_5f_9"><text:span text:style-name="T108">arl</text:span></text:span><text:span text:style-name="T293">â</text:span>mes</text:p>
          </table:table-cell>
          <table:table-cell table:style-name="Таблица9.I6" office:value-type="string">
            <text:p text:style-name="P80"><text:span text:style-name="ubuntu_5f_mono_5f_9"><text:span text:style-name="T102">p</text:span></text:span><text:span text:style-name="ubuntu_5f_mono_5f_9"><text:span text:style-name="T108">arler</text:span></text:span>ons</text:p>
          </table:table-cell>
        </table:table-row>
        <table:table-row table:style-name="TableLine94555610283936">
          <table:table-cell table:style-name="Таблица9.A7" office:value-type="string">
            <text:p text:style-name="P241">vous</text:p>
          </table:table-cell>
          <table:table-cell table:style-name="Таблица9.B7" office:value-type="string">
            <text:p text:style-name="P75">-<text:span text:style-name="T78">ez</text:span></text:p>
          </table:table-cell>
          <table:table-cell table:style-name="Таблица9.C7" office:value-type="string">
            <text:p text:style-name="P75"><text:span text:style-name="T79">parl</text:span><text:span text:style-name="T78">ez</text:span></text:p>
          </table:table-cell>
          <table:table-cell table:style-name="Таблица9.D7" office:value-type="string">
            <text:p text:style-name="P75"/>
          </table:table-cell>
          <table:table-cell table:style-name="Таблица9.E7" table:number-columns-spanned="2" office:value-type="string">
            <text:p text:style-name="P78"/>
          </table:table-cell>
          <table:covered-table-cell/>
          <table:table-cell table:style-name="Таблица9.G7" office:value-type="string">
            <text:p text:style-name="P80"><text:span text:style-name="ubuntu_5f_mono_5f_9"><text:span text:style-name="T102">p</text:span></text:span><text:span text:style-name="ubuntu_5f_mono_5f_9"><text:span text:style-name="T108">arl</text:span></text:span>iez</text:p>
          </table:table-cell>
          <table:table-cell table:style-name="Таблица9.H7" office:value-type="string">
            <text:p text:style-name="P79"><text:span text:style-name="ubuntu_5f_mono_5f_9"><text:span text:style-name="T102">p</text:span></text:span><text:span text:style-name="ubuntu_5f_mono_5f_9"><text:span text:style-name="T108">arl</text:span></text:span><text:span text:style-name="T293">â</text:span>tes</text:p>
          </table:table-cell>
          <table:table-cell table:style-name="Таблица9.I7" office:value-type="string">
            <text:p text:style-name="P80"><text:span text:style-name="ubuntu_5f_mono_5f_9"><text:span text:style-name="T102">p</text:span></text:span><text:span text:style-name="ubuntu_5f_mono_5f_9"><text:span text:style-name="T108">arler</text:span></text:span>ez</text:p>
          </table:table-cell>
        </table:table-row>
        <table:table-row table:style-name="TableLine94555610289296">
          <table:table-cell table:style-name="Таблица9.A8" office:value-type="string">
            <text:p text:style-name="P241">ils</text:p>
          </table:table-cell>
          <table:table-cell table:style-name="Таблица9.B8" office:value-type="string">
            <text:p text:style-name="P75">-<text:span text:style-name="T78">ent</text:span></text:p>
          </table:table-cell>
          <table:table-cell table:style-name="Таблица9.C8" office:value-type="string">
            <text:p text:style-name="P75"><text:span text:style-name="T79">parl</text:span><text:span text:style-name="T78">ent</text:span></text:p>
          </table:table-cell>
          <table:table-cell table:style-name="Таблица9.D8" office:value-type="string">
            <text:p text:style-name="ubuntu_5f_mono_5f_9"><text:span text:style-name="T177">-</text:span><text:span text:style-name="T172">és</text:span><text:span text:style-name="T178"> (</text:span><text:span text:style-name="T177">-</text:span><text:span text:style-name="T172">ées</text:span><text:span text:style-name="T178">)</text:span></text:p>
          </table:table-cell>
          <table:table-cell table:style-name="Таблица9.E8" table:number-columns-spanned="2" office:value-type="string">
            <text:p text:style-name="P78"/>
          </table:table-cell>
          <table:covered-table-cell/>
          <table:table-cell table:style-name="Таблица9.G8" office:value-type="string">
            <text:p text:style-name="P80"><text:span text:style-name="ubuntu_5f_mono_5f_9"><text:span text:style-name="T102">p</text:span></text:span><text:span text:style-name="ubuntu_5f_mono_5f_9"><text:span text:style-name="T108">arl</text:span></text:span>aient</text:p>
          </table:table-cell>
          <table:table-cell table:style-name="Таблица9.H8" office:value-type="string">
            <text:p text:style-name="P79"><text:span text:style-name="ubuntu_5f_mono_5f_9"><text:span text:style-name="T102">p</text:span></text:span><text:span text:style-name="ubuntu_5f_mono_5f_9"><text:span text:style-name="T108">arl</text:span></text:span>erent</text:p>
          </table:table-cell>
          <table:table-cell table:style-name="Таблица9.I8" office:value-type="string">
            <text:p text:style-name="P80"><text:span text:style-name="ubuntu_5f_mono_5f_9"><text:span text:style-name="T102">p</text:span></text:span><text:span text:style-name="ubuntu_5f_mono_5f_9"><text:span text:style-name="T108">arler</text:span></text:span>ont</text:p>
          </table:table-cell>
        </table:table-row>
      </table:table>
      <text:p text:style-name="P391"/>
      <text:p text:style-name="P783"><text:span text:style-name="T80">I</text:span>I group<text:span text:style-name="T77">p</text:span>e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row table:style-name="TableLine94555610295952">
          <table:table-cell table:style-name="Таблица10.A1" table:number-columns-spanned="5" office:value-type="string">
            <text:p text:style-name="P245">-ir </text:p>
          </table:table-cell>
          <table:covered-table-cell/>
          <table:covered-table-cell/>
          <table:covered-table-cell/>
          <table:covered-table-cell/>
          <table:table-cell table:style-name="Таблица10.F1" table:number-columns-spanned="4" office:value-type="string">
            <text:p text:style-name="P336">(около 300)</text:p>
          </table:table-cell>
          <table:covered-table-cell/>
          <table:covered-table-cell/>
          <table:covered-table-cell/>
        </table:table-row>
        <table:table-row table:style-name="TableLine94555610343424">
          <table:table-cell table:style-name="Таблица10.A2" office:value-type="string">
            <text:p text:style-name="P241"/>
          </table:table-cell>
          <table:table-cell table:style-name="Таблица10.A2" office:value-type="string">
            <text:p text:style-name="P241"/>
          </table:table-cell>
          <table:table-cell table:style-name="Таблица10.A2" office:value-type="string">
            <text:p text:style-name="P241">Présent</text:p>
          </table:table-cell>
          <table:table-cell table:style-name="Таблица10.A2" office:value-type="string">
            <text:p text:style-name="ubuntu_5f_mono_5f_9"><text:span text:style-name="T239">p</text:span><text:span text:style-name="T241">.</text:span><text:span text:style-name="T239">passé</text:span></text:p>
          </table:table-cell>
          <table:table-cell table:style-name="Таблица10.A2" table:number-columns-spanned="2" office:value-type="string">
            <text:p text:style-name="P253">p.pr<text:span text:style-name="T1">é</text:span>sent</text:p>
          </table:table-cell>
          <table:covered-table-cell/>
          <table:table-cell table:style-name="Таблица10.A2" office:value-type="string">
            <text:p text:style-name="P249">imparfait</text:p>
          </table:table-cell>
          <table:table-cell table:style-name="Таблица10.A2" office:value-type="string">
            <text:p text:style-name="P248">pass<text:span text:style-name="T1">é</text:span> simple</text:p>
          </table:table-cell>
          <table:table-cell table:style-name="Таблица10.I2" office:value-type="string">
            <text:p text:style-name="P251">futur simple</text:p>
          </table:table-cell>
        </table:table-row>
        <table:table-row table:style-name="TableLine94555610348112">
          <table:table-cell table:style-name="Таблица10.A7" office:value-type="string">
            <text:p text:style-name="P241">je </text:p>
          </table:table-cell>
          <table:table-cell table:style-name="Таблица10.B3" office:value-type="string">
            <text:p text:style-name="P75">-<text:span text:style-name="T285">is</text:span></text:p>
          </table:table-cell>
          <table:table-cell table:style-name="Таблица10.C3" office:value-type="string">
            <text:p text:style-name="P75">choisis</text:p>
          </table:table-cell>
          <table:table-cell table:style-name="Таблица10.D3" office:value-type="string">
            <text:p text:style-name="P75">choisi</text:p>
          </table:table-cell>
          <table:table-cell table:style-name="Таблица10.E3" table:number-columns-spanned="2" office:value-type="string">
            <text:p text:style-name="P87">choisissant</text:p>
          </table:table-cell>
          <table:covered-table-cell/>
          <table:table-cell table:style-name="Таблица10.G3" office:value-type="string">
            <text:p text:style-name="P86">choisissais</text:p>
          </table:table-cell>
          <table:table-cell table:style-name="Таблица10.H3" office:value-type="string">
            <text:p text:style-name="P83"><text:span text:style-name="T446">chois</text:span>is</text:p>
          </table:table-cell>
          <table:table-cell table:style-name="Таблица10.I3" office:value-type="string">
            <text:p text:style-name="P86">choisirai</text:p>
          </table:table-cell>
        </table:table-row>
        <table:table-row table:style-name="TableLine94555610353280">
          <table:table-cell table:style-name="Таблица10.A7" office:value-type="string">
            <text:p text:style-name="P241">tu</text:p>
          </table:table-cell>
          <table:table-cell table:style-name="Таблица10.B4" office:value-type="string">
            <text:p text:style-name="P75">-<text:span text:style-name="T285">is</text:span></text:p>
          </table:table-cell>
          <table:table-cell table:style-name="Таблица10.C4" office:value-type="string">
            <text:p text:style-name="P75">choisis</text:p>
          </table:table-cell>
          <table:table-cell table:style-name="Таблица10.D4" office:value-type="string">
            <text:p text:style-name="P75"/>
          </table:table-cell>
          <table:table-cell table:style-name="Таблица10.E4" table:number-columns-spanned="2" office:value-type="string">
            <text:p text:style-name="P82"/>
          </table:table-cell>
          <table:covered-table-cell/>
          <table:table-cell table:style-name="Таблица10.G4" office:value-type="string">
            <text:p text:style-name="P86">choisissais</text:p>
          </table:table-cell>
          <table:table-cell table:style-name="Таблица10.H4" office:value-type="string">
            <text:p text:style-name="P83"><text:span text:style-name="T446">chois</text:span>is</text:p>
          </table:table-cell>
          <table:table-cell table:style-name="Таблица10.I4" office:value-type="string">
            <text:p text:style-name="P86">choisiras</text:p>
          </table:table-cell>
        </table:table-row>
        <table:table-row table:style-name="TableLine94555610358448">
          <table:table-cell table:style-name="Таблица10.A7" office:value-type="string">
            <text:p text:style-name="P241">il</text:p>
          </table:table-cell>
          <table:table-cell table:style-name="Таблица10.B5" office:value-type="string">
            <text:p text:style-name="P75">-<text:span text:style-name="T285">it</text:span></text:p>
          </table:table-cell>
          <table:table-cell table:style-name="Таблица10.C5" office:value-type="string">
            <text:p text:style-name="P75">choisit</text:p>
          </table:table-cell>
          <table:table-cell table:style-name="Таблица10.D5" office:value-type="string">
            <text:p text:style-name="ubuntu_5f_mono_5f_9"><text:span text:style-name="T179">-</text:span><text:span text:style-name="T172">i</text:span><text:span text:style-name="T176"> (-e)</text:span></text:p>
          </table:table-cell>
          <table:table-cell table:style-name="Таблица10.E5" table:number-columns-spanned="2" office:value-type="string">
            <text:p text:style-name="P82"/>
          </table:table-cell>
          <table:covered-table-cell/>
          <table:table-cell table:style-name="Таблица10.G5" office:value-type="string">
            <text:p text:style-name="P86">choisissait</text:p>
          </table:table-cell>
          <table:table-cell table:style-name="Таблица10.H5" office:value-type="string">
            <text:p text:style-name="P83"><text:span text:style-name="T446">chois</text:span>it</text:p>
          </table:table-cell>
          <table:table-cell table:style-name="Таблица10.I5" office:value-type="string">
            <text:p text:style-name="P86">choisira</text:p>
          </table:table-cell>
        </table:table-row>
        <table:table-row table:style-name="TableLine94555610363568">
          <table:table-cell table:style-name="Таблица10.A7" office:value-type="string">
            <text:p text:style-name="P241">nous</text:p>
          </table:table-cell>
          <table:table-cell table:style-name="Таблица10.B6" office:value-type="string">
            <text:p text:style-name="P75">-<text:span text:style-name="T285">iss-</text:span><text:span text:style-name="T78">ons</text:span></text:p>
          </table:table-cell>
          <table:table-cell table:style-name="Таблица10.C6" office:value-type="string">
            <text:p text:style-name="P75">choisissons</text:p>
          </table:table-cell>
          <table:table-cell table:style-name="Таблица10.D6" office:value-type="string">
            <text:p text:style-name="P75"/>
          </table:table-cell>
          <table:table-cell table:style-name="Таблица10.E6" table:number-columns-spanned="2" office:value-type="string">
            <text:p text:style-name="P82"/>
          </table:table-cell>
          <table:covered-table-cell/>
          <table:table-cell table:style-name="Таблица10.G6" office:value-type="string">
            <text:p text:style-name="P86">choisissions</text:p>
          </table:table-cell>
          <table:table-cell table:style-name="Таблица10.H6" office:value-type="string">
            <text:p text:style-name="P83"><text:span text:style-name="T446">chois</text:span><text:span text:style-name="T1">î</text:span>mes</text:p>
          </table:table-cell>
          <table:table-cell table:style-name="Таблица10.I6" office:value-type="string">
            <text:p text:style-name="P86">choisirons</text:p>
          </table:table-cell>
        </table:table-row>
        <table:table-row table:style-name="TableLine94555610368640">
          <table:table-cell table:style-name="Таблица10.A7" office:value-type="string">
            <text:p text:style-name="P241">vous</text:p>
          </table:table-cell>
          <table:table-cell table:style-name="Таблица10.B7" office:value-type="string">
            <text:p text:style-name="P75">-<text:span text:style-name="T285">iss-</text:span><text:span text:style-name="T78">ez</text:span></text:p>
          </table:table-cell>
          <table:table-cell table:style-name="Таблица10.C7" office:value-type="string">
            <text:p text:style-name="P75">choisissez</text:p>
          </table:table-cell>
          <table:table-cell table:style-name="Таблица10.D7" office:value-type="string">
            <text:p text:style-name="P75"/>
          </table:table-cell>
          <table:table-cell table:style-name="Таблица10.E7" table:number-columns-spanned="2" office:value-type="string">
            <text:p text:style-name="P82"/>
          </table:table-cell>
          <table:covered-table-cell/>
          <table:table-cell table:style-name="Таблица10.G7" office:value-type="string">
            <text:p text:style-name="P86">choisissiez</text:p>
          </table:table-cell>
          <table:table-cell table:style-name="Таблица10.H7" office:value-type="string">
            <text:p text:style-name="P83"><text:span text:style-name="T446">chois</text:span><text:span text:style-name="T1">î</text:span>tes</text:p>
          </table:table-cell>
          <table:table-cell table:style-name="Таблица10.I7" office:value-type="string">
            <text:p text:style-name="P86">choisirez</text:p>
          </table:table-cell>
        </table:table-row>
        <table:table-row table:style-name="TableLine94555610373760">
          <table:table-cell table:style-name="Таблица10.A8" office:value-type="string">
            <text:p text:style-name="P241">ils</text:p>
          </table:table-cell>
          <table:table-cell table:style-name="Таблица10.B8" office:value-type="string">
            <text:p text:style-name="P75">-<text:span text:style-name="T285">iss-</text:span><text:span text:style-name="T78">ent</text:span></text:p>
          </table:table-cell>
          <table:table-cell table:style-name="Таблица10.C8" office:value-type="string">
            <text:p text:style-name="P75">choisissent</text:p>
          </table:table-cell>
          <table:table-cell table:style-name="Таблица10.D8" office:value-type="string">
            <text:p text:style-name="ubuntu_5f_mono_5f_9"><text:span text:style-name="T179">-</text:span><text:span text:style-name="T172">is</text:span><text:span text:style-name="T178"> (</text:span><text:span text:style-name="T179">-</text:span><text:span text:style-name="T172">ies</text:span><text:span text:style-name="T178">)</text:span></text:p>
          </table:table-cell>
          <table:table-cell table:style-name="Таблица10.E8" table:number-columns-spanned="2" office:value-type="string">
            <text:p text:style-name="P82"/>
          </table:table-cell>
          <table:covered-table-cell/>
          <table:table-cell table:style-name="Таблица10.G8" office:value-type="string">
            <text:p text:style-name="P86">choisissaient</text:p>
          </table:table-cell>
          <table:table-cell table:style-name="Таблица10.H8" office:value-type="string">
            <text:p text:style-name="P83"><text:span text:style-name="T446">chois</text:span>irent</text:p>
          </table:table-cell>
          <table:table-cell table:style-name="Таблица10.I8" office:value-type="string">
            <text:p text:style-name="P86">choisiront</text:p>
          </table:table-cell>
        </table:table-row>
      </table:table>
      <text:p text:style-name="P391"/>
      <text:p text:style-name="P8">III grouppe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row table:style-name="TableLine94555610380256">
          <table:table-cell table:style-name="Таблица11.A1" table:number-columns-spanned="3" office:value-type="string">
            <text:p text:style-name="ubuntu_5f_mono_5f_9"><text:span text:style-name="fr_5f_text_5f_8"><text:span text:style-name="T172">-re, -oir, -ir</text:span></text:span></text:p>
          </table:table-cell>
          <table:covered-table-cell/>
          <table:covered-table-cell/>
          <table:table-cell table:style-name="Таблица11.A1" table:number-columns-spanned="3" office:value-type="string">
            <text:p text:style-name="P500"><text:span text:style-name="fr_5f_text_5f_8"><text:span text:style-name="T172">+ aller, + envoyer</text:span></text:span></text:p>
          </table:table-cell>
          <table:covered-table-cell/>
          <table:covered-table-cell/>
          <table:table-cell table:style-name="Таблица11.G1" table:number-columns-spanned="3" office:value-type="string">
            <text:p text:style-name="P241">(около 100)</text:p>
          </table:table-cell>
          <table:covered-table-cell/>
          <table:covered-table-cell/>
        </table:table-row>
        <table:table-row table:style-name="TableLine94555610421744">
          <table:table-cell table:style-name="Таблица11.A2" office:value-type="string">
            <text:p text:style-name="P241"/>
          </table:table-cell>
          <table:table-cell table:style-name="Таблица11.A2" office:value-type="string">
            <text:p text:style-name="P75"/>
          </table:table-cell>
          <table:table-cell table:style-name="Таблица11.A2" table:number-columns-spanned="2" office:value-type="string">
            <text:p text:style-name="P246"><text:span text:style-name="T140">A</text:span><text:span text:style-name="T139">ller</text:span></text:p>
          </table:table-cell>
          <table:covered-table-cell/>
          <table:table-cell table:style-name="Таблица11.A2" office:value-type="string">
            <text:p text:style-name="P241">avoir </text:p>
          </table:table-cell>
          <table:table-cell table:style-name="Таблица11.A2" table:number-columns-spanned="2" office:value-type="string">
            <text:p text:style-name="P241">être</text:p>
          </table:table-cell>
          <table:covered-table-cell/>
          <table:table-cell table:style-name="Таблица11.A2" office:value-type="string">
            <text:p text:style-name="P241">faire</text:p>
          </table:table-cell>
          <table:table-cell table:style-name="Таблица11.I2" office:value-type="string">
            <text:p text:style-name="P241">venir</text:p>
          </table:table-cell>
        </table:table-row>
        <table:table-row table:style-name="TableLine94555610426112">
          <table:table-cell table:style-name="Таблица11.A8" office:value-type="string">
            <text:p text:style-name="P75">je </text:p>
          </table:table-cell>
          <table:table-cell table:style-name="Таблица11.B8" office:value-type="string">
            <text:p text:style-name="P75">-<text:span text:style-name="T152">s, -x, -e</text:span></text:p>
          </table:table-cell>
          <table:table-cell table:style-name="Таблица11.C3" table:number-columns-spanned="2" office:value-type="string">
            <text:p text:style-name="P75">vais</text:p>
          </table:table-cell>
          <table:covered-table-cell/>
          <table:table-cell table:style-name="Таблица11.E3" office:value-type="string">
            <text:p text:style-name="P75">ai</text:p>
          </table:table-cell>
          <table:table-cell table:style-name="Таблица11.F3" table:number-columns-spanned="2" office:value-type="string">
            <text:p text:style-name="P75">suis</text:p>
          </table:table-cell>
          <table:covered-table-cell/>
          <table:table-cell table:style-name="Таблица11.H3" office:value-type="string">
            <text:p text:style-name="P75">fais</text:p>
          </table:table-cell>
          <table:table-cell table:style-name="Таблица11.I3" office:value-type="string">
            <text:p text:style-name="P75">viens</text:p>
          </table:table-cell>
        </table:table-row>
        <table:table-row table:style-name="TableLine94555610431008">
          <table:table-cell table:style-name="Таблица11.A8" office:value-type="string">
            <text:p text:style-name="P75">tu</text:p>
          </table:table-cell>
          <table:table-cell table:style-name="Таблица11.B8" office:value-type="string">
            <text:p text:style-name="P75">-<text:span text:style-name="T152">s, -x, -es</text:span></text:p>
          </table:table-cell>
          <table:table-cell table:style-name="Таблица11.C4" table:number-columns-spanned="2" office:value-type="string">
            <text:p text:style-name="P75">vas</text:p>
          </table:table-cell>
          <table:covered-table-cell/>
          <table:table-cell table:style-name="Таблица11.E4" office:value-type="string">
            <text:p text:style-name="P75">as</text:p>
          </table:table-cell>
          <table:table-cell table:style-name="Таблица11.F4" table:number-columns-spanned="2" office:value-type="string">
            <text:p text:style-name="P75">es</text:p>
          </table:table-cell>
          <table:covered-table-cell/>
          <table:table-cell table:style-name="Таблица11.H4" office:value-type="string">
            <text:p text:style-name="P75">fais</text:p>
          </table:table-cell>
          <table:table-cell table:style-name="Таблица11.I4" office:value-type="string">
            <text:p text:style-name="P75">viens</text:p>
          </table:table-cell>
        </table:table-row>
        <table:table-row table:style-name="TableLine94555610434976">
          <table:table-cell table:style-name="Таблица11.A8" office:value-type="string">
            <text:p text:style-name="P75">il</text:p>
          </table:table-cell>
          <table:table-cell table:style-name="Таблица11.B8" office:value-type="string">
            <text:p text:style-name="P75">-<text:span text:style-name="T152">t, -d, -e</text:span></text:p>
          </table:table-cell>
          <table:table-cell table:style-name="Таблица11.C5" table:number-columns-spanned="2" office:value-type="string">
            <text:p text:style-name="P75">va</text:p>
          </table:table-cell>
          <table:covered-table-cell/>
          <table:table-cell table:style-name="Таблица11.E5" office:value-type="string">
            <text:p text:style-name="P75">a</text:p>
          </table:table-cell>
          <table:table-cell table:style-name="Таблица11.F5" table:number-columns-spanned="2" office:value-type="string">
            <text:p text:style-name="P75">est</text:p>
          </table:table-cell>
          <table:covered-table-cell/>
          <table:table-cell table:style-name="Таблица11.H5" office:value-type="string">
            <text:p text:style-name="P75">fait</text:p>
          </table:table-cell>
          <table:table-cell table:style-name="Таблица11.I5" office:value-type="string">
            <text:p text:style-name="P75">vient</text:p>
          </table:table-cell>
        </table:table-row>
        <table:table-row table:style-name="TableLine94555610438896">
          <table:table-cell table:style-name="Таблица11.A8" office:value-type="string">
            <text:p text:style-name="P75">nous</text:p>
          </table:table-cell>
          <table:table-cell table:style-name="Таблица11.B8" office:value-type="string">
            <text:p text:style-name="P75">-<text:span text:style-name="T78">ons</text:span></text:p>
          </table:table-cell>
          <table:table-cell table:style-name="Таблица11.C6" table:number-columns-spanned="2" office:value-type="string">
            <text:p text:style-name="P75">allons</text:p>
          </table:table-cell>
          <table:covered-table-cell/>
          <table:table-cell table:style-name="Таблица11.E6" office:value-type="string">
            <text:p text:style-name="P75">avons</text:p>
          </table:table-cell>
          <table:table-cell table:style-name="Таблица11.F6" table:number-columns-spanned="2" office:value-type="string">
            <text:p text:style-name="P75">sommes</text:p>
          </table:table-cell>
          <table:covered-table-cell/>
          <table:table-cell table:style-name="Таблица11.H6" office:value-type="string">
            <text:p text:style-name="P75">faisons</text:p>
          </table:table-cell>
          <table:table-cell table:style-name="Таблица11.I6" office:value-type="string">
            <text:p text:style-name="P75">venons</text:p>
          </table:table-cell>
        </table:table-row>
        <table:table-row table:style-name="TableLine94555610442928">
          <table:table-cell table:style-name="Таблица11.A8" office:value-type="string">
            <text:p text:style-name="P75">vous</text:p>
          </table:table-cell>
          <table:table-cell table:style-name="Таблица11.B8" office:value-type="string">
            <text:p text:style-name="P75">-<text:span text:style-name="T78">ez</text:span></text:p>
          </table:table-cell>
          <table:table-cell table:style-name="Таблица11.C7" table:number-columns-spanned="2" office:value-type="string">
            <text:p text:style-name="P75">allez</text:p>
          </table:table-cell>
          <table:covered-table-cell/>
          <table:table-cell table:style-name="Таблица11.E7" office:value-type="string">
            <text:p text:style-name="P75">avez</text:p>
          </table:table-cell>
          <table:table-cell table:style-name="Таблица11.F7" table:number-columns-spanned="2" office:value-type="string">
            <text:p text:style-name="P75">êtes</text:p>
          </table:table-cell>
          <table:covered-table-cell/>
          <table:table-cell table:style-name="Таблица11.H7" office:value-type="string">
            <text:p text:style-name="P75">faites</text:p>
          </table:table-cell>
          <table:table-cell table:style-name="Таблица11.I7" office:value-type="string">
            <text:p text:style-name="P75">venez</text:p>
          </table:table-cell>
        </table:table-row>
        <table:table-row table:style-name="TableLine94555610447088">
          <table:table-cell table:style-name="Таблица11.A8" office:value-type="string">
            <text:p text:style-name="P75">ils</text:p>
          </table:table-cell>
          <table:table-cell table:style-name="Таблица11.B8" office:value-type="string">
            <text:p text:style-name="P75">-<text:span text:style-name="T78">ent</text:span></text:p>
          </table:table-cell>
          <table:table-cell table:style-name="Таблица11.C8" table:number-columns-spanned="2" office:value-type="string">
            <text:p text:style-name="P75">vont</text:p>
          </table:table-cell>
          <table:covered-table-cell/>
          <table:table-cell table:style-name="Таблица11.E8" office:value-type="string">
            <text:p text:style-name="P75">ont</text:p>
          </table:table-cell>
          <table:table-cell table:style-name="Таблица11.F8" table:number-columns-spanned="2" office:value-type="string">
            <text:p text:style-name="P75">sont</text:p>
          </table:table-cell>
          <table:covered-table-cell/>
          <table:table-cell table:style-name="Таблица11.H8" office:value-type="string">
            <text:p text:style-name="P75">font</text:p>
          </table:table-cell>
          <table:table-cell table:style-name="Таблица11.I8" office:value-type="string">
            <text:p text:style-name="P75">viennent</text:p>
          </table:table-cell>
        </table:table-row>
        <table:table-row table:style-name="TableLine94555610451248">
          <table:table-cell table:style-name="Таблица11.A9" office:value-type="string">
            <text:p text:style-name="P75"><text:span text:style-name="T45">p</text:span><text:span text:style-name="T51">.</text:span><text:span text:style-name="T45">passé</text:span></text:p>
          </table:table-cell>
          <table:table-cell table:style-name="Таблица11.B9" office:value-type="string">
            <text:p text:style-name="P75">-u</text:p>
          </table:table-cell>
          <table:table-cell table:style-name="Таблица11.C9" table:number-columns-spanned="2" office:value-type="string">
            <text:p text:style-name="P75"><text:span text:style-name="T83">a</text:span><text:span text:style-name="T82">llé (-e)</text:span></text:p>
          </table:table-cell>
          <table:covered-table-cell/>
          <table:table-cell table:style-name="Таблица11.E9" office:value-type="string">
            <text:p text:style-name="P75">eu <text:span text:style-name="T286">(</text:span><text:span text:style-name="T82">поиметый</text:span><text:span text:style-name="T84">)</text:span></text:p>
          </table:table-cell>
          <table:table-cell table:style-name="Таблица11.F9" table:number-columns-spanned="2" office:value-type="string">
            <text:p text:style-name="P75">été (пробытый)</text:p>
          </table:table-cell>
          <table:covered-table-cell/>
          <table:table-cell table:style-name="Таблица11.H9" office:value-type="string">
            <text:p text:style-name="P75">fait (сделанный)</text:p>
          </table:table-cell>
          <table:table-cell table:style-name="Таблица11.I9" office:value-type="string">
            <text:p text:style-name="P75">venu</text:p>
          </table:table-cell>
        </table:table-row>
      </table:table>
      <text:p text:style-name="ubuntu_5f_mono_5f_9"/>
      <text:p text:style-name="P316"><text:soft-page-break/>Глаголы на -cer/-ger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17">commencer(начинать)</text:p>
          </table:table-cell>
          <table:table-cell table:style-name="Таблица2.B1" office:value-type="string">
            <text:p text:style-name="P317">manger</text:p>
          </table:table-cell>
        </table:table-row>
        <table:table-row table:style-name="Таблица2.1">
          <table:table-cell table:style-name="Таблица2.A2" office:value-type="string">
            <text:p text:style-name="P216">je commence</text:p>
            <text:p text:style-name="P216">tu commences</text:p>
            <text:p text:style-name="P216">il commence</text:p>
            <text:p text:style-name="P216">ns commen<text:span text:style-name="T45">ç</text:span>ons</text:p>
            <text:p text:style-name="P216">vs commencez</text:p>
            <text:p text:style-name="P216">ils commencent</text:p>
          </table:table-cell>
          <table:table-cell table:style-name="Таблица2.B2" office:value-type="string">
            <text:p text:style-name="P216">je mange</text:p>
            <text:p text:style-name="P216">tu manes</text:p>
            <text:p text:style-name="P216">il mange</text:p>
            <text:p text:style-name="P216">ns mang<text:span text:style-name="T45">e</text:span>ons</text:p>
            <text:p text:style-name="P216">vs mangez</text:p>
            <text:p text:style-name="P216">ils manent</text:p>
          </table:table-cell>
        </table:table-row>
      </table:table>
      <text:p text:style-name="P191"/>
      <text:p text:style-name="P314">payer/broyer<text:span text:style-name="T508"> (между двумя гласными)</text:span></text:p>
      <table:table table:name="Таблица81" table:style-name="Таблица81">
        <table:table-column table:style-name="Таблица81.A" table:number-columns-repeated="3"/>
        <table:table-row table:style-name="TableLine94555610466368">
          <table:table-cell table:style-name="Таблица81.A1" office:value-type="string">
            <text:p text:style-name="ubuntu_5f_mono_5f_8"/>
          </table:table-cell>
          <table:table-cell table:style-name="Таблица81.A1" office:value-type="string">
            <text:p text:style-name="P775">Ударный корень</text:p>
          </table:table-cell>
          <table:table-cell table:style-name="Таблица81.C1" office:value-type="string">
            <text:p text:style-name="P775">Ударение на второй слог</text:p>
          </table:table-cell>
        </table:table-row>
        <table:table-row table:style-name="TableLine94555610487888">
          <table:table-cell table:style-name="Таблица81.A2" office:value-type="string">
            <text:p text:style-name="ubuntu_5f_mono_5f_8"/>
          </table:table-cell>
          <table:table-cell table:style-name="Таблица81.A2" office:value-type="string">
            <text:p text:style-name="P775">pai-<text:span text:style-name="T397">ier</text:span></text:p>
            <text:p text:style-name="P775">broi-<text:span text:style-name="T397">ier</text:span></text:p>
          </table:table-cell>
          <table:table-cell table:style-name="Таблица81.C2" office:value-type="string">
            <text:p text:style-name="P775">[pai-ier]</text:p>
            <text:p text:style-name="P775">[broi-ier]</text:p>
          </table:table-cell>
        </table:table-row>
        <table:table-row table:style-name="TableLine94555610489104">
          <table:table-cell table:style-name="Таблица81.A2" office:value-type="string">
            <text:p text:style-name="P775">payer</text:p>
          </table:table-cell>
          <table:table-cell table:style-name="Таблица81.A2" office:value-type="string">
            <text:p text:style-name="P775">je paie (допустимо je paye)</text:p>
            <text:p text:style-name="P775">tu paies</text:p>
            <text:p text:style-name="P775">il paie</text:p>
            <text:p text:style-name="P775">ils paient (допустимо ils payent)</text:p>
          </table:table-cell>
          <table:table-cell table:style-name="Таблица81.C2" office:value-type="string">
            <text:p text:style-name="P775">ns payons</text:p>
            <text:p text:style-name="P775">vs payez</text:p>
          </table:table-cell>
        </table:table-row>
        <table:table-row table:style-name="TableLine94555610489808">
          <table:table-cell table:style-name="Таблица81.A2" office:value-type="string">
            <text:p text:style-name="P775">broyer</text:p>
          </table:table-cell>
          <table:table-cell table:style-name="Таблица81.A2" office:value-type="string">
            <text:p text:style-name="P775">je broie</text:p>
            <text:p text:style-name="P775">tu broies</text:p>
            <text:p text:style-name="P775">il broie</text:p>
            <text:p text:style-name="P775">ils broient</text:p>
          </table:table-cell>
          <table:table-cell table:style-name="Таблица81.C2" office:value-type="string">
            <text:p text:style-name="P776"><text:span text:style-name="T508">ns </text:span><text:span text:style-name="T218">bro</text:span><text:span text:style-name="T508">yons</text:span></text:p>
            <text:p text:style-name="P775">vs broyez</text:p>
          </table:table-cell>
        </table:table-row>
      </table:table>
      <text:p text:style-name="P191"/>
      <text:p text:style-name="P191"/>
      <text:p text:style-name="P4"/>
      <table:table table:name="Таблица75" table:style-name="Таблица75">
        <table:table-column table:style-name="Таблица75.A"/>
        <table:table-column table:style-name="Таблица75.B"/>
        <table:table-column table:style-name="Таблица75.C"/>
        <table:table-column table:style-name="Таблица75.D"/>
        <table:table-column table:style-name="Таблица75.E"/>
        <table:table-column table:style-name="Таблица75.F"/>
        <table:table-column table:style-name="Таблица75.G"/>
        <table:table-column table:style-name="Таблица75.H"/>
        <table:table-column table:style-name="Таблица75.I"/>
        <table:table-column table:style-name="Таблица75.J"/>
        <table:table-column table:style-name="Таблица75.K"/>
        <table:table-row table:style-name="Таблица75.1">
          <table:table-cell table:style-name="Таблица75.A1" table:number-rows-spanned="6" office:value-type="string">
            <text:p text:style-name="P260">Неличные формы глагола</text:p>
          </table:table-cell>
          <table:table-cell table:style-name="Таблица75.A1" office:value-type="string">
            <text:p text:style-name="P241">infinitif</text:p>
          </table:table-cell>
          <table:table-cell table:style-name="Таблица75.A1" office:value-type="string">
            <text:p text:style-name="P75"/>
          </table:table-cell>
          <table:table-cell table:style-name="Таблица75.A1" office:value-type="string">
            <text:p text:style-name="P119">-er</text:p>
          </table:table-cell>
          <table:table-cell table:style-name="Таблица75.A1" table:number-columns-spanned="4" office:value-type="string">
            <text:p text:style-name="P119">-ir</text:p>
          </table:table-cell>
          <table:covered-table-cell/>
          <table:covered-table-cell/>
          <table:covered-table-cell/>
          <table:table-cell table:style-name="Таблица75.I1" table:number-columns-spanned="3" office:value-type="string">
            <text:p text:style-name="P119"><text:span text:style-name="fr_5f_text_5f_8"><text:span text:style-name="T237">-re, -oir, -ir</text:span></text:span></text:p>
          </table:table-cell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41">participe<text:span text:style-name="T420"> présent</text:span></text:p>
          </table:table-cell>
          <table:table-cell table:style-name="Таблица75.B2" office:value-type="string">
            <text:p text:style-name="P272">основа présent 1л.мн.ч.<text:span text:style-name="T432"> + ant</text:span></text:p>
            <text:p text:style-name="P105">причастие</text:p>
          </table:table-cell>
          <table:table-cell table:style-name="Таблица75.D2" table:number-columns-spanned="8" office:value-type="string">
            <text:p text:style-name="P468">parlant</text:p>
            <text:p text:style-name="P468">choisissant</text:p>
            <text:p text:style-name="P468">faisa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41">participe<text:span text:style-name="T420"> passé</text:span></text:p>
          </table:table-cell>
          <table:table-cell table:style-name="Таблица75.B2" office:value-type="string">
            <text:p text:style-name="P11">-<text:span text:style-name="T137">er </text:span><text:span text:style-name="T376">&gt;&gt; -é</text:span></text:p>
            <text:p text:style-name="P10"><text:span text:style-name="T376">-</text:span><text:span text:style-name="T137">ir</text:span><text:span text:style-name="T376"> &gt;&gt; -</text:span><text:span text:style-name="T137">i</text:span></text:p>
          </table:table-cell>
          <table:table-cell table:style-name="Таблица75.D2" table:number-columns-spanned="8" office:value-type="string">
            <text:p text:style-name="P469"><text:span text:style-name="ubuntu_5f_mono_5f_9"><text:span text:style-name="T107">irit</text:span></text:span><text:span text:style-name="ubuntu_5f_mono_5f_9"><text:span text:style-name="T10">é</text:span></text:span></text:p>
            <text:p text:style-name="P469"><text:span text:style-name="ubuntu_5f_mono_5f_9"><text:span text:style-name="T102">chois</text:span></text:span><text:span text:style-name="ubuntu_5f_mono_5f_9"><text:span text:style-name="T124">i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41">participe<text:span text:style-name="T420"> passé composé</text:span></text:p>
          </table:table-cell>
          <table:table-cell table:style-name="Таблица75.B2" office:value-type="string">
            <text:p text:style-name="P493"><text:span text:style-name="T244">p.</text:span><text:span text:style-name="T242">présent</text:span><text:span text:style-name="T244"> вспом.гл. + </text:span><text:span text:style-name="T243">p</text:span><text:span text:style-name="T244">.</text:span><text:span text:style-name="T245">passé</text:span><text:span text:style-name="T244"> спрягаемого гл.</text:span></text:p>
          </table:table-cell>
          <table:table-cell table:style-name="Таблица75.B2" table:number-columns-spanned="4" office:value-type="string">
            <text:p text:style-name="P470">ayant parl<text:span text:style-name="T1">é</text:span></text:p>
          </table:table-cell>
          <table:covered-table-cell/>
          <table:covered-table-cell/>
          <table:covered-table-cell/>
          <table:table-cell table:style-name="Таблица75.D2" table:number-columns-spanned="4" office:value-type="string">
            <text:p text:style-name="P470">etant arriv<text:span text:style-name="T1">é</text:span></text:p>
          </table:table-cell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74">gérondif<text:span text:style-name="T438"> </text:span><text:span text:style-name="T420">présent</text:span></text:p>
          </table:table-cell>
          <table:table-cell table:style-name="Таблица75.B2" office:value-type="string">
            <text:p text:style-name="P265">en + participe<text:span text:style-name="T438"> </text:span><text:span text:style-name="T420">présent</text:span></text:p>
            <text:p text:style-name="P105">деепричастие</text:p>
          </table:table-cell>
          <table:table-cell table:style-name="Таблица75.D2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74">gérondif<text:span text:style-name="T438"> </text:span><text:span text:style-name="T420">passé</text:span></text:p>
          </table:table-cell>
          <table:table-cell table:style-name="Таблица75.B2" office:value-type="string">
            <text:p text:style-name="P287">ayant + P.Passé</text:p>
            <text:p text:style-name="P106">деепричастие</text:p>
          </table:table-cell>
          <table:table-cell table:style-name="Таблица75.D2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table-cell table:style-name="Таблица75.B2" office:value-type="string">
            <text:p text:style-name="P267"/>
          </table:table-cell>
          <table:table-cell table:style-name="Таблица75.B2" office:value-type="string">
            <text:p text:style-name="P267">Le présent</text:p>
          </table:table-cell>
          <table:table-cell table:style-name="Таблица75.B2" office:value-type="string">
            <text:p text:style-name="P104">Настоящее время</text:p>
          </table:table-cell>
          <table:table-cell table:style-name="Таблица75.B2" office:value-type="string">
            <text:p text:style-name="P84">-<text:span text:style-name="T78">e</text:span></text:p>
            <text:p text:style-name="P84">-<text:span text:style-name="T78">es</text:span></text:p>
            <text:p text:style-name="P84">-<text:span text:style-name="T78">e</text:span></text:p>
            <text:p text:style-name="P84">-<text:span text:style-name="T78">ons</text:span></text:p>
            <text:p text:style-name="P84">-<text:span text:style-name="T78">ez</text:span></text:p>
            <text:p text:style-name="P84">-<text:span text:style-name="T78">ent</text:span></text:p>
          </table:table-cell>
          <table:table-cell table:style-name="Таблица75.B2" table:number-columns-spanned="6" office:value-type="string">
            <text:p text:style-name="P84">-<text:span text:style-name="T285">is</text:span></text:p>
            <text:p text:style-name="P84">-<text:span text:style-name="T285">is</text:span></text:p>
            <text:p text:style-name="P84">-<text:span text:style-name="T285">it</text:span></text:p>
            <text:p text:style-name="P84">-<text:span text:style-name="T285">iss-</text:span><text:span text:style-name="T78">ons</text:span></text:p>
            <text:p text:style-name="P84">-<text:span text:style-name="T285">iss-</text:span><text:span text:style-name="T78">ez</text:span></text:p>
            <text:p text:style-name="P84">-<text:span text:style-name="T285">iss-</text:span><text:span text:style-name="T78">e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5.D2" office:value-type="string">
            <text:p text:style-name="P84">-<text:span text:style-name="T152">s, -x, -e</text:span></text:p>
            <text:p text:style-name="P84">-<text:span text:style-name="T152">s, -x, -es</text:span></text:p>
            <text:p text:style-name="P84">-<text:span text:style-name="T152">t, -d, -e</text:span></text:p>
            <text:p text:style-name="P84">-<text:span text:style-name="T78">ons</text:span></text:p>
            <text:p text:style-name="P84">-<text:span text:style-name="T78">ez</text:span></text:p>
            <text:p text:style-name="P84">-<text:span text:style-name="T78">ent</text:span></text:p>
          </table:table-cell>
        </table:table-row>
        <table:table-row table:style-name="Таблица75.1">
          <table:table-cell table:style-name="Таблица75.B2" table:number-rows-spanned="8" office:value-type="string">
            <text:p text:style-name="P271">Les temps passé</text:p>
            <text:p text:style-name="P271"/>
          </table:table-cell>
          <table:table-cell table:style-name="Таблица75.B2" office:value-type="string">
            <text:p text:style-name="P267">L'imparfait</text:p>
          </table:table-cell>
          <table:table-cell table:style-name="Таблица75.B2" office:value-type="string">
            <text:p text:style-name="P273">основа présent 1л.мн.ч. <text:line-break/>+ <text:span text:style-name="T431">[ais, ais, ait, ions, iez, aient]</text:span></text:p>
            <text:p text:style-name="P82">(ns) parl(ons), finiss(ons), part(ons)</text:p>
            <text:p text:style-name="P104">Прошедшее незаконченное</text:p>
          </table:table-cell>
          <table:table-cell table:style-name="Таблица75.D2" table:number-columns-spanned="8" office:value-type="string">
            <text:p text:style-name="P82">je parl-ais</text:p>
            <text:p text:style-name="P82">tu finiss-ais</text:p>
            <text:p text:style-name="P82">il part-ait</text:p>
            <text:p text:style-name="P82">ns parl-ions</text:p>
            <text:p text:style-name="P82">vs finiss-iez</text:p>
            <text:p text:style-name="P82">ils part-a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7">Passé composé</text:p>
          </table:table-cell>
          <table:table-cell table:style-name="Таблица75.B2" office:value-type="string">
            <text:p text:style-name="P263">présent всп.глагола + p.passé спрягаемого гл.</text:p>
            <text:p text:style-name="P111">- Прошедшее законченное (совершенного вида)</text:p>
            <text:p text:style-name="P111">- Связано с настоящим, предшествует настоящему</text:p>
            <text:p text:style-name="P111">- в разговорной речи</text:p>
          </table:table-cell>
          <table:table-cell table:style-name="Таблица75.B2" table:number-columns-spanned="3" office:value-type="string">
            <text:p text:style-name="P108">j'ai parlé</text:p>
            <text:p text:style-name="P108">tu as fini</text:p>
            <text:p text:style-name="P108">il a vendu</text:p>
            <text:p text:style-name="P108">ns avons parlé</text:p>
            <text:p text:style-name="P108">vs avez fini</text:p>
            <text:p text:style-name="P108">ils ont vendu</text:p>
          </table:table-cell>
          <table:covered-table-cell/>
          <table:covered-table-cell/>
          <table:table-cell table:style-name="Таблица75.D2" table:number-columns-spanned="5" office:value-type="string">
            <text:p text:style-name="P108">je suis arrivé(e)</text:p>
            <text:p text:style-name="P108">tu es parti(e)</text:p>
            <text:p text:style-name="P108">il est venu(e)</text:p>
            <text:p text:style-name="P108">ns sommes arrivés(es)</text:p>
            <text:p text:style-name="P108">vs êtes partis(es)</text:p>
            <text:p text:style-name="P108">ils sont venus(es)</text:p>
          </table:table-cell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7">Passé<text:span text:style-name="T416"> simple</text:span></text:p>
          </table:table-cell>
          <table:table-cell table:style-name="Таблица75.B2" office:value-type="string">
            <text:p text:style-name="P111">- Прошедшее законченое (совершенного вида)</text:p>
            <text:p text:style-name="P111">- Полностью истекшее в прошлом</text:p>
            <text:p text:style-name="P111">- в книжной речи</text:p>
          </table:table-cell>
          <table:table-cell table:style-name="Таблица75.B2" table:number-columns-spanned="2" office:value-type="string">
            <text:p text:style-name="P115">-ai</text:p>
            <text:p text:style-name="P115">-as</text:p>
            <text:p text:style-name="P115">-a</text:p>
            <text:p text:style-name="P115">-<text:span text:style-name="T293">â</text:span>mes</text:p>
            <text:p text:style-name="P115">-<text:span text:style-name="T293">â</text:span>tes</text:p>
            <text:p text:style-name="P115">-erent</text:p>
          </table:table-cell>
          <table:covered-table-cell/>
          <table:table-cell table:style-name="Таблица75.B2" table:number-columns-spanned="4" office:value-type="string">
            <text:p text:style-name="P115">-is</text:p>
            <text:p text:style-name="P115">-is</text:p>
            <text:p text:style-name="P115">-it</text:p>
            <text:p text:style-name="P115">-<text:span text:style-name="T1">î</text:span>mes</text:p>
            <text:p text:style-name="P115">-<text:span text:style-name="T1">î</text:span>tes</text:p>
            <text:p text:style-name="P115">-irent</text:p>
          </table:table-cell>
          <table:covered-table-cell/>
          <table:covered-table-cell/>
          <table:covered-table-cell/>
          <table:table-cell table:style-name="Таблица75.D2" table:number-columns-spanned="2" office:value-type="string">
            <text:p text:style-name="P115">-is (-us)</text:p>
            <text:p text:style-name="P115">-is (-us)</text:p>
            <text:p text:style-name="P115">-it (-ut)</text:p>
            <text:p text:style-name="P115">-<text:span text:style-name="T1">î</text:span>mes (-<text:span text:style-name="T1">û</text:span>mes)</text:p>
            <text:p text:style-name="P115">-<text:span text:style-name="T1">î</text:span>tes (-<text:span text:style-name="T1">û</text:span>tes)</text:p>
            <text:p text:style-name="P115">-irent (-urent)</text:p>
          </table:table-cell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8">Plus-que-parfait</text:p>
          </table:table-cell>
          <table:table-cell table:style-name="Таблица75.B2" office:value-type="string">
            <text:p text:style-name="P263">imparfait всп.глагола + p.passé спрягаемого гл.</text:p>
            <text:p text:style-name="P111">П<text:span text:style-name="T432">ро</text:span>шедшее законченное, совершившееся раньше другого прошедшего действия.</text:p>
          </table:table-cell>
          <table:table-cell table:style-name="Таблица75.B2" table:number-columns-spanned="4" office:value-type="string">
            <text:p text:style-name="P108">j'a<text:span text:style-name="T436">vais</text:span> parlé</text:p>
            <text:p text:style-name="P108">tu a<text:span text:style-name="T436">vais</text:span> fini</text:p>
            <text:p text:style-name="P108">il a<text:span text:style-name="T436">vait</text:span> vendu</text:p>
            <text:p text:style-name="P108">ns av<text:span text:style-name="T436">i</text:span>ons parlé</text:p>
            <text:p text:style-name="P108">vs av<text:span text:style-name="T436">i</text:span>ez fini</text:p>
            <text:p text:style-name="P108">ils <text:span text:style-name="T436">avaie</text:span>nt vendu</text:p>
          </table:table-cell>
          <table:covered-table-cell/>
          <table:covered-table-cell/>
          <table:covered-table-cell/>
          <table:table-cell table:style-name="Таблица75.D2" table:number-columns-spanned="4" office:value-type="string">
            <text:p text:style-name="P112"><text:span text:style-name="T435">j</text:span><text:span text:style-name="T436">'étais</text:span><text:span text:style-name="T435"> arrivé(e)</text:span></text:p>
            <text:p text:style-name="P109">tu <text:span text:style-name="T436">étais</text:span> parti(e)</text:p>
            <text:p text:style-name="P109">il <text:span text:style-name="T436">était</text:span> venu(e)</text:p>
            <text:p text:style-name="P109">ns <text:span text:style-name="T436">étions</text:span> arrivés(es)</text:p>
            <text:p text:style-name="P109">vs <text:span text:style-name="T436">étiez</text:span> partis(es)</text:p>
            <text:p text:style-name="P109">ils <text:span text:style-name="T436">étaient</text:span> venus(es)</text:p>
          </table:table-cell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9">Passé antérieur</text:p>
          </table:table-cell>
          <table:table-cell table:style-name="Таблица75.B2" office:value-type="string">
            <text:p text:style-name="P263">passé simple всп.глагола + p.passé спрягаемого гл.</text:p>
            <text:p text:style-name="P113">- в письменой речи</text:p>
            <text:p text:style-name="P113">- непосредственое предшествование<text:span text:style-name="T417"> к passé simple</text:span></text:p>
            <text:p text:style-name="P113">- в придаточных временных предложениях после союзов quand, lorsque (когда), dès que, aussitôt que (как только), après que, à peine que (едва)</text:p>
          </table:table-cell>
          <table:table-cell table:style-name="Таблица75.B2" table:number-columns-spanned="3" office:value-type="string">
            <text:p text:style-name="P108">j'<text:span text:style-name="T437">eus</text:span> parlé</text:p>
            <text:p text:style-name="P108">tu <text:span text:style-name="T437">eus</text:span> fini</text:p>
            <text:p text:style-name="P108">il <text:span text:style-name="T437">eut</text:span> vendu</text:p>
            <text:p text:style-name="P108">ns <text:span text:style-name="T437">eûmes</text:span> parlé</text:p>
            <text:p text:style-name="P110">vs <text:span text:style-name="T437">eûtes</text:span> fini</text:p>
            <text:p text:style-name="P110">ils <text:span text:style-name="T437">eurent</text:span> vendu</text:p>
          </table:table-cell>
          <table:covered-table-cell/>
          <table:covered-table-cell/>
          <table:table-cell table:style-name="Таблица75.D2" table:number-columns-spanned="5" office:value-type="string">
            <text:p text:style-name="P112"><text:span text:style-name="T435">je </text:span><text:span text:style-name="T437">fu</text:span><text:span text:style-name="T435">s arrivé(e)</text:span></text:p>
            <text:p text:style-name="P112"><text:span text:style-name="T435">tu </text:span><text:span text:style-name="T437">fu</text:span><text:span text:style-name="T435">s parti(e)</text:span></text:p>
            <text:p text:style-name="P112"><text:span text:style-name="T435">il </text:span><text:span text:style-name="T437">fu</text:span><text:span text:style-name="T435">t venu(e)</text:span></text:p>
            <text:p text:style-name="P112"><text:span text:style-name="T435">ns </text:span><text:span text:style-name="T437">fûmes</text:span><text:span text:style-name="T435"> arrivés(es)</text:span></text:p>
            <text:p text:style-name="P112"><text:span text:style-name="T435">vs </text:span><text:span text:style-name="T437">fûtes</text:span><text:span text:style-name="T435"> partis(es)</text:span></text:p>
            <text:p text:style-name="P112"><text:span text:style-name="T435">ils </text:span><text:span text:style-name="T437">furent</text:span><text:span text:style-name="T435"> venus(es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71">Passé surcompose</text:p>
          </table:table-cell>
          <table:table-cell table:style-name="Таблица75.B2" office:value-type="string">
            <text:p text:style-name="P494"><text:span text:style-name="T243">passé </text:span><text:span text:style-name="T246">compos</text:span><text:span text:style-name="T16">é</text:span><text:span text:style-name="T243"> всп.глагола + p.passé спрягаемого гл.</text:span></text:p>
            <text:p text:style-name="P113">- в устной речи</text:p>
            <text:p text:style-name="P113">- непосредственое предшествование<text:span text:style-name="T417"> к passé composé</text:span></text:p>
            <text:p text:style-name="P113">- в придаточных временных предложениях после союзов quand, lorsque (когда), dès que, aussitôt que (как только), après que, à peine que (едва)</text:p>
          </table:table-cell>
          <table:table-cell table:style-name="Таблица75.D2" table:number-columns-spanned="8" office:value-type="string">
            <text:p text:style-name="P115">j'ai eu parl<text:span text:style-name="T1">é</text:span></text:p>
            <text:p text:style-name="P115">tu as eu fini</text:p>
            <text:p text:style-name="P115">il a eu vendu</text:p>
            <text:p text:style-name="P115">ns avons été arriv<text:span text:style-name="T1">é</text:span>s(es)</text:p>
            <text:p text:style-name="P115">vs avez été partis(es)</text:p>
            <text:p text:style-name="P115">ils ont été venus(e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4">Le passé immédiant</text:p>
          </table:table-cell>
          <table:table-cell table:style-name="Таблица75.B2" office:value-type="string">
            <text:p text:style-name="P490"><text:span text:style-name="T247">venir </text:span><text:span text:style-name="T246">(</text:span><text:span text:style-name="T247">présent</text:span><text:span text:style-name="T246">)</text:span><text:span text:style-name="T247"> + de <text:line-break/>+ infinitif </text:span><text:span text:style-name="T243">спрягаемого гл.</text:span></text:p>
            <text:p text:style-name="P114">- Только что свершившееся</text:p>
            <text:p text:style-name="P114">- Непосредственно предшествует настоящему</text:p>
          </table:table-cell>
          <table:table-cell table:style-name="Таблица75.D2" table:number-columns-spanned="8" office:value-type="string">
            <text:p text:style-name="P115">je viens de parler</text:p>
            <text:p text:style-name="P115">tu viens de finir</text:p>
            <text:p text:style-name="P115">il vient de vendre</text:p>
            <text:p text:style-name="P115">ns venons d'arriver</text:p>
            <text:p text:style-name="P115">vs venez de partir</text:p>
            <text:p text:style-name="P115">ils viennent de ven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4">Le passé immédiant dans le passé</text:p>
          </table:table-cell>
          <table:table-cell table:style-name="Таблица75.B2" office:value-type="string">
            <text:p text:style-name="P490"><text:span text:style-name="T247">venir </text:span><text:span text:style-name="T246">(</text:span><text:span text:style-name="T247">imparfait</text:span><text:span text:style-name="T246">)</text:span><text:span text:style-name="T247"> + de <text:line-break/>+ infinitif </text:span><text:span text:style-name="T243">спрягаемого гл.</text:span></text:p>
          </table:table-cell>
          <table:table-cell table:style-name="Таблица75.D2" table:number-columns-spanned="8" office:value-type="string">
            <text:p text:style-name="P494"><text:span text:style-name="T190">je v</text:span><text:span text:style-name="T191">enais</text:span><text:span text:style-name="T190"> de parler</text:span></text:p>
            <text:p text:style-name="P115">tu v<text:span text:style-name="T439">enais</text:span> de finir</text:p>
            <text:p text:style-name="P115">il v<text:span text:style-name="T439">enait</text:span> de vendre</text:p>
            <text:p text:style-name="P115">ns ven<text:span text:style-name="T439">i</text:span>ons d'arriver</text:p>
            <text:p text:style-name="P115">vs ven<text:span text:style-name="T439">i</text:span>ez de partir</text:p>
            <text:p text:style-name="P115">ils v<text:span text:style-name="T439">enai</text:span>ent de ven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Таблица75.1">
          <table:table-cell table:style-name="Таблица75.B2" table:number-rows-spanned="6" office:value-type="string">
            <text:p text:style-name="P241"/>
            <text:p text:style-name="P254">Les temps futurs</text:p>
          </table:table-cell>
          <table:table-cell table:style-name="Таблица75.B2" office:value-type="string">
            <text:p text:style-name="P254">Le futur simple</text:p>
          </table:table-cell>
          <table:table-cell table:style-name="Таблица75.B2" office:value-type="string">
            <text:p text:style-name="P276">infinitif + [ai, as, a, ons, ez, ont]</text:p>
            <text:p text:style-name="P119">- будущее по отошению к настоящему</text:p>
            <text:p text:style-name="P119">(мы примем, он проживет, я верусь)</text:p>
          </table:table-cell>
          <table:table-cell table:style-name="Таблица75.D2" table:number-columns-spanned="8" office:value-type="string">
            <text:p text:style-name="P81">je parler-ai</text:p>
            <text:p text:style-name="P81">tu entrer-as</text:p>
            <text:p text:style-name="P81">il finir-a</text:p>
            <text:p text:style-name="P81">ns partir-ons</text:p>
            <text:p text:style-name="P81">vs lir(e)-ez</text:p>
            <text:p text:style-name="P81">ils recev(oi)r-o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4">Le futur dans le passé</text:p>
          </table:table-cell>
          <table:table-cell table:style-name="Таблица75.B2" office:value-type="string">
            <text:p text:style-name="P276">infinitif + [ais, ais, ait, ions, iez, aient]</text:p>
            <text:p text:style-name="P119">- будущее по отношению к прошлому</text:p>
            <text:p text:style-name="P119">Pierre <text:span text:style-name="T70">a dit</text:span> <text:span text:style-name="T45">qu'il reviendrait</text:span> lundi</text:p>
          </table:table-cell>
          <table:table-cell table:style-name="Таблица75.D2" table:number-columns-spanned="8" office:value-type="string">
            <text:p text:style-name="P81"><text:span text:style-name="T442">que </text:span>je parler-ais</text:p>
            <text:p text:style-name="P81">tu entrer-ais</text:p>
            <text:p text:style-name="P81">il finir-ait</text:p>
            <text:p text:style-name="P81">ns partir-ions</text:p>
            <text:p text:style-name="P81">vs lir(e)-iez</text:p>
            <text:p text:style-name="P81">ils recev(oi)r-a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4">Le futur antérieur</text:p>
          </table:table-cell>
          <table:table-cell table:style-name="Таблица75.B2" office:value-type="string">
            <text:p text:style-name="P264"><text:span text:style-name="T434">futur simple </text:span>всп.глагола + p.passé спрягаемого гл.</text:p>
            <text:p text:style-name="P119">- будущее предшествующее другому будущему</text:p>
            <text:p text:style-name="P119"><text:span text:style-name="T70">Quand il arrivera</text:span>, <text:span text:style-name="T45">je serai</text:span> d<text:span text:style-name="T1">é</text:span>j<text:span text:style-name="T1">à</text:span> <text:span text:style-name="T45">parti</text:span></text:p>
            <text:p text:style-name="P339">D<text:span text:style-name="T1">è</text:span>s que <text:span text:style-name="T45">vous aurez lu</text:span> cette lettre, <text:span text:style-name="T70">vous comprendrez</text:span> tout</text:p>
          </table:table-cell>
          <table:table-cell table:style-name="Таблица75.B2" table:number-columns-spanned="4" office:value-type="string">
            <text:p text:style-name="P117">j'aurai parlé</text:p>
            <text:p text:style-name="P117">tu auras fini</text:p>
            <text:p text:style-name="P117">il aura vendu</text:p>
            <text:p text:style-name="P117">ns aurons parlé</text:p>
            <text:p text:style-name="P117">vs aurez fini</text:p>
            <text:p text:style-name="P117">ils auront vendu</text:p>
          </table:table-cell>
          <table:covered-table-cell/>
          <table:covered-table-cell/>
          <table:covered-table-cell/>
          <table:table-cell table:style-name="Таблица75.D2" table:number-columns-spanned="4" office:value-type="string">
            <text:p text:style-name="P495"><text:span text:style-name="T189">je </text:span><text:span text:style-name="T192">serai</text:span><text:span text:style-name="T189"> arrivé(e)</text:span></text:p>
            <text:p text:style-name="P118"><text:span text:style-name="T435">tu </text:span><text:span text:style-name="T441">seras</text:span><text:span text:style-name="T435"> parti(e)</text:span></text:p>
            <text:p text:style-name="P118"><text:span text:style-name="T435">il </text:span><text:span text:style-name="T441">sera</text:span><text:span text:style-name="T435"> venu(e)</text:span></text:p>
            <text:p text:style-name="P118"><text:span text:style-name="T435">ns </text:span><text:span text:style-name="T441">serons</text:span><text:span text:style-name="T435"> arrivés(es)</text:span></text:p>
            <text:p text:style-name="P118"><text:span text:style-name="T435">vs </text:span><text:span text:style-name="T441">serez</text:span><text:span text:style-name="T435"> partis(es)</text:span></text:p>
            <text:p text:style-name="P117"><text:span text:style-name="T435">ils </text:span>sero<text:span text:style-name="T437">nt</text:span><text:span text:style-name="T435"> venus(es)</text:span></text:p>
          </table:table-cell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4">Le futur antérieur dans le passé</text:p>
          </table:table-cell>
          <table:table-cell table:style-name="Таблица75.B2" office:value-type="string">
            <text:p text:style-name="P75"/>
          </table:table-cell>
          <table:table-cell table:style-name="Таблица75.D2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4">Le futur immédiat</text:p>
          </table:table-cell>
          <table:table-cell table:style-name="Таблица75.B2" office:value-type="string">
            <text:p text:style-name="P277">aller dans le présent + infinitif <text:span text:style-name="T432">спрягаемого гл.</text:span></text:p>
            <text:p text:style-name="P120">- ближайшее будущее<text:span text:style-name="T443"> </text:span></text:p>
            <text:p text:style-name="P121">(сейчас позвоню, собирается голосовать, вот-вот придут)</text:p>
          </table:table-cell>
          <table:table-cell table:style-name="Таблица75.D2" table:number-columns-spanned="8" office:value-type="string">
            <text:p text:style-name="P116">je v<text:span text:style-name="T440">ais</text:span> parler</text:p>
            <text:p text:style-name="P116">tu v<text:span text:style-name="T440">as</text:span> finir</text:p>
            <text:p text:style-name="P116">il v<text:span text:style-name="T440">a</text:span> vendre</text:p>
            <text:p text:style-name="P116">ns <text:span text:style-name="T440">all</text:span>ons arriver</text:p>
            <text:p text:style-name="P116">vs <text:span text:style-name="T440">all</text:span>ez partir</text:p>
            <text:p text:style-name="P116">ils <text:span text:style-name="T440">vo</text:span>nt ven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4">Le futur immédiat <text:s/>dans le passé</text:p>
          </table:table-cell>
          <table:table-cell table:style-name="Таблица75.B2" office:value-type="string">
            <text:p text:style-name="P275"><text:span text:style-name="T434">aller dans l'imparfait + infinitif </text:span><text:span text:style-name="T432">спрягаемого гл.</text:span></text:p>
            <text:p text:style-name="P121">- будущее, непосредственно следующее за прошедшим</text:p>
            <text:p text:style-name="P122"><text:span text:style-name="T45">Il allait partir</text:span> quand <text:span text:style-name="T70">on</text:span> l'<text:span text:style-name="T70">a appelé</text:span></text:p>
            <text:p text:style-name="P389">(Он собирался уходить, когда его позвали)</text:p>
          </table:table-cell>
          <table:table-cell table:style-name="Таблица75.D2" table:number-columns-spanned="8" office:value-type="string">
            <text:p text:style-name="P116">j<text:span text:style-name="T440">'allais</text:span> parler</text:p>
            <text:p text:style-name="P116">tu <text:span text:style-name="T440">allais</text:span> finir</text:p>
            <text:p text:style-name="P116">il <text:span text:style-name="T440">allait</text:span> vendre</text:p>
            <text:p text:style-name="P116">ns <text:span text:style-name="T440">alli</text:span>ons arriver</text:p>
            <text:p text:style-name="P116">vs <text:span text:style-name="T440">alli</text:span>ez partir</text:p>
            <text:p text:style-name="P116">ils <text:span text:style-name="T440">allaie</text:span>nt ven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table-cell table:style-name="Таблица75.A1" table:number-rows-spanned="9" office:value-type="string">
            <text:p text:style-name="P266">Наклонения</text:p>
          </table:table-cell>
          <table:table-cell table:style-name="Таблица75.A1" office:value-type="string">
            <text:p text:style-name="P267">L'indicatif</text:p>
          </table:table-cell>
          <table:table-cell table:style-name="Таблица75.A1" office:value-type="string">
            <text:p text:style-name="P99"/>
            <text:p text:style-name="P103">- Изъявительное наклонение</text:p>
            <text:p text:style-name="P104"><text:span text:style-name="T418">- </text:span>реальное действие, которое совершается в настоящем, прошедшем или будущем.</text:p>
          </table:table-cell>
          <table:table-cell table:style-name="Таблица75.I1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0">L'imperatif</text:p>
          </table:table-cell>
          <table:table-cell table:style-name="Таблица75.B2" office:value-type="string">
            <text:p text:style-name="P105"/>
            <text:p text:style-name="P105">Повелительное наклонение</text:p>
          </table:table-cell>
          <table:table-cell table:style-name="Таблица75.D2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0">Le conditionnel<text:span text:style-name="T419"> présent</text:span></text:p>
          </table:table-cell>
          <table:table-cell table:style-name="Таблица75.B2" office:value-type="string">
            <text:p text:style-name="P510"><text:span text:style-name="T256">infinitif +</text:span><text:span text:style-name="T257"> </text:span><text:span text:style-name="T255">[ais, ais, ait, ions, iez, aient]</text:span></text:p>
            <text:p text:style-name="P511"><text:span text:style-name="T255">(</text:span><text:span text:style-name="T256">окончание imp</text:span><text:span text:style-name="T239">a</text:span><text:span text:style-name="T256">rf</text:span><text:span text:style-name="T239">ait)</text:span></text:p>
            <text:p text:style-name="P509"><text:span text:style-name="T216">(</text:span><text:span text:style-name="T172">или особая основа + окончание)</text:span></text:p>
            <text:p text:style-name="P105">Условное наклонение</text:p>
          </table:table-cell>
          <table:table-cell table:style-name="Таблица75.D2" table:number-columns-spanned="8" office:value-type="string">
            <text:p text:style-name="P214">je parlerais</text:p>
            <text:p text:style-name="P214">tu parlerais</text:p>
            <text:p text:style-name="P214">il parlerait</text:p>
            <text:p text:style-name="P214">ns parlerions</text:p>
            <text:p text:style-name="P214">vs parleriez</text:p>
            <text:p text:style-name="P214">ils parlera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1">Le conditionnel<text:span text:style-name="T419"> passé</text:span></text:p>
          </table:table-cell>
          <table:table-cell table:style-name="Таблица75.B2" office:value-type="string">
            <text:p text:style-name="P102"><text:span text:style-name="T434">conditionnel présent </text:span>всп.глагола + p.passé спрягаемого гл.</text:p>
          </table:table-cell>
          <table:table-cell table:style-name="Таблица75.D2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0">Le subjonctif</text:p>
          </table:table-cell>
          <table:table-cell table:style-name="Таблица75.B2" office:value-type="string">
            <text:p text:style-name="P105">Сослагательное наклонение</text:p>
          </table:table-cell>
          <table:table-cell table:style-name="Таблица75.D2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3">Présent du <text:span text:style-name="T433">subjonctif</text:span></text:p>
          </table:table-cell>
          <table:table-cell table:style-name="Таблица75.B2" office:value-type="string">
            <text:p text:style-name="P491"><text:span text:style-name="T186">основа présent </text:span><text:span text:style-name="T187">3</text:span><text:span text:style-name="T186">л.мн.ч.</text:span><text:span text:style-name="T187"> + [e, es, e, ions, </text:span><text:span text:style-name="T188">iez</text:span><text:span text:style-name="T187">, ent]</text:span></text:p>
            <text:p text:style-name="P107">(ils) parl(ent), finiss(ent), part(ent)</text:p>
          </table:table-cell>
          <table:table-cell table:style-name="Таблица75.D2" table:number-columns-spanned="8" office:value-type="string">
            <text:p text:style-name="P107">que je parl-e</text:p>
            <text:p text:style-name="P107">que tu finiss-es</text:p>
            <text:p text:style-name="P107">qu'il part-e</text:p>
            <text:p text:style-name="P107">que ns parl-ions</text:p>
            <text:p text:style-name="P107">que vs finiss-iez</text:p>
            <text:p text:style-name="P107">qu'ils part-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100"><text:span text:style-name="T56">P</text:span><text:span text:style-name="T55">ass</text:span><text:span text:style-name="T56">é du </text:span><text:span text:style-name="T54">subjonctif</text:span></text:p>
          </table:table-cell>
          <table:table-cell table:style-name="Таблица75.B2" office:value-type="string">
            <text:p text:style-name="P264">Présent du <text:span text:style-name="T433">subjonctif</text:span><text:span text:style-name="T434"> </text:span>всп.глагола + p.passé спрягаемого гл.</text:p>
            <text:p text:style-name="P338"/>
          </table:table-cell>
          <table:table-cell table:style-name="Таблица75.D2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3">imparfait du <text:span text:style-name="T433">subjonctif</text:span></text:p>
          </table:table-cell>
          <table:table-cell table:style-name="Таблица75.B2" office:value-type="string">
            <text:p text:style-name="P101">2л.ед.ч passé simple + s + [e, es, t, ions, iez, ent]</text:p>
          </table:table-cell>
          <table:table-cell table:style-name="Таблица75.D2" table:number-columns-spanned="8" office:value-type="string">
            <text:p text:style-name="P107">que je parlasse</text:p>
            <text:p text:style-name="P107">que tu parlasses</text:p>
            <text:p text:style-name="P107">qu'il parl<text:span text:style-name="T293">â</text:span>t</text:p>
            <text:p text:style-name="P107">que ns parlassions</text:p>
            <text:p text:style-name="P107">que vs parlassiez</text:p>
            <text:p text:style-name="P107">qu'ils parlass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100"><text:span text:style-name="T55">plus-que parfait </text:span><text:span text:style-name="T56">du </text:span><text:span text:style-name="T54">subjonctif</text:span></text:p>
          </table:table-cell>
          <table:table-cell table:style-name="Таблица75.B2" office:value-type="string">
            <text:p text:style-name="P102"><text:span text:style-name="T45">imparfait du </text:span><text:span text:style-name="T54">subjonctif</text:span><text:span text:style-name="T55"> </text:span>всп.глагола + p.passé спрягаемого гл.</text:p>
          </table:table-cell>
          <table:table-cell table:style-name="Таблица75.D2" table:number-columns-spanned="8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ubuntu_5f_mono_5f_9"/>
      <text:p text:style-name="P496"/>
      <text:p text:style-name="P1"/>
      <table:table table:name="Таблица72" table:style-name="Таблица72">
        <table:table-column table:style-name="Таблица72.A"/>
        <table:table-column table:style-name="Таблица72.B"/>
        <table:table-column table:style-name="Таблица72.C"/>
        <table:table-column table:style-name="Таблица72.D"/>
        <table:table-row table:style-name="Таблица72.1">
          <table:table-cell table:style-name="Таблица72.A1" office:value-type="string">
            <text:p text:style-name="P246"/>
          </table:table-cell>
          <table:table-cell table:style-name="Таблица72.A1" office:value-type="string">
            <text:p text:style-name="P278">Основные формы</text:p>
          </table:table-cell>
          <table:table-cell table:style-name="Таблица72.A1" office:value-type="string">
            <text:p text:style-name="P278">Производные формы</text:p>
          </table:table-cell>
          <table:table-cell table:style-name="Таблица72.D1" office:value-type="string">
            <text:p text:style-name="P270"/>
          </table:table-cell>
        </table:table-row>
        <table:table-row table:style-name="Таблица72.1">
          <table:table-cell table:style-name="Таблица72.A9" table:number-rows-spanned="8" office:value-type="string">
            <text:p text:style-name="P123">Simples</text:p>
          </table:table-cell>
          <table:table-cell table:style-name="Таблица72.B4" table:number-rows-spanned="3" office:value-type="string">
            <text:p text:style-name="P241">infinitif</text:p>
          </table:table-cell>
          <table:table-cell table:style-name="Таблица72.C2" office:value-type="string">
            <text:p text:style-name="P125">Futur simple</text:p>
          </table:table-cell>
          <table:table-cell table:style-name="Таблица72.D2" office:value-type="string">
            <text:p text:style-name="P125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5">Futur dans le passé</text:p>
          </table:table-cell>
          <table:table-cell table:style-name="Таблица72.D18" office:value-type="string">
            <text:p text:style-name="P125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5">Conditionnel présent</text:p>
          </table:table-cell>
          <table:table-cell table:style-name="Таблица72.D18" office:value-type="string">
            <text:p text:style-name="P125"/>
          </table:table-cell>
        </table:table-row>
        <table:table-row table:style-name="Таблица72.1">
          <table:covered-table-cell/>
          <table:table-cell table:style-name="Таблица72.B19" table:number-rows-spanned="4" office:value-type="string">
            <text:p text:style-name="P241">présent de l'indicatif</text:p>
          </table:table-cell>
          <table:table-cell table:style-name="Таблица72.C18" office:value-type="string">
            <text:p text:style-name="P125">Imparfait de l'indicatif</text:p>
          </table:table-cell>
          <table:table-cell table:style-name="Таблица72.D18" office:value-type="string">
            <text:p text:style-name="P125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5">Present du Subjonctif</text:p>
          </table:table-cell>
          <table:table-cell table:style-name="Таблица72.D18" office:value-type="string">
            <text:p text:style-name="P125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5">Impératif présent</text:p>
          </table:table-cell>
          <table:table-cell table:style-name="Таблица72.D18" office:value-type="string">
            <text:p text:style-name="P125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5">Формы на -ant<text:span text:style-name="T432"> (participe présent, gérondif)</text:span></text:p>
          </table:table-cell>
          <table:table-cell table:style-name="Таблица72.D18" office:value-type="string">
            <text:p text:style-name="P125"/>
          </table:table-cell>
        </table:table-row>
        <table:table-row table:style-name="Таблица72.1">
          <table:covered-table-cell/>
          <table:table-cell table:style-name="Таблица72.B19" office:value-type="string">
            <text:p text:style-name="P241">passé simple</text:p>
          </table:table-cell>
          <table:table-cell table:style-name="Таблица72.C18" office:value-type="string">
            <text:p text:style-name="P125">Imparfait du subjonctif</text:p>
          </table:table-cell>
          <table:table-cell table:style-name="Таблица72.D18" office:value-type="string">
            <text:p text:style-name="P125"/>
          </table:table-cell>
        </table:table-row>
        <table:table-row table:style-name="Таблица72.1">
          <table:table-cell table:style-name="Таблица72.A19" table:number-rows-spanned="10" office:value-type="string">
            <text:p text:style-name="P123">Composées</text:p>
          </table:table-cell>
          <table:table-cell table:style-name="Таблица72.B19" table:number-rows-spanned="10" office:value-type="string">
            <text:p text:style-name="P241">participe passé</text:p>
          </table:table-cell>
          <table:table-cell table:style-name="Таблица72.C18" office:value-type="string">
            <text:p text:style-name="P126">Passé composé</text:p>
          </table:table-cell>
          <table:table-cell table:style-name="Таблица72.D18" office:value-type="string">
            <text:p text:style-name="P126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6">Plus-que-parfait</text:p>
          </table:table-cell>
          <table:table-cell table:style-name="Таблица72.D18" office:value-type="string">
            <text:p text:style-name="P126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4">Passé antérieur</text:p>
          </table:table-cell>
          <table:table-cell table:style-name="Таблица72.D18" office:value-type="string">
            <text:p text:style-name="P126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7"><text:span text:style-name="T415">Futur</text:span><text:span text:style-name="T414"> antérieur</text:span></text:p>
          </table:table-cell>
          <table:table-cell table:style-name="Таблица72.D18" office:value-type="string">
            <text:p text:style-name="P126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3"><text:span text:style-name="T414">C</text:span>onditionnel pass<text:span text:style-name="T414">é</text:span></text:p>
          </table:table-cell>
          <table:table-cell table:style-name="Таблица72.D18" office:value-type="string">
            <text:p text:style-name="P126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3"><text:span text:style-name="T414">P</text:span>ass<text:span text:style-name="T414">é</text:span> du subjonctif</text:p>
          </table:table-cell>
          <table:table-cell table:style-name="Таблица72.D18" office:value-type="string">
            <text:p text:style-name="P126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6">Plus-que-parfait<text:span text:style-name="T415"> du subjonctif</text:span></text:p>
          </table:table-cell>
          <table:table-cell table:style-name="Таблица72.D18" office:value-type="string">
            <text:p text:style-name="P126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6">Impératif<text:span text:style-name="T415"> passé</text:span></text:p>
          </table:table-cell>
          <table:table-cell table:style-name="Таблица72.D18" office:value-type="string">
            <text:p text:style-name="P126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6">infinitif<text:span text:style-name="T415"> passé</text:span></text:p>
          </table:table-cell>
          <table:table-cell table:style-name="Таблица72.D18" office:value-type="string">
            <text:p text:style-name="P126"/>
          </table:table-cell>
        </table:table-row>
        <table:table-row table:style-name="Таблица72.1">
          <table:covered-table-cell/>
          <table:covered-table-cell/>
          <table:table-cell table:style-name="Таблица72.C19" office:value-type="string">
            <text:p text:style-name="P126">participe passé<text:span text:style-name="T415"> </text:span>composé</text:p>
          </table:table-cell>
          <table:table-cell table:style-name="Таблица72.D19" office:value-type="string">
            <text:p text:style-name="P126"/>
          </table:table-cell>
        </table:table-row>
      </table:table>
      <text:p text:style-name="ubuntu_5f_mono_5f_9"/>
      <text:p text:style-name="P499">Залог</text:p>
      <table:table table:name="Таблица77" table:style-name="Таблица77">
        <table:table-column table:style-name="Таблица77.A"/>
        <table:table-column table:style-name="Таблица77.B"/>
        <table:table-column table:style-name="Таблица77.C"/>
        <table:table-row table:style-name="TableLine94555610829888">
          <table:table-cell table:style-name="Таблица77.A1" office:value-type="string">
            <text:p text:style-name="P279">La forme active</text:p>
          </table:table-cell>
          <table:table-cell table:style-name="Таблица77.A1" office:value-type="string">
            <text:p text:style-name="P128">Подлежащее совершает действие, выраженное глаголом</text:p>
          </table:table-cell>
          <table:table-cell table:style-name="Таблица77.C1" office:value-type="string">
            <text:p text:style-name="P128">Les ouvriers construisent la maison (рабочие строят дом)</text:p>
          </table:table-cell>
        </table:table-row>
        <table:table-row table:style-name="TableLine94555610841296">
          <table:table-cell table:style-name="Таблица77.A2" office:value-type="string">
            <text:p text:style-name="P279">la forme passive</text:p>
          </table:table-cell>
          <table:table-cell table:style-name="Таблица77.A2" office:value-type="string">
            <text:p text:style-name="P128">Подлежащее лишь испытывает действие, выраженное глаголом</text:p>
            <text:p text:style-name="P128">- только прямо-переходные глаголы</text:p>
          </table:table-cell>
          <table:table-cell table:style-name="Таблица77.C2" office:value-type="string">
            <text:p text:style-name="P279">être + p.passé</text:p>
            <text:p text:style-name="P128">être aimé (быть любимым)</text:p>
            <text:p text:style-name="P128">La maison est construite par les ouvriers (Дом строится рабочими)</text:p>
          </table:table-cell>
        </table:table-row>
        <table:table-row table:style-name="TableLine94555610843152">
          <table:table-cell table:style-name="Таблица77.A2" office:value-type="string">
            <text:p text:style-name="P280">La forme pronominale</text:p>
          </table:table-cell>
          <table:table-cell table:style-name="Таблица77.A2" office:value-type="string">
            <text:p text:style-name="P129">Сопровождается возвратным местоимением.</text:p>
            <text:p text:style-name="P129">- вспомогательный глагол всегда être.</text:p>
          </table:table-cell>
          <table:table-cell table:style-name="Таблица77.C2" office:value-type="string">
            <text:p text:style-name="P129">se laver, se battre, se promener</text:p>
          </table:table-cell>
        </table:table-row>
        <table:table-row table:style-name="TableLine94555610843856">
          <table:table-cell table:style-name="Таблица77.A2" office:value-type="string">
            <text:p text:style-name="P280">Faire + infinitif</text:p>
          </table:table-cell>
          <table:table-cell table:style-name="Таблица77.A2" office:value-type="string">
            <text:p text:style-name="P129">Заставлять, велеть, вынуждать кого-либо сделать что-либо</text:p>
          </table:table-cell>
          <table:table-cell table:style-name="Таблица77.C2" office:value-type="string">
            <text:p text:style-name="P130">Il me fait venir (Заставляет меня прийти)</text:p>
            <text:p text:style-name="P130">Ils font éclater (Они вынуждают взорваться)</text:p>
          </table:table-cell>
        </table:table-row>
        <table:table-row table:style-name="TableLine94555610844560">
          <table:table-cell table:style-name="Таблица77.A2" office:value-type="string">
            <text:p text:style-name="P280">Laisser + infinitif</text:p>
          </table:table-cell>
          <table:table-cell table:style-name="Таблица77.A2" office:value-type="string">
            <text:p text:style-name="P131">Давать, позволять, разрешать</text:p>
          </table:table-cell>
          <table:table-cell table:style-name="Таблица77.C2" office:value-type="string">
            <text:p text:style-name="P131">Je laisse partir mon fils (позволяю уехать)</text:p>
          </table:table-cell>
        </table:table-row>
      </table:table>
      <text:p text:style-name="P463"/>
      <text:p text:style-name="P497">Безличные глаголы</text:p>
      <table:table table:name="Таблица78" table:style-name="Таблица78">
        <table:table-column table:style-name="Таблица78.A"/>
        <table:table-column table:style-name="Таблица78.B"/>
        <table:table-column table:style-name="Таблица78.C"/>
        <table:table-column table:style-name="Таблица78.D"/>
        <table:table-column table:style-name="Таблица78.E"/>
        <table:table-row table:style-name="TableLine94555610845968">
          <table:table-cell table:style-name="Таблица78.A1" table:number-columns-spanned="5" office:value-type="string">
            <text:p text:style-name="P131">- Только в 3 лице ед.числа</text:p>
            <text:p text:style-name="P131">- местоимение il выступает в кач. подлежащего, но не отсылает ни к какому реальному субъекту</text:p>
          </table:table-cell>
          <table:covered-table-cell/>
          <table:covered-table-cell/>
          <table:covered-table-cell/>
          <table:covered-table-cell/>
        </table:table-row>
        <table:table-row table:style-name="TableLine94555610882784">
          <table:table-cell table:style-name="Таблица78.A2" office:value-type="string">
            <text:p text:style-name="P281">Явления природы</text:p>
          </table:table-cell>
          <table:table-cell table:style-name="Таблица78.A2" office:value-type="string">
            <text:p text:style-name="P132">pleuvoir</text:p>
            <text:p text:style-name="P132">neiger</text:p>
            <text:p text:style-name="P132">grêler</text:p>
            <text:p text:style-name="P132">geler</text:p>
            <text:p text:style-name="P132">bruiner</text:p>
          </table:table-cell>
          <table:table-cell table:style-name="Таблица78.A2" office:value-type="string">
            <text:p text:style-name="P132">il pleut</text:p>
            <text:p text:style-name="P132">il neige</text:p>
            <text:p text:style-name="P132">il grêle</text:p>
            <text:p text:style-name="P132">il gèle</text:p>
            <text:p text:style-name="P132">il bruine</text:p>
          </table:table-cell>
          <table:table-cell table:style-name="Таблица78.A2" office:value-type="string">
            <text:p text:style-name="P132">Дождит</text:p>
            <text:p text:style-name="P132">Снежит</text:p>
            <text:p text:style-name="P132">Градит</text:p>
            <text:p text:style-name="P132">Морозит</text:p>
            <text:p text:style-name="P132">Моросит</text:p>
          </table:table-cell>
          <table:table-cell table:style-name="Таблица78.E2" office:value-type="string">
            <text:p text:style-name="P130">il pleuvait - прош.незав.</text:p>
          </table:table-cell>
        </table:table-row>
        <table:table-row table:style-name="TableLine94555610885456">
          <table:table-cell table:style-name="Таблица78.A2" office:value-type="string">
            <text:p text:style-name="P281">Значение необходимости</text:p>
          </table:table-cell>
          <table:table-cell table:style-name="Таблица78.A2" office:value-type="string">
            <text:p text:style-name="P132">falloir </text:p>
            <text:p text:style-name="P133"/>
          </table:table-cell>
          <table:table-cell table:style-name="Таблица78.A2" office:value-type="string">
            <text:p text:style-name="P132">il faut (нужно)</text:p>
            <text:p text:style-name="P134">il faudra (будет нужно)</text:p>
          </table:table-cell>
          <table:table-cell table:style-name="Таблица78.E2" table:number-columns-spanned="2" office:value-type="string">
            <text:p text:style-name="P75"/>
          </table:table-cell>
          <table:covered-table-cell/>
        </table:table-row>
        <table:table-row table:style-name="TableLine94555610886672">
          <table:table-cell table:style-name="Таблица78.A2" office:value-type="string">
            <text:p text:style-name="P282">valoir </text:p>
          </table:table-cell>
          <table:table-cell table:style-name="Таблица78.A2" table:number-columns-spanned="2" office:value-type="string">
            <text:p text:style-name="P133">il vaut (имеет смысл)</text:p>
          </table:table-cell>
          <table:covered-table-cell/>
          <table:table-cell table:style-name="Таблица78.E2" table:number-columns-spanned="2" office:value-type="string">
            <text:p text:style-name="P135">Может иметь формы для всех лиц</text:p>
          </table:table-cell>
          <table:covered-table-cell/>
        </table:table-row>
        <table:table-row table:style-name="TableLine94555610888112">
          <table:table-cell table:style-name="Таблица78.A2" office:value-type="string">
            <text:p text:style-name="P281">faire</text:p>
          </table:table-cell>
          <table:table-cell table:style-name="Таблица78.A2" table:number-columns-spanned="2" office:value-type="string">
            <text:p text:style-name="P132">Il fait beau (mauvais)</text:p>
            <text:p text:style-name="P132">Il fait chaud (froid)</text:p>
            <text:p text:style-name="P132">Il fait clair (sombre)</text:p>
            <text:p text:style-name="P132">Il fait du vent (du soleil)</text:p>
          </table:table-cell>
          <table:covered-table-cell/>
          <table:table-cell table:style-name="Таблица78.E2" table:number-columns-spanned="2" office:value-type="string">
            <text:p text:style-name="P132">хорошая (плохая) погода</text:p>
            <text:p text:style-name="P132">Жарко (холодно)</text:p>
            <text:p text:style-name="P132">Светло (темно)</text:p>
            <text:p text:style-name="P132">Ветренно (солнечно)</text:p>
          </table:table-cell>
          <table:covered-table-cell/>
        </table:table-row>
        <table:table-row table:style-name="TableLine94555610889152">
          <table:table-cell table:style-name="Таблица78.A2" office:value-type="string">
            <text:p text:style-name="P281">être</text:p>
          </table:table-cell>
          <table:table-cell table:style-name="Таблица78.A2" table:number-columns-spanned="2" office:value-type="string">
            <text:p text:style-name="P131">Il est trois heures</text:p>
            <text:p text:style-name="P131">Il est temps</text:p>
            <text:p text:style-name="P131">Il est dommage</text:p>
            <text:p text:style-name="P131">Il est possible</text:p>
          </table:table-cell>
          <table:covered-table-cell/>
          <table:table-cell table:style-name="Таблица78.E2" table:number-columns-spanned="2" office:value-type="string">
            <text:p text:style-name="P131">Ти часа</text:p>
            <text:p text:style-name="P131">Пора</text:p>
            <text:p text:style-name="P131">Жаль</text:p>
            <text:p text:style-name="P131">Возможно</text:p>
          </table:table-cell>
          <table:covered-table-cell/>
        </table:table-row>
        <table:table-row table:style-name="TableLine94555610890064">
          <table:table-cell table:style-name="Таблица78.A2" office:value-type="string">
            <text:p text:style-name="P281">avoir</text:p>
          </table:table-cell>
          <table:table-cell table:style-name="Таблица78.A2" table:number-columns-spanned="2" office:value-type="string">
            <text:p text:style-name="P131">Il y a <text:span text:style-name="T503">un probl</text:span><text:span text:style-name="T23">è</text:span><text:span text:style-name="T503">me</text:span></text:p>
            <text:p text:style-name="P212">il n'y a pas de probl<text:span text:style-name="T1">è</text:span>me</text:p>
          </table:table-cell>
          <table:covered-table-cell/>
          <table:table-cell table:style-name="Таблица78.E2" table:number-columns-spanned="2" office:value-type="string">
            <text:p text:style-name="P131"><text:span text:style-name="T502">"Оно там имеет" - т.е. </text:span><text:span text:style-name="T503">"</text:span>Имеется<text:span text:style-name="T503">"</text:span></text:p>
            <text:p text:style-name="P212">"оно там не имеет" - т.е. "нема"</text:p>
          </table:table-cell>
          <table:covered-table-cell/>
        </table:table-row>
        <table:table-row table:style-name="TableLine94555610891024">
          <table:table-cell table:style-name="Таблица78.A2" office:value-type="string">
            <text:p text:style-name="P281">manquer</text:p>
          </table:table-cell>
          <table:table-cell table:style-name="Таблица78.A2" table:number-columns-spanned="2" office:value-type="string">
            <text:p text:style-name="P131">Il manque deux pages dans ce livre </text:p>
          </table:table-cell>
          <table:covered-table-cell/>
          <table:table-cell table:style-name="Таблица78.E2" table:number-columns-spanned="2" office:value-type="string">
            <text:p text:style-name="P131">(В этой книге не хватает двх страниц)</text:p>
          </table:table-cell>
          <table:covered-table-cell/>
        </table:table-row>
        <table:table-row table:style-name="TableLine94555610891984">
          <table:table-cell table:style-name="Таблица78.A2" office:value-type="string">
            <text:p text:style-name="P281">sembler</text:p>
          </table:table-cell>
          <table:table-cell table:style-name="Таблица78.A2" table:number-columns-spanned="2" office:value-type="string">
            <text:p text:style-name="P131">Il semble que... </text:p>
          </table:table-cell>
          <table:covered-table-cell/>
          <table:table-cell table:style-name="Таблица78.E2" table:number-columns-spanned="2" office:value-type="string">
            <text:p text:style-name="P131">(кажется, что...)</text:p>
          </table:table-cell>
          <table:covered-table-cell/>
        </table:table-row>
      </table:table>
      <text:p text:style-name="P507"/>
      <text:p text:style-name="P498"><text:soft-page-break/>Согласование времен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 table:style-name="TableLine94555610893696">
          <table:table-cell table:style-name="Таблица12.A1" office:value-type="string">
            <text:p text:style-name="P274"/>
          </table:table-cell>
          <table:table-cell table:style-name="Таблица12.A1" office:value-type="string">
            <text:p text:style-name="P283">главное предложение</text:p>
          </table:table-cell>
          <table:table-cell table:style-name="Таблица12.A1" table:number-columns-spanned="2" office:value-type="string">
            <text:p text:style-name="P283">придаточное предложение</text:p>
          </table:table-cell>
          <table:covered-table-cell/>
          <table:table-cell table:style-name="Таблица12.A1" office:value-type="string">
            <text:p text:style-name="P274"/>
          </table:table-cell>
          <table:table-cell table:style-name="Таблица12.F1" office:value-type="string">
            <text:p text:style-name="P274"/>
          </table:table-cell>
        </table:table-row>
        <table:table-row table:style-name="TableLine94555610950448">
          <table:table-cell table:style-name="Таблица12.A7" table:number-rows-spanned="6" office:value-type="string">
            <text:p text:style-name="P136"/>
          </table:table-cell>
          <table:table-cell table:style-name="Таблица12.B2" office:value-type="string">
            <text:p text:style-name="P137">Présent</text:p>
          </table:table-cell>
          <table:table-cell table:style-name="Таблица12.C2" office:value-type="string">
            <text:p text:style-name="P138">одновременность</text:p>
          </table:table-cell>
          <table:table-cell table:style-name="Таблица12.D2" office:value-type="string">
            <text:p text:style-name="P138">pr<text:span text:style-name="T1">é</text:span>sent</text:p>
          </table:table-cell>
          <table:table-cell table:style-name="Таблица12.E2" office:value-type="string">
            <text:p text:style-name="P138">il dit</text:p>
          </table:table-cell>
          <table:table-cell table:style-name="Таблица12.F2" office:value-type="string">
            <text:p text:style-name="P138">qu'il part</text:p>
          </table:table-cell>
        </table:table-row>
        <table:table-row table:style-name="TableLine94555610953792">
          <table:covered-table-cell/>
          <table:table-cell table:style-name="Таблица12.B4" table:number-rows-spanned="2" office:value-type="string">
            <text:p text:style-name="P137">Futur simple</text:p>
          </table:table-cell>
          <table:table-cell table:style-name="Таблица12.C4" table:number-rows-spanned="2" office:value-type="string">
            <text:p text:style-name="P138">предшествование</text:p>
          </table:table-cell>
          <table:table-cell table:style-name="Таблица12.D3" office:value-type="string">
            <text:p text:style-name="P138">pass<text:span text:style-name="T1">é</text:span> compos<text:span text:style-name="T1">é</text:span></text:p>
          </table:table-cell>
          <table:table-cell table:style-name="Таблица12.E4" table:number-rows-spanned="2" office:value-type="string">
            <text:p text:style-name="P138">il dira</text:p>
          </table:table-cell>
          <table:table-cell table:style-name="Таблица12.F3" office:value-type="string">
            <text:p text:style-name="P138">qu'il est parti</text:p>
          </table:table-cell>
        </table:table-row>
        <table:table-row table:style-name="TableLine94555610957616">
          <table:covered-table-cell/>
          <table:covered-table-cell/>
          <table:covered-table-cell/>
          <table:table-cell table:style-name="Таблица12.D4" office:value-type="string">
            <text:p text:style-name="P138">pass<text:span text:style-name="T1">é</text:span> imm<text:span text:style-name="T1">é</text:span>diat</text:p>
          </table:table-cell>
          <table:covered-table-cell/>
          <table:table-cell table:style-name="Таблица12.F4" office:value-type="string">
            <text:p text:style-name="P138">qu'il vient de partir</text:p>
          </table:table-cell>
        </table:table-row>
        <table:table-row table:style-name="TableLine94555610961696">
          <table:covered-table-cell/>
          <table:table-cell table:style-name="Таблица12.B7" table:number-rows-spanned="3" office:value-type="string">
            <text:p text:style-name="P137">Conditionnel présent</text:p>
          </table:table-cell>
          <table:table-cell table:style-name="Таблица12.C7" table:number-rows-spanned="3" office:value-type="string">
            <text:p text:style-name="P138">следование</text:p>
          </table:table-cell>
          <table:table-cell table:style-name="Таблица12.D5" office:value-type="string">
            <text:p text:style-name="P138">futur simple</text:p>
          </table:table-cell>
          <table:table-cell table:style-name="Таблица12.E7" table:number-rows-spanned="3" office:value-type="string">
            <text:p text:style-name="P138">il dirait</text:p>
          </table:table-cell>
          <table:table-cell table:style-name="Таблица12.F5" office:value-type="string">
            <text:p text:style-name="P138">qu'il partira</text:p>
          </table:table-cell>
        </table:table-row>
        <table:table-row table:style-name="TableLine94555610966288">
          <table:covered-table-cell/>
          <table:covered-table-cell/>
          <table:covered-table-cell/>
          <table:table-cell table:style-name="Таблица12.D6" office:value-type="string">
            <text:p text:style-name="P138">futur imm<text:span text:style-name="T1">é</text:span>diat</text:p>
          </table:table-cell>
          <table:covered-table-cell/>
          <table:table-cell table:style-name="Таблица12.F6" office:value-type="string">
            <text:p text:style-name="P138">qu'il va partir</text:p>
          </table:table-cell>
        </table:table-row>
        <table:table-row table:style-name="TableLine94555610970832">
          <table:covered-table-cell/>
          <table:covered-table-cell/>
          <table:covered-table-cell/>
          <table:table-cell table:style-name="Таблица12.D7" office:value-type="string">
            <text:p text:style-name="P138">futur ant<text:span text:style-name="T1">é</text:span>rieur</text:p>
          </table:table-cell>
          <table:covered-table-cell/>
          <table:table-cell table:style-name="Таблица12.F7" office:value-type="string">
            <text:p text:style-name="P138">qu'il sera parti</text:p>
          </table:table-cell>
        </table:table-row>
        <table:table-row table:style-name="TableLine94555610975424">
          <table:table-cell table:style-name="Таблица12.A13" table:number-rows-spanned="6" office:value-type="string">
            <text:p text:style-name="P136"/>
          </table:table-cell>
          <table:table-cell table:style-name="Таблица12.B8" office:value-type="string">
            <text:p text:style-name="P137">Passé composé</text:p>
          </table:table-cell>
          <table:table-cell table:style-name="Таблица12.C8" office:value-type="string">
            <text:p text:style-name="P138">одновременность</text:p>
          </table:table-cell>
          <table:table-cell table:style-name="Таблица12.D8" office:value-type="string">
            <text:p text:style-name="P140">imparfait</text:p>
          </table:table-cell>
          <table:table-cell table:style-name="Таблица12.E8" office:value-type="string">
            <text:p text:style-name="P141">il a dit</text:p>
          </table:table-cell>
          <table:table-cell table:style-name="Таблица12.F8" office:value-type="string">
            <text:p text:style-name="P141">qu'il partait</text:p>
          </table:table-cell>
        </table:table-row>
        <table:table-row table:style-name="TableLine94555610980016">
          <table:covered-table-cell/>
          <table:table-cell table:style-name="Таблица12.B10" table:number-rows-spanned="2" office:value-type="string">
            <text:p text:style-name="P137">Passé simple, </text:p>
            <text:p text:style-name="P137">Imparfait</text:p>
          </table:table-cell>
          <table:table-cell table:style-name="Таблица12.C10" table:number-rows-spanned="2" office:value-type="string">
            <text:p text:style-name="P138">предшествование</text:p>
          </table:table-cell>
          <table:table-cell table:style-name="Таблица12.D9" office:value-type="string">
            <text:p text:style-name="P140">plus-que-parfait</text:p>
          </table:table-cell>
          <table:table-cell table:style-name="Таблица12.E9" office:value-type="string">
            <text:p text:style-name="P141">il dit</text:p>
          </table:table-cell>
          <table:table-cell table:style-name="Таблица12.F9" office:value-type="string">
            <text:p text:style-name="P141">qu'il <text:span text:style-name="T1">é</text:span>tait parti</text:p>
          </table:table-cell>
        </table:table-row>
        <table:table-row table:style-name="TableLine94555610984528">
          <table:covered-table-cell/>
          <table:covered-table-cell/>
          <table:covered-table-cell/>
          <table:table-cell table:style-name="Таблица12.D10" office:value-type="string">
            <text:p text:style-name="P140">pass<text:span text:style-name="T1">é</text:span> <text:span text:style-name="T444">imm</text:span><text:span text:style-name="T19">é</text:span><text:span text:style-name="T444">diat</text:span><text:span text:style-name="T445"> dans le pass</text:span><text:span text:style-name="T20">é</text:span></text:p>
          </table:table-cell>
          <table:table-cell table:style-name="Таблица12.E10" office:value-type="string">
            <text:p text:style-name="P141">il disait</text:p>
          </table:table-cell>
          <table:table-cell table:style-name="Таблица12.F10" office:value-type="string">
            <text:p text:style-name="P141">qu'il venait de partir</text:p>
          </table:table-cell>
        </table:table-row>
        <table:table-row table:style-name="TableLine94555610989120">
          <table:covered-table-cell/>
          <table:table-cell table:style-name="Таблица12.B13" table:number-rows-spanned="3" office:value-type="string">
            <text:p text:style-name="P137">Conditionnel passé</text:p>
          </table:table-cell>
          <table:table-cell table:style-name="Таблица12.C13" table:number-rows-spanned="3" office:value-type="string">
            <text:p text:style-name="P138">следование</text:p>
          </table:table-cell>
          <table:table-cell table:style-name="Таблица12.D11" office:value-type="string">
            <text:p text:style-name="P141">futur dans le pass<text:span text:style-name="T1">é</text:span></text:p>
          </table:table-cell>
          <table:table-cell table:style-name="Таблица12.E11" office:value-type="string">
            <text:p text:style-name="P141">il aurait dit</text:p>
          </table:table-cell>
          <table:table-cell table:style-name="Таблица12.F11" office:value-type="string">
            <text:p text:style-name="P141">qu'il partirait</text:p>
          </table:table-cell>
        </table:table-row>
        <table:table-row table:style-name="TableLine94555610993712">
          <table:covered-table-cell/>
          <table:covered-table-cell/>
          <table:covered-table-cell/>
          <table:table-cell table:style-name="Таблица12.D12" office:value-type="string">
            <text:p text:style-name="P141">futur <text:span text:style-name="T444">imm</text:span><text:span text:style-name="T19">é</text:span><text:span text:style-name="T444">diat</text:span> dans le pass<text:span text:style-name="T1">é</text:span></text:p>
          </table:table-cell>
          <table:table-cell table:style-name="Таблица12.E12" office:value-type="string">
            <text:p text:style-name="P136"/>
          </table:table-cell>
          <table:table-cell table:style-name="Таблица12.F12" office:value-type="string">
            <text:p text:style-name="P141">qu'il allait partir</text:p>
          </table:table-cell>
        </table:table-row>
        <table:table-row table:style-name="TableLine94555610998304">
          <table:covered-table-cell/>
          <table:covered-table-cell/>
          <table:covered-table-cell/>
          <table:table-cell table:style-name="Таблица12.D13" office:value-type="string">
            <text:p text:style-name="P139">futur ant<text:span text:style-name="T1">é</text:span>rieur<text:span text:style-name="T445"> dans le pass</text:span><text:span text:style-name="T20">é</text:span></text:p>
          </table:table-cell>
          <table:table-cell table:style-name="Таблица12.E13" office:value-type="string">
            <text:p text:style-name="P136"/>
          </table:table-cell>
          <table:table-cell table:style-name="Таблица12.F13" office:value-type="string">
            <text:p text:style-name="P141">qu'il serait parti</text:p>
          </table:table-cell>
        </table:table-row>
      </table:table>
      <text:p text:style-name="P492"/>
      <text:p text:style-name="P785"><text:span text:style-name="T410">Participe pass</text:span><text:span text:style-name="T331">é </text:span><text:span text:style-name="T169">(</text:span><text:span text:style-name="T166">Прошедшее причастие пассивное</text:span><text:span text:style-name="T168">)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 table:style-name="TableLine94555611006352">
          <table:table-cell table:style-name="Таблица13.A1" table:number-columns-spanned="2" office:value-type="string">
            <text:p text:style-name="P36"><text:span text:style-name="ubuntu_5f_mono_5f_9"><text:span text:style-name="T172">- </text:span></text:span><text:span text:style-name="ubuntu_5f_mono_5f_9"><text:span text:style-name="T248">Признак действия:</text:span></text:span><text:span text:style-name="ubuntu_5f_mono_5f_9"><text:span text:style-name="T193"> </text:span></text:span><text:span text:style-name="ubuntu_5f_mono_5f_9"><text:span text:style-name="T172">Что сделанный?</text:span></text:span></text:p>
            <text:p text:style-name="P36"><text:span text:style-name="ubuntu_5f_mono_5f_9"><text:span text:style-name="T172">- Ведет себя как прилагательное: </text:span></text:span></text:p>
            <text:p text:style-name="P36"><text:span text:style-name="ubuntu_5f_mono_5f_9"><text:span text:style-name="T172"><text:s text:c="4"/>- стоит после существительного</text:span></text:span></text:p>
            <text:p text:style-name="P36"><text:span text:style-name="ubuntu_5f_mono_5f_9"><text:span text:style-name="T172"><text:s text:c="4"/>- согласуется с ним в роде и числе.</text:span></text:span></text:p>
          </table:table-cell>
          <table:covered-table-cell/>
          <table:table-cell table:style-name="Таблица13.A1" table:number-columns-spanned="2" office:value-type="string">
            <text:p text:style-name="P36"><text:span text:style-name="ubuntu_5f_mono_5f_9"><text:span text:style-name="T172">Прочитанный</text:span></text:span></text:p>
            <text:p text:style-name="P36"><text:span text:style-name="ubuntu_5f_mono_5f_9"><text:span text:style-name="T172">Просмотренный</text:span></text:span></text:p>
            <text:p text:style-name="P36"><text:span text:style-name="ubuntu_5f_mono_5f_9"><text:span text:style-name="T172">Смятый</text:span></text:span></text:p>
          </table:table-cell>
          <table:covered-table-cell/>
          <table:table-cell table:style-name="Таблица13.E1" office:value-type="string">
            <text:p text:style-name="P12">-<text:span text:style-name="T137">er </text:span><text:span text:style-name="T376">&gt;&gt; -é</text:span></text:p>
            <text:p text:style-name="P12"><text:span text:style-name="T376">-</text:span><text:span text:style-name="T137">ir</text:span><text:span text:style-name="T376"> &gt;&gt; -</text:span><text:span text:style-name="T137">i</text:span></text:p>
          </table:table-cell>
        </table:table-row>
        <table:table-row table:style-name="TableLine94555611084672">
          <table:table-cell table:style-name="Таблица13.A2" office:value-type="string">
            <text:p text:style-name="P144">irriter &gt;&gt; irrit<text:span text:style-name="T45">é</text:span><text:line-break/>(раздраженный)</text:p>
          </table:table-cell>
          <table:table-cell table:style-name="Таблица13.B2" table:number-columns-spanned="2" office:value-type="string">
            <text:p text:style-name="P462"><text:span text:style-name="ubuntu_5f_mono_5f_9"><text:span text:style-name="T172">un garçon irit</text:span></text:span><text:span text:style-name="ubuntu_5f_mono_5f_9"><text:span text:style-name="T239">é</text:span></text:span></text:p>
            <text:p text:style-name="P462"><text:span text:style-name="ubuntu_5f_mono_5f_9"><text:span text:style-name="T172">des garçons irit</text:span></text:span><text:span text:style-name="ubuntu_5f_mono_5f_9"><text:span text:style-name="T239">és</text:span></text:span></text:p>
            <text:p text:style-name="P462"><text:span text:style-name="ubuntu_5f_mono_5f_9"><text:span text:style-name="T172">une fille irit</text:span></text:span><text:span text:style-name="ubuntu_5f_mono_5f_9"><text:span text:style-name="T239">ée</text:span></text:span></text:p>
            <text:p text:style-name="P462"><text:span text:style-name="ubuntu_5f_mono_5f_9"><text:span text:style-name="T172">des filles irit</text:span></text:span><text:span text:style-name="ubuntu_5f_mono_5f_9"><text:span text:style-name="T239">ées</text:span></text:span></text:p>
          </table:table-cell>
          <table:covered-table-cell/>
          <table:table-cell table:style-name="Таблица13.D2" table:number-columns-spanned="2" office:value-type="string">
            <text:p text:style-name="P462"><text:span text:style-name="ubuntu_5f_mono_5f_9"><text:span text:style-name="T172">- некий раздраженный мальчик</text:span></text:span></text:p>
            <text:p text:style-name="P462"><text:span text:style-name="ubuntu_5f_mono_5f_9"><text:span text:style-name="T172"/></text:span></text:p>
            <text:p text:style-name="P462"><text:span text:style-name="ubuntu_5f_mono_5f_9"><text:span text:style-name="T172"/></text:span></text:p>
            <text:p text:style-name="P462"><text:span text:style-name="ubuntu_5f_mono_5f_9"><text:span text:style-name="T172">- некие раздраженные мальчики</text:span></text:span></text:p>
          </table:table-cell>
          <table:covered-table-cell/>
        </table:table-row>
        <table:table-row table:style-name="TableLine94555611086480">
          <table:table-cell table:style-name="Таблица13.A4" office:value-type="string">
            <text:p text:style-name="P145">choisir &gt;&gt; chois<text:span text:style-name="T45">i</text:span><text:line-break/>(выбранный)</text:p>
          </table:table-cell>
          <table:table-cell table:style-name="Таблица13.B3" table:number-columns-spanned="2" office:value-type="string">
            <text:p text:style-name="P462"><text:span text:style-name="ubuntu_5f_mono_5f_9"><text:span text:style-name="T172">le livre chois</text:span></text:span><text:span text:style-name="ubuntu_5f_mono_5f_9"><text:span text:style-name="T239">i</text:span></text:span></text:p>
            <text:p text:style-name="P462"><text:span text:style-name="ubuntu_5f_mono_5f_9"><text:span text:style-name="T172">les livres chois</text:span></text:span><text:span text:style-name="ubuntu_5f_mono_5f_9"><text:span text:style-name="T239">is</text:span></text:span></text:p>
            <text:p text:style-name="P462"><text:span text:style-name="ubuntu_5f_mono_5f_9"><text:span text:style-name="T172">la posibilité chois</text:span></text:span><text:span text:style-name="ubuntu_5f_mono_5f_9"><text:span text:style-name="T239">ie</text:span></text:span></text:p>
            <text:p text:style-name="P462"><text:span text:style-name="ubuntu_5f_mono_5f_9"><text:span text:style-name="T172">le posibilité chois</text:span></text:span><text:span text:style-name="ubuntu_5f_mono_5f_9"><text:span text:style-name="T239">ies</text:span></text:span></text:p>
          </table:table-cell>
          <table:covered-table-cell/>
          <table:table-cell table:style-name="Таблица13.D3" table:number-columns-spanned="2" office:value-type="string">
            <text:p text:style-name="P462"><text:span text:style-name="ubuntu_5f_mono_5f_9"><text:span text:style-name="T172"/></text:span></text:p>
            <text:p text:style-name="P462"><text:span text:style-name="ubuntu_5f_mono_5f_9"><text:span text:style-name="T172"/></text:span></text:p>
            <text:p text:style-name="P462"><text:span text:style-name="ubuntu_5f_mono_5f_9"><text:span text:style-name="T172">- Та самая выбранная возможность</text:span></text:span></text:p>
            <text:p text:style-name="P462"><text:span text:style-name="ubuntu_5f_mono_5f_9"><text:span text:style-name="T172"/></text:span></text:p>
          </table:table-cell>
          <table:covered-table-cell/>
        </table:table-row>
        <table:table-row table:style-name="TableLine94555611088400">
          <table:table-cell table:style-name="Таблица13.A4" office:value-type="string">
            <text:p text:style-name="P146">cass<text:span text:style-name="T45">é</text:span> <text:line-break/>(разбитый)</text:p>
          </table:table-cell>
          <table:table-cell table:style-name="Таблица13.B4" table:number-columns-spanned="2" office:value-type="string">
            <text:p text:style-name="P462"><text:span text:style-name="ubuntu_5f_mono_5f_9"><text:span text:style-name="T172">un verre cass</text:span></text:span><text:span text:style-name="ubuntu_5f_mono_5f_9"><text:span text:style-name="T239">é</text:span></text:span></text:p>
            <text:p text:style-name="P462"><text:span text:style-name="ubuntu_5f_mono_5f_9"><text:span text:style-name="T172">une tasse cass</text:span></text:span><text:span text:style-name="ubuntu_5f_mono_5f_9"><text:span text:style-name="T239">ée</text:span></text:span></text:p>
            <text:p text:style-name="P462"><text:span text:style-name="ubuntu_5f_mono_5f_9"><text:span text:style-name="T172">des plats cass</text:span></text:span><text:span text:style-name="ubuntu_5f_mono_5f_9"><text:span text:style-name="T239">és</text:span></text:span></text:p>
            <text:p text:style-name="P462"><text:span text:style-name="ubuntu_5f_mono_5f_9"><text:span text:style-name="T172">des fenêtres cass</text:span></text:span><text:span text:style-name="ubuntu_5f_mono_5f_9"><text:span text:style-name="T239">ées</text:span></text:span></text:p>
          </table:table-cell>
          <table:covered-table-cell/>
          <table:table-cell table:style-name="Таблица13.D4" table:number-columns-spanned="2" office:value-type="string">
            <text:p text:style-name="P462"><text:span text:style-name="ubuntu_5f_mono_5f_9"><text:span text:style-name="T172">- разбитый стакан</text:span></text:span></text:p>
            <text:p text:style-name="P462"><text:span text:style-name="ubuntu_5f_mono_5f_9"><text:span text:style-name="T172">- разбитая чашка</text:span></text:span></text:p>
            <text:p text:style-name="P462"><text:span text:style-name="ubuntu_5f_mono_5f_9"><text:span text:style-name="T172">- разбитые тарелки</text:span></text:span></text:p>
            <text:p text:style-name="P462"><text:span text:style-name="ubuntu_5f_mono_5f_9"><text:span text:style-name="T172">- разитые окна</text:span></text:span></text:p>
          </table:table-cell>
          <table:covered-table-cell/>
        </table:table-row>
        <table:table-row table:style-name="TableLine94555611090080">
          <table:table-cell table:style-name="Таблица13.A5" office:value-type="string">
            <text:p text:style-name="P145">brun<text:span text:style-name="T45">i</text:span> <text:line-break/>(вороненый, побуревший)</text:p>
          </table:table-cell>
          <table:table-cell table:style-name="Таблица13.B5" table:number-columns-spanned="2" office:value-type="string">
            <text:p text:style-name="P462"><text:span text:style-name="ubuntu_5f_mono_5f_9"><text:span text:style-name="T172">un chêne brun</text:span></text:span><text:span text:style-name="ubuntu_5f_mono_5f_9"><text:span text:style-name="T239">i</text:span></text:span></text:p>
            <text:p text:style-name="P462"><text:span text:style-name="ubuntu_5f_mono_5f_9"><text:span text:style-name="T172">une feuille brun</text:span></text:span><text:span text:style-name="ubuntu_5f_mono_5f_9"><text:span text:style-name="T239">ie</text:span></text:span></text:p>
            <text:p text:style-name="P462"><text:span text:style-name="ubuntu_5f_mono_5f_9"><text:span text:style-name="T172">des tilleuls brun</text:span></text:span><text:span text:style-name="ubuntu_5f_mono_5f_9"><text:span text:style-name="T239">is</text:span></text:span></text:p>
            <text:p text:style-name="P462"><text:span text:style-name="ubuntu_5f_mono_5f_9"><text:span text:style-name="T172">des branches brun</text:span></text:span><text:span text:style-name="ubuntu_5f_mono_5f_9"><text:span text:style-name="T239">ies</text:span></text:span></text:p>
          </table:table-cell>
          <table:covered-table-cell/>
          <table:table-cell table:style-name="Таблица13.D5" table:number-columns-spanned="2" office:value-type="string">
            <text:p text:style-name="P462"><text:span text:style-name="ubuntu_5f_mono_5f_9"><text:span text:style-name="T172">- побуревший дуб</text:span></text:span></text:p>
            <text:p text:style-name="P462"><text:span text:style-name="ubuntu_5f_mono_5f_9"><text:span text:style-name="T172">- побуревший лист</text:span></text:span></text:p>
            <text:p text:style-name="P462"><text:span text:style-name="ubuntu_5f_mono_5f_9"><text:span text:style-name="T172">- побуревшие липы</text:span></text:span></text:p>
            <text:p text:style-name="P462"><text:span text:style-name="ubuntu_5f_mono_5f_9"><text:span text:style-name="T172">- побуревшие ветки</text:span></text:span></text:p>
          </table:table-cell>
          <table:covered-table-cell/>
        </table:table-row>
        <table:table-row table:style-name="TableLine94555611092208">
          <table:table-cell table:style-name="Таблица13.A6" table:number-columns-spanned="5" office:value-type="string">
            <text:p text:style-name="P312">Согласование причастия с прямым дополнением</text:p>
          </table:table-cell>
          <table:covered-table-cell/>
          <table:covered-table-cell/>
          <table:covered-table-cell/>
          <table:covered-table-cell/>
        </table:table-row>
        <table:table-row table:style-name="TableLine94555611093312">
          <table:table-cell table:style-name="Таблица13.A9" table:number-columns-spanned="3" office:value-type="string">
            <text:p text:style-name="ubuntu_5f_mono_5f_8">l'<text:span text:style-name="T45">ami</text:span> que tu as <text:span text:style-name="T45">vu</text:span></text:p>
          </table:table-cell>
          <table:covered-table-cell/>
          <table:covered-table-cell/>
          <table:table-cell table:style-name="Таблица13.D7" table:number-columns-spanned="2" office:value-type="string">
            <text:p text:style-name="ubuntu_5f_mono_5f_8"><text:span text:style-name="T45">Друг</text:span>, которого ты имеешь <text:span text:style-name="T45">увиденным</text:span></text:p>
          </table:table-cell>
          <table:covered-table-cell/>
        </table:table-row>
        <table:table-row table:style-name="TableLine94555611095424">
          <table:table-cell table:style-name="Таблица13.A9" table:number-columns-spanned="3" office:value-type="string">
            <text:p text:style-name="ubuntu_5f_mono_5f_8"><text:span text:style-name="T45">la lettre</text:span> que vous avez <text:span text:style-name="T25">é</text:span><text:span text:style-name="T82">crit</text:span><text:span text:style-name="T45">e</text:span></text:p>
          </table:table-cell>
          <table:covered-table-cell/>
          <table:covered-table-cell/>
          <table:table-cell table:style-name="Таблица13.D8" table:number-columns-spanned="2" office:value-type="string">
            <text:p text:style-name="ubuntu_5f_mono_5f_8"><text:span text:style-name="T45">Письмо</text:span>, которое вы имеете <text:span text:style-name="T45">написанным</text:span></text:p>
          </table:table-cell>
          <table:covered-table-cell/>
        </table:table-row>
        <table:table-row table:style-name="TableLine94555611096768">
          <table:table-cell table:style-name="Таблица13.A9" table:number-columns-spanned="3" office:value-type="string">
            <text:p text:style-name="ubuntu_5f_mono_5f_8"><text:span text:style-name="T45">les tableaux</text:span> qu'il a peint<text:span text:style-name="T45">s</text:span></text:p>
          </table:table-cell>
          <table:covered-table-cell/>
          <table:covered-table-cell/>
          <table:table-cell table:style-name="Таблица13.D9" table:number-columns-spanned="2" office:value-type="string">
            <text:p text:style-name="ubuntu_5f_mono_5f_8"><text:span text:style-name="T45">Картины</text:span>, которые он имеет нарисованн<text:span text:style-name="T45">ыми</text:span></text:p>
          </table:table-cell>
          <table:covered-table-cell/>
        </table:table-row>
        <table:table-row table:style-name="TableLine94555611098032">
          <table:table-cell table:style-name="Таблица13.A10" table:number-columns-spanned="3" office:value-type="string">
            <text:p text:style-name="P735">Пассив </text:p>
          </table:table-cell>
          <table:covered-table-cell/>
          <table:covered-table-cell/>
          <table:table-cell table:style-name="Таблица13.A6" table:number-columns-spanned="2" office:value-type="string">
            <text:p text:style-name="P722">актив - тот, кто</text:p>
            <text:p text:style-name="P722">пассив - тот, кого</text:p>
          </table:table-cell>
          <table:covered-table-cell/>
        </table:table-row>
        <table:table-row table:style-name="TableLine94555611099920">
          <table:table-cell table:style-name="Таблица13.A11" table:number-columns-spanned="3" office:value-type="string">
            <text:p text:style-name="P767"><text:span text:style-name="T1">ê</text:span><text:span text:style-name="T159">tre + причастие прошедшего времени </text:span></text:p>
            <text:p text:style-name="P696">(соглас.в роде и числе)</text:p>
          </table:table-cell>
          <table:covered-table-cell/>
          <table:covered-table-cell/>
          <table:table-cell table:style-name="Таблица13.D11" table:number-columns-spanned="2" office:value-type="string">
            <text:p text:style-name="ubuntu_5f_mono_5f_8"/>
          </table:table-cell>
          <table:covered-table-cell/>
        </table:table-row>
        <table:table-row table:style-name="TableLine94555611101808">
          <table:table-cell table:style-name="Таблица13.A19" table:number-columns-spanned="3" office:value-type="string">
            <text:p text:style-name="P766"><text:span text:style-name="T1">ê</text:span><text:span text:style-name="T159">tre</text:span><text:span text:style-name="T278"> fait 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697">быть сделанным (кем-то)</text:p>
          </table:table-cell>
          <table:covered-table-cell/>
        </table:table-row>
        <table:table-row table:style-name="TableLine94555611103696">
          <table:table-cell table:style-name="Таблица13.A19" table:number-columns-spanned="3" office:value-type="string">
            <text:p text:style-name="P766"><text:span text:style-name="T1">ê</text:span><text:span text:style-name="T159">tre</text:span><text:span text:style-name="T278"> </text:span><text:span text:style-name="T24">é</text:span><text:span text:style-name="T278">crit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697">быть написанным кем-то</text:p>
          </table:table-cell>
          <table:covered-table-cell/>
        </table:table-row>
        <table:table-row table:style-name="TableLine94555611104496">
          <table:table-cell table:style-name="Таблица13.A19" table:number-columns-spanned="3" office:value-type="string">
            <text:p text:style-name="P768"><text:span text:style-name="T159">elle est <text:s/></text:span><text:span text:style-name="T1">é</text:span><text:span text:style-name="T159">crite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8">она является написанной</text:p>
          </table:table-cell>
          <table:covered-table-cell/>
        </table:table-row>
        <table:table-row table:style-name="TableLine94555611105296">
          <table:table-cell table:style-name="Таблица13.A19" table:number-columns-spanned="3" office:value-type="string">
            <text:p text:style-name="P769"><text:span text:style-name="T159">elle </text:span><text:span text:style-name="T1">é</text:span><text:span text:style-name="T159">tait <text:s/></text:span><text:span text:style-name="T1">é</text:span><text:span text:style-name="T159">crite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9">она была написанной</text:p>
          </table:table-cell>
          <table:covered-table-cell/>
        </table:table-row>
        <table:table-row table:style-name="TableLine94555611106096">
          <table:table-cell table:style-name="Таблица13.A19" table:number-columns-spanned="3" office:value-type="string">
            <text:p text:style-name="P769"><text:span text:style-name="T159">elle sera <text:s/></text:span><text:span text:style-name="T1">é</text:span><text:span text:style-name="T159">crite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9">она будет написанной</text:p>
          </table:table-cell>
          <table:covered-table-cell/>
        </table:table-row>
        <table:table-row table:style-name="TableLine94555611106896">
          <table:table-cell table:style-name="Таблица13.A19" table:number-columns-spanned="3" office:value-type="string">
            <text:p text:style-name="P769"><text:span text:style-name="T159">elle a </text:span><text:span text:style-name="T1">é</text:span><text:span text:style-name="T159">t</text:span><text:span text:style-name="T1">é</text:span><text:span text:style-name="T159"> <text:s/></text:span><text:span text:style-name="T1">é</text:span><text:span text:style-name="T159">crite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9">она была написана (и закончена)</text:p>
          </table:table-cell>
          <table:covered-table-cell/>
        </table:table-row>
        <table:table-row table:style-name="TableLine94555611107696">
          <table:table-cell table:style-name="Таблица13.A19" table:number-columns-spanned="3" office:value-type="string">
            <text:p text:style-name="P769"><text:span text:style-name="T159">qu'elle soit <text:s/></text:span><text:span text:style-name="T1">é</text:span><text:span text:style-name="T159">crite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9">дабы она была написана</text:p>
          </table:table-cell>
          <table:covered-table-cell/>
        </table:table-row>
        <table:table-row table:style-name="TableLine94555611108496">
          <table:table-cell table:style-name="Таблица13.A19" table:number-columns-spanned="3" office:value-type="string">
            <text:p text:style-name="P768"><text:span text:style-name="T159">sois <text:s/></text:span><text:span text:style-name="T1">é</text:span><text:span text:style-name="T159">crite!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9">будь написана!</text:p>
          </table:table-cell>
          <table:covered-table-cell/>
        </table:table-row>
        <table:table-row table:style-name="TableLine94555611109296">
          <table:table-cell table:style-name="Таблица13.A20" table:number-columns-spanned="5" office:value-type="string">
            <text:p text:style-name="P768">le chat es mort - не пассив! нельзя сказать "кот умерший кем-то"</text:p>
          </table:table-cell>
          <table:covered-table-cell/>
          <table:covered-table-cell/>
          <table:covered-table-cell/>
          <table:covered-table-cell/>
        </table:table-row>
      </table:table>
      <text:p text:style-name="P515"/>
      <text:p text:style-name="P2"/>
      <text:p text:style-name="head_5f_11_5f_ubuntu"><text:span text:style-name="T279">Participe pr</text:span><text:span text:style-name="T280">ésent </text:span><text:span text:style-name="T169">(</text:span><text:span text:style-name="T166">Причастие настоящего (активное)</text:span><text:span text:style-name="T168">)</text:span></text:p>
      <table:table table:name="Таблица18" table:style-name="Таблица18">
        <table:table-column table:style-name="Таблица18.A" table:number-columns-repeated="3"/>
        <table:table-row table:style-name="TableLine94555611114144">
          <table:table-cell table:style-name="Таблица18.A1" office:value-type="string">
            <text:p text:style-name="P284">основа 1 мн.н.в. + ant</text:p>
          </table:table-cell>
          <table:table-cell table:style-name="Таблица18.A1" office:value-type="string">
            <text:p text:style-name="P144"/>
          </table:table-cell>
          <table:table-cell table:style-name="Таблица18.C1" office:value-type="string">
            <text:p text:style-name="P144"/>
          </table:table-cell>
        </table:table-row>
        <table:table-row table:style-name="TableLine94555611126576">
          <table:table-cell table:style-name="Таблица18.B8" office:value-type="string">
            <text:p text:style-name="P147">ns parlons</text:p>
          </table:table-cell>
          <table:table-cell table:style-name="Таблица18.B8" office:value-type="string">
            <text:p text:style-name="P147">parlant</text:p>
          </table:table-cell>
          <table:table-cell table:style-name="Таблица18.C8" office:value-type="string">
            <text:p text:style-name="P147">говорящий</text:p>
          </table:table-cell>
        </table:table-row>
        <table:table-row table:style-name="TableLine94555611128032">
          <table:table-cell table:style-name="Таблица18.B8" office:value-type="string">
            <text:p text:style-name="P147">ns choisissons</text:p>
          </table:table-cell>
          <table:table-cell table:style-name="Таблица18.B8" office:value-type="string">
            <text:p text:style-name="P147">choisissant</text:p>
          </table:table-cell>
          <table:table-cell table:style-name="Таблица18.C8" office:value-type="string">
            <text:p text:style-name="P147">выбирающий</text:p>
          </table:table-cell>
        </table:table-row>
        <table:table-row table:style-name="TableLine94555611128832">
          <table:table-cell table:style-name="Таблица18.B8" office:value-type="string">
            <text:p text:style-name="P147">ns faisons</text:p>
          </table:table-cell>
          <table:table-cell table:style-name="Таблица18.B8" office:value-type="string">
            <text:p text:style-name="P147">faisant</text:p>
          </table:table-cell>
          <table:table-cell table:style-name="Таблица18.C8" office:value-type="string">
            <text:p text:style-name="P147">делающий</text:p>
          </table:table-cell>
        </table:table-row>
        <table:table-row table:style-name="TableLine94555611129680">
          <table:table-cell table:style-name="Таблица18.A5" office:value-type="string">
            <text:p text:style-name="P284">Исключения</text:p>
          </table:table-cell>
          <table:table-cell table:style-name="Таблица18.A5" office:value-type="string">
            <text:p text:style-name="P144"/>
          </table:table-cell>
          <table:table-cell table:style-name="Таблица18.C5" office:value-type="string">
            <text:p text:style-name="P144"/>
          </table:table-cell>
        </table:table-row>
        <table:table-row table:style-name="TableLine94555611131184">
          <table:table-cell table:style-name="Таблица18.B8" office:value-type="string">
            <text:p text:style-name="P147">être</text:p>
          </table:table-cell>
          <table:table-cell table:style-name="Таблица18.B8" office:value-type="string">
            <text:p text:style-name="P147">étant</text:p>
          </table:table-cell>
          <table:table-cell table:style-name="Таблица18.C8" office:value-type="string">
            <text:p text:style-name="P148">являющийся, будучи</text:p>
          </table:table-cell>
        </table:table-row>
        <table:table-row table:style-name="TableLine94555611131936">
          <table:table-cell table:style-name="Таблица18.B8" office:value-type="string">
            <text:p text:style-name="P147">avoir</text:p>
          </table:table-cell>
          <table:table-cell table:style-name="Таблица18.B8" office:value-type="string">
            <text:p text:style-name="P147">ayant</text:p>
          </table:table-cell>
          <table:table-cell table:style-name="Таблица18.C8" office:value-type="string">
            <text:p text:style-name="P148">имеющий, имея</text:p>
          </table:table-cell>
        </table:table-row>
        <table:table-row table:style-name="TableLine94555611132736">
          <table:table-cell table:style-name="Таблица18.B8" office:value-type="string">
            <text:p text:style-name="P147">savoir</text:p>
          </table:table-cell>
          <table:table-cell table:style-name="Таблица18.B8" office:value-type="string">
            <text:p text:style-name="P147">sachant</text:p>
          </table:table-cell>
          <table:table-cell table:style-name="Таблица18.C8" office:value-type="string">
            <text:p text:style-name="P148">знающий, зная</text:p>
          </table:table-cell>
        </table:table-row>
      </table:table>
      <text:p text:style-name="P789"/>
      <text:p text:style-name="head_5f_11_5f_ubuntu"><text:span text:style-name="T268">gérondif</text:span><text:span text:style-name="T269"> </text:span><text:span text:style-name="T270">présent</text:span><text:span text:style-name="T271"> </text:span><text:span text:style-name="T167">(</text:span><text:span text:style-name="T166">Деепричастие настоящего</text:span><text:span text:style-name="T167">)</text:span></text:p>
      <table:table table:name="Таблица70" table:style-name="Таблица70">
        <table:table-column table:style-name="Таблица70.A" table:number-columns-repeated="3"/>
        <table:table-row table:style-name="TableLine94555611137360">
          <table:table-cell table:style-name="Таблица70.A1" office:value-type="string">
            <text:p text:style-name="P286">en + P.Présent</text:p>
          </table:table-cell>
          <table:table-cell table:style-name="Таблица70.A1" office:value-type="string">
            <text:p text:style-name="P148">en parlant</text:p>
            <text:p text:style-name="P148">en choisissant</text:p>
            <text:p text:style-name="P148">en faisant</text:p>
          </table:table-cell>
          <table:table-cell table:style-name="Таблица70.C1" office:value-type="string">
            <text:p text:style-name="P148">разговаривая</text:p>
            <text:p text:style-name="P148">выбирая</text:p>
            <text:p text:style-name="P148">делая</text:p>
          </table:table-cell>
        </table:table-row>
      </table:table>
      <text:p text:style-name="P790"/>
      <text:p text:style-name="head_5f_11_5f_ubuntu"><text:span text:style-name="T271">gérondif</text:span><text:span text:style-name="T269"> </text:span><text:span text:style-name="T270">p</text:span><text:span text:style-name="T272">ass</text:span><text:span text:style-name="T270">é</text:span><text:span text:style-name="T167"> (</text:span><text:span text:style-name="T166">Деепричастие прошедшего</text:span><text:span text:style-name="T167">)</text:span></text:p>
      <table:table table:name="Таблица71" table:style-name="Таблица71">
        <table:table-column table:style-name="Таблица71.A" table:number-columns-repeated="3"/>
        <table:table-row table:style-name="TableLine94555611142160">
          <table:table-cell table:style-name="Таблица71.A1" office:value-type="string">
            <text:p text:style-name="P286">ayant + P.Passé</text:p>
          </table:table-cell>
          <table:table-cell table:style-name="Таблица71.A1" office:value-type="string">
            <text:p text:style-name="P148">ayant parl<text:span text:style-name="T447">é</text:span></text:p>
            <text:p text:style-name="P148">ayant choisi</text:p>
            <text:p text:style-name="P144"><text:span text:style-name="T411">ayant fai</text:span><text:span text:style-name="T447">t</text:span></text:p>
          </table:table-cell>
          <table:table-cell table:style-name="Таблица71.C1" office:value-type="string">
            <text:p text:style-name="P149">поговорив</text:p>
            <text:p text:style-name="P149">выбрав</text:p>
            <text:p text:style-name="P149">сделав</text:p>
          </table:table-cell>
        </table:table-row>
      </table:table>
      <text:p text:style-name="P462"/>
      <text:p text:style-name="head_5f_11_5f_ubuntu">Infinitif прошедшего</text:p>
      <table:table table:name="Таблица80" table:style-name="Таблица80">
        <table:table-column table:style-name="Таблица80.A"/>
        <table:table-column table:style-name="Таблица80.B"/>
        <table:table-column table:style-name="Таблица80.C"/>
        <table:table-column table:style-name="Таблица80.D"/>
        <table:table-row table:style-name="TableLine94555611149792">
          <table:table-cell table:style-name="Таблица80.A1" office:value-type="string">
            <text:p text:style-name="P738">avoir fait</text:p>
          </table:table-cell>
          <table:table-cell table:style-name="Таблица80.A1" office:value-type="string">
            <text:p text:style-name="P773">иметь сделанным</text:p>
          </table:table-cell>
          <table:table-cell table:style-name="Таблица80.A1" office:value-type="string">
            <text:p text:style-name="P285">être<text:span text:style-name="T507"> venu</text:span></text:p>
          </table:table-cell>
          <table:table-cell table:style-name="Таблица80.D1" office:value-type="string">
            <text:p text:style-name="P773">быть пришедшим</text:p>
          </table:table-cell>
        </table:table-row>
        <table:table-row table:style-name="TableLine94555611184176">
          <table:table-cell table:style-name="Таблица80.A10" office:value-type="string">
            <text:p text:style-name="P739">tu as fait</text:p>
          </table:table-cell>
          <table:table-cell table:style-name="Таблица80.B2" office:value-type="string">
            <text:p text:style-name="P774">ты имеешь сделанным</text:p>
          </table:table-cell>
          <table:table-cell table:style-name="Таблица80.C10" office:value-type="string">
            <text:p text:style-name="P739">elles sont venues</text:p>
          </table:table-cell>
          <table:table-cell table:style-name="Таблица80.D2" office:value-type="string">
            <text:p text:style-name="P774">они являются пришедшими</text:p>
          </table:table-cell>
        </table:table-row>
        <table:table-row table:style-name="TableLine94555611186448">
          <table:table-cell table:style-name="Таблица80.A10" office:value-type="string">
            <text:p text:style-name="P739">tu avais fait</text:p>
          </table:table-cell>
          <table:table-cell table:style-name="Таблица80.B3" office:value-type="string">
            <text:p text:style-name="P774">ты имел сделанным</text:p>
          </table:table-cell>
          <table:table-cell table:style-name="Таблица80.C10" office:value-type="string">
            <text:p text:style-name="P739">elles <text:span text:style-name="T1">é</text:span><text:span text:style-name="T159">taient</text:span> venues</text:p>
          </table:table-cell>
          <table:table-cell table:style-name="Таблица80.D3" office:value-type="string">
            <text:p text:style-name="P774">они являлись пришедшими</text:p>
          </table:table-cell>
        </table:table-row>
        <table:table-row table:style-name="TableLine94555611188064">
          <table:table-cell table:style-name="Таблица80.A10" office:value-type="string">
            <text:p text:style-name="P739">tu auras fait</text:p>
          </table:table-cell>
          <table:table-cell table:style-name="Таблица80.B4" office:value-type="string">
            <text:p text:style-name="P774">ты будешь иметь сделанным</text:p>
          </table:table-cell>
          <table:table-cell table:style-name="Таблица80.C10" office:value-type="string">
            <text:p text:style-name="P739">elles seront venues</text:p>
          </table:table-cell>
          <table:table-cell table:style-name="Таблица80.D4" office:value-type="string">
            <text:p text:style-name="P774">они будут являться пришедшими</text:p>
          </table:table-cell>
        </table:table-row>
        <table:table-row table:style-name="TableLine94555611189936">
          <table:table-cell table:style-name="Таблица80.A10" office:value-type="string">
            <text:p text:style-name="P739">tu aurais fait</text:p>
          </table:table-cell>
          <table:table-cell table:style-name="Таблица80.B5" office:value-type="string">
            <text:p text:style-name="P774">ты бы имел это сделанным</text:p>
          </table:table-cell>
          <table:table-cell table:style-name="Таблица80.C10" office:value-type="string">
            <text:p text:style-name="P739">elles seraient venues</text:p>
          </table:table-cell>
          <table:table-cell table:style-name="Таблица80.D5" office:value-type="string">
            <text:p text:style-name="P774">они бы являлись пришедшими</text:p>
            <text:p text:style-name="P774">(они пришли бы до другого действия)</text:p>
          </table:table-cell>
        </table:table-row>
        <table:table-row table:style-name="TableLine94555611192192">
          <table:table-cell table:style-name="Таблица80.A10" office:value-type="string">
            <text:p text:style-name="P739">que tu aies fait</text:p>
          </table:table-cell>
          <table:table-cell table:style-name="Таблица80.B6" office:value-type="string">
            <text:p text:style-name="P774">дабы ты имел это сделанным</text:p>
          </table:table-cell>
          <table:table-cell table:style-name="Таблица80.C10" office:value-type="string">
            <text:p text:style-name="P739">elles soient venues</text:p>
          </table:table-cell>
          <table:table-cell table:style-name="Таблица80.D6" office:value-type="string">
            <text:p text:style-name="P774">дабы они явились пришедшими</text:p>
          </table:table-cell>
        </table:table-row>
        <table:table-row table:style-name="TableLine94555611194192">
          <table:table-cell table:style-name="Таблица80.A10" office:value-type="string">
            <text:p text:style-name="P739">aie fait!</text:p>
          </table:table-cell>
          <table:table-cell table:style-name="Таблица80.B7" office:value-type="string">
            <text:p text:style-name="P774">Имей уже это сделанным!</text:p>
            <text:p text:style-name="P774">(императиф нетерпения)</text:p>
          </table:table-cell>
          <table:table-cell table:style-name="Таблица80.C10" office:value-type="string">
            <text:p text:style-name="P739">sois venue!</text:p>
          </table:table-cell>
          <table:table-cell table:style-name="Таблица80.D7" office:value-type="string">
            <text:p text:style-name="P774">Будь уже пришедшей!</text:p>
          </table:table-cell>
        </table:table-row>
        <table:table-row table:style-name="TableLine94555611196352">
          <table:table-cell table:style-name="Таблица80.A8" office:value-type="string">
            <text:p text:style-name="P739">Наиболее часто:</text:p>
          </table:table-cell>
          <table:table-cell table:style-name="Таблица80.A8" office:value-type="string">
            <text:p text:style-name="ubuntu_5f_mono_5f_8"/>
          </table:table-cell>
          <table:table-cell table:style-name="Таблица80.A8" office:value-type="string">
            <text:p text:style-name="P723"/>
          </table:table-cell>
          <table:table-cell table:style-name="Таблица80.D8" office:value-type="string">
            <text:p text:style-name="ubuntu_5f_mono_5f_8"/>
          </table:table-cell>
        </table:table-row>
        <table:table-row table:style-name="TableLine94555611199600">
          <table:table-cell table:style-name="Таблица80.A10" office:value-type="string">
            <text:p text:style-name="P739">Nous avions fait</text:p>
          </table:table-cell>
          <table:table-cell table:style-name="Таблица80.B9" office:value-type="string">
            <text:p text:style-name="P774">мы имели сделанным</text:p>
          </table:table-cell>
          <table:table-cell table:style-name="Таблица80.C10" office:value-type="string">
            <text:p text:style-name="P748">(до другого действия в прошлом)</text:p>
          </table:table-cell>
          <table:table-cell table:style-name="Таблица80.D9" office:value-type="string">
            <text:p text:style-name="P774">предпрошедшее</text:p>
          </table:table-cell>
        </table:table-row>
        <table:table-row table:style-name="TableLine94555611201680">
          <table:table-cell table:style-name="Таблица80.A10" office:value-type="string">
            <text:p text:style-name="P739">nous aurons fait</text:p>
          </table:table-cell>
          <table:table-cell table:style-name="Таблица80.B10" office:value-type="string">
            <text:p text:style-name="P774">мы будем иметь сделанным</text:p>
          </table:table-cell>
          <table:table-cell table:style-name="Таблица80.C10" office:value-type="string">
            <text:p text:style-name="P748">(до другого действия в будущем)</text:p>
          </table:table-cell>
          <table:table-cell table:style-name="Таблица80.D10" office:value-type="string">
            <text:p text:style-name="P774">предбудущее</text:p>
          </table:table-cell>
        </table:table-row>
        <table:table-row table:style-name="TableLine94555611203840">
          <table:table-cell table:style-name="Таблица80.A11" office:value-type="string">
            <text:p text:style-name="P739">nous aurions fait</text:p>
          </table:table-cell>
          <table:table-cell table:style-name="Таблица80.B11" office:value-type="string">
            <text:p text:style-name="P774">мы бы имели это сделанным</text:p>
          </table:table-cell>
          <table:table-cell table:style-name="Таблица80.C11" office:value-type="string">
            <text:p text:style-name="P748">(уже завершенным)</text:p>
          </table:table-cell>
          <table:table-cell table:style-name="Таблица80.D11" office:value-type="string">
            <text:p text:style-name="P774">условное завершенное</text:p>
          </table:table-cell>
        </table:table-row>
      </table:table>
      <text:p text:style-name="P462"/>
      <text:p text:style-name="P462"/>
      <text:h text:style-name="P851" text:outline-level="6"><text:span text:style-name="T335">Глаголы. </text:span><text:span text:style-name="T333">Pass</text:span><text:span text:style-name="T332">é composé </text:span></text:h>
      <text:p text:style-name="P390"><text:span text:style-name="T36">(</text:span><text:span text:style-name="T34">Прошедшее завершенное</text:span><text:span text:style-name="T35">)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B"/>
        <table:table-column table:style-name="Таблица6.F"/>
        <table:table-row table:style-name="TableLine94555611166864">
          <table:table-cell table:style-name="Таблица6.A1" office:value-type="string">
            <text:p text:style-name="P150"><text:span text:style-name="T45">avoir в </text:span><text:span text:style-name="T57">présent</text:span><text:span text:style-name="T45"> + несогласуемое причастие</text:span></text:p>
          </table:table-cell>
          <table:table-cell table:style-name="Таблица6.B1" table:number-columns-spanned="5" office:value-type="string">
            <text:p text:style-name="P150"><text:span text:style-name="T45">être в </text:span><text:span text:style-name="T57">présent</text:span><text:span text:style-name="T45"> + согласуемое причастие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555611302704">
          <table:table-cell table:style-name="Таблица6.A2" office:value-type="string">
            <text:p text:style-name="P31">Все переходные и большинство непереходных глаголов</text:p>
          </table:table-cell>
          <table:table-cell table:style-name="Таблица6.B2" table:number-columns-spanned="5" office:value-type="string">
            <text:p text:style-name="P150">- глаголы движения</text:p>
            <text:p text:style-name="P150">- глаголы изменяющегося состояния</text:p>
            <text:p text:style-name="P150">- возвратные глаголы</text:p>
          </table:table-cell>
          <table:covered-table-cell/>
          <table:covered-table-cell/>
          <table:covered-table-cell/>
          <table:covered-table-cell/>
        </table:table-row>
        <table:table-row table:style-name="TableLine94555611304144">
          <table:table-cell table:style-name="Таблица6.A3" office:value-type="string">
            <text:p text:style-name="P31"/>
          </table:table-cell>
          <table:table-cell table:style-name="Таблица6.E3" office:value-type="string">
            <text:p text:style-name="P33">aller</text:p>
            <text:p text:style-name="P33">arriver</text:p>
            <text:p text:style-name="P33">entrer</text:p>
            <text:p text:style-name="P33">décéder</text:p>
          </table:table-cell>
          <table:table-cell table:style-name="Таблица6.E3" table:number-columns-spanned="2" office:value-type="string">
            <text:p text:style-name="P34">descendre</text:p>
            <text:p text:style-name="P34">devenir</text:p>
            <text:p text:style-name="P33">intervenir</text:p>
            <text:p text:style-name="P33">monter</text:p>
          </table:table-cell>
          <table:covered-table-cell/>
          <table:table-cell table:style-name="Таблица6.E3" office:value-type="string">
            <text:p text:style-name="P33">mourir</text:p>
            <text:p text:style-name="P33">naître</text:p>
            <text:p text:style-name="P33">rentrer</text:p>
            <text:p text:style-name="P33">rester</text:p>
          </table:table-cell>
          <table:table-cell table:style-name="Таблица6.F3" office:value-type="string">
            <text:p text:style-name="P33">parvenir</text:p>
            <text:p text:style-name="P33">partir</text:p>
            <text:p text:style-name="P33">tomber</text:p>
            <text:p text:style-name="P33">venir</text:p>
          </table:table-cell>
        </table:table-row>
        <table:table-row table:style-name="TableLine94555611306176">
          <table:table-cell table:style-name="Таблица6.A4" office:value-type="string">
            <text:p text:style-name="P31"><text:span text:style-name="T58">monter, descendre, sortir, rentrer</text:span><text:span text:style-name="T448">, <text:s/>как переходные:</text:span></text:p>
            <text:p text:style-name="P32">il a monté l'escalier</text:p>
            <text:p text:style-name="P32">il a descendu la rue</text:p>
            <text:p text:style-name="P32">il a sorti son mouchoir</text:p>
            <text:p text:style-name="P32">il a rentré sa voiture au garage</text:p>
          </table:table-cell>
          <table:table-cell table:style-name="Таблица6.B4" table:number-columns-spanned="5" office:value-type="string">
            <text:p text:style-name="P32">il est monté au sixiéme</text:p>
            <text:p text:style-name="P32">il est descendu en cave</text:p>
            <text:p text:style-name="P32">il est sorti le premier</text:p>
            <text:p text:style-name="P32">il est rentré tard</text:p>
          </table:table-cell>
          <table:covered-table-cell/>
          <table:covered-table-cell/>
          <table:covered-table-cell/>
          <table:covered-table-cell/>
        </table:table-row>
        <table:table-row table:style-name="TableLine94555611307520">
          <table:table-cell table:style-name="Таблица6.A5" office:value-type="string">
            <text:p text:style-name="P371">не согласуется</text:p>
          </table:table-cell>
          <table:table-cell table:style-name="Таблица6.A5" table:number-columns-spanned="2" office:value-type="string">
            <text:p text:style-name="P371">мужской род</text:p>
          </table:table-cell>
          <table:covered-table-cell/>
          <table:table-cell table:style-name="Таблица6.D5" table:number-columns-spanned="3" office:value-type="string">
            <text:p text:style-name="P371">женский род</text:p>
          </table:table-cell>
          <table:covered-table-cell/>
          <table:covered-table-cell/>
        </table:table-row>
        <table:table-row table:style-name="TableLine94555611309968">
          <table:table-cell table:style-name="Таблица6.A6" office:value-type="string">
            <text:p text:style-name="P241">construire</text:p>
          </table:table-cell>
          <table:table-cell table:style-name="Таблица6.B6" table:number-columns-spanned="5" office:value-type="string">
            <text:p text:style-name="P348">venir (приходить)</text:p>
          </table:table-cell>
          <table:covered-table-cell/>
          <table:covered-table-cell/>
          <table:covered-table-cell/>
          <table:covered-table-cell/>
        </table:table-row>
        <table:table-row table:style-name="TableLine94555611311696">
          <table:table-cell table:style-name="Таблица6.A7" office:value-type="string">
            <text:p text:style-name="P501"><text:span text:style-name="ubuntu_5f_mono_5f_9"><text:span text:style-name="T172">j'ai construit</text:span></text:span></text:p>
            <text:p text:style-name="P392"><text:span text:style-name="ubuntu_5f_mono_5f_9"><text:span text:style-name="T172">tu as construit</text:span></text:span></text:p>
            <text:p text:style-name="P392"><text:span text:style-name="ubuntu_5f_mono_5f_9"><text:span text:style-name="T172">il (elle) a construit</text:span></text:span></text:p>
            <text:p text:style-name="P392"><text:span text:style-name="ubuntu_5f_mono_5f_9"><text:span text:style-name="T172">ns avons construit</text:span></text:span></text:p>
            <text:p text:style-name="P392"><text:span text:style-name="ubuntu_5f_mono_5f_9"><text:span text:style-name="T172">vs avez construit</text:span></text:span></text:p>
            <text:p text:style-name="P392"><text:span text:style-name="ubuntu_5f_mono_5f_9"><text:span text:style-name="T172">ils ont construit</text:span></text:span></text:p>
          </table:table-cell>
          <table:table-cell table:style-name="Таблица6.B10" table:number-columns-spanned="2" office:value-type="string">
            <text:p text:style-name="P392"><text:span text:style-name="ubuntu_5f_mono_5f_9"><text:span text:style-name="T172">je suis venu</text:span></text:span></text:p>
            <text:p text:style-name="P392"><text:span text:style-name="ubuntu_5f_mono_5f_9"><text:span text:style-name="T172">tu es venu</text:span></text:span></text:p>
            <text:p text:style-name="P392"><text:span text:style-name="ubuntu_5f_mono_5f_9"><text:span text:style-name="T172">il est venu</text:span></text:span></text:p>
            <text:p text:style-name="P392"><text:span text:style-name="ubuntu_5f_mono_5f_9"><text:span text:style-name="T172">ns sommes venus</text:span></text:span></text:p>
            <text:p text:style-name="P392"><text:span text:style-name="ubuntu_5f_mono_5f_9"><text:span text:style-name="T172">vs êtes venus</text:span></text:span></text:p>
            <text:p text:style-name="P392"><text:span text:style-name="ubuntu_5f_mono_5f_9"><text:span text:style-name="T172">ils sont venus</text:span></text:span></text:p>
          </table:table-cell>
          <table:covered-table-cell/>
          <table:table-cell table:style-name="Таблица6.D7" table:number-columns-spanned="3" office:value-type="string">
            <text:p text:style-name="P392"><text:span text:style-name="ubuntu_5f_mono_5f_9"><text:span text:style-name="T172">je suis venue</text:span></text:span></text:p>
            <text:p text:style-name="P392"><text:span text:style-name="ubuntu_5f_mono_5f_9"><text:span text:style-name="T172">tu es venue</text:span></text:span></text:p>
            <text:p text:style-name="P392"><text:span text:style-name="ubuntu_5f_mono_5f_9"><text:span text:style-name="T172">il est venue</text:span></text:span></text:p>
            <text:p text:style-name="P392"><text:span text:style-name="ubuntu_5f_mono_5f_9"><text:span text:style-name="T172">ns sommes venues</text:span></text:span></text:p>
            <text:p text:style-name="P392"><text:span text:style-name="ubuntu_5f_mono_5f_9"><text:span text:style-name="T172">vs êtes venues</text:span></text:span></text:p>
            <text:p text:style-name="P392"><text:span text:style-name="ubuntu_5f_mono_5f_9"><text:span text:style-name="T172">ils sont venues</text:span></text:span></text:p>
          </table:table-cell>
          <table:covered-table-cell/>
          <table:covered-table-cell/>
        </table:table-row>
        <table:table-row table:style-name="TableLine94555611314048">
          <table:table-cell table:style-name="Таблица6.A8" office:value-type="string">
            <text:p text:style-name="ubuntu_5f_mono_5f_9"><text:span text:style-name="ubuntu_5f_mono_5f_9"><text:span text:style-name="T235">я имею что-то построенным</text:span></text:span></text:p>
          </table:table-cell>
          <table:table-cell table:style-name="Таблица6.B10" table:number-columns-spanned="2" office:value-type="string">
            <text:p text:style-name="ubuntu_5f_mono_5f_9"><text:span text:style-name="ubuntu_5f_mono_5f_9"><text:span text:style-name="T235">я являюсь пришедшим</text:span></text:span></text:p>
          </table:table-cell>
          <table:covered-table-cell/>
          <table:table-cell table:style-name="Таблица6.D8" table:number-columns-spanned="3" office:value-type="string">
            <text:p text:style-name="ubuntu_5f_mono_5f_9"><text:span text:style-name="ubuntu_5f_mono_5f_9"><text:span text:style-name="T235">я являюсь пришедшей</text:span></text:span></text:p>
          </table:table-cell>
          <table:covered-table-cell/>
          <table:covered-table-cell/>
        </table:table-row>
        <table:table-row table:style-name="TableLine94555611316096">
          <table:table-cell table:style-name="Таблица6.A6" office:value-type="string">
            <text:p text:style-name="P241">t<text:span text:style-name="T289">r</text:span>availler - работать</text:p>
          </table:table-cell>
          <table:table-cell table:style-name="Таблица6.B6" table:number-columns-spanned="5" office:value-type="string">
            <text:p text:style-name="P75"><text:span text:style-name="T59">de</text:span><text:span text:style-name="T60">venir</text:span><text:span text:style-name="T61"> - </text:span><text:span text:style-name="T59">становиться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555611316864">
          <table:table-cell table:style-name="Таблица6.A10" office:value-type="string">
            <text:p text:style-name="ubuntu_5f_mono_5f_9"><text:span text:style-name="ubuntu_5f_mono_5f_9"><text:span text:style-name="T260">j'ai travaillé</text:span></text:span></text:p>
            <text:p text:style-name="ubuntu_5f_mono_5f_9"><text:span text:style-name="ubuntu_5f_mono_5f_9"><text:span text:style-name="T260">tu as travaillé</text:span></text:span></text:p>
            <text:p text:style-name="ubuntu_5f_mono_5f_9"><text:span text:style-name="ubuntu_5f_mono_5f_9"><text:span text:style-name="T260">il (elle) a travaillé</text:span></text:span></text:p>
            <text:p text:style-name="ubuntu_5f_mono_5f_9"><text:span text:style-name="ubuntu_5f_mono_5f_9"><text:span text:style-name="T260">ns avons travaillé</text:span></text:span></text:p>
            <text:p text:style-name="ubuntu_5f_mono_5f_9"><text:span text:style-name="ubuntu_5f_mono_5f_9"><text:span text:style-name="T260">vs avez travaillé</text:span></text:span></text:p>
            <text:p text:style-name="ubuntu_5f_mono_5f_9"><text:span text:style-name="ubuntu_5f_mono_5f_9"><text:span text:style-name="T260">ils ont travaillé</text:span></text:span></text:p>
          </table:table-cell>
          <table:table-cell table:style-name="Таблица6.B10" table:number-columns-spanned="2" office:value-type="string">
            <text:p text:style-name="P392"><text:span text:style-name="ubuntu_5f_mono_5f_9"><text:span text:style-name="T172">je suis devenu</text:span></text:span></text:p>
            <text:p text:style-name="P392"><text:span text:style-name="ubuntu_5f_mono_5f_9"><text:span text:style-name="T172">tu es devenu</text:span></text:span></text:p>
            <text:p text:style-name="P392"><text:span text:style-name="ubuntu_5f_mono_5f_9"><text:span text:style-name="T172">il est devenu</text:span></text:span></text:p>
            <text:p text:style-name="P392"><text:span text:style-name="ubuntu_5f_mono_5f_9"><text:span text:style-name="T172">ns sommes devenus</text:span></text:span></text:p>
            <text:p text:style-name="P392"><text:span text:style-name="ubuntu_5f_mono_5f_9"><text:span text:style-name="T172">vs êtes devenus</text:span></text:span></text:p>
            <text:p text:style-name="P392"><text:span text:style-name="ubuntu_5f_mono_5f_9"><text:span text:style-name="T172">ils sont devenus</text:span></text:span></text:p>
          </table:table-cell>
          <table:covered-table-cell/>
          <table:table-cell table:style-name="Таблица6.D10" table:number-columns-spanned="3" office:value-type="string">
            <text:p text:style-name="P392"><text:span text:style-name="ubuntu_5f_mono_5f_9"><text:span text:style-name="T172">je suis devenue</text:span></text:span></text:p>
            <text:p text:style-name="P392"><text:span text:style-name="ubuntu_5f_mono_5f_9"><text:span text:style-name="T172">tu es devenue</text:span></text:span></text:p>
            <text:p text:style-name="P392"><text:span text:style-name="ubuntu_5f_mono_5f_9"><text:span text:style-name="T172">il est devenue</text:span></text:span></text:p>
            <text:p text:style-name="P392"><text:span text:style-name="ubuntu_5f_mono_5f_9"><text:span text:style-name="T172">ns sommes devenues</text:span></text:span></text:p>
            <text:p text:style-name="P392"><text:span text:style-name="ubuntu_5f_mono_5f_9"><text:span text:style-name="T172">vs êtes devenues</text:span></text:span></text:p>
            <text:p text:style-name="P392"><text:span text:style-name="ubuntu_5f_mono_5f_9"><text:span text:style-name="T172">ils sont devenues</text:span></text:span></text:p>
          </table:table-cell>
          <table:covered-table-cell/>
          <table:covered-table-cell/>
        </table:table-row>
        <table:table-row table:style-name="TableLine94555611318864">
          <table:table-cell table:style-name="Таблица6.A11" office:value-type="string">
            <text:p text:style-name="ubuntu_5f_mono_5f_9"><text:span text:style-name="ubuntu_5f_mono_5f_9"><text:span text:style-name="T237">я </text:span></text:span><text:span text:style-name="ubuntu_5f_mono_5f_9"><text:span text:style-name="T235">имею что-то сделанным</text:span></text:span></text:p>
          </table:table-cell>
          <table:table-cell table:style-name="Таблица6.B11" table:number-columns-spanned="2" office:value-type="string">
            <text:p text:style-name="ubuntu_5f_mono_5f_9"><text:span text:style-name="ubuntu_5f_mono_5f_9"><text:span text:style-name="T237">я являюсь </text:span></text:span><text:span text:style-name="ubuntu_5f_mono_5f_9"><text:span text:style-name="T235">ставшим <text:s text:c="2"/></text:span></text:span></text:p>
          </table:table-cell>
          <table:covered-table-cell/>
          <table:table-cell table:style-name="Таблица6.D11" table:number-columns-spanned="3" office:value-type="string">
            <text:p text:style-name="ubuntu_5f_mono_5f_9"><text:span text:style-name="ubuntu_5f_mono_5f_9"><text:span text:style-name="T237">я являюсь </text:span></text:span><text:span text:style-name="ubuntu_5f_mono_5f_9"><text:span text:style-name="T235">ставшей</text:span></text:span></text:p>
          </table:table-cell>
          <table:covered-table-cell/>
          <table:covered-table-cell/>
        </table:table-row>
        <table:table-row table:style-name="TableLine94555611321456">
          <table:table-cell table:style-name="Таблица6.A5" office:value-type="string">
            <text:p text:style-name="P151">Но:</text:p>
          </table:table-cell>
          <table:table-cell table:style-name="Таблица6.D5" table:number-columns-spanned="5" office:value-type="string">
            <text:p text:style-name="P151">Возвратные глаголы всегда с être!</text:p>
          </table:table-cell>
          <table:covered-table-cell/>
          <table:covered-table-cell/>
          <table:covered-table-cell/>
          <table:covered-table-cell/>
        </table:table-row>
        <table:table-row table:style-name="TableLine94555611322848">
          <table:table-cell table:style-name="Таблица6.A6" office:value-type="string">
            <text:p text:style-name="P288">laver - мыть</text:p>
          </table:table-cell>
          <table:table-cell table:style-name="Таблица6.B6" table:number-columns-spanned="5" office:value-type="string">
            <text:p text:style-name="P288">se laver - мыться</text:p>
          </table:table-cell>
          <table:covered-table-cell/>
          <table:covered-table-cell/>
          <table:covered-table-cell/>
          <table:covered-table-cell/>
        </table:table-row>
        <table:table-row table:style-name="TableLine94555611323648">
          <table:table-cell table:style-name="Таблица6.A14" office:value-type="string">
            <text:p text:style-name="P414"><text:span text:style-name="ubuntu_5f_mono_5f_9"><text:span text:style-name="T172">j'ai lavé</text:span></text:span></text:p>
            <text:p text:style-name="P406"><text:span text:style-name="ubuntu_5f_mono_5f_9"><text:span text:style-name="T172">tu as lavé</text:span></text:span></text:p>
            <text:p text:style-name="P406"><text:span text:style-name="ubuntu_5f_mono_5f_9"><text:span text:style-name="T172">il, elle a lavé</text:span></text:span></text:p>
            <text:p text:style-name="P406"><text:span text:style-name="ubuntu_5f_mono_5f_9"><text:span text:style-name="T172">nous avons lavé</text:span></text:span></text:p>
            <text:p text:style-name="P406"><text:span text:style-name="ubuntu_5f_mono_5f_9"><text:span text:style-name="T172">vous avez lavé</text:span></text:span></text:p>
            <text:p text:style-name="P406"><text:span text:style-name="ubuntu_5f_mono_5f_9"><text:span text:style-name="T172">ils, elles ont lavé</text:span></text:span></text:p>
          </table:table-cell>
          <table:table-cell table:style-name="Таблица6.B14" table:number-columns-spanned="2" office:value-type="string">
            <text:p text:style-name="P414"><text:span text:style-name="ubuntu_5f_mono_5f_9"><text:span text:style-name="T172">je me suis lavé</text:span></text:span></text:p>
            <text:p text:style-name="P415"><text:span text:style-name="ubuntu_5f_mono_5f_9"><text:span text:style-name="T172">tu t'es lavé</text:span></text:span></text:p>
            <text:p text:style-name="P406"><text:span text:style-name="ubuntu_5f_mono_5f_9"><text:span text:style-name="T172">il s'est lavé</text:span></text:span></text:p>
            <text:p text:style-name="P406"><text:span text:style-name="ubuntu_5f_mono_5f_9"><text:span text:style-name="T172">nous nous sommes lavés</text:span></text:span></text:p>
            <text:p text:style-name="P414"><text:span text:style-name="ubuntu_5f_mono_5f_9"><text:span text:style-name="T172">vous vous êtes lavés</text:span></text:span></text:p>
            <text:p text:style-name="P414"><text:span text:style-name="ubuntu_5f_mono_5f_9"><text:span text:style-name="T172">ils se sont lavés</text:span></text:span></text:p>
          </table:table-cell>
          <table:covered-table-cell/>
          <table:table-cell table:style-name="Таблица6.D14" table:number-columns-spanned="3" office:value-type="string">
            <text:p text:style-name="P414"><text:span text:style-name="ubuntu_5f_mono_5f_9"><text:span text:style-name="T172">je me suis lavée</text:span></text:span></text:p>
            <text:p text:style-name="P415"><text:span text:style-name="ubuntu_5f_mono_5f_9"><text:span text:style-name="T172">tu t'es lavée</text:span></text:span></text:p>
            <text:p text:style-name="P406"><text:span text:style-name="ubuntu_5f_mono_5f_9"><text:span text:style-name="T172">elle s'est lavée</text:span></text:span></text:p>
            <text:p text:style-name="P406"><text:span text:style-name="ubuntu_5f_mono_5f_9"><text:span text:style-name="T172">nous nous sommes lavées</text:span></text:span></text:p>
            <text:p text:style-name="P414"><text:span text:style-name="ubuntu_5f_mono_5f_9"><text:span text:style-name="T172">vous vous êtes lavées</text:span></text:span></text:p>
            <text:p text:style-name="P414"><text:span text:style-name="ubuntu_5f_mono_5f_9"><text:span text:style-name="T172">elles se sont lavées</text:span></text:span></text:p>
          </table:table-cell>
          <table:covered-table-cell/>
          <table:covered-table-cell/>
        </table:table-row>
      </table:table>
      <text:p text:style-name="P479"/>
      <text:h text:style-name="P849" text:outline-level="6"><text:span text:style-name="T335">Глаголы. Impar</text:span><text:span text:style-name="T301">f</text:span><text:span text:style-name="T335">ait</text:span><text:span text:style-name="T449">.</text:span></text:h>
      <text:p text:style-name="P45">Прошедшее незавершенное ("Что делал?")</text:p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column table:style-name="Таблица39.E"/>
        <table:table-column table:style-name="Таблица39.F"/>
        <table:table-column table:style-name="Таблица39.G"/>
        <table:table-row table:style-name="TableLine94555611263936">
          <table:table-cell table:style-name="Таблица39.A1" office:value-type="string">
            <text:p text:style-name="P241"/>
          </table:table-cell>
          <table:table-cell table:style-name="Таблица39.A1" office:value-type="string">
            <text:p text:style-name="P241"/>
          </table:table-cell>
          <table:table-cell table:style-name="Таблица39.A1" office:value-type="string">
            <text:p text:style-name="P241"/>
          </table:table-cell>
          <table:table-cell table:style-name="Таблица39.A1" office:value-type="string">
            <text:p text:style-name="ubuntu_5f_mono_5f_9"><text:span text:style-name="ubuntu_5f_mono_5f_9"><text:span text:style-name="T239">nous parlon</text:span></text:span><text:span text:style-name="ubuntu_5f_mono_5f_9"><text:span text:style-name="T249"> (I)</text:span></text:span></text:p>
          </table:table-cell>
          <table:table-cell table:style-name="Таблица39.A1" office:value-type="string">
            <text:p text:style-name="ubuntu_5f_mono_5f_9"><text:span text:style-name="ubuntu_5f_mono_5f_9"><text:span text:style-name="T239">nous pâlissons</text:span></text:span><text:span text:style-name="ubuntu_5f_mono_5f_9"><text:span text:style-name="T249"> (II)</text:span></text:span></text:p>
          </table:table-cell>
          <table:table-cell table:style-name="Таблица39.A1" office:value-type="string">
            <text:p text:style-name="ubuntu_5f_mono_5f_9"><text:span text:style-name="ubuntu_5f_mono_5f_9"><text:span text:style-name="T239">nous faisons</text:span></text:span><text:span text:style-name="ubuntu_5f_mono_5f_9"><text:span text:style-name="T249"> (III)</text:span></text:span></text:p>
          </table:table-cell>
          <table:table-cell table:style-name="Таблица39.G1" office:value-type="string">
            <text:p text:style-name="ubuntu_5f_mono_5f_9"><text:span text:style-name="ubuntu_5f_mono_5f_9"><text:span text:style-name="T239">être (исключение)</text:span></text:span></text:p>
          </table:table-cell>
        </table:table-row>
        <table:table-row table:style-name="TableLine94555611362368">
          <table:table-cell table:style-name="Таблица39.A2" office:value-type="string">
            <text:p text:style-name="P152">je</text:p>
            <text:p text:style-name="P152">tu</text:p>
            <text:p text:style-name="P152">il, elle</text:p>
            <text:p text:style-name="P152">ns</text:p>
            <text:p text:style-name="P152">vs</text:p>
            <text:p text:style-name="P152">ills</text:p>
          </table:table-cell>
          <table:table-cell table:style-name="Таблица39.B2" office:value-type="string">
            <text:p text:style-name="P153">основа<text:span text:style-name="T449"> pr</text:span><text:span text:style-name="T21">é</text:span><text:span text:style-name="T449">sent</text:span> 1<text:span text:style-name="T449">л</text:span> мн.<text:span text:style-name="T303"> +</text:span></text:p>
          </table:table-cell>
          <table:table-cell table:style-name="Таблица39.C2" office:value-type="string">
            <text:p text:style-name="P154">-ais</text:p>
            <text:p text:style-name="P154">-ais</text:p>
            <text:p text:style-name="P154">-ait</text:p>
            <text:p text:style-name="P154">-ions</text:p>
            <text:p text:style-name="P154">-iez</text:p>
            <text:p text:style-name="P154">-aient</text:p>
          </table:table-cell>
          <table:table-cell table:style-name="Таблица39.D2" office:value-type="string">
            <text:p text:style-name="ubuntu_5f_mono_5f_9"><text:span text:style-name="ubuntu_5f_mono_5f_9"><text:span text:style-name="T172">je parlais</text:span></text:span></text:p>
            <text:p text:style-name="ubuntu_5f_mono_5f_9"><text:span text:style-name="ubuntu_5f_mono_5f_9"><text:span text:style-name="T172">tu parlais</text:span></text:span></text:p>
            <text:p text:style-name="ubuntu_5f_mono_5f_9"><text:span text:style-name="ubuntu_5f_mono_5f_9"><text:span text:style-name="T172">il parlait</text:span></text:span></text:p>
            <text:p text:style-name="ubuntu_5f_mono_5f_9"><text:span text:style-name="ubuntu_5f_mono_5f_9"><text:span text:style-name="T172">ns parlions</text:span></text:span></text:p>
            <text:p text:style-name="ubuntu_5f_mono_5f_9"><text:span text:style-name="ubuntu_5f_mono_5f_9"><text:span text:style-name="T172">vs parliez</text:span></text:span></text:p>
            <text:p text:style-name="ubuntu_5f_mono_5f_9"><text:span text:style-name="ubuntu_5f_mono_5f_9"><text:span text:style-name="T172">ils parlaient</text:span></text:span></text:p>
          </table:table-cell>
          <table:table-cell table:style-name="Таблица39.E2" office:value-type="string">
            <text:p text:style-name="ubuntu_5f_mono_5f_9"><text:span text:style-name="ubuntu_5f_mono_5f_9"><text:span text:style-name="T172">je pâlissais</text:span></text:span></text:p>
            <text:p text:style-name="ubuntu_5f_mono_5f_9"><text:span text:style-name="ubuntu_5f_mono_5f_9"><text:span text:style-name="T172">tu pâlissais</text:span></text:span></text:p>
            <text:p text:style-name="ubuntu_5f_mono_5f_9"><text:span text:style-name="ubuntu_5f_mono_5f_9"><text:span text:style-name="T172">il pâlissait</text:span></text:span></text:p>
            <text:p text:style-name="ubuntu_5f_mono_5f_9"><text:span text:style-name="ubuntu_5f_mono_5f_9"><text:span text:style-name="T172">ns pâlissions</text:span></text:span></text:p>
            <text:p text:style-name="ubuntu_5f_mono_5f_9"><text:span text:style-name="ubuntu_5f_mono_5f_9"><text:span text:style-name="T172">vs pâlissiez</text:span></text:span></text:p>
            <text:p text:style-name="ubuntu_5f_mono_5f_9"><text:span text:style-name="ubuntu_5f_mono_5f_9"><text:span text:style-name="T172">ils pâlissaient</text:span></text:span></text:p>
          </table:table-cell>
          <table:table-cell table:style-name="Таблица39.F2" office:value-type="string">
            <text:p text:style-name="ubuntu_5f_mono_5f_9"><text:span text:style-name="ubuntu_5f_mono_5f_9"><text:span text:style-name="T172">je faisais</text:span></text:span></text:p>
            <text:p text:style-name="ubuntu_5f_mono_5f_9"><text:span text:style-name="ubuntu_5f_mono_5f_9"><text:span text:style-name="T172">tu faisais</text:span></text:span></text:p>
            <text:p text:style-name="ubuntu_5f_mono_5f_9"><text:span text:style-name="ubuntu_5f_mono_5f_9"><text:span text:style-name="T172">il faisait</text:span></text:span></text:p>
            <text:p text:style-name="ubuntu_5f_mono_5f_9"><text:span text:style-name="ubuntu_5f_mono_5f_9"><text:span text:style-name="T172">ns faisions</text:span></text:span></text:p>
            <text:p text:style-name="ubuntu_5f_mono_5f_9"><text:span text:style-name="ubuntu_5f_mono_5f_9"><text:span text:style-name="T172">vs faisiez</text:span></text:span></text:p>
            <text:p text:style-name="ubuntu_5f_mono_5f_9"><text:span text:style-name="ubuntu_5f_mono_5f_9"><text:span text:style-name="T172">ils faisaient</text:span></text:span></text:p>
          </table:table-cell>
          <table:table-cell table:style-name="Таблица39.G2" office:value-type="string">
            <text:p text:style-name="ubuntu_5f_mono_5f_9"><text:span text:style-name="ubuntu_5f_mono_5f_9"><text:span text:style-name="T172">je étais</text:span></text:span></text:p>
            <text:p text:style-name="ubuntu_5f_mono_5f_9"><text:span text:style-name="ubuntu_5f_mono_5f_9"><text:span text:style-name="T172">tu étais</text:span></text:span></text:p>
            <text:p text:style-name="ubuntu_5f_mono_5f_9"><text:span text:style-name="ubuntu_5f_mono_5f_9"><text:span text:style-name="T172">il était</text:span></text:span></text:p>
            <text:p text:style-name="ubuntu_5f_mono_5f_9"><text:span text:style-name="ubuntu_5f_mono_5f_9"><text:span text:style-name="T172">ns étions</text:span></text:span></text:p>
            <text:p text:style-name="ubuntu_5f_mono_5f_9"><text:span text:style-name="ubuntu_5f_mono_5f_9"><text:span text:style-name="T172">vs étiez</text:span></text:span></text:p>
            <text:p text:style-name="ubuntu_5f_mono_5f_9"><text:span text:style-name="ubuntu_5f_mono_5f_9"><text:span text:style-name="T172">ils étaient</text:span></text:span></text:p>
          </table:table-cell>
        </table:table-row>
      </table:table>
      <text:p text:style-name="P480"/>
      <text:p text:style-name="head_5f_11_5f_lib_5f_serif">Тематическая гласная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row table:style-name="TableLine94555611367952">
          <table:table-cell table:style-name="Таблица60.A1" table:number-columns-spanned="3" office:value-type="string">
            <text:p text:style-name="P449"><text:span text:style-name="ubuntu_5f_mono_5f_9"><text:span text:style-name="T109">- Характерная гласная спряжения</text:span></text:span></text:p>
            <text:p text:style-name="P449"><text:span text:style-name="ubuntu_5f_mono_5f_9"><text:span text:style-name="T109">- Не имеет смыслового значения, но расцвечивает глагол</text:span></text:span></text:p>
            <text:p text:style-name="P449"><text:span text:style-name="ubuntu_5f_mono_5f_9"><text:span text:style-name="T109">- В современном французском это важно лишь отчасти, но помогает запоминать типы спряжения.</text:span></text:span></text:p>
          </table:table-cell>
          <table:covered-table-cell/>
          <table:covered-table-cell/>
        </table:table-row>
        <table:table-row table:style-name="TableLine94555611392368">
          <table:table-cell table:style-name="Таблица60.A2" table:number-columns-spanned="3" office:value-type="string">
            <text:p text:style-name="P449"><text:span text:style-name="ubuntu_5f_mono_5f_9"><text:span text:style-name="T109">- Лучше всего тематическая гласная сохранилась в причастии:</text:span></text:span></text:p>
          </table:table-cell>
          <table:covered-table-cell/>
          <table:covered-table-cell/>
        </table:table-row>
        <table:table-row table:style-name="TableLine94555611393104">
          <table:table-cell table:style-name="Таблица60.A3" office:value-type="string">
            <text:p text:style-name="P466">I</text:p>
          </table:table-cell>
          <table:table-cell table:style-name="Таблица60.A3" office:value-type="string">
            <text:p text:style-name="ubuntu_5f_mono_5f_9"><text:span text:style-name="ubuntu_5f_mono_5f_9"><text:span text:style-name="T102">e, a (а - это древний латинский вариант)</text:span></text:span></text:p>
          </table:table-cell>
          <table:table-cell table:style-name="Таблица60.A2" office:value-type="string">
            <text:p text:style-name="ubuntu_5f_mono_5f_9"><text:span text:style-name="ubuntu_5f_mono_5f_9"><text:span text:style-name="T109">achet</text:span></text:span><text:span text:style-name="ubuntu_5f_mono_5f_9"><text:span text:style-name="T6">é</text:span></text:span><text:span text:style-name="ubuntu_5f_mono_5f_9"><text:span text:style-name="T180"> (</text:span></text:span><text:span text:style-name="ubuntu_5f_mono_5f_9"><text:span text:style-name="T6">é</text:span></text:span><text:span text:style-name="ubuntu_5f_mono_5f_9"><text:span text:style-name="T180">) - купленный</text:span></text:span></text:p>
          </table:table-cell>
        </table:table-row>
        <table:table-row table:style-name="TableLine94555611394608">
          <table:table-cell table:style-name="Таблица60.A3" office:value-type="string">
            <text:p text:style-name="P466">II</text:p>
          </table:table-cell>
          <table:table-cell table:style-name="Таблица60.A3" office:value-type="string">
            <text:p text:style-name="P466">i</text:p>
          </table:table-cell>
          <table:table-cell table:style-name="Таблица60.A2" office:value-type="string">
            <text:p text:style-name="ubuntu_5f_mono_5f_9"><text:span text:style-name="ubuntu_5f_mono_5f_9"><text:span text:style-name="T102">choisi (i) - </text:span></text:span></text:p>
          </table:table-cell>
        </table:table-row>
        <table:table-row table:style-name="TableLine94555611395456">
          <table:table-cell table:style-name="Таблица60.A3" office:value-type="string">
            <text:p text:style-name="P466">III</text:p>
          </table:table-cell>
          <table:table-cell table:style-name="Таблица60.A3" office:value-type="string">
            <text:p text:style-name="ubuntu_5f_mono_5f_9"><text:span text:style-name="ubuntu_5f_mono_5f_9"><text:span text:style-name="T102">i, u, 0</text:span></text:span></text:p>
          </table:table-cell>
          <table:table-cell table:style-name="Таблица60.A2" office:value-type="string">
            <text:p text:style-name="ubuntu_5f_mono_5f_9"><text:span text:style-name="ubuntu_5f_mono_5f_9"><text:span text:style-name="T102">dormi (i) - поспавший</text:span></text:span></text:p>
            <text:p text:style-name="ubuntu_5f_mono_5f_9"><text:span text:style-name="ubuntu_5f_mono_5f_9"><text:span text:style-name="T102">perdu (u) - потерянный</text:span></text:span></text:p>
            <text:p text:style-name="ubuntu_5f_mono_5f_9"><text:span text:style-name="ubuntu_5f_mono_5f_9"><text:span text:style-name="T102">restein[0]t (отсутствие гласной) - ограниченный</text:span></text:span></text:p>
          </table:table-cell>
        </table:table-row>
      </table:table>
      <text:p text:style-name="P502"/>
      <text:p text:style-name="P3">Pass<text:span text:style-name="T329">é</text:span> simple<text:span text:style-name="T450"> </text:span></text:p>
      <text:p text:style-name="P397"><text:span text:style-name="T139">(</text:span><text:span text:style-name="T165">П</text:span><text:span text:style-name="T143">рошедшее простое</text:span><text:span text:style-name="T139">)</text:span></text:p>
      <table:table table:name="Таблица61" table:style-name="Таблица61"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column table:style-name="Таблица61.E"/>
        <table:table-column table:style-name="Таблица61.F"/>
        <table:table-column table:style-name="Таблица61.G"/>
        <table:table-column table:style-name="Таблица61.H"/>
        <table:table-row table:style-name="TableLine94555611398064">
          <table:table-cell table:style-name="Таблица61.A1" table:number-columns-spanned="6" office:value-type="string">
            <text:p text:style-name="P88">- что сделал? </text:p>
            <text:p text:style-name="P88">- Завершенное действие</text:p>
            <text:p text:style-name="P88">- Не имеет связи с настоящим</text:p>
            <text:p text:style-name="P88">- в разговорной речи не употребляется<text:span text:style-name="T377"> (время письменной литературой речи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1.G1" table:number-columns-spanned="2" office:value-type="string">
            <text:p text:style-name="P360">(визгу много шерсти мало)</text:p>
          </table:table-cell>
          <table:covered-table-cell/>
        </table:table-row>
        <table:table-row table:style-name="TableLine94555611466384">
          <table:table-cell table:style-name="Таблица61.A2" table:number-columns-spanned="4" office:value-type="string">
            <text:p text:style-name="P89"><text:span text:style-name="T45">I, II</text:span> - основа infinitive + окончания (древние, латинские)</text:p>
            <text:p text:style-name="P89"><text:span text:style-name="T45">III</text:span> - особая основа _окончания</text:p>
          </table:table-cell>
          <table:covered-table-cell/>
          <table:covered-table-cell/>
          <table:covered-table-cell/>
          <table:table-cell table:style-name="Таблица61.E2" table:number-columns-spanned="4" office:value-type="string">
            <text:p text:style-name="P256">Базовые окончания:</text:p>
            <text:p text:style-name="P91">-s</text:p>
            <text:p text:style-name="P91">-s</text:p>
            <text:p text:style-name="P91">-t</text:p>
            <text:p text:style-name="P91">-mes</text:p>
            <text:p text:style-name="P91">-tes</text:p>
            <text:p text:style-name="P91">-rent</text:p>
          </table:table-cell>
          <table:covered-table-cell/>
          <table:covered-table-cell/>
          <table:covered-table-cell/>
        </table:table-row>
        <table:table-row table:style-name="TableLine94555611467680">
          <table:table-cell table:style-name="Таблица61.E2" table:number-columns-spanned="8" office:value-type="string">
            <text:p text:style-name="P471">- Для каждого спряжения свои разновидности окончаний на основе базовых.<text:span text:style-name="T408"> (</text:span>Тематическая гласная + основной набор<text:span text:style-name="T40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55611468624">
          <table:table-cell table:style-name="Таблица61.A2" table:number-columns-spanned="2" office:value-type="string">
            <text:p text:style-name="P255">I</text:p>
            <text:p text:style-name="P90">entrer (I) &gt;&gt; entr-</text:p>
          </table:table-cell>
          <table:covered-table-cell/>
          <table:table-cell table:style-name="Таблица61.A2" table:number-columns-spanned="3" office:value-type="string">
            <text:p text:style-name="P89">-ai</text:p>
            <text:p text:style-name="P89">-as</text:p>
            <text:p text:style-name="P89">-a</text:p>
            <text:p text:style-name="P89">-âmes</text:p>
            <text:p text:style-name="P89">-âtes</text:p>
            <text:p text:style-name="P89">-èrent</text:p>
          </table:table-cell>
          <table:covered-table-cell/>
          <table:covered-table-cell/>
          <table:table-cell table:style-name="Таблица61.E2" table:number-columns-spanned="3" office:value-type="string">
            <text:p text:style-name="P90">j'entr<text:span text:style-name="T45">ai</text:span></text:p>
            <text:p text:style-name="P90">tu entr<text:span text:style-name="T45">as</text:span> (я вошел)</text:p>
            <text:p text:style-name="P90">il, elle entr<text:span text:style-name="T45">a</text:span></text:p>
            <text:p text:style-name="P90">ns entr<text:span text:style-name="T45">âmes</text:span> (мы вошли)</text:p>
            <text:p text:style-name="P90">vs entr<text:span text:style-name="T45">âtes</text:span></text:p>
            <text:p text:style-name="P90">ils, elles entr<text:span text:style-name="T45">èrent</text:span></text:p>
          </table:table-cell>
          <table:covered-table-cell/>
          <table:covered-table-cell/>
        </table:table-row>
        <table:table-row table:style-name="TableLine94555611471008">
          <table:table-cell table:style-name="Таблица61.A2" table:number-columns-spanned="2" office:value-type="string">
            <text:p text:style-name="P255">II</text:p>
            <text:p text:style-name="P92">rougir &gt;&gt; roug-</text:p>
          </table:table-cell>
          <table:covered-table-cell/>
          <table:table-cell table:style-name="Таблица61.A2" table:number-columns-spanned="3" office:value-type="string">
            <text:p text:style-name="P92">-is</text:p>
            <text:p text:style-name="P92">-is</text:p>
            <text:p text:style-name="P92">-it</text:p>
            <text:p text:style-name="P92">-îmes</text:p>
            <text:p text:style-name="P92">-îtes</text:p>
            <text:p text:style-name="P92">-irent</text:p>
          </table:table-cell>
          <table:covered-table-cell/>
          <table:covered-table-cell/>
          <table:table-cell table:style-name="Таблица61.E2" table:number-columns-spanned="3" office:value-type="string">
            <text:p text:style-name="P92">je roug<text:span text:style-name="T45">is</text:span></text:p>
            <text:p text:style-name="P92">tu roug<text:span text:style-name="T45">is</text:span></text:p>
            <text:p text:style-name="P92">il, elle roug<text:span text:style-name="T45">it</text:span></text:p>
            <text:p text:style-name="P92">ns roug<text:span text:style-name="T45">îmes</text:span></text:p>
            <text:p text:style-name="P92">vs roug<text:span text:style-name="T45">îtes</text:span></text:p>
            <text:p text:style-name="P92">ils, elles roug<text:span text:style-name="T45">irent</text:span></text:p>
          </table:table-cell>
          <table:covered-table-cell/>
          <table:covered-table-cell/>
        </table:table-row>
        <table:table-row table:style-name="TableLine94555611471888">
          <table:table-cell table:style-name="Таблица61.E2" table:number-columns-spanned="8" office:value-type="string">
            <text:p text:style-name="P482">Прошедшее простое II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55611472688">
          <table:table-cell table:style-name="Таблица61.A2" office:value-type="string">
            <text:p text:style-name="P257">III</text:p>
            <text:p text:style-name="P94">-is/ -us/ -s</text:p>
            <text:p text:style-name="P94">-is/ -us/ -s</text:p>
            <text:p text:style-name="P94">-it/ -ut/ -t</text:p>
            <text:p text:style-name="P93">-îmes<text:span text:style-name="T409">/ -û</text:span>mes<text:span text:style-name="T409">/ -</text:span>mes</text:p>
            <text:p text:style-name="P93">-îtes<text:span text:style-name="T409">/ -û</text:span>tes<text:span text:style-name="T409">/ -</text:span>tes</text:p>
            <text:p text:style-name="P93">-irent<text:span text:style-name="T409">/ -u</text:span>rent<text:span text:style-name="T409">/ -</text:span>rent</text:p>
          </table:table-cell>
          <table:table-cell table:style-name="Таблица61.A2" office:value-type="string">
            <text:p text:style-name="P387">avoir &gt;&gt; eu + 0</text:p>
            <text:p text:style-name="P95">j'eu<text:span text:style-name="T45">s</text:span> (я имел)</text:p>
            <text:p text:style-name="P95">tu eu<text:span text:style-name="T45">s</text:span></text:p>
            <text:p text:style-name="P95">il eu<text:span text:style-name="T45">t</text:span></text:p>
            <text:p text:style-name="P95">ns e<text:span text:style-name="T45">ûmes</text:span></text:p>
            <text:p text:style-name="P95">vs e<text:span text:style-name="T45">ûtes</text:span></text:p>
            <text:p text:style-name="P258">ils eurent</text:p>
          </table:table-cell>
          <table:table-cell table:style-name="Таблица61.A2" office:value-type="string">
            <text:p text:style-name="P386">être &gt;&gt; f + u</text:p>
            <text:p text:style-name="P94">je f<text:span text:style-name="T45">us</text:span></text:p>
            <text:p text:style-name="P94">tu f<text:span text:style-name="T45">us</text:span></text:p>
            <text:p text:style-name="P94">il f<text:span text:style-name="T45">ut</text:span></text:p>
            <text:p text:style-name="P94">ns f<text:span text:style-name="T45">ûmes</text:span></text:p>
            <text:p text:style-name="P94">vs f<text:span text:style-name="T45">ûtes</text:span></text:p>
            <text:p text:style-name="P259">ils furent</text:p>
          </table:table-cell>
          <table:table-cell table:style-name="Таблица61.A2" table:number-columns-spanned="2" office:value-type="string">
            <text:p text:style-name="P387">faire &gt;&gt; f + i</text:p>
            <text:p text:style-name="P95">je f<text:span text:style-name="T45">is</text:span></text:p>
            <text:p text:style-name="P95">tu f<text:span text:style-name="T45">is</text:span></text:p>
            <text:p text:style-name="P95">il f<text:span text:style-name="T45">it</text:span></text:p>
            <text:p text:style-name="P95">ns f<text:span text:style-name="T45">îmes</text:span></text:p>
            <text:p text:style-name="P95">vs f<text:span text:style-name="T45">îtes</text:span></text:p>
            <text:p text:style-name="P95">ils f<text:span text:style-name="T45">irent</text:span></text:p>
          </table:table-cell>
          <table:covered-table-cell/>
          <table:table-cell table:style-name="Таблица61.A2" table:number-columns-spanned="2" office:value-type="string">
            <text:p text:style-name="P94"><text:span text:style-name="T72">perdre</text:span> (терять)</text:p>
            <text:p text:style-name="P94">je perd<text:span text:style-name="T45">is</text:span></text:p>
            <text:p text:style-name="P94">tu perd<text:span text:style-name="T45">is</text:span></text:p>
            <text:p text:style-name="P94">ils perd<text:span text:style-name="T45">it</text:span></text:p>
            <text:p text:style-name="P94">ns perd<text:span text:style-name="T45">îmes</text:span></text:p>
            <text:p text:style-name="P94">vs perd<text:span text:style-name="T45">îtes</text:span></text:p>
            <text:p text:style-name="P259">ils perdirent</text:p>
          </table:table-cell>
          <table:covered-table-cell/>
          <table:table-cell table:style-name="Таблица61.E2" office:value-type="string">
            <text:p text:style-name="P386">venir &gt;&gt; vin + 0</text:p>
            <text:p text:style-name="P94">je vin<text:span text:style-name="T45">s</text:span></text:p>
            <text:p text:style-name="P94">tu vin<text:span text:style-name="T45">s</text:span></text:p>
            <text:p text:style-name="P94">il vin<text:span text:style-name="T45">t</text:span></text:p>
            <text:p text:style-name="P94">ns vîn<text:span text:style-name="T45">mes</text:span></text:p>
            <text:p text:style-name="P94">vs vîn<text:span text:style-name="T45">tes</text:span></text:p>
            <text:p text:style-name="P386">ils vinrent</text:p>
          </table:table-cell>
        </table:table-row>
      </table:table>
      <text:p text:style-name="P450"/>
      <text:p text:style-name="P786">Futur simple</text:p>
      <text:p text:style-name="P46"><text:span text:style-name="T451">Будущее простое (</text:span>Я имею вам сказать<text:span text:style-name="T451">)</text:span></text:p>
      <table:table table:name="Таблица62" table:style-name="Таблица62">
        <table:table-column table:style-name="Таблица62.A"/>
        <table:table-column table:style-name="Таблица62.B"/>
        <table:table-column table:style-name="Таблица62.C"/>
        <table:table-column table:style-name="Таблица62.D"/>
        <table:table-column table:style-name="Таблица62.E"/>
        <table:table-column table:style-name="Таблица62.F"/>
        <table:table-column table:style-name="Таблица62.G"/>
        <table:table-row table:style-name="TableLine94555611478784">
          <table:table-cell table:style-name="Таблица62.A1" office:value-type="string">
            <text:p text:style-name="P155"><text:span text:style-name="T73">Окончания от гл</text:span><text:span text:style-name="T74">.</text:span><text:span text:style-name="T73"> avoir:</text:span></text:p>
            <text:p text:style-name="P156">-ai</text:p>
            <text:p text:style-name="P156">-as</text:p>
            <text:p text:style-name="P156">-a</text:p>
            <text:p text:style-name="P156">-ons</text:p>
            <text:p text:style-name="P156">-ez</text:p>
            <text:p text:style-name="P388">-ont</text:p>
          </table:table-cell>
          <table:table-cell table:style-name="Таблица62.A1" table:number-columns-spanned="2" office:value-type="string">
            <text:p text:style-name="P385">parler</text:p>
            <text:p text:style-name="P75">je parler<text:span text:style-name="T45">ai</text:span> (буду говорить)</text:p>
            <text:p text:style-name="P75">tu parler<text:span text:style-name="T45">as</text:span></text:p>
            <text:p text:style-name="P75">il parler<text:span text:style-name="T45">a</text:span></text:p>
            <text:p text:style-name="P75">ns parler<text:span text:style-name="T45">ons</text:span></text:p>
            <text:p text:style-name="P75">vs parler<text:span text:style-name="T45">ez</text:span></text:p>
            <text:p text:style-name="P75">ils parler<text:span text:style-name="T45">ont</text:span></text:p>
          </table:table-cell>
          <table:covered-table-cell/>
          <table:table-cell table:style-name="Таблица62.A1" table:number-columns-spanned="2" office:value-type="string">
            <text:p text:style-name="ubuntu_5f_mono_5f_9"><text:span text:style-name="ubuntu_5f_mono_5f_9"><text:span text:style-name="T261">obéir</text:span></text:span><text:span text:style-name="ubuntu_5f_mono_5f_9"><text:span text:style-name="T263"> (подчиняться)</text:span></text:span></text:p>
            <text:p text:style-name="ubuntu_5f_mono_5f_9"><text:span text:style-name="ubuntu_5f_mono_5f_9"><text:span text:style-name="T172">je obéir</text:span></text:span><text:span text:style-name="ubuntu_5f_mono_5f_9"><text:span text:style-name="T239">ai</text:span></text:span></text:p>
            <text:p text:style-name="ubuntu_5f_mono_5f_9"><text:span text:style-name="ubuntu_5f_mono_5f_9"><text:span text:style-name="T172">tu obéir</text:span></text:span><text:span text:style-name="ubuntu_5f_mono_5f_9"><text:span text:style-name="T239">as</text:span></text:span></text:p>
            <text:p text:style-name="ubuntu_5f_mono_5f_9"><text:span text:style-name="ubuntu_5f_mono_5f_9"><text:span text:style-name="T172">il obéir</text:span></text:span><text:span text:style-name="ubuntu_5f_mono_5f_9"><text:span text:style-name="T239">a</text:span></text:span></text:p>
            <text:p text:style-name="ubuntu_5f_mono_5f_9"><text:span text:style-name="ubuntu_5f_mono_5f_9"><text:span text:style-name="T172">ns obéir</text:span></text:span><text:span text:style-name="ubuntu_5f_mono_5f_9"><text:span text:style-name="T239">ons</text:span></text:span></text:p>
            <text:p text:style-name="ubuntu_5f_mono_5f_9"><text:span text:style-name="ubuntu_5f_mono_5f_9"><text:span text:style-name="T172">vs obéir</text:span></text:span><text:span text:style-name="ubuntu_5f_mono_5f_9"><text:span text:style-name="T239">ez</text:span></text:span></text:p>
            <text:p text:style-name="ubuntu_5f_mono_5f_9"><text:span text:style-name="ubuntu_5f_mono_5f_9"><text:span text:style-name="T172">ils obéir</text:span></text:span><text:span text:style-name="ubuntu_5f_mono_5f_9"><text:span text:style-name="T239">ont</text:span></text:span></text:p>
          </table:table-cell>
          <table:covered-table-cell/>
          <table:table-cell table:style-name="Таблица62.F1" table:number-columns-spanned="2" office:value-type="string">
            <text:p text:style-name="P75"><text:span text:style-name="T72">(!) permettr</text:span><text:span text:style-name="T75">e</text:span> (разрешать)</text:p>
            <text:p text:style-name="P75"><text:span text:style-name="T378">je </text:span><text:span text:style-name="T157">permettr</text:span><text:span text:style-name="T50">a</text:span><text:span text:style-name="T45">i</text:span></text:p>
            <text:p text:style-name="P75"><text:span text:style-name="T378">tu </text:span><text:span text:style-name="T157">permettr</text:span><text:span text:style-name="T45">as</text:span></text:p>
            <text:p text:style-name="P75"><text:span text:style-name="T378">il </text:span><text:span text:style-name="T157">permettr</text:span><text:span text:style-name="T45">a</text:span></text:p>
            <text:p text:style-name="P75"><text:span text:style-name="T378">ns </text:span><text:span text:style-name="T157">permettr</text:span><text:span text:style-name="T45">ons</text:span></text:p>
            <text:p text:style-name="P75"><text:span text:style-name="T378">vs </text:span><text:span text:style-name="T157">permettr</text:span><text:span text:style-name="T45">ez</text:span></text:p>
            <text:p text:style-name="P75"><text:span text:style-name="T378">ils </text:span><text:span text:style-name="T157">permettr</text:span><text:span text:style-name="T45">ont</text:span></text:p>
          </table:table-cell>
          <table:covered-table-cell/>
        </table:table-row>
        <table:table-row table:style-name="TableLine94555611516624">
          <table:table-cell table:style-name="Таблица62.A2" office:value-type="string">
            <text:p text:style-name="P372">Исключения</text:p>
          </table:table-cell>
          <table:table-cell table:style-name="Таблица62.A2" table:number-columns-spanned="2" office:value-type="string">
            <text:p text:style-name="P372"/>
          </table:table-cell>
          <table:covered-table-cell/>
          <table:table-cell table:style-name="Таблица62.A2" table:number-columns-spanned="2" office:value-type="string">
            <text:p text:style-name="P75"/>
          </table:table-cell>
          <table:covered-table-cell/>
          <table:table-cell table:style-name="Таблица62.F2" table:number-columns-spanned="2" office:value-type="string">
            <text:p text:style-name="P75"/>
          </table:table-cell>
          <table:covered-table-cell/>
        </table:table-row>
        <table:table-row table:style-name="TableLine94555611527536">
          <table:table-cell table:style-name="Таблица62.A3" table:number-columns-spanned="2" office:value-type="string">
            <text:p text:style-name="P157">être &gt;&gt; ser<text:span text:style-name="T452">-</text:span></text:p>
            <text:p text:style-name="P157">avoir &gt;&gt; aur<text:span text:style-name="T452">-</text:span></text:p>
            <text:p text:style-name="P158">aller &gt;&gt; ir-</text:p>
            <text:p text:style-name="P158">courir &gt;&gt; courr-</text:p>
            <text:p text:style-name="P158">devoir &gt;&gt; devr-</text:p>
            <text:p text:style-name="P158">envoyer &gt;&gt; enverr-</text:p>
          </table:table-cell>
          <table:covered-table-cell/>
          <table:table-cell table:style-name="Таблица62.C3" table:number-columns-spanned="2" office:value-type="string">
            <text:p text:style-name="P158">faire &gt;&gt; fer-</text:p>
            <text:p text:style-name="P158">falloir &gt;&gt; faudr-</text:p>
            <text:p text:style-name="P158">mourir &gt;&gt; mourr-</text:p>
            <text:p text:style-name="P158">pleuvoir &gt;&gt; pleuvr-</text:p>
            <text:p text:style-name="P158">pouvoir &gt;&gt; pourr-</text:p>
            <text:p text:style-name="P158">recevoir &gt;&gt; recevr-</text:p>
          </table:table-cell>
          <table:covered-table-cell/>
          <table:table-cell table:style-name="Таблица62.E3" table:number-columns-spanned="2" office:value-type="string">
            <text:p text:style-name="P158">savoir &gt;&gt; saur-</text:p>
            <text:p text:style-name="P158">tenir &gt;&gt; tiendr-</text:p>
            <text:p text:style-name="P158">venir &gt;&gt; viendr-</text:p>
            <text:p text:style-name="P158">vouloir &gt;&gt; voudr-</text:p>
            <text:p text:style-name="P158">voir &gt;&gt; verr-</text:p>
            <text:p text:style-name="P158">valoir &gt;&gt; vaudr-</text:p>
          </table:table-cell>
          <table:covered-table-cell/>
          <table:table-cell table:style-name="Таблица62.G3" office:value-type="string">
            <text:p text:style-name="P460"><text:span text:style-name="ubuntu_5f_mono_5f_9"><text:span text:style-name="T261">voir &gt;&gt; verr-</text:span></text:span></text:p>
            <text:p text:style-name="P461"><text:span text:style-name="ubuntu_5f_mono_5f_9"><text:span text:style-name="T172">je verr</text:span></text:span><text:span text:style-name="ubuntu_5f_mono_5f_9"><text:span text:style-name="T239">ai</text:span></text:span></text:p>
            <text:p text:style-name="P461"><text:span text:style-name="ubuntu_5f_mono_5f_9"><text:span text:style-name="T172">tu verr</text:span></text:span><text:span text:style-name="ubuntu_5f_mono_5f_9"><text:span text:style-name="T239">as</text:span></text:span></text:p>
            <text:p text:style-name="P461"><text:span text:style-name="ubuntu_5f_mono_5f_9"><text:span text:style-name="T172">il verr</text:span></text:span><text:span text:style-name="ubuntu_5f_mono_5f_9"><text:span text:style-name="T239">a</text:span></text:span></text:p>
            <text:p text:style-name="P461"><text:span text:style-name="ubuntu_5f_mono_5f_9"><text:span text:style-name="T172">ns verr</text:span></text:span><text:span text:style-name="ubuntu_5f_mono_5f_9"><text:span text:style-name="T239">ons</text:span></text:span></text:p>
            <text:p text:style-name="P461"><text:span text:style-name="ubuntu_5f_mono_5f_9"><text:span text:style-name="T172">vs verr</text:span></text:span><text:span text:style-name="ubuntu_5f_mono_5f_9"><text:span text:style-name="T239">ez</text:span></text:span></text:p>
            <text:p text:style-name="P461"><text:span text:style-name="ubuntu_5f_mono_5f_9"><text:span text:style-name="T172">ils verr</text:span></text:span><text:span text:style-name="ubuntu_5f_mono_5f_9"><text:span text:style-name="T239">ont</text:span></text:span></text:p>
          </table:table-cell>
        </table:table-row>
      </table:table>
      <text:p text:style-name="P451"/>
      <text:p text:style-name="P190"/>
      <text:p text:style-name="P5">Перифразовые времена</text:p>
      <table:table table:name="Таблица74" table:style-name="Таблица74">
        <table:table-column table:style-name="Таблица74.A" table:number-columns-repeated="3"/>
        <table:table-row table:style-name="TableLine94555611531616">
          <table:table-cell table:style-name="Таблица74.A1" office:value-type="string">
            <text:p text:style-name="P311">Ближайшее будущее</text:p>
          </table:table-cell>
          <table:table-cell table:style-name="Таблица74.A1" office:value-type="string">
            <text:p text:style-name="P732"><text:span text:style-name="T504">aller + infiniti</text:span><text:span text:style-name="T215">f</text:span></text:p>
          </table:table-cell>
          <table:table-cell table:style-name="Таблица74.C1" office:value-type="string">
            <text:p text:style-name="P733">"идти делать что-либо"</text:p>
          </table:table-cell>
        </table:table-row>
        <table:table-row table:style-name="TableLine94555611554592">
          <table:table-cell table:style-name="Таблица74.A2" office:value-type="string">
            <text:p text:style-name="ubuntu_5f_mono_5f_8"/>
          </table:table-cell>
          <table:table-cell table:style-name="Таблица74.B2" office:value-type="string">
            <text:p text:style-name="P763">je vais voyager</text:p>
            <text:p text:style-name="P763">tu va chanter</text:p>
            <text:p text:style-name="P763">il va choisir</text:p>
            <text:p text:style-name="P763">ns allons d<text:span text:style-name="T1">é</text:span><text:span text:style-name="T159">battre</text:span></text:p>
            <text:p text:style-name="P698">vs allez revenir</text:p>
            <text:p text:style-name="P763"><text:span text:style-name="T159">ils vont ob</text:span><text:span text:style-name="T1">é</text:span><text:span text:style-name="T159">ir</text:span></text:p>
          </table:table-cell>
          <table:table-cell table:style-name="Таблица74.C2" office:value-type="string">
            <text:p text:style-name="P765">я "иду" путешествовать</text:p>
            <text:p text:style-name="P765">ты идешь петь (будешь)</text:p>
            <text:p text:style-name="P765">он идет выбирать</text:p>
            <text:p text:style-name="P765">мы собираемся обсуждать</text:p>
            <text:p text:style-name="P765">вы собираетесь возвращаться</text:p>
            <text:p text:style-name="P765">они собираются подчиниться</text:p>
          </table:table-cell>
        </table:table-row>
        <table:table-row table:style-name="TableLine94555611556400">
          <table:table-cell table:style-name="Таблица74.A3" office:value-type="string">
            <text:p text:style-name="P311">Ближайшее прошедшее</text:p>
          </table:table-cell>
          <table:table-cell table:style-name="Таблица74.A3" office:value-type="string">
            <text:p text:style-name="P733">venir de + infinitif</text:p>
          </table:table-cell>
          <table:table-cell table:style-name="Таблица74.C3" office:value-type="string">
            <text:p text:style-name="P734">"приходить от действия"</text:p>
          </table:table-cell>
        </table:table-row>
        <table:table-row table:style-name="TableLine94555611557904">
          <table:table-cell table:style-name="Таблица74.A4" office:value-type="string">
            <text:p text:style-name="ubuntu_5f_mono_5f_8"/>
          </table:table-cell>
          <table:table-cell table:style-name="Таблица74.B4" office:value-type="string">
            <text:p text:style-name="P764"><text:span text:style-name="T504">je </text:span><text:span text:style-name="T215">viens de </text:span><text:span text:style-name="T504">voyager</text:span></text:p>
            <text:p text:style-name="P763">tu viens de chanter</text:p>
            <text:p text:style-name="P763">il vient de choisir</text:p>
            <text:p text:style-name="P763">ns venons de <text:span text:style-name="T159">rire</text:span></text:p>
            <text:p text:style-name="P698">vs venez de revenir</text:p>
            <text:p text:style-name="P763"><text:span text:style-name="T159">ils viennent d'ob</text:span><text:span text:style-name="T1">é</text:span><text:span text:style-name="T159">ir</text:span></text:p>
          </table:table-cell>
          <table:table-cell table:style-name="Таблица74.C4" office:value-type="string">
            <text:p text:style-name="P765">я иду от путешествовать</text:p>
            <text:p text:style-name="P765">ты (только что) пропел</text:p>
            <text:p text:style-name="P765">он идет от выбирания (выбрал)</text:p>
            <text:p text:style-name="P765">мы посмеялись</text:p>
            <text:p text:style-name="P765">вы вернулись</text:p>
          </table:table-cell>
        </table:table-row>
      </table:table>
      <text:p text:style-name="P188"/>
      <text:p text:style-name="head_5f_11_5f_ubuntu">Наклонения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row table:style-name="Таблица46.1">
          <table:table-cell table:style-name="Таблица46.A1" table:number-columns-spanned="3" office:value-type="string">
            <text:p text:style-name="P725">indicatif</text:p>
          </table:table-cell>
          <table:covered-table-cell/>
          <table:covered-table-cell/>
          <table:table-cell table:style-name="Таблица46.A1" table:number-columns-spanned="2" office:value-type="string">
            <text:p text:style-name="P725">(Изъявительное наклонение)</text:p>
          </table:table-cell>
          <table:covered-table-cell/>
          <table:table-cell table:style-name="Таблица46.F1" office:value-type="string">
            <text:p text:style-name="P725">реальность происходящего действия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3"/>
          </table:table-cell>
          <table:covered-table-cell/>
          <table:covered-table-cell/>
          <table:table-cell table:style-name="Таблица46.D46" table:number-columns-spanned="2" office:value-type="string">
            <text:p text:style-name="ubuntu_5f_mono_5f_8"/>
          </table:table-cell>
          <table:covered-table-cell/>
          <table:table-cell table:style-name="Таблица46.F46" office:value-type="string">
            <text:p text:style-name="P749">Троллейбус едет, солце светит, чел идет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3"/>
          </table:table-cell>
          <table:covered-table-cell/>
          <table:covered-table-cell/>
          <table:table-cell table:style-name="Таблица46.D46" table:number-columns-spanned="2" office:value-type="string">
            <text:p text:style-name="ubuntu_5f_mono_5f_8"/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" table:number-columns-spanned="3" office:value-type="string">
            <text:p text:style-name="P725">imperatif</text:p>
          </table:table-cell>
          <table:covered-table-cell/>
          <table:covered-table-cell/>
          <table:table-cell table:style-name="Таблица46.A4" table:number-columns-spanned="2" office:value-type="string">
            <text:p text:style-name="P725"><text:span text:style-name="T484">(</text:span>повелительное наклонение<text:span text:style-name="T484">)</text:span></text:p>
          </table:table-cell>
          <table:covered-table-cell/>
          <table:table-cell table:style-name="Таблица46.F4" office:value-type="string">
            <text:p text:style-name="P725">Передает просьбу или приказ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52"><text:span text:style-name="T65">по</text:span><text:span text:style-name="T254">чти</text:span><text:span text:style-name="T65"> совпадает с pr</text:span><text:span text:style-name="T3">é</text:span><text:span text:style-name="T275">sent indicatif</text:span><text:span text:style-name="T276"> (</text:span><text:span text:style-name="T254">кроме</text:span><text:span text:style-name="T275"> 2</text:span><text:span text:style-name="T276">л.</text:span><text:span text:style-name="T275"> ед I группы</text:span><text:span text:style-name="T276">)</text:span>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25">- 3 формы: </text:p>
            <text:p text:style-name="P725">1) 2 ед - "ты делай!"</text:p>
            <text:p text:style-name="P725">2) 1 мн - "давайте поделаем!"</text:p>
            <text:p text:style-name="P725">3) 2 мн - "вы делайте!"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6" office:value-type="string">
            <text:p text:style-name="P726">I</text:p>
          </table:table-cell>
          <table:table-cell table:style-name="Таблица46.B6" table:number-columns-spanned="2" office:value-type="string">
            <text:p text:style-name="P746">tu parles -&gt; </text:p>
            <text:p text:style-name="P746">ns parlons -&gt; </text:p>
            <text:p text:style-name="P746">vs parlez -&gt; </text:p>
          </table:table-cell>
          <table:covered-table-cell/>
          <table:table-cell table:style-name="Таблица46.D46" table:number-columns-spanned="2" office:value-type="string">
            <text:p text:style-name="P745">parle! (говори!)</text:p>
            <text:p text:style-name="P745">parlons! (давайте поговорим!)</text:p>
            <text:p text:style-name="P745">parlez!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7" office:value-type="string">
            <text:p text:style-name="P726">II</text:p>
          </table:table-cell>
          <table:table-cell table:style-name="Таблица46.B7" table:number-columns-spanned="2" office:value-type="string">
            <text:p text:style-name="P746">tu choisis -&gt; </text:p>
            <text:p text:style-name="P746">ns choisissons -&gt; </text:p>
            <text:p text:style-name="P746">vs choisissez -&gt; </text:p>
          </table:table-cell>
          <table:covered-table-cell/>
          <table:table-cell table:style-name="Таблица46.D46" table:number-columns-spanned="2" office:value-type="string">
            <text:p text:style-name="P745">choisis!</text:p>
            <text:p text:style-name="P745">choisissons!</text:p>
            <text:p text:style-name="P745">choisissez!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8" office:value-type="string">
            <text:p text:style-name="P726">III</text:p>
          </table:table-cell>
          <table:table-cell table:style-name="Таблица46.B8" table:number-columns-spanned="2" office:value-type="string">
            <text:p text:style-name="P746">tu mets -&gt; </text:p>
            <text:p text:style-name="P746">ns mettons -&gt; </text:p>
            <text:p text:style-name="P746">vs mettez -&gt; </text:p>
          </table:table-cell>
          <table:covered-table-cell/>
          <table:table-cell table:style-name="Таблица46.D46" table:number-columns-spanned="2" office:value-type="string">
            <text:p text:style-name="P750">mets!</text:p>
            <text:p text:style-name="P750">mettons!</text:p>
            <text:p text:style-name="P750">mettez!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6">исключения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0"/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53"><text:span text:style-name="T1">ê</text:span><text:span text:style-name="T159">tre</text:span></text:p>
            <text:p text:style-name="P692">tu es -&gt; sois!</text:p>
            <text:p text:style-name="P692">ns sommes -&gt; soyons!</text:p>
            <text:p text:style-name="P745"><text:span text:style-name="T159">vs </text:span><text:span text:style-name="T1">ê</text:span><text:span text:style-name="T159">tes -&gt; soyez!</text:span>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3">avoir</text:p>
            <text:p text:style-name="P745">tu as -&gt;aie!</text:p>
            <text:p text:style-name="P745">ns avons -&gt; ayons!</text:p>
            <text:p text:style-name="P745">vs avez -&gt; ayez!</text:p>
          </table:table-cell>
          <table:covered-table-cell/>
          <table:table-cell table:style-name="Таблица46.F46" office:value-type="string">
            <text:p text:style-name="P753">savoir</text:p>
            <text:p text:style-name="P745">tu sais -&gt;sache!</text:p>
            <text:p text:style-name="P745">ns savons -&gt; sachons!</text:p>
            <text:p text:style-name="P745">vs savez -&gt;sachez!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7">accusatif et datif apres imperatif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0"/>
          </table:table-cell>
          <table:covered-table-cell/>
          <table:table-cell table:style-name="Таблица46.F46" office:value-type="string">
            <text:p text:style-name="P750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7">accusatif</text:p>
            <text:p text:style-name="P727">(винительный)</text:p>
            <text:p text:style-name="P727">модель "спаси меня!"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1">sauve-moi</text:p>
            <text:p text:style-name="P751">sauve-toi</text:p>
            <text:p text:style-name="P751">sauve-le (la)</text:p>
            <text:p text:style-name="P751">sauve-nous</text:p>
            <text:p text:style-name="P751">sauvez-vous</text:p>
            <text:p text:style-name="P751">sauve-les</text:p>
          </table:table-cell>
          <table:covered-table-cell/>
          <table:table-cell table:style-name="Таблица46.F46" office:value-type="string">
            <text:p text:style-name="P751">спаси меня</text:p>
            <text:p text:style-name="P751">спаси себя</text:p>
            <text:p text:style-name="P751">спаси его (её)</text:p>
            <text:p text:style-name="P751"/>
            <text:p text:style-name="P751">спасите себя</text:p>
            <text:p text:style-name="P751">спаси их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7">datif</text:p>
            <text:p text:style-name="P727">(дательный)</text:p>
            <text:p text:style-name="P727">модель "Дай мне!"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1">donne-moi</text:p>
            <text:p text:style-name="P751">donne-toi</text:p>
            <text:p text:style-name="P751">donne-lui</text:p>
            <text:p text:style-name="P751">donne-nous</text:p>
            <text:p text:style-name="P751">donn<text:span text:style-name="T45">ez</text:span>-vous</text:p>
            <text:p text:style-name="P751">donne-leur</text:p>
          </table:table-cell>
          <table:covered-table-cell/>
          <table:table-cell table:style-name="Таблица46.F46" office:value-type="string">
            <text:p text:style-name="P751">дай мне</text:p>
            <text:p text:style-name="P751">дай тебе (себе)</text:p>
            <text:p text:style-name="P751">дай ему</text:p>
            <text:p text:style-name="P751">дай нам</text:p>
            <text:p text:style-name="P751">дайте вам (себе) &lt;шанс&gt;</text:p>
            <text:p text:style-name="P751">дай им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7">два местоимения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1">donne-le-moi (donne-la<text:span text:style-name="T485">, les</text:span>-moi)</text:p>
            <text:p text:style-name="P751">donne-le-toi</text:p>
            <text:p text:style-name="P751">donne-le-lui</text:p>
            <text:p text:style-name="P751">donne-le-nous</text:p>
            <text:p text:style-name="P751">donn<text:span text:style-name="T45">ez</text:span>-le-vous</text:p>
            <text:p text:style-name="P751">donne-le-leur</text:p>
          </table:table-cell>
          <table:covered-table-cell/>
          <table:table-cell table:style-name="Таблица46.F46" office:value-type="string">
            <text:p text:style-name="P750"/>
          </table:table-cell>
        </table:table-row>
        <table:table-row table:style-name="Таблица46.1">
          <table:table-cell table:style-name="Таблица46.A4" table:number-columns-spanned="3" office:value-type="string">
            <text:p text:style-name="P725">subjonctif</text:p>
          </table:table-cell>
          <table:covered-table-cell/>
          <table:covered-table-cell/>
          <table:table-cell table:style-name="Таблица46.A4" table:number-columns-spanned="2" office:value-type="string">
            <text:p text:style-name="ubuntu_5f_mono_5f_8"/>
          </table:table-cell>
          <table:covered-table-cell/>
          <table:table-cell table:style-name="Таблица46.F4" office:value-type="string">
            <text:p text:style-name="P754"><text:span text:style-name="T486">- </text:span>подсоединенное, подчиненное действие</text:p>
            <text:p text:style-name="P757">- всегда зависит от действия в главном предложении (и как бы теряет свою реальность)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8">Частично совпадает с условно-сослагательным наклонением </text:p>
            <text:p text:style-name="P728">"Что бы я сделал"</text:p>
          </table:table-cell>
          <table:covered-table-cell/>
          <table:covered-table-cell/>
          <table:table-cell table:style-name="Таблица46.D16" office:value-type="string">
            <text:p text:style-name="P755">основа 3л.мн.ч.н.в. + </text:p>
            <text:p text:style-name="P755"/>
            <text:p text:style-name="P756">(ils <text:span text:style-name="T45">parl</text:span><text:span text:style-name="T66">-</text:span>ent</text:p>
            <text:p text:style-name="P756">ils <text:span text:style-name="T45">finiss</text:span><text:span text:style-name="T66">-</text:span>ent</text:p>
            <text:p text:style-name="P756">ils <text:span text:style-name="T45">dis</text:span><text:span text:style-name="T66">-</text:span>ent)</text:p>
          </table:table-cell>
          <table:table-cell table:style-name="Таблица46.E16" office:value-type="string">
            <text:p text:style-name="P755">-e</text:p>
            <text:p text:style-name="P755">-es</text:p>
            <text:p text:style-name="P755">-e</text:p>
            <text:p text:style-name="P755">-ions</text:p>
            <text:p text:style-name="P755">-iez</text:p>
            <text:p text:style-name="P755">-ent</text:p>
          </table:table-cell>
          <table:table-cell table:style-name="Таблица46.F46" office:value-type="string">
            <text:p text:style-name="P756">que je dise</text:p>
            <text:p text:style-name="P756">que tu dises</text:p>
            <text:p text:style-name="P756">qu'il dise</text:p>
            <text:p text:style-name="P756">que ns disions</text:p>
            <text:p text:style-name="P756">que vs disiez</text:p>
            <text:p text:style-name="P756">qu'ils disent</text:p>
          </table:table-cell>
        </table:table-row>
        <text:soft-page-break/>
        <table:table-row table:style-name="Таблица46.1">
          <table:table-cell table:style-name="Таблица46.A37" table:number-columns-spanned="3" office:value-type="string">
            <text:p text:style-name="P729">1Употребление</text:p>
            <text:p text:style-name="P729">1. Пожелание, требование, просьба и т.д.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693">j'exige qu'il dise la vérité</text:p>
            <text:p text:style-name="P693">je veux que vous achetiez cette voiture</text:p>
          </table:table-cell>
          <table:covered-table-cell/>
          <table:table-cell table:style-name="Таблица46.F46" office:value-type="string">
            <text:p text:style-name="P693">Я требую, чтобы он сказал правду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9">2. Субъективная эмоция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693">je doute qu'il te dise la vérité</text:p>
            <text:p text:style-name="P693">je suis heureux que vous disiez toujours la vérité</text:p>
          </table:table-cell>
          <table:covered-table-cell/>
          <table:table-cell table:style-name="Таблица46.F46" office:value-type="string">
            <text:p text:style-name="P693">Я сомневаюсь, что он тебе сказал правду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30">НО: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694">je cherche <text:span text:style-name="T72">le</text:span> rem<text:span text:style-name="T1">è</text:span>de qui <text:span text:style-name="T72">met</text:span> fin aux souffrances amoureuses</text:p>
            <text:p text:style-name="P694">je cherche <text:span text:style-name="T72">un</text:span> rem<text:span text:style-name="T1">è</text:span>de qui <text:span text:style-name="T72">mette</text:span> fin aux souffrances amoureuses</text:p>
          </table:table-cell>
          <table:covered-table-cell/>
          <table:table-cell table:style-name="Таблица46.F46" office:value-type="string">
            <text:p text:style-name="P694">Я ищу <text:span text:style-name="T70">то самое лекарство</text:span>, которое <text:span text:style-name="T70">кладёт</text:span> конец любовным страданиям (используем indicatif)</text:p>
            <text:p text:style-name="P694">Я ищу <text:span text:style-name="T70">некое</text:span> лекарство, которое <text:span text:style-name="T70">положило бы</text:span> конец любовным страданиям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31">Исключения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8">25 глаголов с особой основой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a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9">(que) j'aie (tu aies, il ait, ils aient)</text:p>
            <text:p text:style-name="P759"><text:span text:style-name="T487">que </text:span>ns ayons - безударный корень</text:p>
            <text:p text:style-name="P759"><text:span text:style-name="T487">que </text:span>vs ay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être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(que) je sois (sois, soit, soient)</text:p>
            <text:p text:style-name="P760">que ns soyons</text:p>
            <text:p text:style-name="P760">que vs soy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alle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'aille</text:p>
            <text:p text:style-name="P760">que ns allions</text:p>
            <text:p text:style-name="P760">que vs alli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24" table:number-columns-spanned="3" office:value-type="string">
            <text:p text:style-name="P689">acquérir</text:p>
          </table:table-cell>
          <table:covered-table-cell/>
          <table:covered-table-cell/>
          <table:table-cell table:style-name="Таблица46.D24" table:number-columns-spanned="2" office:value-type="string">
            <text:p text:style-name="P760">que j<text:span text:style-name="T488">'acqui</text:span><text:span text:style-name="T22">è</text:span><text:span text:style-name="T277">re</text:span></text:p>
            <text:p text:style-name="P760">que ns <text:span text:style-name="T488">acqu</text:span><text:span text:style-name="T22">è</text:span><text:span text:style-name="T277">rions</text:span></text:p>
            <text:p text:style-name="P760">que vs <text:span text:style-name="T488">acqu</text:span><text:span text:style-name="T22">è</text:span><text:span text:style-name="T277">riez</text:span></text:p>
          </table:table-cell>
          <table:covered-table-cell/>
          <table:table-cell table:style-name="Таблица46.F24" office:value-type="string">
            <text:p text:style-name="ubuntu_5f_mono_5f_8"/>
          </table:table-cell>
        </table:table-row>
        <table:table-row table:style-name="Таблица46.1">
          <table:table-cell table:style-name="Таблица46.A25" table:number-columns-spanned="3" office:value-type="string">
            <text:p text:style-name="P689">boire</text:p>
          </table:table-cell>
          <table:covered-table-cell/>
          <table:covered-table-cell/>
          <table:table-cell table:style-name="Таблица46.D25" table:number-columns-spanned="2" office:value-type="string">
            <text:p text:style-name="P760">que je <text:span text:style-name="T488">boive</text:span></text:p>
            <text:p text:style-name="P760">que ns <text:span text:style-name="T488">buvions</text:span></text:p>
            <text:p text:style-name="P760">que vs <text:span text:style-name="T488">buviez</text:span></text:p>
          </table:table-cell>
          <table:covered-table-cell/>
          <table:table-cell table:style-name="Таблица46.F25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croire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e <text:span text:style-name="T488">croie</text:span></text:p>
            <text:p text:style-name="P760">que ns <text:span text:style-name="T488">croyions</text:span></text:p>
            <text:p text:style-name="P760">que vs <text:span text:style-name="T488">croy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d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e doive</text:p>
            <text:p text:style-name="P760">que ns devions</text:p>
            <text:p text:style-name="P760">que vs devi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28" table:number-columns-spanned="3" office:value-type="string">
            <text:p text:style-name="P689">faire</text:p>
          </table:table-cell>
          <table:covered-table-cell/>
          <table:covered-table-cell/>
          <table:table-cell table:style-name="Таблица46.D28" table:number-columns-spanned="2" office:value-type="string">
            <text:p text:style-name="P760">que je <text:span text:style-name="T489">fasse</text:span></text:p>
            <text:p text:style-name="P760">que ns </text:p>
            <text:p text:style-name="P760">que vs </text:p>
          </table:table-cell>
          <table:covered-table-cell/>
          <table:table-cell table:style-name="Таблица46.F28" office:value-type="string">
            <text:p text:style-name="ubuntu_5f_mono_5f_8"/>
          </table:table-cell>
        </table:table-row>
        <table:table-row table:style-name="Таблица46.1">
          <table:table-cell table:style-name="Таблица46.A29" table:number-columns-spanned="3" office:value-type="string">
            <text:p text:style-name="P689">mourir</text:p>
          </table:table-cell>
          <table:covered-table-cell/>
          <table:covered-table-cell/>
          <table:table-cell table:style-name="Таблица46.D29" table:number-columns-spanned="2" office:value-type="string">
            <text:p text:style-name="P760">que je <text:span text:style-name="T488">meure</text:span></text:p>
            <text:p text:style-name="P760">que ns <text:span text:style-name="T488">mourions</text:span></text:p>
            <text:p text:style-name="P760">que vs <text:span text:style-name="T488">mouriez</text:span></text:p>
          </table:table-cell>
          <table:covered-table-cell/>
          <table:table-cell table:style-name="Таблица46.F29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pou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e <text:span text:style-name="T489">puisse (дабы я мог)</text:span></text:p>
            <text:p text:style-name="P760">que ns </text:p>
            <text:p text:style-name="P760">que vs 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prendre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e <text:span text:style-name="T488">prenne</text:span></text:p>
            <text:p text:style-name="P760">que ns <text:span text:style-name="T488">prenions</text:span></text:p>
            <text:p text:style-name="P760">que vs <text:span text:style-name="T488">pren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sa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e <text:span text:style-name="T489">sache</text:span></text:p>
            <text:p text:style-name="P760">que ns </text:p>
            <text:p text:style-name="P760">que vs 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tenir<text:span text:style-name="T487"> (держать)</text:span>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e tienne</text:p>
            <text:p text:style-name="P760">que ns tenions</text:p>
            <text:p text:style-name="P760">que vs teni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ven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e vienne</text:p>
            <text:p text:style-name="P760">que ns venions</text:p>
            <text:p text:style-name="P760">que vs veni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voul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e <text:span text:style-name="T488">veuille</text:span></text:p>
            <text:p text:style-name="P760">que ns <text:span text:style-name="T488">voulions</text:span></text:p>
            <text:p text:style-name="P760">que vs <text:span text:style-name="T488">voul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e <text:span text:style-name="T488">voie</text:span></text:p>
            <text:p text:style-name="P760">que ns <text:span text:style-name="T488">voyions</text:span></text:p>
            <text:p text:style-name="P760">que vs <text:span text:style-name="T488">voy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9">val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e <text:span text:style-name="T488">vaille</text:span></text:p>
            <text:p text:style-name="P760">que ns <text:span text:style-name="T488">valions</text:span></text:p>
            <text:p text:style-name="P760">que vs <text:span text:style-name="T488">val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8" table:number-columns-spanned="3" office:value-type="string">
            <text:p text:style-name="P689">но: pr<text:span text:style-name="T1">é</text:span>valoir</text:p>
          </table:table-cell>
          <table:covered-table-cell/>
          <table:covered-table-cell/>
          <table:table-cell table:style-name="Таблица46.D38" table:number-columns-spanned="2" office:value-type="string">
            <text:p text:style-name="P760">que je <text:span text:style-name="T488">pr</text:span><text:span text:style-name="T22">é</text:span><text:span text:style-name="T277">vale</text:span></text:p>
            <text:p text:style-name="P760">que ns <text:span text:style-name="T488">pr</text:span><text:span text:style-name="T22">é</text:span><text:span text:style-name="T277">valions</text:span></text:p>
            <text:p text:style-name="P760">que vs <text:span text:style-name="T488">pr</text:span><text:span text:style-name="T22">é</text:span><text:span text:style-name="T277">valiez</text:span></text:p>
          </table:table-cell>
          <table:covered-table-cell/>
          <table:table-cell table:style-name="Таблица46.F38" office:value-type="string">
            <text:p text:style-name="ubuntu_5f_mono_5f_8"/>
          </table:table-cell>
        </table:table-row>
        <text:soft-page-break/>
        <table:table-row table:style-name="Таблица46.1">
          <table:table-cell table:style-name="Таблица46.A46" table:number-columns-spanned="3" office:value-type="string">
            <text:p text:style-name="P689">rec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0">que je <text:span text:style-name="T488">re</text:span><text:span text:style-name="T22">ç</text:span><text:span text:style-name="T277">oive</text:span></text:p>
            <text:p text:style-name="P760">que ns <text:span text:style-name="T488">recevions</text:span></text:p>
            <text:p text:style-name="P760">que vs <text:span text:style-name="T488">recev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9">aperc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1">que je <text:span text:style-name="T488">aper</text:span><text:span text:style-name="T22">ç</text:span><text:span text:style-name="T277">oive</text:span></text:p>
            <text:p text:style-name="P761">que ns <text:span text:style-name="T488">apercevions</text:span></text:p>
            <text:p text:style-name="P761">que vs <text:span text:style-name="T488">apercev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9">conc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1">que je <text:span text:style-name="T488">con</text:span><text:span text:style-name="T22">ç</text:span><text:span text:style-name="T277">oive</text:span></text:p>
            <text:p text:style-name="P761">que ns <text:span text:style-name="T488">concevions</text:span></text:p>
            <text:p text:style-name="P761">que vs <text:span text:style-name="T488">concev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9">perc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1">que je <text:span text:style-name="T488">per</text:span><text:span text:style-name="T22">ç</text:span><text:span text:style-name="T277">oive</text:span></text:p>
            <text:p text:style-name="P761">que ns <text:span text:style-name="T488">percevions</text:span></text:p>
            <text:p text:style-name="P761">que vs <text:span text:style-name="T488">percev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9">déc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1">que je <text:span text:style-name="T488">d</text:span><text:span text:style-name="T22">éç</text:span><text:span text:style-name="T277">oive</text:span></text:p>
            <text:p text:style-name="P761">que ns <text:span text:style-name="T488">d</text:span><text:span text:style-name="T22">écevions</text:span></text:p>
            <text:p text:style-name="P761">que vs <text:span text:style-name="T488">d</text:span><text:span text:style-name="T22">écev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7"/>
          </table:table-cell>
          <table:covered-table-cell/>
          <table:covered-table-cell/>
          <table:table-cell table:style-name="Таблица46.D46" table:number-columns-spanned="2" office:value-type="string">
            <text:p text:style-name="P762">Безличные, поетому только 3л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9">falloir<text:span text:style-name="T489"> (быть нужжным)</text:span>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2">qu'il faille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9">pleuvoir<text:span text:style-name="T489"> (дождить)</text:span>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62">qu'il pleuve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7" table:number-columns-spanned="3" office:value-type="string">
            <text:p text:style-name="P687"/>
          </table:table-cell>
          <table:covered-table-cell/>
          <table:covered-table-cell/>
          <table:table-cell table:style-name="Таблица46.D47" table:number-columns-spanned="2" office:value-type="string">
            <text:p text:style-name="ubuntu_5f_mono_5f_8"/>
          </table:table-cell>
          <table:covered-table-cell/>
          <table:table-cell table:style-name="Таблица46.F47" office:value-type="string">
            <text:p text:style-name="ubuntu_5f_mono_5f_8"/>
          </table:table-cell>
        </table:table-row>
        <table:table-row table:style-name="Таблица46.1">
          <table:table-cell table:style-name="Таблица46.A4" table:number-columns-spanned="3" office:value-type="string">
            <text:p text:style-name="P262">Le conditionnel<text:span text:style-name="T419"> </text:span></text:p>
          </table:table-cell>
          <table:covered-table-cell/>
          <table:covered-table-cell/>
          <table:table-cell table:style-name="Таблица46.A4" table:number-columns-spanned="2" office:value-type="string">
            <text:p text:style-name="P313">Условное накл.</text:p>
          </table:table-cell>
          <table:covered-table-cell/>
          <table:table-cell table:style-name="Таблица46.F4" office:value-type="string">
            <text:p text:style-name="P771">"поделать бы"</text:p>
          </table:table-cell>
        </table:table-row>
        <table:table-row table:style-name="Таблица46.1">
          <table:table-cell table:style-name="Таблица46.A49" table:number-columns-spanned="6" office:value-type="string">
            <text:p text:style-name="P747">Может использоваться как в подчиненном предложении, так и в независимом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">
          <table:table-cell table:style-name="Таблица46.A50" table:number-columns-spanned="2" office:value-type="string">
            <text:p text:style-name="P737">infinitif + </text:p>
            <text:p text:style-name="P737"/>
            <text:p text:style-name="P737">(или особая основа +)</text:p>
          </table:table-cell>
          <table:covered-table-cell/>
          <table:table-cell table:style-name="Таблица46.C50" office:value-type="string">
            <text:p text:style-name="P737">ais</text:p>
            <text:p text:style-name="P737">ais</text:p>
            <text:p text:style-name="P737">ait</text:p>
            <text:p text:style-name="P737">ions</text:p>
            <text:p text:style-name="P737">iez</text:p>
            <text:p text:style-name="P737">aient</text:p>
          </table:table-cell>
          <table:table-cell table:style-name="Таблица46.D50" table:number-columns-spanned="2" office:value-type="string">
            <text:p text:style-name="P772">je parlerais (я бы поговорил)</text:p>
            <text:p text:style-name="P772">tu parlerais</text:p>
            <text:p text:style-name="P772">il parlerait</text:p>
            <text:p text:style-name="P772">ns parlerions</text:p>
            <text:p text:style-name="P772">vs parleriez</text:p>
            <text:p text:style-name="P772">ils parleraient</text:p>
          </table:table-cell>
          <table:covered-table-cell/>
          <table:table-cell table:style-name="Таблица46.F50" office:value-type="string">
            <text:p text:style-name="P772">je viendrais (я бы пришел)</text:p>
            <text:p text:style-name="P772">tu viendrais</text:p>
            <text:p text:style-name="P772">il viendrait</text:p>
            <text:p text:style-name="P772">ns viendrions</text:p>
            <text:p text:style-name="P772">vs viendriez</text:p>
            <text:p text:style-name="P772">ils viendraient</text:p>
          </table:table-cell>
        </table:table-row>
        <table:table-row table:style-name="Таблица46.1">
          <table:table-cell table:style-name="Таблица46.A51" table:number-columns-spanned="3" office:value-type="string">
            <text:p text:style-name="P723"/>
          </table:table-cell>
          <table:covered-table-cell/>
          <table:covered-table-cell/>
          <table:table-cell table:style-name="Таблица46.D51" table:number-columns-spanned="2" office:value-type="string">
            <text:p text:style-name="ubuntu_5f_mono_5f_8"/>
          </table:table-cell>
          <table:covered-table-cell/>
          <table:table-cell table:style-name="Таблица46.F51" office:value-type="string">
            <text:p text:style-name="ubuntu_5f_mono_5f_8"/>
          </table:table-cell>
        </table:table-row>
      </table:table>
      <text:p text:style-name="P188"/>
      <text:p text:style-name="P188"/>
      <text:p text:style-name="P189"/>
      <text:p text:style-name="P189"/>
      <text:p text:style-name="P189"/>
      <text:h text:style-name="P850" text:outline-level="6">Глаголы. словарь.</text:h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column table:style-name="Таблица57.E"/>
        <table:table-column table:style-name="Таблица57.F"/>
        <table:table-row table:style-name="Таблица57.1">
          <table:table-cell table:style-name="Таблица57.A1" office:value-type="string">
            <text:p text:style-name="P486"/>
          </table:table-cell>
          <table:table-cell table:style-name="Таблица57.A1" office:value-type="string">
            <text:p text:style-name="P527"/>
          </table:table-cell>
          <table:table-cell table:style-name="Таблица57.A1" office:value-type="string">
            <text:p text:style-name="P532"/>
          </table:table-cell>
          <table:table-cell table:style-name="Таблица57.A1" office:value-type="string">
            <text:p text:style-name="P528">Présent</text:p>
          </table:table-cell>
          <table:table-cell table:style-name="Таблица57.A1" office:value-type="string">
            <text:p text:style-name="P528">Passé compose</text:p>
          </table:table-cell>
          <table:table-cell table:style-name="Таблица57.F1" office:value-type="string">
            <text:p text:style-name="P527"/>
          </table:table-cell>
        </table:table-row>
        <table:table-row table:style-name="Таблица57.1">
          <table:table-cell table:style-name="Таблица57.A198" office:value-type="string">
            <text:p text:style-name="P241">abandonner</text:p>
          </table:table-cell>
          <table:table-cell table:style-name="Таблица57.B2" office:value-type="string">
            <text:p text:style-name="P569">I</text:p>
          </table:table-cell>
          <table:table-cell table:style-name="Таблица57.C2" office:value-type="string">
            <text:p text:style-name="P533">забросить, оставить</text:p>
          </table:table-cell>
          <table:table-cell table:style-name="Таблица57.D2" office:value-type="string">
            <text:p text:style-name="P593">j'abandonne</text:p>
            <text:p text:style-name="P593">ns <text:span text:style-name="T45">abandonn</text:span>ons</text:p>
            <text:p text:style-name="P593">ils abandonnent</text:p>
          </table:table-cell>
          <table:table-cell table:style-name="Таблица57.E2" office:value-type="string">
            <text:p text:style-name="P593">j'ai abandonné</text:p>
            <text:p text:style-name="P593"/>
          </table:table-cell>
          <table:table-cell table:style-name="Таблица57.F2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accueillir</text:p>
          </table:table-cell>
          <table:table-cell table:style-name="Таблица57.B3" office:value-type="string">
            <text:p text:style-name="P570">III</text:p>
          </table:table-cell>
          <table:table-cell table:style-name="Таблица57.C3" office:value-type="string">
            <text:p text:style-name="P534">принимать, встречать</text:p>
          </table:table-cell>
          <table:table-cell table:style-name="Таблица57.D3" office:value-type="string">
            <text:p text:style-name="P594">j'accueille</text:p>
            <text:p text:style-name="P594">ns accueillons</text:p>
          </table:table-cell>
          <table:table-cell table:style-name="Таблица57.E3" office:value-type="string">
            <text:p text:style-name="P595">j'ai accueilli</text:p>
          </table:table-cell>
          <table:table-cell table:style-name="Таблица57.F3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acheter</text:p>
          </table:table-cell>
          <table:table-cell table:style-name="Таблица57.B4" office:value-type="string">
            <text:p text:style-name="P571">I</text:p>
          </table:table-cell>
          <table:table-cell table:style-name="Таблица57.C4" office:value-type="string">
            <text:p text:style-name="P533">покупать</text:p>
          </table:table-cell>
          <table:table-cell table:style-name="Таблица57.D4" office:value-type="string">
            <text:p text:style-name="P595">j'achète</text:p>
            <text:p text:style-name="P595">ns achetons</text:p>
            <text:p text:style-name="P595">ils achètent</text:p>
          </table:table-cell>
          <table:table-cell table:style-name="Таблица57.E4" office:value-type="string">
            <text:p text:style-name="P595">j'ai acheté</text:p>
          </table:table-cell>
          <table:table-cell table:style-name="Таблица57.F4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acquérir</text:p>
          </table:table-cell>
          <table:table-cell table:style-name="Таблица57.B5" office:value-type="string">
            <text:p text:style-name="P573">III</text:p>
          </table:table-cell>
          <table:table-cell table:style-name="Таблица57.C5" office:value-type="string">
            <text:p text:style-name="P534">приобретать</text:p>
          </table:table-cell>
          <table:table-cell table:style-name="Таблица57.D5" office:value-type="string">
            <text:p text:style-name="P602">j'acqui<text:span text:style-name="T1">è</text:span>rs</text:p>
            <text:p text:style-name="P602">ns acqu<text:span text:style-name="T1">é</text:span>rons</text:p>
            <text:p text:style-name="P602">ils acqui<text:span text:style-name="T1">è</text:span>rent</text:p>
          </table:table-cell>
          <table:table-cell table:style-name="Таблица57.E5" office:value-type="string">
            <text:p text:style-name="P602">acquis</text:p>
          </table:table-cell>
          <table:table-cell table:style-name="Таблица57.F5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admettre</text:p>
          </table:table-cell>
          <table:table-cell table:style-name="Таблица57.B6" office:value-type="string">
            <text:p text:style-name="P573">III</text:p>
          </table:table-cell>
          <table:table-cell table:style-name="Таблица57.C6" office:value-type="string">
            <text:p text:style-name="P534">допускать</text:p>
          </table:table-cell>
          <table:table-cell table:style-name="Таблица57.D6" office:value-type="string">
            <text:p text:style-name="P602">j'admets</text:p>
            <text:p text:style-name="P602">ns admettons</text:p>
          </table:table-cell>
          <table:table-cell table:style-name="Таблица57.E6" office:value-type="string">
            <text:p text:style-name="P602">admis</text:p>
          </table:table-cell>
          <table:table-cell table:style-name="Таблица57.F6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adorer</text:p>
          </table:table-cell>
          <table:table-cell table:style-name="Таблица57.B7" office:value-type="string">
            <text:p text:style-name="P573">I</text:p>
          </table:table-cell>
          <table:table-cell table:style-name="Таблица57.C7" office:value-type="string">
            <text:p text:style-name="P534"/>
          </table:table-cell>
          <table:table-cell table:style-name="Таблица57.D7" office:value-type="string">
            <text:p text:style-name="P593"/>
          </table:table-cell>
          <table:table-cell table:style-name="Таблица57.E7" office:value-type="string">
            <text:p text:style-name="P593"/>
          </table:table-cell>
          <table:table-cell table:style-name="Таблица57.F7" office:value-type="string">
            <text:p text:style-name="P596">j'adore Paris!</text:p>
          </table:table-cell>
        </table:table-row>
        <table:table-row table:style-name="Таблица57.1">
          <table:table-cell table:style-name="Таблица57.A198" office:value-type="string">
            <text:p text:style-name="P241">aider</text:p>
          </table:table-cell>
          <table:table-cell table:style-name="Таблица57.B8" office:value-type="string">
            <text:p text:style-name="P572">I</text:p>
          </table:table-cell>
          <table:table-cell table:style-name="Таблица57.C8" office:value-type="string">
            <text:p text:style-name="P534"/>
          </table:table-cell>
          <table:table-cell table:style-name="Таблица57.D8" office:value-type="string">
            <text:p text:style-name="P596">j'aide</text:p>
          </table:table-cell>
          <table:table-cell table:style-name="Таблица57.E8" office:value-type="string">
            <text:p text:style-name="P596">j'ai aidé</text:p>
          </table:table-cell>
          <table:table-cell table:style-name="Таблица57.F8" office:value-type="string">
            <text:p text:style-name="P596">vous aidez les hommes seuls</text:p>
          </table:table-cell>
        </table:table-row>
        <table:table-row table:style-name="Таблица57.1">
          <table:table-cell table:style-name="Таблица57.A198" office:value-type="string">
            <text:p text:style-name="P241">aimer</text:p>
          </table:table-cell>
          <table:table-cell table:style-name="Таблица57.B9" office:value-type="string">
            <text:p text:style-name="P573">I</text:p>
          </table:table-cell>
          <table:table-cell table:style-name="Таблица57.C9" office:value-type="string">
            <text:p text:style-name="P535">любить</text:p>
          </table:table-cell>
          <table:table-cell table:style-name="Таблица57.D9" office:value-type="string">
            <text:p text:style-name="P598">j'aime</text:p>
            <text:p text:style-name="P598">ns aimons</text:p>
            <text:p text:style-name="P598">ils aiment</text:p>
          </table:table-cell>
          <table:table-cell table:style-name="Таблица57.E9" office:value-type="string">
            <text:p text:style-name="P598">j'ai aimé</text:p>
          </table:table-cell>
          <table:table-cell table:style-name="Таблица57.F9" office:value-type="string">
            <text:p text:style-name="P599">je t'aime</text:p>
            <text:p text:style-name="P593">Il a aimé sa sœur</text:p>
            <text:p text:style-name="P598">Ns n'avons pas aimé le poulet</text:p>
            <text:p text:style-name="P598">Je vous ai aimé</text:p>
            <text:p text:style-name="P600">J'ai aimé ce riz (понравился)</text:p>
          </table:table-cell>
        </table:table-row>
        <table:table-row table:style-name="Таблица57.1">
          <table:table-cell table:style-name="Таблица57.A198" office:value-type="string">
            <text:p text:style-name="P241">ajouter</text:p>
          </table:table-cell>
          <table:table-cell table:style-name="Таблица57.B10" office:value-type="string">
            <text:p text:style-name="P571">I</text:p>
          </table:table-cell>
          <table:table-cell table:style-name="Таблица57.C10" office:value-type="string">
            <text:p text:style-name="P536">добавлять</text:p>
          </table:table-cell>
          <table:table-cell table:style-name="Таблица57.D10" office:value-type="string">
            <text:p text:style-name="P595">j'ajoute</text:p>
            <text:p text:style-name="P595">ns ajoutons</text:p>
            <text:p text:style-name="P595">ils ajoutent</text:p>
          </table:table-cell>
          <table:table-cell table:style-name="Таблица57.E10" office:value-type="string">
            <text:p text:style-name="P595">j'ai ajouté</text:p>
          </table:table-cell>
          <table:table-cell table:style-name="Таблица57.F10" office:value-type="string">
            <text:p text:style-name="P595">il ajoute des haricots et une tomate</text:p>
          </table:table-cell>
        </table:table-row>
        <table:table-row table:style-name="Таблица57.1">
          <table:table-cell table:style-name="Таблица57.A198" office:value-type="string">
            <text:p text:style-name="P241">aller</text:p>
          </table:table-cell>
          <table:table-cell table:style-name="Таблица57.B11" office:value-type="string">
            <text:p text:style-name="P573">III</text:p>
          </table:table-cell>
          <table:table-cell table:style-name="Таблица57.C11" office:value-type="string">
            <text:p text:style-name="P534">идти, ехать</text:p>
          </table:table-cell>
          <table:table-cell table:style-name="Таблица57.D11" office:value-type="string">
            <text:p text:style-name="P601">je vais</text:p>
            <text:p text:style-name="P601">tu vas</text:p>
            <text:p text:style-name="P601">il va</text:p>
            <text:p text:style-name="P601">ns allons</text:p>
            <text:p text:style-name="P601">ils vont</text:p>
          </table:table-cell>
          <table:table-cell table:style-name="Таблица57.E11" office:value-type="string">
            <text:p text:style-name="P591">je suis allé(e)</text:p>
          </table:table-cell>
          <table:table-cell table:style-name="Таблица57.F11" office:value-type="string">
            <text:p text:style-name="P603">Il n'allait pas le faire<text:span text:style-name="T453"> </text:span></text:p>
            <text:p text:style-name="P603">(<text:span text:style-name="T336">Он не собирался это делать</text:span>)</text:p>
            <text:p text:style-name="P591">Je suis allée au par<text:span text:style-name="T389">c</text:span> hier</text:p>
            <text:p text:style-name="P591">j'allais écrire une lettre</text:p>
            <text:p text:style-name="P591">il est allé au magasin (он ходил в магазин)</text:p>
          </table:table-cell>
        </table:table-row>
        <table:table-row table:style-name="Таблица57.1">
          <table:table-cell table:style-name="Таблица57.A198" office:value-type="string">
            <text:p text:style-name="P241">améliorer</text:p>
          </table:table-cell>
          <table:table-cell table:style-name="Таблица57.B12" office:value-type="string">
            <text:p text:style-name="P573">I</text:p>
          </table:table-cell>
          <table:table-cell table:style-name="Таблица57.C12" office:value-type="string">
            <text:p text:style-name="P537">улучшать</text:p>
          </table:table-cell>
          <table:table-cell table:style-name="Таблица57.D12" office:value-type="string">
            <text:p text:style-name="P599">j'améliore</text:p>
            <text:p text:style-name="P599">ns améliorons</text:p>
            <text:p text:style-name="P599">ils améliorent</text:p>
          </table:table-cell>
          <table:table-cell table:style-name="Таблица57.E12" office:value-type="string">
            <text:p text:style-name="P599">j'ai amélioré</text:p>
          </table:table-cell>
          <table:table-cell table:style-name="Таблица57.F12" office:value-type="string">
            <text:p text:style-name="P595">il <text:span text:style-name="T337">amélior</text:span>e son repas</text:p>
          </table:table-cell>
        </table:table-row>
        <table:table-row table:style-name="Таблица57.1">
          <table:table-cell table:style-name="Таблица57.A198" office:value-type="string">
            <text:p text:style-name="P241">apercevoir</text:p>
          </table:table-cell>
          <table:table-cell table:style-name="Таблица57.B13" office:value-type="string">
            <text:p text:style-name="P573">III</text:p>
          </table:table-cell>
          <table:table-cell table:style-name="Таблица57.C13" office:value-type="string">
            <text:p text:style-name="P534">замечать</text:p>
          </table:table-cell>
          <table:table-cell table:style-name="Таблица57.D13" office:value-type="string">
            <text:p text:style-name="P602">j'aper<text:span text:style-name="T1">ç</text:span>ois</text:p>
            <text:p text:style-name="P602">ns apercevons</text:p>
            <text:p text:style-name="P602">ils aper<text:span text:style-name="T1">ç</text:span>oivent</text:p>
          </table:table-cell>
          <table:table-cell table:style-name="Таблица57.E13" office:value-type="string">
            <text:p text:style-name="P602">aper<text:span text:style-name="T1">ç</text:span>u</text:p>
          </table:table-cell>
          <table:table-cell table:style-name="Таблица57.F13" office:value-type="string">
            <text:p text:style-name="P591"/>
          </table:table-cell>
        </table:table-row>
        <table:table-row table:style-name="Таблица57.1">
          <table:table-cell table:style-name="Таблица57.A198" office:value-type="string">
            <text:p text:style-name="P289">appara<text:span text:style-name="T1">î</text:span>tre</text:p>
          </table:table-cell>
          <table:table-cell table:style-name="Таблица57.B14" office:value-type="string">
            <text:p text:style-name="P573">III</text:p>
          </table:table-cell>
          <table:table-cell table:style-name="Таблица57.C14" office:value-type="string">
            <text:p text:style-name="P538">появляться</text:p>
          </table:table-cell>
          <table:table-cell table:style-name="Таблица57.D14" office:value-type="string">
            <text:p text:style-name="P602">j'apparais</text:p>
            <text:p text:style-name="P602">ns apparai<text:span text:style-name="T454">ssons</text:span></text:p>
          </table:table-cell>
          <table:table-cell table:style-name="Таблица57.E14" office:value-type="string">
            <text:p text:style-name="P604">apparu</text:p>
          </table:table-cell>
          <table:table-cell table:style-name="Таблица57.F14" office:value-type="string">
            <text:p text:style-name="P591"/>
          </table:table-cell>
        </table:table-row>
        <table:table-row table:style-name="Таблица57.1">
          <table:table-cell table:style-name="Таблица57.A198" office:value-type="string">
            <text:p text:style-name="P241">appartenir</text:p>
          </table:table-cell>
          <table:table-cell table:style-name="Таблица57.B15" office:value-type="string">
            <text:p text:style-name="P574">III</text:p>
          </table:table-cell>
          <table:table-cell table:style-name="Таблица57.C15" office:value-type="string">
            <text:p text:style-name="P534">принадлежать</text:p>
          </table:table-cell>
          <table:table-cell table:style-name="Таблица57.D15" office:value-type="string">
            <text:p text:style-name="P604">j'appartiens</text:p>
            <text:p text:style-name="P604">ns appartenons</text:p>
            <text:p text:style-name="P604">ils appartiennent</text:p>
          </table:table-cell>
          <table:table-cell table:style-name="Таблица57.E15" office:value-type="string">
            <text:p text:style-name="P604">appartenu</text:p>
          </table:table-cell>
          <table:table-cell table:style-name="Таблица57.F15" office:value-type="string">
            <text:p text:style-name="P591"/>
          </table:table-cell>
        </table:table-row>
        <table:table-row table:style-name="Таблица57.1">
          <table:table-cell table:style-name="Таблица57.A16" office:value-type="string">
            <text:p text:style-name="P241">appeler</text:p>
          </table:table-cell>
          <table:table-cell table:style-name="Таблица57.B16" office:value-type="string">
            <text:p text:style-name="P575">I</text:p>
          </table:table-cell>
          <table:table-cell table:style-name="Таблица57.C16" office:value-type="string">
            <text:p text:style-name="P539">звать</text:p>
          </table:table-cell>
          <table:table-cell table:style-name="Таблица57.D16" office:value-type="string">
            <text:p text:style-name="P593"/>
          </table:table-cell>
          <table:table-cell table:style-name="Таблица57.E16" office:value-type="string">
            <text:p text:style-name="P593"/>
          </table:table-cell>
          <table:table-cell table:style-name="Таблица57.F16" office:value-type="string">
            <text:p text:style-name="P591">Pourquoi m'avez-vous appelé?</text:p>
            <text:p text:style-name="P591">Elle a appelé hier</text:p>
            <text:p text:style-name="P591">Elle a appelé un docteur</text:p>
          </table:table-cell>
        </table:table-row>
        <table:table-row table:style-name="Таблица57.1">
          <table:table-cell table:style-name="Таблица57.A198" office:value-type="string">
            <text:p text:style-name="P241">apporter</text:p>
          </table:table-cell>
          <table:table-cell table:style-name="Таблица57.B17" office:value-type="string">
            <text:p text:style-name="P571">I</text:p>
          </table:table-cell>
          <table:table-cell table:style-name="Таблица57.C17" office:value-type="string">
            <text:p text:style-name="P534"/>
          </table:table-cell>
          <table:table-cell table:style-name="Таблица57.D17" office:value-type="string">
            <text:p text:style-name="P595">j'apporte</text:p>
            <text:p text:style-name="P595">ns apportons</text:p>
            <text:p text:style-name="P595">ils apportent</text:p>
          </table:table-cell>
          <table:table-cell table:style-name="Таблица57.E17" office:value-type="string">
            <text:p text:style-name="P595">j'ai apporté</text:p>
          </table:table-cell>
          <table:table-cell table:style-name="Таблица57.F17" office:value-type="string">
            <text:p text:style-name="P591">j'apporte des fraises at du vin</text:p>
            <text:p text:style-name="P591">le chat apporte une souris</text:p>
          </table:table-cell>
        </table:table-row>
        <table:table-row table:style-name="Таблица57.1">
          <table:table-cell table:style-name="Таблица57.A18" office:value-type="string">
            <text:p text:style-name="P241">apprendre</text:p>
          </table:table-cell>
          <table:table-cell table:style-name="Таблица57.B18" office:value-type="string">
            <text:p text:style-name="P575">III</text:p>
          </table:table-cell>
          <table:table-cell table:style-name="Таблица57.C18" office:value-type="string">
            <text:p text:style-name="P534">учить, изучать</text:p>
          </table:table-cell>
          <table:table-cell table:style-name="Таблица57.D18" office:value-type="string">
            <text:p text:style-name="P609">j'apprends</text:p>
            <text:p text:style-name="P609">il apprend</text:p>
            <text:p text:style-name="P609">ns apprenons</text:p>
            <text:p text:style-name="P609">ils apprennent</text:p>
          </table:table-cell>
          <table:table-cell table:style-name="Таблица57.E18" office:value-type="string">
            <text:p text:style-name="P609">appris</text:p>
          </table:table-cell>
          <table:table-cell table:style-name="Таблица57.F18" office:value-type="string">
            <text:p text:style-name="P591"/>
          </table:table-cell>
        </table:table-row>
        <table:table-row table:style-name="Таблица57.1">
          <table:table-cell table:style-name="Таблица57.A19" office:value-type="string">
            <text:p text:style-name="P241">approcher</text:p>
          </table:table-cell>
          <table:table-cell table:style-name="Таблица57.B19" office:value-type="string">
            <text:p text:style-name="P575">I</text:p>
          </table:table-cell>
          <table:table-cell table:style-name="Таблица57.C19" office:value-type="string">
            <text:p text:style-name="P539">приближаться</text:p>
          </table:table-cell>
          <table:table-cell table:style-name="Таблица57.D19" office:value-type="string">
            <text:p text:style-name="P593"/>
          </table:table-cell>
          <table:table-cell table:style-name="Таблица57.E19" office:value-type="string">
            <text:p text:style-name="P593"/>
          </table:table-cell>
          <table:table-cell table:style-name="Таблица57.F19" office:value-type="string">
            <text:p text:style-name="P591"/>
          </table:table-cell>
        </table:table-row>
        <table:table-row table:style-name="Таблица57.1">
          <table:table-cell table:style-name="Таблица57.A20" office:value-type="string">
            <text:p text:style-name="P241">arrêter</text:p>
          </table:table-cell>
          <table:table-cell table:style-name="Таблица57.B20" office:value-type="string">
            <text:p text:style-name="P575">I</text:p>
          </table:table-cell>
          <table:table-cell table:style-name="Таблица57.C20" office:value-type="string">
            <text:p text:style-name="P540">останавливать</text:p>
          </table:table-cell>
          <table:table-cell table:style-name="Таблица57.D20" office:value-type="string">
            <text:p text:style-name="P593"/>
          </table:table-cell>
          <table:table-cell table:style-name="Таблица57.E20" office:value-type="string">
            <text:p text:style-name="P593"/>
          </table:table-cell>
          <table:table-cell table:style-name="Таблица57.F20" office:value-type="string">
            <text:p text:style-name="P591">Il a arrêté la voiture.</text:p>
            <text:p text:style-name="P591">elle a arrêté sa carrière</text:p>
            <text:p text:style-name="P591">l'horloge c'est arrêtée (ча<text:span text:style-name="T455">с</text:span>ы остановились)</text:p>
            <text:p text:style-name="P605">Il a arrêté <text:span text:style-name="T45">d'ecrire</text:span> pendant un an</text:p>
          </table:table-cell>
        </table:table-row>
        <table:table-row table:style-name="Таблица57.1">
          <table:table-cell table:style-name="Таблица57.A198" office:value-type="string">
            <text:p text:style-name="P241">arriver</text:p>
          </table:table-cell>
          <table:table-cell table:style-name="Таблица57.B21" office:value-type="string">
            <text:p text:style-name="P578">I</text:p>
          </table:table-cell>
          <table:table-cell table:style-name="Таблица57.C21" office:value-type="string">
            <text:p text:style-name="P541">прибывать</text:p>
          </table:table-cell>
          <table:table-cell table:style-name="Таблица57.D21" office:value-type="string">
            <text:p text:style-name="P606">j'arrive</text:p>
            <text:p text:style-name="P606">ns arrivons</text:p>
            <text:p text:style-name="P606">ils arrivent</text:p>
          </table:table-cell>
          <table:table-cell table:style-name="Таблица57.E21" office:value-type="string">
            <text:p text:style-name="P606">je suis arrivé(e)</text:p>
            <text:p text:style-name="P606"/>
            <text:p text:style-name="P593"/>
          </table:table-cell>
          <table:table-cell table:style-name="Таблица57.F21" office:value-type="string">
            <text:p text:style-name="P606">Il est arrivé au même moment</text:p>
            <text:p text:style-name="P607">ns somme arrivés</text:p>
            <text:p text:style-name="P608">Tu es arrivé avec elle</text:p>
          </table:table-cell>
        </table:table-row>
        <table:table-row table:style-name="Таблица57.1">
          <table:table-cell table:style-name="Таблица57.A198" office:value-type="string">
            <text:p text:style-name="P241"><text:span text:style-name="T457">a</text:span><text:span text:style-name="T458">sseoir</text:span></text:p>
          </table:table-cell>
          <table:table-cell table:style-name="Таблица57.B22" office:value-type="string">
            <text:p text:style-name="P576">III</text:p>
          </table:table-cell>
          <table:table-cell table:style-name="Таблица57.C22" office:value-type="string">
            <text:p text:style-name="P534">сидеть, усаживать</text:p>
          </table:table-cell>
          <table:table-cell table:style-name="Таблица57.D22" office:value-type="string">
            <text:p text:style-name="P610">j'assieds</text:p>
            <text:p text:style-name="P610">j'assois</text:p>
            <text:p text:style-name="P610">ns asseyons</text:p>
            <text:p text:style-name="P610">ns assoyons</text:p>
            <text:p text:style-name="P610">ils asseyent</text:p>
            <text:p text:style-name="P610">ils assoient</text:p>
          </table:table-cell>
          <table:table-cell table:style-name="Таблица57.E22" office:value-type="string">
            <text:p text:style-name="P610">assis</text:p>
          </table:table-cell>
          <table:table-cell table:style-name="Таблица57.F22" office:value-type="string">
            <text:p text:style-name="P593"/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41">attendre</text:p>
          </table:table-cell>
          <table:table-cell table:style-name="Таблица57.B23" office:value-type="string">
            <text:p text:style-name="P577">III</text:p>
          </table:table-cell>
          <table:table-cell table:style-name="Таблица57.C23" office:value-type="string">
            <text:p text:style-name="P534">ждать</text:p>
          </table:table-cell>
          <table:table-cell table:style-name="Таблица57.D23" office:value-type="string">
            <text:p text:style-name="P599">j'attends</text:p>
            <text:p text:style-name="P599">il attend</text:p>
            <text:p text:style-name="P599">ns attendons</text:p>
            <text:p text:style-name="P599">ils attendent</text:p>
          </table:table-cell>
          <table:table-cell table:style-name="Таблица57.E23" office:value-type="string">
            <text:p text:style-name="P599">j'ai attendu</text:p>
          </table:table-cell>
          <table:table-cell table:style-name="Таблица57.F23" office:value-type="string">
            <text:p text:style-name="P591">ils m'attendent</text:p>
            <text:p text:style-name="P591">le tigre attend le repas</text:p>
            <text:p text:style-name="P591">j'attends mes enfants</text:p>
          </table:table-cell>
        </table:table-row>
        <table:table-row table:style-name="Таблица57.1">
          <table:table-cell table:style-name="Таблица57.A198" office:value-type="string">
            <text:p text:style-name="P241">avoir</text:p>
          </table:table-cell>
          <table:table-cell table:style-name="Таблица57.B24" office:value-type="string">
            <text:p text:style-name="P569">III</text:p>
          </table:table-cell>
          <table:table-cell table:style-name="Таблица57.C24" office:value-type="string">
            <text:p text:style-name="P569"/>
          </table:table-cell>
          <table:table-cell table:style-name="Таблица57.D24" office:value-type="string">
            <text:p text:style-name="P613">j'ai</text:p>
            <text:p text:style-name="P613">tu as</text:p>
            <text:p text:style-name="P613">il a</text:p>
            <text:p text:style-name="P613">ns avons</text:p>
            <text:p text:style-name="P613">vs avez</text:p>
            <text:p text:style-name="P613">il ont</text:p>
          </table:table-cell>
          <table:table-cell table:style-name="Таблица57.E24" office:value-type="string">
            <text:p text:style-name="P611">j'ai eu</text:p>
          </table:table-cell>
          <table:table-cell table:style-name="Таблица57.F24" office:value-type="string">
            <text:p text:style-name="P593">J'ai eu un cadeau pour mon anniversaire</text:p>
            <text:p text:style-name="P593">ils avaient un chat</text:p>
            <text:p text:style-name="P612">Nous avons déjà eu un gâteau (У на<text:span text:style-name="T456">c</text:span> уже был торт)</text:p>
          </table:table-cell>
        </table:table-row>
        <table:table-row table:style-name="Таблица57.1">
          <table:table-cell table:style-name="Таблица57.A198" office:value-type="string">
            <text:p text:style-name="P241"/>
          </table:table-cell>
          <table:table-cell table:style-name="Таблица57.B25" office:value-type="string">
            <text:p text:style-name="P569"/>
          </table:table-cell>
          <table:table-cell table:style-name="Таблица57.C25" office:value-type="string">
            <text:p text:style-name="P534"/>
          </table:table-cell>
          <table:table-cell table:style-name="Таблица57.D25" office:value-type="string">
            <text:p text:style-name="P593"/>
          </table:table-cell>
          <table:table-cell table:style-name="Таблица57.E25" office:value-type="string">
            <text:p text:style-name="P593"/>
          </table:table-cell>
          <table:table-cell table:style-name="Таблица57.F25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battre</text:p>
          </table:table-cell>
          <table:table-cell table:style-name="Таблица57.B26" office:value-type="string">
            <text:p text:style-name="P569"/>
          </table:table-cell>
          <table:table-cell table:style-name="Таблица57.C26" office:value-type="string">
            <text:p text:style-name="P534">бить</text:p>
          </table:table-cell>
          <table:table-cell table:style-name="Таблица57.D26" office:value-type="string">
            <text:p text:style-name="P593"/>
          </table:table-cell>
          <table:table-cell table:style-name="Таблица57.E26" office:value-type="string">
            <text:p text:style-name="P593"/>
          </table:table-cell>
          <table:table-cell table:style-name="Таблица57.F26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boire</text:p>
          </table:table-cell>
          <table:table-cell table:style-name="Таблица57.B27" office:value-type="string">
            <text:p text:style-name="P569">III</text:p>
          </table:table-cell>
          <table:table-cell table:style-name="Таблица57.C27" office:value-type="string">
            <text:p text:style-name="P534">пить</text:p>
          </table:table-cell>
          <table:table-cell table:style-name="Таблица57.D27" office:value-type="string">
            <text:p text:style-name="P593">je bois</text:p>
            <text:p text:style-name="P593">ns buvons</text:p>
            <text:p text:style-name="P593">ils boivent</text:p>
          </table:table-cell>
          <table:table-cell table:style-name="Таблица57.E27" office:value-type="string">
            <text:p text:style-name="P593">j'ai bu</text:p>
            <text:p text:style-name="P593"/>
          </table:table-cell>
          <table:table-cell table:style-name="Таблица57.F27" office:value-type="string">
            <text:p text:style-name="P616">elles boivent du lait</text:p>
            <text:p text:style-name="P593">tu as bu huit verres de jus</text:p>
            <text:p text:style-name="P593">il a bu un verre de vin rouge</text:p>
            <text:p text:style-name="P593">elles ont bu du lait avec leurs amis</text:p>
            <text:p text:style-name="P617">Hier j'ai bu du vin</text:p>
          </table:table-cell>
        </table:table-row>
        <table:table-row table:style-name="Таблица57.1">
          <table:table-cell table:style-name="Таблица57.A198" office:value-type="string">
            <text:p text:style-name="P241">bouillir</text:p>
          </table:table-cell>
          <table:table-cell table:style-name="Таблица57.B28" office:value-type="string">
            <text:p text:style-name="P569"/>
          </table:table-cell>
          <table:table-cell table:style-name="Таблица57.C28" office:value-type="string">
            <text:p text:style-name="P534">кипеть</text:p>
          </table:table-cell>
          <table:table-cell table:style-name="Таблица57.D28" office:value-type="string">
            <text:p text:style-name="P593"/>
          </table:table-cell>
          <table:table-cell table:style-name="Таблица57.E28" office:value-type="string">
            <text:p text:style-name="P593"/>
          </table:table-cell>
          <table:table-cell table:style-name="Таблица57.F28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bronzer</text:p>
          </table:table-cell>
          <table:table-cell table:style-name="Таблица57.B29" office:value-type="string">
            <text:p text:style-name="P569">I</text:p>
          </table:table-cell>
          <table:table-cell table:style-name="Таблица57.C29" office:value-type="string">
            <text:p text:style-name="P534"/>
          </table:table-cell>
          <table:table-cell table:style-name="Таблица57.D29" office:value-type="string">
            <text:p text:style-name="P593"/>
          </table:table-cell>
          <table:table-cell table:style-name="Таблица57.E29" office:value-type="string">
            <text:p text:style-name="P593"/>
          </table:table-cell>
          <table:table-cell table:style-name="Таблица57.F29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/>
          </table:table-cell>
          <table:table-cell table:style-name="Таблица57.B30" office:value-type="string">
            <text:p text:style-name="P569"/>
          </table:table-cell>
          <table:table-cell table:style-name="Таблица57.C30" office:value-type="string">
            <text:p text:style-name="P534"/>
          </table:table-cell>
          <table:table-cell table:style-name="Таблица57.D30" office:value-type="string">
            <text:p text:style-name="P593"/>
          </table:table-cell>
          <table:table-cell table:style-name="Таблица57.E30" office:value-type="string">
            <text:p text:style-name="P593"/>
          </table:table-cell>
          <table:table-cell table:style-name="Таблица57.F30" office:value-type="string">
            <text:p text:style-name="P593"/>
          </table:table-cell>
        </table:table-row>
        <table:table-row table:style-name="Таблица57.1">
          <table:table-cell table:style-name="Таблица57.A32" office:value-type="string">
            <text:p text:style-name="P241">casser (se)</text:p>
          </table:table-cell>
          <table:table-cell table:style-name="Таблица57.B31" office:value-type="string">
            <text:p text:style-name="P572">I</text:p>
          </table:table-cell>
          <table:table-cell table:style-name="Таблица57.C31" office:value-type="string">
            <text:p text:style-name="P542">разбивать</text:p>
          </table:table-cell>
          <table:table-cell table:style-name="Таблица57.D31" office:value-type="string">
            <text:p text:style-name="P596">je casse</text:p>
            <text:p text:style-name="P596">ns cassons</text:p>
          </table:table-cell>
          <table:table-cell table:style-name="Таблица57.E31" office:value-type="string">
            <text:p text:style-name="P596">j'ai cassé</text:p>
          </table:table-cell>
          <table:table-cell table:style-name="Таблица57.F31" office:value-type="string">
            <text:p text:style-name="P596">ça casse</text:p>
          </table:table-cell>
        </table:table-row>
        <table:table-row table:style-name="Таблица57.1">
          <table:table-cell table:style-name="Таблица57.A32" office:value-type="string">
            <text:p text:style-name="P241">choisir</text:p>
          </table:table-cell>
          <table:table-cell table:style-name="Таблица57.B32" office:value-type="string">
            <text:p text:style-name="P568"/>
          </table:table-cell>
          <table:table-cell table:style-name="Таблица57.C32" office:value-type="string">
            <text:p text:style-name="P568">выбирать</text:p>
          </table:table-cell>
          <table:table-cell table:style-name="Таблица57.D32" office:value-type="string">
            <text:p text:style-name="P596"/>
          </table:table-cell>
          <table:table-cell table:style-name="Таблица57.E32" office:value-type="string">
            <text:p text:style-name="P596"/>
          </table:table-cell>
          <table:table-cell table:style-name="Таблица57.F32" office:value-type="string">
            <text:p text:style-name="P618">Il a bien choisi la date</text:p>
            <text:p text:style-name="P597">C'est vous, qui avez choisi</text:p>
          </table:table-cell>
        </table:table-row>
        <table:table-row table:style-name="Таблица57.1">
          <table:table-cell table:style-name="Таблица57.A198" office:value-type="string">
            <text:p text:style-name="P241">combattre</text:p>
          </table:table-cell>
          <table:table-cell table:style-name="Таблица57.B33" office:value-type="string">
            <text:p text:style-name="P569"/>
          </table:table-cell>
          <table:table-cell table:style-name="Таблица57.C33" office:value-type="string">
            <text:p text:style-name="P534">сражаться</text:p>
          </table:table-cell>
          <table:table-cell table:style-name="Таблица57.D33" office:value-type="string">
            <text:p text:style-name="P593"/>
          </table:table-cell>
          <table:table-cell table:style-name="Таблица57.E33" office:value-type="string">
            <text:p text:style-name="P593"/>
          </table:table-cell>
          <table:table-cell table:style-name="Таблица57.F33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commander</text:p>
          </table:table-cell>
          <table:table-cell table:style-name="Таблица57.B34" office:value-type="string">
            <text:p text:style-name="P572">I</text:p>
          </table:table-cell>
          <table:table-cell table:style-name="Таблица57.C34" office:value-type="string">
            <text:p text:style-name="P534"/>
          </table:table-cell>
          <table:table-cell table:style-name="Таблица57.D34" office:value-type="string">
            <text:p text:style-name="P596">je commande</text:p>
            <text:p text:style-name="P596">ns commandons</text:p>
          </table:table-cell>
          <table:table-cell table:style-name="Таблица57.E34" office:value-type="string">
            <text:p text:style-name="P596">j'ai commandé</text:p>
          </table:table-cell>
          <table:table-cell table:style-name="Таблица57.F34" office:value-type="string">
            <text:p text:style-name="P596">je commande mon repas</text:p>
          </table:table-cell>
        </table:table-row>
        <table:table-row table:style-name="Таблица57.1">
          <table:table-cell table:style-name="Таблица57.A198" office:value-type="string">
            <text:p text:style-name="P241">commencer</text:p>
          </table:table-cell>
          <table:table-cell table:style-name="Таблица57.B35" office:value-type="string">
            <text:p text:style-name="P569"/>
          </table:table-cell>
          <table:table-cell table:style-name="Таблица57.C35" office:value-type="string">
            <text:p text:style-name="P543">начинать</text:p>
          </table:table-cell>
          <table:table-cell table:style-name="Таблица57.D35" office:value-type="string">
            <text:p text:style-name="P593"/>
          </table:table-cell>
          <table:table-cell table:style-name="Таблица57.E35" office:value-type="string">
            <text:p text:style-name="P593"/>
          </table:table-cell>
          <table:table-cell table:style-name="Таблица57.F35" office:value-type="string">
            <text:p text:style-name="P619">La fête a commencé aujourd'hui</text:p>
          </table:table-cell>
        </table:table-row>
        <table:table-row table:style-name="Таблица57.1">
          <table:table-cell table:style-name="Таблица57.A198" office:value-type="string">
            <text:p text:style-name="P241">comprendre</text:p>
          </table:table-cell>
          <table:table-cell table:style-name="Таблица57.B36" office:value-type="string">
            <text:p text:style-name="P569"/>
          </table:table-cell>
          <table:table-cell table:style-name="Таблица57.C36" office:value-type="string">
            <text:p text:style-name="P534">понимать</text:p>
          </table:table-cell>
          <table:table-cell table:style-name="Таблица57.D36" office:value-type="string">
            <text:p text:style-name="P593"/>
          </table:table-cell>
          <table:table-cell table:style-name="Таблица57.E36" office:value-type="string">
            <text:p text:style-name="P593"/>
          </table:table-cell>
          <table:table-cell table:style-name="Таблица57.F36" office:value-type="string">
            <text:p text:style-name="P593"/>
          </table:table-cell>
        </table:table-row>
        <table:table-row table:style-name="Таблица57.1">
          <table:table-cell table:style-name="Таблица57.A37" office:value-type="string">
            <text:p text:style-name="P241">concevoir</text:p>
          </table:table-cell>
          <table:table-cell table:style-name="Таблица57.B37" office:value-type="string">
            <text:p text:style-name="P569"/>
          </table:table-cell>
          <table:table-cell table:style-name="Таблица57.C37" office:value-type="string">
            <text:p text:style-name="P534">задумывать</text:p>
          </table:table-cell>
          <table:table-cell table:style-name="Таблица57.D37" office:value-type="string">
            <text:p text:style-name="P593"/>
          </table:table-cell>
          <table:table-cell table:style-name="Таблица57.E37" office:value-type="string">
            <text:p text:style-name="P593"/>
          </table:table-cell>
          <table:table-cell table:style-name="Таблица57.F37" office:value-type="string">
            <text:p text:style-name="P593"/>
          </table:table-cell>
        </table:table-row>
        <table:table-row table:style-name="Таблица57.1">
          <table:table-cell table:style-name="Таблица57.A38" office:value-type="string">
            <text:p text:style-name="P241">conduire</text:p>
          </table:table-cell>
          <table:table-cell table:style-name="Таблица57.B38" office:value-type="string">
            <text:p text:style-name="P569"/>
          </table:table-cell>
          <table:table-cell table:style-name="Таблица57.C38" office:value-type="string">
            <text:p text:style-name="P569"><text:span text:style-name="T139">вести, </text:span><text:span text:style-name="T144">управлять</text:span></text:p>
          </table:table-cell>
          <table:table-cell table:style-name="Таблица57.D38" office:value-type="string">
            <text:p text:style-name="P593"/>
          </table:table-cell>
          <table:table-cell table:style-name="Таблица57.E38" office:value-type="string">
            <text:p text:style-name="P593"/>
          </table:table-cell>
          <table:table-cell table:style-name="Таблица57.F38" office:value-type="string">
            <text:p text:style-name="P620">Elle a conduit comme ça?<text:span text:style-name="T465"> (Она водила так?)</text:span></text:p>
            <text:p text:style-name="P620">Vous l'avez conduite chez elle (Вы ее привезли к ней)</text:p>
          </table:table-cell>
        </table:table-row>
        <table:table-row table:style-name="Таблица57.1">
          <table:table-cell table:style-name="Таблица57.A198" office:value-type="string">
            <text:p text:style-name="P241">connaître</text:p>
          </table:table-cell>
          <table:table-cell table:style-name="Таблица57.B39" office:value-type="string">
            <text:p text:style-name="P579">III</text:p>
          </table:table-cell>
          <table:table-cell table:style-name="Таблица57.C39" office:value-type="string">
            <text:p text:style-name="P534">знать, понимать</text:p>
          </table:table-cell>
          <table:table-cell table:style-name="Таблица57.D39" office:value-type="string">
            <text:p text:style-name="P614">je connais</text:p>
            <text:p text:style-name="P614">ns conaissons</text:p>
            <text:p text:style-name="P614">ils connaissent</text:p>
          </table:table-cell>
          <table:table-cell table:style-name="Таблица57.E39" office:value-type="string">
            <text:p text:style-name="P614">j'ai connu</text:p>
          </table:table-cell>
          <table:table-cell table:style-name="Таблица57.F39" office:value-type="string">
            <text:p text:style-name="P614">vs vs connaissez</text:p>
          </table:table-cell>
        </table:table-row>
        <table:table-row table:style-name="Таблица57.1">
          <table:table-cell table:style-name="Таблица57.A198" office:value-type="string">
            <text:p text:style-name="P241">construire</text:p>
          </table:table-cell>
          <table:table-cell table:style-name="Таблица57.B40" office:value-type="string">
            <text:p text:style-name="P569"/>
          </table:table-cell>
          <table:table-cell table:style-name="Таблица57.C40" office:value-type="string">
            <text:p text:style-name="P534">строить</text:p>
          </table:table-cell>
          <table:table-cell table:style-name="Таблица57.D40" office:value-type="string">
            <text:p text:style-name="P593"/>
          </table:table-cell>
          <table:table-cell table:style-name="Таблица57.E40" office:value-type="string">
            <text:p text:style-name="P593"/>
          </table:table-cell>
          <table:table-cell table:style-name="Таблица57.F40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contenir</text:p>
          </table:table-cell>
          <table:table-cell table:style-name="Таблица57.B41" office:value-type="string">
            <text:p text:style-name="P569">III</text:p>
          </table:table-cell>
          <table:table-cell table:style-name="Таблица57.C41" office:value-type="string">
            <text:p text:style-name="P534">содержать</text:p>
          </table:table-cell>
          <table:table-cell table:style-name="Таблица57.D41" office:value-type="string">
            <text:p text:style-name="P593"/>
          </table:table-cell>
          <table:table-cell table:style-name="Таблица57.E41" office:value-type="string">
            <text:p text:style-name="P593"/>
          </table:table-cell>
          <table:table-cell table:style-name="Таблица57.F41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continuer</text:p>
          </table:table-cell>
          <table:table-cell table:style-name="Таблица57.B42" office:value-type="string">
            <text:p text:style-name="P569">I</text:p>
          </table:table-cell>
          <table:table-cell table:style-name="Таблица57.C42" office:value-type="string">
            <text:p text:style-name="P544">продолжать</text:p>
          </table:table-cell>
          <table:table-cell table:style-name="Таблица57.D42" office:value-type="string">
            <text:p text:style-name="P593"/>
          </table:table-cell>
          <table:table-cell table:style-name="Таблица57.E42" office:value-type="string">
            <text:p text:style-name="P593"/>
          </table:table-cell>
          <table:table-cell table:style-name="Таблица57.F42" office:value-type="string">
            <text:p text:style-name="P593">je continue</text:p>
          </table:table-cell>
        </table:table-row>
        <table:table-row table:style-name="Таблица57.1">
          <table:table-cell table:style-name="Таблица57.A198" office:value-type="string">
            <text:p text:style-name="P241">contredire</text:p>
          </table:table-cell>
          <table:table-cell table:style-name="Таблица57.B43" office:value-type="string">
            <text:p text:style-name="P569"/>
          </table:table-cell>
          <table:table-cell table:style-name="Таблица57.C43" office:value-type="string">
            <text:p text:style-name="P534">противоречить</text:p>
          </table:table-cell>
          <table:table-cell table:style-name="Таблица57.D43" office:value-type="string">
            <text:p text:style-name="P593"/>
          </table:table-cell>
          <table:table-cell table:style-name="Таблица57.E43" office:value-type="string">
            <text:p text:style-name="P593"/>
          </table:table-cell>
          <table:table-cell table:style-name="Таблица57.F43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contrevenir</text:p>
          </table:table-cell>
          <table:table-cell table:style-name="Таблица57.B44" office:value-type="string">
            <text:p text:style-name="P569"/>
          </table:table-cell>
          <table:table-cell table:style-name="Таблица57.C44" office:value-type="string">
            <text:p text:style-name="P534">нарушать</text:p>
          </table:table-cell>
          <table:table-cell table:style-name="Таблица57.D44" office:value-type="string">
            <text:p text:style-name="P593"/>
          </table:table-cell>
          <table:table-cell table:style-name="Таблица57.E44" office:value-type="string">
            <text:p text:style-name="P593"/>
          </table:table-cell>
          <table:table-cell table:style-name="Таблица57.F44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convenir</text:p>
          </table:table-cell>
          <table:table-cell table:style-name="Таблица57.B45" office:value-type="string">
            <text:p text:style-name="P569"/>
          </table:table-cell>
          <table:table-cell table:style-name="Таблица57.C45" office:value-type="string">
            <text:p text:style-name="P534">соответствовать</text:p>
          </table:table-cell>
          <table:table-cell table:style-name="Таблица57.D45" office:value-type="string">
            <text:p text:style-name="P593"/>
          </table:table-cell>
          <table:table-cell table:style-name="Таблица57.E45" office:value-type="string">
            <text:p text:style-name="P593"/>
          </table:table-cell>
          <table:table-cell table:style-name="Таблица57.F45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coudre</text:p>
          </table:table-cell>
          <table:table-cell table:style-name="Таблица57.B46" office:value-type="string">
            <text:p text:style-name="P569"/>
          </table:table-cell>
          <table:table-cell table:style-name="Таблица57.C46" office:value-type="string">
            <text:p text:style-name="P534">шить</text:p>
          </table:table-cell>
          <table:table-cell table:style-name="Таблица57.D46" office:value-type="string">
            <text:p text:style-name="P593"/>
          </table:table-cell>
          <table:table-cell table:style-name="Таблица57.E46" office:value-type="string">
            <text:p text:style-name="P593"/>
          </table:table-cell>
          <table:table-cell table:style-name="Таблица57.F46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39">courir</text:span></text:span></text:p>
          </table:table-cell>
          <table:table-cell table:style-name="Таблица57.B47" office:value-type="string">
            <text:p text:style-name="P572">III</text:p>
          </table:table-cell>
          <table:table-cell table:style-name="Таблица57.C47" office:value-type="string">
            <text:p text:style-name="P534">бегать</text:p>
          </table:table-cell>
          <table:table-cell table:style-name="Таблица57.D47" office:value-type="string">
            <text:p text:style-name="P596">je cours</text:p>
            <text:p text:style-name="P596">ns courons</text:p>
            <text:p text:style-name="P596">ils courent</text:p>
          </table:table-cell>
          <table:table-cell table:style-name="Таблица57.E47" office:value-type="string">
            <text:p text:style-name="P596">j'ai couru</text:p>
          </table:table-cell>
          <table:table-cell table:style-name="Таблица57.F47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39">couvrir</text:span></text:span></text:p>
          </table:table-cell>
          <table:table-cell table:style-name="Таблица57.B48" office:value-type="string">
            <text:p text:style-name="P569"/>
          </table:table-cell>
          <table:table-cell table:style-name="Таблица57.C48" office:value-type="string">
            <text:p text:style-name="P534">покрывать, закрывать</text:p>
          </table:table-cell>
          <table:table-cell table:style-name="Таблица57.D48" office:value-type="string">
            <text:p text:style-name="P593"/>
          </table:table-cell>
          <table:table-cell table:style-name="Таблица57.E48" office:value-type="string">
            <text:p text:style-name="P593"/>
          </table:table-cell>
          <table:table-cell table:style-name="Таблица57.F48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39">craindre</text:span></text:span></text:p>
          </table:table-cell>
          <table:table-cell table:style-name="Таблица57.B49" office:value-type="string">
            <text:p text:style-name="P569"/>
          </table:table-cell>
          <table:table-cell table:style-name="Таблица57.C49" office:value-type="string">
            <text:p text:style-name="P534">опасаться</text:p>
          </table:table-cell>
          <table:table-cell table:style-name="Таблица57.D49" office:value-type="string">
            <text:p text:style-name="P593"/>
          </table:table-cell>
          <table:table-cell table:style-name="Таблица57.E49" office:value-type="string">
            <text:p text:style-name="P593"/>
          </table:table-cell>
          <table:table-cell table:style-name="Таблица57.F49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39">croire</text:span></text:span></text:p>
          </table:table-cell>
          <table:table-cell table:style-name="Таблица57.B50" office:value-type="string">
            <text:p text:style-name="P569"/>
          </table:table-cell>
          <table:table-cell table:style-name="Таблица57.C50" office:value-type="string">
            <text:p text:style-name="P534">верить, полагать</text:p>
          </table:table-cell>
          <table:table-cell table:style-name="Таблица57.D50" office:value-type="string">
            <text:p text:style-name="P621">je crois</text:p>
            <text:p text:style-name="P621">ns croyons</text:p>
            <text:p text:style-name="P621">ils croient</text:p>
          </table:table-cell>
          <table:table-cell table:style-name="Таблица57.E50" office:value-type="string">
            <text:p text:style-name="P622">j'ai cru</text:p>
          </table:table-cell>
          <table:table-cell table:style-name="Таблица57.F50" office:value-type="string">
            <text:p text:style-name="P623">Personne ne m'a cru au début (Никто не поверил мне сначала)</text:p>
            <text:p text:style-name="P623">Nous ne les avons pas crues (мы им не поверили)</text:p>
            <text:p text:style-name="P622">Je crois que j'ai oublié la clé</text:p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39">cueillir</text:span></text:span></text:p>
          </table:table-cell>
          <table:table-cell table:style-name="Таблица57.B51" office:value-type="string">
            <text:p text:style-name="P569"/>
          </table:table-cell>
          <table:table-cell table:style-name="Таблица57.C51" office:value-type="string">
            <text:p text:style-name="P534">рвать, собирать <text:span text:style-name="T462">(ягоды, грибы)</text:span></text:p>
          </table:table-cell>
          <table:table-cell table:style-name="Таблица57.D51" office:value-type="string">
            <text:p text:style-name="P593"/>
          </table:table-cell>
          <table:table-cell table:style-name="Таблица57.E51" office:value-type="string">
            <text:p text:style-name="P593"/>
          </table:table-cell>
          <table:table-cell table:style-name="Таблица57.F51" office:value-type="string">
            <text:p text:style-name="P593"/>
          </table:table-cell>
        </table:table-row>
        <table:table-row table:style-name="Таблица57.1">
          <table:table-cell table:style-name="Таблица57.A52" office:value-type="string">
            <text:p text:style-name="P241">cuisiner</text:p>
          </table:table-cell>
          <table:table-cell table:style-name="Таблица57.B52" office:value-type="string">
            <text:p text:style-name="P579">I</text:p>
          </table:table-cell>
          <table:table-cell table:style-name="Таблица57.C52" office:value-type="string">
            <text:p text:style-name="P534"/>
          </table:table-cell>
          <table:table-cell table:style-name="Таблица57.D52" office:value-type="string">
            <text:p text:style-name="P614">je cuisine</text:p>
            <text:p text:style-name="P614">ns cuisinons</text:p>
          </table:table-cell>
          <table:table-cell table:style-name="Таблица57.E52" office:value-type="string">
            <text:p text:style-name="P614">j'ai cuisiné</text:p>
          </table:table-cell>
          <table:table-cell table:style-name="Таблица57.F52" office:value-type="string">
            <text:p text:style-name="P614">je cuisine du riz</text:p>
            <text:p text:style-name="P623">Elle m'a cuisiné du poisson</text:p>
            <text:p text:style-name="P615">Elle n'ont jamais cuisiné</text:p>
          </table:table-cell>
        </table:table-row>
        <table:table-row table:style-name="Таблица57.1">
          <table:table-cell table:style-name="Таблица57.A198" office:value-type="string">
            <text:p text:style-name="P241">décevoir</text:p>
          </table:table-cell>
          <table:table-cell table:style-name="Таблица57.B53" office:value-type="string">
            <text:p text:style-name="P569"/>
          </table:table-cell>
          <table:table-cell table:style-name="Таблица57.C53" office:value-type="string">
            <text:p text:style-name="P534">разочаровывать</text:p>
          </table:table-cell>
          <table:table-cell table:style-name="Таблица57.D53" office:value-type="string">
            <text:p text:style-name="P593"/>
          </table:table-cell>
          <table:table-cell table:style-name="Таблица57.E53" office:value-type="string">
            <text:p text:style-name="P593"/>
          </table:table-cell>
          <table:table-cell table:style-name="Таблица57.F53" office:value-type="string">
            <text:p text:style-name="P593"/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41">décider</text:p>
          </table:table-cell>
          <table:table-cell table:style-name="Таблица57.B54" office:value-type="string">
            <text:p text:style-name="P569"/>
          </table:table-cell>
          <table:table-cell table:style-name="Таблица57.C54" office:value-type="string">
            <text:p text:style-name="P545">решать</text:p>
          </table:table-cell>
          <table:table-cell table:style-name="Таблица57.D54" office:value-type="string">
            <text:p text:style-name="P593"/>
          </table:table-cell>
          <table:table-cell table:style-name="Таблица57.E54" office:value-type="string">
            <text:p text:style-name="P593"/>
          </table:table-cell>
          <table:table-cell table:style-name="Таблица57.F54" office:value-type="string">
            <text:p text:style-name="P591">j'ai décidé cela (я решил это)</text:p>
            <text:p text:style-name="P624">Qui a decidé ceci?</text:p>
          </table:table-cell>
        </table:table-row>
        <table:table-row table:style-name="Таблица57.1">
          <table:table-cell table:style-name="Таблица57.A198" office:value-type="string">
            <text:p text:style-name="P241">découvrir</text:p>
          </table:table-cell>
          <table:table-cell table:style-name="Таблица57.B55" office:value-type="string">
            <text:p text:style-name="P569"/>
          </table:table-cell>
          <table:table-cell table:style-name="Таблица57.C55" office:value-type="string">
            <text:p text:style-name="P534">открывать, обнаруживать</text:p>
          </table:table-cell>
          <table:table-cell table:style-name="Таблица57.D55" office:value-type="string">
            <text:p text:style-name="P593"/>
          </table:table-cell>
          <table:table-cell table:style-name="Таблица57.E55" office:value-type="string">
            <text:p text:style-name="P593"/>
          </table:table-cell>
          <table:table-cell table:style-name="Таблица57.F55" office:value-type="string">
            <text:p text:style-name="P626"/>
          </table:table-cell>
        </table:table-row>
        <table:table-row table:style-name="Таблица57.1">
          <table:table-cell table:style-name="Таблица57.A198" office:value-type="string">
            <text:p text:style-name="P241">décrire</text:p>
          </table:table-cell>
          <table:table-cell table:style-name="Таблица57.B56" office:value-type="string">
            <text:p text:style-name="P569"/>
          </table:table-cell>
          <table:table-cell table:style-name="Таблица57.C56" office:value-type="string">
            <text:p text:style-name="P534">описывать</text:p>
          </table:table-cell>
          <table:table-cell table:style-name="Таблица57.D56" office:value-type="string">
            <text:p text:style-name="P593"/>
          </table:table-cell>
          <table:table-cell table:style-name="Таблица57.E56" office:value-type="string">
            <text:p text:style-name="P593"/>
          </table:table-cell>
          <table:table-cell table:style-name="Таблица57.F56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défendre</text:p>
          </table:table-cell>
          <table:table-cell table:style-name="Таблица57.B57" office:value-type="string">
            <text:p text:style-name="P569"/>
          </table:table-cell>
          <table:table-cell table:style-name="Таблица57.C57" office:value-type="string">
            <text:p text:style-name="P534">защищать</text:p>
          </table:table-cell>
          <table:table-cell table:style-name="Таблица57.D57" office:value-type="string">
            <text:p text:style-name="P593"/>
          </table:table-cell>
          <table:table-cell table:style-name="Таблица57.E57" office:value-type="string">
            <text:p text:style-name="P593"/>
          </table:table-cell>
          <table:table-cell table:style-name="Таблица57.F57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demander </text:p>
          </table:table-cell>
          <table:table-cell table:style-name="Таблица57.B58" office:value-type="string">
            <text:p text:style-name="P569"/>
          </table:table-cell>
          <table:table-cell table:style-name="Таблица57.C58" office:value-type="string">
            <text:p text:style-name="P534">спрашивать, просить</text:p>
          </table:table-cell>
          <table:table-cell table:style-name="Таблица57.D58" office:value-type="string">
            <text:p text:style-name="P680">je demande</text:p>
          </table:table-cell>
          <table:table-cell table:style-name="Таблица57.E58" office:value-type="string">
            <text:p text:style-name="P680"><text:span text:style-name="T517">j'ai </text:span>demandé</text:p>
          </table:table-cell>
          <table:table-cell table:style-name="Таблица57.F58" office:value-type="string">
            <text:p text:style-name="P628">Il vous a demandé</text:p>
            <text:p text:style-name="P628">Je vous ai demandé</text:p>
          </table:table-cell>
        </table:table-row>
        <table:table-row table:style-name="Таблица57.1">
          <table:table-cell table:style-name="Таблица57.A198" office:value-type="string">
            <text:p text:style-name="P241">départir</text:p>
          </table:table-cell>
          <table:table-cell table:style-name="Таблица57.B59" office:value-type="string">
            <text:p text:style-name="P569"/>
          </table:table-cell>
          <table:table-cell table:style-name="Таблица57.C59" office:value-type="string">
            <text:p text:style-name="P534">уезжать</text:p>
          </table:table-cell>
          <table:table-cell table:style-name="Таблица57.D59" office:value-type="string">
            <text:p text:style-name="P593"/>
          </table:table-cell>
          <table:table-cell table:style-name="Таблица57.E59" office:value-type="string">
            <text:p text:style-name="P593"/>
          </table:table-cell>
          <table:table-cell table:style-name="Таблица57.F59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dépendre</text:p>
          </table:table-cell>
          <table:table-cell table:style-name="Таблица57.B60" office:value-type="string">
            <text:p text:style-name="P569"/>
          </table:table-cell>
          <table:table-cell table:style-name="Таблица57.C60" office:value-type="string">
            <text:p text:style-name="P534"/>
          </table:table-cell>
          <table:table-cell table:style-name="Таблица57.D60" office:value-type="string">
            <text:p text:style-name="P593"/>
          </table:table-cell>
          <table:table-cell table:style-name="Таблица57.E60" office:value-type="string">
            <text:p text:style-name="P593"/>
          </table:table-cell>
          <table:table-cell table:style-name="Таблица57.F60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descendre</text:p>
          </table:table-cell>
          <table:table-cell table:style-name="Таблица57.B61" office:value-type="string">
            <text:p text:style-name="P569"/>
          </table:table-cell>
          <table:table-cell table:style-name="Таблица57.C61" office:value-type="string">
            <text:p text:style-name="P534">спускаться</text:p>
          </table:table-cell>
          <table:table-cell table:style-name="Таблица57.D61" office:value-type="string">
            <text:p text:style-name="P593"/>
          </table:table-cell>
          <table:table-cell table:style-name="Таблица57.E61" office:value-type="string">
            <text:p text:style-name="P593"/>
          </table:table-cell>
          <table:table-cell table:style-name="Таблица57.F61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dértruire</text:p>
          </table:table-cell>
          <table:table-cell table:style-name="Таблица57.B62" office:value-type="string">
            <text:p text:style-name="P569"/>
          </table:table-cell>
          <table:table-cell table:style-name="Таблица57.C62" office:value-type="string">
            <text:p text:style-name="P534">разрушать</text:p>
          </table:table-cell>
          <table:table-cell table:style-name="Таблица57.D62" office:value-type="string">
            <text:p text:style-name="P593"/>
          </table:table-cell>
          <table:table-cell table:style-name="Таблица57.E62" office:value-type="string">
            <text:p text:style-name="P593"/>
          </table:table-cell>
          <table:table-cell table:style-name="Таблица57.F62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devenir</text:p>
          </table:table-cell>
          <table:table-cell table:style-name="Таблица57.B63" office:value-type="string">
            <text:p text:style-name="P580">III</text:p>
          </table:table-cell>
          <table:table-cell table:style-name="Таблица57.C63" office:value-type="string">
            <text:p text:style-name="P534">становиться</text:p>
          </table:table-cell>
          <table:table-cell table:style-name="Таблица57.D63" office:value-type="string">
            <text:p text:style-name="P593">je deviens</text:p>
            <text:p text:style-name="P593">ns devenons</text:p>
            <text:p text:style-name="P593">ils deviennent</text:p>
          </table:table-cell>
          <table:table-cell table:style-name="Таблица57.E63" office:value-type="string">
            <text:p text:style-name="P593">je suis devenu<text:span text:style-name="T338">(e)</text:span></text:p>
          </table:table-cell>
          <table:table-cell table:style-name="Таблица57.F63" office:value-type="string">
            <text:p text:style-name="P593">je suis devenue une adolescente</text:p>
            <text:p text:style-name="P593">Je ne sais pas ce qu'il es devenu</text:p>
            <text:p text:style-name="P629">ils deviennent des hommes</text:p>
          </table:table-cell>
        </table:table-row>
        <table:table-row table:style-name="Таблица57.1">
          <table:table-cell table:style-name="Таблица57.A198" office:value-type="string">
            <text:p text:style-name="P241">devoir</text:p>
          </table:table-cell>
          <table:table-cell table:style-name="Таблица57.B64" office:value-type="string">
            <text:p text:style-name="P569"/>
          </table:table-cell>
          <table:table-cell table:style-name="Таблица57.C64" office:value-type="string">
            <text:p text:style-name="P534">быть должным</text:p>
          </table:table-cell>
          <table:table-cell table:style-name="Таблица57.D64" office:value-type="string">
            <text:p text:style-name="P593"/>
          </table:table-cell>
          <table:table-cell table:style-name="Таблица57.E64" office:value-type="string">
            <text:p text:style-name="P593"/>
          </table:table-cell>
          <table:table-cell table:style-name="Таблица57.F64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dire</text:p>
          </table:table-cell>
          <table:table-cell table:style-name="Таблица57.B65" office:value-type="string">
            <text:p text:style-name="P569"/>
          </table:table-cell>
          <table:table-cell table:style-name="Таблица57.C65" office:value-type="string">
            <text:p text:style-name="P534">говорить, сказать</text:p>
          </table:table-cell>
          <table:table-cell table:style-name="Таблица57.D65" office:value-type="string">
            <text:p text:style-name="P593"/>
          </table:table-cell>
          <table:table-cell table:style-name="Таблица57.E65" office:value-type="string">
            <text:p text:style-name="P593"/>
          </table:table-cell>
          <table:table-cell table:style-name="Таблица57.F65" office:value-type="string">
            <text:p text:style-name="P630">Il m'a dit (...сказал)</text:p>
            <text:p text:style-name="P630">Ma sœur a dit que tu es trop vieux pour elle</text:p>
            <text:p text:style-name="P630">Qu'est-ce qu'il a dit?</text:p>
          </table:table-cell>
        </table:table-row>
        <table:table-row table:style-name="Таблица57.1">
          <table:table-cell table:style-name="Таблица57.A66" office:value-type="string">
            <text:p text:style-name="P324">disparaître</text:p>
          </table:table-cell>
          <table:table-cell table:style-name="Таблица57.B66" office:value-type="string">
            <text:p text:style-name="P569"/>
          </table:table-cell>
          <table:table-cell table:style-name="Таблица57.C66" office:value-type="string">
            <text:p text:style-name="P589">исчезнуть</text:p>
          </table:table-cell>
          <table:table-cell table:style-name="Таблица57.D66" office:value-type="string">
            <text:p text:style-name="P593"/>
          </table:table-cell>
          <table:table-cell table:style-name="Таблица57.E66" office:value-type="string">
            <text:p text:style-name="P624">j'ai disparu</text:p>
          </table:table-cell>
          <table:table-cell table:style-name="Таблица57.F66" office:value-type="string">
            <text:p text:style-name="P631">Un jour il a disparu pour de bon (в один день он исчез навсегда)</text:p>
          </table:table-cell>
        </table:table-row>
        <table:table-row table:style-name="Таблица57.1">
          <table:table-cell table:style-name="Таблица57.A198" office:value-type="string">
            <text:p text:style-name="P241">donner</text:p>
          </table:table-cell>
          <table:table-cell table:style-name="Таблица57.B67" office:value-type="string">
            <text:p text:style-name="P581">I</text:p>
          </table:table-cell>
          <table:table-cell table:style-name="Таблица57.C67" office:value-type="string">
            <text:p text:style-name="P534"/>
          </table:table-cell>
          <table:table-cell table:style-name="Таблица57.D67" office:value-type="string">
            <text:p text:style-name="P632">je donne</text:p>
            <text:p text:style-name="P632">ns donnons</text:p>
            <text:p text:style-name="P632">ils donnent</text:p>
          </table:table-cell>
          <table:table-cell table:style-name="Таблица57.E67" office:value-type="string">
            <text:p text:style-name="P632">j'ai donné</text:p>
          </table:table-cell>
          <table:table-cell table:style-name="Таблица57.F67" office:value-type="string">
            <text:p text:style-name="P591">il m'a donné une montre</text:p>
            <text:p text:style-name="P591">C'est la pomme <text:s/>qu'il m'a donnée</text:p>
          </table:table-cell>
        </table:table-row>
        <table:table-row table:style-name="Таблица57.1">
          <table:table-cell table:style-name="Таблица57.A198" office:value-type="string">
            <text:p text:style-name="P241">dormir</text:p>
          </table:table-cell>
          <table:table-cell table:style-name="Таблица57.B68" office:value-type="string">
            <text:p text:style-name="P582">III</text:p>
          </table:table-cell>
          <table:table-cell table:style-name="Таблица57.C68" office:value-type="string">
            <text:p text:style-name="P534">спать</text:p>
          </table:table-cell>
          <table:table-cell table:style-name="Таблица57.D68" office:value-type="string">
            <text:p text:style-name="P633">je dors</text:p>
            <text:p text:style-name="P633">ns dormons</text:p>
            <text:p text:style-name="P633">ils dorment</text:p>
          </table:table-cell>
          <table:table-cell table:style-name="Таблица57.E68" office:value-type="string">
            <text:p text:style-name="P633">j'ai dormi</text:p>
          </table:table-cell>
          <table:table-cell table:style-name="Таблица57.F68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/>
          </table:table-cell>
          <table:table-cell table:style-name="Таблица57.B69" office:value-type="string">
            <text:p text:style-name="P569"/>
          </table:table-cell>
          <table:table-cell table:style-name="Таблица57.C69" office:value-type="string">
            <text:p text:style-name="P534"/>
          </table:table-cell>
          <table:table-cell table:style-name="Таблица57.D69" office:value-type="string">
            <text:p text:style-name="P593"/>
          </table:table-cell>
          <table:table-cell table:style-name="Таблица57.E69" office:value-type="string">
            <text:p text:style-name="P593"/>
          </table:table-cell>
          <table:table-cell table:style-name="Таблица57.F69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echange<text:span text:style-name="T339">r</text:span></text:p>
          </table:table-cell>
          <table:table-cell table:style-name="Таблица57.B70" office:value-type="string">
            <text:p text:style-name="P569"/>
          </table:table-cell>
          <table:table-cell table:style-name="Таблица57.C70" office:value-type="string">
            <text:p text:style-name="P534"/>
          </table:table-cell>
          <table:table-cell table:style-name="Таблица57.D70" office:value-type="string">
            <text:p text:style-name="P593"/>
          </table:table-cell>
          <table:table-cell table:style-name="Таблица57.E70" office:value-type="string">
            <text:p text:style-name="P593"/>
          </table:table-cell>
          <table:table-cell table:style-name="Таблица57.F70" office:value-type="string">
            <text:p text:style-name="P593">j'echange mon vin contre une bière</text:p>
          </table:table-cell>
        </table:table-row>
        <table:table-row table:style-name="Таблица57.1">
          <table:table-cell table:style-name="Таблица57.A198" office:value-type="string">
            <text:p text:style-name="P241">écrire</text:p>
          </table:table-cell>
          <table:table-cell table:style-name="Таблица57.B71" office:value-type="string">
            <text:p text:style-name="P569">III</text:p>
          </table:table-cell>
          <table:table-cell table:style-name="Таблица57.C71" office:value-type="string">
            <text:p text:style-name="P534">писать</text:p>
          </table:table-cell>
          <table:table-cell table:style-name="Таблица57.D71" office:value-type="string">
            <text:p text:style-name="P593"/>
          </table:table-cell>
          <table:table-cell table:style-name="Таблица57.E71" office:value-type="string">
            <text:p text:style-name="P593"/>
          </table:table-cell>
          <table:table-cell table:style-name="Таблица57.F71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écoute</text:p>
          </table:table-cell>
          <table:table-cell table:style-name="Таблица57.B72" office:value-type="string">
            <text:p text:style-name="P569"/>
          </table:table-cell>
          <table:table-cell table:style-name="Таблица57.C72" office:value-type="string">
            <text:p text:style-name="P534"/>
          </table:table-cell>
          <table:table-cell table:style-name="Таблица57.D72" office:value-type="string">
            <text:p text:style-name="P593"/>
          </table:table-cell>
          <table:table-cell table:style-name="Таблица57.E72" office:value-type="string">
            <text:p text:style-name="P593"/>
          </table:table-cell>
          <table:table-cell table:style-name="Таблица57.F72" office:value-type="string">
            <text:p text:style-name="P593">j'écoute car vous parlez<text:span text:style-name="T340"> (</text:span>я слушаю потому что вы говорите<text:span text:style-name="T340">)</text:span></text:p>
          </table:table-cell>
        </table:table-row>
        <table:table-row table:style-name="Таблица57.1">
          <table:table-cell table:style-name="Таблица57.A198" office:value-type="string">
            <text:p text:style-name="P241">enfui<text:span text:style-name="T341">r(s')</text:span></text:p>
          </table:table-cell>
          <table:table-cell table:style-name="Таблица57.B73" office:value-type="string">
            <text:p text:style-name="P569">III</text:p>
          </table:table-cell>
          <table:table-cell table:style-name="Таблица57.C73" office:value-type="string">
            <text:p text:style-name="P534">удаляться</text:p>
          </table:table-cell>
          <table:table-cell table:style-name="Таблица57.D73" office:value-type="string">
            <text:p text:style-name="P593"/>
          </table:table-cell>
          <table:table-cell table:style-name="Таблица57.E73" office:value-type="string">
            <text:p text:style-name="P593"/>
          </table:table-cell>
          <table:table-cell table:style-name="Таблица57.F73" office:value-type="string">
            <text:p text:style-name="P593">je m'enfuis<text:span text:style-name="T340"> (</text:span>я убегаю<text:span text:style-name="T340">)</text:span></text:p>
            <text:p text:style-name="P593">il s'enfuit</text:p>
            <text:p text:style-name="P593">nous nous enfuyons</text:p>
          </table:table-cell>
        </table:table-row>
        <table:table-row table:style-name="Таблица57.1">
          <table:table-cell table:style-name="Таблица57.A198" office:value-type="string">
            <text:p text:style-name="P241">entendre</text:p>
          </table:table-cell>
          <table:table-cell table:style-name="Таблица57.B74" office:value-type="string">
            <text:p text:style-name="P569">III</text:p>
          </table:table-cell>
          <table:table-cell table:style-name="Таблица57.C74" office:value-type="string">
            <text:p text:style-name="P534">слышать</text:p>
          </table:table-cell>
          <table:table-cell table:style-name="Таблица57.D74" office:value-type="string">
            <text:p text:style-name="P633">j'entends</text:p>
            <text:p text:style-name="P633">tu entends</text:p>
            <text:p text:style-name="P633">il entend</text:p>
            <text:p text:style-name="P633">ns entendons</text:p>
            <text:p text:style-name="P633">ils entendent</text:p>
          </table:table-cell>
          <table:table-cell table:style-name="Таблица57.E74" office:value-type="string">
            <text:p text:style-name="P633">j'ai entendu</text:p>
          </table:table-cell>
          <table:table-cell table:style-name="Таблица57.F74" office:value-type="string">
            <text:p text:style-name="P633">la vache entend le chien</text:p>
            <text:p text:style-name="P700"><text:span text:style-name="ubuntu_5f_mono_5f_9"><text:span text:style-name="T172">Je ne vous ai pas entendu (я вас не услышал)</text:span></text:span></text:p>
          </table:table-cell>
        </table:table-row>
        <table:table-row table:style-name="Таблица57.1">
          <table:table-cell table:style-name="Таблица57.A198" office:value-type="string">
            <text:p text:style-name="P241">entrevoir</text:p>
          </table:table-cell>
          <table:table-cell table:style-name="Таблица57.B75" office:value-type="string">
            <text:p text:style-name="P569">III</text:p>
          </table:table-cell>
          <table:table-cell table:style-name="Таблица57.C75" office:value-type="string">
            <text:p text:style-name="P534">увидеть мельком, предвидеть</text:p>
          </table:table-cell>
          <table:table-cell table:style-name="Таблица57.D75" office:value-type="string">
            <text:p text:style-name="P593"/>
          </table:table-cell>
          <table:table-cell table:style-name="Таблица57.E75" office:value-type="string">
            <text:p text:style-name="P593"/>
          </table:table-cell>
          <table:table-cell table:style-name="Таблица57.F75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envoyer</text:p>
          </table:table-cell>
          <table:table-cell table:style-name="Таблица57.B76" office:value-type="string">
            <text:p text:style-name="P569">III</text:p>
          </table:table-cell>
          <table:table-cell table:style-name="Таблица57.C76" office:value-type="string">
            <text:p text:style-name="P534">отправлять, посылать</text:p>
          </table:table-cell>
          <table:table-cell table:style-name="Таблица57.D76" office:value-type="string">
            <text:p text:style-name="P593"/>
          </table:table-cell>
          <table:table-cell table:style-name="Таблица57.E76" office:value-type="string">
            <text:p text:style-name="P593"/>
          </table:table-cell>
          <table:table-cell table:style-name="Таблица57.F76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<text:span text:style-name="T343">essa</text:span><text:span text:style-name="T467">yer</text:span></text:p>
          </table:table-cell>
          <table:table-cell table:style-name="Таблица57.B77" office:value-type="string">
            <text:p text:style-name="P569">I</text:p>
          </table:table-cell>
          <table:table-cell table:style-name="Таблица57.C77" office:value-type="string">
            <text:p text:style-name="P546">пытаться</text:p>
            <text:p text:style-name="P547">пробовать</text:p>
          </table:table-cell>
          <table:table-cell table:style-name="Таблица57.D77" office:value-type="string">
            <text:p text:style-name="P634">il essaie</text:p>
          </table:table-cell>
          <table:table-cell table:style-name="Таблица57.E77" office:value-type="string">
            <text:p text:style-name="P632">j'ai essayé</text:p>
          </table:table-cell>
          <table:table-cell table:style-name="Таблица57.F77" office:value-type="string">
            <text:p text:style-name="P593"><text:span text:style-name="T342">elle </text:span><text:span text:style-name="T343">essaie de voir Pedro</text:span></text:p>
            <text:p text:style-name="P635">Il a essayé?</text:p>
          </table:table-cell>
        </table:table-row>
        <table:table-row table:style-name="Таблица57.1">
          <table:table-cell table:style-name="Таблица57.A198" office:value-type="string">
            <text:p text:style-name="P241">éteindre</text:p>
          </table:table-cell>
          <table:table-cell table:style-name="Таблица57.B78" office:value-type="string">
            <text:p text:style-name="P569">III</text:p>
          </table:table-cell>
          <table:table-cell table:style-name="Таблица57.C78" office:value-type="string">
            <text:p text:style-name="P534">погасить</text:p>
          </table:table-cell>
          <table:table-cell table:style-name="Таблица57.D78" office:value-type="string">
            <text:p text:style-name="P593"/>
          </table:table-cell>
          <table:table-cell table:style-name="Таблица57.E78" office:value-type="string">
            <text:p text:style-name="P593"/>
          </table:table-cell>
          <table:table-cell table:style-name="Таблица57.F78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être</text:p>
          </table:table-cell>
          <table:table-cell table:style-name="Таблица57.B79" office:value-type="string">
            <text:p text:style-name="P569">III</text:p>
          </table:table-cell>
          <table:table-cell table:style-name="Таблица57.C79" office:value-type="string">
            <text:p text:style-name="P548">быть</text:p>
          </table:table-cell>
          <table:table-cell table:style-name="Таблица57.D79" office:value-type="string">
            <text:p text:style-name="P593">je suis</text:p>
            <text:p text:style-name="P593">tu es</text:p>
            <text:p text:style-name="P593">il est</text:p>
            <text:p text:style-name="P593">ns sommes</text:p>
            <text:p text:style-name="P593">vs êtes</text:p>
            <text:p text:style-name="P593">ils sont</text:p>
          </table:table-cell>
          <table:table-cell table:style-name="Таблица57.E79" office:value-type="string">
            <text:p text:style-name="P593">j'ai été</text:p>
            <text:p text:style-name="P593"/>
            <text:p text:style-name="P593"/>
          </table:table-cell>
          <table:table-cell table:style-name="Таблица57.F79" office:value-type="string">
            <text:p text:style-name="P593">ça a été un grand jour</text:p>
            <text:p text:style-name="P593">ça a été <text:span text:style-name="T466">ma chambre</text:span></text:p>
            <text:p text:style-name="P593">elle a été professeur</text:p>
            <text:p text:style-name="P617">J'ai été un bébé</text:p>
          </table:table-cell>
        </table:table-row>
        <table:table-row table:style-name="Таблица57.1">
          <table:table-cell table:style-name="Таблица57.A198" office:value-type="string">
            <text:p text:style-name="P241">étudier</text:p>
          </table:table-cell>
          <table:table-cell table:style-name="Таблица57.B80" office:value-type="string">
            <text:p text:style-name="P582">I</text:p>
          </table:table-cell>
          <table:table-cell table:style-name="Таблица57.C80" office:value-type="string">
            <text:p text:style-name="P548"/>
          </table:table-cell>
          <table:table-cell table:style-name="Таблица57.D80" office:value-type="string">
            <text:p text:style-name="P633">j'étudie</text:p>
            <text:p text:style-name="P633">ns étudions</text:p>
            <text:p text:style-name="P633">ils étudient</text:p>
          </table:table-cell>
          <table:table-cell table:style-name="Таблица57.E80" office:value-type="string">
            <text:p text:style-name="P633">j'ai étudié</text:p>
          </table:table-cell>
          <table:table-cell table:style-name="Таблица57.F80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expliquer</text:p>
          </table:table-cell>
          <table:table-cell table:style-name="Таблица57.B81" office:value-type="string">
            <text:p text:style-name="P569">I</text:p>
          </table:table-cell>
          <table:table-cell table:style-name="Таблица57.C81" office:value-type="string">
            <text:p text:style-name="P549">объяснять</text:p>
          </table:table-cell>
          <table:table-cell table:style-name="Таблица57.D81" office:value-type="string">
            <text:p text:style-name="P593"/>
          </table:table-cell>
          <table:table-cell table:style-name="Таблица57.E81" office:value-type="string">
            <text:p text:style-name="P593"/>
          </table:table-cell>
          <table:table-cell table:style-name="Таблица57.F81" office:value-type="string">
            <text:p text:style-name="P591">elle e<text:span text:style-name="T344">x</text:span>plique pourquoi</text:p>
          </table:table-cell>
        </table:table-row>
        <table:table-row table:style-name="Таблица57.1">
          <table:table-cell table:style-name="Таблица57.A82" office:value-type="string">
            <text:p text:style-name="P241">extraire</text:p>
          </table:table-cell>
          <table:table-cell table:style-name="Таблица57.B82" office:value-type="string">
            <text:p text:style-name="P569">III</text:p>
          </table:table-cell>
          <table:table-cell table:style-name="Таблица57.C82" office:value-type="string">
            <text:p text:style-name="P534">извлекать, добывать</text:p>
          </table:table-cell>
          <table:table-cell table:style-name="Таблица57.D82" office:value-type="string">
            <text:p text:style-name="P593"/>
          </table:table-cell>
          <table:table-cell table:style-name="Таблица57.E82" office:value-type="string">
            <text:p text:style-name="P593"/>
          </table:table-cell>
          <table:table-cell table:style-name="Таблица57.F82" office:value-type="string">
            <text:p text:style-name="P591"/>
          </table:table-cell>
        </table:table-row>
        <table:table-row table:style-name="Таблица57.1">
          <table:table-cell table:style-name="Таблица57.A198" office:value-type="string">
            <text:p text:style-name="P241">faillir</text:p>
          </table:table-cell>
          <table:table-cell table:style-name="Таблица57.B83" office:value-type="string">
            <text:p text:style-name="P569">III</text:p>
          </table:table-cell>
          <table:table-cell table:style-name="Таблица57.C83" office:value-type="string">
            <text:p text:style-name="P534">чуть было не</text:p>
            <text:p text:style-name="P569"><text:span text:style-name="T139"><text:s/></text:span><text:span text:style-name="T145">не удаться</text:span></text:p>
          </table:table-cell>
          <table:table-cell table:style-name="Таблица57.D83" office:value-type="string">
            <text:p text:style-name="P593"/>
          </table:table-cell>
          <table:table-cell table:style-name="Таблица57.E83" office:value-type="string">
            <text:p text:style-name="P593"/>
          </table:table-cell>
          <table:table-cell table:style-name="Таблица57.F83" office:value-type="string">
            <text:p text:style-name="P591"/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41">faire</text:p>
          </table:table-cell>
          <table:table-cell table:style-name="Таблица57.B84" office:value-type="string">
            <text:p text:style-name="P569">III</text:p>
          </table:table-cell>
          <table:table-cell table:style-name="Таблица57.C84" office:value-type="string">
            <text:p text:style-name="P534">делать</text:p>
          </table:table-cell>
          <table:table-cell table:style-name="Таблица57.D84" office:value-type="string">
            <text:p text:style-name="P593"/>
          </table:table-cell>
          <table:table-cell table:style-name="Таблица57.E84" office:value-type="string">
            <text:p text:style-name="P593"/>
          </table:table-cell>
          <table:table-cell table:style-name="Таблица57.F84" office:value-type="string">
            <text:p text:style-name="P591">Il la fait</text:p>
            <text:p text:style-name="P591">Il l'a fait (он это сделал)</text:p>
            <text:p text:style-name="P591">C'est fait (это сделано)</text:p>
            <text:p text:style-name="P591">Rome ne s'est pas faite en un jour</text:p>
          </table:table-cell>
        </table:table-row>
        <table:table-row table:style-name="Таблица57.1">
          <table:table-cell table:style-name="Таблица57.A198" office:value-type="string">
            <text:p text:style-name="P241">fal<text:span text:style-name="T345">l</text:span>oir</text:p>
          </table:table-cell>
          <table:table-cell table:style-name="Таблица57.B85" office:value-type="string">
            <text:p text:style-name="P569">III</text:p>
          </table:table-cell>
          <table:table-cell table:style-name="Таблица57.C85" office:value-type="string">
            <text:p text:style-name="P534">быть нужным, надлежать</text:p>
          </table:table-cell>
          <table:table-cell table:style-name="Таблица57.D85" office:value-type="string">
            <text:p text:style-name="P593"/>
          </table:table-cell>
          <table:table-cell table:style-name="Таблица57.E85" office:value-type="string">
            <text:p text:style-name="P593"/>
          </table:table-cell>
          <table:table-cell table:style-name="Таблица57.F85" office:value-type="string">
            <text:p text:style-name="P591">Il faut</text:p>
            <text:p text:style-name="P591">Il a fallu</text:p>
            <text:p text:style-name="P591">Il fallait manger des légumes<text:span text:style-name="T346"> (</text:span>Нужно было есть овощи<text:span text:style-name="T346">)</text:span></text:p>
          </table:table-cell>
        </table:table-row>
        <table:table-row table:style-name="Таблица57.1">
          <table:table-cell table:style-name="Таблица57.A198" office:value-type="string">
            <text:p text:style-name="P241">fondre</text:p>
          </table:table-cell>
          <table:table-cell table:style-name="Таблица57.B86" office:value-type="string">
            <text:p text:style-name="P569">III</text:p>
          </table:table-cell>
          <table:table-cell table:style-name="Таблица57.C86" office:value-type="string">
            <text:p text:style-name="P534">таять</text:p>
          </table:table-cell>
          <table:table-cell table:style-name="Таблица57.D86" office:value-type="string">
            <text:p text:style-name="P593"/>
          </table:table-cell>
          <table:table-cell table:style-name="Таблица57.E86" office:value-type="string">
            <text:p text:style-name="P593"/>
          </table:table-cell>
          <table:table-cell table:style-name="Таблица57.F86" office:value-type="string">
            <text:p text:style-name="P591"/>
          </table:table-cell>
        </table:table-row>
        <table:table-row table:style-name="Таблица57.1">
          <table:table-cell table:style-name="Таблица57.A198" office:value-type="string">
            <text:p text:style-name="P241">fuir</text:p>
          </table:table-cell>
          <table:table-cell table:style-name="Таблица57.B87" office:value-type="string">
            <text:p text:style-name="P569">III</text:p>
          </table:table-cell>
          <table:table-cell table:style-name="Таблица57.C87" office:value-type="string">
            <text:p text:style-name="P534">убегать, протекать</text:p>
          </table:table-cell>
          <table:table-cell table:style-name="Таблица57.D87" office:value-type="string">
            <text:p text:style-name="P593"/>
          </table:table-cell>
          <table:table-cell table:style-name="Таблица57.E87" office:value-type="string">
            <text:p text:style-name="P593"/>
          </table:table-cell>
          <table:table-cell table:style-name="Таблица57.F87" office:value-type="string">
            <text:p text:style-name="P591"/>
          </table:table-cell>
        </table:table-row>
        <table:table-row table:style-name="Таблица57.1">
          <table:table-cell table:style-name="Таблица57.A88" office:value-type="string">
            <text:p text:style-name="P241">gagner</text:p>
          </table:table-cell>
          <table:table-cell table:style-name="Таблица57.B88" office:value-type="string">
            <text:p text:style-name="P569"/>
          </table:table-cell>
          <table:table-cell table:style-name="Таблица57.C88" office:value-type="string">
            <text:p text:style-name="P550">зарабатывать, выигрывать</text:p>
          </table:table-cell>
          <table:table-cell table:style-name="Таблица57.D88" office:value-type="string">
            <text:p text:style-name="P636">tu gagnes</text:p>
          </table:table-cell>
          <table:table-cell table:style-name="Таблица57.E88" office:value-type="string">
            <text:p text:style-name="P593"/>
          </table:table-cell>
          <table:table-cell table:style-name="Таблица57.F88" office:value-type="string">
            <text:p text:style-name="P591"/>
          </table:table-cell>
        </table:table-row>
        <table:table-row table:style-name="Таблица57.1">
          <table:table-cell table:style-name="Таблица57.A198" office:value-type="string">
            <text:p text:style-name="P241">s'incliner</text:p>
          </table:table-cell>
          <table:table-cell table:style-name="Таблица57.B89" office:value-type="string">
            <text:p text:style-name="P569"/>
          </table:table-cell>
          <table:table-cell table:style-name="Таблица57.C89" office:value-type="string">
            <text:p text:style-name="P551">наклоняться</text:p>
          </table:table-cell>
          <table:table-cell table:style-name="Таблица57.D89" office:value-type="string">
            <text:p text:style-name="P637">je m'incline</text:p>
            <text:p text:style-name="P637">ns ns inclinons</text:p>
            <text:p text:style-name="P637">ils s'inclinent</text:p>
          </table:table-cell>
          <table:table-cell table:style-name="Таблица57.E89" office:value-type="string">
            <text:p text:style-name="P593"/>
          </table:table-cell>
          <table:table-cell table:style-name="Таблица57.F89" office:value-type="string">
            <text:p text:style-name="P591"/>
          </table:table-cell>
        </table:table-row>
        <table:table-row table:style-name="Таблица57.1">
          <table:table-cell table:style-name="Таблица57.A198" office:value-type="string">
            <text:p text:style-name="P241">instruire</text:p>
          </table:table-cell>
          <table:table-cell table:style-name="Таблица57.B90" office:value-type="string">
            <text:p text:style-name="P569">III</text:p>
          </table:table-cell>
          <table:table-cell table:style-name="Таблица57.C90" office:value-type="string">
            <text:p text:style-name="P534">обучать</text:p>
          </table:table-cell>
          <table:table-cell table:style-name="Таблица57.D90" office:value-type="string">
            <text:p text:style-name="P593"/>
          </table:table-cell>
          <table:table-cell table:style-name="Таблица57.E90" office:value-type="string">
            <text:p text:style-name="P593"/>
          </table:table-cell>
          <table:table-cell table:style-name="Таблица57.F90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interdire</text:p>
          </table:table-cell>
          <table:table-cell table:style-name="Таблица57.B91" office:value-type="string">
            <text:p text:style-name="P569">III</text:p>
          </table:table-cell>
          <table:table-cell table:style-name="Таблица57.C91" office:value-type="string">
            <text:p text:style-name="P534">запрещать</text:p>
          </table:table-cell>
          <table:table-cell table:style-name="Таблица57.D91" office:value-type="string">
            <text:p text:style-name="P593"/>
          </table:table-cell>
          <table:table-cell table:style-name="Таблица57.E91" office:value-type="string">
            <text:p text:style-name="P593"/>
          </table:table-cell>
          <table:table-cell table:style-name="Таблица57.F91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interrompre</text:p>
          </table:table-cell>
          <table:table-cell table:style-name="Таблица57.B92" office:value-type="string">
            <text:p text:style-name="P569">III</text:p>
          </table:table-cell>
          <table:table-cell table:style-name="Таблица57.C92" office:value-type="string">
            <text:p text:style-name="P534">прерывать</text:p>
          </table:table-cell>
          <table:table-cell table:style-name="Таблица57.D92" office:value-type="string">
            <text:p text:style-name="P593"/>
          </table:table-cell>
          <table:table-cell table:style-name="Таблица57.E92" office:value-type="string">
            <text:p text:style-name="P593"/>
          </table:table-cell>
          <table:table-cell table:style-name="Таблица57.F92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joindre</text:p>
          </table:table-cell>
          <table:table-cell table:style-name="Таблица57.B93" office:value-type="string">
            <text:p text:style-name="P569">III</text:p>
          </table:table-cell>
          <table:table-cell table:style-name="Таблица57.C93" office:value-type="string">
            <text:p text:style-name="P534">соединять</text:p>
          </table:table-cell>
          <table:table-cell table:style-name="Таблица57.D93" office:value-type="string">
            <text:p text:style-name="P593"/>
          </table:table-cell>
          <table:table-cell table:style-name="Таблица57.E93" office:value-type="string">
            <text:p text:style-name="P593"/>
          </table:table-cell>
          <table:table-cell table:style-name="Таблица57.F93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jouer</text:p>
          </table:table-cell>
          <table:table-cell table:style-name="Таблица57.B94" office:value-type="string">
            <text:p text:style-name="P569"/>
          </table:table-cell>
          <table:table-cell table:style-name="Таблица57.C94" office:value-type="string">
            <text:p text:style-name="P534"/>
          </table:table-cell>
          <table:table-cell table:style-name="Таблица57.D94" office:value-type="string">
            <text:p text:style-name="P593"/>
          </table:table-cell>
          <table:table-cell table:style-name="Таблица57.E94" office:value-type="string">
            <text:p text:style-name="P638">J'ai joué</text:p>
          </table:table-cell>
          <table:table-cell table:style-name="Таблица57.F94" office:value-type="string">
            <text:p text:style-name="P593">les femmes jouent avec les hommes</text:p>
            <text:p text:style-name="P593">le groupe a joué hier</text:p>
            <text:p text:style-name="P639">J'ai joué avec le chat</text:p>
          </table:table-cell>
        </table:table-row>
        <table:table-row table:style-name="Таблица57.1">
          <table:table-cell table:style-name="Таблица57.A95" office:value-type="string">
            <text:p text:style-name="P241"/>
          </table:table-cell>
          <table:table-cell table:style-name="Таблица57.B95" office:value-type="string">
            <text:p text:style-name="P569"/>
          </table:table-cell>
          <table:table-cell table:style-name="Таблица57.C95" office:value-type="string">
            <text:p text:style-name="P534"/>
          </table:table-cell>
          <table:table-cell table:style-name="Таблица57.D95" office:value-type="string">
            <text:p text:style-name="P593"/>
          </table:table-cell>
          <table:table-cell table:style-name="Таблица57.E95" office:value-type="string">
            <text:p text:style-name="P593"/>
          </table:table-cell>
          <table:table-cell table:style-name="Таблица57.F95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laisser</text:p>
          </table:table-cell>
          <table:table-cell table:style-name="Таблица57.B96" office:value-type="string">
            <text:p text:style-name="P581">I</text:p>
          </table:table-cell>
          <table:table-cell table:style-name="Таблица57.C96" office:value-type="string">
            <text:p text:style-name="P547">оставлять</text:p>
          </table:table-cell>
          <table:table-cell table:style-name="Таблица57.D96" office:value-type="string">
            <text:p text:style-name="P632">je laisse</text:p>
            <text:p text:style-name="P632">ns laissons</text:p>
            <text:p text:style-name="P632">ils laissent</text:p>
          </table:table-cell>
          <table:table-cell table:style-name="Таблица57.E96" office:value-type="string">
            <text:p text:style-name="P632">j'ai laissé</text:p>
          </table:table-cell>
          <table:table-cell table:style-name="Таблица57.F96" office:value-type="string">
            <text:p text:style-name="P591">ils ont laissé le chien manger</text:p>
            <text:p text:style-name="P591">Je l'ai laissé<text:span text:style-name="T325"> sur la table</text:span></text:p>
            <text:p text:style-name="P625">Il a laissé deux enfants (он оставил двух детей)</text:p>
          </table:table-cell>
        </table:table-row>
        <table:table-row table:style-name="Таблица57.1">
          <table:table-cell table:style-name="Таблица57.A198" office:value-type="string">
            <text:p text:style-name="P241">laver</text:p>
          </table:table-cell>
          <table:table-cell table:style-name="Таблица57.B97" office:value-type="string">
            <text:p text:style-name="P583"/>
          </table:table-cell>
          <table:table-cell table:style-name="Таблица57.C97" office:value-type="string">
            <text:p text:style-name="P552">мыть</text:p>
          </table:table-cell>
          <table:table-cell table:style-name="Таблица57.D97" office:value-type="string">
            <text:p text:style-name="P641"/>
          </table:table-cell>
          <table:table-cell table:style-name="Таблица57.E97" office:value-type="string">
            <text:p text:style-name="P642">j'ai lavé</text:p>
          </table:table-cell>
          <table:table-cell table:style-name="Таблица57.F97" office:value-type="string">
            <text:p text:style-name="P632"/>
          </table:table-cell>
        </table:table-row>
        <table:table-row table:style-name="Таблица57.1">
          <table:table-cell table:style-name="Таблица57.A198" office:value-type="string">
            <text:p text:style-name="P241">laver<text:span text:style-name="T347"> (se)</text:span></text:p>
          </table:table-cell>
          <table:table-cell table:style-name="Таблица57.B98" office:value-type="string">
            <text:p text:style-name="P583">I</text:p>
          </table:table-cell>
          <table:table-cell table:style-name="Таблица57.C98" office:value-type="string">
            <text:p text:style-name="P553">мыться</text:p>
          </table:table-cell>
          <table:table-cell table:style-name="Таблица57.D98" office:value-type="string">
            <text:p text:style-name="P641">je me lave</text:p>
            <text:p text:style-name="P641">ns ns lavons</text:p>
            <text:p text:style-name="P641">ils se lavent</text:p>
          </table:table-cell>
          <table:table-cell table:style-name="Таблица57.E98" office:value-type="string">
            <text:p text:style-name="P703"><text:span text:style-name="ubuntu_5f_mono_5f_9"><text:span text:style-name="T172">je me suis lavé</text:span></text:span><text:span text:style-name="ubuntu_5f_mono_5f_9"><text:span text:style-name="T195">(e)</text:span></text:span></text:p>
          </table:table-cell>
          <table:table-cell table:style-name="Таблица57.F98" office:value-type="string">
            <text:p text:style-name="P703"><text:span text:style-name="ubuntu_5f_mono_5f_9"><text:span text:style-name="T172">il s'est lavé</text:span></text:span><text:span text:style-name="ubuntu_5f_mono_5f_9"><text:span text:style-name="T195">(e)</text:span></text:span></text:p>
            <text:p text:style-name="P632"><text:span text:style-name="ubuntu_5f_mono_5f_9"><text:span text:style-name="T172">ns ns sommes lavés</text:span></text:span><text:span text:style-name="ubuntu_5f_mono_5f_9"><text:span text:style-name="T195">(e)</text:span></text:span></text:p>
          </table:table-cell>
        </table:table-row>
        <table:table-row table:style-name="Таблица57.1">
          <table:table-cell table:style-name="Таблица57.A198" office:value-type="string">
            <text:p text:style-name="P241">lève<text:span text:style-name="T348">(se)</text:span></text:p>
          </table:table-cell>
          <table:table-cell table:style-name="Таблица57.B99" office:value-type="string">
            <text:p text:style-name="P584"/>
          </table:table-cell>
          <table:table-cell table:style-name="Таблица57.C99" office:value-type="string">
            <text:p text:style-name="P553">вставать</text:p>
          </table:table-cell>
          <table:table-cell table:style-name="Таблица57.D99" office:value-type="string">
            <text:p text:style-name="P641"/>
          </table:table-cell>
          <table:table-cell table:style-name="Таблица57.E99" office:value-type="string">
            <text:p text:style-name="P593"/>
          </table:table-cell>
          <table:table-cell table:style-name="Таблица57.F99" office:value-type="string">
            <text:p text:style-name="P593">elle se lève tard</text:p>
            <text:p text:style-name="P593">je me l<text:span text:style-name="T82">ève</text:span><text:span text:style-name="T85"> (</text:span><text:span text:style-name="T82">я встаю</text:span><text:span text:style-name="T85">)</text:span></text:p>
            <text:p text:style-name="P593"><text:span text:style-name="T82">elle se lève toujours à</text:span><text:span text:style-name="T86"> six heures</text:span></text:p>
          </table:table-cell>
        </table:table-row>
        <table:table-row table:style-name="Таблица57.1">
          <table:table-cell table:style-name="Таблица57.A198" office:value-type="string">
            <text:p text:style-name="P241">lire</text:p>
          </table:table-cell>
          <table:table-cell table:style-name="Таблица57.B100" office:value-type="string">
            <text:p text:style-name="P569">III</text:p>
          </table:table-cell>
          <table:table-cell table:style-name="Таблица57.C100" office:value-type="string">
            <text:p text:style-name="P534">читать</text:p>
          </table:table-cell>
          <table:table-cell table:style-name="Таблица57.D100" office:value-type="string">
            <text:p text:style-name="P593">je lis</text:p>
            <text:p text:style-name="P593">ns lisons</text:p>
            <text:p text:style-name="P593">ils lisent</text:p>
          </table:table-cell>
          <table:table-cell table:style-name="Таблица57.E100" office:value-type="string">
            <text:p text:style-name="P593">j'ai lu</text:p>
          </table:table-cell>
          <table:table-cell table:style-name="Таблица57.F100" office:value-type="string">
            <text:p text:style-name="P593">J'ai lu les journeaux importants</text:p>
            <text:p text:style-name="P593">Oui<text:span text:style-name="T346">,</text:span> vous avez bien lu</text:p>
            <text:p text:style-name="P643">vous avez bien lu</text:p>
            <text:p text:style-name="P591">Elle dort après qu'elle a lu</text:p>
          </table:table-cell>
        </table:table-row>
        <table:table-row table:style-name="Таблица57.1">
          <table:table-cell table:style-name="Таблица57.A198" office:value-type="string">
            <text:p text:style-name="P241"/>
          </table:table-cell>
          <table:table-cell table:style-name="Таблица57.B101" office:value-type="string">
            <text:p text:style-name="P569"/>
          </table:table-cell>
          <table:table-cell table:style-name="Таблица57.C101" office:value-type="string">
            <text:p text:style-name="P534"/>
          </table:table-cell>
          <table:table-cell table:style-name="Таблица57.D101" office:value-type="string">
            <text:p text:style-name="P593"/>
          </table:table-cell>
          <table:table-cell table:style-name="Таблица57.E101" office:value-type="string">
            <text:p text:style-name="P593"/>
          </table:table-cell>
          <table:table-cell table:style-name="Таблица57.F101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manger</text:p>
          </table:table-cell>
          <table:table-cell table:style-name="Таблица57.B102" office:value-type="string">
            <text:p text:style-name="P584">I</text:p>
          </table:table-cell>
          <table:table-cell table:style-name="Таблица57.C102" office:value-type="string">
            <text:p text:style-name="P554">есть</text:p>
          </table:table-cell>
          <table:table-cell table:style-name="Таблица57.D102" office:value-type="string">
            <text:p text:style-name="P593">je mange</text:p>
            <text:p text:style-name="P593">ns mangeons</text:p>
            <text:p text:style-name="P593">ils mangent</text:p>
          </table:table-cell>
          <table:table-cell table:style-name="Таблица57.E102" office:value-type="string">
            <text:p text:style-name="P593">J'ai mangé</text:p>
          </table:table-cell>
          <table:table-cell table:style-name="Таблица57.F102" office:value-type="string">
            <text:p text:style-name="P593">il a mangé huit grands poissons avec son ami</text:p>
            <text:p text:style-name="P593">j'ai mangé du poisson</text:p>
            <text:p text:style-name="P593">tu as déjà mangé</text:p>
            <text:p text:style-name="P593">il a seulement mangé (только)</text:p>
            <text:p text:style-name="P642">Tu y manges (там)</text:p>
            <text:p text:style-name="P644">Il n'a pas mangé aujourd'hui</text:p>
          </table:table-cell>
        </table:table-row>
        <table:table-row table:style-name="Таблица57.1">
          <table:table-cell table:style-name="Таблица57.A198" office:value-type="string">
            <text:p text:style-name="P241">manque<text:span text:style-name="T348">r</text:span></text:p>
          </table:table-cell>
          <table:table-cell table:style-name="Таблица57.B103" office:value-type="string">
            <text:p text:style-name="P569"/>
          </table:table-cell>
          <table:table-cell table:style-name="Таблица57.C103" office:value-type="string">
            <text:p text:style-name="P534"/>
          </table:table-cell>
          <table:table-cell table:style-name="Таблица57.D103" office:value-type="string">
            <text:p text:style-name="P593"/>
          </table:table-cell>
          <table:table-cell table:style-name="Таблица57.E103" office:value-type="string">
            <text:p text:style-name="P593"/>
          </table:table-cell>
          <table:table-cell table:style-name="Таблица57.F103" office:value-type="string">
            <text:p text:style-name="P593">mon pay me manque<text:span text:style-name="T346"> (</text:span>я скучаю по моей стране<text:span text:style-name="T346">)</text:span></text:p>
            <text:p text:style-name="P593">vous me manquez<text:span text:style-name="T346"> (</text:span>вас <text:span text:style-name="T349">мне </text:span>не хватает<text:span text:style-name="T346">)</text:span></text:p>
          </table:table-cell>
        </table:table-row>
        <table:table-row table:style-name="Таблица57.1">
          <table:table-cell table:style-name="Таблица57.A198" office:value-type="string">
            <text:p text:style-name="P241">marher</text:p>
          </table:table-cell>
          <table:table-cell table:style-name="Таблица57.B104" office:value-type="string">
            <text:p text:style-name="P583">I</text:p>
          </table:table-cell>
          <table:table-cell table:style-name="Таблица57.C104" office:value-type="string">
            <text:p text:style-name="P534"/>
          </table:table-cell>
          <table:table-cell table:style-name="Таблица57.D104" office:value-type="string">
            <text:p text:style-name="P642">je marche</text:p>
            <text:p text:style-name="P642">ns marchons</text:p>
          </table:table-cell>
          <table:table-cell table:style-name="Таблица57.E104" office:value-type="string">
            <text:p text:style-name="P642">j'ai marché</text:p>
          </table:table-cell>
          <table:table-cell table:style-name="Таблица57.F104" office:value-type="string">
            <text:p text:style-name="P642">ils marchent seuls</text:p>
            <text:p text:style-name="P704"><text:span text:style-name="ubuntu_5f_mono_5f_9"><text:span text:style-name="T172">J'ai marché dans le parc</text:span></text:span></text:p>
            <text:p text:style-name="P701"><text:span text:style-name="ubuntu_5f_mono_5f_9"><text:span text:style-name="T173">Après ça a marché (потом это сработало)</text:span></text:span></text:p>
            <text:p text:style-name="P701"><text:span text:style-name="ubuntu_5f_mono_5f_9"><text:span text:style-name="T196">Mon oncle a marché dans cette rue</text:span></text:span></text:p>
          </table:table-cell>
        </table:table-row>
        <table:table-row table:style-name="Таблица57.1">
          <table:table-cell table:style-name="Таблица57.A198" office:value-type="string">
            <text:p text:style-name="P241"><text:span text:style-name="T471">ment</text:span><text:span text:style-name="T348">ir</text:span></text:p>
          </table:table-cell>
          <table:table-cell table:style-name="Таблица57.B105" office:value-type="string">
            <text:p text:style-name="P569">III</text:p>
          </table:table-cell>
          <table:table-cell table:style-name="Таблица57.C105" office:value-type="string">
            <text:p text:style-name="P534">лгать</text:p>
          </table:table-cell>
          <table:table-cell table:style-name="Таблица57.D105" office:value-type="string">
            <text:p text:style-name="P593"/>
          </table:table-cell>
          <table:table-cell table:style-name="Таблица57.E105" office:value-type="string">
            <text:p text:style-name="P593"/>
          </table:table-cell>
          <table:table-cell table:style-name="Таблица57.F105" office:value-type="string">
            <text:p text:style-name="P593">nous mentons</text:p>
            <text:p text:style-name="P593">il ment</text:p>
          </table:table-cell>
        </table:table-row>
        <table:table-row table:style-name="Таблица57.1">
          <table:table-cell table:style-name="Таблица57.A198" office:value-type="string">
            <text:p text:style-name="P241">m<text:span text:style-name="T468">ériter</text:span></text:p>
          </table:table-cell>
          <table:table-cell table:style-name="Таблица57.B106" office:value-type="string">
            <text:p text:style-name="P583">I</text:p>
          </table:table-cell>
          <table:table-cell table:style-name="Таблица57.C106" office:value-type="string">
            <text:p text:style-name="P555">заслуживать</text:p>
          </table:table-cell>
          <table:table-cell table:style-name="Таблица57.D106" office:value-type="string">
            <text:p text:style-name="P642">je mérite</text:p>
            <text:p text:style-name="P642">ns méritons</text:p>
          </table:table-cell>
          <table:table-cell table:style-name="Таблица57.E106" office:value-type="string">
            <text:p text:style-name="P642">j'ai mérité</text:p>
          </table:table-cell>
          <table:table-cell table:style-name="Таблица57.F106" office:value-type="string">
            <text:p text:style-name="P642">Elle mérite ça</text:p>
          </table:table-cell>
        </table:table-row>
        <table:table-row table:style-name="Таблица57.1">
          <table:table-cell table:style-name="Таблица57.A198" office:value-type="string">
            <text:p text:style-name="P241">mettre</text:p>
          </table:table-cell>
          <table:table-cell table:style-name="Таблица57.B107" office:value-type="string">
            <text:p text:style-name="P569">III</text:p>
          </table:table-cell>
          <table:table-cell table:style-name="Таблица57.C107" office:value-type="string">
            <text:p text:style-name="P534">ставить, класть<text:span text:style-name="T350">,</text:span></text:p>
            <text:p text:style-name="P556">надевать</text:p>
          </table:table-cell>
          <table:table-cell table:style-name="Таблица57.D107" office:value-type="string">
            <text:p text:style-name="P645">je mets</text:p>
            <text:p text:style-name="P645">tu mets</text:p>
            <text:p text:style-name="P645">il met</text:p>
            <text:p text:style-name="P645">ns mettons</text:p>
            <text:p text:style-name="P645">ils mettent</text:p>
          </table:table-cell>
          <table:table-cell table:style-name="Таблица57.E107" office:value-type="string">
            <text:p text:style-name="P645">j'ai mis</text:p>
          </table:table-cell>
          <table:table-cell table:style-name="Таблица57.F107" office:value-type="string">
            <text:p text:style-name="P593">il a mis la chemise</text:p>
            <text:p text:style-name="P593">il a mis le manteau noir</text:p>
            <text:p text:style-name="P643">J'ai oublié où je les ai mis</text:p>
          </table:table-cell>
        </table:table-row>
        <table:table-row table:style-name="Таблица57.1">
          <table:table-cell table:style-name="Таблица57.A198" office:value-type="string">
            <text:p text:style-name="P241">mo<text:span text:style-name="T351">n</text:span>ter</text:p>
          </table:table-cell>
          <table:table-cell table:style-name="Таблица57.B108" office:value-type="string">
            <text:p text:style-name="P569"/>
          </table:table-cell>
          <table:table-cell table:style-name="Таблица57.C108" office:value-type="string">
            <text:p text:style-name="P557">подниматься</text:p>
          </table:table-cell>
          <table:table-cell table:style-name="Таблица57.D108" office:value-type="string">
            <text:p text:style-name="P593"/>
          </table:table-cell>
          <table:table-cell table:style-name="Таблица57.E108" office:value-type="string">
            <text:p text:style-name="P593">je suis monté<text:span text:style-name="T469"> (e)</text:span></text:p>
          </table:table-cell>
          <table:table-cell table:style-name="Таблица57.F108" office:value-type="string">
            <text:p text:style-name="P643">La chienne est monté dans la voiture</text:p>
          </table:table-cell>
        </table:table-row>
        <table:table-row table:style-name="Таблица57.1">
          <table:table-cell table:style-name="Таблица57.A198" office:value-type="string">
            <text:p text:style-name="P241">montrer</text:p>
          </table:table-cell>
          <table:table-cell table:style-name="Таблица57.B109" office:value-type="string">
            <text:p text:style-name="P569">I</text:p>
          </table:table-cell>
          <table:table-cell table:style-name="Таблица57.C109" office:value-type="string">
            <text:p text:style-name="P555">показывать</text:p>
          </table:table-cell>
          <table:table-cell table:style-name="Таблица57.D109" office:value-type="string">
            <text:p text:style-name="P642">je montre</text:p>
          </table:table-cell>
          <table:table-cell table:style-name="Таблица57.E109" office:value-type="string">
            <text:p text:style-name="P642">j'ai montré</text:p>
          </table:table-cell>
          <table:table-cell table:style-name="Таблица57.F109" office:value-type="string">
            <text:p text:style-name="P591">Il m'a montré sa voiture</text:p>
            <text:p text:style-name="P591">Nous avons montré nos bottes</text:p>
            <text:p text:style-name="P591">Elle m'a montré la région où elle est née</text:p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41">mordre</text:p>
          </table:table-cell>
          <table:table-cell table:style-name="Таблица57.B110" office:value-type="string">
            <text:p text:style-name="P569">III</text:p>
          </table:table-cell>
          <table:table-cell table:style-name="Таблица57.C110" office:value-type="string">
            <text:p text:style-name="P534">кусать, разъедать</text:p>
          </table:table-cell>
          <table:table-cell table:style-name="Таблица57.D110" office:value-type="string">
            <text:p text:style-name="P593"/>
          </table:table-cell>
          <table:table-cell table:style-name="Таблица57.E110" office:value-type="string">
            <text:p text:style-name="P593"/>
          </table:table-cell>
          <table:table-cell table:style-name="Таблица57.F110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moudre</text:p>
          </table:table-cell>
          <table:table-cell table:style-name="Таблица57.B111" office:value-type="string">
            <text:p text:style-name="P569">III</text:p>
          </table:table-cell>
          <table:table-cell table:style-name="Таблица57.C111" office:value-type="string">
            <text:p text:style-name="P534">молоть</text:p>
          </table:table-cell>
          <table:table-cell table:style-name="Таблица57.D111" office:value-type="string">
            <text:p text:style-name="P593"/>
          </table:table-cell>
          <table:table-cell table:style-name="Таблица57.E111" office:value-type="string">
            <text:p text:style-name="P593"/>
          </table:table-cell>
          <table:table-cell table:style-name="Таблица57.F111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mourir</text:p>
          </table:table-cell>
          <table:table-cell table:style-name="Таблица57.B112" office:value-type="string">
            <text:p text:style-name="P569">III</text:p>
          </table:table-cell>
          <table:table-cell table:style-name="Таблица57.C112" office:value-type="string">
            <text:p text:style-name="P534">умирать</text:p>
          </table:table-cell>
          <table:table-cell table:style-name="Таблица57.D112" office:value-type="string">
            <text:p text:style-name="P593"/>
          </table:table-cell>
          <table:table-cell table:style-name="Таблица57.E112" office:value-type="string">
            <text:p text:style-name="P593"/>
          </table:table-cell>
          <table:table-cell table:style-name="Таблица57.F112" office:value-type="string">
            <text:p text:style-name="P646">elle est morte</text:p>
            <text:p text:style-name="P647">Il est mort en France</text:p>
          </table:table-cell>
        </table:table-row>
        <table:table-row table:style-name="Таблица57.1">
          <table:table-cell table:style-name="Таблица57.A113" office:value-type="string">
            <text:p text:style-name="P241">mouvoir</text:p>
          </table:table-cell>
          <table:table-cell table:style-name="Таблица57.B113" office:value-type="string">
            <text:p text:style-name="P569">III</text:p>
          </table:table-cell>
          <table:table-cell table:style-name="Таблица57.C113" office:value-type="string">
            <text:p text:style-name="P534">двигаться</text:p>
          </table:table-cell>
          <table:table-cell table:style-name="Таблица57.D113" office:value-type="string">
            <text:p text:style-name="P593"/>
          </table:table-cell>
          <table:table-cell table:style-name="Таблица57.E113" office:value-type="string">
            <text:p text:style-name="P593"/>
          </table:table-cell>
          <table:table-cell table:style-name="Таблица57.F113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naître</text:p>
          </table:table-cell>
          <table:table-cell table:style-name="Таблица57.B114" office:value-type="string">
            <text:p text:style-name="P569">III</text:p>
          </table:table-cell>
          <table:table-cell table:style-name="Таблица57.C114" office:value-type="string">
            <text:p text:style-name="P534">рождаться</text:p>
          </table:table-cell>
          <table:table-cell table:style-name="Таблица57.D114" office:value-type="string">
            <text:p text:style-name="P591">je nais</text:p>
            <text:p text:style-name="P591">tu nais</text:p>
            <text:p text:style-name="P591">il naît</text:p>
            <text:p text:style-name="P591">ns naissons</text:p>
            <text:p text:style-name="P591">ils naissent</text:p>
          </table:table-cell>
          <table:table-cell table:style-name="Таблица57.E114" office:value-type="string">
            <text:p text:style-name="P591">je suis né(e)</text:p>
          </table:table-cell>
          <table:table-cell table:style-name="Таблица57.F114" office:value-type="string">
            <text:p text:style-name="P591">Je suis née là<text:span text:style-name="T346"> (</text:span>Я родил<text:span text:style-name="T352">а</text:span>с<text:span text:style-name="T352">ь</text:span> там<text:span text:style-name="T346">)</text:span></text:p>
            <text:p text:style-name="P591"><text:span text:style-name="T346">j</text:span>e suis <text:s/>né ici</text:p>
            <text:p text:style-name="P591">elle est née en hiver</text:p>
            <text:p text:style-name="P591">Où est-il né?</text:p>
          </table:table-cell>
        </table:table-row>
        <table:table-row table:style-name="Таблица57.1">
          <table:table-cell table:style-name="Таблица57.A198" office:value-type="string">
            <text:p text:style-name="P325">oublier</text:p>
          </table:table-cell>
          <table:table-cell table:style-name="Таблица57.B115" office:value-type="string">
            <text:p text:style-name="P569"/>
          </table:table-cell>
          <table:table-cell table:style-name="Таблица57.C115" office:value-type="string">
            <text:p text:style-name="P558">забывать</text:p>
          </table:table-cell>
          <table:table-cell table:style-name="Таблица57.D115" office:value-type="string">
            <text:p text:style-name="P593"/>
          </table:table-cell>
          <table:table-cell table:style-name="Таблица57.E115" office:value-type="string">
            <text:p text:style-name="P593"/>
          </table:table-cell>
          <table:table-cell table:style-name="Таблица57.F115" office:value-type="string">
            <text:p text:style-name="P648">J'ai oublié où je les ai mis</text:p>
            <text:p text:style-name="P648">Personne ne l'<text:span text:style-name="T470">a </text:span>oublié (никто не забыл это)</text:p>
            <text:p text:style-name="P624">Je crois que j'ai oublié la clé (я думаю, что я забыл ключ)</text:p>
          </table:table-cell>
        </table:table-row>
        <table:table-row table:style-name="Таблица57.1">
          <table:table-cell table:style-name="Таблица57.A198" office:value-type="string">
            <text:p text:style-name="P241">obtenir</text:p>
          </table:table-cell>
          <table:table-cell table:style-name="Таблица57.B116" office:value-type="string">
            <text:p text:style-name="P569">III</text:p>
          </table:table-cell>
          <table:table-cell table:style-name="Таблица57.C116" office:value-type="string">
            <text:p text:style-name="P534">получать</text:p>
          </table:table-cell>
          <table:table-cell table:style-name="Таблица57.D116" office:value-type="string">
            <text:p text:style-name="P593"/>
          </table:table-cell>
          <table:table-cell table:style-name="Таблица57.E116" office:value-type="string">
            <text:p text:style-name="P593"/>
          </table:table-cell>
          <table:table-cell table:style-name="Таблица57.F116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offr<text:span text:style-name="T348">ir</text:span></text:p>
          </table:table-cell>
          <table:table-cell table:style-name="Таблица57.B117" office:value-type="string">
            <text:p text:style-name="P569">III</text:p>
          </table:table-cell>
          <table:table-cell table:style-name="Таблица57.C117" office:value-type="string">
            <text:p text:style-name="P534">дарить</text:p>
          </table:table-cell>
          <table:table-cell table:style-name="Таблица57.D117" office:value-type="string">
            <text:p text:style-name="P593"/>
          </table:table-cell>
          <table:table-cell table:style-name="Таблица57.E117" office:value-type="string">
            <text:p text:style-name="P593"/>
          </table:table-cell>
          <table:table-cell table:style-name="Таблица57.F117" office:value-type="string">
            <text:p text:style-name="P593">tu n'offres rien<text:span text:style-name="T346"> (</text:span>ты ничего не предлагаешь<text:span text:style-name="T346">)</text:span></text:p>
          </table:table-cell>
        </table:table-row>
        <table:table-row table:style-name="Таблица57.1">
          <table:table-cell table:style-name="Таблица57.A118" office:value-type="string">
            <text:p text:style-name="P241">ouvrir</text:p>
          </table:table-cell>
          <table:table-cell table:style-name="Таблица57.B118" office:value-type="string">
            <text:p text:style-name="P569">III</text:p>
          </table:table-cell>
          <table:table-cell table:style-name="Таблица57.C118" office:value-type="string">
            <text:p text:style-name="P534">открывать</text:p>
          </table:table-cell>
          <table:table-cell table:style-name="Таблица57.D118" office:value-type="string">
            <text:p text:style-name="P593"/>
          </table:table-cell>
          <table:table-cell table:style-name="Таблица57.E118" office:value-type="string">
            <text:p text:style-name="P593"/>
          </table:table-cell>
          <table:table-cell table:style-name="Таблица57.F118" office:value-type="string">
            <text:p text:style-name="P649">Elle a ouvert la porte</text:p>
            <text:p text:style-name="P650">Elles l'ont ouvert pendant la journée</text:p>
          </table:table-cell>
        </table:table-row>
        <table:table-row table:style-name="Таблица57.1">
          <table:table-cell table:style-name="Таблица57.A198" office:value-type="string">
            <text:p text:style-name="P241">paraître</text:p>
          </table:table-cell>
          <table:table-cell table:style-name="Таблица57.B119" office:value-type="string">
            <text:p text:style-name="P569">III</text:p>
          </table:table-cell>
          <table:table-cell table:style-name="Таблица57.C119" office:value-type="string">
            <text:p text:style-name="P534">появляться</text:p>
          </table:table-cell>
          <table:table-cell table:style-name="Таблица57.D119" office:value-type="string">
            <text:p text:style-name="P593"/>
          </table:table-cell>
          <table:table-cell table:style-name="Таблица57.E119" office:value-type="string">
            <text:p text:style-name="P593"/>
          </table:table-cell>
          <table:table-cell table:style-name="Таблица57.F119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parler</text:p>
          </table:table-cell>
          <table:table-cell table:style-name="Таблица57.B120" office:value-type="string">
            <text:p text:style-name="P585">I</text:p>
          </table:table-cell>
          <table:table-cell table:style-name="Таблица57.C120" office:value-type="string">
            <text:p text:style-name="P559"/>
          </table:table-cell>
          <table:table-cell table:style-name="Таблица57.D120" office:value-type="string">
            <text:p text:style-name="P559">je parle</text:p>
            <text:p text:style-name="P559">ns parlons</text:p>
            <text:p text:style-name="P559">ils parlent</text:p>
          </table:table-cell>
          <table:table-cell table:style-name="Таблица57.E120" office:value-type="string">
            <text:p text:style-name="P651">j'ai parlé</text:p>
          </table:table-cell>
          <table:table-cell table:style-name="Таблица57.F120" office:value-type="string">
            <text:p text:style-name="P651">Ns parlons des enfants (о детях)</text:p>
            <text:p text:style-name="P652">Un anglais parle à un français</text:p>
            <text:p text:style-name="P593">De quoi parlions-nous hier?<text:span text:style-name="T346"> (</text:span>О чем мы вчера говорили?<text:span text:style-name="T346">)</text:span></text:p>
            <text:p text:style-name="P593">tu parlais avec ma sœur<text:span text:style-name="T325"> (поговорила)</text:span></text:p>
            <text:p text:style-name="P653">Ns avons parlé hier soir</text:p>
            <text:p text:style-name="P626">Je vous en ai déjà parlé</text:p>
            <text:p text:style-name="P627">les hommes ont parlé</text:p>
          </table:table-cell>
        </table:table-row>
        <table:table-row table:style-name="Таблица57.1">
          <table:table-cell table:style-name="Таблица57.A121" office:value-type="string">
            <text:p text:style-name="P241">part<text:span text:style-name="T348">ir</text:span></text:p>
          </table:table-cell>
          <table:table-cell table:style-name="Таблица57.B121" office:value-type="string">
            <text:p text:style-name="P569">III</text:p>
          </table:table-cell>
          <table:table-cell table:style-name="Таблица57.C121" office:value-type="string">
            <text:p text:style-name="P534">уезжать</text:p>
          </table:table-cell>
          <table:table-cell table:style-name="Таблица57.D121" office:value-type="string">
            <text:p text:style-name="P593"/>
          </table:table-cell>
          <table:table-cell table:style-name="Таблица57.E121" office:value-type="string">
            <text:p text:style-name="P593"><text:span text:style-name="T387">je suis</text:span> pari<text:span text:style-name="T387">(e)</text:span></text:p>
          </table:table-cell>
          <table:table-cell table:style-name="Таблица57.F121" office:value-type="string">
            <text:p text:style-name="P593">il part pour la France<text:span text:style-name="T346"> (</text:span>он отправляется во Францию<text:span text:style-name="T346">)</text:span></text:p>
            <text:p text:style-name="P654">Il part après qu'il a mangé</text:p>
            <text:p text:style-name="P593">Il est part<text:span text:style-name="T339">i</text:span><text:span text:style-name="T346"> (</text:span><text:span text:style-name="T353">Он ушел</text:span><text:span text:style-name="T346">)</text:span></text:p>
            <text:p text:style-name="P593">nous sommes partis</text:p>
          </table:table-cell>
        </table:table-row>
        <table:table-row table:style-name="Таблица57.1">
          <table:table-cell table:style-name="Таблица57.A198" office:value-type="string">
            <text:p text:style-name="P241">passe<text:span text:style-name="T354">r</text:span><text:span text:style-name="T355"> (se)</text:span></text:p>
          </table:table-cell>
          <table:table-cell table:style-name="Таблица57.B122" office:value-type="string">
            <text:p text:style-name="P569">I</text:p>
          </table:table-cell>
          <table:table-cell table:style-name="Таблица57.C122" office:value-type="string">
            <text:p text:style-name="P560">пройти</text:p>
          </table:table-cell>
          <table:table-cell table:style-name="Таблица57.D122" office:value-type="string">
            <text:p text:style-name="P591">je passe</text:p>
            <text:p text:style-name="P591">ns passons</text:p>
            <text:p text:style-name="P591">ils pasent</text:p>
          </table:table-cell>
          <table:table-cell table:style-name="Таблица57.E122" office:value-type="string">
            <text:p text:style-name="P591">je suis passé(e)</text:p>
            <text:p text:style-name="P591"/>
            <text:p text:style-name="P591">j'ai passé (с прям.дополн.)</text:p>
          </table:table-cell>
          <table:table-cell table:style-name="Таблица57.F122" office:value-type="string">
            <text:p text:style-name="P591">septembre est passé</text:p>
            <text:p text:style-name="P591">J'ai passé trois heures ici</text:p>
            <text:p text:style-name="P591">Le pouvre (перен) cuisiner ne sait pas ce qui s'est passé</text:p>
          </table:table-cell>
        </table:table-row>
        <table:table-row table:style-name="Таблица57.1">
          <table:table-cell table:style-name="Таблица57.A198" office:value-type="string">
            <text:p text:style-name="P241">peindre</text:p>
          </table:table-cell>
          <table:table-cell table:style-name="Таблица57.B123" office:value-type="string">
            <text:p text:style-name="P569">III</text:p>
          </table:table-cell>
          <table:table-cell table:style-name="Таблица57.C123" office:value-type="string">
            <text:p text:style-name="P534">рисовать, красить</text:p>
          </table:table-cell>
          <table:table-cell table:style-name="Таблица57.D123" office:value-type="string">
            <text:p text:style-name="P593"/>
          </table:table-cell>
          <table:table-cell table:style-name="Таблица57.E123" office:value-type="string">
            <text:p text:style-name="P593"/>
          </table:table-cell>
          <table:table-cell table:style-name="Таблица57.F123" office:value-type="string">
            <text:p text:style-name="P593">ils passent devant nous</text:p>
          </table:table-cell>
        </table:table-row>
        <table:table-row table:style-name="Таблица57.1">
          <table:table-cell table:style-name="Таблица57.A198" office:value-type="string">
            <text:p text:style-name="P241">pense<text:span text:style-name="T383">r</text:span></text:p>
          </table:table-cell>
          <table:table-cell table:style-name="Таблица57.B124" office:value-type="string">
            <text:p text:style-name="P569"/>
          </table:table-cell>
          <table:table-cell table:style-name="Таблица57.C124" office:value-type="string">
            <text:p text:style-name="P534"/>
          </table:table-cell>
          <table:table-cell table:style-name="Таблица57.D124" office:value-type="string">
            <text:p text:style-name="P593"/>
          </table:table-cell>
          <table:table-cell table:style-name="Таблица57.E124" office:value-type="string">
            <text:p text:style-name="P593"/>
          </table:table-cell>
          <table:table-cell table:style-name="Таблица57.F124" office:value-type="string">
            <text:p text:style-name="P591">que pensez-vous de mon chapeau?</text:p>
            <text:p text:style-name="P640">J'y ai pensé toute la journée (я думал об этом весь день)</text:p>
            <text:p text:style-name="P591"><text:span text:style-name="T382">I</text:span>l a pensé à ses parents</text:p>
            <text:p text:style-name="P591">J'y ai pensé (я подумал об этом)</text:p>
          </table:table-cell>
        </table:table-row>
        <table:table-row table:style-name="Таблица57.1">
          <table:table-cell table:style-name="Таблица57.A198" office:value-type="string">
            <text:p text:style-name="P241">perdre</text:p>
          </table:table-cell>
          <table:table-cell table:style-name="Таблица57.B125" office:value-type="string">
            <text:p text:style-name="P569">III</text:p>
          </table:table-cell>
          <table:table-cell table:style-name="Таблица57.C125" office:value-type="string">
            <text:p text:style-name="P561">терять</text:p>
          </table:table-cell>
          <table:table-cell table:style-name="Таблица57.D125" office:value-type="string">
            <text:p text:style-name="P655">je perds</text:p>
            <text:p text:style-name="P655">tu perds</text:p>
            <text:p text:style-name="P655">il perd</text:p>
            <text:p text:style-name="P655">ns perdons</text:p>
            <text:p text:style-name="P655">ils perdent</text:p>
          </table:table-cell>
          <table:table-cell table:style-name="Таблица57.E125" office:value-type="string">
            <text:p text:style-name="P655">PP: perdu</text:p>
            <text:p text:style-name="P656">(потерянный)</text:p>
          </table:table-cell>
          <table:table-cell table:style-name="Таблица57.F125" office:value-type="string">
            <text:p text:style-name="P593"/>
          </table:table-cell>
        </table:table-row>
        <table:table-row table:style-name="Таблица57.1">
          <table:table-cell table:style-name="Таблица57.A126" office:value-type="string">
            <text:p text:style-name="P241">permettre</text:p>
          </table:table-cell>
          <table:table-cell table:style-name="Таблица57.B126" office:value-type="string">
            <text:p text:style-name="P569">III</text:p>
          </table:table-cell>
          <table:table-cell table:style-name="Таблица57.C126" office:value-type="string">
            <text:p text:style-name="P561">позволять</text:p>
          </table:table-cell>
          <table:table-cell table:style-name="Таблица57.D126" office:value-type="string">
            <text:p text:style-name="P593"/>
          </table:table-cell>
          <table:table-cell table:style-name="Таблица57.E126" office:value-type="string">
            <text:p text:style-name="P593"/>
          </table:table-cell>
          <table:table-cell table:style-name="Таблица57.F126" office:value-type="string">
            <text:p text:style-name="P593">Qui a permis cela?<text:span text:style-name="T356"> (</text:span>Кто позволил это?<text:span text:style-name="T356">)</text:span></text:p>
            <text:p text:style-name="P657">Il a permis cela (Он это позволил)</text:p>
            <text:p text:style-name="P658">Je l'ai permis</text:p>
          </table:table-cell>
        </table:table-row>
        <table:table-row table:style-name="Таблица57.1">
          <table:table-cell table:style-name="Таблица57.A198" office:value-type="string">
            <text:p text:style-name="P241">pèse</text:p>
          </table:table-cell>
          <table:table-cell table:style-name="Таблица57.B127" office:value-type="string">
            <text:p text:style-name="P569"/>
          </table:table-cell>
          <table:table-cell table:style-name="Таблица57.C127" office:value-type="string">
            <text:p text:style-name="P534">весить</text:p>
          </table:table-cell>
          <table:table-cell table:style-name="Таблица57.D127" office:value-type="string">
            <text:p text:style-name="P593">je pèse</text:p>
          </table:table-cell>
          <table:table-cell table:style-name="Таблица57.E127" office:value-type="string">
            <text:p text:style-name="P593"/>
          </table:table-cell>
          <table:table-cell table:style-name="Таблица57.F127" office:value-type="string">
            <text:p text:style-name="P593">je pèse</text:p>
            <text:p text:style-name="P593">le cuisiner pèse la viande</text:p>
          </table:table-cell>
        </table:table-row>
        <table:table-row table:style-name="Таблица57.1">
          <table:table-cell table:style-name="Таблица57.A198" office:value-type="string">
            <text:p text:style-name="P241">plaindre</text:p>
          </table:table-cell>
          <table:table-cell table:style-name="Таблица57.B128" office:value-type="string">
            <text:p text:style-name="P569">III</text:p>
          </table:table-cell>
          <table:table-cell table:style-name="Таблица57.C128" office:value-type="string">
            <text:p text:style-name="P561">жаловаться</text:p>
          </table:table-cell>
          <table:table-cell table:style-name="Таблица57.D128" office:value-type="string">
            <text:p text:style-name="P593"/>
          </table:table-cell>
          <table:table-cell table:style-name="Таблица57.E128" office:value-type="string">
            <text:p text:style-name="P593"/>
          </table:table-cell>
          <table:table-cell table:style-name="Таблица57.F128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plante</text:p>
          </table:table-cell>
          <table:table-cell table:style-name="Таблица57.B129" office:value-type="string">
            <text:p text:style-name="P569"/>
          </table:table-cell>
          <table:table-cell table:style-name="Таблица57.C129" office:value-type="string">
            <text:p text:style-name="P534"/>
          </table:table-cell>
          <table:table-cell table:style-name="Таблица57.D129" office:value-type="string">
            <text:p text:style-name="P593"/>
          </table:table-cell>
          <table:table-cell table:style-name="Таблица57.E129" office:value-type="string">
            <text:p text:style-name="P593"/>
          </table:table-cell>
          <table:table-cell table:style-name="Таблица57.F129" office:value-type="string">
            <text:p text:style-name="P593">il plante des fruits</text:p>
          </table:table-cell>
        </table:table-row>
        <table:table-row table:style-name="Таблица57.1">
          <table:table-cell table:style-name="Таблица57.A198" office:value-type="string">
            <text:p text:style-name="P241">pla<text:span text:style-name="T357">ire</text:span></text:p>
          </table:table-cell>
          <table:table-cell table:style-name="Таблица57.B130" office:value-type="string">
            <text:p text:style-name="P569">III</text:p>
          </table:table-cell>
          <table:table-cell table:style-name="Таблица57.C130" office:value-type="string">
            <text:p text:style-name="P561">нравиться</text:p>
          </table:table-cell>
          <table:table-cell table:style-name="Таблица57.D130" office:value-type="string">
            <text:p text:style-name="P593"/>
          </table:table-cell>
          <table:table-cell table:style-name="Таблица57.E130" office:value-type="string">
            <text:p text:style-name="P593"/>
          </table:table-cell>
          <table:table-cell table:style-name="Таблица57.F130" office:value-type="string">
            <text:p text:style-name="P593">pourquoi lire te plaît-il<text:span text:style-name="T356"> (</text:span>почему тебе нравится читать<text:span text:style-name="T356">)</text:span></text:p>
          </table:table-cell>
        </table:table-row>
        <table:table-row table:style-name="Таблица57.1">
          <table:table-cell table:style-name="Таблица57.A131" office:value-type="string">
            <text:p text:style-name="P241">pleuvoir</text:p>
          </table:table-cell>
          <table:table-cell table:style-name="Таблица57.B131" office:value-type="string">
            <text:p text:style-name="P569">III</text:p>
          </table:table-cell>
          <table:table-cell table:style-name="Таблица57.C131" office:value-type="string">
            <text:p text:style-name="P561">лить (о дожде)</text:p>
          </table:table-cell>
          <table:table-cell table:style-name="Таблица57.D131" office:value-type="string">
            <text:p text:style-name="P593"/>
          </table:table-cell>
          <table:table-cell table:style-name="Таблица57.E131" office:value-type="string">
            <text:p text:style-name="P593"/>
          </table:table-cell>
          <table:table-cell table:style-name="Таблица57.F131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porter</text:p>
          </table:table-cell>
          <table:table-cell table:style-name="Таблица57.B132" office:value-type="string">
            <text:p text:style-name="P569">I</text:p>
          </table:table-cell>
          <table:table-cell table:style-name="Таблица57.C132" office:value-type="string">
            <text:p text:style-name="P534"/>
          </table:table-cell>
          <table:table-cell table:style-name="Таблица57.D132" office:value-type="string">
            <text:p text:style-name="P651">je porte</text:p>
            <text:p text:style-name="P651">ns po<text:span text:style-name="T518">r</text:span>tons</text:p>
          </table:table-cell>
          <table:table-cell table:style-name="Таблица57.E132" office:value-type="string">
            <text:p text:style-name="P651">j'ai porté</text:p>
          </table:table-cell>
          <table:table-cell table:style-name="Таблица57.F132" office:value-type="string">
            <text:p text:style-name="P629">ils portent des chaussures rouges</text:p>
            <text:p text:style-name="P705"><text:span text:style-name="ubuntu_5f_mono_5f_9"><text:span text:style-name="T172">ils ont porté leurs chapeaux</text:span></text:span></text:p>
            <text:p text:style-name="P705"><text:span text:style-name="ubuntu_5f_mono_5f_9"><text:span text:style-name="T172">Elle a <text:s/>porté des lunettes</text:span></text:span></text:p>
            <text:p text:style-name="P699"><text:span text:style-name="ubuntu_5f_mono_5f_9"><text:span text:style-name="T172">Elle a porté un pantalon rouge</text:span></text:span></text:p>
          </table:table-cell>
        </table:table-row>
        <table:table-row table:style-name="Таблица57.1">
          <table:table-cell table:style-name="Таблица57.A198" office:value-type="string">
            <text:p text:style-name="P241">poser</text:p>
          </table:table-cell>
          <table:table-cell table:style-name="Таблица57.B133" office:value-type="string">
            <text:p text:style-name="P586">I</text:p>
          </table:table-cell>
          <table:table-cell table:style-name="Таблица57.C133" office:value-type="string">
            <text:p text:style-name="P562">класть, ставить</text:p>
          </table:table-cell>
          <table:table-cell table:style-name="Таблица57.D133" office:value-type="string">
            <text:p text:style-name="P659">je pose</text:p>
            <text:p text:style-name="P659">ns posons</text:p>
          </table:table-cell>
          <table:table-cell table:style-name="Таблица57.E133" office:value-type="string">
            <text:p text:style-name="P659">j'ai posé</text:p>
          </table:table-cell>
          <table:table-cell table:style-name="Таблица57.F133" office:value-type="string">
            <text:p text:style-name="P659">vous posez le chapeau</text:p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41">posséder</text:p>
          </table:table-cell>
          <table:table-cell table:style-name="Таблица57.B134" office:value-type="string">
            <text:p text:style-name="P585">I </text:p>
          </table:table-cell>
          <table:table-cell table:style-name="Таблица57.C134" office:value-type="string">
            <text:p text:style-name="P559">владеть</text:p>
          </table:table-cell>
          <table:table-cell table:style-name="Таблица57.D134" office:value-type="string">
            <text:p text:style-name="P651">je possède</text:p>
            <text:p text:style-name="P651">ns possédons</text:p>
            <text:p text:style-name="P651">ils possèdent</text:p>
          </table:table-cell>
          <table:table-cell table:style-name="Таблица57.E134" office:value-type="string">
            <text:p text:style-name="P651">j'ai possédé</text:p>
          </table:table-cell>
          <table:table-cell table:style-name="Таблица57.F134" office:value-type="string">
            <text:p text:style-name="P651">il possède un cochon</text:p>
          </table:table-cell>
        </table:table-row>
        <table:table-row table:style-name="Таблица57.1">
          <table:table-cell table:style-name="Таблица57.A198" office:value-type="string">
            <text:p text:style-name="P241">pouvoir</text:p>
          </table:table-cell>
          <table:table-cell table:style-name="Таблица57.B135" office:value-type="string">
            <text:p text:style-name="P569">III</text:p>
          </table:table-cell>
          <table:table-cell table:style-name="Таблица57.C135" office:value-type="string">
            <text:p text:style-name="P561">мочь</text:p>
          </table:table-cell>
          <table:table-cell table:style-name="Таблица57.D135" office:value-type="string">
            <text:p text:style-name="P593"/>
          </table:table-cell>
          <table:table-cell table:style-name="Таблица57.E135" office:value-type="string">
            <text:p text:style-name="P662">j'ai pu</text:p>
          </table:table-cell>
          <table:table-cell table:style-name="Таблица57.F135" office:value-type="string">
            <text:p text:style-name="P663">Elle a pu dormir</text:p>
            <text:p text:style-name="P663">Tu as pu y aller? (ты мог туда пойти?)</text:p>
          </table:table-cell>
        </table:table-row>
        <table:table-row table:style-name="Таблица57.1">
          <table:table-cell table:style-name="Таблица57.A198" office:value-type="string">
            <text:p text:style-name="P241">préfére<text:span text:style-name="T358">r</text:span></text:p>
          </table:table-cell>
          <table:table-cell table:style-name="Таблица57.B136" office:value-type="string">
            <text:p text:style-name="P569"/>
          </table:table-cell>
          <table:table-cell table:style-name="Таблица57.C136" office:value-type="string">
            <text:p text:style-name="P563">предпочитать</text:p>
          </table:table-cell>
          <table:table-cell table:style-name="Таблица57.D136" office:value-type="string">
            <text:p text:style-name="P593"/>
          </table:table-cell>
          <table:table-cell table:style-name="Таблица57.E136" office:value-type="string">
            <text:p text:style-name="P593"/>
          </table:table-cell>
          <table:table-cell table:style-name="Таблица57.F136" office:value-type="string">
            <text:p text:style-name="P593">que préf<text:span text:style-name="T359">è</text:span>rez-vous<text:span text:style-name="T359">?</text:span><text:span text:style-name="T356"> (</text:span>что вы педпочитаете<text:span text:style-name="T356">)</text:span></text:p>
            <text:p text:style-name="P593">Je préfère le riz au pain</text:p>
          </table:table-cell>
        </table:table-row>
        <table:table-row table:style-name="Таблица57.1">
          <table:table-cell table:style-name="Таблица57.A198" office:value-type="string">
            <text:p text:style-name="P241">prendre</text:p>
          </table:table-cell>
          <table:table-cell table:style-name="Таблица57.B137" office:value-type="string">
            <text:p text:style-name="P569">III</text:p>
          </table:table-cell>
          <table:table-cell table:style-name="Таблица57.C137" office:value-type="string">
            <text:p text:style-name="P561">брать, взять, принимать</text:p>
          </table:table-cell>
          <table:table-cell table:style-name="Таблица57.D137" office:value-type="string">
            <text:p text:style-name="P593"/>
          </table:table-cell>
          <table:table-cell table:style-name="Таблица57.E137" office:value-type="string">
            <text:p text:style-name="P593"/>
          </table:table-cell>
          <table:table-cell table:style-name="Таблица57.F137" office:value-type="string">
            <text:p text:style-name="P593">J'ai pris du poisson</text:p>
            <text:p text:style-name="P664">Elle a pris une pomme verte</text:p>
            <text:p text:style-name="P665">J'en ai pris (я их взял)</text:p>
            <text:p text:style-name="P665">Ce sont mes clés de voiture, tu les <text:span text:style-name="T390">as </text:span>prises dans ma poche</text:p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39">présenter</text:span></text:span></text:p>
          </table:table-cell>
          <table:table-cell table:style-name="Таблица57.B138" office:value-type="string">
            <text:p text:style-name="P587">I</text:p>
          </table:table-cell>
          <table:table-cell table:style-name="Таблица57.C138" office:value-type="string">
            <text:p text:style-name="P568">представлять, знаомить</text:p>
          </table:table-cell>
          <table:table-cell table:style-name="Таблица57.D138" office:value-type="string">
            <text:p text:style-name="P702"><text:span text:style-name="ubuntu_5f_mono_5f_9"><text:span text:style-name="T172">je </text:span></text:span><text:span text:style-name="ubuntu_5f_mono_5f_9"><text:span text:style-name="T237">présente</text:span></text:span></text:p>
            <text:p text:style-name="P702"><text:span text:style-name="ubuntu_5f_mono_5f_9"><text:span text:style-name="T238">ns </text:span></text:span><text:span text:style-name="ubuntu_5f_mono_5f_9"><text:span text:style-name="T237">présent</text:span></text:span><text:span text:style-name="ubuntu_5f_mono_5f_9"><text:span text:style-name="T238">ons</text:span></text:span></text:p>
          </table:table-cell>
          <table:table-cell table:style-name="Таблица57.E138" office:value-type="string">
            <text:p text:style-name="P702"><text:span text:style-name="T172">j'ai </text:span><text:span text:style-name="ubuntu_5f_mono_5f_9"><text:span text:style-name="T237">présent</text:span></text:span><text:span text:style-name="ubuntu_5f_mono_5f_9"><text:span text:style-name="T238">é</text:span></text:span></text:p>
          </table:table-cell>
          <table:table-cell table:style-name="Таблица57.F138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prévenir</text:p>
          </table:table-cell>
          <table:table-cell table:style-name="Таблица57.B139" office:value-type="string">
            <text:p text:style-name="P569">III</text:p>
          </table:table-cell>
          <table:table-cell table:style-name="Таблица57.C139" office:value-type="string">
            <text:p text:style-name="P568">предупреждать</text:p>
          </table:table-cell>
          <table:table-cell table:style-name="Таблица57.D139" office:value-type="string">
            <text:p text:style-name="P593"/>
          </table:table-cell>
          <table:table-cell table:style-name="Таблица57.E139" office:value-type="string">
            <text:p text:style-name="P593"/>
          </table:table-cell>
          <table:table-cell table:style-name="Таблица57.F139" office:value-type="string">
            <text:p text:style-name="P593"/>
          </table:table-cell>
        </table:table-row>
        <table:table-row table:style-name="Таблица57.1">
          <table:table-cell table:style-name="Таблица57.A140" office:value-type="string">
            <text:p text:style-name="P241">prévoir</text:p>
          </table:table-cell>
          <table:table-cell table:style-name="Таблица57.B140" office:value-type="string">
            <text:p text:style-name="P569">III</text:p>
          </table:table-cell>
          <table:table-cell table:style-name="Таблица57.C140" office:value-type="string">
            <text:p text:style-name="P568">предусматривать</text:p>
          </table:table-cell>
          <table:table-cell table:style-name="Таблица57.D140" office:value-type="string">
            <text:p text:style-name="P593"/>
          </table:table-cell>
          <table:table-cell table:style-name="Таблица57.E140" office:value-type="string">
            <text:p text:style-name="P662">j'ai prévu</text:p>
          </table:table-cell>
          <table:table-cell table:style-name="Таблица57.F140" office:value-type="string">
            <text:p text:style-name="P593">Quelle date as-tu prévue</text:p>
            <text:p text:style-name="P665">J'ai prévu beaucoup de choses aujourd'hui (я предусмотрел много вещей сегодня)</text:p>
          </table:table-cell>
        </table:table-row>
        <table:table-row table:style-name="Таблица57.1">
          <table:table-cell table:style-name="Таблица57.A198" office:value-type="string">
            <text:p text:style-name="P241">produire</text:p>
          </table:table-cell>
          <table:table-cell table:style-name="Таблица57.B141" office:value-type="string">
            <text:p text:style-name="P569">III</text:p>
          </table:table-cell>
          <table:table-cell table:style-name="Таблица57.C141" office:value-type="string">
            <text:p text:style-name="P568">производить</text:p>
          </table:table-cell>
          <table:table-cell table:style-name="Таблица57.D141" office:value-type="string">
            <text:p text:style-name="P593"/>
          </table:table-cell>
          <table:table-cell table:style-name="Таблица57.E141" office:value-type="string">
            <text:p text:style-name="P593"/>
          </table:table-cell>
          <table:table-cell table:style-name="Таблица57.F141" office:value-type="string">
            <text:p text:style-name="P593"/>
          </table:table-cell>
        </table:table-row>
        <table:table-row table:style-name="Таблица57.1">
          <table:table-cell table:style-name="Таблица57.A142" office:value-type="string">
            <text:p text:style-name="P241">promettre</text:p>
          </table:table-cell>
          <table:table-cell table:style-name="Таблица57.B142" office:value-type="string">
            <text:p text:style-name="P569">III</text:p>
          </table:table-cell>
          <table:table-cell table:style-name="Таблица57.C142" office:value-type="string">
            <text:p text:style-name="P568">обещать</text:p>
          </table:table-cell>
          <table:table-cell table:style-name="Таблица57.D142" office:value-type="string">
            <text:p text:style-name="P593"/>
          </table:table-cell>
          <table:table-cell table:style-name="Таблица57.E142" office:value-type="string">
            <text:p text:style-name="P593"/>
          </table:table-cell>
          <table:table-cell table:style-name="Таблица57.F142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<text:span text:style-name="T360">se </text:span>rase<text:span text:style-name="T356">r</text:span></text:p>
          </table:table-cell>
          <table:table-cell table:style-name="Таблица57.B143" office:value-type="string">
            <text:p text:style-name="P569"/>
          </table:table-cell>
          <table:table-cell table:style-name="Таблица57.C143" office:value-type="string">
            <text:p text:style-name="P568">бриться</text:p>
          </table:table-cell>
          <table:table-cell table:style-name="Таблица57.D143" office:value-type="string">
            <text:p text:style-name="P593">tu te rases</text:p>
          </table:table-cell>
          <table:table-cell table:style-name="Таблица57.E143" office:value-type="string">
            <text:p text:style-name="P593"/>
          </table:table-cell>
          <table:table-cell table:style-name="Таблица57.F143" office:value-type="string">
            <text:p text:style-name="P593"/>
            <text:p text:style-name="P593">il se rase le soir<text:span text:style-name="T356"> (</text:span>он бреется по вечерам<text:span text:style-name="T356">)</text:span></text:p>
            <text:p text:style-name="P593">ils se rasent</text:p>
          </table:table-cell>
        </table:table-row>
        <table:table-row table:style-name="Таблица57.1">
          <table:table-cell table:style-name="Таблица57.A198" office:value-type="string">
            <text:p text:style-name="P241">recevoir</text:p>
          </table:table-cell>
          <table:table-cell table:style-name="Таблица57.B144" office:value-type="string">
            <text:p text:style-name="P569">III</text:p>
          </table:table-cell>
          <table:table-cell table:style-name="Таблица57.C144" office:value-type="string">
            <text:p text:style-name="P568">получать, принимать</text:p>
          </table:table-cell>
          <table:table-cell table:style-name="Таблица57.D144" office:value-type="string">
            <text:p text:style-name="P593"/>
          </table:table-cell>
          <table:table-cell table:style-name="Таблица57.E144" office:value-type="string">
            <text:p text:style-name="P593"/>
          </table:table-cell>
          <table:table-cell table:style-name="Таблица57.F144" office:value-type="string">
            <text:p text:style-name="P593">Il reçoit une lettre de son fils<text:span text:style-name="T356"> (</text:span>...от своего сына<text:span text:style-name="T356">)</text:span></text:p>
            <text:p text:style-name="P668">J'ai reçu mon cado d'anniversaire</text:p>
            <text:p text:style-name="P668">J'ai reçu ta lettre</text:p>
          </table:table-cell>
        </table:table-row>
        <table:table-row table:style-name="Таблица57.1">
          <table:table-cell table:style-name="Таблица57.A198" office:value-type="string">
            <text:p text:style-name="P326">réduire</text:p>
          </table:table-cell>
          <table:table-cell table:style-name="Таблица57.B145" office:value-type="string">
            <text:p text:style-name="P569"/>
          </table:table-cell>
          <table:table-cell table:style-name="Таблица57.C145" office:value-type="string">
            <text:p text:style-name="P568">уменьшать</text:p>
          </table:table-cell>
          <table:table-cell table:style-name="Таблица57.D145" office:value-type="string">
            <text:p text:style-name="P593"/>
          </table:table-cell>
          <table:table-cell table:style-name="Таблица57.E145" office:value-type="string">
            <text:p text:style-name="P593"/>
          </table:table-cell>
          <table:table-cell table:style-name="Таблица57.F145" office:value-type="string">
            <text:p text:style-name="P669">Nous avons réduit leur nombre</text:p>
            <text:p text:style-name="P669">Elles ont <text:s/>réduit l'alcooldans ce vin</text:p>
          </table:table-cell>
        </table:table-row>
        <table:table-row table:style-name="Таблица57.1">
          <table:table-cell table:style-name="Таблица57.A149" office:value-type="string">
            <text:p text:style-name="P241">refuse<text:span text:style-name="T361">r</text:span></text:p>
          </table:table-cell>
          <table:table-cell table:style-name="Таблица57.B146" office:value-type="string">
            <text:p text:style-name="P569"/>
          </table:table-cell>
          <table:table-cell table:style-name="Таблица57.C146" office:value-type="string">
            <text:p text:style-name="P564">отказываться</text:p>
          </table:table-cell>
          <table:table-cell table:style-name="Таблица57.D146" office:value-type="string">
            <text:p text:style-name="P593"/>
          </table:table-cell>
          <table:table-cell table:style-name="Таблица57.E146" office:value-type="string">
            <text:p text:style-name="P593"/>
          </table:table-cell>
          <table:table-cell table:style-name="Таблица57.F146" office:value-type="string">
            <text:p text:style-name="P593">tu refuses le gâteau<text:span text:style-name="T356"> (</text:span>ты отказываешься<text:span text:style-name="T361"> от торта</text:span><text:span text:style-name="T356">)</text:span></text:p>
          </table:table-cell>
        </table:table-row>
        <table:table-row table:style-name="Таблица57.1">
          <table:table-cell table:style-name="Таблица57.A149" office:value-type="string">
            <text:p text:style-name="P241">rencontrer</text:p>
          </table:table-cell>
          <table:table-cell table:style-name="Таблица57.B147" office:value-type="string">
            <text:p text:style-name="P588">I</text:p>
          </table:table-cell>
          <table:table-cell table:style-name="Таблица57.C147" office:value-type="string">
            <text:p text:style-name="P565">встречать</text:p>
          </table:table-cell>
          <table:table-cell table:style-name="Таблица57.D147" office:value-type="string">
            <text:p text:style-name="P593"><text:span text:style-name="T362">je </text:span>rencontre</text:p>
            <text:p text:style-name="P666">ns rencontrons</text:p>
          </table:table-cell>
          <table:table-cell table:style-name="Таблица57.E147" office:value-type="string">
            <text:p text:style-name="P593"><text:span text:style-name="T362">j'ai </text:span>rencontr<text:span text:style-name="T362">é</text:span></text:p>
          </table:table-cell>
          <table:table-cell table:style-name="Таблица57.F147" office:value-type="string">
            <text:p text:style-name="P593"/>
          </table:table-cell>
        </table:table-row>
        <table:table-row table:style-name="Таблица57.1">
          <table:table-cell table:style-name="Таблица57.A149" office:value-type="string">
            <text:p text:style-name="P241">rendre</text:p>
          </table:table-cell>
          <table:table-cell table:style-name="Таблица57.B148" office:value-type="string">
            <text:p text:style-name="P569">III</text:p>
          </table:table-cell>
          <table:table-cell table:style-name="Таблица57.C148" office:value-type="string">
            <text:p text:style-name="P566">обеспечивать, давать эффект</text:p>
          </table:table-cell>
          <table:table-cell table:style-name="Таблица57.D148" office:value-type="string">
            <text:p text:style-name="P593"/>
          </table:table-cell>
          <table:table-cell table:style-name="Таблица57.E148" office:value-type="string">
            <text:p text:style-name="P593"/>
          </table:table-cell>
          <table:table-cell table:style-name="Таблица57.F148" office:value-type="string">
            <text:p text:style-name="P593">Elle rend le chapeau<text:span text:style-name="T363"> (</text:span>Она возвращает шляпу<text:span text:style-name="T363">)</text:span></text:p>
            <text:p text:style-name="P669">Les sandwichs, nous l'avons rendu</text:p>
            <text:p text:style-name="P624">Il nous les a rendus (он их нам вернул)</text:p>
          </table:table-cell>
        </table:table-row>
        <table:table-row table:style-name="Таблица57.1">
          <table:table-cell table:style-name="Таблица57.A149" office:value-type="string">
            <text:p text:style-name="P241">rent<text:span text:style-name="T358">r</text:span>er</text:p>
          </table:table-cell>
          <table:table-cell table:style-name="Таблица57.B149" office:value-type="string">
            <text:p text:style-name="P569"/>
          </table:table-cell>
          <table:table-cell table:style-name="Таблица57.C149" office:value-type="string">
            <text:p text:style-name="P534">возвращаться (домой)</text:p>
          </table:table-cell>
          <table:table-cell table:style-name="Таблица57.D149" office:value-type="string">
            <text:p text:style-name="P593">je rentre</text:p>
          </table:table-cell>
          <table:table-cell table:style-name="Таблица57.E149" office:value-type="string">
            <text:p text:style-name="P593"/>
          </table:table-cell>
          <table:table-cell table:style-name="Таблица57.F149" office:value-type="string">
            <text:p text:style-name="P593">je rentre avec mon parapluie</text:p>
          </table:table-cell>
        </table:table-row>
        <table:table-row table:style-name="Таблица57.1">
          <table:table-cell table:style-name="Таблица57.A198" office:value-type="string">
            <text:p text:style-name="P241">repartir</text:p>
          </table:table-cell>
          <table:table-cell table:style-name="Таблица57.B150" office:value-type="string">
            <text:p text:style-name="P569">III</text:p>
          </table:table-cell>
          <table:table-cell table:style-name="Таблица57.C150" office:value-type="string">
            <text:p text:style-name="P566">снова отправляться</text:p>
          </table:table-cell>
          <table:table-cell table:style-name="Таблица57.D150" office:value-type="string">
            <text:p text:style-name="P593"/>
          </table:table-cell>
          <table:table-cell table:style-name="Таблица57.E150" office:value-type="string">
            <text:p text:style-name="P593"/>
          </table:table-cell>
          <table:table-cell table:style-name="Таблица57.F150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répondre</text:p>
          </table:table-cell>
          <table:table-cell table:style-name="Таблица57.B151" office:value-type="string">
            <text:p text:style-name="P569">III</text:p>
          </table:table-cell>
          <table:table-cell table:style-name="Таблица57.C151" office:value-type="string">
            <text:p text:style-name="P566">отвечать</text:p>
          </table:table-cell>
          <table:table-cell table:style-name="Таблица57.D151" office:value-type="string">
            <text:p text:style-name="P593"/>
          </table:table-cell>
          <table:table-cell table:style-name="Таблица57.E151" office:value-type="string">
            <text:p text:style-name="P622">j'ai répondu</text:p>
          </table:table-cell>
          <table:table-cell table:style-name="Таблица57.F151" office:value-type="string">
            <text:p text:style-name="P670">Elle n<text:span text:style-name="T388">e m'</text:span>a pas répondu</text:p>
            <text:p text:style-name="P670">Elle n'a jamais répondu</text:p>
          </table:table-cell>
        </table:table-row>
        <table:table-row table:style-name="Таблица57.1">
          <table:table-cell table:style-name="Таблица57.A198" office:value-type="string">
            <text:p text:style-name="P241">reposer (se)</text:p>
          </table:table-cell>
          <table:table-cell table:style-name="Таблица57.B152" office:value-type="string">
            <text:p text:style-name="P569">I</text:p>
          </table:table-cell>
          <table:table-cell table:style-name="Таблица57.C152" office:value-type="string">
            <text:p text:style-name="P544">отдыхать</text:p>
          </table:table-cell>
          <table:table-cell table:style-name="Таблица57.D152" office:value-type="string">
            <text:p text:style-name="P593"/>
          </table:table-cell>
          <table:table-cell table:style-name="Таблица57.E152" office:value-type="string">
            <text:p text:style-name="P593"/>
          </table:table-cell>
          <table:table-cell table:style-name="Таблица57.F152" office:value-type="string">
            <text:p text:style-name="P593">je me repose</text:p>
          </table:table-cell>
        </table:table-row>
        <table:table-row table:style-name="Таблица57.1">
          <table:table-cell table:style-name="Таблица57.A198" office:value-type="string">
            <text:p text:style-name="P241">réserve</text:p>
          </table:table-cell>
          <table:table-cell table:style-name="Таблица57.B153" office:value-type="string">
            <text:p text:style-name="P569"/>
          </table:table-cell>
          <table:table-cell table:style-name="Таблица57.C153" office:value-type="string">
            <text:p text:style-name="P534">заказывать</text:p>
          </table:table-cell>
          <table:table-cell table:style-name="Таблица57.D153" office:value-type="string">
            <text:p text:style-name="P593"/>
          </table:table-cell>
          <table:table-cell table:style-name="Таблица57.E153" office:value-type="string">
            <text:p text:style-name="P593"/>
          </table:table-cell>
          <table:table-cell table:style-name="Таблица57.F153" office:value-type="string">
            <text:p text:style-name="P593">il réserve</text:p>
          </table:table-cell>
        </table:table-row>
        <table:table-row table:style-name="Таблица57.1">
          <table:table-cell table:style-name="Таблица57.A154" office:value-type="string">
            <text:p text:style-name="P241">reste</text:p>
          </table:table-cell>
          <table:table-cell table:style-name="Таблица57.B154" office:value-type="string">
            <text:p text:style-name="P569"/>
          </table:table-cell>
          <table:table-cell table:style-name="Таблица57.C154" office:value-type="string">
            <text:p text:style-name="P534">оставаться</text:p>
          </table:table-cell>
          <table:table-cell table:style-name="Таблица57.D154" office:value-type="string">
            <text:p text:style-name="P593"/>
          </table:table-cell>
          <table:table-cell table:style-name="Таблица57.E154" office:value-type="string">
            <text:p text:style-name="P667">je suis resté(e)</text:p>
          </table:table-cell>
          <table:table-cell table:style-name="Таблица57.F154" office:value-type="string">
            <text:p text:style-name="P593">il reste<text:span text:style-name="T364"> en Italie</text:span></text:p>
            <text:p text:style-name="P646">Il est resté dans l'hôtel</text:p>
            <text:p text:style-name="P608">Combien de temps est-il resté?</text:p>
          </table:table-cell>
        </table:table-row>
        <table:table-row table:style-name="Таблица57.1">
          <table:table-cell table:style-name="Таблица57.A198" office:value-type="string">
            <text:p text:style-name="P241">résoudre</text:p>
          </table:table-cell>
          <table:table-cell table:style-name="Таблица57.B155" office:value-type="string">
            <text:p text:style-name="P569">III</text:p>
          </table:table-cell>
          <table:table-cell table:style-name="Таблица57.C155" office:value-type="string">
            <text:p text:style-name="P566">решать, побуждать</text:p>
          </table:table-cell>
          <table:table-cell table:style-name="Таблица57.D155" office:value-type="string">
            <text:p text:style-name="P593"/>
          </table:table-cell>
          <table:table-cell table:style-name="Таблица57.E155" office:value-type="string">
            <text:p text:style-name="P593"/>
          </table:table-cell>
          <table:table-cell table:style-name="Таблица57.F155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ressembler</text:p>
          </table:table-cell>
          <table:table-cell table:style-name="Таблица57.B156" office:value-type="string">
            <text:p text:style-name="P569"/>
          </table:table-cell>
          <table:table-cell table:style-name="Таблица57.C156" office:value-type="string">
            <text:p text:style-name="P534"/>
          </table:table-cell>
          <table:table-cell table:style-name="Таблица57.D156" office:value-type="string">
            <text:p text:style-name="P593"/>
          </table:table-cell>
          <table:table-cell table:style-name="Таблица57.E156" office:value-type="string">
            <text:p text:style-name="P593"/>
          </table:table-cell>
          <table:table-cell table:style-name="Таблица57.F156" office:value-type="string">
            <text:p text:style-name="P593">je ressemble à ma mère<text:span text:style-name="T363"> (</text:span>Я похожа на мою мать<text:span text:style-name="T363">)</text:span></text:p>
            <text:p text:style-name="P593">il ressemble à sa mère</text:p>
          </table:table-cell>
        </table:table-row>
        <table:table-row table:style-name="Таблица57.1">
          <table:table-cell table:style-name="Таблица57.A198" office:value-type="string">
            <text:p text:style-name="P241">ressentir</text:p>
          </table:table-cell>
          <table:table-cell table:style-name="Таблица57.B157" office:value-type="string">
            <text:p text:style-name="P569">III</text:p>
          </table:table-cell>
          <table:table-cell table:style-name="Таблица57.C157" office:value-type="string">
            <text:p text:style-name="P566">испытывать</text:p>
          </table:table-cell>
          <table:table-cell table:style-name="Таблица57.D157" office:value-type="string">
            <text:p text:style-name="P593"/>
          </table:table-cell>
          <table:table-cell table:style-name="Таблица57.E157" office:value-type="string">
            <text:p text:style-name="P593"/>
          </table:table-cell>
          <table:table-cell table:style-name="Таблица57.F157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rester</text:p>
          </table:table-cell>
          <table:table-cell table:style-name="Таблица57.B158" office:value-type="string">
            <text:p text:style-name="P569">I</text:p>
          </table:table-cell>
          <table:table-cell table:style-name="Таблица57.C158" office:value-type="string">
            <text:p text:style-name="P566"/>
          </table:table-cell>
          <table:table-cell table:style-name="Таблица57.D158" office:value-type="string">
            <text:p text:style-name="P593"/>
          </table:table-cell>
          <table:table-cell table:style-name="Таблица57.E158" office:value-type="string">
            <text:p text:style-name="P593"/>
          </table:table-cell>
          <table:table-cell table:style-name="Таблица57.F158" office:value-type="string">
            <text:p text:style-name="P593">Combien de temps est il resté?</text:p>
            <text:p text:style-name="P593">Je ne reste pas</text:p>
          </table:table-cell>
        </table:table-row>
        <table:table-row table:style-name="Таблица57.1">
          <table:table-cell table:style-name="Таблица57.A198" office:value-type="string">
            <text:p text:style-name="P241">retenir</text:p>
          </table:table-cell>
          <table:table-cell table:style-name="Таблица57.B159" office:value-type="string">
            <text:p text:style-name="P569">III</text:p>
          </table:table-cell>
          <table:table-cell table:style-name="Таблица57.C159" office:value-type="string">
            <text:p text:style-name="P566">задерживать</text:p>
          </table:table-cell>
          <table:table-cell table:style-name="Таблица57.D159" office:value-type="string">
            <text:p text:style-name="P593"/>
          </table:table-cell>
          <table:table-cell table:style-name="Таблица57.E159" office:value-type="string">
            <text:p text:style-name="P593"/>
          </table:table-cell>
          <table:table-cell table:style-name="Таблица57.F159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retourner</text:p>
          </table:table-cell>
          <table:table-cell table:style-name="Таблица57.B160" office:value-type="string">
            <text:p text:style-name="P569"/>
          </table:table-cell>
          <table:table-cell table:style-name="Таблица57.C160" office:value-type="string">
            <text:p text:style-name="P534">возвращаться <text:span text:style-name="T462">туда, где говорящего нет в данный момент</text:span></text:p>
          </table:table-cell>
          <table:table-cell table:style-name="Таблица57.D160" office:value-type="string">
            <text:p text:style-name="P593"/>
          </table:table-cell>
          <table:table-cell table:style-name="Таблица57.E160" office:value-type="string">
            <text:p text:style-name="P593"/>
          </table:table-cell>
          <table:table-cell table:style-name="Таблица57.F160" office:value-type="string">
            <text:p text:style-name="P593">Elle y retourne <text:span text:style-name="T363">(</text:span>она туда возвращается<text:span text:style-name="T363">)</text:span></text:p>
            <text:p text:style-name="P593">ils retournent en Amé<text:span text:style-name="T365">rique</text:span></text:p>
          </table:table-cell>
        </table:table-row>
        <table:table-row table:style-name="Таблица57.1">
          <table:table-cell table:style-name="Таблица57.A198" office:value-type="string">
            <text:p text:style-name="P327">réussir</text:p>
          </table:table-cell>
          <table:table-cell table:style-name="Таблица57.B161" office:value-type="string">
            <text:p text:style-name="P568"/>
          </table:table-cell>
          <table:table-cell table:style-name="Таблица57.C161" office:value-type="string">
            <text:p text:style-name="P568">преуспевать, удаваться</text:p>
          </table:table-cell>
          <table:table-cell table:style-name="Таблица57.D161" office:value-type="string">
            <text:p text:style-name="P593"/>
          </table:table-cell>
          <table:table-cell table:style-name="Таблица57.E161" office:value-type="string">
            <text:p text:style-name="P593"/>
          </table:table-cell>
          <table:table-cell table:style-name="Таблица57.F161" office:value-type="string">
            <text:p text:style-name="P669">Elle a réussi (Она справилась)</text:p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41">revenir</text:p>
          </table:table-cell>
          <table:table-cell table:style-name="Таблица57.B162" office:value-type="string">
            <text:p text:style-name="P569">III</text:p>
          </table:table-cell>
          <table:table-cell table:style-name="Таблица57.C162" office:value-type="string">
            <text:p text:style-name="P534">возвращаться<text:span text:style-name="T366"> </text:span><text:span text:style-name="T463">(снова</text:span><text:span text:style-name="T464"> </text:span><text:span text:style-name="T463">приехать туда, где говорящий находится в данный момент)</text:span></text:p>
          </table:table-cell>
          <table:table-cell table:style-name="Таблица57.D162" office:value-type="string">
            <text:p text:style-name="P593"/>
          </table:table-cell>
          <table:table-cell table:style-name="Таблица57.E162" office:value-type="string">
            <text:p text:style-name="P593"/>
          </table:table-cell>
          <table:table-cell table:style-name="Таблица57.F162" office:value-type="string">
            <text:p text:style-name="P593">il revient dans une seconde<text:span text:style-name="T363"> (</text:span>он возвращается через секунду<text:span text:style-name="T363">)</text:span></text:p>
          </table:table-cell>
        </table:table-row>
        <table:table-row table:style-name="Таблица57.1">
          <table:table-cell table:style-name="Таблица57.A198" office:value-type="string">
            <text:p text:style-name="P241">rire</text:p>
          </table:table-cell>
          <table:table-cell table:style-name="Таблица57.B163" office:value-type="string">
            <text:p text:style-name="P569">III</text:p>
          </table:table-cell>
          <table:table-cell table:style-name="Таблица57.C163" office:value-type="string">
            <text:p text:style-name="P566">смеяться</text:p>
          </table:table-cell>
          <table:table-cell table:style-name="Таблица57.D163" office:value-type="string">
            <text:p text:style-name="P593"/>
          </table:table-cell>
          <table:table-cell table:style-name="Таблица57.E163" office:value-type="string">
            <text:p text:style-name="P593"/>
          </table:table-cell>
          <table:table-cell table:style-name="Таблица57.F163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rompre</text:p>
          </table:table-cell>
          <table:table-cell table:style-name="Таблица57.B164" office:value-type="string">
            <text:p text:style-name="P569">III</text:p>
          </table:table-cell>
          <table:table-cell table:style-name="Таблица57.C164" office:value-type="string">
            <text:p text:style-name="P566">ломать, разрывать</text:p>
          </table:table-cell>
          <table:table-cell table:style-name="Таблица57.D164" office:value-type="string">
            <text:p text:style-name="P593"/>
          </table:table-cell>
          <table:table-cell table:style-name="Таблица57.E164" office:value-type="string">
            <text:p text:style-name="P593"/>
          </table:table-cell>
          <table:table-cell table:style-name="Таблица57.F164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saisir</text:p>
          </table:table-cell>
          <table:table-cell table:style-name="Таблица57.B165" office:value-type="string">
            <text:p text:style-name="P586">II</text:p>
          </table:table-cell>
          <table:table-cell table:style-name="Таблица57.C165" office:value-type="string">
            <text:p text:style-name="P562">хватать</text:p>
          </table:table-cell>
          <table:table-cell table:style-name="Таблица57.D165" office:value-type="string">
            <text:p text:style-name="P659">je saisis</text:p>
            <text:p text:style-name="P659">ns saisissons</text:p>
            <text:p text:style-name="P659">ils saisissent</text:p>
          </table:table-cell>
          <table:table-cell table:style-name="Таблица57.E165" office:value-type="string">
            <text:p text:style-name="P659">j'ai saisi</text:p>
          </table:table-cell>
          <table:table-cell table:style-name="Таблица57.F165" office:value-type="string">
            <text:p text:style-name="P659">vs saisissez la pomme</text:p>
          </table:table-cell>
        </table:table-row>
        <table:table-row table:style-name="Таблица57.1">
          <table:table-cell table:style-name="Таблица57.A198" office:value-type="string">
            <text:p text:style-name="P241">savoir</text:p>
          </table:table-cell>
          <table:table-cell table:style-name="Таблица57.B166" office:value-type="string">
            <text:p text:style-name="P569">III</text:p>
          </table:table-cell>
          <table:table-cell table:style-name="Таблица57.C166" office:value-type="string">
            <text:p text:style-name="P566">знать, уметь</text:p>
          </table:table-cell>
          <table:table-cell table:style-name="Таблица57.D166" office:value-type="string">
            <text:p text:style-name="P659">je sais</text:p>
            <text:p text:style-name="P659">tu sais</text:p>
            <text:p text:style-name="P659">il sait</text:p>
            <text:p text:style-name="P659">ns savons</text:p>
            <text:p text:style-name="P659">ils savent</text:p>
          </table:table-cell>
          <table:table-cell table:style-name="Таблица57.E166" office:value-type="string">
            <text:p text:style-name="P659">j'ai su</text:p>
          </table:table-cell>
          <table:table-cell table:style-name="Таблица57.F166" office:value-type="string">
            <text:p text:style-name="P659">il le sait</text:p>
            <text:p text:style-name="P660">Elle a su lire (умела читать)</text:p>
            <text:p text:style-name="P661">Elle a toujours su</text:p>
          </table:table-cell>
        </table:table-row>
        <table:table-row table:style-name="Таблица57.1">
          <table:table-cell table:style-name="Таблица57.A198" office:value-type="string">
            <text:p text:style-name="P241">semble<text:span text:style-name="T367">r</text:span></text:p>
          </table:table-cell>
          <table:table-cell table:style-name="Таблица57.B167" office:value-type="string">
            <text:p text:style-name="P569">I</text:p>
          </table:table-cell>
          <table:table-cell table:style-name="Таблица57.C167" office:value-type="string">
            <text:p text:style-name="P534"/>
          </table:table-cell>
          <table:table-cell table:style-name="Таблица57.D167" office:value-type="string">
            <text:p text:style-name="P593"/>
          </table:table-cell>
          <table:table-cell table:style-name="Таблица57.E167" office:value-type="string">
            <text:p text:style-name="P593"/>
          </table:table-cell>
          <table:table-cell table:style-name="Таблица57.F167" office:value-type="string">
            <text:p text:style-name="P593">ils semblent mauvais<text:span text:style-name="T363"> (</text:span>похоже, они плохие<text:span text:style-name="T363">)</text:span></text:p>
            <text:p text:style-name="P593"><text:span text:style-name="T365">ils semblent </text:span><text:span text:style-name="T364">gros</text:span></text:p>
          </table:table-cell>
        </table:table-row>
        <table:table-row table:style-name="Таблица57.1">
          <table:table-cell table:style-name="Таблица57.A198" office:value-type="string">
            <text:p text:style-name="P241">sert</text:p>
          </table:table-cell>
          <table:table-cell table:style-name="Таблица57.B168" office:value-type="string">
            <text:p text:style-name="P569"/>
          </table:table-cell>
          <table:table-cell table:style-name="Таблица57.C168" office:value-type="string">
            <text:p text:style-name="P534"/>
          </table:table-cell>
          <table:table-cell table:style-name="Таблица57.D168" office:value-type="string">
            <text:p text:style-name="P593"/>
          </table:table-cell>
          <table:table-cell table:style-name="Таблица57.E168" office:value-type="string">
            <text:p text:style-name="P593"/>
          </table:table-cell>
          <table:table-cell table:style-name="Таблица57.F168" office:value-type="string">
            <text:p text:style-name="P593">cet hôtel ne sert pas de déjeuner</text:p>
          </table:table-cell>
        </table:table-row>
        <table:table-row table:style-name="Таблица57.1">
          <table:table-cell table:style-name="Таблица57.A198" office:value-type="string">
            <text:p text:style-name="P241">sentir</text:p>
          </table:table-cell>
          <table:table-cell table:style-name="Таблица57.B169" office:value-type="string">
            <text:p text:style-name="P569">III</text:p>
          </table:table-cell>
          <table:table-cell table:style-name="Таблица57.C169" office:value-type="string">
            <text:p text:style-name="P566">чувствовать, пахнуть</text:p>
          </table:table-cell>
          <table:table-cell table:style-name="Таблица57.D169" office:value-type="string">
            <text:p text:style-name="P593"/>
          </table:table-cell>
          <table:table-cell table:style-name="Таблица57.E169" office:value-type="string">
            <text:p text:style-name="P593"/>
          </table:table-cell>
          <table:table-cell table:style-name="Таблица57.F169" office:value-type="string">
            <text:p text:style-name="P593">je me sens bien</text:p>
            <text:p text:style-name="P593">je ne me sens pas bien</text:p>
          </table:table-cell>
        </table:table-row>
        <table:table-row table:style-name="Таблица57.1">
          <table:table-cell table:style-name="Таблица57.A198" office:value-type="string">
            <text:p text:style-name="P241">servir</text:p>
          </table:table-cell>
          <table:table-cell table:style-name="Таблица57.B170" office:value-type="string">
            <text:p text:style-name="P569">III</text:p>
          </table:table-cell>
          <table:table-cell table:style-name="Таблица57.C170" office:value-type="string">
            <text:p text:style-name="P566">служить, обслуживать</text:p>
          </table:table-cell>
          <table:table-cell table:style-name="Таблица57.D170" office:value-type="string">
            <text:p text:style-name="P655">je sers</text:p>
            <text:p text:style-name="P655">ns servons</text:p>
            <text:p text:style-name="P655">ils servent</text:p>
          </table:table-cell>
          <table:table-cell table:style-name="Таблица57.E170" office:value-type="string">
            <text:p text:style-name="P655">PP: servi</text:p>
            <text:p text:style-name="P656">(обслуженый)</text:p>
          </table:table-cell>
          <table:table-cell table:style-name="Таблица57.F170" office:value-type="string">
            <text:p text:style-name="P593"/>
          </table:table-cell>
        </table:table-row>
        <table:table-row table:style-name="Таблица57.1">
          <table:table-cell table:style-name="Таблица57.A171" office:value-type="string">
            <text:p text:style-name="P241">signifie<text:span text:style-name="T368">r</text:span></text:p>
          </table:table-cell>
          <table:table-cell table:style-name="Таблица57.B171" office:value-type="string">
            <text:p text:style-name="P569">I</text:p>
          </table:table-cell>
          <table:table-cell table:style-name="Таблица57.C171" office:value-type="string">
            <text:p text:style-name="P534"/>
          </table:table-cell>
          <table:table-cell table:style-name="Таблица57.D171" office:value-type="string">
            <text:p text:style-name="P593"/>
          </table:table-cell>
          <table:table-cell table:style-name="Таблица57.E171" office:value-type="string">
            <text:p text:style-name="P593"/>
          </table:table-cell>
          <table:table-cell table:style-name="Таблица57.F171" office:value-type="string">
            <text:p text:style-name="P593">qu'est-ce que ça signifie<text:span text:style-name="T369"> (</text:span>что это значит?<text:span text:style-name="T369">)</text:span></text:p>
          </table:table-cell>
        </table:table-row>
        <table:table-row table:style-name="Таблица57.1">
          <table:table-cell table:style-name="Таблица57.A172" office:value-type="string">
            <text:p text:style-name="P241">sortir</text:p>
          </table:table-cell>
          <table:table-cell table:style-name="Таблица57.B172" office:value-type="string">
            <text:p text:style-name="P569">III</text:p>
          </table:table-cell>
          <table:table-cell table:style-name="Таблица57.C172" office:value-type="string">
            <text:p text:style-name="P566">выходить, вынимать</text:p>
          </table:table-cell>
          <table:table-cell table:style-name="Таблица57.D172" office:value-type="string">
            <text:p text:style-name="P593"/>
          </table:table-cell>
          <table:table-cell table:style-name="Таблица57.E172" office:value-type="string">
            <text:p text:style-name="P593"/>
          </table:table-cell>
          <table:table-cell table:style-name="Таблица57.F172" office:value-type="string">
            <text:p text:style-name="P593">sortir</text:p>
            <text:p text:style-name="P593">elles sortent ensemble</text:p>
          </table:table-cell>
        </table:table-row>
        <table:table-row table:style-name="Таблица57.1">
          <table:table-cell table:style-name="Таблица57.A198" office:value-type="string">
            <text:p text:style-name="P241">souffrir</text:p>
          </table:table-cell>
          <table:table-cell table:style-name="Таблица57.B173" office:value-type="string">
            <text:p text:style-name="P569">III</text:p>
          </table:table-cell>
          <table:table-cell table:style-name="Таблица57.C173" office:value-type="string">
            <text:p text:style-name="P566">страдать</text:p>
          </table:table-cell>
          <table:table-cell table:style-name="Таблица57.D173" office:value-type="string">
            <text:p text:style-name="P593"/>
          </table:table-cell>
          <table:table-cell table:style-name="Таблица57.E173" office:value-type="string">
            <text:p text:style-name="P593"/>
          </table:table-cell>
          <table:table-cell table:style-name="Таблица57.F173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souhaiter</text:p>
          </table:table-cell>
          <table:table-cell table:style-name="Таблица57.B174" office:value-type="string">
            <text:p text:style-name="P586">I</text:p>
          </table:table-cell>
          <table:table-cell table:style-name="Таблица57.C174" office:value-type="string">
            <text:p text:style-name="P562">желать</text:p>
          </table:table-cell>
          <table:table-cell table:style-name="Таблица57.D174" office:value-type="string">
            <text:p text:style-name="P616">je souhaite</text:p>
            <text:p text:style-name="P616">ns souhaitons</text:p>
          </table:table-cell>
          <table:table-cell table:style-name="Таблица57.E174" office:value-type="string">
            <text:p text:style-name="P616">j'ai souhaité</text:p>
          </table:table-cell>
          <table:table-cell table:style-name="Таблица57.F174" office:value-type="string">
            <text:p text:style-name="P616">il souhaite manger du riz</text:p>
          </table:table-cell>
        </table:table-row>
        <table:table-row table:style-name="Таблица57.1">
          <table:table-cell table:style-name="Таблица57.A198" office:value-type="string">
            <text:p text:style-name="P241">soumettre</text:p>
          </table:table-cell>
          <table:table-cell table:style-name="Таблица57.B175" office:value-type="string">
            <text:p text:style-name="P569">III</text:p>
          </table:table-cell>
          <table:table-cell table:style-name="Таблица57.C175" office:value-type="string">
            <text:p text:style-name="P566">подвергать</text:p>
          </table:table-cell>
          <table:table-cell table:style-name="Таблица57.D175" office:value-type="string">
            <text:p text:style-name="P593"/>
          </table:table-cell>
          <table:table-cell table:style-name="Таблица57.E175" office:value-type="string">
            <text:p text:style-name="P593"/>
          </table:table-cell>
          <table:table-cell table:style-name="Таблица57.F175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soutenir</text:p>
          </table:table-cell>
          <table:table-cell table:style-name="Таблица57.B176" office:value-type="string">
            <text:p text:style-name="P569">III</text:p>
          </table:table-cell>
          <table:table-cell table:style-name="Таблица57.C176" office:value-type="string">
            <text:p text:style-name="P566">поддерживать</text:p>
          </table:table-cell>
          <table:table-cell table:style-name="Таблица57.D176" office:value-type="string">
            <text:p text:style-name="P593"/>
          </table:table-cell>
          <table:table-cell table:style-name="Таблица57.E176" office:value-type="string">
            <text:p text:style-name="P593"/>
          </table:table-cell>
          <table:table-cell table:style-name="Таблица57.F176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<text:span text:style-name="T370">se </text:span>souvenir</text:p>
          </table:table-cell>
          <table:table-cell table:style-name="Таблица57.B177" office:value-type="string">
            <text:p text:style-name="P569">III</text:p>
          </table:table-cell>
          <table:table-cell table:style-name="Таблица57.C177" office:value-type="string">
            <text:p text:style-name="P566">вспоминать</text:p>
          </table:table-cell>
          <table:table-cell table:style-name="Таблица57.D177" office:value-type="string">
            <text:p text:style-name="P671">je me souviens</text:p>
            <text:p text:style-name="P671">ns ns souvenons</text:p>
            <text:p text:style-name="P671">ils se souviennent</text:p>
          </table:table-cell>
          <table:table-cell table:style-name="Таблица57.E177" office:value-type="string">
            <text:p text:style-name="P671">je me suis souvenu(e)</text:p>
          </table:table-cell>
          <table:table-cell table:style-name="Таблица57.F177" office:value-type="string">
            <text:p text:style-name="P593">Vous vous êtes récemment souvenu de sa belle voiture</text:p>
            <text:p text:style-name="P671">Elles se sont souvenues de leurs enfants</text:p>
            <text:p text:style-name="P671">Elle s'en (об этом) est souvenue</text:p>
          </table:table-cell>
        </table:table-row>
        <table:table-row table:style-name="Таблица57.1">
          <table:table-cell table:style-name="Таблица57.A198" office:value-type="string">
            <text:p text:style-name="P241">subvenir</text:p>
          </table:table-cell>
          <table:table-cell table:style-name="Таблица57.B178" office:value-type="string">
            <text:p text:style-name="P569">III</text:p>
          </table:table-cell>
          <table:table-cell table:style-name="Таблица57.C178" office:value-type="string">
            <text:p text:style-name="P566">оказывать помощь</text:p>
          </table:table-cell>
          <table:table-cell table:style-name="Таблица57.D178" office:value-type="string">
            <text:p text:style-name="P593"/>
          </table:table-cell>
          <table:table-cell table:style-name="Таблица57.E178" office:value-type="string">
            <text:p text:style-name="P593"/>
          </table:table-cell>
          <table:table-cell table:style-name="Таблица57.F178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suivre</text:p>
          </table:table-cell>
          <table:table-cell table:style-name="Таблица57.B179" office:value-type="string">
            <text:p text:style-name="P569">III</text:p>
          </table:table-cell>
          <table:table-cell table:style-name="Таблица57.C179" office:value-type="string">
            <text:p text:style-name="P566">следовать, следить</text:p>
          </table:table-cell>
          <table:table-cell table:style-name="Таблица57.D179" office:value-type="string">
            <text:p text:style-name="P616">je suis</text:p>
            <text:p text:style-name="P616">tu suis</text:p>
            <text:p text:style-name="P616">il suit</text:p>
            <text:p text:style-name="P616">ns suivons</text:p>
            <text:p text:style-name="P616">ils suivent</text:p>
          </table:table-cell>
          <table:table-cell table:style-name="Таблица57.E179" office:value-type="string">
            <text:p text:style-name="P616">j'ai suivi</text:p>
          </table:table-cell>
          <table:table-cell table:style-name="Таблица57.F179" office:value-type="string">
            <text:p text:style-name="P616">elles suivent le cheval</text:p>
          </table:table-cell>
        </table:table-row>
        <table:table-row table:style-name="Таблица57.1">
          <table:table-cell table:style-name="Таблица57.A198" office:value-type="string">
            <text:p text:style-name="P241">supposer</text:p>
          </table:table-cell>
          <table:table-cell table:style-name="Таблица57.B180" office:value-type="string">
            <text:p text:style-name="P569"/>
          </table:table-cell>
          <table:table-cell table:style-name="Таблица57.C180" office:value-type="string">
            <text:p text:style-name="P534">предполагать</text:p>
          </table:table-cell>
          <table:table-cell table:style-name="Таблица57.D180" office:value-type="string">
            <text:p text:style-name="P593"/>
          </table:table-cell>
          <table:table-cell table:style-name="Таблица57.E180" office:value-type="string">
            <text:p text:style-name="P593"/>
          </table:table-cell>
          <table:table-cell table:style-name="Таблица57.F180" office:value-type="string">
            <text:p text:style-name="P593">supposer</text:p>
            <text:p text:style-name="P593">je suppose que vous l'aimez</text:p>
            <text:p text:style-name="P593">dans un zoo, je suppose</text:p>
          </table:table-cell>
        </table:table-row>
        <table:table-row table:style-name="Таблица57.1">
          <table:table-cell table:style-name="Таблица57.A181" office:value-type="string">
            <text:p text:style-name="P241">survivre</text:p>
          </table:table-cell>
          <table:table-cell table:style-name="Таблица57.B181" office:value-type="string">
            <text:p text:style-name="P569">III</text:p>
          </table:table-cell>
          <table:table-cell table:style-name="Таблица57.C181" office:value-type="string">
            <text:p text:style-name="P566">переживать, выживать</text:p>
          </table:table-cell>
          <table:table-cell table:style-name="Таблица57.D181" office:value-type="string">
            <text:p text:style-name="P593"/>
          </table:table-cell>
          <table:table-cell table:style-name="Таблица57.E181" office:value-type="string">
            <text:p text:style-name="P593"/>
          </table:table-cell>
          <table:table-cell table:style-name="Таблица57.F181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taire</text:p>
          </table:table-cell>
          <table:table-cell table:style-name="Таблица57.B182" office:value-type="string">
            <text:p text:style-name="P569">III</text:p>
          </table:table-cell>
          <table:table-cell table:style-name="Таблица57.C182" office:value-type="string">
            <text:p text:style-name="P567">молчать</text:p>
          </table:table-cell>
          <table:table-cell table:style-name="Таблица57.D182" office:value-type="string">
            <text:p text:style-name="P593"/>
          </table:table-cell>
          <table:table-cell table:style-name="Таблица57.E182" office:value-type="string">
            <text:p text:style-name="P593"/>
          </table:table-cell>
          <table:table-cell table:style-name="Таблица57.F182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téléphoner</text:p>
          </table:table-cell>
          <table:table-cell table:style-name="Таблица57.B183" office:value-type="string">
            <text:p text:style-name="P569"/>
          </table:table-cell>
          <table:table-cell table:style-name="Таблица57.C183" office:value-type="string">
            <text:p text:style-name="P567"/>
          </table:table-cell>
          <table:table-cell table:style-name="Таблица57.D183" office:value-type="string">
            <text:p text:style-name="P672">je téléphone</text:p>
          </table:table-cell>
          <table:table-cell table:style-name="Таблица57.E183" office:value-type="string">
            <text:p text:style-name="P672">j'ai téléphoné</text:p>
          </table:table-cell>
          <table:table-cell table:style-name="Таблица57.F183" office:value-type="string">
            <text:p text:style-name="P591">J'ai téléphoné à ma mère</text:p>
            <text:p text:style-name="P591"><text:span text:style-name="T386">Elle a</text:span> téléphoné à <text:span text:style-name="T386">sa</text:span> <text:span text:style-name="T386">nièce</text:span></text:p>
            <text:p text:style-name="P591">Qui a <text:s/>téléphoné</text:p>
          </table:table-cell>
        </table:table-row>
        <table:table-row table:style-name="Таблица57.1">
          <table:table-cell table:style-name="Таблица57.A198" office:value-type="string">
            <text:p text:style-name="P241">tenir</text:p>
          </table:table-cell>
          <table:table-cell table:style-name="Таблица57.B184" office:value-type="string">
            <text:p text:style-name="P569">III</text:p>
          </table:table-cell>
          <table:table-cell table:style-name="Таблица57.C184" office:value-type="string">
            <text:p text:style-name="P567">держать</text:p>
          </table:table-cell>
          <table:table-cell table:style-name="Таблица57.D184" office:value-type="string">
            <text:p text:style-name="P593"/>
          </table:table-cell>
          <table:table-cell table:style-name="Таблица57.E184" office:value-type="string">
            <text:p text:style-name="P593"/>
          </table:table-cell>
          <table:table-cell table:style-name="Таблица57.F184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terminer</text:p>
          </table:table-cell>
          <table:table-cell table:style-name="Таблица57.B185" office:value-type="string">
            <text:p text:style-name="P569"/>
          </table:table-cell>
          <table:table-cell table:style-name="Таблица57.C185" office:value-type="string">
            <text:p text:style-name="P550">завершить</text:p>
          </table:table-cell>
          <table:table-cell table:style-name="Таблица57.D185" office:value-type="string">
            <text:p text:style-name="P593"/>
          </table:table-cell>
          <table:table-cell table:style-name="Таблица57.E185" office:value-type="string">
            <text:p text:style-name="P593"/>
          </table:table-cell>
          <table:table-cell table:style-name="Таблица57.F185" office:value-type="string">
            <text:p text:style-name="P636">la femme termine sa lettre</text:p>
          </table:table-cell>
        </table:table-row>
        <table:table-row table:style-name="Таблица57.1">
          <table:table-cell table:style-name="Таблица57.A198" office:value-type="string">
            <text:p text:style-name="P241">tombe<text:span text:style-name="T371">r</text:span></text:p>
            <text:p text:style-name="P241"/>
            <text:p text:style-name="P241">se tomber</text:p>
          </table:table-cell>
          <table:table-cell table:style-name="Таблица57.B186" office:value-type="string">
            <text:p text:style-name="P569">I</text:p>
          </table:table-cell>
          <table:table-cell table:style-name="Таблица57.C186" office:value-type="string">
            <text:p text:style-name="P534"/>
          </table:table-cell>
          <table:table-cell table:style-name="Таблица57.D186" office:value-type="string">
            <text:p text:style-name="P593">je tombe</text:p>
            <text:p text:style-name="P593">ns tombons</text:p>
            <text:p text:style-name="P593">ils tombent</text:p>
          </table:table-cell>
          <table:table-cell table:style-name="Таблица57.E186" office:value-type="string">
            <text:p text:style-name="P593">je suis tombé(e)</text:p>
            <text:p text:style-name="P593"/>
            <text:p text:style-name="P593">j'ai tombé</text:p>
          </table:table-cell>
          <table:table-cell table:style-name="Таблица57.F186" office:value-type="string">
            <text:p text:style-name="P593">il tombe de son cheval</text:p>
            <text:p text:style-name="P593"><text:span text:style-name="T473">U</text:span>ne feuille tombe (лист падает)</text:p>
            <text:p text:style-name="P593">je suis tombé dans l'eau</text:p>
            <text:p text:style-name="P593">Et s'ils tombent du toit?<text:span text:style-name="T369"> (</text:span>И если они упадут с крыши?<text:span text:style-name="T369">)</text:span></text:p>
            <text:p text:style-name="P593">La fille est tombée</text:p>
          </table:table-cell>
        </table:table-row>
        <table:table-row table:style-name="Таблица57.1">
          <table:table-cell table:style-name="Таблица57.A198" office:value-type="string">
            <text:p text:style-name="P241">traduire</text:p>
          </table:table-cell>
          <table:table-cell table:style-name="Таблица57.B187" office:value-type="string">
            <text:p text:style-name="P569">III</text:p>
          </table:table-cell>
          <table:table-cell table:style-name="Таблица57.C187" office:value-type="string">
            <text:p text:style-name="P567">переводить</text:p>
          </table:table-cell>
          <table:table-cell table:style-name="Таблица57.D187" office:value-type="string">
            <text:p text:style-name="P593"/>
          </table:table-cell>
          <table:table-cell table:style-name="Таблица57.E187" office:value-type="string">
            <text:p text:style-name="P593"/>
          </table:table-cell>
          <table:table-cell table:style-name="Таблица57.F187" office:value-type="string">
            <text:p text:style-name="P593"/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41">trouver</text:p>
          </table:table-cell>
          <table:table-cell table:style-name="Таблица57.B188" office:value-type="string">
            <text:p text:style-name="P569"/>
          </table:table-cell>
          <table:table-cell table:style-name="Таблица57.C188" office:value-type="string">
            <text:p text:style-name="P534"/>
          </table:table-cell>
          <table:table-cell table:style-name="Таблица57.D188" office:value-type="string">
            <text:p text:style-name="P593"/>
          </table:table-cell>
          <table:table-cell table:style-name="Таблица57.E188" office:value-type="string">
            <text:p text:style-name="P650">j'ai trouvé</text:p>
          </table:table-cell>
          <table:table-cell table:style-name="Таблица57.F188" office:value-type="string">
            <text:p text:style-name="P593">le plus souvent tu ne me trouvais pas</text:p>
            <text:p text:style-name="P593">(<text:span text:style-name="T360">чаще всего ты меня не находил</text:span>)</text:p>
            <text:p text:style-name="P593">Comme toujours, nous ne trouvions pas son chapeau</text:p>
            <text:p text:style-name="P673">Il ne m'a pas trouvé</text:p>
          </table:table-cell>
        </table:table-row>
        <table:table-row table:style-name="Таблица57.1">
          <table:table-cell table:style-name="Таблица57.A189" office:value-type="string">
            <text:p text:style-name="P241">travaille<text:span text:style-name="T371">r</text:span></text:p>
          </table:table-cell>
          <table:table-cell table:style-name="Таблица57.B189" office:value-type="string">
            <text:p text:style-name="P569"/>
          </table:table-cell>
          <table:table-cell table:style-name="Таблица57.C189" office:value-type="string">
            <text:p text:style-name="P534"/>
          </table:table-cell>
          <table:table-cell table:style-name="Таблица57.D189" office:value-type="string">
            <text:p text:style-name="P593"/>
          </table:table-cell>
          <table:table-cell table:style-name="Таблица57.E189" office:value-type="string">
            <text:p text:style-name="P593"/>
          </table:table-cell>
          <table:table-cell table:style-name="Таблица57.F189" office:value-type="string">
            <text:p text:style-name="P593">tu travailles</text:p>
          </table:table-cell>
        </table:table-row>
        <table:table-row table:style-name="Таблица57.1">
          <table:table-cell table:style-name="Таблица57.A190" office:value-type="string">
            <text:p text:style-name="P241">utilise</text:p>
          </table:table-cell>
          <table:table-cell table:style-name="Таблица57.B190" office:value-type="string">
            <text:p text:style-name="P568"/>
          </table:table-cell>
          <table:table-cell table:style-name="Таблица57.C190" office:value-type="string">
            <text:p text:style-name="P534"/>
          </table:table-cell>
          <table:table-cell table:style-name="Таблица57.D190" office:value-type="string">
            <text:p text:style-name="P593"/>
          </table:table-cell>
          <table:table-cell table:style-name="Таблица57.E190" office:value-type="string">
            <text:p text:style-name="P593"/>
          </table:table-cell>
          <table:table-cell table:style-name="Таблица57.F190" office:value-type="string">
            <text:p text:style-name="P593">j'utilise la cuillère</text:p>
          </table:table-cell>
        </table:table-row>
        <table:table-row table:style-name="Таблица57.1">
          <table:table-cell table:style-name="Таблица57.A193" office:value-type="string">
            <text:p text:style-name="P241">vaincre</text:p>
          </table:table-cell>
          <table:table-cell table:style-name="Таблица57.B191" office:value-type="string">
            <text:p text:style-name="P568">III</text:p>
          </table:table-cell>
          <table:table-cell table:style-name="Таблица57.C191" office:value-type="string">
            <text:p text:style-name="P567">побеждать</text:p>
          </table:table-cell>
          <table:table-cell table:style-name="Таблица57.D191" office:value-type="string">
            <text:p text:style-name="P593"/>
          </table:table-cell>
          <table:table-cell table:style-name="Таблица57.E191" office:value-type="string">
            <text:p text:style-name="P593"/>
          </table:table-cell>
          <table:table-cell table:style-name="Таблица57.F191" office:value-type="string">
            <text:p text:style-name="P593"/>
          </table:table-cell>
        </table:table-row>
        <table:table-row table:style-name="Таблица57.1">
          <table:table-cell table:style-name="Таблица57.A193" office:value-type="string">
            <text:p text:style-name="P241">valoir</text:p>
          </table:table-cell>
          <table:table-cell table:style-name="Таблица57.B192" office:value-type="string">
            <text:p text:style-name="P568">III</text:p>
          </table:table-cell>
          <table:table-cell table:style-name="Таблица57.C192" office:value-type="string">
            <text:p text:style-name="P567">стоить</text:p>
          </table:table-cell>
          <table:table-cell table:style-name="Таблица57.D192" office:value-type="string">
            <text:p text:style-name="P593"/>
          </table:table-cell>
          <table:table-cell table:style-name="Таблица57.E192" office:value-type="string">
            <text:p text:style-name="P593"/>
          </table:table-cell>
          <table:table-cell table:style-name="Таблица57.F192" office:value-type="string">
            <text:p text:style-name="P593"/>
          </table:table-cell>
        </table:table-row>
        <table:table-row table:style-name="Таблица57.1">
          <table:table-cell table:style-name="Таблица57.A193" office:value-type="string">
            <text:p text:style-name="P241">vendre</text:p>
          </table:table-cell>
          <table:table-cell table:style-name="Таблица57.B193" office:value-type="string">
            <text:p text:style-name="P568">III</text:p>
          </table:table-cell>
          <table:table-cell table:style-name="Таблица57.C193" office:value-type="string">
            <text:p text:style-name="P567">продавать</text:p>
          </table:table-cell>
          <table:table-cell table:style-name="Таблица57.D193" office:value-type="string">
            <text:p text:style-name="P616">je vends</text:p>
            <text:p text:style-name="P616">tu vends</text:p>
            <text:p text:style-name="P616">il vend</text:p>
            <text:p text:style-name="P616">ns vendons</text:p>
            <text:p text:style-name="P616">ils vendent</text:p>
          </table:table-cell>
          <table:table-cell table:style-name="Таблица57.E193" office:value-type="string">
            <text:p text:style-name="P616">j'ai vendu</text:p>
          </table:table-cell>
          <table:table-cell table:style-name="Таблица57.F193" office:value-type="string">
            <text:p text:style-name="P593"/>
          </table:table-cell>
        </table:table-row>
        <table:table-row table:style-name="Таблица57.1">
          <table:table-cell table:style-name="Таблица57.A198" office:value-type="string">
            <text:p text:style-name="P241">venir</text:p>
          </table:table-cell>
          <table:table-cell table:style-name="Таблица57.B194" office:value-type="string">
            <text:p text:style-name="P568">III</text:p>
          </table:table-cell>
          <table:table-cell table:style-name="Таблица57.C194" office:value-type="string">
            <text:p text:style-name="P534">приходить, приезжать</text:p>
          </table:table-cell>
          <table:table-cell table:style-name="Таблица57.D194" office:value-type="string">
            <text:p text:style-name="P636">je viens</text:p>
            <text:p text:style-name="P636">tu viens</text:p>
            <text:p text:style-name="P636">il vient</text:p>
            <text:p text:style-name="P636">ns venons</text:p>
            <text:p text:style-name="P636">ils viennent</text:p>
          </table:table-cell>
          <table:table-cell table:style-name="Таблица57.E194" office:value-type="string">
            <text:p text:style-name="P636">je suis venu(e)</text:p>
            <text:p text:style-name="P636">ns sommes venus</text:p>
          </table:table-cell>
          <table:table-cell table:style-name="Таблица57.F194" office:value-type="string">
            <text:p text:style-name="P591">elle venait seule</text:p>
            <text:p text:style-name="P674">elle est venue seule</text:p>
            <text:p text:style-name="P591">vous veniez me voir<text:span text:style-name="T363"> (</text:span><text:span text:style-name="T472">вы приходили ко мне</text:span><text:span text:style-name="T363">)</text:span></text:p>
            <text:p text:style-name="P591">vous veniez souvent dans ce restaurant</text:p>
            <text:p text:style-name="P591">ils ne sont pas venus</text:p>
            <text:p text:style-name="P591">personne n'est venue</text:p>
            <text:p text:style-name="P675">Il est venu<text:span text:style-name="T465"> (он пришел)</text:span></text:p>
          </table:table-cell>
        </table:table-row>
        <table:table-row table:style-name="Таблица57.1">
          <table:table-cell table:style-name="Таблица57.A198" office:value-type="string">
            <text:p text:style-name="P241">vêtir</text:p>
          </table:table-cell>
          <table:table-cell table:style-name="Таблица57.B195" office:value-type="string">
            <text:p text:style-name="P568">III</text:p>
          </table:table-cell>
          <table:table-cell table:style-name="Таблица57.C195" office:value-type="string">
            <text:p text:style-name="P567">надевать</text:p>
          </table:table-cell>
          <table:table-cell table:style-name="Таблица57.D195" office:value-type="string">
            <text:p text:style-name="P593"/>
          </table:table-cell>
          <table:table-cell table:style-name="Таблица57.E195" office:value-type="string">
            <text:p text:style-name="P593"/>
          </table:table-cell>
          <table:table-cell table:style-name="Таблица57.F195" office:value-type="string">
            <text:p text:style-name="P591"/>
          </table:table-cell>
        </table:table-row>
        <table:table-row table:style-name="Таблица57.1">
          <table:table-cell table:style-name="Таблица57.A198" office:value-type="string">
            <text:p text:style-name="P241">vivre</text:p>
          </table:table-cell>
          <table:table-cell table:style-name="Таблица57.B196" office:value-type="string">
            <text:p text:style-name="P568">III</text:p>
          </table:table-cell>
          <table:table-cell table:style-name="Таблица57.C196" office:value-type="string">
            <text:p text:style-name="P567">жить</text:p>
          </table:table-cell>
          <table:table-cell table:style-name="Таблица57.D196" office:value-type="string">
            <text:p text:style-name="P616">je vis</text:p>
            <text:p text:style-name="P616">tu vis</text:p>
            <text:p text:style-name="P616">il vit</text:p>
            <text:p text:style-name="P616">ns vivons</text:p>
            <text:p text:style-name="P616">ils vivent</text:p>
          </table:table-cell>
          <table:table-cell table:style-name="Таблица57.E196" office:value-type="string">
            <text:p text:style-name="P616">j'ai vécu</text:p>
          </table:table-cell>
          <table:table-cell table:style-name="Таблица57.F196" office:value-type="string">
            <text:p text:style-name="P591">vous vivez seuls</text:p>
            <text:p text:style-name="P591">Comment je vis?</text:p>
          </table:table-cell>
        </table:table-row>
        <table:table-row table:style-name="Таблица57.1">
          <table:table-cell table:style-name="Таблица57.A198" office:value-type="string">
            <text:p text:style-name="P241">voir</text:p>
          </table:table-cell>
          <table:table-cell table:style-name="Таблица57.B197" office:value-type="string">
            <text:p text:style-name="P568">III</text:p>
          </table:table-cell>
          <table:table-cell table:style-name="Таблица57.C197" office:value-type="string">
            <text:p text:style-name="P567">видеть, смотреть</text:p>
          </table:table-cell>
          <table:table-cell table:style-name="Таблица57.D197" office:value-type="string">
            <text:p text:style-name="P591">je vois</text:p>
            <text:p text:style-name="P591">tu vois</text:p>
            <text:p text:style-name="P591">il voit</text:p>
            <text:p text:style-name="P591">ns voyons</text:p>
            <text:p text:style-name="P591">ils voient</text:p>
          </table:table-cell>
          <table:table-cell table:style-name="Таблица57.E197" office:value-type="string">
            <text:p text:style-name="P629">j'ai vu</text:p>
          </table:table-cell>
          <table:table-cell table:style-name="Таблица57.F197" office:value-type="string">
            <text:p text:style-name="P591">Vous voyez une tortue</text:p>
            <text:p text:style-name="P673">Je n'ai vu personne (я никого не видела)</text:p>
            <text:p text:style-name="P673">Je n'ai jamais vu votre région</text:p>
            <text:p text:style-name="P673">Je l'ai vu récemment (я его видела недавно)</text:p>
          </table:table-cell>
        </table:table-row>
        <table:table-row table:style-name="Таблица57.1">
          <table:table-cell table:style-name="Таблица57.A198" office:value-type="string">
            <text:p text:style-name="P241">vouloir</text:p>
          </table:table-cell>
          <table:table-cell table:style-name="Таблица57.B198" office:value-type="string">
            <text:p text:style-name="P568">III</text:p>
          </table:table-cell>
          <table:table-cell table:style-name="Таблица57.C198" office:value-type="string">
            <text:p text:style-name="P567">хотеть</text:p>
          </table:table-cell>
          <table:table-cell table:style-name="Таблица57.D198" office:value-type="string">
            <text:p text:style-name="P593"/>
          </table:table-cell>
          <table:table-cell table:style-name="Таблица57.E198" office:value-type="string">
            <text:p text:style-name="P593"/>
          </table:table-cell>
          <table:table-cell table:style-name="Таблица57.F198" office:value-type="string">
            <text:p text:style-name="P591"/>
          </table:table-cell>
        </table:table-row>
        <table:table-row table:style-name="Таблица57.1">
          <table:table-cell table:style-name="Таблица57.A199" office:value-type="string">
            <text:p text:style-name="P75"/>
          </table:table-cell>
          <table:table-cell table:style-name="Таблица57.B199" office:value-type="string">
            <text:p text:style-name="P568"/>
          </table:table-cell>
          <table:table-cell table:style-name="Таблица57.C199" office:value-type="string">
            <text:p text:style-name="P534"/>
          </table:table-cell>
          <table:table-cell table:style-name="Таблица57.D199" office:value-type="string">
            <text:p text:style-name="P593"/>
          </table:table-cell>
          <table:table-cell table:style-name="Таблица57.E199" office:value-type="string">
            <text:p text:style-name="P593"/>
          </table:table-cell>
          <table:table-cell table:style-name="Таблица57.F199" office:value-type="string">
            <text:p text:style-name="P591"/>
          </table:table-cell>
        </table:table-row>
      </table:table>
      <text:p text:style-name="P440"/>
      <text:p text:style-name="ubuntu_5f_mono_5f_8"/>
      <table:table table:name="Таблица58" table:style-name="Таблица58">
        <table:table-column table:style-name="Таблица58.A"/>
        <table:table-column table:style-name="Таблица58.B"/>
        <table:table-row table:style-name="TableLine94555612541136">
          <table:table-cell table:style-name="Таблица58.A1" office:value-type="string">
            <text:p text:style-name="P192">Mais je devais le faire tous les jours</text:p>
          </table:table-cell>
          <table:table-cell table:style-name="Таблица58.B1" office:value-type="string">
            <text:p text:style-name="P192">должен был</text:p>
          </table:table-cell>
        </table:table-row>
        <table:table-row table:style-name="TableLine94555613780800">
          <table:table-cell table:style-name="Таблица58.A2" office:value-type="string">
            <text:p text:style-name="P192"><text:s/></text:p>
          </table:table-cell>
          <table:table-cell table:style-name="Таблица58.B2" office:value-type="string">
            <text:p text:style-name="P192"/>
          </table:table-cell>
        </table:table-row>
        <table:table-row table:style-name="TableLine94555613782032">
          <table:table-cell table:style-name="Таблица58.A2" office:value-type="string">
            <text:p text:style-name="P192">Où étaient-ils samedi soir?</text:p>
          </table:table-cell>
          <table:table-cell table:style-name="Таблица58.B2" office:value-type="string">
            <text:p text:style-name="P192">где они были в субботу вечером?</text:p>
          </table:table-cell>
        </table:table-row>
        <table:table-row table:style-name="TableLine94555613782624">
          <table:table-cell table:style-name="Таблица58.A2" office:value-type="string">
            <text:p text:style-name="P192">j' était là</text:p>
            <text:p text:style-name="P192">elle était professeur</text:p>
          </table:table-cell>
          <table:table-cell table:style-name="Таблица58.B2" office:value-type="string">
            <text:p text:style-name="P192"/>
          </table:table-cell>
        </table:table-row>
        <table:table-row table:style-name="TableLine94555613783216">
          <table:table-cell table:style-name="Таблица58.A2" office:value-type="string">
            <text:p text:style-name="P192">tu regardais la télévision</text:p>
          </table:table-cell>
          <table:table-cell table:style-name="Таблица58.B2" office:value-type="string">
            <text:p text:style-name="P192"/>
          </table:table-cell>
        </table:table-row>
        <table:table-row table:style-name="TableLine94555613783808">
          <table:table-cell table:style-name="Таблица58.A2" office:value-type="string">
            <text:p text:style-name="P192">je se sentait bien</text:p>
            <text:p text:style-name="P192">il se sentait mal</text:p>
          </table:table-cell>
          <table:table-cell table:style-name="Таблица58.B2" office:value-type="string">
            <text:p text:style-name="P192">Чувствовал себя</text:p>
          </table:table-cell>
        </table:table-row>
        <table:table-row table:style-name="TableLine94555613784400">
          <table:table-cell table:style-name="Таблица58.A2" office:value-type="string">
            <text:p text:style-name="P192">il fallait boire de l'eau</text:p>
          </table:table-cell>
          <table:table-cell table:style-name="Таблица58.B2" office:value-type="string">
            <text:p text:style-name="P192">нужно было пить воду</text:p>
          </table:table-cell>
        </table:table-row>
        <table:table-row table:style-name="TableLine94555613784992">
          <table:table-cell table:style-name="Таблица58.A2" office:value-type="string">
            <text:p text:style-name="P192">je ne disais pas <text:span text:style-name="T82">ça</text:span></text:p>
          </table:table-cell>
          <table:table-cell table:style-name="Таблица58.B2" office:value-type="string">
            <text:p text:style-name="P192"/>
          </table:table-cell>
        </table:table-row>
        <table:table-row table:style-name="TableLine94555613785584">
          <table:table-cell table:style-name="Таблица58.A2" office:value-type="string">
            <text:p text:style-name="P192">elle nous disait ça</text:p>
          </table:table-cell>
          <table:table-cell table:style-name="Таблица58.B2" office:value-type="string">
            <text:p text:style-name="P192"/>
          </table:table-cell>
        </table:table-row>
        <table:table-row table:style-name="TableLine94555613786176">
          <table:table-cell table:style-name="Таблица58.A2" office:value-type="string">
            <text:p text:style-name="P192">je parlais à mon père</text:p>
          </table:table-cell>
          <table:table-cell table:style-name="Таблица58.B2" office:value-type="string">
            <text:p text:style-name="P192">я говорил с моим отцом</text:p>
          </table:table-cell>
        </table:table-row>
        <table:table-row table:style-name="TableLine94555613786768">
          <table:table-cell table:style-name="Таблица58.A2" office:value-type="string">
            <text:p text:style-name="P192">il ne faisait rien</text:p>
          </table:table-cell>
          <table:table-cell table:style-name="Таблица58.B2" office:value-type="string">
            <text:p text:style-name="P192"/>
          </table:table-cell>
        </table:table-row>
        <table:table-row table:style-name="TableLine94555613787360">
          <table:table-cell table:style-name="Таблица58.A2" office:value-type="string">
            <text:p text:style-name="P192">elles ne voulaient pas <text:s/><text:span text:style-name="T82">ça</text:span></text:p>
          </table:table-cell>
          <table:table-cell table:style-name="Таблица58.B2" office:value-type="string">
            <text:p text:style-name="P192"/>
          </table:table-cell>
        </table:table-row>
        <table:table-row table:style-name="TableLine94555613787952">
          <table:table-cell table:style-name="Таблица58.A2" office:value-type="string">
            <text:p text:style-name="P192">le plus souventtu ne me trouvais pas</text:p>
          </table:table-cell>
          <table:table-cell table:style-name="Таблица58.B2" office:value-type="string">
            <text:p text:style-name="P192">чаще всего</text:p>
          </table:table-cell>
        </table:table-row>
        <table:table-row table:style-name="TableLine94555613788544">
          <table:table-cell table:style-name="Таблица58.A2" office:value-type="string">
            <text:p text:style-name="P192">j'allais écrire une lettre</text:p>
          </table:table-cell>
          <table:table-cell table:style-name="Таблица58.B2" office:value-type="string">
            <text:p text:style-name="P192"/>
          </table:table-cell>
        </table:table-row>
        <table:table-row table:style-name="TableLine94555613789136">
          <table:table-cell table:style-name="Таблица58.A2" office:value-type="string">
            <text:p text:style-name="P192">ils ne pouvaient pas dormir</text:p>
          </table:table-cell>
          <table:table-cell table:style-name="Таблица58.B2" office:value-type="string">
            <text:p text:style-name="P192"/>
          </table:table-cell>
        </table:table-row>
        <table:table-row table:style-name="TableLine94555613789728">
          <table:table-cell table:style-name="Таблица58.A2" office:value-type="string">
            <text:p text:style-name="P192">nous ne connaissions pa ce lieu</text:p>
          </table:table-cell>
          <table:table-cell table:style-name="Таблица58.B2" office:value-type="string">
            <text:p text:style-name="P192">мы не знали это место</text:p>
          </table:table-cell>
        </table:table-row>
        <table:table-row table:style-name="TableLine94555613790320">
          <table:table-cell table:style-name="Таблица58.A2" office:value-type="string">
            <text:p text:style-name="P193">il fait bon</text:p>
          </table:table-cell>
          <table:table-cell table:style-name="Таблица58.B2" office:value-type="string">
            <text:p text:style-name="P193">хорошая погода</text:p>
          </table:table-cell>
        </table:table-row>
        <table:table-row table:style-name="TableLine94555613790912">
          <table:table-cell table:style-name="Таблица58.A2" office:value-type="string">
            <text:p text:style-name="P192"/>
          </table:table-cell>
          <table:table-cell table:style-name="Таблица58.B2" office:value-type="string">
            <text:p text:style-name="P192"/>
          </table:table-cell>
        </table:table-row>
        <table:table-row table:style-name="TableLine94555613791504">
          <table:table-cell table:style-name="Таблица58.A2" office:value-type="string">
            <text:p text:style-name="P192"/>
          </table:table-cell>
          <table:table-cell table:style-name="Таблица58.B2" office:value-type="string">
            <text:p text:style-name="P192"/>
          </table:table-cell>
        </table:table-row>
      </table:table>
      <text:p text:style-name="ubuntu_5f_mono_5f_9"/>
      <text:p text:style-name="ubuntu_5f_mono_5f_9"/>
      <text:p text:style-name="P846">infinitif<text:span text:style-name="T557"> - 2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Таблица15.1">
          <table:table-cell table:style-name="Таблица15.A1" office:value-type="string">
            <text:p text:style-name="P819">agir</text:p>
          </table:table-cell>
          <table:table-cell table:style-name="Таблица15.A1" office:value-type="string">
            <text:p text:style-name="ubuntu_5f_mono_5f_8">действовать</text:p>
          </table:table-cell>
          <table:table-cell table:style-name="Таблица15.C1" office:value-type="string">
            <text:p text:style-name="ubuntu_5f_mono_5f_8">il devait (должен был) agir</text:p>
            <text:p text:style-name="ubuntu_5f_mono_5f_8">il faut agir</text:p>
          </table:table-cell>
        </table:table-row>
        <table:table-row table:style-name="Таблица15.1">
          <table:table-cell table:style-name="Таблица15.A2" office:value-type="string">
            <text:p text:style-name="P819">aider</text:p>
          </table:table-cell>
          <table:table-cell table:style-name="Таблица15.A2" office:value-type="string">
            <text:p text:style-name="ubuntu_5f_mono_5f_8">помогать</text:p>
          </table:table-cell>
          <table:table-cell table:style-name="Таблица15.C2" office:value-type="string">
            <text:p text:style-name="ubuntu_5f_mono_5f_8">je dois aider ma famille (ces gens)</text:p>
          </table:table-cell>
        </table:table-row>
        <table:table-row table:style-name="Таблица15.1">
          <table:table-cell table:style-name="Таблица15.A2" office:value-type="string">
            <text:p text:style-name="P819">ajouter</text:p>
          </table:table-cell>
          <table:table-cell table:style-name="Таблица15.A2" office:value-type="string">
            <text:p text:style-name="ubuntu_5f_mono_5f_8">добавлять</text:p>
          </table:table-cell>
          <table:table-cell table:style-name="Таблица15.C2" office:value-type="string">
            <text:p text:style-name="ubuntu_5f_mono_5f_8">je ne sais pas quoi ajouter</text:p>
            <text:p text:style-name="ubuntu_5f_mono_5f_8">je n'ai rien à ajouter (мне нечего добавить)</text:p>
            <text:p text:style-name="ubuntu_5f_mono_5f_8">je vais ajouter du sucre</text:p>
          </table:table-cell>
        </table:table-row>
        <table:table-row table:style-name="Таблица15.1">
          <table:table-cell table:style-name="Таблица15.A2" office:value-type="string">
            <text:p text:style-name="P820">apparaître</text:p>
          </table:table-cell>
          <table:table-cell table:style-name="Таблица15.A2" office:value-type="string">
            <text:p text:style-name="ubuntu_5f_mono_5f_8">появляться, выглядеть, показывать</text:p>
          </table:table-cell>
          <table:table-cell table:style-name="Таблица15.C2" office:value-type="string">
            <text:p text:style-name="ubuntu_5f_mono_5f_8">un lapin doit apparaître dans le chapeau</text:p>
            <text:p text:style-name="ubuntu_5f_mono_5f_8">Il va apparaître le soir</text:p>
            <text:p text:style-name="ubuntu_5f_mono_5f_8">De nouveaux objets vont apparaître</text:p>
          </table:table-cell>
        </table:table-row>
        <table:table-row table:style-name="Таблица15.1">
          <table:table-cell table:style-name="Таблица15.A2" office:value-type="string">
            <text:p text:style-name="P821">arrêter</text:p>
          </table:table-cell>
          <table:table-cell table:style-name="Таблица15.A2" office:value-type="string">
            <text:p text:style-name="ubuntu_5f_mono_5f_8">останавливать</text:p>
          </table:table-cell>
          <table:table-cell table:style-name="Таблица15.C2" office:value-type="string">
            <text:p text:style-name="ubuntu_5f_mono_5f_8">je vais arrêter de manger</text:p>
            <text:p text:style-name="ubuntu_5f_mono_5f_8">ils ne peuvent pas arrêter de rire</text:p>
            <text:p text:style-name="ubuntu_5f_mono_5f_8">arrêter le fromage et le chocolat(прекратить есть)</text:p>
            <text:p text:style-name="ubuntu_5f_mono_5f_8">la police a commencé à arrêter toutes les petites voitures</text:p>
          </table:table-cell>
        </table:table-row>
        <table:table-row table:style-name="Таблица15.1">
          <table:table-cell table:style-name="Таблица15.A2" office:value-type="string">
            <text:p text:style-name="P822">arriver </text:p>
          </table:table-cell>
          <table:table-cell table:style-name="Таблица15.A2" office:value-type="string">
            <text:p text:style-name="ubuntu_5f_mono_5f_8">прибывать</text:p>
          </table:table-cell>
          <table:table-cell table:style-name="Таблица15.C2" office:value-type="string">
            <text:p text:style-name="ubuntu_5f_mono_5f_8">les dames vont arriver bientôt (trop tard)</text:p>
            <text:p text:style-name="ubuntu_5f_mono_5f_8">Tu peux y arriver (туда прибыл)</text:p>
          </table:table-cell>
        </table:table-row>
        <table:table-row table:style-name="Таблица15.1">
          <table:table-cell table:style-name="Таблица15.A2" office:value-type="string">
            <text:p text:style-name="P821">atteindre</text:p>
          </table:table-cell>
          <table:table-cell table:style-name="Таблица15.A2" office:value-type="string">
            <text:p text:style-name="ubuntu_5f_mono_5f_8">достигать</text:p>
          </table:table-cell>
          <table:table-cell table:style-name="Таблица15.C2" office:value-type="string">
            <text:p text:style-name="ubuntu_5f_mono_5f_8">je ne peux pas l'atteindre</text:p>
          </table:table-cell>
        </table:table-row>
        <table:table-row table:style-name="Таблица15.1">
          <table:table-cell table:style-name="Таблица15.A2" office:value-type="string">
            <text:p text:style-name="P820">attendre</text:p>
          </table:table-cell>
          <table:table-cell table:style-name="Таблица15.A2" office:value-type="string">
            <text:p text:style-name="ubuntu_5f_mono_5f_8">ждать</text:p>
          </table:table-cell>
          <table:table-cell table:style-name="Таблица15.C2" office:value-type="string">
            <text:p text:style-name="ubuntu_5f_mono_5f_8">je vais vous attendre ici</text:p>
            <text:p text:style-name="ubuntu_5f_mono_5f_8">Pouvez-vous m'attendre?</text:p>
          </table:table-cell>
        </table:table-row>
        <table:table-row table:style-name="Таблица15.1">
          <table:table-cell table:style-name="Таблица15.A2" office:value-type="string">
            <text:p text:style-name="P823">changer</text:p>
          </table:table-cell>
          <table:table-cell table:style-name="Таблица15.A2" office:value-type="string">
            <text:p text:style-name="ubuntu_5f_mono_5f_8">изменять</text:p>
          </table:table-cell>
          <table:table-cell table:style-name="Таблица15.C2" office:value-type="string">
            <text:p text:style-name="ubuntu_5f_mono_5f_8">j'ai dû changer mes plans</text:p>
            <text:p text:style-name="ubuntu_5f_mono_5f_8">ça peut chaner et <text:s/>ça va changer</text:p>
            <text:p text:style-name="ubuntu_5f_mono_5f_8">Il est temps de changer!</text:p>
          </table:table-cell>
        </table:table-row>
        <table:table-row table:style-name="Таблица15.1">
          <table:table-cell table:style-name="Таблица15.A2" office:value-type="string">
            <text:p text:style-name="P824">chercher</text:p>
          </table:table-cell>
          <table:table-cell table:style-name="Таблица15.A2" office:value-type="string">
            <text:p text:style-name="ubuntu_5f_mono_5f_8">искать</text:p>
          </table:table-cell>
          <table:table-cell table:style-name="Таблица15.C2" office:value-type="string">
            <text:p text:style-name="ubuntu_5f_mono_5f_8">tu dois chercher un livre</text:p>
          </table:table-cell>
        </table:table-row>
        <table:table-row table:style-name="Таблица15.1">
          <table:table-cell table:style-name="Таблица15.A2" office:value-type="string">
            <text:p text:style-name="P825">compter</text:p>
          </table:table-cell>
          <table:table-cell table:style-name="Таблица15.A2" office:value-type="string">
            <text:p text:style-name="ubuntu_5f_mono_5f_8">рассчитывать, посчитать, полагаться</text:p>
          </table:table-cell>
          <table:table-cell table:style-name="Таблица15.C2" office:value-type="string">
            <text:p text:style-name="ubuntu_5f_mono_5f_8">elle savent compter (умеют считать)</text:p>
            <text:p text:style-name="ubuntu_5f_mono_5f_8">il peut compter (положиться) sur elle</text:p>
            <text:p text:style-name="ubuntu_5f_mono_5f_8">il ne sait pas compter</text:p>
          </table:table-cell>
        </table:table-row>
        <table:table-row table:style-name="Таблица15.1">
          <table:table-cell table:style-name="Таблица15.A2" office:value-type="string">
            <text:p text:style-name="P820">connaître</text:p>
          </table:table-cell>
          <table:table-cell table:style-name="Таблица15.A2" office:value-type="string">
            <text:p text:style-name="ubuntu_5f_mono_5f_8">знать, понимать</text:p>
          </table:table-cell>
          <table:table-cell table:style-name="Таблица15.C2" office:value-type="string">
            <text:p text:style-name="ubuntu_5f_mono_5f_8">ils ne peuvent pas connaître tous mes amis</text:p>
            <text:p text:style-name="ubuntu_5f_mono_5f_8">il semble nous connaî<text:span text:style-name="T558">tre</text:span></text:p>
          </table:table-cell>
        </table:table-row>
        <table:table-row table:style-name="Таблица15.1">
          <table:table-cell table:style-name="Таблица15.A2" office:value-type="string">
            <text:p text:style-name="P825">coucher</text:p>
          </table:table-cell>
          <table:table-cell table:style-name="Таблица15.A2" office:value-type="string">
            <text:p text:style-name="ubuntu_5f_mono_5f_8">спать</text:p>
          </table:table-cell>
          <table:table-cell table:style-name="Таблица15.C2" office:value-type="string">
            <text:p text:style-name="ubuntu_5f_mono_5f_8">c'est ma chambre à coucher</text:p>
            <text:p text:style-name="ubuntu_5f_mono_5f_8">C'est l'heur de nous coucher (пора ложиться спать)</text:p>
          </table:table-cell>
        </table:table-row>
        <table:table-row table:style-name="Таблица15.1">
          <table:table-cell table:style-name="Таблица15.A2" office:value-type="string">
            <text:p text:style-name="P825">créer</text:p>
          </table:table-cell>
          <table:table-cell table:style-name="Таблица15.A2" office:value-type="string">
            <text:p text:style-name="ubuntu_5f_mono_5f_8">творить, создавать</text:p>
          </table:table-cell>
          <table:table-cell table:style-name="Таблица15.C2" office:value-type="string">
            <text:p text:style-name="ubuntu_5f_mono_5f_8">je savais créer (я умел)</text:p>
            <text:p text:style-name="ubuntu_5f_mono_5f_8">ils peuvent créer leur entreprise a tout moment</text:p>
            <text:p text:style-name="ubuntu_5f_mono_5f_8">j'ai très envie (очень хочу) de créer a nouveau (сделать заново)</text:p>
          </table:table-cell>
        </table:table-row>
        <table:table-row table:style-name="Таблица15.1">
          <table:table-cell table:style-name="Таблица15.A2" office:value-type="string">
            <text:p text:style-name="P820">croire</text:p>
          </table:table-cell>
          <table:table-cell table:style-name="Таблица15.A2" office:value-type="string">
            <text:p text:style-name="ubuntu_5f_mono_5f_8">верить</text:p>
          </table:table-cell>
          <table:table-cell table:style-name="Таблица15.C2" office:value-type="string">
            <text:p text:style-name="ubuntu_5f_mono_5f_8">c'est difficile à croire</text:p>
            <text:p text:style-name="ubuntu_5f_mono_5f_8">Qui va me croire? (кто будет мне верить?)</text:p>
            <text:p text:style-name="ubuntu_5f_mono_5f_8">Qui croire? (кому верить)</text:p>
            <text:p text:style-name="ubuntu_5f_mono_5f_8">je ne peux pas le croire (в это верить)</text:p>
            <text:p text:style-name="ubuntu_5f_mono_5f_8">Voir c'est croire (видеть - значит верить)</text:p>
          </table:table-cell>
        </table:table-row>
        <table:table-row table:style-name="Таблица15.1">
          <table:table-cell table:style-name="Таблица15.A2" office:value-type="string">
            <text:p text:style-name="P825">découvrir</text:p>
          </table:table-cell>
          <table:table-cell table:style-name="Таблица15.A2" office:value-type="string">
            <text:p text:style-name="ubuntu_5f_mono_5f_8">обнаруживать, открывать</text:p>
          </table:table-cell>
          <table:table-cell table:style-name="Таблица15.C2" office:value-type="string">
            <text:p text:style-name="ubuntu_5f_mono_5f_8">je vais découvrir un pays</text:p>
            <text:p text:style-name="ubuntu_5f_mono_5f_8">nous devons découvrir (обнаружить) cette route</text:p>
            <text:p text:style-name="ubuntu_5f_mono_5f_8">La France est un pays à découvrir (которую стоит открыть)</text:p>
          </table:table-cell>
        </table:table-row>
        <table:table-row table:style-name="Таблица15.1">
          <table:table-cell table:style-name="Таблица15.A2" office:value-type="string">
            <text:p text:style-name="P824">définir</text:p>
          </table:table-cell>
          <table:table-cell table:style-name="Таблица15.A2" office:value-type="string">
            <text:p text:style-name="ubuntu_5f_mono_5f_8">определять, устанавливать</text:p>
          </table:table-cell>
          <table:table-cell table:style-name="Таблица15.C2" office:value-type="string">
            <text:p text:style-name="ubuntu_5f_mono_5f_8">je ne sais pas comment le <text:span text:style-name="T559">définir</text:span></text:p>
          </table:table-cell>
        </table:table-row>
        <table:table-row table:style-name="Таблица15.1">
          <table:table-cell table:style-name="Таблица15.A2" office:value-type="string">
            <text:p text:style-name="P824">demannder</text:p>
          </table:table-cell>
          <table:table-cell table:style-name="Таблица15.A2" office:value-type="string">
            <text:p text:style-name="ubuntu_5f_mono_5f_8">спрашивать</text:p>
          </table:table-cell>
          <table:table-cell table:style-name="Таблица15.C2" office:value-type="string">
            <text:p text:style-name="ubuntu_5f_mono_5f_8">demander quoi?</text:p>
          </table:table-cell>
        </table:table-row>
        <table:table-row table:style-name="Таблица15.1">
          <table:table-cell table:style-name="Таблица15.A2" office:value-type="string">
            <text:p text:style-name="P820">devenir</text:p>
          </table:table-cell>
          <table:table-cell table:style-name="Таблица15.A2" office:value-type="string">
            <text:p text:style-name="ubuntu_5f_mono_5f_8">становиться</text:p>
          </table:table-cell>
          <table:table-cell table:style-name="Таблица15.C2" office:value-type="string">
            <text:p text:style-name="ubuntu_5f_mono_5f_8">il veut devenir ingénieur</text:p>
            <text:p text:style-name="ubuntu_5f_mono_5f_8">Que fait-il pour devenir populaire?</text:p>
          </table:table-cell>
        </table:table-row>
        <table:table-row table:style-name="Таблица15.1">
          <table:table-cell table:style-name="Таблица15.A2" office:value-type="string">
            <text:p text:style-name="P826">devoir</text:p>
          </table:table-cell>
          <table:table-cell table:style-name="Таблица15.A2" office:value-type="string">
            <text:p text:style-name="ubuntu_5f_mono_5f_8">быть должным</text:p>
          </table:table-cell>
          <table:table-cell table:style-name="Таблица15.C2" office:value-type="string">
            <text:p text:style-name="ubuntu_5f_mono_5f_8">j'ai peur de devoir partir maintenant</text:p>
            <text:p text:style-name="ubuntu_5f_mono_5f_8">Es-tu sûre de devoir travailler samedi?</text:p>
          </table:table-cell>
        </table:table-row>
        <table:table-row table:style-name="Таблица15.1">
          <table:table-cell table:style-name="Таблица15.A2" office:value-type="string">
            <text:p text:style-name="P824">écouter</text:p>
          </table:table-cell>
          <table:table-cell table:style-name="Таблица15.A2" office:value-type="string">
            <text:p text:style-name="ubuntu_5f_mono_5f_8">слушать</text:p>
          </table:table-cell>
          <table:table-cell table:style-name="Таблица15.C2" office:value-type="string">
            <text:p text:style-name="ubuntu_5f_mono_5f_8">il aime écouter la radio</text:p>
            <text:p text:style-name="ubuntu_5f_mono_5f_8">j'ai arrête (перестал) d'écouter la radio</text:p>
            <text:p text:style-name="ubuntu_5f_mono_5f_8">Je me suis arrêté dix minutes pour les écouter</text:p>
          </table:table-cell>
        </table:table-row>
        <table:table-row table:style-name="Таблица15.1">
          <table:table-cell table:style-name="Таблица15.A2" office:value-type="string">
            <text:p text:style-name="P827">entendre</text:p>
          </table:table-cell>
          <table:table-cell table:style-name="Таблица15.A2" office:value-type="string">
            <text:p text:style-name="ubuntu_5f_mono_5f_8">слышать</text:p>
          </table:table-cell>
          <table:table-cell table:style-name="Таблица15.C2" office:value-type="string">
            <text:p text:style-name="ubuntu_5f_mono_5f_8">il peut nous entendre!</text:p>
            <text:p text:style-name="ubuntu_5f_mono_5f_8">Assez (достаточно) pour entendre, mais pas pour comprendre</text:p>
            <text:p text:style-name="ubuntu_5f_mono_5f_8">Nous ne voulons pas entandre ça</text:p>
          </table:table-cell>
        </table:table-row>
        <table:table-row table:style-name="Таблица15.1">
          <table:table-cell table:style-name="Таблица15.A2" office:value-type="string">
            <text:p text:style-name="P819">essayer</text:p>
          </table:table-cell>
          <table:table-cell table:style-name="Таблица15.A2" office:value-type="string">
            <text:p text:style-name="ubuntu_5f_mono_5f_8">примерять</text:p>
          </table:table-cell>
          <table:table-cell table:style-name="Таблица15.C2" office:value-type="string">
            <text:p text:style-name="ubuntu_5f_mono_5f_8">je peux essayer cette jupe?</text:p>
            <text:p text:style-name="ubuntu_5f_mono_5f_8">il a décidé d'essayer encore (он решил попробовать еще)</text:p>
          </table:table-cell>
        </table:table-row>
        <table:table-row table:style-name="Таблица15.1">
          <table:table-cell table:style-name="Таблица15.A2" office:value-type="string">
            <text:p text:style-name="P828">expliquer</text:p>
          </table:table-cell>
          <table:table-cell table:style-name="Таблица15.A2" office:value-type="string">
            <text:p text:style-name="ubuntu_5f_mono_5f_8">объяснять</text:p>
          </table:table-cell>
          <table:table-cell table:style-name="Таблица15.C2" office:value-type="string">
            <text:p text:style-name="ubuntu_5f_mono_5f_8">il est facile d'expliquer ce sentiment</text:p>
            <text:p text:style-name="ubuntu_5f_mono_5f_8">c'est difficile à expliquer</text:p>
            <text:p text:style-name="ubuntu_5f_mono_5f_8">elle peut expliquer ceci</text:p>
            <text:p text:style-name="ubuntu_5f_mono_5f_8">je ne peux pas l'expliquer</text:p>
          </table:table-cell>
        </table:table-row>
        <table:table-row table:style-name="Таблица15.1">
          <table:table-cell table:style-name="Таблица15.A2" office:value-type="string">
            <text:p text:style-name="P829">finir</text:p>
          </table:table-cell>
          <table:table-cell table:style-name="Таблица15.A2" office:value-type="string">
            <text:p text:style-name="ubuntu_5f_mono_5f_8">закончить</text:p>
          </table:table-cell>
          <table:table-cell table:style-name="Таблица15.C2" office:value-type="string">
            <text:p text:style-name="ubuntu_5f_mono_5f_8">il a peur de finir seul</text:p>
            <text:p text:style-name="ubuntu_5f_mono_5f_8">elle a dû finir ce travail hier</text:p>
            <text:p text:style-name="ubuntu_5f_mono_5f_8">J'ai encore beaucoup de travail à finir</text:p>
          </table:table-cell>
        </table:table-row>
        <text:soft-page-break/>
        <table:table-row table:style-name="Таблица15.1">
          <table:table-cell table:style-name="Таблица15.A2" office:value-type="string">
            <text:p text:style-name="P830">gagner</text:p>
          </table:table-cell>
          <table:table-cell table:style-name="Таблица15.A2" office:value-type="string">
            <text:p text:style-name="ubuntu_5f_mono_5f_8">выигрывать</text:p>
          </table:table-cell>
          <table:table-cell table:style-name="Таблица15.C2" office:value-type="string">
            <text:p text:style-name="ubuntu_5f_mono_5f_8">il va gagner?</text:p>
            <text:p text:style-name="ubuntu_5f_mono_5f_8">Elle ne vont pas gagner</text:p>
          </table:table-cell>
        </table:table-row>
        <table:table-row table:style-name="Таблица15.1">
          <table:table-cell table:style-name="Таблица15.A2" office:value-type="string">
            <text:p text:style-name="P830">garder</text:p>
          </table:table-cell>
          <table:table-cell table:style-name="Таблица15.A2" office:value-type="string">
            <text:p text:style-name="ubuntu_5f_mono_5f_8">сохранять, следить</text:p>
          </table:table-cell>
          <table:table-cell table:style-name="Таблица15.C2" office:value-type="string">
            <text:p text:style-name="ubuntu_5f_mono_5f_8">je ne veux rien garder (беречь)</text:p>
            <text:p text:style-name="ubuntu_5f_mono_5f_8">Mais qui va garder les enfants? (Кто будет следить за детьми)</text:p>
            <text:p text:style-name="ubuntu_5f_mono_5f_8">Je vais garder ce gâteau pour moi</text:p>
          </table:table-cell>
        </table:table-row>
        <table:table-row table:style-name="Таблица15.1">
          <table:table-cell table:style-name="Таблица15.A2" office:value-type="string">
            <text:p text:style-name="P831">imaginer</text:p>
          </table:table-cell>
          <table:table-cell table:style-name="Таблица15.A2" office:value-type="string">
            <text:p text:style-name="ubuntu_5f_mono_5f_8">вообразить, представить</text:p>
          </table:table-cell>
          <table:table-cell table:style-name="Таблица15.C2" office:value-type="string">
            <text:p text:style-name="ubuntu_5f_mono_5f_8">je ne peux l'imaginer</text:p>
            <text:p text:style-name="ubuntu_5f_mono_5f_8">On ne peut les imaginer (мы не можем их представить) sans cet objet</text:p>
            <text:p text:style-name="ubuntu_5f_mono_5f_8">je ne peux <text:span text:style-name="T45">pas</text:span> imaginer ça</text:p>
          </table:table-cell>
        </table:table-row>
        <table:table-row table:style-name="Таблица15.1">
          <table:table-cell table:style-name="Таблица15.A2" office:value-type="string">
            <text:p text:style-name="P832">jeter</text:p>
          </table:table-cell>
          <table:table-cell table:style-name="Таблица15.A2" office:value-type="string">
            <text:p text:style-name="ubuntu_5f_mono_5f_8">выкидывать</text:p>
          </table:table-cell>
          <table:table-cell table:style-name="Таблица15.C2" office:value-type="string">
            <text:p text:style-name="ubuntu_5f_mono_5f_8">ils vont jeter les légumes à la poubelle (в мусорку)</text:p>
            <text:p text:style-name="ubuntu_5f_mono_5f_8">il peut choisir de garder (хранить) ou jeter (выкинуть) les cartes</text:p>
            <text:p text:style-name="ubuntu_5f_mono_5f_8">il ne faut pas jeter le bébé avec l'eau du bain</text:p>
          </table:table-cell>
        </table:table-row>
        <table:table-row table:style-name="Таблица15.1">
          <table:table-cell table:style-name="Таблица15.A2" office:value-type="string">
            <text:p text:style-name="P827">laisser</text:p>
          </table:table-cell>
          <table:table-cell table:style-name="Таблица15.A2" office:value-type="string">
            <text:p text:style-name="ubuntu_5f_mono_5f_8">оставить, позволить</text:p>
          </table:table-cell>
          <table:table-cell table:style-name="Таблица15.C2" office:value-type="string">
            <text:p text:style-name="ubuntu_5f_mono_5f_8">tu ne peux pas laisser ta voiture ici</text:p>
            <text:p text:style-name="ubuntu_5f_mono_5f_8">tu peux laisser ton sac ici</text:p>
            <text:p text:style-name="ubuntu_5f_mono_5f_8">Je ne peux pas le laisser seul</text:p>
          </table:table-cell>
        </table:table-row>
        <table:table-row table:style-name="Таблица15.1">
          <table:table-cell table:style-name="Таблица15.A2" office:value-type="string">
            <text:p text:style-name="P827">mettre</text:p>
          </table:table-cell>
          <table:table-cell table:style-name="Таблица15.A2" office:value-type="string">
            <text:p text:style-name="ubuntu_5f_mono_5f_8">положить, поставить, надевать, накрывать</text:p>
          </table:table-cell>
          <table:table-cell table:style-name="Таблица15.C2" office:value-type="string">
            <text:p text:style-name="ubuntu_5f_mono_5f_8">elle va mettre la table</text:p>
            <text:p text:style-name="ubuntu_5f_mono_5f_8">il peut mettre son manteau</text:p>
          </table:table-cell>
        </table:table-row>
        <table:table-row table:style-name="Таблица15.1">
          <table:table-cell table:style-name="Таблица15.A2" office:value-type="string">
            <text:p text:style-name="P822">monter</text:p>
          </table:table-cell>
          <table:table-cell table:style-name="Таблица15.A2" office:value-type="string">
            <text:p text:style-name="ubuntu_5f_mono_5f_8">устанавливать, монтировать, подниматься</text:p>
          </table:table-cell>
          <table:table-cell table:style-name="Таблица15.C2" office:value-type="string">
            <text:p text:style-name="ubuntu_5f_mono_5f_8">elle a voulu monter sur sa chaise, mais elle est tombé</text:p>
            <text:p text:style-name="ubuntu_5f_mono_5f_8">Nous pouvons monter la valise au premier étage</text:p>
            <text:p text:style-name="ubuntu_5f_mono_5f_8">son père ne peut plus monter les escaliers</text:p>
          </table:table-cell>
        </table:table-row>
        <table:table-row table:style-name="Таблица15.1">
          <table:table-cell table:style-name="Таблица15.A2" office:value-type="string">
            <text:p text:style-name="P833">obtenir</text:p>
          </table:table-cell>
          <table:table-cell table:style-name="Таблица15.A2" office:value-type="string">
            <text:p text:style-name="ubuntu_5f_mono_5f_8">получать</text:p>
          </table:table-cell>
          <table:table-cell table:style-name="Таблица15.C2" office:value-type="string">
            <text:p text:style-name="ubuntu_5f_mono_5f_8">il veut obtenir ce document</text:p>
            <text:p text:style-name="ubuntu_5f_mono_5f_8">Comment obtenir ça?</text:p>
            <text:p text:style-name="ubuntu_5f_mono_5f_8">Ces objets sont assez difficiles à obtenir</text:p>
          </table:table-cell>
        </table:table-row>
        <table:table-row table:style-name="Таблица15.1">
          <table:table-cell table:style-name="Таблица15.A2" office:value-type="string">
            <text:p text:style-name="P829">s'occuper</text:p>
          </table:table-cell>
          <table:table-cell table:style-name="Таблица15.A2" office:value-type="string">
            <text:p text:style-name="ubuntu_5f_mono_5f_8">заниматься</text:p>
          </table:table-cell>
          <table:table-cell table:style-name="Таблица15.C2" office:value-type="string">
            <text:p text:style-name="ubuntu_5f_mono_5f_8">je vais m'en (этим) occuper</text:p>
            <text:p text:style-name="ubuntu_5f_mono_5f_8">je dois m'occuper de ce chat</text:p>
            <text:p text:style-name="ubuntu_5f_mono_5f_8">je ne sais pas comment m'occuper d'adultes (взрослыми)</text:p>
          </table:table-cell>
        </table:table-row>
        <table:table-row table:style-name="Таблица15.1">
          <table:table-cell table:style-name="Таблица15.A2" office:value-type="string">
            <text:p text:style-name="P832">offrir</text:p>
          </table:table-cell>
          <table:table-cell table:style-name="Таблица15.A2" office:value-type="string">
            <text:p text:style-name="ubuntu_5f_mono_5f_8">предлагать</text:p>
          </table:table-cell>
          <table:table-cell table:style-name="Таблица15.C2" office:value-type="string">
            <text:p text:style-name="ubuntu_5f_mono_5f_8">je vais lui offrir un dictionnaire</text:p>
          </table:table-cell>
        </table:table-row>
        <table:table-row table:style-name="Таблица15.1">
          <table:table-cell table:style-name="Таблица15.A2" office:value-type="string">
            <text:p text:style-name="P833">oublier</text:p>
          </table:table-cell>
          <table:table-cell table:style-name="Таблица15.A2" office:value-type="string">
            <text:p text:style-name="ubuntu_5f_mono_5f_8">забывать</text:p>
          </table:table-cell>
          <table:table-cell table:style-name="Таблица15.C2" office:value-type="string">
            <text:p text:style-name="ubuntu_5f_mono_5f_8">elle va l'oublier (она его забудет)</text:p>
            <text:p text:style-name="ubuntu_5f_mono_5f_8">ils n'ont pas pu oublier (не смогли забыть)</text:p>
            <text:p text:style-name="ubuntu_5f_mono_5f_8">Oublier le temps (забыть о времени)</text:p>
          </table:table-cell>
        </table:table-row>
        <table:table-row table:style-name="Таблица15.1">
          <table:table-cell table:style-name="Таблица15.A2" office:value-type="string">
            <text:p text:style-name="P833">ouvrir</text:p>
          </table:table-cell>
          <table:table-cell table:style-name="Таблица15.A2" office:value-type="string">
            <text:p text:style-name="ubuntu_5f_mono_5f_8">открыть</text:p>
          </table:table-cell>
          <table:table-cell table:style-name="Таблица15.C2" office:value-type="string">
            <text:p text:style-name="ubuntu_5f_mono_5f_8">savez-vous (sais-tu) comment ouvir cette boîte?</text:p>
          </table:table-cell>
        </table:table-row>
        <table:table-row table:style-name="Таблица15.1">
          <table:table-cell table:style-name="Таблица15.A2" office:value-type="string">
            <text:p text:style-name="P827">partir</text:p>
          </table:table-cell>
          <table:table-cell table:style-name="Таблица15.A2" office:value-type="string">
            <text:p text:style-name="ubuntu_5f_mono_5f_8">уехать, отправиться, начинаться</text:p>
          </table:table-cell>
          <table:table-cell table:style-name="Таблица15.C2" office:value-type="string">
            <text:p text:style-name="ubuntu_5f_mono_5f_8">je dois partir maintenant (bientôt)</text:p>
            <text:p text:style-name="ubuntu_5f_mono_5f_8">Tu va partir?</text:p>
            <text:p text:style-name="ubuntu_5f_mono_5f_8">Elle n'a pas pu partir (не смогла)</text:p>
            <text:p text:style-name="ubuntu_5f_mono_5f_8">La petit fille vient de partir du parc (только что ушла)</text:p>
          </table:table-cell>
        </table:table-row>
        <table:table-row table:style-name="Таблица15.1">
          <table:table-cell table:style-name="Таблица15.A2" office:value-type="string">
            <text:p text:style-name="P827">passer</text:p>
          </table:table-cell>
          <table:table-cell table:style-name="Таблица15.A2" office:value-type="string">
            <text:p text:style-name="ubuntu_5f_mono_5f_8">пройти, провести</text:p>
          </table:table-cell>
          <table:table-cell table:style-name="Таблица15.C2" office:value-type="string">
            <text:p text:style-name="ubuntu_5f_mono_5f_8">j'aime passer du temps avec elle (avec eux)</text:p>
            <text:p text:style-name="ubuntu_5f_mono_5f_8">Où voulez-vous passer les vacances?</text:p>
          </table:table-cell>
        </table:table-row>
        <table:table-row table:style-name="Таблица15.1">
          <table:table-cell table:style-name="Таблица15.A2" office:value-type="string">
            <text:p text:style-name="P824">payer</text:p>
          </table:table-cell>
          <table:table-cell table:style-name="Таблица15.A2" office:value-type="string">
            <text:p text:style-name="ubuntu_5f_mono_5f_8">платить</text:p>
          </table:table-cell>
          <table:table-cell table:style-name="Таблица15.C2" office:value-type="string">
            <text:p text:style-name="ubuntu_5f_mono_5f_8">et qui va payer?</text:p>
            <text:p text:style-name="ubuntu_5f_mono_5f_8">il est parti (ушел) du restaurant sans payer</text:p>
          </table:table-cell>
        </table:table-row>
        <table:table-row table:style-name="Таблица15.1">
          <table:table-cell table:style-name="Таблица15.A2" office:value-type="string">
            <text:p text:style-name="P822">perdre</text:p>
          </table:table-cell>
          <table:table-cell table:style-name="Таблица15.A2" office:value-type="string">
            <text:p text:style-name="ubuntu_5f_mono_5f_8">терять</text:p>
          </table:table-cell>
          <table:table-cell table:style-name="Таблица15.C2" office:value-type="string">
            <text:p text:style-name="ubuntu_5f_mono_5f_8">je n'ai pas de temps à perdre</text:p>
            <text:p text:style-name="ubuntu_5f_mono_5f_8">je ne veux pas le perdre</text:p>
            <text:p text:style-name="ubuntu_5f_mono_5f_8">Une amie vient de perdre (только что потеряла) son emploi</text:p>
          </table:table-cell>
        </table:table-row>
        <table:table-row table:style-name="Таблица15.1">
          <table:table-cell table:style-name="Таблица15.A2" office:value-type="string">
            <text:p text:style-name="P826">permettre</text:p>
          </table:table-cell>
          <table:table-cell table:style-name="Таблица15.A2" office:value-type="string">
            <text:p text:style-name="ubuntu_5f_mono_5f_8">позволять, разрешать</text:p>
          </table:table-cell>
          <table:table-cell table:style-name="Таблица15.C2" office:value-type="string">
            <text:p text:style-name="ubuntu_5f_mono_5f_8">je ne peux pas le permettre</text:p>
            <text:p text:style-name="ubuntu_5f_mono_5f_8">nous n'allons pa permettre ceci</text:p>
            <text:p text:style-name="ubuntu_5f_mono_5f_8">tu dois lui permettre de revenir à minuit</text:p>
          </table:table-cell>
        </table:table-row>
        <table:table-row table:style-name="Таблица15.1">
          <table:table-cell table:style-name="Таблица15.A2" office:value-type="string">
            <text:p text:style-name="P821">poser</text:p>
          </table:table-cell>
          <table:table-cell table:style-name="Таблица15.A2" office:value-type="string">
            <text:p text:style-name="ubuntu_5f_mono_5f_8">позировать, класть, ставить</text:p>
          </table:table-cell>
          <table:table-cell table:style-name="Таблица15.C2" office:value-type="string">
            <text:p text:style-name="ubuntu_5f_mono_5f_8">poser pour la photo</text:p>
            <text:p text:style-name="ubuntu_5f_mono_5f_8">je vais poser ça sur la table</text:p>
          </table:table-cell>
        </table:table-row>
        <table:table-row table:style-name="Таблица15.1">
          <table:table-cell table:style-name="Таблица15.A2" office:value-type="string">
            <text:p text:style-name="P832">prendre</text:p>
          </table:table-cell>
          <table:table-cell table:style-name="Таблица15.A2" office:value-type="string">
            <text:p text:style-name="ubuntu_5f_mono_5f_8"/>
          </table:table-cell>
          <table:table-cell table:style-name="Таблица15.C2" office:value-type="string">
            <text:p text:style-name="ubuntu_5f_mono_5f_8">Mais il faut prendre le temps de chercher</text:p>
          </table:table-cell>
        </table:table-row>
        <table:table-row table:style-name="Таблица15.1">
          <table:table-cell table:style-name="Таблица15.A2" office:value-type="string">
            <text:p text:style-name="P820">préparer</text:p>
          </table:table-cell>
          <table:table-cell table:style-name="Таблица15.A2" office:value-type="string">
            <text:p text:style-name="ubuntu_5f_mono_5f_8">готовить</text:p>
          </table:table-cell>
          <table:table-cell table:style-name="Таблица15.C2" office:value-type="string">
            <text:p text:style-name="ubuntu_5f_mono_5f_8">je vais préparer le poulet (le repas)</text:p>
          </table:table-cell>
        </table:table-row>
        <table:table-row table:style-name="Таблица15.1">
          <table:table-cell table:style-name="Таблица15.A2" office:value-type="string">
            <text:p text:style-name="P829">se présenter</text:p>
          </table:table-cell>
          <table:table-cell table:style-name="Таблица15.A2" office:value-type="string">
            <text:p text:style-name="ubuntu_5f_mono_5f_8">представляться</text:p>
          </table:table-cell>
          <table:table-cell table:style-name="Таблица15.C2" office:value-type="string">
            <text:p text:style-name="ubuntu_5f_mono_5f_8">laissez-moi vous présenter ma voisine</text:p>
            <text:p text:style-name="ubuntu_5f_mono_5f_8">Je vais te présenter son mari</text:p>
            <text:p text:style-name="ubuntu_5f_mono_5f_8">tu dois te présenter en personne (представить себя персонально)</text:p>
          </table:table-cell>
        </table:table-row>
        <table:table-row table:style-name="Таблица15.1">
          <table:table-cell table:style-name="Таблица15.A2" office:value-type="string">
            <text:p text:style-name="P826">quitter</text:p>
          </table:table-cell>
          <table:table-cell table:style-name="Таблица15.A2" office:value-type="string">
            <text:p text:style-name="ubuntu_5f_mono_5f_8">покидать, бросать</text:p>
          </table:table-cell>
          <table:table-cell table:style-name="Таблица15.C2" office:value-type="string">
            <text:p text:style-name="ubuntu_5f_mono_5f_8">je ne veux pas quitter maintenant</text:p>
            <text:p text:style-name="ubuntu_5f_mono_5f_8">Vous pouvez quitter le bureau plus tôt aujourd'hui</text:p>
            <text:p text:style-name="ubuntu_5f_mono_5f_8">Elle pense quitter son mari</text:p>
          </table:table-cell>
        </table:table-row>
        <table:table-row table:style-name="Таблица15.1">
          <table:table-cell table:style-name="Таблица15.A2" office:value-type="string">
            <text:p text:style-name="P834">réaliser</text:p>
          </table:table-cell>
          <table:table-cell table:style-name="Таблица15.A2" office:value-type="string">
            <text:p text:style-name="ubuntu_5f_mono_5f_8">реализовать</text:p>
          </table:table-cell>
          <table:table-cell table:style-name="Таблица15.C2" office:value-type="string">
            <text:p text:style-name="ubuntu_5f_mono_5f_8">il va le réaliser</text:p>
            <text:p text:style-name="ubuntu_5f_mono_5f_8">cet objet est plus facile à réaliser</text:p>
            <text:p text:style-name="ubuntu_5f_mono_5f_8">De plus (вдобавок), il est plus facile à réaliser</text:p>
          </table:table-cell>
        </table:table-row>
        <table:table-row table:style-name="Таблица15.1">
          <table:table-cell table:style-name="Таблица15.A2" office:value-type="string">
            <text:p text:style-name="P819">recevoir</text:p>
          </table:table-cell>
          <table:table-cell table:style-name="Таблица15.A2" office:value-type="string">
            <text:p text:style-name="ubuntu_5f_mono_5f_8">полуать</text:p>
          </table:table-cell>
          <table:table-cell table:style-name="Таблица15.C2" office:value-type="string">
            <text:p text:style-name="ubuntu_5f_mono_5f_8">Pour donner ou pour recevoir?</text:p>
            <text:p text:style-name="ubuntu_5f_mono_5f_8">tu vas recevoir des vêtements</text:p>
          </table:table-cell>
        </table:table-row>
        <table:table-row table:style-name="Таблица15.1">
          <table:table-cell table:style-name="Таблица15.A2" office:value-type="string">
            <text:p text:style-name="P827">rendre</text:p>
          </table:table-cell>
          <table:table-cell table:style-name="Таблица15.A2" office:value-type="string">
            <text:p text:style-name="ubuntu_5f_mono_5f_8">вернуть<text:span text:style-name="T560">, делать</text:span></text:p>
          </table:table-cell>
          <table:table-cell table:style-name="Таблица15.C2" office:value-type="string">
            <text:p text:style-name="ubuntu_5f_mono_5f_8">rendre une femme heureuse</text:p>
            <text:p text:style-name="ubuntu_5f_mono_5f_8">je peux rendre un soldat heureux</text:p>
            <text:p text:style-name="ubuntu_5f_mono_5f_8">je dois rendre ce livre (вернуть)</text:p>
          </table:table-cell>
        </table:table-row>
        <table:table-row table:style-name="Таблица15.1">
          <table:table-cell table:style-name="Таблица15.A2" office:value-type="string">
            <text:p text:style-name="P835">rentrer</text:p>
          </table:table-cell>
          <table:table-cell table:style-name="Таблица15.A2" office:value-type="string">
            <text:p text:style-name="ubuntu_5f_mono_5f_8">вернуться</text:p>
          </table:table-cell>
          <table:table-cell table:style-name="Таблица15.C2" office:value-type="string">
            <text:p text:style-name="ubuntu_5f_mono_5f_8">ils doivent rentrer le chien dans la cuisine</text:p>
          </table:table-cell>
        </table:table-row>
        <text:soft-page-break/>
        <table:table-row table:style-name="Таблица15.1">
          <table:table-cell table:style-name="Таблица15.A2" office:value-type="string">
            <text:p text:style-name="P836">répondre</text:p>
          </table:table-cell>
          <table:table-cell table:style-name="Таблица15.A2" office:value-type="string">
            <text:p text:style-name="ubuntu_5f_mono_5f_8">ответить</text:p>
          </table:table-cell>
          <table:table-cell table:style-name="Таблица15.C2" office:value-type="string">
            <text:p text:style-name="ubuntu_5f_mono_5f_8">je ne veux pas répondre à sa lettre</text:p>
            <text:p text:style-name="ubuntu_5f_mono_5f_8">Tu peux répondre à<text:span text:style-name="T561"> leur lettre</text:span></text:p>
            <text:p text:style-name="ubuntu_5f_mono_5f_8">Nous allons lui répondre</text:p>
          </table:table-cell>
        </table:table-row>
        <table:table-row table:style-name="Таблица15.1">
          <table:table-cell table:style-name="Таблица15.A2" office:value-type="string">
            <text:p text:style-name="P823">reprendre</text:p>
          </table:table-cell>
          <table:table-cell table:style-name="Таблица15.A2" office:value-type="string">
            <text:p text:style-name="ubuntu_5f_mono_5f_8">возобновить, вернуть</text:p>
          </table:table-cell>
          <table:table-cell table:style-name="Таблица15.C2" office:value-type="string">
            <text:p text:style-name="ubuntu_5f_mono_5f_8">est-ce que je peux reprendre mon parapluie?</text:p>
            <text:p text:style-name="ubuntu_5f_mono_5f_8">Nous devons reprendre le travail</text:p>
            <text:p text:style-name="ubuntu_5f_mono_5f_8">Les soldats ont pu reprendre la ville</text:p>
          </table:table-cell>
        </table:table-row>
        <table:table-row table:style-name="Таблица15.1">
          <table:table-cell table:style-name="Таблица15.A2" office:value-type="string">
            <text:p text:style-name="P836">rester</text:p>
          </table:table-cell>
          <table:table-cell table:style-name="Таблица15.A2" office:value-type="string">
            <text:p text:style-name="ubuntu_5f_mono_5f_8">оставаться</text:p>
          </table:table-cell>
          <table:table-cell table:style-name="Таблица15.C2" office:value-type="string">
            <text:p text:style-name="ubuntu_5f_mono_5f_8">je vais rester trois nuits</text:p>
            <text:p text:style-name="ubuntu_5f_mono_5f_8">il est ici pour rester</text:p>
            <text:p text:style-name="ubuntu_5f_mono_5f_8">Peux-tu rester ici cinq minutes?</text:p>
          </table:table-cell>
        </table:table-row>
        <table:table-row table:style-name="Таблица15.1">
          <table:table-cell table:style-name="Таблица15.A2" office:value-type="string">
            <text:p text:style-name="P837">retrouver</text:p>
          </table:table-cell>
          <table:table-cell table:style-name="Таблица15.A2" office:value-type="string">
            <text:p text:style-name="ubuntu_5f_mono_5f_8">отыскать, вернуть</text:p>
          </table:table-cell>
          <table:table-cell table:style-name="Таблица15.C2" office:value-type="string">
            <text:p text:style-name="ubuntu_5f_mono_5f_8">je dois retrouver mon neveu à huit heures</text:p>
            <text:p text:style-name="ubuntu_5f_mono_5f_8">Comment va-t-elle retrouver son mari?</text:p>
            <text:p text:style-name="ubuntu_5f_mono_5f_8">Je suis heureuse de vous retrouver</text:p>
          </table:table-cell>
        </table:table-row>
        <table:table-row table:style-name="Таблица15.1">
          <table:table-cell table:style-name="Таблица15.A2" office:value-type="string">
            <text:p text:style-name="P823">revenir</text:p>
          </table:table-cell>
          <table:table-cell table:style-name="Таблица15.A2" office:value-type="string">
            <text:p text:style-name="ubuntu_5f_mono_5f_8">возвращаться, приходить</text:p>
          </table:table-cell>
          <table:table-cell table:style-name="Таблица15.C2" office:value-type="string">
            <text:p text:style-name="ubuntu_5f_mono_5f_8">il va revenir bientôt (он скоро вернется)</text:p>
            <text:p text:style-name="ubuntu_5f_mono_5f_8">elle doit revenir dans son pays</text:p>
            <text:p text:style-name="ubuntu_5f_mono_5f_8">Avez-vous envie (желание, стремление) de revenir</text:p>
          </table:table-cell>
        </table:table-row>
        <table:table-row table:style-name="Таблица15.1">
          <table:table-cell table:style-name="Таблица15.A2" office:value-type="string">
            <text:p text:style-name="P820">sembler</text:p>
          </table:table-cell>
          <table:table-cell table:style-name="Таблица15.A2" office:value-type="string">
            <text:p text:style-name="ubuntu_5f_mono_5f_8">казаться</text:p>
          </table:table-cell>
          <table:table-cell table:style-name="Таблица15.C2" office:value-type="string">
            <text:p text:style-name="ubuntu_5f_mono_5f_8"/>
          </table:table-cell>
        </table:table-row>
        <table:table-row table:style-name="Таблица15.1">
          <table:table-cell table:style-name="Таблица15.A2" office:value-type="string">
            <text:p text:style-name="P838">sentir</text:p>
          </table:table-cell>
          <table:table-cell table:style-name="Таблица15.A2" office:value-type="string">
            <text:p text:style-name="ubuntu_5f_mono_5f_8">чувствовать; пахнуть</text:p>
          </table:table-cell>
          <table:table-cell table:style-name="Таблица15.C2" office:value-type="string">
            <text:p text:style-name="ubuntu_5f_mono_5f_8">je vais me sentir bien</text:p>
            <text:p text:style-name="ubuntu_5f_mono_5f_8">les roses vont sentir bon</text:p>
            <text:p text:style-name="ubuntu_5f_mono_5f_8">nous pouvons sentir le goût (вкус) de la fraise dans cette boisson</text:p>
          </table:table-cell>
        </table:table-row>
        <table:table-row table:style-name="Таблица15.1">
          <table:table-cell table:style-name="Таблица15.A2" office:value-type="string">
            <text:p text:style-name="P838">servir</text:p>
          </table:table-cell>
          <table:table-cell table:style-name="Таблица15.A2" office:value-type="string">
            <text:p text:style-name="ubuntu_5f_mono_5f_8">подавать, сервировать, обслуживать</text:p>
          </table:table-cell>
          <table:table-cell table:style-name="Таблица15.C2" office:value-type="string">
            <text:p text:style-name="ubuntu_5f_mono_5f_8">maintenant je peux servir ma famille</text:p>
            <text:p text:style-name="ubuntu_5f_mono_5f_8">il est temps de servir de café</text:p>
            <text:p text:style-name="ubuntu_5f_mono_5f_8">servir avec des pâtes ou du riz</text:p>
          </table:table-cell>
        </table:table-row>
        <table:table-row table:style-name="Таблица15.1">
          <table:table-cell table:style-name="Таблица15.A2" office:value-type="string">
            <text:p text:style-name="P837">suivre</text:p>
          </table:table-cell>
          <table:table-cell table:style-name="Таблица15.A2" office:value-type="string">
            <text:p text:style-name="ubuntu_5f_mono_5f_8">следовать</text:p>
          </table:table-cell>
          <table:table-cell table:style-name="Таблица15.C2" office:value-type="string">
            <text:p text:style-name="ubuntu_5f_mono_5f_8">vous pouvez suivre la route vers Bordeaux</text:p>
            <text:p text:style-name="ubuntu_5f_mono_5f_8">Nous allons vous suivre (мы будем следовать за вами)</text:p>
            <text:p text:style-name="ubuntu_5f_mono_5f_8">Je vais suivre mon chien</text:p>
          </table:table-cell>
        </table:table-row>
        <table:table-row table:style-name="Таблица15.1">
          <table:table-cell table:style-name="Таблица15.A2" office:value-type="string">
            <text:p text:style-name="P820">tenir</text:p>
          </table:table-cell>
          <table:table-cell table:style-name="Таблица15.A2" office:value-type="string">
            <text:p text:style-name="ubuntu_5f_mono_5f_8">держать, хранить</text:p>
          </table:table-cell>
          <table:table-cell table:style-name="Таблица15.C2" office:value-type="string">
            <text:p text:style-name="ubuntu_5f_mono_5f_8">j'aime tenir mon livre</text:p>
            <text:p text:style-name="ubuntu_5f_mono_5f_8">Il faut tenir cette boîte bien fermée</text:p>
          </table:table-cell>
        </table:table-row>
        <table:table-row table:style-name="Таблица15.1">
          <table:table-cell table:style-name="Таблица15.A2" office:value-type="string">
            <text:p text:style-name="P837">tirer</text:p>
          </table:table-cell>
          <table:table-cell table:style-name="Таблица15.A2" office:value-type="string">
            <text:p text:style-name="ubuntu_5f_mono_5f_8">стрелять, тянуть</text:p>
          </table:table-cell>
          <table:table-cell table:style-name="Таблица15.C2" office:value-type="string">
            <text:p text:style-name="ubuntu_5f_mono_5f_8">ils ont entendu quelqu'un tirer (как кто-то выстрелил)</text:p>
            <text:p text:style-name="ubuntu_5f_mono_5f_8">Tu ne dois pas tirer les chevaux de ta sœur!</text:p>
            <text:p text:style-name="ubuntu_5f_mono_5f_8">bientôt (скоро) ils vont tirer</text:p>
          </table:table-cell>
        </table:table-row>
        <table:table-row table:style-name="Таблица15.1">
          <table:table-cell table:style-name="Таблица15.A2" office:value-type="string">
            <text:p text:style-name="P836">tomber</text:p>
          </table:table-cell>
          <table:table-cell table:style-name="Таблица15.A2" office:value-type="string">
            <text:p text:style-name="ubuntu_5f_mono_5f_8">падать</text:p>
          </table:table-cell>
          <table:table-cell table:style-name="Таблица15.C2" office:value-type="string">
            <text:p text:style-name="ubuntu_5f_mono_5f_8">il a peur de tomber</text:p>
            <text:p text:style-name="ubuntu_5f_mono_5f_8">Vont-elles tomber du toit</text:p>
            <text:p text:style-name="ubuntu_5f_mono_5f_8">Comment ne pas tomber amoureux d'elle</text:p>
          </table:table-cell>
        </table:table-row>
        <table:table-row table:style-name="Таблица15.1">
          <table:table-cell table:style-name="Таблица15.A2" office:value-type="string">
            <text:p text:style-name="P834">toucher</text:p>
          </table:table-cell>
          <table:table-cell table:style-name="Таблица15.A2" office:value-type="string">
            <text:p text:style-name="ubuntu_5f_mono_5f_8">трогать</text:p>
          </table:table-cell>
          <table:table-cell table:style-name="Таблица15.C2" office:value-type="string">
            <text:p text:style-name="ubuntu_5f_mono_5f_8">Ne pas toucher (не трогать!)</text:p>
            <text:p text:style-name="ubuntu_5f_mono_5f_8">les petits enfants aiment toucher à tout</text:p>
          </table:table-cell>
        </table:table-row>
        <table:table-row table:style-name="Таблица15.1">
          <table:table-cell table:style-name="Таблица15.A2" office:value-type="string">
            <text:p text:style-name="P831">tourner</text:p>
          </table:table-cell>
          <table:table-cell table:style-name="Таблица15.A2" office:value-type="string">
            <text:p text:style-name="ubuntu_5f_mono_5f_8"/>
          </table:table-cell>
          <table:table-cell table:style-name="Таблица15.C2" office:value-type="string">
            <text:p text:style-name="ubuntu_5f_mono_5f_8">tourner la page du livre</text:p>
            <text:p text:style-name="ubuntu_5f_mono_5f_8">Il faut tourner la page du magazine</text:p>
          </table:table-cell>
        </table:table-row>
        <table:table-row table:style-name="Таблица15.1">
          <table:table-cell table:style-name="Таблица15.A2" office:value-type="string">
            <text:p text:style-name="P827">trouver</text:p>
          </table:table-cell>
          <table:table-cell table:style-name="Таблица15.A2" office:value-type="string">
            <text:p text:style-name="ubuntu_5f_mono_5f_8">найти, находить</text:p>
          </table:table-cell>
          <table:table-cell table:style-name="Таблица15.C2" office:value-type="string">
            <text:p text:style-name="ubuntu_5f_mono_5f_8">impossible de trouver le magasin</text:p>
            <text:p text:style-name="ubuntu_5f_mono_5f_8">Nous allons trouver ces clés</text:p>
          </table:table-cell>
        </table:table-row>
        <table:table-row table:style-name="Таблица15.1">
          <table:table-cell table:style-name="Таблица15.A2" office:value-type="string">
            <text:p text:style-name="P834">tuer</text:p>
          </table:table-cell>
          <table:table-cell table:style-name="Таблица15.A2" office:value-type="string">
            <text:p text:style-name="ubuntu_5f_mono_5f_8">убить</text:p>
          </table:table-cell>
          <table:table-cell table:style-name="Таблица15.C2" office:value-type="string">
            <text:p text:style-name="ubuntu_5f_mono_5f_8">il ne peut pas tuer le poulet</text:p>
            <text:p text:style-name="ubuntu_5f_mono_5f_8">j'ai peur de tuer des animaux</text:p>
          </table:table-cell>
        </table:table-row>
        <table:table-row table:style-name="Таблица15.1">
          <table:table-cell table:style-name="Таблица15.A2" office:value-type="string">
            <text:p text:style-name="P839">tutoyer</text:p>
          </table:table-cell>
          <table:table-cell table:style-name="Таблица15.A2" office:value-type="string">
            <text:p text:style-name="ubuntu_5f_mono_5f_8">обращаться на "Ты"</text:p>
          </table:table-cell>
          <table:table-cell table:style-name="Таблица15.C2" office:value-type="string">
            <text:p text:style-name="ubuntu_5f_mono_5f_8">il ne peut pas tutoyer son professeur</text:p>
            <text:p text:style-name="ubuntu_5f_mono_5f_8">On peut se tutoyer? (мы можем друг другу говорить "Ты"?)</text:p>
          </table:table-cell>
        </table:table-row>
        <table:table-row table:style-name="Таблица15.1">
          <table:table-cell table:style-name="Таблица15.A2" office:value-type="string">
            <text:p text:style-name="P824">utiliser</text:p>
          </table:table-cell>
          <table:table-cell table:style-name="Таблица15.A2" office:value-type="string">
            <text:p text:style-name="ubuntu_5f_mono_5f_8">использовать</text:p>
          </table:table-cell>
          <table:table-cell table:style-name="Таблица15.C2" office:value-type="string">
            <text:p text:style-name="ubuntu_5f_mono_5f_8">ton ordinateur est puissant (мощный), efficace et simple à utiliser</text:p>
            <text:p text:style-name="ubuntu_5f_mono_5f_8">il peut aussi utiliser des photos</text:p>
          </table:table-cell>
        </table:table-row>
        <table:table-row table:style-name="Таблица15.1">
          <table:table-cell table:style-name="Таблица15.A2" office:value-type="string">
            <text:p text:style-name="P832">vivre</text:p>
          </table:table-cell>
          <table:table-cell table:style-name="Таблица15.A2" office:value-type="string">
            <text:p text:style-name="ubuntu_5f_mono_5f_8">жить</text:p>
          </table:table-cell>
          <table:table-cell table:style-name="Таблица15.C2" office:value-type="string">
            <text:p text:style-name="ubuntu_5f_mono_5f_8">j'ai commencé à vivre seul</text:p>
            <text:p text:style-name="ubuntu_5f_mono_5f_8">il est impossible de vivre sur cette ile</text:p>
            <text:p text:style-name="ubuntu_5f_mono_5f_8">Ces personnes vont vivre avec nous</text:p>
            <text:p text:style-name="ubuntu_5f_mono_5f_8">nous mangeons pour vivre, et nous vivons pour manger</text:p>
          </table:table-cell>
        </table:table-row>
        <table:table-row table:style-name="Таблица15.1">
          <table:table-cell table:style-name="Таблица15.A2" office:value-type="string">
            <text:p text:style-name="P840">vouloir</text:p>
          </table:table-cell>
          <table:table-cell table:style-name="Таблица15.A2" office:value-type="string">
            <text:p text:style-name="ubuntu_5f_mono_5f_8">хотеть</text:p>
          </table:table-cell>
          <table:table-cell table:style-name="Таблица15.C2" office:value-type="string">
            <text:p text:style-name="ubuntu_5f_mono_5f_8">comment leur en vouloir (как на них обижаться)</text:p>
            <text:p text:style-name="ubuntu_5f_mono_5f_8">est-il sûr (уверен) de vouloir des frites</text:p>
            <text:p text:style-name="ubuntu_5f_mono_5f_8">Elle va vouloir une autre jupe</text:p>
            <text:p text:style-name="ubuntu_5f_mono_5f_8">Nous avons entendu cela sans le vouloir</text:p>
          </table:table-cell>
        </table:table-row>
        <table:table-row table:style-name="Таблица15.1">
          <table:table-cell table:style-name="Таблица15.A2" office:value-type="string">
            <text:p text:style-name="P821">vouvoyer</text:p>
          </table:table-cell>
          <table:table-cell table:style-name="Таблица15.A2" office:value-type="string">
            <text:p text:style-name="ubuntu_5f_mono_5f_8">обращаться на Вы</text:p>
          </table:table-cell>
          <table:table-cell table:style-name="Таблица15.C2" office:value-type="string">
            <text:p text:style-name="ubuntu_5f_mono_5f_8">il doit vouvoyer son professeur</text:p>
            <text:p text:style-name="ubuntu_5f_mono_5f_8">je ne veux pas vouvoyer mes amis</text:p>
            <text:p text:style-name="ubuntu_5f_mono_5f_8">ils préfèrent se vouvoyer (предпочитают выкать друг другу)</text:p>
          </table:table-cell>
        </table:table-row>
        <table:table-row table:style-name="Таблица15.1">
          <table:table-cell table:style-name="Таблица15.A2" office:value-type="string">
            <text:p text:style-name="P827"/>
          </table:table-cell>
          <table:table-cell table:style-name="Таблица15.A2" office:value-type="string">
            <text:p text:style-name="ubuntu_5f_mono_5f_8"/>
          </table:table-cell>
          <table:table-cell table:style-name="Таблица15.C2" office:value-type="string">
            <text:p text:style-name="ubuntu_5f_mono_5f_8"/>
          </table:table-cell>
        </table:table-row>
      </table:table>
      <text:p text:style-name="P859"/>
      <text:p text:style-name="P857"/>
      <text:p text:style-name="P858"/>
      <text:p text:style-name="P843"><text:span text:style-name="T317"/></text:p>
      <text:p text:style-name="P848"><text:span text:style-name="T317">Infinitif</text:span><text:span text:style-name="T546">-3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799"><text:span text:style-name="T547">se </text:span>laver</text:p>
          </table:table-cell>
          <table:table-cell table:style-name="Таблица14.A1" office:value-type="string">
            <text:p text:style-name="ubuntu_5f_mono_5f_8">мыться</text:p>
          </table:table-cell>
          <table:table-cell table:style-name="Таблица14.C1" office:value-type="string">
            <text:p text:style-name="ubuntu_5f_mono_5f_8">il va se laver</text:p>
            <text:p text:style-name="ubuntu_5f_mono_5f_8">Il veut seulement se laver (он только хочет помыться)</text:p>
          </table:table-cell>
        </table:table-row>
        <table:table-row table:style-name="Таблица14.1">
          <table:table-cell table:style-name="Таблица14.A2" office:value-type="string">
            <text:p text:style-name="P799"><text:span text:style-name="T547">se </text:span>lever</text:p>
          </table:table-cell>
          <table:table-cell table:style-name="Таблица14.A2" office:value-type="string">
            <text:p text:style-name="ubuntu_5f_mono_5f_8">вставать</text:p>
          </table:table-cell>
          <table:table-cell table:style-name="Таблица14.C2" office:value-type="string">
            <text:p text:style-name="ubuntu_5f_mono_5f_8">il faut se lever</text:p>
            <text:p text:style-name="ubuntu_5f_mono_5f_8">c'est dur de se lever</text:p>
            <text:p text:style-name="ubuntu_5f_mono_5f_8">Il est l'heure de vous lever (вам пора вставать)</text:p>
            <text:p text:style-name="ubuntu_5f_mono_5f_8">Nous avons envie (мы хотим) de nous lever très tard</text:p>
            <text:p text:style-name="ubuntu_5f_mono_5f_8">Ce matin je ne peux pas me lever</text:p>
          </table:table-cell>
        </table:table-row>
        <table:table-row table:style-name="Таблица14.1">
          <table:table-cell table:style-name="Таблица14.A2" office:value-type="string">
            <text:p text:style-name="P799"><text:span text:style-name="T547">se </text:span>reposer</text:p>
          </table:table-cell>
          <table:table-cell table:style-name="Таблица14.A2" office:value-type="string">
            <text:p text:style-name="ubuntu_5f_mono_5f_8">отдыхать</text:p>
          </table:table-cell>
          <table:table-cell table:style-name="Таблица14.C2" office:value-type="string">
            <text:p text:style-name="ubuntu_5f_mono_5f_8">je veux me reposer</text:p>
            <text:p text:style-name="ubuntu_5f_mono_5f_8">Il avait besoin de se reposer</text:p>
            <text:p text:style-name="ubuntu_5f_mono_5f_8">C'est bon de se reposer</text:p>
          </table:table-cell>
        </table:table-row>
        <table:table-row table:style-name="Таблица14.1">
          <table:table-cell table:style-name="Таблица14.A2" office:value-type="string">
            <text:p text:style-name="P799"><text:span text:style-name="T547">se </text:span>raser</text:p>
          </table:table-cell>
          <table:table-cell table:style-name="Таблица14.A2" office:value-type="string">
            <text:p text:style-name="ubuntu_5f_mono_5f_8">бриться</text:p>
          </table:table-cell>
          <table:table-cell table:style-name="Таблица14.C2" office:value-type="string">
            <text:p text:style-name="ubuntu_5f_mono_5f_8">c'est l'heure de raser (Пора бриться)</text:p>
            <text:p text:style-name="ubuntu_5f_mono_5f_8">Pourquoi se raser chaque matin?</text:p>
          </table:table-cell>
        </table:table-row>
        <table:table-row table:style-name="Таблица14.1">
          <table:table-cell table:style-name="Таблица14.A2" office:value-type="string">
            <text:p text:style-name="P799"><text:span text:style-name="T547">se </text:span>marier</text:p>
          </table:table-cell>
          <table:table-cell table:style-name="Таблица14.A2" office:value-type="string">
            <text:p text:style-name="ubuntu_5f_mono_5f_8">жениться</text:p>
          </table:table-cell>
          <table:table-cell table:style-name="Таблица14.C2" office:value-type="string">
            <text:p text:style-name="ubuntu_5f_mono_5f_8">il est trop jeune pour se marier</text:p>
            <text:p text:style-name="ubuntu_5f_mono_5f_8">Ils vont se marier le mois prochain (они поженятся в следующем месяце)</text:p>
          </table:table-cell>
        </table:table-row>
        <table:table-row table:style-name="Таблица14.1">
          <table:table-cell table:style-name="Таблица14.A2" office:value-type="string">
            <text:p text:style-name="P818"><text:span text:style-name="T547">s</text:span><text:span text:style-name="T548">'</text:span><text:span text:style-name="T549">enfuir</text:span></text:p>
          </table:table-cell>
          <table:table-cell table:style-name="Таблица14.A2" office:value-type="string">
            <text:p text:style-name="ubuntu_5f_mono_5f_8">убегать</text:p>
          </table:table-cell>
          <table:table-cell table:style-name="Таблица14.C2" office:value-type="string">
            <text:p text:style-name="ubuntu_5f_mono_5f_8">je vais m'enfuir <text:s/>(я убегу)</text:p>
            <text:p text:style-name="ubuntu_5f_mono_5f_8">veut-il s'enfuir (он хочет сбежать?)</text:p>
            <text:p text:style-name="ubuntu_5f_mono_5f_8">il arrive à s'enfuir (ему удалось сбежать)</text:p>
          </table:table-cell>
        </table:table-row>
        <table:table-row table:style-name="Таблица14.1">
          <table:table-cell table:style-name="Таблица14.A2" office:value-type="string">
            <text:p text:style-name="P799"><text:span text:style-name="T547">se </text:span>taire</text:p>
          </table:table-cell>
          <table:table-cell table:style-name="Таблица14.A2" office:value-type="string">
            <text:p text:style-name="ubuntu_5f_mono_5f_8">молчать</text:p>
          </table:table-cell>
          <table:table-cell table:style-name="Таблица14.C2" office:value-type="string">
            <text:p text:style-name="ubuntu_5f_mono_5f_8">Parler ou se taire? </text:p>
            <text:p text:style-name="ubuntu_5f_mono_5f_8">Parois il faut se taire<text:span text:style-name="T550"> (иногда нужно молчать)</text:span></text:p>
            <text:p text:style-name="ubuntu_5f_mono_5f_8"><text:span text:style-name="T228">Il est bon de parler et meilleur de se taire (</text:span><text:span text:style-name="T229">...</text:span><text:span text:style-name="T228">а лучше замолчать)</text:span></text:p>
          </table:table-cell>
        </table:table-row>
        <table:table-row table:style-name="Таблица14.1">
          <table:table-cell table:style-name="Таблица14.A2" office:value-type="string">
            <text:p text:style-name="P799"><text:span text:style-name="T547">se </text:span>souvenir</text:p>
          </table:table-cell>
          <table:table-cell table:style-name="Таблица14.A2" office:value-type="string">
            <text:p text:style-name="ubuntu_5f_mono_5f_8">вспоминать</text:p>
          </table:table-cell>
          <table:table-cell table:style-name="Таблица14.C2" office:value-type="string">
            <text:p text:style-name="ubuntu_5f_mono_5f_8">il faut se souvenir de ça (нужно вспоминать об этом)</text:p>
            <text:p text:style-name="ubuntu_5f_mono_5f_8">Elle va se souvenir de moi?</text:p>
            <text:p text:style-name="ubuntu_5f_mono_5f_8">Je pense qu'il va se souvenir</text:p>
          </table:table-cell>
        </table:table-row>
        <table:table-row table:style-name="Таблица14.1">
          <table:table-cell table:style-name="Таблица14.A9" office:value-type="string">
            <text:p text:style-name="P800"/>
          </table:table-cell>
          <table:table-cell table:style-name="Таблица14.A9" office:value-type="string">
            <text:p text:style-name="ubuntu_5f_mono_5f_8"/>
          </table:table-cell>
          <table:table-cell table:style-name="Таблица14.C9" office:value-type="string">
            <text:p text:style-name="ubuntu_5f_mono_5f_8"/>
          </table:table-cell>
        </table:table-row>
        <table:table-row table:style-name="Таблица14.1">
          <table:table-cell table:style-name="Таблица14.A2" office:value-type="string">
            <text:p text:style-name="P801">abandonner</text:p>
          </table:table-cell>
          <table:table-cell table:style-name="Таблица14.A2" office:value-type="string">
            <text:p text:style-name="ubuntu_5f_mono_5f_8">покинуть, сдаваться</text:p>
          </table:table-cell>
          <table:table-cell table:style-name="Таблица14.C2" office:value-type="string">
            <text:p text:style-name="ubuntu_5f_mono_5f_8">tu peux tout abandonner</text:p>
          </table:table-cell>
        </table:table-row>
        <table:table-row table:style-name="Таблица14.1">
          <table:table-cell table:style-name="Таблица14.A2" office:value-type="string">
            <text:p text:style-name="P802">accepter</text:p>
          </table:table-cell>
          <table:table-cell table:style-name="Таблица14.A2" office:value-type="string">
            <text:p text:style-name="ubuntu_5f_mono_5f_8">согласиться, принять</text:p>
          </table:table-cell>
          <table:table-cell table:style-name="Таблица14.C2" office:value-type="string">
            <text:p text:style-name="ubuntu_5f_mono_5f_8">je ne peux pas accepter ton cadeau<text:span text:style-name="T551"> (ce travail)</text:span></text:p>
          </table:table-cell>
        </table:table-row>
        <table:table-row table:style-name="Таблица14.1">
          <table:table-cell table:style-name="Таблица14.A2" office:value-type="string">
            <text:p text:style-name="P803">accompagner</text:p>
          </table:table-cell>
          <table:table-cell table:style-name="Таблица14.A2" office:value-type="string">
            <text:p text:style-name="ubuntu_5f_mono_5f_8">сопровождать</text:p>
          </table:table-cell>
          <table:table-cell table:style-name="Таблица14.C2" office:value-type="string">
            <text:p text:style-name="ubuntu_5f_mono_5f_8">je vais vous accompagner</text:p>
            <text:p text:style-name="ubuntu_5f_mono_5f_8">Comme ça (Таким образом) je peux vous accompagner</text:p>
            <text:p text:style-name="ubuntu_5f_mono_5f_8">Il peut accompagner des pâtes ou du riz</text:p>
          </table:table-cell>
        </table:table-row>
        <table:table-row table:style-name="Таблица14.1">
          <table:table-cell table:style-name="Таблица14.A2" office:value-type="string">
            <text:p text:style-name="P802">adopter </text:p>
          </table:table-cell>
          <table:table-cell table:style-name="Таблица14.A2" office:value-type="string">
            <text:p text:style-name="ubuntu_5f_mono_5f_8">усыновить, принять</text:p>
          </table:table-cell>
          <table:table-cell table:style-name="Таблица14.C2" office:value-type="string">
            <text:p text:style-name="ubuntu_5f_mono_5f_8">ils veulent adopter un bébé</text:p>
            <text:p text:style-name="ubuntu_5f_mono_5f_8">Nous avons décidé (решили) d'adopter un enfant</text:p>
            <text:p text:style-name="ubuntu_5f_mono_5f_8">Nous avons décidé d'adopter (принять) ton idée</text:p>
          </table:table-cell>
        </table:table-row>
        <table:table-row table:style-name="Таблица14.1">
          <table:table-cell table:style-name="Таблица14.A2" office:value-type="string">
            <text:p text:style-name="P804">avancer</text:p>
          </table:table-cell>
          <table:table-cell table:style-name="Таблица14.A2" office:value-type="string">
            <text:p text:style-name="ubuntu_5f_mono_5f_8">высказать, ускорить, двигаться вперед</text:p>
          </table:table-cell>
          <table:table-cell table:style-name="Таблица14.C2" office:value-type="string">
            <text:p text:style-name="ubuntu_5f_mono_5f_8">Tu peux avancer une autre opinion (высказать другое мнение)</text:p>
            <text:p text:style-name="ubuntu_5f_mono_5f_8">Je ne peux plus avancer</text:p>
          </table:table-cell>
        </table:table-row>
        <table:table-row table:style-name="Таблица14.1">
          <table:table-cell table:style-name="Таблица14.A2" office:value-type="string">
            <text:p text:style-name="P805">avoir</text:p>
          </table:table-cell>
          <table:table-cell table:style-name="Таблица14.A2" office:value-type="string">
            <text:p text:style-name="ubuntu_5f_mono_5f_8">иметь</text:p>
          </table:table-cell>
          <table:table-cell table:style-name="Таблица14.C2" office:value-type="string">
            <text:p text:style-name="ubuntu_5f_mono_5f_8">Nous avons rêvé (мечтали) d'avoir un enfant</text:p>
            <text:p text:style-name="ubuntu_5f_mono_5f_8">Je crois avoir lu ça (Я думаю, что читал это)</text:p>
            <text:p text:style-name="ubuntu_5f_mono_5f_8">Il ne peut pas <text:s/>avoir lu ce livre</text:p>
            <text:p text:style-name="ubuntu_5f_mono_5f_8">Il semble avoir terminé son travail (похоже, он закончил...)</text:p>
          </table:table-cell>
        </table:table-row>
        <table:table-row table:style-name="Таблица14.1">
          <table:table-cell table:style-name="Таблица14.A2" office:value-type="string">
            <text:p text:style-name="P806">bouger</text:p>
          </table:table-cell>
          <table:table-cell table:style-name="Таблица14.A2" office:value-type="string">
            <text:p text:style-name="ubuntu_5f_mono_5f_8">двигаться</text:p>
          </table:table-cell>
          <table:table-cell table:style-name="Таблица14.C2" office:value-type="string">
            <text:p text:style-name="ubuntu_5f_mono_5f_8">tu ne peux pas bouger</text:p>
          </table:table-cell>
        </table:table-row>
        <table:table-row table:style-name="Таблица14.1">
          <table:table-cell table:style-name="Таблица14.A2" office:value-type="string">
            <text:p text:style-name="P802">cacher</text:p>
          </table:table-cell>
          <table:table-cell table:style-name="Таблица14.A2" office:value-type="string">
            <text:p text:style-name="ubuntu_5f_mono_5f_8">прятаться, скрывать</text:p>
          </table:table-cell>
          <table:table-cell table:style-name="Таблица14.C2" office:value-type="string">
            <text:p text:style-name="ubuntu_5f_mono_5f_8">j'aime me cacher</text:p>
          </table:table-cell>
        </table:table-row>
        <table:table-row table:style-name="Таблица14.1">
          <table:table-cell table:style-name="Таблица14.A2" office:value-type="string">
            <text:p text:style-name="P801">casser</text:p>
          </table:table-cell>
          <table:table-cell table:style-name="Таблица14.A2" office:value-type="string">
            <text:p text:style-name="ubuntu_5f_mono_5f_8">разбивать, ломать</text:p>
          </table:table-cell>
          <table:table-cell table:style-name="Таблица14.C2" office:value-type="string">
            <text:p text:style-name="ubuntu_5f_mono_5f_8">il va casser le verre</text:p>
          </table:table-cell>
        </table:table-row>
        <table:table-row table:style-name="Таблица14.1">
          <table:table-cell table:style-name="Таблица14.A2" office:value-type="string">
            <text:p text:style-name="P801">citer</text:p>
          </table:table-cell>
          <table:table-cell table:style-name="Таблица14.A2" office:value-type="string">
            <text:p text:style-name="ubuntu_5f_mono_5f_8">цитировать, называть</text:p>
          </table:table-cell>
          <table:table-cell table:style-name="Таблица14.C2" office:value-type="string">
            <text:p text:style-name="ubuntu_5f_mono_5f_8">Tu dois citer cet auteur</text:p>
          </table:table-cell>
        </table:table-row>
        <table:table-row table:style-name="Таблица14.1">
          <table:table-cell table:style-name="Таблица14.A2" office:value-type="string">
            <text:p text:style-name="P807">commencer</text:p>
          </table:table-cell>
          <table:table-cell table:style-name="Таблица14.A2" office:value-type="string">
            <text:p text:style-name="ubuntu_5f_mono_5f_8">начинать</text:p>
          </table:table-cell>
          <table:table-cell table:style-name="Таблица14.C2" office:value-type="string">
            <text:p text:style-name="ubuntu_5f_mono_5f_8">je vais commencer</text:p>
          </table:table-cell>
        </table:table-row>
        <table:table-row table:style-name="Таблица14.1">
          <table:table-cell table:style-name="Таблица14.A2" office:value-type="string">
            <text:p text:style-name="P808">constater</text:p>
          </table:table-cell>
          <table:table-cell table:style-name="Таблица14.A2" office:value-type="string">
            <text:p text:style-name="ubuntu_5f_mono_5f_8">примечать, констатировать</text:p>
          </table:table-cell>
          <table:table-cell table:style-name="Таблица14.C2" office:value-type="string">
            <text:p text:style-name="ubuntu_5f_mono_5f_8">je me sens mal, comme vous pouvez constater</text:p>
          </table:table-cell>
        </table:table-row>
        <table:table-row table:style-name="Таблица14.1">
          <table:table-cell table:style-name="Таблица14.A2" office:value-type="string">
            <text:p text:style-name="P808">construire</text:p>
          </table:table-cell>
          <table:table-cell table:style-name="Таблица14.A2" office:value-type="string">
            <text:p text:style-name="ubuntu_5f_mono_5f_8">создавать, строить</text:p>
          </table:table-cell>
          <table:table-cell table:style-name="Таблица14.C2" office:value-type="string">
            <text:p text:style-name="ubuntu_5f_mono_5f_8">il aime construire des choses</text:p>
            <text:p text:style-name="ubuntu_5f_mono_5f_8">Dans cette ville, il est possible de construire des maisons</text:p>
          </table:table-cell>
        </table:table-row>
        <table:table-row table:style-name="Таблица14.1">
          <table:table-cell table:style-name="Таблица14.A2" office:value-type="string">
            <text:p text:style-name="P802">contacter</text:p>
          </table:table-cell>
          <table:table-cell table:style-name="Таблица14.A2" office:value-type="string">
            <text:p text:style-name="ubuntu_5f_mono_5f_8">связаться</text:p>
          </table:table-cell>
          <table:table-cell table:style-name="Таблица14.C2" office:value-type="string">
            <text:p text:style-name="ubuntu_5f_mono_5f_8">il faut contacter ses parents</text:p>
            <text:p text:style-name="ubuntu_5f_mono_5f_8"><text:span text:style-name="T230">On n'aime pas constater ce type de probl</text:span><text:span text:style-name="T14">è</text:span><text:span text:style-name="T230">mes</text:span></text:p>
          </table:table-cell>
        </table:table-row>
        <table:table-row table:style-name="Таблица14.1">
          <table:table-cell table:style-name="Таблица14.A2" office:value-type="string">
            <text:p text:style-name="P809">contrôler</text:p>
          </table:table-cell>
          <table:table-cell table:style-name="Таблица14.A2" office:value-type="string">
            <text:p text:style-name="ubuntu_5f_mono_5f_8">вести, управлять, контроллировать</text:p>
          </table:table-cell>
          <table:table-cell table:style-name="Таблица14.C2" office:value-type="string">
            <text:p text:style-name="ubuntu_5f_mono_5f_8">tu vas contrôler la voiture</text:p>
          </table:table-cell>
        </table:table-row>
        <table:table-row table:style-name="Таблица14.1">
          <table:table-cell table:style-name="Таблица14.A2" office:value-type="string">
            <text:p text:style-name="P810">continuer</text:p>
          </table:table-cell>
          <table:table-cell table:style-name="Таблица14.A2" office:value-type="string">
            <text:p text:style-name="ubuntu_5f_mono_5f_8">продолжать</text:p>
          </table:table-cell>
          <table:table-cell table:style-name="Таблица14.C2" office:value-type="string">
            <text:p text:style-name="ubuntu_5f_mono_5f_8">Nous devons continuer</text:p>
            <text:p text:style-name="ubuntu_5f_mono_5f_8">Elles vont continuer à marcher</text:p>
          </table:table-cell>
        </table:table-row>
        <table:table-row table:style-name="Таблица14.1">
          <table:table-cell table:style-name="Таблица14.A2" office:value-type="string">
            <text:p text:style-name="P811">décider</text:p>
          </table:table-cell>
          <table:table-cell table:style-name="Таблица14.A2" office:value-type="string">
            <text:p text:style-name="ubuntu_5f_mono_5f_8">решать</text:p>
          </table:table-cell>
          <table:table-cell table:style-name="Таблица14.C2" office:value-type="string">
            <text:p text:style-name="ubuntu_5f_mono_5f_8">je ne peux pas décider si je suis heureux ou triste</text:p>
          </table:table-cell>
        </table:table-row>
        <table:table-row table:style-name="Таблица14.1">
          <table:table-cell table:style-name="Таблица14.A2" office:value-type="string">
            <text:p text:style-name="P812">décrire</text:p>
          </table:table-cell>
          <table:table-cell table:style-name="Таблица14.A2" office:value-type="string">
            <text:p text:style-name="ubuntu_5f_mono_5f_8">описать</text:p>
          </table:table-cell>
          <table:table-cell table:style-name="Таблица14.C2" office:value-type="string">
            <text:p text:style-name="ubuntu_5f_mono_5f_8">C'est difficile à décrire</text:p>
          </table:table-cell>
        </table:table-row>
        <table:table-row table:style-name="Таблица14.1">
          <table:table-cell table:style-name="Таблица14.A2" office:value-type="string">
            <text:p text:style-name="P810">défendre</text:p>
          </table:table-cell>
          <table:table-cell table:style-name="Таблица14.A2" office:value-type="string">
            <text:p text:style-name="ubuntu_5f_mono_5f_8">защищать</text:p>
          </table:table-cell>
          <table:table-cell table:style-name="Таблица14.C2" office:value-type="string">
            <text:p text:style-name="ubuntu_5f_mono_5f_8">Elle va défendre son mari</text:p>
            <text:p text:style-name="ubuntu_5f_mono_5f_8">C'est important de présenter et défendre nos idées</text:p>
          </table:table-cell>
        </table:table-row>
        <table:table-row table:style-name="Таблица14.1">
          <table:table-cell table:style-name="Таблица14.A2" office:value-type="string">
            <text:p text:style-name="P813">démarrer</text:p>
          </table:table-cell>
          <table:table-cell table:style-name="Таблица14.A2" office:value-type="string">
            <text:p text:style-name="ubuntu_5f_mono_5f_8">заводить, начинать</text:p>
          </table:table-cell>
          <table:table-cell table:style-name="Таблица14.C2" office:value-type="string">
            <text:p text:style-name="ubuntu_5f_mono_5f_8">démarrer la voiture</text:p>
            <text:p text:style-name="ubuntu_5f_mono_5f_8">la voiture ne veut pas démarrer</text:p>
          </table:table-cell>
        </table:table-row>
        <text:soft-page-break/>
        <table:table-row table:style-name="Таблица14.1">
          <table:table-cell table:style-name="Таблица14.A2" office:value-type="string">
            <text:p text:style-name="P813">dépenser</text:p>
          </table:table-cell>
          <table:table-cell table:style-name="Таблица14.A2" office:value-type="string">
            <text:p text:style-name="ubuntu_5f_mono_5f_8">тратить</text:p>
          </table:table-cell>
          <table:table-cell table:style-name="Таблица14.C2" office:value-type="string">
            <text:p text:style-name="ubuntu_5f_mono_5f_8">je veux dépenser moins</text:p>
          </table:table-cell>
        </table:table-row>
        <table:table-row table:style-name="Таблица14.1">
          <table:table-cell table:style-name="Таблица14.A2" office:value-type="string">
            <text:p text:style-name="P806">diminuer</text:p>
          </table:table-cell>
          <table:table-cell table:style-name="Таблица14.A2" office:value-type="string">
            <text:p text:style-name="ubuntu_5f_mono_5f_8">сокращать, уменьшать</text:p>
          </table:table-cell>
          <table:table-cell table:style-name="Таблица14.C2" office:value-type="string">
            <text:p text:style-name="ubuntu_5f_mono_5f_8">c'est difficile à diminuer</text:p>
            <text:p text:style-name="ubuntu_5f_mono_5f_8">Il est difficile de diminuer le nombre d'heures</text:p>
          </table:table-cell>
        </table:table-row>
        <table:table-row table:style-name="Таблица14.1">
          <table:table-cell table:style-name="Таблица14.A2" office:value-type="string">
            <text:p text:style-name="P809">discuter</text:p>
          </table:table-cell>
          <table:table-cell table:style-name="Таблица14.A2" office:value-type="string">
            <text:p text:style-name="ubuntu_5f_mono_5f_8">обсуждать, спорить</text:p>
          </table:table-cell>
          <table:table-cell table:style-name="Таблица14.C2" office:value-type="string">
            <text:p text:style-name="ubuntu_5f_mono_5f_8">ils doivent discuter de la couleur des murs</text:p>
            <text:p text:style-name="ubuntu_5f_mono_5f_8">Tu viens discuter (поговорить) un peu avec moi</text:p>
          </table:table-cell>
        </table:table-row>
        <table:table-row table:style-name="Таблица14.1">
          <table:table-cell table:style-name="Таблица14.A2" office:value-type="string">
            <text:p text:style-name="P815">empêcher</text:p>
          </table:table-cell>
          <table:table-cell table:style-name="Таблица14.A2" office:value-type="string">
            <text:p text:style-name="ubuntu_5f_mono_5f_8">помешать</text:p>
          </table:table-cell>
          <table:table-cell table:style-name="Таблица14.C2" office:value-type="string">
            <text:p text:style-name="ubuntu_5f_mono_5f_8">je vais empêcher ça</text:p>
            <text:p text:style-name="ubuntu_5f_mono_5f_8">ils vont empêcher cela</text:p>
          </table:table-cell>
        </table:table-row>
        <table:table-row table:style-name="Таблица14.1">
          <table:table-cell table:style-name="Таблица14.A2" office:value-type="string">
            <text:p text:style-name="P810">emprunter</text:p>
          </table:table-cell>
          <table:table-cell table:style-name="Таблица14.A2" office:value-type="string">
            <text:p text:style-name="ubuntu_5f_mono_5f_8">одолжить</text:p>
          </table:table-cell>
          <table:table-cell table:style-name="Таблица14.C2" office:value-type="string">
            <text:p text:style-name="ubuntu_5f_mono_5f_8">je veux emprunter ce livre</text:p>
            <text:p text:style-name="ubuntu_5f_mono_5f_8">Pouvons-nous emprunter votre voiture?</text:p>
          </table:table-cell>
        </table:table-row>
        <table:table-row table:style-name="Таблица14.1">
          <table:table-cell table:style-name="Таблица14.A2" office:value-type="string">
            <text:p text:style-name="P811">s'entraîner</text:p>
          </table:table-cell>
          <table:table-cell table:style-name="Таблица14.A2" office:value-type="string">
            <text:p text:style-name="ubuntu_5f_mono_5f_8">тренироваться</text:p>
          </table:table-cell>
          <table:table-cell table:style-name="Таблица14.C2" office:value-type="string">
            <text:p text:style-name="ubuntu_5f_mono_5f_8">je vais m'entraîner chaque jour</text:p>
          </table:table-cell>
        </table:table-row>
        <table:table-row table:style-name="Таблица14.1">
          <table:table-cell table:style-name="Таблица14.A2" office:value-type="string">
            <text:p text:style-name="P806">entrer</text:p>
          </table:table-cell>
          <table:table-cell table:style-name="Таблица14.A2" office:value-type="string">
            <text:p text:style-name="ubuntu_5f_mono_5f_8">войти</text:p>
          </table:table-cell>
          <table:table-cell table:style-name="Таблица14.C2" office:value-type="string">
            <text:p text:style-name="ubuntu_5f_mono_5f_8">Puis-je entrer? (можно я войду?)</text:p>
          </table:table-cell>
        </table:table-row>
        <table:table-row table:style-name="Таблица14.1">
          <table:table-cell table:style-name="Таблица14.A2" office:value-type="string">
            <text:p text:style-name="P806">envoyer</text:p>
          </table:table-cell>
          <table:table-cell table:style-name="Таблица14.A2" office:value-type="string">
            <text:p text:style-name="ubuntu_5f_mono_5f_8">отправить</text:p>
          </table:table-cell>
          <table:table-cell table:style-name="Таблица14.C2" office:value-type="string">
            <text:p text:style-name="ubuntu_5f_mono_5f_8">Voulez-vous me l'envoyer?</text:p>
          </table:table-cell>
        </table:table-row>
        <table:table-row table:style-name="Таблица14.1">
          <table:table-cell table:style-name="Таблица14.A2" office:value-type="string">
            <text:p text:style-name="P805">être</text:p>
          </table:table-cell>
          <table:table-cell table:style-name="Таблица14.A2" office:value-type="string">
            <text:p text:style-name="ubuntu_5f_mono_5f_8">быть</text:p>
          </table:table-cell>
          <table:table-cell table:style-name="Таблица14.C2" office:value-type="string">
            <text:p text:style-name="ubuntu_5f_mono_5f_8">il faisait tout pour être aimé<text:span text:style-name="T552"> (быть любимым)</text:span></text:p>
            <text:p text:style-name="ubuntu_5f_mono_5f_8">elle ne faisait rien pour être aimée</text:p>
            <text:p text:style-name="ubuntu_5f_mono_5f_8">Aimer et être aimée est le plus grand bonheur</text:p>
            <text:p text:style-name="ubuntu_5f_mono_5f_8">Le <text:s/>travail est loin (далеко) d'être terminé</text:p>
            <text:p text:style-name="ubuntu_5f_mono_5f_8">Le travail doit être terminé avant midi</text:p>
            <text:p text:style-name="ubuntu_5f_mono_5f_8">Il semble (похоже, он) avoir terminé son travail</text:p>
          </table:table-cell>
        </table:table-row>
        <table:table-row table:style-name="Таблица14.1">
          <table:table-cell table:style-name="Таблица14.A2" office:value-type="string">
            <text:p text:style-name="P816">à éviter</text:p>
          </table:table-cell>
          <table:table-cell table:style-name="Таблица14.A2" office:value-type="string">
            <text:p text:style-name="ubuntu_5f_mono_5f_8">избегать</text:p>
          </table:table-cell>
          <table:table-cell table:style-name="Таблица14.C2" office:value-type="string">
            <text:p text:style-name="ubuntu_5f_mono_5f_8">à éviter après les repas (избегать после еды)</text:p>
            <text:p text:style-name="ubuntu_5f_mono_5f_8">C'est mieux d'<text:span text:style-name="T553">éviter</text:span> cette zone</text:p>
            <text:p text:style-name="ubuntu_5f_mono_5f_8">Elle a tout fait por éviter de me rencontrer</text:p>
          </table:table-cell>
        </table:table-row>
        <table:table-row table:style-name="Таблица14.1">
          <table:table-cell table:style-name="Таблица14.A2" office:value-type="string">
            <text:p text:style-name="P817">fermer</text:p>
          </table:table-cell>
          <table:table-cell table:style-name="Таблица14.A2" office:value-type="string">
            <text:p text:style-name="ubuntu_5f_mono_5f_8">закрыть</text:p>
          </table:table-cell>
          <table:table-cell table:style-name="Таблица14.C2" office:value-type="string">
            <text:p text:style-name="ubuntu_5f_mono_5f_8">il va fermer le livre</text:p>
          </table:table-cell>
        </table:table-row>
        <table:table-row table:style-name="Таблица14.1">
          <table:table-cell table:style-name="Таблица14.A2" office:value-type="string">
            <text:p text:style-name="P806">juger</text:p>
          </table:table-cell>
          <table:table-cell table:style-name="Таблица14.A2" office:value-type="string">
            <text:p text:style-name="ubuntu_5f_mono_5f_8">судить</text:p>
          </table:table-cell>
          <table:table-cell table:style-name="Таблица14.C2" office:value-type="string">
            <text:p text:style-name="ubuntu_5f_mono_5f_8">il est qui pour me juger?</text:p>
            <text:p text:style-name="ubuntu_5f_mono_5f_8">Qui est-il <text:s/>pour me juger?</text:p>
            <text:p text:style-name="ubuntu_5f_mono_5f_8">On ne peut pas juger un livre sur sa couverture</text:p>
          </table:table-cell>
        </table:table-row>
        <table:table-row table:style-name="Таблица14.1">
          <table:table-cell table:style-name="Таблица14.A2" office:value-type="string">
            <text:p text:style-name="P812">manquer</text:p>
          </table:table-cell>
          <table:table-cell table:style-name="Таблица14.A2" office:value-type="string">
            <text:p text:style-name="ubuntu_5f_mono_5f_8">скучать, не хватать</text:p>
          </table:table-cell>
          <table:table-cell table:style-name="Таблица14.C2" office:value-type="string">
            <text:p text:style-name="ubuntu_5f_mono_5f_8">Tes parents vont te manquer (Ты будешь скучать по своим родителям)</text:p>
            <text:p text:style-name="ubuntu_5f_mono_5f_8">Vous allez tellement me manquer (я буду так по вам скучать)</text:p>
            <text:p text:style-name="ubuntu_5f_mono_5f_8">je suis celle <text:span text:style-name="T1">à</text:span> qui sa voix va manquer (мне будет не хватать его голоса)</text:p>
          </table:table-cell>
        </table:table-row>
        <table:table-row table:style-name="Таблица14.1">
          <table:table-cell table:style-name="Таблица14.A2" office:value-type="string">
            <text:p text:style-name="P812">organiser</text:p>
          </table:table-cell>
          <table:table-cell table:style-name="Таблица14.A2" office:value-type="string">
            <text:p text:style-name="ubuntu_5f_mono_5f_8">организовывать, проводить</text:p>
          </table:table-cell>
          <table:table-cell table:style-name="Таблица14.C2" office:value-type="string">
            <text:p text:style-name="ubuntu_5f_mono_5f_8">ça va être facile à organiser</text:p>
            <text:p text:style-name="ubuntu_5f_mono_5f_8">Je pence qu'il est temps pour moi d'organiser une fête</text:p>
            <text:p text:style-name="ubuntu_5f_mono_5f_8">la fête ne va pas être facile à organiser</text:p>
          </table:table-cell>
        </table:table-row>
        <table:table-row table:style-name="Таблица14.1">
          <table:table-cell table:style-name="Таблица14.A2" office:value-type="string">
            <text:p text:style-name="P807">partager</text:p>
          </table:table-cell>
          <table:table-cell table:style-name="Таблица14.A2" office:value-type="string">
            <text:p text:style-name="ubuntu_5f_mono_5f_8">поделить</text:p>
          </table:table-cell>
          <table:table-cell table:style-name="Таблица14.C2" office:value-type="string">
            <text:p text:style-name="ubuntu_5f_mono_5f_8">Tu vas partager le gâteau en quatre</text:p>
            <text:p text:style-name="ubuntu_5f_mono_5f_8">Je viens (прихожу) pour partager ce moment avec toi</text:p>
            <text:p text:style-name="ubuntu_5f_mono_5f_8">Cela peut <text:span text:style-name="T1">ê</text:span>tre une bonne ocasion de partager cette exp<text:span text:style-name="T1">é</text:span>rience</text:p>
          </table:table-cell>
        </table:table-row>
        <table:table-row table:style-name="Таблица14.1">
          <table:table-cell table:style-name="Таблица14.A2" office:value-type="string">
            <text:p text:style-name="P815">pousser</text:p>
          </table:table-cell>
          <table:table-cell table:style-name="Таблица14.A2" office:value-type="string">
            <text:p text:style-name="ubuntu_5f_mono_5f_8">толкать, растить, заставить</text:p>
          </table:table-cell>
          <table:table-cell table:style-name="Таблица14.C2" office:value-type="string">
            <text:p text:style-name="ubuntu_5f_mono_5f_8">Merci de ne pas pousser (будьте любезны не толкать)</text:p>
            <text:p text:style-name="ubuntu_5f_mono_5f_8">Ils font pousser<text:span text:style-name="T553"> (они выращивают)</text:span> des fruits et des légumes</text:p>
          </table:table-cell>
        </table:table-row>
        <table:table-row table:style-name="Таблица14.1">
          <table:table-cell table:style-name="Таблица14.A2" office:value-type="string">
            <text:p text:style-name="P810">prêter</text:p>
          </table:table-cell>
          <table:table-cell table:style-name="Таблица14.A2" office:value-type="string">
            <text:p text:style-name="ubuntu_5f_mono_5f_8">одолжить</text:p>
          </table:table-cell>
          <table:table-cell table:style-name="Таблица14.C2" office:value-type="string">
            <text:p text:style-name="ubuntu_5f_mono_5f_8">peux-tu me prêter ton stylo?</text:p>
            <text:p text:style-name="ubuntu_5f_mono_5f_8">Cet enfant ne veut pas prêter ses jouets</text:p>
            <text:p text:style-name="ubuntu_5f_mono_5f_8">Je peux te prêter ma voiture</text:p>
          </table:table-cell>
        </table:table-row>
        <table:table-row table:style-name="Таблица14.1">
          <table:table-cell table:style-name="Таблица14.A2" office:value-type="string">
            <text:p text:style-name="P802">prévenir</text:p>
          </table:table-cell>
          <table:table-cell table:style-name="Таблица14.A2" office:value-type="string">
            <text:p text:style-name="ubuntu_5f_mono_5f_8">предупреждать</text:p>
          </table:table-cell>
          <table:table-cell table:style-name="Таблица14.C2" office:value-type="string">
            <text:p text:style-name="ubuntu_5f_mono_5f_8">je dois te prévenir</text:p>
            <text:p text:style-name="ubuntu_5f_mono_5f_8">Sans prévenir personne? (никого не предупредив?)</text:p>
            <text:p text:style-name="ubuntu_5f_mono_5f_8">Alors pourquoi venez-vous me prévenir?</text:p>
          </table:table-cell>
        </table:table-row>
        <table:table-row table:style-name="Таблица14.1">
          <table:table-cell table:style-name="Таблица14.A2" office:value-type="string">
            <text:p text:style-name="P815">prévoir</text:p>
          </table:table-cell>
          <table:table-cell table:style-name="Таблица14.A2" office:value-type="string">
            <text:p text:style-name="ubuntu_5f_mono_5f_8">предусмотреть</text:p>
          </table:table-cell>
          <table:table-cell table:style-name="Таблица14.C2" office:value-type="string">
            <text:p text:style-name="ubuntu_5f_mono_5f_8">je dois prévoir ça</text:p>
            <text:p text:style-name="ubuntu_5f_mono_5f_8">c'est difficile à prévoir</text:p>
            <text:p text:style-name="ubuntu_5f_mono_5f_8">On ne peut pas tout pr<text:span text:style-name="T1">é</text:span>voir</text:p>
          </table:table-cell>
        </table:table-row>
        <table:table-row table:style-name="Таблица14.1">
          <table:table-cell table:style-name="Таблица14.A2" office:value-type="string">
            <text:p text:style-name="P807">promener</text:p>
          </table:table-cell>
          <table:table-cell table:style-name="Таблица14.A2" office:value-type="string">
            <text:p text:style-name="ubuntu_5f_mono_5f_8">выгуливать</text:p>
          </table:table-cell>
          <table:table-cell table:style-name="Таблица14.C2" office:value-type="string">
            <text:p text:style-name="ubuntu_5f_mono_5f_8">j'aime promener mon chien</text:p>
            <text:p text:style-name="ubuntu_5f_mono_5f_8">J'ai envie (мне хочется) de me promener</text:p>
          </table:table-cell>
        </table:table-row>
        <table:table-row table:style-name="Таблица14.1">
          <table:table-cell table:style-name="Таблица14.A2" office:value-type="string">
            <text:p text:style-name="P811">protéger</text:p>
          </table:table-cell>
          <table:table-cell table:style-name="Таблица14.A2" office:value-type="string">
            <text:p text:style-name="ubuntu_5f_mono_5f_8">защищать</text:p>
          </table:table-cell>
          <table:table-cell table:style-name="Таблица14.C2" office:value-type="string">
            <text:p text:style-name="ubuntu_5f_mono_5f_8">Elle va protéger son mari</text:p>
          </table:table-cell>
        </table:table-row>
        <table:table-row table:style-name="Таблица14.1">
          <table:table-cell table:style-name="Таблица14.A2" office:value-type="string">
            <text:p text:style-name="P801">raconter</text:p>
          </table:table-cell>
          <table:table-cell table:style-name="Таблица14.A2" office:value-type="string">
            <text:p text:style-name="ubuntu_5f_mono_5f_8">рассказывать</text:p>
          </table:table-cell>
          <table:table-cell table:style-name="Таблица14.C2" office:value-type="string">
            <text:p text:style-name="ubuntu_5f_mono_5f_8">je veux tout te raconter</text:p>
          </table:table-cell>
        </table:table-row>
        <table:table-row table:style-name="Таблица14.1">
          <table:table-cell table:style-name="Таблица14.A2" office:value-type="string">
            <text:p text:style-name="P811">réfléchir</text:p>
          </table:table-cell>
          <table:table-cell table:style-name="Таблица14.A2" office:value-type="string">
            <text:p text:style-name="ubuntu_5f_mono_5f_8">подумать</text:p>
          </table:table-cell>
          <table:table-cell table:style-name="Таблица14.C2" office:value-type="string">
            <text:p text:style-name="ubuntu_5f_mono_5f_8">je vais réfléchir au problème</text:p>
            <text:p text:style-name="ubuntu_5f_mono_5f_8">j'aime bien <text:span text:style-name="T554">réfléchir</text:span> avant d'agir (прежде чем действовать)</text:p>
            <text:p text:style-name="ubuntu_5f_mono_5f_8">Elle ne m'a pas donné le temps de réléchir</text:p>
          </table:table-cell>
        </table:table-row>
        <table:table-row table:style-name="Таблица14.1">
          <table:table-cell table:style-name="Таблица14.A2" office:value-type="string">
            <text:p text:style-name="P811">refuser</text:p>
          </table:table-cell>
          <table:table-cell table:style-name="Таблица14.A2" office:value-type="string">
            <text:p text:style-name="ubuntu_5f_mono_5f_8">отказать</text:p>
          </table:table-cell>
          <table:table-cell table:style-name="Таблица14.C2" office:value-type="string">
            <text:p text:style-name="ubuntu_5f_mono_5f_8"><text:span text:style-name="T555">c'est très </text:span>difficile <text:span text:style-name="T555">à</text:span> refuser</text:p>
            <text:p text:style-name="ubuntu_5f_mono_5f_8">un tel cadeau est difficile <text:span text:style-name="T555">à</text:span><text:span text:style-name="T554"> refuser</text:span></text:p>
          </table:table-cell>
        </table:table-row>
        <table:table-row table:style-name="Таблица14.1">
          <table:table-cell table:style-name="Таблица14.A2" office:value-type="string">
            <text:p text:style-name="P817">relever</text:p>
          </table:table-cell>
          <table:table-cell table:style-name="Таблица14.A2" office:value-type="string">
            <text:p text:style-name="ubuntu_5f_mono_5f_8">подняться</text:p>
          </table:table-cell>
          <table:table-cell table:style-name="Таблица14.C2" office:value-type="string">
            <text:p text:style-name="ubuntu_5f_mono_5f_8">Tu peux te relever</text:p>
            <text:p text:style-name="ubuntu_5f_mono_5f_8">Impossible de nous relever</text:p>
          </table:table-cell>
        </table:table-row>
        <table:table-row table:style-name="Таблица14.1">
          <table:table-cell table:style-name="Таблица14.A2" office:value-type="string">
            <text:p text:style-name="P804">remplacer</text:p>
          </table:table-cell>
          <table:table-cell table:style-name="Таблица14.A2" office:value-type="string">
            <text:p text:style-name="ubuntu_5f_mono_5f_8">заменить</text:p>
          </table:table-cell>
          <table:table-cell table:style-name="Таблица14.C2" office:value-type="string">
            <text:p text:style-name="ubuntu_5f_mono_5f_8">combien de temps pour la remplacer?</text:p>
            <text:p text:style-name="ubuntu_5f_mono_5f_8">Vous devez la remplacer rapidement (срочно её заменить)</text:p>
          </table:table-cell>
        </table:table-row>
        <table:table-row table:style-name="Таблица14.1">
          <table:table-cell table:style-name="Таблица14.A2" office:value-type="string">
            <text:p text:style-name="P814">remplir</text:p>
          </table:table-cell>
          <table:table-cell table:style-name="Таблица14.A2" office:value-type="string">
            <text:p text:style-name="ubuntu_5f_mono_5f_8">собрать, наполнять</text:p>
          </table:table-cell>
          <table:table-cell table:style-name="Таблица14.C2" office:value-type="string">
            <text:p text:style-name="ubuntu_5f_mono_5f_8">j'ai une petite valise à remplir (мне нужно собрать маленький чемодан)</text:p>
            <text:p text:style-name="ubuntu_5f_mono_5f_8">Combien de temps pour remplir la baignoire? (заполнить ванну)</text:p>
          </table:table-cell>
        </table:table-row>
        <table:table-row table:style-name="Таблица14.1">
          <table:table-cell table:style-name="Таблица14.A2" office:value-type="string">
            <text:p text:style-name="P816">rencontrer</text:p>
          </table:table-cell>
          <table:table-cell table:style-name="Таблица14.A2" office:value-type="string">
            <text:p text:style-name="ubuntu_5f_mono_5f_8">встретиться, увидеть</text:p>
          </table:table-cell>
          <table:table-cell table:style-name="Таблица14.C2" office:value-type="string">
            <text:p text:style-name="ubuntu_5f_mono_5f_8">Elle veut me rencontrer</text:p>
            <text:p text:style-name="ubuntu_5f_mono_5f_8">Je n'ai pas le temps de vous rencontrer</text:p>
          </table:table-cell>
        </table:table-row>
        <text:soft-page-break/>
        <table:table-row table:style-name="Таблица14.1">
          <table:table-cell table:style-name="Таблица14.A2" office:value-type="string">
            <text:p text:style-name="P814">résoudre</text:p>
          </table:table-cell>
          <table:table-cell table:style-name="Таблица14.A2" office:value-type="string">
            <text:p text:style-name="ubuntu_5f_mono_5f_8">решать</text:p>
          </table:table-cell>
          <table:table-cell table:style-name="Таблица14.C58" office:value-type="currency" office:currency="RUB" office:value="0">
            <text:p text:style-name="ubuntu_5f_mono_5f_8">je vais résoudre le problème</text:p>
            <text:p text:style-name="ubuntu_5f_mono_5f_8">Ce problème est facile à résoudre</text:p>
          </table:table-cell>
        </table:table-row>
        <table:table-row table:style-name="Таблица14.1">
          <table:table-cell table:style-name="Таблица14.A2" office:value-type="string">
            <text:p text:style-name="P807">retourner</text:p>
          </table:table-cell>
          <table:table-cell table:style-name="Таблица14.A2" office:value-type="string">
            <text:p text:style-name="ubuntu_5f_mono_5f_8">вернуться</text:p>
          </table:table-cell>
          <table:table-cell table:style-name="Таблица14.C2" office:value-type="string">
            <text:p text:style-name="ubuntu_5f_mono_5f_8">ils peuvent retourner en France</text:p>
            <text:p text:style-name="ubuntu_5f_mono_5f_8">Vous pouvez <text:s/>vous retourner (повернуться) maintenant</text:p>
            <text:p text:style-name="ubuntu_5f_mono_5f_8">Nous pouvons retourner à nos places</text:p>
          </table:table-cell>
        </table:table-row>
        <table:table-row table:style-name="Таблица14.1">
          <table:table-cell table:style-name="Таблица14.A2" office:value-type="string">
            <text:p text:style-name="P809">réussir</text:p>
          </table:table-cell>
          <table:table-cell table:style-name="Таблица14.A2" office:value-type="string">
            <text:p text:style-name="ubuntu_5f_mono_5f_8">добиться успеха, удаваться</text:p>
          </table:table-cell>
          <table:table-cell table:style-name="Таблица14.C2" office:value-type="string">
            <text:p text:style-name="ubuntu_5f_mono_5f_8">je pense qu'il va réussir</text:p>
          </table:table-cell>
        </table:table-row>
        <table:table-row table:style-name="Таблица14.1">
          <table:table-cell table:style-name="Таблица14.A2" office:value-type="string">
            <text:p text:style-name="P810">sauver</text:p>
          </table:table-cell>
          <table:table-cell table:style-name="Таблица14.A2" office:value-type="string">
            <text:p text:style-name="ubuntu_5f_mono_5f_8">спасать</text:p>
          </table:table-cell>
          <table:table-cell table:style-name="Таблица14.C2" office:value-type="string">
            <text:p text:style-name="ubuntu_5f_mono_5f_8">Je suis ici pour te sauver</text:p>
            <text:p text:style-name="ubuntu_5f_mono_5f_8">Un petit robot vient les sauver</text:p>
          </table:table-cell>
        </table:table-row>
        <table:table-row table:style-name="Таблица14.1">
          <table:table-cell table:style-name="Таблица14.A2" office:value-type="string">
            <text:p text:style-name="P806">sortir</text:p>
          </table:table-cell>
          <table:table-cell table:style-name="Таблица14.A2" office:value-type="string">
            <text:p text:style-name="ubuntu_5f_mono_5f_8">выходить</text:p>
          </table:table-cell>
          <table:table-cell table:style-name="Таблица14.C2" office:value-type="string">
            <text:p text:style-name="ubuntu_5f_mono_5f_8">elle allait sortir (она собиралась выти)</text:p>
          </table:table-cell>
        </table:table-row>
        <table:table-row table:style-name="Таблица14.1">
          <table:table-cell table:style-name="Таблица14.A2" office:value-type="string">
            <text:p text:style-name="P809">soutenir</text:p>
          </table:table-cell>
          <table:table-cell table:style-name="Таблица14.A2" office:value-type="string">
            <text:p text:style-name="ubuntu_5f_mono_5f_8">поддерживать</text:p>
          </table:table-cell>
          <table:table-cell table:style-name="Таблица14.C2" office:value-type="string">
            <text:p text:style-name="ubuntu_5f_mono_5f_8">ils vont soutenir tes efforts (усилия)</text:p>
            <text:p text:style-name="ubuntu_5f_mono_5f_8">Désolé je ne peux plus te soutenir</text:p>
          </table:table-cell>
        </table:table-row>
        <table:table-row table:style-name="Таблица14.1">
          <table:table-cell table:style-name="Таблица14.A2" office:value-type="string">
            <text:p text:style-name="P817">subir</text:p>
          </table:table-cell>
          <table:table-cell table:style-name="Таблица14.A2" office:value-type="string">
            <text:p text:style-name="ubuntu_5f_mono_5f_8">терпеть</text:p>
          </table:table-cell>
          <table:table-cell table:style-name="Таблица14.C2" office:value-type="string">
            <text:p text:style-name="ubuntu_5f_mono_5f_8">je ne veux pas subir ça</text:p>
            <text:p text:style-name="ubuntu_5f_mono_5f_8">Désolé (простите), je vous fais subir mon humeur (я вас заставляю терпеть мое настроение)</text:p>
            <text:p text:style-name="ubuntu_5f_mono_5f_8">Au lieu de subir, il faut agir (вместо того, чтобы страдать, нужно действовать)</text:p>
          </table:table-cell>
        </table:table-row>
        <table:table-row table:style-name="Таблица14.1">
          <table:table-cell table:style-name="Таблица14.A2" office:value-type="string">
            <text:p text:style-name="P811">supporter</text:p>
          </table:table-cell>
          <table:table-cell table:style-name="Таблица14.A2" office:value-type="string">
            <text:p text:style-name="ubuntu_5f_mono_5f_8">терпеть, поддерживать</text:p>
          </table:table-cell>
          <table:table-cell table:style-name="Таблица14.C2" office:value-type="string">
            <text:p text:style-name="ubuntu_5f_mono_5f_8">je ne peux plus supporter ça (терпеть)</text:p>
            <text:p text:style-name="ubuntu_5f_mono_5f_8">Je ne peux pas supporter cette fille</text:p>
          </table:table-cell>
        </table:table-row>
        <table:table-row table:style-name="Таблица14.1">
          <table:table-cell table:style-name="Таблица14.A2" office:value-type="string">
            <text:p text:style-name="P803">téléphoner</text:p>
          </table:table-cell>
          <table:table-cell table:style-name="Таблица14.A2" office:value-type="string">
            <text:p text:style-name="ubuntu_5f_mono_5f_8">звонить</text:p>
          </table:table-cell>
          <table:table-cell table:style-name="Таблица14.C2" office:value-type="string">
            <text:p text:style-name="ubuntu_5f_mono_5f_8">je n'aime pas téléphoner</text:p>
            <text:p text:style-name="ubuntu_5f_mono_5f_8">Cette personne va vous téléphoner ou vous écrire</text:p>
          </table:table-cell>
        </table:table-row>
        <table:table-row table:style-name="Таблица14.1">
          <table:table-cell table:style-name="Таблица14.A2" office:value-type="string">
            <text:p text:style-name="P802">terminer</text:p>
          </table:table-cell>
          <table:table-cell table:style-name="Таблица14.A2" office:value-type="string">
            <text:p text:style-name="ubuntu_5f_mono_5f_8">закончить</text:p>
          </table:table-cell>
          <table:table-cell table:style-name="Таблица14.C2" office:value-type="string">
            <text:p text:style-name="ubuntu_5f_mono_5f_8">c'est difficile à terminer</text:p>
            <text:p text:style-name="ubuntu_5f_mono_5f_8">Je viens <text:span text:style-name="T556">juste </text:span>de terminer (только что закончил) ma lettre</text:p>
            <text:p text:style-name="ubuntu_5f_mono_5f_8">il est difficile de terminer ce travail en une journ<text:span text:style-name="T1">é</text:span>e</text:p>
          </table:table-cell>
        </table:table-row>
        <table:table-row table:style-name="Таблица14.1">
          <table:table-cell table:style-name="Таблица14.A2" office:value-type="string">
            <text:p text:style-name="P817">vérifier</text:p>
          </table:table-cell>
          <table:table-cell table:style-name="Таблица14.A2" office:value-type="string">
            <text:p text:style-name="ubuntu_5f_mono_5f_8">проверять</text:p>
          </table:table-cell>
          <table:table-cell table:style-name="Таблица14.C2" office:value-type="string">
            <text:p text:style-name="ubuntu_5f_mono_5f_8">je vais vérifier cela</text:p>
            <text:p text:style-name="ubuntu_5f_mono_5f_8">Ce dossier est à vérifier (нужно проверить)</text:p>
          </table:table-cell>
        </table:table-row>
      </table:table>
      <text:p text:style-name="P795"/>
      <text:p text:style-name="ubuntu_5f_mono_5f_9"/>
      <text:p text:style-name="P847">Passé compose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row table:style-name="Таблица42.1">
          <table:table-cell table:style-name="Таблица42.A1" office:value-type="string">
            <text:p text:style-name="P860">aider</text:p>
          </table:table-cell>
          <table:table-cell table:style-name="Таблица42.A1" office:value-type="string">
            <text:p text:style-name="P860">I</text:p>
          </table:table-cell>
          <table:table-cell table:style-name="Таблица42.A1" office:value-type="string">
            <text:p text:style-name="P860">помогать</text:p>
          </table:table-cell>
          <table:table-cell table:style-name="Таблица42.D1" office:value-type="string">
            <text:p text:style-name="P860">il m'a aidé</text:p>
            <text:p text:style-name="P860">je vous ai aidé <text:span text:style-name="T45">à</text:span> lire cette lettre</text:p>
          </table:table-cell>
        </table:table-row>
        <table:table-row table:style-name="Таблица42.1">
          <table:table-cell table:style-name="Таблица42.A2" office:value-type="string">
            <text:p text:style-name="P860">acheter</text:p>
          </table:table-cell>
          <table:table-cell table:style-name="Таблица42.A2" office:value-type="string">
            <text:p text:style-name="P860"/>
          </table:table-cell>
          <table:table-cell table:style-name="Таблица42.A2" office:value-type="string">
            <text:p text:style-name="P860">купить</text:p>
          </table:table-cell>
          <table:table-cell table:style-name="Таблица42.D2" office:value-type="string">
            <text:p text:style-name="P860">je l'ai acheté</text:p>
            <text:p text:style-name="P860">mon père m'a aceté ce chapeau</text:p>
            <text:p text:style-name="P860">j'en ai achet<text:span text:style-name="T1">é</text:span> pour vous</text:p>
          </table:table-cell>
        </table:table-row>
        <table:table-row table:style-name="Таблица42.1">
          <table:table-cell table:style-name="Таблица42.A2" office:value-type="string">
            <text:p text:style-name="P860">adopter</text:p>
          </table:table-cell>
          <table:table-cell table:style-name="Таблица42.A2" office:value-type="string">
            <text:p text:style-name="P860"/>
          </table:table-cell>
          <table:table-cell table:style-name="Таблица42.A2" office:value-type="string">
            <text:p text:style-name="P860">усыновить</text:p>
          </table:table-cell>
          <table:table-cell table:style-name="Таблица42.D2" office:value-type="string">
            <text:p text:style-name="P860">il vous a adopté (усыновил)</text:p>
          </table:table-cell>
        </table:table-row>
        <table:table-row table:style-name="Таблица42.1">
          <table:table-cell table:style-name="Таблица42.A2" office:value-type="string">
            <text:p text:style-name="P860">ajouter</text:p>
          </table:table-cell>
          <table:table-cell table:style-name="Таблица42.A2" office:value-type="string">
            <text:p text:style-name="P860">I</text:p>
          </table:table-cell>
          <table:table-cell table:style-name="Таблица42.A2" office:value-type="string">
            <text:p text:style-name="P860">добавлять</text:p>
          </table:table-cell>
          <table:table-cell table:style-name="Таблица42.D2" office:value-type="string">
            <text:p text:style-name="P860">tu as ajouté deux citrons</text:p>
            <text:p text:style-name="P860">Qu'as-tu ajouté dans la soupe?</text:p>
          </table:table-cell>
        </table:table-row>
        <table:table-row table:style-name="Таблица42.1">
          <table:table-cell table:style-name="Таблица42.A2" office:value-type="string">
            <text:p text:style-name="P860">apporter</text:p>
          </table:table-cell>
          <table:table-cell table:style-name="Таблица42.A2" office:value-type="string">
            <text:p text:style-name="P860">I</text:p>
          </table:table-cell>
          <table:table-cell table:style-name="Таблица42.A2" office:value-type="string">
            <text:p text:style-name="P860">приносить</text:p>
          </table:table-cell>
          <table:table-cell table:style-name="Таблица42.D2" office:value-type="string">
            <text:p text:style-name="P860">il a apporté beaucoup de carts</text:p>
            <text:p text:style-name="P860">les voisins ont apporté un gâ<text:span text:style-name="T562">teau</text:span></text:p>
          </table:table-cell>
        </table:table-row>
        <table:table-row table:style-name="Таблица42.1">
          <table:table-cell table:style-name="Таблица42.A2" office:value-type="string">
            <text:p text:style-name="P860">appr<text:span text:style-name="T1">é</text:span>cier</text:p>
          </table:table-cell>
          <table:table-cell table:style-name="Таблица42.A2" office:value-type="string">
            <text:p text:style-name="P860">I</text:p>
          </table:table-cell>
          <table:table-cell table:style-name="Таблица42.A2" office:value-type="string">
            <text:p text:style-name="P860">ценить</text:p>
          </table:table-cell>
          <table:table-cell table:style-name="Таблица42.D2" office:value-type="string">
            <text:p text:style-name="P860">tes parents, m'ont-il appr<text:span text:style-name="T1">é</text:span>ci<text:span text:style-name="T1">é</text:span>? (я понравился твоим родителям?)</text:p>
          </table:table-cell>
        </table:table-row>
        <table:table-row table:style-name="Таблица42.1">
          <table:table-cell table:style-name="Таблица42.A2" office:value-type="string">
            <text:p text:style-name="P860">apprendre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учить, изучать</text:p>
          </table:table-cell>
          <table:table-cell table:style-name="Таблица42.D2" office:value-type="string">
            <text:p text:style-name="P860">j'ai appris (я узнала)</text:p>
            <text:p text:style-name="P860">il a appris à bien manger (он научился хорошо есть)</text:p>
          </table:table-cell>
        </table:table-row>
        <table:table-row table:style-name="Таблица42.1">
          <table:table-cell table:style-name="Таблица42.A2" office:value-type="string">
            <text:p text:style-name="P860">atteindre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достигать</text:p>
          </table:table-cell>
          <table:table-cell table:style-name="Таблица42.D2" office:value-type="string">
            <text:p text:style-name="P860">il m'a atteint (догнал)</text:p>
            <text:p text:style-name="P860">elle a atteint le village (la frontiere)</text:p>
          </table:table-cell>
        </table:table-row>
        <table:table-row table:style-name="Таблица42.1">
          <table:table-cell table:style-name="Таблица42.A2" office:value-type="string">
            <text:p text:style-name="P860">attendre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ждать</text:p>
          </table:table-cell>
          <table:table-cell table:style-name="Таблица42.D2" office:value-type="string">
            <text:p text:style-name="P860">je vous ai attendu</text:p>
            <text:p text:style-name="P860">ils ont attendu leur professeur</text:p>
          </table:table-cell>
        </table:table-row>
        <table:table-row table:style-name="Таблица42.1">
          <table:table-cell table:style-name="Таблица42.A2" office:value-type="string">
            <text:p text:style-name="P860">avoir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иметь</text:p>
          </table:table-cell>
          <table:table-cell table:style-name="Таблица42.D2" office:value-type="string">
            <text:p text:style-name="P860">les manteaux qu'ils ont eus sont trop petits</text:p>
            <text:p text:style-name="P860">elle a eu un chat<text:span text:style-name="T563"> (une voiture)</text:span></text:p>
          </table:table-cell>
        </table:table-row>
        <table:table-row table:style-name="Таблица42.1">
          <table:table-cell table:style-name="Таблица42.A2" office:value-type="string">
            <text:p text:style-name="P860">changer</text:p>
          </table:table-cell>
          <table:table-cell table:style-name="Таблица42.A2" office:value-type="string">
            <text:p text:style-name="P860"/>
          </table:table-cell>
          <table:table-cell table:style-name="Таблица42.A2" office:value-type="string">
            <text:p text:style-name="P860">изменять</text:p>
          </table:table-cell>
          <table:table-cell table:style-name="Таблица42.D2" office:value-type="string">
            <text:p text:style-name="P860">j<text:span text:style-name="T563">e n'</text:span>ai<text:span text:style-name="T563"> pas</text:span> changé (я <text:span text:style-name="T563">не </text:span>изменился)</text:p>
          </table:table-cell>
        </table:table-row>
        <table:table-row table:style-name="Таблица42.1">
          <table:table-cell table:style-name="Таблица42.A2" office:value-type="string">
            <text:p text:style-name="P860">commander</text:p>
          </table:table-cell>
          <table:table-cell table:style-name="Таблица42.A2" office:value-type="string">
            <text:p text:style-name="P860">I</text:p>
          </table:table-cell>
          <table:table-cell table:style-name="Таблица42.A2" office:value-type="string">
            <text:p text:style-name="P860">заказывать</text:p>
          </table:table-cell>
          <table:table-cell table:style-name="Таблица42.D2" office:value-type="string">
            <text:p text:style-name="P860">il a command<text:span text:style-name="T1">é</text:span> une bi<text:span text:style-name="T1">è</text:span>re</text:p>
            <text:p text:style-name="P860">je n'ai pas command<text:span text:style-name="T1">é</text:span> ceci</text:p>
          </table:table-cell>
        </table:table-row>
        <table:table-row table:style-name="Таблица42.1">
          <table:table-cell table:style-name="Таблица42.A2" office:value-type="string">
            <text:p text:style-name="P860">comprendre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понимать</text:p>
          </table:table-cell>
          <table:table-cell table:style-name="Таблица42.D2" office:value-type="string">
            <text:p text:style-name="P860">as-tu compris?</text:p>
            <text:p text:style-name="P860">Vous l'avez compris?</text:p>
            <text:p text:style-name="P860">personne n'a <text:span text:style-name="T564">(rien) </text:span>compris</text:p>
          </table:table-cell>
        </table:table-row>
        <table:table-row table:style-name="Таблица42.1">
          <table:table-cell table:style-name="Таблица42.A2" office:value-type="string">
            <text:p text:style-name="P860">concevoir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задумывать</text:p>
          </table:table-cell>
          <table:table-cell table:style-name="Таблица42.D2" office:value-type="string">
            <text:p text:style-name="P860">le chef a con<text:span text:style-name="T1">ç</text:span>u de recettes (разработал)</text:p>
            <text:p text:style-name="P860">l'ing<text:span text:style-name="T1">é</text:span>nieur a con<text:span text:style-name="T1">ç</text:span>u ce robot</text:p>
          </table:table-cell>
        </table:table-row>
        <table:table-row table:style-name="Таблица42.1">
          <table:table-cell table:style-name="Таблица42.A2" office:value-type="string">
            <text:p text:style-name="P860">couper</text:p>
          </table:table-cell>
          <table:table-cell table:style-name="Таблица42.A2" office:value-type="string">
            <text:p text:style-name="P860">I</text:p>
          </table:table-cell>
          <table:table-cell table:style-name="Таблица42.A2" office:value-type="string">
            <text:p text:style-name="P860">резать</text:p>
          </table:table-cell>
          <table:table-cell table:style-name="Таблица42.D2" office:value-type="string">
            <text:p text:style-name="P860">elle a coupé la pomme avec un couteau</text:p>
            <text:p text:style-name="P860">il est beau depuis qu'il a coupé ses cheveux</text:p>
          </table:table-cell>
        </table:table-row>
        <table:table-row table:style-name="Таблица42.1">
          <table:table-cell table:style-name="Таблица42.A2" office:value-type="string">
            <text:p text:style-name="P860">devoir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быть должным</text:p>
          </table:table-cell>
          <table:table-cell table:style-name="Таблица42.D2" office:value-type="string">
            <text:p text:style-name="P860">j'ai dû manger plus tôt (я должен был поесть раньше)</text:p>
            <text:p text:style-name="P860">le chat a dû boire du lait</text:p>
          </table:table-cell>
        </table:table-row>
        <table:table-row table:style-name="Таблица42.1">
          <table:table-cell table:style-name="Таблица42.A2" office:value-type="string">
            <text:p text:style-name="P860">écrire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писать</text:p>
          </table:table-cell>
          <table:table-cell table:style-name="Таблица42.D2" office:value-type="string">
            <text:p text:style-name="P860">il <text:span text:style-name="T565">m'</text:span>a écrit une lettre hier<text:span text:style-name="T565"> (une longue lettre)</text:span></text:p>
            <text:p text:style-name="P860"><text:span text:style-name="T563">qui</text:span> a <text:span text:style-name="T1">é</text:span>crit ce livre?</text:p>
          </table:table-cell>
        </table:table-row>
        <table:table-row table:style-name="Таблица42.1">
          <table:table-cell table:style-name="Таблица42.A2" office:value-type="string">
            <text:p text:style-name="P860">envoyer</text:p>
          </table:table-cell>
          <table:table-cell table:style-name="Таблица42.A2" office:value-type="string">
            <text:p text:style-name="P860">I<text:span text:style-name="T562">II</text:span></text:p>
          </table:table-cell>
          <table:table-cell table:style-name="Таблица42.A2" office:value-type="string">
            <text:p text:style-name="P860">отправлять, посылать</text:p>
          </table:table-cell>
          <table:table-cell table:style-name="Таблица42.D2" office:value-type="string">
            <text:p text:style-name="P860">il a envoyé une boîte (отправил)</text:p>
            <text:p text:style-name="P860">elle m'a envoyé une lettre</text:p>
          </table:table-cell>
        </table:table-row>
        <table:table-row table:style-name="Таблица42.1">
          <table:table-cell table:style-name="Таблица42.A2" office:value-type="string">
            <text:p text:style-name="P860">faire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делать</text:p>
          </table:table-cell>
          <table:table-cell table:style-name="Таблица42.D2" office:value-type="string">
            <text:p text:style-name="P860">il ne faisait rien</text:p>
          </table:table-cell>
        </table:table-row>
        <table:table-row table:style-name="Таблица42.1">
          <table:table-cell table:style-name="Таблица42.A2" office:value-type="string">
            <text:p text:style-name="P860">fermer</text:p>
          </table:table-cell>
          <table:table-cell table:style-name="Таблица42.A2" office:value-type="string">
            <text:p text:style-name="P860">I</text:p>
          </table:table-cell>
          <table:table-cell table:style-name="Таблица42.A2" office:value-type="string">
            <text:p text:style-name="P860">закрывать</text:p>
          </table:table-cell>
          <table:table-cell table:style-name="Таблица42.D2" office:value-type="string">
            <text:p text:style-name="P860">le livre <text:span text:style-name="T45">est</text:span> fermé</text:p>
            <text:p text:style-name="P860">il <text:span text:style-name="T45">a</text:span> fermé la porte</text:p>
          </table:table-cell>
        </table:table-row>
        <table:table-row table:style-name="Таблица42.1">
          <table:table-cell table:style-name="Таблица42.A2" office:value-type="string">
            <text:p text:style-name="P860">obtenir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получать</text:p>
          </table:table-cell>
          <table:table-cell table:style-name="Таблица42.D2" office:value-type="string">
            <text:p text:style-name="P860">Elle a obtenu du vin </text:p>
            <text:p text:style-name="P860">Elle a récemment (недавно) obtenu un bon emploi</text:p>
          </table:table-cell>
        </table:table-row>
        <table:table-row table:style-name="Таблица42.1">
          <table:table-cell table:style-name="Таблица42.A2" office:value-type="string">
            <text:p text:style-name="P860">perdre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терять</text:p>
          </table:table-cell>
          <table:table-cell table:style-name="Таблица42.D2" office:value-type="string">
            <text:p text:style-name="P860">il <text:span text:style-name="T45">est</text:span> perdu (он потерялся)</text:p>
            <text:p text:style-name="P860">j'<text:span text:style-name="T45">ai</text:span> perdu mon portefeuille (ses clés)</text:p>
          </table:table-cell>
        </table:table-row>
        <table:table-row table:style-name="Таблица42.1">
          <table:table-cell table:style-name="Таблица42.A2" office:value-type="string">
            <text:p text:style-name="P860">quitter</text:p>
          </table:table-cell>
          <table:table-cell table:style-name="Таблица42.A2" office:value-type="string">
            <text:p text:style-name="P860"/>
          </table:table-cell>
          <table:table-cell table:style-name="Таблица42.A2" office:value-type="string">
            <text:p text:style-name="P860">покидать</text:p>
          </table:table-cell>
          <table:table-cell table:style-name="Таблица42.D2" office:value-type="string">
            <text:p text:style-name="P860">j'attends mon frère depuis qu'il a quitté la maison</text:p>
            <text:p text:style-name="P860">il a déjà quitté le bâtiment</text:p>
          </table:table-cell>
        </table:table-row>
        <table:table-row table:style-name="Таблица42.1">
          <table:table-cell table:style-name="Таблица42.A2" office:value-type="string">
            <text:p text:style-name="P860">rater</text:p>
          </table:table-cell>
          <table:table-cell table:style-name="Таблица42.A2" office:value-type="string">
            <text:p text:style-name="P860">I</text:p>
          </table:table-cell>
          <table:table-cell table:style-name="Таблица42.A2" office:value-type="string">
            <text:p text:style-name="P860">пропускать</text:p>
          </table:table-cell>
          <table:table-cell table:style-name="Таблица42.D2" office:value-type="string">
            <text:p text:style-name="P860">il a raté mon dîner</text:p>
          </table:table-cell>
        </table:table-row>
        <table:table-row table:style-name="Таблица42.1">
          <table:table-cell table:style-name="Таблица42.A2" office:value-type="string">
            <text:p text:style-name="P860">recevoir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полуать, принимать</text:p>
          </table:table-cell>
          <table:table-cell table:style-name="Таблица42.D2" office:value-type="string">
            <text:p text:style-name="P860">la fille attend son père depuis qu'elle a reçu sa lettre</text:p>
          </table:table-cell>
        </table:table-row>
        <table:table-row table:style-name="Таблица42.1">
          <table:table-cell table:style-name="Таблица42.A2" office:value-type="string">
            <text:p text:style-name="P860">reconnaître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узнавать</text:p>
          </table:table-cell>
          <table:table-cell table:style-name="Таблица42.D2" office:value-type="string">
            <text:p text:style-name="P860">les parents ont reconnu leur enfant</text:p>
            <text:p text:style-name="P860">il n'a pas reconnu ses parents</text:p>
          </table:table-cell>
        </table:table-row>
        <table:table-row table:style-name="Таблица42.1">
          <table:table-cell table:style-name="Таблица42.A2" office:value-type="string">
            <text:p text:style-name="P860">rentrer</text:p>
          </table:table-cell>
          <table:table-cell table:style-name="Таблица42.A2" office:value-type="string">
            <text:p text:style-name="P860">I</text:p>
          </table:table-cell>
          <table:table-cell table:style-name="Таблица42.A2" office:value-type="string">
            <text:p text:style-name="P860">вернуться домой</text:p>
          </table:table-cell>
          <table:table-cell table:style-name="Таблица42.D2" office:value-type="string">
            <text:p text:style-name="P860">nous sommes rentrés très tard</text:p>
            <text:p text:style-name="P860">elle est rentrée</text:p>
          </table:table-cell>
        </table:table-row>
        <table:table-row table:style-name="Таблица42.1">
          <table:table-cell table:style-name="Таблица42.A2" office:value-type="string">
            <text:p text:style-name="P860">reprendre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снова брать</text:p>
          </table:table-cell>
          <table:table-cell table:style-name="Таблица42.D2" office:value-type="string">
            <text:p text:style-name="P860">ila repris un œuf</text:p>
            <text:p text:style-name="P860">nous avons repris du poulet (du gâteau)</text:p>
          </table:table-cell>
        </table:table-row>
        <table:table-row table:style-name="Таблица42.1">
          <table:table-cell table:style-name="Таблица42.A2" office:value-type="string">
            <text:p text:style-name="P860">retrouver</text:p>
          </table:table-cell>
          <table:table-cell table:style-name="Таблица42.A2" office:value-type="string">
            <text:p text:style-name="P860"/>
          </table:table-cell>
          <table:table-cell table:style-name="Таблица42.A2" office:value-type="string">
            <text:p text:style-name="P860">отыскать</text:p>
          </table:table-cell>
          <table:table-cell table:style-name="Таблица42.D2" office:value-type="string">
            <text:p text:style-name="P860">Tu as retrouvé ton chat<text:span text:style-name="T565"> (sa tortue)</text:span></text:p>
            <text:p text:style-name="P860">j'ai retrouvé mon chargeur</text:p>
          </table:table-cell>
        </table:table-row>
        <table:table-row table:style-name="Таблица42.1">
          <table:table-cell table:style-name="Таблица42.A2" office:value-type="string">
            <text:p text:style-name="P860">servir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служить, обслуживать</text:p>
          </table:table-cell>
          <table:table-cell table:style-name="Таблица42.D2" office:value-type="string">
            <text:p text:style-name="P860">elle m'a servi un poisson</text:p>
            <text:p text:style-name="P860">ce couteau m'a bien servi (этот нож мне пригодился)</text:p>
          </table:table-cell>
        </table:table-row>
        <table:table-row table:style-name="Таблица42.1">
          <table:table-cell table:style-name="Таблица42.A2" office:value-type="string">
            <text:p text:style-name="P860">sortir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выходить, вынимать</text:p>
          </table:table-cell>
          <table:table-cell table:style-name="Таблица42.D2" office:value-type="string">
            <text:p text:style-name="P860">mon père est sorti (вышел)</text:p>
            <text:p text:style-name="P860">elle est sortie</text:p>
          </table:table-cell>
        </table:table-row>
        <text:soft-page-break/>
        <table:table-row table:style-name="Таблица42.1">
          <table:table-cell table:style-name="Таблица42.A2" office:value-type="string">
            <text:p text:style-name="P860">tirer</text:p>
          </table:table-cell>
          <table:table-cell table:style-name="Таблица42.A2" office:value-type="string">
            <text:p text:style-name="P860"/>
          </table:table-cell>
          <table:table-cell table:style-name="Таблица42.A2" office:value-type="string">
            <text:p text:style-name="P860">стрелять, тянуть</text:p>
          </table:table-cell>
          <table:table-cell table:style-name="Таблица42.D2" office:value-type="string">
            <text:p text:style-name="P860">il a tiré ma chemise (он потянул мою рубашку)</text:p>
            <text:p text:style-name="P860">elles m'ont tir<text:span text:style-name="T1">é</text:span> les cheveux</text:p>
          </table:table-cell>
        </table:table-row>
        <table:table-row table:style-name="Таблица42.1">
          <table:table-cell table:style-name="Таблица42.A2" office:value-type="string">
            <text:p text:style-name="P860">vendre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продавать</text:p>
          </table:table-cell>
          <table:table-cell table:style-name="Таблица42.D2" office:value-type="string">
            <text:p text:style-name="P860">Nous en (это) avons vendu</text:p>
            <text:p text:style-name="P860">il les a vendu</text:p>
          </table:table-cell>
        </table:table-row>
        <table:table-row table:style-name="Таблица42.1">
          <table:table-cell table:style-name="Таблица42.A2" office:value-type="string">
            <text:p text:style-name="P860">vivre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жить</text:p>
          </table:table-cell>
          <table:table-cell table:style-name="Таблица42.D2" office:value-type="string">
            <text:p text:style-name="P860">Nous avons vécu au Canada</text:p>
            <text:p text:style-name="P860">ils ont <text:s/>vécu dans cette ville pendant dix ans</text:p>
            <text:p text:style-name="P860">elle a <text:s/>vécu là pendant sept ans</text:p>
          </table:table-cell>
        </table:table-row>
        <table:table-row table:style-name="Таблица42.1">
          <table:table-cell table:style-name="Таблица42.A2" office:value-type="string">
            <text:p text:style-name="P860">vouloir</text:p>
          </table:table-cell>
          <table:table-cell table:style-name="Таблица42.A2" office:value-type="string">
            <text:p text:style-name="P860">III</text:p>
          </table:table-cell>
          <table:table-cell table:style-name="Таблица42.A2" office:value-type="string">
            <text:p text:style-name="P860">хотеть</text:p>
          </table:table-cell>
          <table:table-cell table:style-name="Таблица42.D2" office:value-type="string">
            <text:p text:style-name="P860">tu as voulu cette voiture</text:p>
          </table:table-cell>
        </table:table-row>
      </table:table>
      <text:p text:style-name="P860"/>
      <text:p text:style-name="ubuntu_5f_mono_5f_9"/>
      <text:p text:style-name="ubuntu_5f_mono_5f_9"/>
      <text:p text:style-name="P842"><text:span text:style-name="T543"><text:s/></text:span>Пассивный залог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855"><text:span text:style-name="T544">être</text:span> fait</text:p>
          </table:table-cell>
          <table:table-cell table:style-name="Таблица7.A1" office:value-type="string">
            <text:p text:style-name="P856"/>
          </table:table-cell>
          <table:table-cell table:style-name="Таблица7.C1" office:value-type="string">
            <text:p text:style-name="P856">le plus dur est fait (смое трудное сделано)</text:p>
            <text:p text:style-name="P856">c'est fait par ordinateur (это сделано компьютером)</text:p>
            <text:p text:style-name="P856">maintenant, tout est fait par ordinateur </text:p>
            <text:p text:style-name="P856">Ces pièces spéciales sont faites par des femmes (эти особенные монеты сделаны женщинами)</text:p>
            <text:p text:style-name="P855">le pain est fait par des hommes le matin</text:p>
          </table:table-cell>
        </table:table-row>
        <table:table-row table:style-name="Таблица7.1">
          <table:table-cell table:style-name="Таблица7.A2" office:value-type="string">
            <text:p text:style-name="P855">était fait</text:p>
          </table:table-cell>
          <table:table-cell table:style-name="Таблица7.A2" office:value-type="string">
            <text:p text:style-name="P856"/>
          </table:table-cell>
          <table:table-cell table:style-name="Таблица7.C2" office:value-type="string">
            <text:p text:style-name="P855">est-ce que ton lit était fait? (твоя кровать была заправлена?)</text:p>
          </table:table-cell>
        </table:table-row>
        <table:table-row table:style-name="Таблица7.1">
          <table:table-cell table:style-name="Таблица7.A2" office:value-type="string">
            <text:p text:style-name="P855">a été fait </text:p>
          </table:table-cell>
          <table:table-cell table:style-name="Таблица7.A2" office:value-type="string">
            <text:p text:style-name="P856"/>
          </table:table-cell>
          <table:table-cell table:style-name="Таблица7.C2" office:value-type="string">
            <text:p text:style-name="P856">tout a été fait pour lui faire plaisir<text:span text:style-name="T545"> (все было сделано для его удовольствия)</text:span></text:p>
          </table:table-cell>
        </table:table-row>
        <table:table-row table:style-name="Таблица7.1">
          <table:table-cell table:style-name="Таблица7.A4" office:value-type="string">
            <text:p text:style-name="P855"/>
          </table:table-cell>
          <table:table-cell table:style-name="Таблица7.A4" office:value-type="string">
            <text:p text:style-name="P856"/>
          </table:table-cell>
          <table:table-cell table:style-name="Таблица7.C4" office:value-type="string">
            <text:p text:style-name="P856"/>
          </table:table-cell>
        </table:table-row>
        <table:table-row table:style-name="Таблица7.1">
          <table:table-cell table:style-name="Таблица7.A2" office:value-type="string">
            <text:p text:style-name="P855"><text:span text:style-name="T544">être</text:span> aimé</text:p>
          </table:table-cell>
          <table:table-cell table:style-name="Таблица7.A2" office:value-type="string">
            <text:p text:style-name="P856"/>
          </table:table-cell>
          <table:table-cell table:style-name="Таблица7.C2" office:value-type="string">
            <text:p text:style-name="P856">il est aimé de ses hommes (он любим своими людьми)</text:p>
            <text:p text:style-name="P855">... de son peuple</text:p>
            <text:p text:style-name="P856">La princesse est aimée de ses amis</text:p>
          </table:table-cell>
        </table:table-row>
        <table:table-row table:style-name="Таблица7.1">
          <table:table-cell table:style-name="Таблица7.A2" office:value-type="string">
            <text:p text:style-name="P855">a été aimée</text:p>
          </table:table-cell>
          <table:table-cell table:style-name="Таблица7.A2" office:value-type="string">
            <text:p text:style-name="P856"/>
          </table:table-cell>
          <table:table-cell table:style-name="Таблица7.C2" office:value-type="string">
            <text:p text:style-name="P856">Cette femme a été aimée par son mari (эта женщина была любима своим мужем)</text:p>
          </table:table-cell>
        </table:table-row>
        <table:table-row table:style-name="Таблица7.1">
          <table:table-cell table:style-name="Таблица7.A4" office:value-type="string">
            <text:p text:style-name="P855"/>
          </table:table-cell>
          <table:table-cell table:style-name="Таблица7.A4" office:value-type="string">
            <text:p text:style-name="P856"/>
          </table:table-cell>
          <table:table-cell table:style-name="Таблица7.C4" office:value-type="string">
            <text:p text:style-name="P856"/>
          </table:table-cell>
        </table:table-row>
        <table:table-row table:style-name="Таблица7.1">
          <table:table-cell table:style-name="Таблица7.A2" office:value-type="string">
            <text:p text:style-name="P855"><text:span text:style-name="T544">être</text:span> adopté</text:p>
          </table:table-cell>
          <table:table-cell table:style-name="Таблица7.A2" office:value-type="string">
            <text:p text:style-name="P856"/>
          </table:table-cell>
          <table:table-cell table:style-name="Таблица7.C2" office:value-type="string">
            <text:p text:style-name="P856">il est adopté par un couple (он усыновлен парой)</text:p>
          </table:table-cell>
        </table:table-row>
        <table:table-row table:style-name="Таблица7.1">
          <table:table-cell table:style-name="Таблица7.A2" office:value-type="string">
            <text:p text:style-name="P855">a été adopté</text:p>
          </table:table-cell>
          <table:table-cell table:style-name="Таблица7.A2" office:value-type="string">
            <text:p text:style-name="P856"/>
          </table:table-cell>
          <table:table-cell table:style-name="Таблица7.C2" office:value-type="string">
            <text:p text:style-name="P856">a-t-il été adopté par eux (он был усыновлен ими?)</text:p>
            <text:p text:style-name="P856">l'animal a été adopté par nous</text:p>
            <text:p text:style-name="P856">Le chat a été adopté par des gens gentils</text:p>
            <text:p text:style-name="P856">L'enfant a été adopté par mon oncle et ma tante</text:p>
          </table:table-cell>
        </table:table-row>
        <table:table-row table:style-name="Таблица7.1">
          <table:table-cell table:style-name="Таблица7.A4" office:value-type="string">
            <text:p text:style-name="P855"/>
          </table:table-cell>
          <table:table-cell table:style-name="Таблица7.A4" office:value-type="string">
            <text:p text:style-name="P856"/>
          </table:table-cell>
          <table:table-cell table:style-name="Таблица7.C4" office:value-type="string">
            <text:p text:style-name="P856"/>
          </table:table-cell>
        </table:table-row>
        <table:table-row table:style-name="Таблица7.1">
          <table:table-cell table:style-name="Таблица7.A2" office:value-type="string">
            <text:p text:style-name="P855"><text:span text:style-name="T544">être</text:span> respecté</text:p>
          </table:table-cell>
          <table:table-cell table:style-name="Таблица7.A2" office:value-type="string">
            <text:p text:style-name="P856">уважаем</text:p>
          </table:table-cell>
          <table:table-cell table:style-name="Таблица7.C2" office:value-type="string">
            <text:p text:style-name="P856">il est respecté de tous (всеми)</text:p>
            <text:p text:style-name="P856">la femme est respectée par son mari</text:p>
          </table:table-cell>
        </table:table-row>
        <table:table-row table:style-name="Таблица7.1">
          <table:table-cell table:style-name="Таблица7.A2" office:value-type="string">
            <text:p text:style-name="P855">était respecté</text:p>
          </table:table-cell>
          <table:table-cell table:style-name="Таблица7.A2" office:value-type="string">
            <text:p text:style-name="P856"/>
          </table:table-cell>
          <table:table-cell table:style-name="Таблица7.C2" office:value-type="string">
            <text:p text:style-name="P856">les vieilles traditions étaient encore respectées (старые традиции еще уважали)</text:p>
            <text:p text:style-name="P855">le père était respecté par ses enfants</text:p>
          </table:table-cell>
        </table:table-row>
        <table:table-row table:style-name="Таблица7.1">
          <table:table-cell table:style-name="Таблица7.A4" office:value-type="string">
            <text:p text:style-name="P855"/>
          </table:table-cell>
          <table:table-cell table:style-name="Таблица7.A4" office:value-type="string">
            <text:p text:style-name="P856"/>
          </table:table-cell>
          <table:table-cell table:style-name="Таблица7.C4" office:value-type="string">
            <text:p text:style-name="P856"/>
          </table:table-cell>
        </table:table-row>
        <table:table-row table:style-name="Таблица7.1">
          <table:table-cell table:style-name="Таблица7.A2" office:value-type="string">
            <text:p text:style-name="P855"><text:span text:style-name="T544">être</text:span> <text:span text:style-name="T544">lu</text:span></text:p>
          </table:table-cell>
          <table:table-cell table:style-name="Таблица7.A2" office:value-type="string">
            <text:p text:style-name="P856"/>
          </table:table-cell>
          <table:table-cell table:style-name="Таблица7.C2" office:value-type="string">
            <text:p text:style-name="P856">le journal est lu par beaucoup de filles (газета проситана многими девочками)</text:p>
            <text:p text:style-name="P856">ses lettres étaient lues par toute la famille</text:p>
          </table:table-cell>
        </table:table-row>
        <table:table-row table:style-name="Таблица7.1">
          <table:table-cell table:style-name="Таблица7.A2" office:value-type="string">
            <text:p text:style-name="P855">a été lu</text:p>
          </table:table-cell>
          <table:table-cell table:style-name="Таблица7.A2" office:value-type="string">
            <text:p text:style-name="P856"/>
          </table:table-cell>
          <table:table-cell table:style-name="Таблица7.C2" office:value-type="string">
            <text:p text:style-name="P856">ce document a été lu par mon père</text:p>
          </table:table-cell>
        </table:table-row>
      </table:table>
      <text:p text:style-name="P794"/>
      <text:p text:style-name="ubuntu_5f_mono_5f_9"/>
      <text:p text:style-name="P845">Plus-que-parfait <text:span text:style-name="ubuntu_5f_mono_5f_8"><text:span text:style-name="T82">(imparfait вспомогательного + p.pass</text:span></text:span><text:span text:style-name="ubuntu_5f_mono_5f_8"><text:span text:style-name="T90">é спрягаемого</text:span></text:span><text:span text:style-name="ubuntu_5f_mono_5f_8"><text:span text:style-name="T82">)</text:span></text:span></text:p>
      <text:p text:style-name="P855">(прошедшее законченное, совершившееся раньше другого прошедшего действия)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855">accepter</text:p>
          </table:table-cell>
          <table:table-cell table:style-name="Таблица5.A1" office:value-type="string">
            <text:p text:style-name="P855">согласиться</text:p>
          </table:table-cell>
          <table:table-cell table:style-name="Таблица5.C1" office:value-type="string">
            <text:p text:style-name="P855">il avait accepté</text:p>
            <text:p text:style-name="P855">je l'avais proposé, il l'avait accepté (Мной это было предложено, им это было исполнено)</text:p>
            <text:p text:style-name="P855">Et si j'avais accept<text:span text:style-name="T1">é</text:span> ce travail</text:p>
          </table:table-cell>
        </table:table-row>
        <table:table-row table:style-name="Таблица5.1">
          <table:table-cell table:style-name="Таблица5.A2" office:value-type="string">
            <text:p text:style-name="P855">ajouter</text:p>
          </table:table-cell>
          <table:table-cell table:style-name="Таблица5.A2" office:value-type="string">
            <text:p text:style-name="P855">добавлять</text:p>
          </table:table-cell>
          <table:table-cell table:style-name="Таблица5.C2" office:value-type="string">
            <text:p text:style-name="P855">j'avais ajouté du lait (du sucre)</text:p>
            <text:p text:style-name="P855">ils avaient ajouté son nom</text:p>
          </table:table-cell>
        </table:table-row>
        <table:table-row table:style-name="Таблица5.1">
          <table:table-cell table:style-name="Таблица5.A2" office:value-type="string">
            <text:p text:style-name="P855">appeler</text:p>
          </table:table-cell>
          <table:table-cell table:style-name="Таблица5.A2" office:value-type="string">
            <text:p text:style-name="P855">звать</text:p>
          </table:table-cell>
          <table:table-cell table:style-name="Таблица5.C2" office:value-type="string">
            <text:p text:style-name="P855">Sa femme? Il l'avait appel<text:span text:style-name="T1">é</text:span><text:span text:style-name="T72">e</text:span><text:span text:style-name="T156"> (он её позвал/ "им она была позвана")</text:span></text:p>
          </table:table-cell>
        </table:table-row>
        <table:table-row table:style-name="Таблица5.1">
          <table:table-cell table:style-name="Таблица5.A2" office:value-type="string">
            <text:p text:style-name="P855">apporter</text:p>
          </table:table-cell>
          <table:table-cell table:style-name="Таблица5.A2" office:value-type="string">
            <text:p text:style-name="P855">приносить</text:p>
          </table:table-cell>
          <table:table-cell table:style-name="Таблица5.C2" office:value-type="string">
            <text:p text:style-name="P855">il avait apport<text:span text:style-name="T1">é</text:span> <text:span text:style-name="T1">à</text:span> boire (н принес попить)</text:p>
            <text:p text:style-name="P855"/>
          </table:table-cell>
        </table:table-row>
        <table:table-row table:style-name="Таблица5.1">
          <table:table-cell table:style-name="Таблица5.A2" office:value-type="string">
            <text:p text:style-name="P855"><text:span text:style-name="T538">s'</text:span>asseoir (assis)</text:p>
          </table:table-cell>
          <table:table-cell table:style-name="Таблица5.A2" office:value-type="string">
            <text:p text:style-name="P855"><text:span text:style-name="T226">сесть</text:span><text:span text:style-name="T227"> (сидящий)</text:span></text:p>
          </table:table-cell>
          <table:table-cell table:style-name="Таблица5.C2" office:value-type="string">
            <text:p text:style-name="P855">nous nous <text:span text:style-name="T1">é</text:span>tions assis ici (мы сели здесь)</text:p>
            <text:p text:style-name="P855">il s'<text:span text:style-name="T1">é</text:span>tait assis, pour lire un document</text:p>
            <text:p text:style-name="P855">Un chat s'<text:span text:style-name="T1">é</text:span>tait assis sur la chaise</text:p>
          </table:table-cell>
        </table:table-row>
        <table:table-row table:style-name="Таблица5.1">
          <table:table-cell table:style-name="Таблица5.A2" office:value-type="string">
            <text:p text:style-name="P855">avoir</text:p>
          </table:table-cell>
          <table:table-cell table:style-name="Таблица5.A2" office:value-type="string">
            <text:p text:style-name="P855">иметь</text:p>
          </table:table-cell>
          <table:table-cell table:style-name="Таблица5.C2" office:value-type="string">
            <text:p text:style-name="P855">Les photos que nous avions eu<text:span text:style-name="T72">es</text:span> <text:span text:style-name="T1">é</text:span><text:span text:style-name="T539">taient belles</text:span></text:p>
          </table:table-cell>
        </table:table-row>
        <table:table-row table:style-name="Таблица5.1">
          <table:table-cell table:style-name="Таблица5.A2" office:value-type="string">
            <text:p text:style-name="P855">connaitre</text:p>
          </table:table-cell>
          <table:table-cell table:style-name="Таблица5.A2" office:value-type="string">
            <text:p text:style-name="P855">знать</text:p>
          </table:table-cell>
          <table:table-cell table:style-name="Таблица5.C2" office:value-type="string">
            <text:p text:style-name="P855">il avait connu sa nièce</text:p>
          </table:table-cell>
        </table:table-row>
        <table:table-row table:style-name="Таблица5.1">
          <table:table-cell table:style-name="Таблица5.A2" office:value-type="string">
            <text:p text:style-name="P855"><text:span text:style-name="T1">é</text:span>crire</text:p>
          </table:table-cell>
          <table:table-cell table:style-name="Таблица5.A2" office:value-type="string">
            <text:p text:style-name="P855">писать</text:p>
          </table:table-cell>
          <table:table-cell table:style-name="Таблица5.C2" office:value-type="string">
            <text:p text:style-name="P855">il avait <text:span text:style-name="T1">é</text:span>crit une lettre</text:p>
            <text:p text:style-name="P855">Elles nous avaient <text:span text:style-name="T1">é</text:span>crit le mois dernier (в прошлом месяце)</text:p>
          </table:table-cell>
        </table:table-row>
        <table:table-row table:style-name="Таблица5.1">
          <table:table-cell table:style-name="Таблица5.A2" office:value-type="string">
            <text:p text:style-name="P855"><text:span text:style-name="T1">ê</text:span>tre</text:p>
          </table:table-cell>
          <table:table-cell table:style-name="Таблица5.A2" office:value-type="string">
            <text:p text:style-name="P855">быть</text:p>
          </table:table-cell>
          <table:table-cell table:style-name="Таблица5.C2" office:value-type="string">
            <text:p text:style-name="P855">Nous avions <text:span text:style-name="T1">é</text:span>t<text:span text:style-name="T1">é</text:span> heureux</text:p>
            <text:p text:style-name="P855">il avait <text:span text:style-name="T1">é</text:span>t<text:span text:style-name="T1">é</text:span> le secr<text:span text:style-name="T1">é</text:span>taire g<text:span text:style-name="T1">é</text:span>n<text:span text:style-name="T1">é</text:span>ral (он был генеральным секретарем)</text:p>
          </table:table-cell>
        </table:table-row>
        <table:table-row table:style-name="Таблица5.1">
          <table:table-cell table:style-name="Таблица5.A2" office:value-type="string">
            <text:p text:style-name="P855">obtenir</text:p>
          </table:table-cell>
          <table:table-cell table:style-name="Таблица5.A2" office:value-type="string">
            <text:p text:style-name="P855">получать</text:p>
          </table:table-cell>
          <table:table-cell table:style-name="Таблица5.C2" office:value-type="string">
            <text:p text:style-name="P855">finalement elle les avait obtenu<text:span text:style-name="T72">s</text:span></text:p>
            <text:p text:style-name="P855">Quels sont les résultats qu'elle avait obtenu<text:span text:style-name="T72">s</text:span>?</text:p>
            <text:p text:style-name="P855">Ce sont les documents que tu avais obtenu<text:span text:style-name="T72">s</text:span></text:p>
          </table:table-cell>
        </table:table-row>
        <table:table-row table:style-name="Таблица5.1">
          <table:table-cell table:style-name="Таблица5.A2" office:value-type="string">
            <text:p text:style-name="P855">passer</text:p>
          </table:table-cell>
          <table:table-cell table:style-name="Таблица5.A2" office:value-type="string">
            <text:p text:style-name="P855">пройти, провести</text:p>
          </table:table-cell>
          <table:table-cell table:style-name="Таблица5.C2" office:value-type="string">
            <text:p text:style-name="P855">elle était passée devant la boulangerie</text:p>
            <text:p text:style-name="P855">Ils étaient passés che<text:span text:style-name="T540">z</text:span> nous</text:p>
          </table:table-cell>
        </table:table-row>
        <table:table-row table:style-name="Таблица5.1">
          <table:table-cell table:style-name="Таблица5.A2" office:value-type="string">
            <text:p text:style-name="P855">proposer</text:p>
          </table:table-cell>
          <table:table-cell table:style-name="Таблица5.A2" office:value-type="string">
            <text:p text:style-name="P855">предлагать</text:p>
          </table:table-cell>
          <table:table-cell table:style-name="Таблица5.C2" office:value-type="string">
            <text:p text:style-name="P855">elle m'avait proposé du thé</text:p>
            <text:p text:style-name="P855">elle me l'avait proposé<text:span text:style-name="T541"> le matin (Она мне это предложила утром)</text:span></text:p>
          </table:table-cell>
        </table:table-row>
        <table:table-row table:style-name="Таблица5.1">
          <table:table-cell table:style-name="Таблица5.A2" office:value-type="string">
            <text:p text:style-name="P855">rema<text:span text:style-name="T542">r</text:span>quer</text:p>
          </table:table-cell>
          <table:table-cell table:style-name="Таблица5.A2" office:value-type="string">
            <text:p text:style-name="P855">замечать</text:p>
          </table:table-cell>
          <table:table-cell table:style-name="Таблица5.C2" office:value-type="string">
            <text:p text:style-name="P855">je vous avais rema<text:span text:style-name="T542">r</text:span>qué</text:p>
            <text:p text:style-name="P855">Oui, on avait rema<text:span text:style-name="T542">r</text:span>qué</text:p>
            <text:p text:style-name="P855">Tu avais rema<text:span text:style-name="T542">r</text:span>qué une odeur bizarre? (странный запах)</text:p>
          </table:table-cell>
        </table:table-row>
        <table:table-row table:style-name="Таблица5.1">
          <table:table-cell table:style-name="Таблица5.A2" office:value-type="string">
            <text:p text:style-name="P855">retourner</text:p>
          </table:table-cell>
          <table:table-cell table:style-name="Таблица5.A2" office:value-type="string">
            <text:p text:style-name="P855">возвращать</text:p>
          </table:table-cell>
          <table:table-cell table:style-name="Таблица5.C2" office:value-type="string">
            <text:p text:style-name="P855">nous étions retournés en France</text:p>
            <text:p text:style-name="P855">Ils étaient retournés dans leur pays</text:p>
          </table:table-cell>
        </table:table-row>
        <table:table-row table:style-name="Таблица5.1">
          <table:table-cell table:style-name="Таблица5.A2" office:value-type="string">
            <text:p text:style-name="P855">se taire</text:p>
          </table:table-cell>
          <table:table-cell table:style-name="Таблица5.A2" office:value-type="string">
            <text:p text:style-name="P855">умолкнуть</text:p>
          </table:table-cell>
          <table:table-cell table:style-name="Таблица5.C2" office:value-type="string">
            <text:p text:style-name="P855">il s'était tu (замолчал)</text:p>
            <text:p text:style-name="P855">Ma tante s'était tue</text:p>
          </table:table-cell>
        </table:table-row>
        <table:table-row table:style-name="Таблица5.1">
          <table:table-cell table:style-name="Таблица5.A2" office:value-type="string">
            <text:p text:style-name="P855">traduire</text:p>
          </table:table-cell>
          <table:table-cell table:style-name="Таблица5.A2" office:value-type="string">
            <text:p text:style-name="P855">переводить</text:p>
          </table:table-cell>
          <table:table-cell table:style-name="Таблица5.C2" office:value-type="string">
            <text:p text:style-name="P855">il avait traduit des mots</text:p>
          </table:table-cell>
        </table:table-row>
        <table:table-row table:style-name="Таблица5.1">
          <table:table-cell table:style-name="Таблица5.A2" office:value-type="string">
            <text:p text:style-name="P855">utiliser</text:p>
          </table:table-cell>
          <table:table-cell table:style-name="Таблица5.A2" office:value-type="string">
            <text:p text:style-name="P855">использовать</text:p>
          </table:table-cell>
          <table:table-cell table:style-name="Таблица5.C2" office:value-type="string">
            <text:p text:style-name="P855">les objets qu'il avait utilisé<text:span text:style-name="T72">s</text:span></text:p>
            <text:p text:style-name="P855">Ce sont les fruits qu'elles avaient utilisé<text:span text:style-name="T72">s</text:span></text:p>
          </table:table-cell>
        </table:table-row>
        <table:table-row table:style-name="Таблица5.1">
          <table:table-cell table:style-name="Таблица5.A2" office:value-type="string">
            <text:p text:style-name="P855">venir</text:p>
          </table:table-cell>
          <table:table-cell table:style-name="Таблица5.A2" office:value-type="string">
            <text:p text:style-name="P855">приходить</text:p>
          </table:table-cell>
          <table:table-cell table:style-name="Таблица5.C2" office:value-type="string">
            <text:p text:style-name="P855">j'étais venu<text:span text:style-name="T45">e</text:span> pour ça</text:p>
            <text:p text:style-name="P855">Elle était venue avant (Раньше)</text:p>
            <text:p text:style-name="P855">Elle était venue demander du travail</text:p>
            <text:p text:style-name="P855">Ton frère m'a dit que tu étais venue (пришла) chez moi hier</text:p>
          </table:table-cell>
        </table:table-row>
      </table:table>
      <text:p text:style-name="P855"/>
      <text:p text:style-name="ubuntu_5f_mono_5f_9"/>
      <text:p text:style-name="P844">Причастия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54">agissant</text:p>
          </table:table-cell>
          <table:table-cell table:style-name="Таблица4.A1" office:value-type="string">
            <text:p text:style-name="P854">действуя</text:p>
          </table:table-cell>
          <table:table-cell table:style-name="Таблица4.C1" office:value-type="string">
            <text:p text:style-name="P854">il doit faire attention en agissant seul</text:p>
            <text:p text:style-name="P854">En agissant seul il doit faire attention.</text:p>
            <text:p text:style-name="P854">On ne donne pas le bon example en agissant mal</text:p>
            <text:p text:style-name="P854">Les gens <text:span text:style-name="T1">é</text:span>taient plus efficaces en agissant ensemble</text:p>
          </table:table-cell>
        </table:table-row>
        <table:table-row table:style-name="Таблица4.1">
          <table:table-cell table:style-name="Таблица4.A2" office:value-type="string">
            <text:p text:style-name="P854">ayant</text:p>
          </table:table-cell>
          <table:table-cell table:style-name="Таблица4.A2" office:value-type="string">
            <text:p text:style-name="P854">имея</text:p>
          </table:table-cell>
          <table:table-cell table:style-name="Таблица4.C2" office:value-type="string">
            <text:p text:style-name="P854">l'homme, ayant une femme, est heureux</text:p>
            <text:p text:style-name="P854">On ne peut pas vivre en ayant peur de mourir</text:p>
            <text:p text:style-name="P854">l'enfant, ayant un jouet, est content</text:p>
          </table:table-cell>
        </table:table-row>
        <table:table-row table:style-name="Таблица4.1">
          <table:table-cell table:style-name="Таблица4.A2" office:value-type="string">
            <text:p text:style-name="P854">disant</text:p>
          </table:table-cell>
          <table:table-cell table:style-name="Таблица4.A2" office:value-type="string">
            <text:p text:style-name="P854">говоря</text:p>
          </table:table-cell>
          <table:table-cell table:style-name="Таблица4.C2" office:value-type="string">
            <text:p text:style-name="P854">il est parti en disant des choses agr<text:span text:style-name="T1">é</text:span>ables.</text:p>
            <text:p text:style-name="P854">En disant rien, nous avons tout dit</text:p>
          </table:table-cell>
        </table:table-row>
        <table:table-row table:style-name="Таблица4.1">
          <table:table-cell table:style-name="Таблица4.A2" office:value-type="string">
            <text:p text:style-name="P854"><text:span text:style-name="T1">é</text:span>tant</text:p>
          </table:table-cell>
          <table:table-cell table:style-name="Таблица4.A2" office:value-type="string">
            <text:p text:style-name="P854">будучи</text:p>
          </table:table-cell>
          <table:table-cell table:style-name="Таблица4.C2" office:value-type="string">
            <text:p text:style-name="P854"><text:span text:style-name="T1">é</text:span>tant un enfant, il est petit (gentil - дружелюбный).</text:p>
            <text:p text:style-name="P854">J'aime lire, chaque magazine <text:span text:style-name="T1">é</text:span>tant int<text:span text:style-name="T1">é</text:span>ressant</text:p>
          </table:table-cell>
        </table:table-row>
        <table:table-row table:style-name="Таблица4.1">
          <table:table-cell table:style-name="Таблица4.A2" office:value-type="string">
            <text:p text:style-name="P854">faisant</text:p>
          </table:table-cell>
          <table:table-cell table:style-name="Таблица4.A2" office:value-type="string">
            <text:p text:style-name="P854">делая</text:p>
          </table:table-cell>
          <table:table-cell table:style-name="Таблица4.C2" office:value-type="string">
            <text:p text:style-name="P854">tu peux r<text:span text:style-name="T1">é</text:span>ussir (добиться успеха) en faisant un effort</text:p>
            <text:p text:style-name="P854">En faisant cela, ils nous ont vraiment aid<text:span text:style-name="T1">é</text:span>s.</text:p>
            <text:p text:style-name="P854">Elle est tomb<text:span text:style-name="T1">é</text:span>e en faisant ses exercices</text:p>
          </table:table-cell>
        </table:table-row>
        <table:table-row table:style-name="Таблица4.1">
          <table:table-cell table:style-name="Таблица4.A2" office:value-type="string">
            <text:p text:style-name="P854"/>
          </table:table-cell>
          <table:table-cell table:style-name="Таблица4.A2" office:value-type="string">
            <text:p text:style-name="P854"/>
          </table:table-cell>
          <table:table-cell table:style-name="Таблица4.C2" office:value-type="string">
            <text:p text:style-name="P854"/>
          </table:table-cell>
        </table:table-row>
      </table:table>
      <text:p text:style-name="P854"/>
      <text:p text:style-name="P841">Будущее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 table:style-name="Таблица19.1">
          <table:table-cell table:style-name="Таблица19.A1" office:value-type="string">
            <text:p text:style-name="P796"/>
          </table:table-cell>
          <table:table-cell table:style-name="Таблица19.A1" office:value-type="string">
            <text:p text:style-name="ubuntu_5f_mono_5f_8">будем иметь</text:p>
          </table:table-cell>
          <table:table-cell table:style-name="Таблица19.C1" office:value-type="string">
            <text:p text:style-name="ubuntu_5f_mono_5f_8"><text:span text:style-name="ubuntu_5f_mono_5f_8">nous l'aurons</text:span></text:p>
            <text:p text:style-name="ubuntu_5f_mono_5f_8"><text:span text:style-name="ubuntu_5f_mono_5f_8">j'aurai une tortue demain</text:span></text:p>
            <text:p text:style-name="ubuntu_5f_mono_5f_8"><text:span text:style-name="ubuntu_5f_mono_5f_8">Demain ils auront du poulet</text:span></text:p>
          </table:table-cell>
        </table:table-row>
        <table:table-row table:style-name="Таблица19.1">
          <table:table-cell table:style-name="Таблица19.A2" office:value-type="string">
            <text:p text:style-name="P796"/>
          </table:table-cell>
          <table:table-cell table:style-name="Таблица19.A2" office:value-type="string">
            <text:p text:style-name="ubuntu_5f_mono_5f_8"/>
          </table:table-cell>
          <table:table-cell table:style-name="Таблица19.C2" office:value-type="string">
            <text:p text:style-name="ubuntu_5f_mono_5f_8"><text:span text:style-name="ubuntu_5f_mono_5f_8">il ne le fera pas</text:span></text:p>
            <text:p text:style-name="ubuntu_5f_mono_5f_8"><text:span text:style-name="ubuntu_5f_mono_5f_8">Tu ne feras pas d'erreurs</text:span></text:p>
            <text:p text:style-name="ubuntu_5f_mono_5f_8"><text:span text:style-name="ubuntu_5f_mono_5f_8">Mon fils fera le travail</text:span></text:p>
          </table:table-cell>
        </table:table-row>
        <table:table-row table:style-name="Таблица19.1">
          <table:table-cell table:style-name="Таблица19.A2" office:value-type="string">
            <text:p text:style-name="P796"/>
          </table:table-cell>
          <table:table-cell table:style-name="Таблица19.A2" office:value-type="string">
            <text:p text:style-name="ubuntu_5f_mono_5f_8">смогут</text:p>
          </table:table-cell>
          <table:table-cell table:style-name="Таблица19.C2" office:value-type="string">
            <text:p text:style-name="ubuntu_5f_mono_5f_8"><text:span text:style-name="ubuntu_5f_mono_5f_8">ils pourront boire</text:span></text:p>
            <text:p text:style-name="ubuntu_5f_mono_5f_8"><text:span text:style-name="ubuntu_5f_mono_5f_8">Il pourra dormir chez moi</text:span></text:p>
            <text:p text:style-name="ubuntu_5f_mono_5f_8"><text:span text:style-name="ubuntu_5f_mono_5f_8">Tu porras m'écrire une lettre</text:span></text:p>
          </table:table-cell>
        </table:table-row>
        <table:table-row table:style-name="Таблица19.1">
          <table:table-cell table:style-name="Таблица19.A2" office:value-type="string">
            <text:p text:style-name="P796"/>
          </table:table-cell>
          <table:table-cell table:style-name="Таблица19.A2" office:value-type="string">
            <text:p text:style-name="ubuntu_5f_mono_5f_8"/>
          </table:table-cell>
          <table:table-cell table:style-name="Таблица19.C2" office:value-type="string">
            <text:p text:style-name="ubuntu_5f_mono_5f_8"><text:span text:style-name="ubuntu_5f_mono_5f_8">serez-vous ici demain? (вы будете здесь завтра)</text:span></text:p>
            <text:p text:style-name="ubuntu_5f_mono_5f_8"><text:span text:style-name="ubuntu_5f_mono_5f_8">Tu seras en France demain</text:span></text:p>
            <text:p text:style-name="ubuntu_5f_mono_5f_8"><text:span text:style-name="ubuntu_5f_mono_5f_8">Nous serons ensemble pour toujours (мы будем вместе навсегда)</text:span></text:p>
            <text:p text:style-name="ubuntu_5f_mono_5f_8"><text:span text:style-name="ubuntu_5f_mono_5f_8">Tu y seras à trois heures (ты там будешь в три часа)</text:span></text:p>
            <text:p text:style-name="ubuntu_5f_mono_5f_8"><text:span text:style-name="ubuntu_5f_mono_5f_8"><text:span text:style-name="T535">Vous y serez </text:span></text:span><text:span text:style-name="ubuntu_5f_mono_5f_8"><text:span text:style-name="T28">à</text:span></text:span><text:span text:style-name="ubuntu_5f_mono_5f_8"><text:span text:style-name="T281"> quatre heures</text:span></text:span></text:p>
          </table:table-cell>
        </table:table-row>
        <table:table-row table:style-name="Таблица19.1">
          <table:table-cell table:style-name="Таблица19.A2" office:value-type="string">
            <text:p text:style-name="P796"/>
          </table:table-cell>
          <table:table-cell table:style-name="Таблица19.A2" office:value-type="string">
            <text:p text:style-name="ubuntu_5f_mono_5f_8"/>
          </table:table-cell>
          <table:table-cell table:style-name="Таблица19.C2" office:value-type="string">
            <text:p text:style-name="ubuntu_5f_mono_5f_8"><text:span text:style-name="ubuntu_5f_mono_5f_8">il faudra voir le résultat (нужно будет увидеть результат)</text:span></text:p>
            <text:p text:style-name="ubuntu_5f_mono_5f_8"><text:span text:style-name="ubuntu_5f_mono_5f_8">Alors, il me faudra faire un choix (итак, мне нужно будет сделать выбор)</text:span></text:p>
            <text:p text:style-name="ubuntu_5f_mono_5f_8"><text:span text:style-name="ubuntu_5f_mono_5f_8">Ce mois-ci, il faudra faire attention (в этом месяце нужно будет быть осторожным)</text:span></text:p>
          </table:table-cell>
        </table:table-row>
        <table:table-row table:style-name="Таблица19.1">
          <table:table-cell table:style-name="Таблица19.A2" office:value-type="string">
            <text:p text:style-name="P796"/>
          </table:table-cell>
          <table:table-cell table:style-name="Таблица19.A2" office:value-type="string">
            <text:p text:style-name="ubuntu_5f_mono_5f_8"/>
          </table:table-cell>
          <table:table-cell table:style-name="Таблица19.C2" office:value-type="string">
            <text:p text:style-name="ubuntu_5f_mono_5f_8"><text:span text:style-name="ubuntu_5f_mono_5f_8"/></text:p>
          </table:table-cell>
        </table:table-row>
        <table:table-row table:style-name="Таблица19.1">
          <table:table-cell table:style-name="Таблица19.A2" office:value-type="string">
            <text:p text:style-name="P796"/>
          </table:table-cell>
          <table:table-cell table:style-name="Таблица19.A2" office:value-type="string">
            <text:p text:style-name="ubuntu_5f_mono_5f_8"/>
          </table:table-cell>
          <table:table-cell table:style-name="Таблица19.C2" office:value-type="string">
            <text:p text:style-name="ubuntu_5f_mono_5f_8"><text:span text:style-name="ubuntu_5f_mono_5f_8">j'aimerai la viande</text:span></text:p>
            <text:p text:style-name="ubuntu_5f_mono_5f_8"><text:span text:style-name="ubuntu_5f_mono_5f_8">je t'aimerai toujours</text:span></text:p>
            <text:p text:style-name="ubuntu_5f_mono_5f_8"><text:span text:style-name="ubuntu_5f_mono_5f_8">je pense que j'aimerai ses amis</text:span></text:p>
          </table:table-cell>
        </table:table-row>
        <table:table-row table:style-name="Таблица19.1">
          <table:table-cell table:style-name="Таблица19.A2" office:value-type="string">
            <text:p text:style-name="P796"/>
          </table:table-cell>
          <table:table-cell table:style-name="Таблица19.A2" office:value-type="string">
            <text:p text:style-name="ubuntu_5f_mono_5f_8">увидит</text:p>
          </table:table-cell>
          <table:table-cell table:style-name="Таблица19.C2" office:value-type="string">
            <text:p text:style-name="ubuntu_5f_mono_5f_8"><text:span text:style-name="ubuntu_5f_mono_5f_8"><text:span text:style-name="T536">il verra le r</text:span></text:span><text:span text:style-name="ubuntu_5f_mono_5f_8"><text:span text:style-name="T29">é</text:span></text:span><text:span text:style-name="ubuntu_5f_mono_5f_8"><text:span text:style-name="T282">sultat</text:span></text:span></text:p>
            <text:p text:style-name="ubuntu_5f_mono_5f_8"><text:span text:style-name="ubuntu_5f_mono_5f_8">bref, on verra bien (короче, посмотрим)</text:span></text:p>
            <text:p text:style-name="ubuntu_5f_mono_5f_8"><text:span text:style-name="ubuntu_5f_mono_5f_8"><text:span text:style-name="T282">tu verras bient</text:span></text:span><text:span text:style-name="ubuntu_5f_mono_5f_8"><text:span text:style-name="T295">ô</text:span></text:span><text:span text:style-name="ubuntu_5f_mono_5f_8"><text:span text:style-name="T282">t que j'ai raison</text:span></text:span><text:span text:style-name="ubuntu_5f_mono_5f_8"><text:span text:style-name="T283"> (ты скоро увидишь, что я прав)</text:span></text:span></text:p>
            <text:p text:style-name="ubuntu_5f_mono_5f_8"><text:span text:style-name="ubuntu_5f_mono_5f_8">Nous les verrons en novembre</text:span></text:p>
            <text:p text:style-name="ubuntu_5f_mono_5f_8"><text:span text:style-name="ubuntu_5f_mono_5f_8">Debout tu les verras mieux (стоя ты их лучше увидишь)</text:span></text:p>
            <text:p text:style-name="ubuntu_5f_mono_5f_8"><text:span text:style-name="ubuntu_5f_mono_5f_8"><text:span text:style-name="T284">Tu ne la verras pas </text:span></text:span><text:span text:style-name="ubuntu_5f_mono_5f_8"><text:span text:style-name="T30">à</text:span></text:span><text:span text:style-name="ubuntu_5f_mono_5f_8"><text:span text:style-name="T284"> moins qu'elle arrive maintenant (ты ее не увидишь, если только она не придёт сейчас)</text:span></text:span></text:p>
          </table:table-cell>
        </table:table-row>
        <table:table-row table:style-name="Таблица19.1">
          <table:table-cell table:style-name="Таблица19.A2" office:value-type="string">
            <text:p text:style-name="P796"/>
          </table:table-cell>
          <table:table-cell table:style-name="Таблица19.A2" office:value-type="string">
            <text:p text:style-name="ubuntu_5f_mono_5f_8"/>
          </table:table-cell>
          <table:table-cell table:style-name="Таблица19.C2" office:value-type="string">
            <text:p text:style-name="ubuntu_5f_mono_5f_8"><text:span text:style-name="ubuntu_5f_mono_5f_8">cela ne finira jamais</text:span></text:p>
            <text:p text:style-name="ubuntu_5f_mono_5f_8"><text:span text:style-name="ubuntu_5f_mono_5f_8">ce spectacle ne finira jamais</text:span></text:p>
            <text:p text:style-name="ubuntu_5f_mono_5f_8"><text:span text:style-name="ubuntu_5f_mono_5f_8">elles finiront de manger</text:span></text:p>
            <text:p text:style-name="ubuntu_5f_mono_5f_8"><text:span text:style-name="ubuntu_5f_mono_5f_8">nous finirons de manger</text:span></text:p>
          </table:table-cell>
        </table:table-row>
        <table:table-row table:style-name="Таблица19.1">
          <table:table-cell table:style-name="Таблица19.A2" office:value-type="string">
            <text:p text:style-name="P797"/>
          </table:table-cell>
          <table:table-cell table:style-name="Таблица19.A2" office:value-type="string">
            <text:p text:style-name="ubuntu_5f_mono_5f_8"/>
          </table:table-cell>
          <table:table-cell table:style-name="Таблица19.C2" office:value-type="string">
            <text:p text:style-name="ubuntu_5f_mono_5f_8"><text:span text:style-name="ubuntu_5f_mono_5f_8">oui ils iront au mexique</text:span></text:p>
            <text:p text:style-name="ubuntu_5f_mono_5f_8"><text:span text:style-name="ubuntu_5f_mono_5f_8">j'irai dormir</text:span></text:p>
            <text:p text:style-name="ubuntu_5f_mono_5f_8"><text:span text:style-name="ubuntu_5f_mono_5f_8">il ira seul (он пойдет один)</text:span></text:p>
          </table:table-cell>
        </table:table-row>
        <table:table-row table:style-name="Таблица19.1">
          <table:table-cell table:style-name="Таблица19.A2" office:value-type="string">
            <text:p text:style-name="P798"/>
          </table:table-cell>
          <table:table-cell table:style-name="Таблица19.A2" office:value-type="string">
            <text:p text:style-name="ubuntu_5f_mono_5f_8"/>
          </table:table-cell>
          <table:table-cell table:style-name="Таблица19.C2" office:value-type="string">
            <text:p text:style-name="ubuntu_5f_mono_5f_8"><text:span text:style-name="ubuntu_5f_mono_5f_8">vous devrez dormir cette nuit</text:span></text:p>
            <text:p text:style-name="ubuntu_5f_mono_5f_8"><text:span text:style-name="ubuntu_5f_mono_5f_8">ce garçon devra lire ce livre</text:span></text:p>
            <text:p text:style-name="ubuntu_5f_mono_5f_8"><text:span text:style-name="ubuntu_5f_mono_5f_8">Demain, le travail devra être prêt</text:span></text:p>
            <text:p text:style-name="ubuntu_5f_mono_5f_8"><text:span text:style-name="ubuntu_5f_mono_5f_8"><text:span text:style-name="T537">on devra partir bient</text:span></text:span><text:span text:style-name="ubuntu_5f_mono_5f_8"><text:span text:style-name="T296">ô</text:span></text:span><text:span text:style-name="ubuntu_5f_mono_5f_8"><text:span text:style-name="T284">t</text:span></text:span></text:p>
            <text:p text:style-name="ubuntu_5f_mono_5f_8"><text:span text:style-name="ubuntu_5f_mono_5f_8"><text:span text:style-name="T284">Ce jour-l</text:span></text:span><text:span text:style-name="ubuntu_5f_mono_5f_8"><text:span text:style-name="T30">à</text:span></text:span><text:span text:style-name="ubuntu_5f_mono_5f_8"><text:span text:style-name="T284">, nous devrons </text:span></text:span><text:span text:style-name="ubuntu_5f_mono_5f_8"><text:span text:style-name="T30">é</text:span></text:span><text:span text:style-name="ubuntu_5f_mono_5f_8"><text:span text:style-name="T284">crire sans stylo</text:span></text:span></text:p>
          </table:table-cell>
        </table:table-row>
        <table:table-row table:style-name="Таблица19.1">
          <table:table-cell table:style-name="Таблица19.A2" office:value-type="string">
            <text:p text:style-name="P798"/>
          </table:table-cell>
          <table:table-cell table:style-name="Таблица19.A2" office:value-type="string">
            <text:p text:style-name="ubuntu_5f_mono_5f_8"/>
          </table:table-cell>
          <table:table-cell table:style-name="Таблица19.C2" office:value-type="string">
            <text:p text:style-name="ubuntu_5f_mono_5f_8"/>
          </table:table-cell>
        </table:table-row>
      </table:table>
      <text:p text:style-name="P854"><text:span text:style-name="ubuntu_5f_mono_5f_8"><text:span text:style-name="T427"/></text:span></text:p>
      <text:p text:style-name="P854"><text:span text:style-name="ubuntu_5f_mono_5f_8"><text:span text:style-name="T427"/></text:span></text:p>
      <text:p text:style-name="P854"><text:span text:style-name="ubuntu_5f_mono_5f_8"><text:span text:style-name="T427"/></text:span></text:p>
      <text:p text:style-name="ubuntu_5f_mono_5f_9"/>
      <text:p text:style-name="P844"><text:span text:style-name="ubuntu_5f_mono_5f_8"><text:span text:style-name="T427">S</text:span></text:span><text:span text:style-name="ubuntu_5f_mono_5f_8"><text:span text:style-name="T429">ubjonctif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ubuntu_5f_mono_5f_8">Основа 3л.мн.ч.н.в. +</text:p>
            <text:p text:style-name="ubuntu_5f_mono_5f_8"/>
            <text:p text:style-name="ubuntu_5f_mono_5f_8">(ils parl-ent,</text:p>
            <text:p text:style-name="ubuntu_5f_mono_5f_8">ils finiss-ent,</text:p>
            <text:p text:style-name="ubuntu_5f_mono_5f_8">ils dis-ent)</text:p>
          </table:table-cell>
          <table:table-cell table:style-name="Таблица3.A1" office:value-type="string">
            <text:p text:style-name="ubuntu_5f_mono_5f_8">-e</text:p>
            <text:p text:style-name="ubuntu_5f_mono_5f_8">-es</text:p>
            <text:p text:style-name="ubuntu_5f_mono_5f_8">-e</text:p>
            <text:p text:style-name="ubuntu_5f_mono_5f_8">-ions</text:p>
            <text:p text:style-name="ubuntu_5f_mono_5f_8">-iez</text:p>
            <text:p text:style-name="ubuntu_5f_mono_5f_8">-ent</text:p>
          </table:table-cell>
          <table:table-cell table:style-name="Таблица3.C1" office:value-type="string">
            <text:p text:style-name="ubuntu_5f_mono_5f_8">que je dise</text:p>
            <text:p text:style-name="ubuntu_5f_mono_5f_8">que tu dises</text:p>
            <text:p text:style-name="ubuntu_5f_mono_5f_8">qu'il dise</text:p>
            <text:p text:style-name="ubuntu_5f_mono_5f_8">que ns disions</text:p>
            <text:p text:style-name="ubuntu_5f_mono_5f_8">que vs disiez</text:p>
            <text:p text:style-name="ubuntu_5f_mono_5f_8">qu'ils disent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acheter</text:p>
          </table:table-cell>
          <table:table-cell table:style-name="Таблица3.B18" office:value-type="string">
            <text:p text:style-name="ubuntu_5f_mono_5f_8"/>
          </table:table-cell>
          <table:table-cell table:style-name="Таблица3.C18" office:value-type="string">
            <text:p text:style-name="ubuntu_5f_mono_5f_8">Avant que ta m<text:span text:style-name="T1">è</text:span>re ach<text:span text:style-name="T1">è</text:span>te un ordinateur, tu lui as donn<text:span text:style-name="T1">é</text:span> ton avis (мнение)?</text:p>
            <text:p text:style-name="ubuntu_5f_mono_5f_8">Voici un peu d'argent pour que tu ach<text:span text:style-name="T1">è</text:span>tes du pain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aimer</text:p>
          </table:table-cell>
          <table:table-cell table:style-name="Таблица3.B18" office:value-type="string">
            <text:p text:style-name="ubuntu_5f_mono_5f_8"/>
          </table:table-cell>
          <table:table-cell table:style-name="Таблица3.C18" office:value-type="string">
            <text:p text:style-name="ubuntu_5f_mono_5f_8">Elle mange peu bien qu'elle aime cette recette (она ест немного, хотя ей нравится этот рецепт)</text:p>
            <text:p text:style-name="ubuntu_5f_mono_5f_8">il fait tout pour qu'elle l'aime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aller</text:p>
          </table:table-cell>
          <table:table-cell table:style-name="Таблица3.B18" office:value-type="string">
            <text:p text:style-name="ubuntu_5f_mono_5f_8">que j'aille</text:p>
            <text:p text:style-name="ubuntu_5f_mono_5f_8">que ns allions</text:p>
            <text:p text:style-name="ubuntu_5f_mono_5f_8">que vs alliez</text:p>
          </table:table-cell>
          <table:table-cell table:style-name="Таблица3.C18" office:value-type="string">
            <text:p text:style-name="ubuntu_5f_mono_5f_8"/>
          </table:table-cell>
        </table:table-row>
        <table:table-row table:style-name="Таблица3.1">
          <table:table-cell table:style-name="Таблица3.A18" office:value-type="string">
            <text:p text:style-name="ubuntu_5f_mono_5f_8">arriver</text:p>
          </table:table-cell>
          <table:table-cell table:style-name="Таблица3.B18" office:value-type="string">
            <text:p text:style-name="ubuntu_5f_mono_5f_8"/>
          </table:table-cell>
          <table:table-cell table:style-name="Таблица3.C18" office:value-type="string">
            <text:p text:style-name="ubuntu_5f_mono_5f_8">ul nous faut d<text:span text:style-name="T1">î</text:span>ner avant qu'elle arrive</text:p>
            <text:p text:style-name="ubuntu_5f_mono_5f_8">J'ai pu déjeuner avant que tu arrives</text:p>
            <text:p text:style-name="ubuntu_5f_mono_5f_8">Il va s'entraîner avant que l'été arrive (он будет тренироваться пока не наступит лето)</text:p>
            <text:p text:style-name="ubuntu_5f_mono_5f_8">Il faut finir ce travail avant qu'elle arrive</text:p>
          </table:table-cell>
        </table:table-row>
        <table:table-row table:style-name="Таблица3.1">
          <table:table-cell table:style-name="Таблица3.A6" office:value-type="string">
            <text:p text:style-name="ubuntu_5f_mono_5f_8">avoir</text:p>
          </table:table-cell>
          <table:table-cell table:style-name="Таблица3.B6" office:value-type="string">
            <text:p text:style-name="ubuntu_5f_mono_5f_8">j'aie, tu aies,</text:p>
            <text:p text:style-name="ubuntu_5f_mono_5f_8">il ait</text:p>
            <text:p text:style-name="ubuntu_5f_mono_5f_8">ns ayons</text:p>
            <text:p text:style-name="ubuntu_5f_mono_5f_8">vs ayez</text:p>
            <text:p text:style-name="ubuntu_5f_mono_5f_8">ils aient</text:p>
          </table:table-cell>
          <table:table-cell table:style-name="Таблица3.C6" office:value-type="string">
            <text:p text:style-name="ubuntu_5f_mono_5f_8">Elle est la seule qui <text:span text:style-name="T45">ait</text:span> une voiture</text:p>
            <text:p text:style-name="ubuntu_5f_mono_5f_8">Nous aimons qu'il ait une avocate</text:p>
            <text:p text:style-name="ubuntu_5f_mono_5f_8">Nous sommes heureux qu'il ait une avocate</text:p>
            <text:p text:style-name="ubuntu_5f_mono_5f_8">Nous sommes contents qu'il ait un avocat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devenir</text:p>
          </table:table-cell>
          <table:table-cell table:style-name="Таблица3.B18" office:value-type="string">
            <text:p text:style-name="ubuntu_5f_mono_5f_8"/>
          </table:table-cell>
          <table:table-cell table:style-name="Таблица3.C18" office:value-type="string">
            <text:p text:style-name="ubuntu_5f_mono_5f_8">il faut qu'ils deviennent s<text:span text:style-name="T1">é</text:span>rieux</text:p>
            <text:p text:style-name="ubuntu_5f_mono_5f_8">il est important <text:s/>qu'ils deviennent meilleurs (лучше)</text:p>
            <text:p text:style-name="ubuntu_5f_mono_5f_8">Il est important <text:s/>qu'ils deviennent des amis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dire</text:p>
          </table:table-cell>
          <table:table-cell table:style-name="Таблица3.B18" office:value-type="string">
            <text:p text:style-name="ubuntu_5f_mono_5f_8"/>
          </table:table-cell>
          <table:table-cell table:style-name="Таблица3.C18" office:value-type="string">
            <text:p text:style-name="ubuntu_5f_mono_5f_8">Il faut que nous vous disions la v<text:span text:style-name="T1">é</text:span>rit<text:span text:style-name="T1">é</text:span> (чтобы мы вам сказали правду)</text:p>
            <text:p text:style-name="ubuntu_5f_mono_5f_8">Qu'est-ce que vous voulez que je vous dise?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<text:span text:style-name="T1">é</text:span>couter</text:p>
          </table:table-cell>
          <table:table-cell table:style-name="Таблица3.B18" office:value-type="string">
            <text:p text:style-name="ubuntu_5f_mono_5f_8"/>
          </table:table-cell>
          <table:table-cell table:style-name="Таблица3.C18" office:value-type="string">
            <text:p text:style-name="ubuntu_5f_mono_5f_8">j'entends tout, bien que je n'écoute pas (я все слышу, хотя я не слушаю)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entrer</text:p>
          </table:table-cell>
          <table:table-cell table:style-name="Таблица3.B18" office:value-type="string">
            <text:p text:style-name="ubuntu_5f_mono_5f_8"/>
          </table:table-cell>
          <table:table-cell table:style-name="Таблица3.C18" office:value-type="string">
            <text:p text:style-name="ubuntu_5f_mono_5f_8">Tu entres et elle entre</text:p>
            <text:p text:style-name="ubuntu_5f_mono_5f_8">Il est nécessaire qu'il entre rapidement (Необходимо, чтобы он зашел быстро)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<text:span text:style-name="T1">ê</text:span>tre</text:p>
          </table:table-cell>
          <table:table-cell table:style-name="Таблица3.B18" office:value-type="string">
            <text:p text:style-name="ubuntu_5f_mono_5f_8">que je sois</text:p>
            <text:p text:style-name="ubuntu_5f_mono_5f_8">(sois, soit)</text:p>
            <text:p text:style-name="ubuntu_5f_mono_5f_8">que ns soyons</text:p>
            <text:p text:style-name="ubuntu_5f_mono_5f_8">que vs soyez</text:p>
          </table:table-cell>
          <table:table-cell table:style-name="Таблица3.C18" office:value-type="string">
            <text:p text:style-name="ubuntu_5f_mono_5f_8">Je veux qu'ils soient mes amis</text:p>
            <text:p text:style-name="ubuntu_5f_mono_5f_8">Qu'ils soient heureux me rend heureux (я счастлив что они счастливы)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faire</text:p>
          </table:table-cell>
          <table:table-cell table:style-name="Таблица3.B18" office:value-type="string">
            <text:p text:style-name="ubuntu_5f_mono_5f_8">que je fasse</text:p>
          </table:table-cell>
          <table:table-cell table:style-name="Таблица3.C18" office:value-type="string">
            <text:p text:style-name="ubuntu_5f_mono_5f_8">Pourquoi ne voulez-vous pas que je le fasse (чтобы я это сделал)</text:p>
            <text:p text:style-name="ubuntu_5f_mono_5f_8">Je ne suis pas sûre (я не уверена) qu'il fasse son travail</text:p>
            <text:p text:style-name="ubuntu_5f_mono_5f_8">il faut que vous me fassiez confiance (чтобы вы мне доверяли)</text:p>
          </table:table-cell>
        </table:table-row>
        <table:table-row table:style-name="Таблица3.1">
          <table:table-cell table:style-name="Таблица3.A13" office:value-type="string">
            <text:p text:style-name="ubuntu_5f_mono_5f_8">fermer</text:p>
          </table:table-cell>
          <table:table-cell table:style-name="Таблица3.B13" office:value-type="string">
            <text:p text:style-name="ubuntu_5f_mono_5f_8"/>
          </table:table-cell>
          <table:table-cell table:style-name="Таблица3.C13" office:value-type="string">
            <text:p text:style-name="ubuntu_5f_mono_5f_8">Maman veut que tu fermes la fenêtre</text:p>
            <text:p text:style-name="ubuntu_5f_mono_5f_8">Il faut qu'il ferme la porte des toilettes</text:p>
          </table:table-cell>
        </table:table-row>
        <table:table-row table:style-name="Таблица3.1">
          <table:table-cell table:style-name="Таблица3.A14" office:value-type="string">
            <text:p text:style-name="ubuntu_5f_mono_5f_8">pouvoir</text:p>
          </table:table-cell>
          <table:table-cell table:style-name="Таблица3.B14" office:value-type="string">
            <text:p text:style-name="ubuntu_5f_mono_5f_8">que je puisse</text:p>
          </table:table-cell>
          <table:table-cell table:style-name="Таблица3.C14" office:value-type="string">
            <text:p text:style-name="ubuntu_5f_mono_5f_8">il semble qu'elle ne puisse venir (похоже, что она не сможет прийти)</text:p>
            <text:p text:style-name="ubuntu_5f_mono_5f_8">Je doute qu'il puisse travailler avec cette chaleur (Я сомневаюсь, что он сможет работать в такой жаре)</text:p>
            <text:p text:style-name="ubuntu_5f_mono_5f_8">je ne peux pas croire qu'elles puissent aimer cette voiture (что им может нравиться эта машина)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r<text:span text:style-name="T1">é</text:span>agir</text:p>
          </table:table-cell>
          <table:table-cell table:style-name="Таблица3.B18" office:value-type="string">
            <text:p text:style-name="ubuntu_5f_mono_5f_8"/>
          </table:table-cell>
          <table:table-cell table:style-name="Таблица3.C18" office:value-type="string">
            <text:p text:style-name="ubuntu_5f_mono_5f_8">Aujourd'hui, il faut que je r<text:span text:style-name="T1">é</text:span>agisse (чтобы я реагировал) vraiment plus vite</text:p>
            <text:p text:style-name="ubuntu_5f_mono_5f_8">Nous ne voulons pas que tu r<text:span text:style-name="T1">é</text:span>agisses mal</text:p>
            <text:p text:style-name="ubuntu_5f_mono_5f_8">l'important est que nous r<text:span text:style-name="T1">é</text:span>agissions au bon moment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rechercher</text:p>
          </table:table-cell>
          <table:table-cell table:style-name="Таблица3.B18" office:value-type="string">
            <text:p text:style-name="ubuntu_5f_mono_5f_8"/>
          </table:table-cell>
          <table:table-cell table:style-name="Таблица3.C18" office:value-type="string">
            <text:p text:style-name="ubuntu_5f_mono_5f_8">Il faut que je recherche cela</text:p>
            <text:p text:style-name="ubuntu_5f_mono_5f_8">Il est important que tu recherches un emploi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refuser</text:p>
          </table:table-cell>
          <table:table-cell table:style-name="Таблица3.B18" office:value-type="string">
            <text:p text:style-name="ubuntu_5f_mono_5f_8"/>
          </table:table-cell>
          <table:table-cell table:style-name="Таблица3.C18" office:value-type="string">
            <text:p text:style-name="ubuntu_5f_mono_5f_8">Elle n'a qu'<text:span text:style-name="T1">à</text:span> refuser de r<text:span text:style-name="T1">é</text:span>pondre (ей нужно только отказаться отвечать)</text:p>
          </table:table-cell>
        </table:table-row>
        <table:table-row table:style-name="Таблица3.1">
          <table:table-cell table:style-name="Таблица3.A18" office:value-type="string">
            <text:p text:style-name="ubuntu_5f_mono_5f_8">rentrer</text:p>
          </table:table-cell>
          <table:table-cell table:style-name="Таблица3.B18" office:value-type="string">
            <text:p text:style-name="ubuntu_5f_mono_5f_8"/>
          </table:table-cell>
          <table:table-cell table:style-name="Таблица3.C18" office:value-type="string">
            <text:p text:style-name="ubuntu_5f_mono_5f_8">il nous faut le trouver avant qu'elle rentre</text:p>
          </table:table-cell>
        </table:table-row>
        <table:table-row table:style-name="Таблица3.1">
          <table:table-cell table:style-name="Таблица3.A21" office:value-type="string">
            <text:p text:style-name="ubuntu_5f_mono_5f_8">parler</text:p>
          </table:table-cell>
          <table:table-cell table:style-name="Таблица3.B21" office:value-type="string">
            <text:p text:style-name="ubuntu_5f_mono_5f_8"/>
          </table:table-cell>
          <table:table-cell table:style-name="Таблица3.C21" office:value-type="string">
            <text:p text:style-name="ubuntu_5f_mono_5f_8">C'est bien que tu parles enfin</text:p>
          </table:table-cell>
        </table:table-row>
        <table:table-row table:style-name="Таблица3.1">
          <table:table-cell table:style-name="Таблица3.A21" office:value-type="string">
            <text:p text:style-name="ubuntu_5f_mono_5f_8">porter</text:p>
          </table:table-cell>
          <table:table-cell table:style-name="Таблица3.B21" office:value-type="string">
            <text:p text:style-name="ubuntu_5f_mono_5f_8"/>
          </table:table-cell>
          <table:table-cell table:style-name="Таблица3.C21" office:value-type="string">
            <text:p text:style-name="ubuntu_5f_mono_5f_8">C'est un sac solide (прочная) pour qu'il porte ses livres (для того, чтобы он нёс свои книги)</text:p>
          </table:table-cell>
        </table:table-row>
        <table:table-row table:style-name="Таблица3.1">
          <table:table-cell table:style-name="Таблица3.A21" office:value-type="string">
            <text:p text:style-name="ubuntu_5f_mono_5f_8">pr<text:span text:style-name="T1">é</text:span>f<text:span text:style-name="T1">è</text:span>re<text:span text:style-name="T532">r</text:span></text:p>
          </table:table-cell>
          <table:table-cell table:style-name="Таблица3.B21" office:value-type="string">
            <text:p text:style-name="ubuntu_5f_mono_5f_8"/>
          </table:table-cell>
          <table:table-cell table:style-name="Таблица3.C21" office:value-type="string">
            <text:p text:style-name="ubuntu_5f_mono_5f_8">je bois du vin, bien qu'ici on préfère la bière (Я пью вино, хотя здесь предпочитают пиво)</text:p>
          </table:table-cell>
        </table:table-row>
        <table:table-row table:style-name="Таблица3.1">
          <table:table-cell table:style-name="Таблица3.A23" office:value-type="string">
            <text:p text:style-name="ubuntu_5f_mono_5f_8">vivre</text:p>
          </table:table-cell>
          <table:table-cell table:style-name="Таблица3.B23" office:value-type="string">
            <text:p text:style-name="ubuntu_5f_mono_5f_8"/>
          </table:table-cell>
          <table:table-cell table:style-name="Таблица3.C23" office:value-type="string">
            <text:p text:style-name="ubuntu_5f_mono_5f_8">c'est important qu'elle vive</text:p>
            <text:p text:style-name="ubuntu_5f_mono_5f_8">Il semble, qu'il vive en Angleterre</text:p>
            <text:p text:style-name="ubuntu_5f_mono_5f_8"/>
          </table:table-cell>
        </table:table-row>
        <text:soft-page-break/>
        <table:table-row table:style-name="Таблица3.1">
          <table:table-cell table:style-name="Таблица3.A23" office:value-type="string">
            <text:p text:style-name="ubuntu_5f_mono_5f_8">voir</text:p>
          </table:table-cell>
          <table:table-cell table:style-name="Таблица3.B23" office:value-type="string">
            <text:p text:style-name="ubuntu_5f_mono_5f_8">que je voie</text:p>
            <text:p text:style-name="ubuntu_5f_mono_5f_8">que ns voyions</text:p>
            <text:p text:style-name="ubuntu_5f_mono_5f_8">que vs voyez</text:p>
          </table:table-cell>
          <table:table-cell table:style-name="Таблица3.C23" office:value-type="string">
            <text:p text:style-name="ubuntu_5f_mono_5f_8">il faut qu'elle voie ta sœur (нужно, чтобы она увидела твою сестру)</text:p>
            <text:p text:style-name="ubuntu_5f_mono_5f_8">Il faut qu'ils voient ma sœur</text:p>
            <text:p text:style-name="ubuntu_5f_mono_5f_8">il faut qu'elles voient notre cousine</text:p>
            <text:p text:style-name="ubuntu_5f_mono_5f_8">Je ne suis pas sûre que vous voyiez les détails à distance (я не уверена, что вы видите детали на расстоянии)</text:p>
          </table:table-cell>
        </table:table-row>
        <table:table-row table:style-name="Таблица3.1">
          <table:table-cell table:style-name="Таблица3.A24" office:value-type="string">
            <text:p text:style-name="ubuntu_5f_mono_5f_8">voyager</text:p>
          </table:table-cell>
          <table:table-cell table:style-name="Таблица3.B24" office:value-type="string">
            <text:p text:style-name="ubuntu_5f_mono_5f_8"/>
          </table:table-cell>
          <table:table-cell table:style-name="Таблица3.C24" office:value-type="string">
            <text:p text:style-name="ubuntu_5f_mono_5f_8">Il faut qu'il voyage en Amérique</text:p>
            <text:p text:style-name="ubuntu_5f_mono_5f_8">Il est important qu'elle voyage plus</text:p>
            <text:p text:style-name="ubuntu_5f_mono_5f_8">Je suis heureux que vous voyagiez en cette saison</text:p>
            <text:p text:style-name="ubuntu_5f_mono_5f_8"><text:span text:style-name="T533">bien que n</text:span><text:span text:style-name="T534">o</text:span><text:span text:style-name="T533">us voyagions souvent, nous aimons ê</text:span><text:span text:style-name="T534">tre chez nous (хотя мы часто путешествуем, нам нравится быть дома)</text:span></text:p>
          </table:table-cell>
        </table:table-row>
      </table:table>
      <text:p text:style-name="P793"><text:span text:style-name="ubuntu_5f_mono_5f_8"/></text:p>
      <text:p text:style-name="P862"/>
      <text:p text:style-name="P844"><text:span text:style-name="ubuntu_5f_mono_5f_8"><text:span text:style-name="T43">imperatif</text:span></text:span><text:span text:style-name="ubuntu_5f_mono_5f_8"><text:span text:style-name="T44"> (приказы)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54"><text:span text:style-name="ubuntu_5f_mono_5f_8"><text:span text:style-name="T159">Arrêtez!</text:span></text:span></text:p>
          </table:table-cell>
          <table:table-cell table:style-name="Таблица1.A1" office:value-type="string">
            <text:p text:style-name="P854"><text:span text:style-name="ubuntu_5f_mono_5f_8"><text:span text:style-name="T159"/></text:span></text:p>
          </table:table-cell>
          <table:table-cell table:style-name="Таблица1.C1" office:value-type="string">
            <text:p text:style-name="P854"><text:span text:style-name="ubuntu_5f_mono_5f_8"><text:span text:style-name="T159">Arrête de pleurer! (прекрати плакать)</text:span></text:span></text:p>
            <text:p text:style-name="P854"><text:span text:style-name="ubuntu_5f_mono_5f_8"><text:span text:style-name="T524">Arr</text:span></text:span><text:span text:style-name="ubuntu_5f_mono_5f_8"><text:span text:style-name="T530">ê</text:span></text:span><text:span text:style-name="ubuntu_5f_mono_5f_8"><text:span text:style-name="T524">te la voiture ici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54"><text:span text:style-name="ubuntu_5f_mono_5f_8"><text:span text:style-name="T525">avancer</text:span></text:span></text:p>
          </table:table-cell>
          <table:table-cell table:style-name="Таблица1.A2" office:value-type="string">
            <text:p text:style-name="P854"><text:span text:style-name="ubuntu_5f_mono_5f_8"><text:span text:style-name="T159"/></text:span></text:p>
          </table:table-cell>
          <table:table-cell table:style-name="Таблица1.C2" office:value-type="string">
            <text:p text:style-name="P854"><text:span text:style-name="ubuntu_5f_mono_5f_8"><text:span text:style-name="T159">avancez le feu est vert (идите вперед, свет зеленый)</text:span></text:span></text:p>
            <text:p text:style-name="P854"><text:span text:style-name="ubuntu_5f_mono_5f_8"><text:span text:style-name="T524">avance de deux pas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54"><text:span text:style-name="ubuntu_5f_mono_5f_8"><text:span text:style-name="T525">boire</text:span></text:span></text:p>
          </table:table-cell>
          <table:table-cell table:style-name="Таблица1.A2" office:value-type="string">
            <text:p text:style-name="P854"><text:span text:style-name="ubuntu_5f_mono_5f_8"><text:span text:style-name="T159"/></text:span></text:p>
          </table:table-cell>
          <table:table-cell table:style-name="Таблица1.C2" office:value-type="string">
            <text:p text:style-name="P854"><text:span text:style-name="ubuntu_5f_mono_5f_8"><text:span text:style-name="T159">ne bois pas d'alcool</text:span></text:span></text:p>
            <text:p text:style-name="P854"><text:span text:style-name="ubuntu_5f_mono_5f_8"><text:span text:style-name="T159">buvez du vin rouge</text:span></text:span></text:p>
            <text:p text:style-name="P854"><text:span text:style-name="ubuntu_5f_mono_5f_8"><text:span text:style-name="T526">ne buvez pas d'huile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54"><text:span text:style-name="ubuntu_5f_mono_5f_8"><text:span text:style-name="T525">courir</text:span></text:span></text:p>
          </table:table-cell>
          <table:table-cell table:style-name="Таблица1.A2" office:value-type="string">
            <text:p text:style-name="P854"><text:span text:style-name="ubuntu_5f_mono_5f_8"><text:span text:style-name="T159"/></text:span></text:p>
          </table:table-cell>
          <table:table-cell table:style-name="Таблица1.C2" office:value-type="string">
            <text:p text:style-name="P854"><text:span text:style-name="ubuntu_5f_mono_5f_8"><text:span text:style-name="T159">courrez aussi vite que possible!</text:span></text:span></text:p>
            <text:p text:style-name="P854"><text:span text:style-name="ubuntu_5f_mono_5f_8"><text:span text:style-name="T159">Cours, tu es en retard</text:span></text:span></text:p>
            <text:p text:style-name="P854"><text:span text:style-name="ubuntu_5f_mono_5f_8"><text:span text:style-name="T526">Cours chez tes parents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52">dire</text:p>
          </table:table-cell>
          <table:table-cell table:style-name="Таблица1.A2" office:value-type="string">
            <text:p text:style-name="P854"/>
          </table:table-cell>
          <table:table-cell table:style-name="Таблица1.C2" office:value-type="string">
            <text:p text:style-name="P852">dis toujours la v<text:span text:style-name="T1">é</text:span><text:span text:style-name="T159">rit</text:span><text:span text:style-name="T1">é</text:span></text:p>
            <text:p text:style-name="P852"><text:span text:style-name="T159">dis-moi, es-tu amoureux?</text:span></text:p>
            <text:p text:style-name="P852"><text:span text:style-name="T159">ditez-moi quand commencer!</text:span></text:p>
          </table:table-cell>
        </table:table-row>
        <table:table-row table:style-name="Таблица1.1">
          <table:table-cell table:style-name="Таблица1.A2" office:value-type="string">
            <text:p text:style-name="P852">donner</text:p>
          </table:table-cell>
          <table:table-cell table:style-name="Таблица1.A2" office:value-type="string">
            <text:p text:style-name="P854"/>
          </table:table-cell>
          <table:table-cell table:style-name="Таблица1.C2" office:value-type="string">
            <text:p text:style-name="P852">donnez le stylo</text:p>
            <text:p text:style-name="P852">donne-moi ce papier</text:p>
          </table:table-cell>
        </table:table-row>
        <table:table-row table:style-name="Таблица1.1">
          <table:table-cell table:style-name="Таблица1.A2" office:value-type="string">
            <text:p text:style-name="P854"><text:span text:style-name="ubuntu_5f_mono_5f_8"><text:span text:style-name="T531">é</text:span></text:span><text:span text:style-name="ubuntu_5f_mono_5f_8"><text:span text:style-name="T525">couter</text:span></text:span></text:p>
          </table:table-cell>
          <table:table-cell table:style-name="Таблица1.A2" office:value-type="string">
            <text:p text:style-name="P854"><text:span text:style-name="ubuntu_5f_mono_5f_8"><text:span text:style-name="T159"/></text:span></text:p>
          </table:table-cell>
          <table:table-cell table:style-name="Таблица1.C2" office:value-type="string">
            <text:p text:style-name="P854"><text:span text:style-name="ubuntu_5f_mono_5f_8"><text:span text:style-name="T159">écoute, mon ami</text:span></text:span></text:p>
            <text:p text:style-name="P854"><text:span text:style-name="ubuntu_5f_mono_5f_8"><text:span text:style-name="T159">N'écoute pas ce soldat</text:span></text:span></text:p>
            <text:p text:style-name="P854"><text:span text:style-name="ubuntu_5f_mono_5f_8"><text:span text:style-name="T159">N'écoute pas la télévision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52"><text:span text:style-name="T1">é</text:span><text:span text:style-name="T159">crire</text:span></text:p>
          </table:table-cell>
          <table:table-cell table:style-name="Таблица1.A2" office:value-type="string">
            <text:p text:style-name="P854"/>
          </table:table-cell>
          <table:table-cell table:style-name="Таблица1.C2" office:value-type="string">
            <text:p text:style-name="P852"><text:span text:style-name="T1">é</text:span><text:span text:style-name="T159">cris!</text:span></text:p>
            <text:p text:style-name="P852"><text:span text:style-name="T1">é</text:span><text:span text:style-name="T159">crivez la question</text:span></text:p>
          </table:table-cell>
        </table:table-row>
        <table:table-row table:style-name="Таблица1.1">
          <table:table-cell table:style-name="Таблица1.A2" office:value-type="string">
            <text:p text:style-name="P854"><text:span text:style-name="ubuntu_5f_mono_5f_8"><text:span text:style-name="T159">être</text:span></text:span></text:p>
          </table:table-cell>
          <table:table-cell table:style-name="Таблица1.A2" office:value-type="string">
            <text:p text:style-name="P854"><text:span text:style-name="ubuntu_5f_mono_5f_8"><text:span text:style-name="T159"/></text:span></text:p>
          </table:table-cell>
          <table:table-cell table:style-name="Таблица1.C2" office:value-type="string">
            <text:p text:style-name="P854"><text:span text:style-name="ubuntu_5f_mono_5f_8"><text:span text:style-name="T159">Soyons forts</text:span></text:span></text:p>
            <text:p text:style-name="P854"><text:span text:style-name="ubuntu_5f_mono_5f_8"><text:span text:style-name="T159">Soyons sérieux</text:span></text:span></text:p>
            <text:p text:style-name="P854"><text:span text:style-name="ubuntu_5f_mono_5f_8"><text:span text:style-name="T524">soyez heureux pour toujours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53">excuser</text:p>
          </table:table-cell>
          <table:table-cell table:style-name="Таблица1.A2" office:value-type="string">
            <text:p text:style-name="P854"/>
          </table:table-cell>
          <table:table-cell table:style-name="Таблица1.C2" office:value-type="string">
            <text:p text:style-name="P853">excusez-moi, madame!</text:p>
          </table:table-cell>
        </table:table-row>
        <table:table-row table:style-name="Таблица1.1">
          <table:table-cell table:style-name="Таблица1.A2" office:value-type="string">
            <text:p text:style-name="P854"><text:span text:style-name="ubuntu_5f_mono_5f_8"><text:span text:style-name="T525">jouer</text:span></text:span></text:p>
          </table:table-cell>
          <table:table-cell table:style-name="Таблица1.A2" office:value-type="string">
            <text:p text:style-name="P854"><text:span text:style-name="ubuntu_5f_mono_5f_8"><text:span text:style-name="T159"/></text:span></text:p>
          </table:table-cell>
          <table:table-cell table:style-name="Таблица1.C2" office:value-type="string">
            <text:p text:style-name="P854"><text:span text:style-name="ubuntu_5f_mono_5f_8"><text:span text:style-name="T525">jouons aux cartes</text:span></text:span></text:p>
            <text:p text:style-name="P854"><text:span text:style-name="ubuntu_5f_mono_5f_8"><text:span text:style-name="T525">ne joue pas avec ses sentiments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53">lire</text:p>
          </table:table-cell>
          <table:table-cell table:style-name="Таблица1.A2" office:value-type="string">
            <text:p text:style-name="P854"/>
          </table:table-cell>
          <table:table-cell table:style-name="Таблица1.C2" office:value-type="string">
            <text:p text:style-name="P853">ne lisez pas cette note</text:p>
            <text:p text:style-name="P853">lis ce livre</text:p>
          </table:table-cell>
        </table:table-row>
        <table:table-row table:style-name="Таблица1.1">
          <table:table-cell table:style-name="Таблица1.A2" office:value-type="string">
            <text:p text:style-name="P854"><text:span text:style-name="ubuntu_5f_mono_5f_8"><text:span text:style-name="T525">manger</text:span></text:span></text:p>
          </table:table-cell>
          <table:table-cell table:style-name="Таблица1.A2" office:value-type="string">
            <text:p text:style-name="P854"><text:span text:style-name="ubuntu_5f_mono_5f_8"><text:span text:style-name="T159"/></text:span></text:p>
          </table:table-cell>
          <table:table-cell table:style-name="Таблица1.C2" office:value-type="string">
            <text:p text:style-name="P854"><text:span text:style-name="ubuntu_5f_mono_5f_8"><text:span text:style-name="T159">ne mange pas trop</text:span></text:span></text:p>
            <text:p text:style-name="P854"><text:span text:style-name="ubuntu_5f_mono_5f_8"><text:span text:style-name="T526">Mangez du fromage quand vous voulez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54"><text:span text:style-name="ubuntu_5f_mono_5f_8"><text:span text:style-name="T525">parler</text:span></text:span></text:p>
          </table:table-cell>
          <table:table-cell table:style-name="Таблица1.A2" office:value-type="string">
            <text:p text:style-name="P854"><text:span text:style-name="ubuntu_5f_mono_5f_8"><text:span text:style-name="T159"/></text:span></text:p>
          </table:table-cell>
          <table:table-cell table:style-name="Таблица1.C2" office:value-type="string">
            <text:p text:style-name="P854"><text:span text:style-name="ubuntu_5f_mono_5f_8"><text:span text:style-name="T525">parlez por vous</text:span></text:span></text:p>
            <text:p text:style-name="P854"><text:span text:style-name="ubuntu_5f_mono_5f_8"><text:span text:style-name="T525">parlons franchement! (говорим честно)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54"><text:span text:style-name="ubuntu_5f_mono_5f_8"><text:span text:style-name="T527">prendre</text:span></text:span></text:p>
          </table:table-cell>
          <table:table-cell table:style-name="Таблица1.A2" office:value-type="string">
            <text:p text:style-name="P854"><text:span text:style-name="ubuntu_5f_mono_5f_8"><text:span text:style-name="T527">брать, принимать</text:span></text:span></text:p>
          </table:table-cell>
          <table:table-cell table:style-name="Таблица1.C2" office:value-type="string">
            <text:p text:style-name="P854"><text:span text:style-name="ubuntu_5f_mono_5f_8"><text:span text:style-name="T527">prenez votre temps (не торопитесь)</text:span></text:span></text:p>
            <text:p text:style-name="P854"><text:span text:style-name="ubuntu_5f_mono_5f_8"><text:span text:style-name="T527">prenez la route a droite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54"><text:span text:style-name="ubuntu_5f_mono_5f_8"><text:span text:style-name="T527">se taire</text:span></text:span></text:p>
          </table:table-cell>
          <table:table-cell table:style-name="Таблица1.A2" office:value-type="string">
            <text:p text:style-name="P854"><text:span text:style-name="ubuntu_5f_mono_5f_8"><text:span text:style-name="T527">молчать</text:span></text:span></text:p>
          </table:table-cell>
          <table:table-cell table:style-name="Таблица1.C2" office:value-type="string">
            <text:p text:style-name="P854"><text:span text:style-name="ubuntu_5f_mono_5f_8"><text:span text:style-name="T527">tais-toi</text:span></text:span><text:span text:style-name="ubuntu_5f_mono_5f_8"><text:span text:style-name="T528"> (молчи)</text:span></text:span><text:span text:style-name="ubuntu_5f_mono_5f_8"><text:span text:style-name="T527"> pendant que nous mangeons</text:span></text:span></text:p>
            <text:p text:style-name="P854"><text:span text:style-name="ubuntu_5f_mono_5f_8"><text:span text:style-name="T527">taisez-vous pour une minute de silence (</text:span></text:span><text:span text:style-name="ubuntu_5f_mono_5f_8"><text:span text:style-name="T528">минута молчания</text:span></text:span><text:span text:style-name="ubuntu_5f_mono_5f_8"><text:span text:style-name="T527">)</text:span></text:span></text:p>
          </table:table-cell>
        </table:table-row>
        <table:table-row table:style-name="Таблица1.1">
          <table:table-cell table:style-name="Таблица1.A2" office:value-type="string">
            <text:p text:style-name="P854"><text:span text:style-name="ubuntu_5f_mono_5f_8"><text:span text:style-name="T159"/></text:span></text:p>
          </table:table-cell>
          <table:table-cell table:style-name="Таблица1.A2" office:value-type="string">
            <text:p text:style-name="P854"><text:span text:style-name="ubuntu_5f_mono_5f_8"><text:span text:style-name="T159"/></text:span></text:p>
          </table:table-cell>
          <table:table-cell table:style-name="Таблица1.C2" office:value-type="string">
            <text:p text:style-name="P854"><text:span text:style-name="ubuntu_5f_mono_5f_8"><text:span text:style-name="T159"/></text:span></text:p>
          </table:table-cell>
        </table:table-row>
      </table:table>
      <text:p text:style-name="P793"><text:span text:style-name="ubuntu_5f_mono_5f_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2" svg:font-family="'Ubuntu Mono'"/>
    <style:font-face style:name="Liberation Serif1" svg:font-family="'Liberation Serif'" style:font-family-generic="roman"/>
    <style:font-face style:name="Liberation Serif2" svg:font-family="'Liberation Serif'" style:font-adornments="Жирный курсив" style:font-family-generic="roman"/>
    <style:font-face style:name="Ubuntu Mono1" svg:font-family="'Ubuntu Mono'" style:font-pitch="fixed"/>
    <style:font-face style:name="Ubuntu Mono" svg:font-family="'Ubuntu Mono'" style:font-adornments="Жирный курсив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loext:contextual-spacing="false" fo:line-height="115%" fo:text-indent="0.199cm" style:auto-text-indent="false"/>
      <style:text-properties fo:font-size="10pt"/>
    </style:style>
    <style:style style:name="Heading" style:family="paragraph" style:parent-style-name="Standard" style:next-style-name="Text_20_body" style:class="text" style:master-page-name="">
      <style:paragraph-properties fo:margin-top="0.101cm" fo:margin-bottom="0.101cm" loext:contextual-spacing="false" fo:text-align="center" style:justify-single-word="false" style:page-number="auto" fo:keep-with-next="always"/>
      <style:text-properties style:font-name="Liberation Sans" fo:font-family="'Liberation Sans'" style:font-family-generic="swiss" style:font-pitch="variable" fo:font-size="1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_5f_text_5f_8" style:display-name="fr_text_8" style:family="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Purisa" fo:font-family="Purisa" style:font-pitch="variable" fo:font-size="8pt" fo:font-weight="bold" officeooo:rsid="0032a763" style:font-size-asian="8pt" style:font-weight-asian="bold" style:font-size-complex="8pt" style:font-weight-complex="bold"/>
    </style:style>
    <style:style style:name="tab_5f_text" style:display-name="tab_text" style:family="paragraph" style:parent-style-name="Table_20_Contents">
      <style:paragraph-properties fo:margin-left="0cm" fo:margin-right="0cm" fo:margin-top="0cm" fo:margin-bottom="0cm" loext:contextual-spacing="false" fo:line-height="115%" fo:text-indent="0cm" style:auto-text-indent="false"/>
      <style:text-properties fo:font-size="9pt" fo:font-style="italic" style:font-style-asian="italic" style:font-style-complex="italic"/>
    </style:style>
    <style:style style:name="lib_5f_serif_5f_10" style:display-name="lib_serif_10" style:family="paragraph" style:parent-style-name="Standard" style:master-page-name="">
      <style:paragraph-properties fo:margin-top="0cm" fo:margin-bottom="0cm" loext:contextual-spacing="false" style:page-number="auto"/>
      <style:text-properties officeooo:rsid="0012a307"/>
    </style:style>
    <style:style style:name="head_5f_11_5f_ubuntu" style:display-name="head_11_ubuntu" style:family="paragraph" style:parent-style-name="lib_5f_serif_5f_10" style:next-style-name="fr_5f_text_5f_8">
      <style:paragraph-properties fo:text-align="center" style:justify-single-word="false"/>
      <style:text-properties style:font-name="Ubuntu Mono" fo:font-family="'Ubuntu Mono'" style:font-style-name="Жирный курсив" style:font-pitch="fixe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buntu_5f_mono_5f_10" style:display-name="ubuntu_mono_10" style:family="paragraph" style:parent-style-name="Table_20_Contents">
      <style:paragraph-properties fo:margin-left="0cm" fo:margin-right="0cm" fo:margin-top="0cm" fo:margin-bottom="0cm" loext:contextual-spacing="false" fo:text-indent="0.101cm" style:auto-text-indent="false"/>
      <style:text-properties style:font-name="Ubuntu Mono1" fo:font-family="'Ubuntu Mono'" style:font-pitch="fixed" fo:font-size="10pt" officeooo:rsid="001a1b91" style:font-size-asian="10pt" style:font-size-complex="10pt"/>
    </style:style>
    <style:style style:name="ubuntu_5f_mono_5f_9" style:display-name="ubuntu_mono_9" style:family="paragraph" style:parent-style-name="ubuntu_5f_mono_5f_10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urisa_5f_7" style:display-name="purisa_7" style:family="paragraph" style:parent-style-name="fr_5f_text_5f_8"/>
    <style:style style:name="ubuntu_5f_mono_5f_10_5f_BI" style:display-name="ubuntu_mono_10_BI" style:family="paragraph" style:parent-style-name="ubuntu_5f_mono_5f_9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_5f_11_5f_lib_5f_serif" style:display-name="head_11_lib_serif" style:family="paragraph" style:parent-style-name="Heading_20_6" style:default-outline-level="" style:list-style-name="" style:class="chapter" style:master-page-name="">
      <style:paragraph-properties fo:text-align="center" style:justify-single-word="false" style:page-number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ubuntu_5f_mono_5f_8" style:display-name="ubuntu_mono_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Ubuntu Mono1" fo:font-family="'Ubuntu Mono'" style:font-pitch="fixed" fo:font-size="8pt" officeooo:rsid="0038b2e3" style:font-size-asian="8pt" style:font-size-complex="8pt"/>
    </style:style>
    <style:style style:name="ubuntu_5f_mono_5f_7" style:display-name="ubuntu_mono_7" style:family="paragraph" style:parent-style-name="ubuntu_5f_mono_5f_8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head11_5f_ubuntu" style:display-name="head11_ubuntu" style:family="paragraph" style:parent-style-name="head_5f_11_5f_lib_5f_serif">
      <style:text-properties style:font-name="Ubuntu Mono" fo:font-family="'Ubuntu Mono'" style:font-style-name="Жирный курсив" style:font-pitch="fixed"/>
    </style:style>
    <style:style style:name="Emphasis" style:family="text">
      <style:text-properties fo:font-style="italic" style:font-style-asian="italic" style:font-style-complex="italic"/>
    </style:style>
    <style:style style:name="fr_5f_odjet" style:display-name="fr_odjet" style:family="text">
      <style:text-properties style:font-name="Purisa" fo:font-family="Purisa" style:font-pitch="variable" fo:font-size="10pt" style:text-underline-style="dash" style:text-underline-width="auto" style:text-underline-color="#127622" fo:font-weight="bold" officeooo:rsid="001b6e67" style:font-weight-asian="bold" style:font-weight-complex="bold"/>
    </style:style>
    <style:style style:name="fr_5f_verbe" style:display-name="fr_verbe" style:family="text">
      <style:text-properties style:font-name="Purisa" fo:font-family="Purisa" style:font-pitch="variable" fo:font-size="10pt" style:text-underline-style="solid" style:text-underline-type="double" style:text-underline-width="auto" style:text-underline-color="#127622" fo:font-weight="bold" officeooo:rsid="001b6e67" style:font-weight-asian="bold" style:font-weight-complex="bold"/>
    </style:style>
    <style:style style:name="fr_5f_subjet" style:display-name="fr_subjet" style:family="text">
      <style:text-properties style:font-name="Purisa" fo:font-family="Purisa" style:font-pitch="variable" fo:font-size="10pt" style:text-underline-style="solid" style:text-underline-width="auto" style:text-underline-color="#127622" fo:font-weight="bold" officeooo:rsid="001b6e67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_5f_text_5f_8" style:display-name="fr_text_8" style:family="text">
      <style:text-properties style:font-name="Purisa" fo:font-family="Purisa" style:font-pitch="variable" fo:font-size="8pt" fo:font-weight="bold" officeooo:rsid="0032a763" style:font-size-asian="8pt" style:font-weight-asian="bold" style:font-size-complex="8pt" style:font-weight-complex="bold"/>
    </style:style>
    <style:style style:name="ubuntu_5f_mono_5f_9" style:display-name="ubuntu_mono_9" style:family="text">
      <style:text-properties style:font-name="Ubuntu Mono1" fo:font-family="'Ubuntu Mono'" style:font-pitch="fixed" fo:font-size="9pt" officeooo:rsid="001a1b91" style:font-size-asian="9pt" style:font-size-complex="9pt"/>
    </style:style>
    <style:style style:name="purisa_5f_7" style:display-name="purisa_7" style:family="text" style:parent-style-name="fr_5f_text_5f_8">
      <style:text-properties style:font-name="Purisa" fo:font-family="Purisa" style:font-pitch="variable" fo:font-size="7pt" fo:font-weight="bold" officeooo:rsid="0032a763" style:font-size-asian="7pt" style:font-weight-asian="bold" style:font-size-complex="7pt" style:font-weight-complex="bold"/>
    </style:style>
    <style:style style:name="ubuntu_5f_mono_5f_8" style:display-name="ubuntu_mono_8" style:family="text">
      <style:text-properties style:font-name="Ubuntu Mono1" fo:font-family="'Ubuntu Mono'" style:font-pitch="fixed" fo:font-size="8pt" officeooo:rsid="001a1b91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7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07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07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5T00:53:17.632575202</meta:creation-date>
    <meta:generator>LibreOffice/6.4.7.2$Linux_X86_64 LibreOffice_project/40$Build-2</meta:generator>
    <dc:date>2024-04-03T13:27:53.910004228</dc:date>
    <meta:editing-duration>P3DT21H44M34S</meta:editing-duration>
    <meta:editing-cycles>544</meta:editing-cycles>
    <meta:print-date>2023-11-05T18:12:00.128630075</meta:print-date>
    <meta:document-statistic meta:table-count="36" meta:image-count="0" meta:object-count="0" meta:page-count="33" meta:paragraph-count="3541" meta:word-count="10952" meta:character-count="62729" meta:non-whitespace-character-count="55210"/>
  </office:meta>
</office:document-meta>
</file>